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7</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At Caurus Directory Russia Army Shellle Topoli, Fholiva, Yard, Masutiva, Buynsk, ...</text:span>
</text:h>
      <text:p text:style-name="P4">
Authors: liveuamap (Language: en)</text:p>
      <text:p text:style-name="P4">
Time: 2023-04-06T-52:48:00</text:p>
      <text:p text:style-name="P4">
Location: Svatove (Latitude:49.46612 Longtitude:37.9073)</text:p>
      <text:p text:style-name="P4">
Videos: []</text:p>
      <text:p text:style-name="P4">
Images: []</text:p>
      <text:p text:style-name="P4">
Tags: ["Russia"]</text:p>
      <text:p text:style-name="P4">
Id: 22554109</text:p>
      <!--METADATA-->
      <text:p text:style-name="P4">
At Kupiansk direction Russian army shelled Topoli, Fyholivka, Dvorichna,Masutivka, Kupyansk, Kucherivka, Krokhmalne, Berestove of Kharkiv region andNovoselivske and Stelmakhivka of Luhansk region, - General Staff of ArmedForces of Ukraine says in the morning report</text:p>
      <text:p text:style-name="P4">
News Collection Link: <text:a xlink:type="simple" xlink:href="https://liveuamap.com/en/2023/6-april-at-kupiansk-direction-russian-army-shelled-topoli" text:style-name="Internet_20_link" text:visited-style-name="Visited_20_Internet_20_Link">
https://liveuamap.com/en/2023/6-april-at-kupiansk-direction-russian-army-shelled-topoli</text:a>
</text:p>
      <text:p text:style-name="P4">
News Source: <text:a xlink:type="simple" xlink:href="https://t.me/lumsrc/4423" text:style-name="Internet_20_link" text:visited-style-name="Visited_20_Internet_20_Link">
https://t.me/lumsrc/4423</text:a>
</text:p>
      <!--NEWS-->
      <text:h text:style-name="P10" text:outline-level="1">
<text:span text:style-name="T4">
At Lyman direction Russian army shelled Makiyivka, Nevske, Bilohorivka of Luhansk region and ...</text:span>
</text:h>
      <text:p text:style-name="P4">
Authors: liveuamap (Language: en)</text:p>
      <text:p text:style-name="P4">
Time: 2023-04-06T-54:48:00</text:p>
      <text:p text:style-name="P4">
Location: Donetsk (Latitude:48.74747 Longtitude:38.08411)</text:p>
      <text:p text:style-name="P4">
Videos: []</text:p>
      <text:p text:style-name="P4">
Images: []</text:p>
      <text:p text:style-name="P4">
Tags: ["Russia"]</text:p>
      <text:p text:style-name="P4">
Id: 22554108</text:p>
      <!--METADATA-->
      <text:p text:style-name="P4">
At Lyman direction Russian army shelled Makiyivka, Nevske, Bilohorivka ofLuhansk region and Terny, Zarichne, Torske, Spirne and Rozdolivka of Donetskregion, - General Staff of Armed Forces of Ukraine says in the morning report</text:p>
      <text:p text:style-name="P4">
News Collection Link: <text:a xlink:type="simple" xlink:href="https://liveuamap.com/en/2023/6-april-at-lyman-direction-russian-army-shelled-makiyivka" text:style-name="Internet_20_link" text:visited-style-name="Visited_20_Internet_20_Link">
https://liveuamap.com/en/2023/6-april-at-lyman-direction-russian-army-shelled-makiyivka</text:a>
</text:p>
      <text:p text:style-name="P4">
News Source: <text:a xlink:type="simple" xlink:href="https://t.me/lumsrc/4424" text:style-name="Internet_20_link" text:visited-style-name="Visited_20_Internet_20_Link">
https://t.me/lumsrc/4424</text:a>
</text:p>
      <!--NEWS-->
      <text:h text:style-name="P10" text:outline-level="1">
<text:span text:style-name="T4">
Bakhmut Directio Rusian Army Shelled Vasukivka, Minkivka, Orikhovo-Vasylivka, Novomarkov ...</text:span>
</text:h>
      <text:p text:style-name="P4">
Authors: liveuamap (Language: en)</text:p>
      <text:p text:style-name="P4">
Time: 2023-04-06T-56:48:00</text:p>
      <text:p text:style-name="P4">
Location: Kostyantynivka (Latitude:48.54755 Longtitude:37.73158)</text:p>
      <text:p text:style-name="P4">
Videos: []</text:p>
      <text:p text:style-name="P4">
Images: []</text:p>
      <text:p text:style-name="P4">
Tags: ["Russia"]</text:p>
      <text:p text:style-name="P4">
Id: 22554107</text:p>
      <!--METADATA-->
      <text:p text:style-name="P4">
in the morning report</text:p>
      <text:p text:style-name="P4">
News Collection Link:(https://liveuamap.com/en/2023/6-april-at-bakhmut-direction-russian-army-shelled-vasukivka)</text:p>
      <text:p text:style-name="P4">
News Source: <text:a xlink:type="simple" xlink:href="https://t.me/lumsrc/4425" text:style-name="Internet_20_link" text:visited-style-name="Visited_20_Internet_20_Link">
https://t.me/lumsrc/4425</text:a>
</text:p>
      <!--NEWS-->
      <text:h text:style-name="P10" text:outline-level="1">
<text:span text:style-name="T4">
JSC Avdiivka And Marinka Directiones Ruscian of the Army Shelled Novokalin, Berdyshi, Lastochkin ...</text:span>
</text:h>
      <text:p text:style-name="P4">
Authors: liveuamap (Language: en)</text:p>
      <text:p text:style-name="P4">
Time: 2023-04-06T-58:48:00</text:p>
      <text:p text:style-name="P4">
Location: Donetsk Oblast (Latitude:47.91583 Longtitude:37.46602)</text:p>
      <text:p text:style-name="P4">
Videos: []</text:p>
      <text:p text:style-name="P4">
Images: []</text:p>
      <text:p text:style-name="P4">
Tags: ["Russia"]</text:p>
      <text:p text:style-name="P4">
Id: 22554106</text:p>
      <!--METADATA-->
      <text:p text:style-name="P4">
News Collection Link:(https://liveuamap.com/en/2023/6-april-at-avdiyivka-and-maryinka-directions-russian-army)</text:p>
      <text:p text:style-name="P4">
News Source: <text:a xlink:type="simple" xlink:href="https://t.me/lumsrc/4426" text:style-name="Internet_20_link" text:visited-style-name="Visited_20_Internet_20_Link">
https://t.me/lumsrc/4426</text:a>
</text:p>
      <!--NEWS-->
      <text:h text:style-name="P10" text:outline-level="1">
<text:span text:style-name="T4">
JSC Shaktarske Directio Rusian of the Army Shelled Novomikhailivka, Khaledar, Augustrivka Andii.</text:span>
</text:h>
      <text:p text:style-name="P4">
Authors: liveuamap (Language: en)</text:p>
      <text:p text:style-name="P4">
Time: 2023-04-06T-60:48:00</text:p>
      <text:p text:style-name="P4">
Location: Donetsk (Latitude:47.85487 Longtitude:37.47437)</text:p>
      <text:p text:style-name="P4">
Videos: []</text:p>
      <text:p text:style-name="P4">
Images: []</text:p>
      <text:p text:style-name="P4">
Tags: ["Russia"]</text:p>
      <text:p text:style-name="P4">
Id: 22554105</text:p>
      <!--METADATA-->
      <text:p text:style-name="P4">
At Shaktarske direction Russian army shelled Novomykhaylivka, Vuhledar,Prechystivka and Velyka Novosilka of Donetsk region, - General Staff of ArmedForces of Ukraine says in the morning report</text:p>
      <text:p text:style-name="P4">
News Collection Link: <text:a xlink:type="simple" xlink:href="https://liveuamap.com/en/2023/6-april-at-shaktarske-direction-russian-army-shelled-novomykhaylivka" text:style-name="Internet_20_link" text:visited-style-name="Visited_20_Internet_20_Link">
https://liveuamap.com/en/2023/6-april-at-shaktarske-direction-russian-army-shelled-novomykhaylivka</text:a>
</text:p>
      <text:p text:style-name="P4">
News Source: <text:a xlink:type="simple" xlink:href="https://t.me/lumsrc/4427" text:style-name="Internet_20_link" text:visited-style-name="Visited_20_Internet_20_Link">
https://t.me/lumsrc/4427</text:a>
</text:p>
      <!--NEWS-->
      <text:h text:style-name="P10" text:outline-level="1">
<text:span text:style-name="T4">
At Zaporizhzhia and Kherson directions Russian army shelled Vremivka and Novopil of Donetsk r...</text:span>
</text:h>
      <text:p text:style-name="P4">
Authors: liveuamap (Language: en)</text:p>
      <text:p text:style-name="P4">
Time: 2023-04-06T-62:48:00</text:p>
      <text:p text:style-name="P4">
Location: Kherson (Latitude:46.63005 Longtitude:32.6015)</text:p>
      <text:p text:style-name="P4">
Videos: []</text:p>
      <text:p text:style-name="P4">
Images: []</text:p>
      <text:p text:style-name="P4">
Tags: ["Russia"]</text:p>
      <text:p text:style-name="P4">
Id: 22554104</text:p>
      <!--METADATA-->
      <text:p text:style-name="P4">
At zaporizhzhzhia and kherson directions Russian Army Shelled Vremivka andnovopil of Donetsk Region;</text:p>
      <text:p text:style-name="P4">
News Collection Link:(https://liveuamap.com/en/2023/6-april-at-zaporizhzhia-and-kherson-directions-russian-army)</text:p>
      <text:p text:style-name="P4">
News Source: <text:a xlink:type="simple" xlink:href="https://t.me/lumsrc/4428" text:style-name="Internet_20_link" text:visited-style-name="Visited_20_Internet_20_Link">
https://t.me/lumsrc/4428</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6T-64:48:00</text:p>
      <text:p text:style-name="P4">
Location: Marinka, Donetsk Oblast (Latitude:47.94349 Longtitude:37.5008)</text:p>
      <text:p text:style-name="P4">
Videos: []</text:p>
      <text:p text:style-name="P4">
Images: []</text:p>
      <text:p text:style-name="P4">
Tags: ["Russia"]</text:p>
      <text:p text:style-name="P4">
Id: 22554103</text:p>
      <!--METADATA-->
      <text:p text:style-name="P4">
Russian forces conducting offensive actions at Lyman, Bakhmut, Avdiivka andMaryinka directions. Ukrainian military repelled over 60 Russian attacks.Russian forces attempting to advance near Nevske and Serebryanske forestry,Bakhmut, Bohdanivka and Ivanivske, Novokalynove, Avdiyivka and Maryinka ofDonetsk region, - General Staff of Armed Forces of Ukraine says in the morningreport</text:p>
      <text:p text:style-name="P4">
News Collection Link: <text:a xlink:type="simple" xlink:href="https://liveuamap.com/en/2023/6-april-russian-forces-conducting-offensive-actions-at-lyman" text:style-name="Internet_20_link" text:visited-style-name="Visited_20_Internet_20_Link">
https://liveuamap.com/en/2023/6-april-russian-forces-conducting-offensive-actions-at-lyman</text:a>
</text:p>
      <text:p text:style-name="P4">
News Source: <text:a xlink:type="simple" xlink:href="https://t.me/lumsrc/4429" text:style-name="Internet_20_link" text:visited-style-name="Visited_20_Internet_20_Link">
https://t.me/lumsrc/4429</text:a>
</text:p>
      <!--NEWS-->
      <text:h text:style-name="P10" text:outline-level="1">
<text:span text:style-name="T4">
Chernihivska Oblast, Sumska Oblast(22:26). Red Alert: aerial threat. Sirens sounding. Take co...</text:span>
</text:h>
      <text:p text:style-name="P4">
Authors: liveuamap (Language: en)</text:p>
      <text:p text:style-name="P4">
Time: 2023-04-06T16:27:00</text:p>
      <text:p text:style-name="P4">
Location: Chernihivska Oblast (Latitude:51.33325 Longtitude:32.00031)</text:p>
      <text:p text:style-name="P4">
Videos: []</text:p>
      <text:p text:style-name="P4">
Images: []</text:p>
      <text:p text:style-name="P4">
Tags: ["Europe", "Central and Eastern Europe"]</text:p>
      <text:p text:style-name="P4">
Id: 22554245</text:p>
      <!--METADATA-->
      <text:p text:style-name="P4">
Chernihiv region, Sumy region(22:26). Red Alert: aerial threat. Sirenssounding. Take cover now!</text:p>
      <text:p text:style-name="P4">
News Collection Link: <text:a xlink:type="simple" xlink:href="https://liveuamap.com/en/2023/06-april-chernihivska-oblast-sumska-oblast222g" text:style-name="Internet_20_link" text:visited-style-name="Visited_20_Internet_20_Link">
https://liveuamap.com/en/2023/06-april-chernihivska-oblast-sumska-oblast222g</text:a>
</text:p>
      <text:p text:style-name="P4">
News Source: <text:a xlink:type="simple" xlink:href="https://t.me/air_alert_ua/42701" text:style-name="Internet_20_link" text:visited-style-name="Visited_20_Internet_20_Link">
https://t.me/air_alert_ua/42701</text:a>
</text:p>
      <!--NEWS-->
      <text:h text:style-name="P10" text:outline-level="1">
<text:span text:style-name="T4">
NSDC and government prepare sanctions against persons working for Russian aggression - President</text:span>
</text:h>
      <text:p text:style-name="P4">
Authors: Ukrinform (Person)</text:p>
      <text:p text:style-name="P4">
Publisher: Укринформ (Organization)</text:p>
      <text:p text:style-name="P4">
Published Time: 2023-04-07T-15:48:00+03:00</text:p>
      <text:p text:style-name="P4">
Modified Time: 2023-04-07T23:48:00+03:00</text:p>
      <text:p text:style-name="P4">
Description: NSDCs and the government are preparing sanctions against persons working for Russian aggression.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Антиросійські санкції', 'Агресія РФ', 'Зеленський']</text:p>
      <text:p text:style-name="P4">
Type: Article</text:p>
      <!--METADATA-->
      <text:p text:style-name="P4">
<draw:frame draw:style-name="fr1" draw:name="Image2" text:anchor-type="as-char" svg:width="6.9236in" svg:height="3.956343in" draw:z-index="0">
<draw:image xlink:href="../Images/yкринформ/2023-04-07T-15-48-00-03-00/630_360_1678962741-175.jpeg" xlink:type="simple" xlink:show="embed" xlink:actuate="onLoad" draw:mime-type="image/jpeg"/>
</draw:frame>
NSDCs are preparing sanctions against persons working for Russian aggression.</text:p>
      <text:p text:style-name="P4">
About it during the evening <text:a xlink:type="simple" xlink:href="https://www.youtube.com/watch" text:style-name="Internet_20_link" text:visited-style-name="Visited_20_Internet_20_Link">
</text:a>
President of Ukraine Volodymyr Zelenskyy said, Ukrinform reports.</text:p>
      <text:p text:style-name="P4">
_ <text:span text:style-name="T4">
 Video </text:span>
: <text:a xlink:type="simple" xlink:href="https://t.me/OP_UA/9196" text:style-name="Internet_20_link" text:visited-style-name="Visited_20_Internet_20_Link">
</text:a>
_</text:p>
      <text:p text:style-name="P4">
"The NSDC apparatus, along with the government, together with the ministries prepares a new powerful list of persons working for aggression. They will be blocked," -said <text:a xlink:type="simple" xlink:href="https://www.ukrinform.ua/tag-zelenskij" text:style-name="Internet_20_link" text:visited-style-name="Visited_20_Internet_20_Link">
</text:a>
.</text:p>
      <text:p text:style-name="P4">
<text:span text:style-name="T4">
 Read also: </text:span>
 <text:a xlink:type="simple" xlink:href="https://www.ukrinform.ua/rubric-economy/3690406-zelenskij-vviv-sankcii-proti-bils-ak-650-fizicnih-i-uridicnih-osib-aki-pracuut-na-agresiu-rf.html" text:style-name="Internet_20_link" text:visited-style-name="Visited_20_Internet_20_Link">
<text:span text:style-name="T4">
 sanctions </text:span>
</text:a>
According to Ukrinform, the National Agency for Prevention of Corruption has launched the largest oil industry in the world SLB to the list of international war surprises through cooperation with Russian oil and gas giants.</text:p>
      <text:p text:style-name="P4">
<text:span text:style-name="T5">
Foto: Presidential Office</text:span>
</text:p>
      <text:p text:style-name="P4">
News Source: <text:a xlink:type="simple" xlink:href="https://www.ukrinform.ua/rubric-polytics/3693104-rnbo-ta-urad-gotuut-sankcii-proti-osib-aki-pracuut-na-rosijsku-agresiu-zelenskij.html" text:style-name="Internet_20_link" text:visited-style-name="Visited_20_Internet_20_Link">
https://www.ukrinform.ua/rubric-polytics/3693104-rnbo-ta-urad-gotuut-sankcii-proti-osib-aki-pracuut-na-rosijsku-agresiu-zelenskij.html</text:a>
</text:p>
      <!--NEWS-->
      <text:h text:style-name="P10" text:outline-level="1">
<text:span text:style-name="T4">
At Caurus Director Russia Army Shellle Topoli, Fholivka, NovoMilnsk, Yard, West, ...</text:span>
</text:h>
      <text:p text:style-name="P4">
Authors: liveuamap (Language: en)</text:p>
      <text:p text:style-name="P4">
Time: 2023-04-07T-15:52:00</text:p>
      <text:p text:style-name="P4">
Location: Kharkiv (Latitude:49.52343 Longtitude:37.95055)</text:p>
      <text:p text:style-name="P4">
Videos: []</text:p>
      <text:p text:style-name="P4">
Images: []</text:p>
      <text:p text:style-name="P4">
Tags: ["Russia"]</text:p>
      <text:p text:style-name="P4">
Id: 22554367</text:p>
      <!--METADATA-->
      <text:p text:style-name="P4">
At Kupiansk direction Russian army shelled Topoli, Fyholivka, Novomlynsk,Dvorichna, Zapadne, Lyman Pershyy, Krokhmalne, Berestove of Kharkiv region andNovoselivske of Luhansk region, - General Staff of Armed Forces of Ukrainesays in the morning report</text:p>
      <text:p text:style-name="P4">
News Collection Link: <text:a xlink:type="simple" xlink:href="https://liveuamap.com/en/2023/7-april-at-kupiansk-direction-russian-army-shelled-topoli" text:style-name="Internet_20_link" text:visited-style-name="Visited_20_Internet_20_Link">
https://liveuamap.com/en/2023/7-april-at-kupiansk-direction-russian-army-shelled-topoli</text:a>
</text:p>
      <text:p text:style-name="P4">
News Source: <text:a xlink:type="simple" xlink:href="https://t.me/lumsrc/4431" text:style-name="Internet_20_link" text:visited-style-name="Visited_20_Internet_20_Link">
https://t.me/lumsrc/4431</text:a>
</text:p>
      <!--NEWS-->
      <text:h text:style-name="P10" text:outline-level="1">
<text:span text:style-name="T4">
Albania has extended the validity of Ukrainians' protection</text:span>
</text:h>
      <text:p text:style-name="P4">
Authors: Ukrinform (Person)</text:p>
      <text:p text:style-name="P4">
Publisher: Укринформ (Organization)</text:p>
      <text:p text:style-name="P4">
Published Time: 2023-04-07T-17:41:00+03:00</text:p>
      <text:p text:style-name="P4">
Modified Time: 2023-04-07T23:41:00+03:00</text:p>
      <text:p text:style-name="P4">
Description: The Albania government extended until September this year the protection of Ukrainian refugees who had been forced to leave Ukraine as a result of full -scale Russian aggression. - Ukrinform.</text:p>
      <text:p text:style-name="P4">
Images: ["<text:a xlink:type="simple" xlink:href="https://static.ukrinform.com/photos/2020_01/thumb_files/630_360_1579512029-298.jpg" text:style-name="Internet_20_link" text:visited-style-name="Visited_20_Internet_20_Link">
630_360_15795...</text:a>
"]</text:p>
      <text:p text:style-name="P4">
Tags: ['Албанія', 'Україна', 'Біженці']</text:p>
      <text:p text:style-name="P4">
Type: Article</text:p>
      <!--METADATA-->
      <text:p text:style-name="P4">
<draw:frame draw:style-name="fr1" draw:name="Image3" text:anchor-type="as-char" svg:width="6.9236in" svg:height="3.956343in" draw:z-index="0">
<draw:image xlink:href="../Images/yкринформ/2023-04-07T-17-41-00-03-00/630_360_1579512029-298.jpg" xlink:type="simple" xlink:show="embed" xlink:actuate="onLoad" draw:mime-type="image/jpeg"/>
</draw:frame>
Government extended until September this year, the protection of Ukrainian centers who had been forced to leave Ukraine as a result of a full -scale Russian aggression.</text:p>
      <text:p text:style-name="P4">
About it reports <text:a xlink:type="simple" xlink:href="https://www.euractiv.com/section/politics/news/albania-extends-protection-for-ukrainian-afghan-refugees/" text:style-name="Internet_20_link" text:visited-style-name="Visited_20_Internet_20_Link">
</text:a>
, reports Ukrinform.</text:p>
      <text:p text:style-name="P4">
After a full -scale invasion of Russia into Ukraine in February 2022, Albania accepted hundreds of Ukrainian women and children, mainly in Durres, the largest -sacrifice city of the country.</text:p>
      <text:p text:style-name="P4">
<text:span text:style-name="T4">
 Read also: </text:span>
 <text:a xlink:type="simple" xlink:href="https://www.ukrinform.ua/rubric-world/3692144-49-krain-zasudili-rosiu-za-zlovzivanna-statusom-postijnogo-clena-radbezu-oon.html" text:style-name="Internet_20_link" text:visited-style-name="Visited_20_Internet_20_Link">
</text:a>
It is also noted that in the summer of 2021, Albania opened its borders for two thousand Afghan refugees who escaped from the country after capturing power by the Taliban.</text:p>
      <text:p text:style-name="P4">
They were first placed in university dormitories, and then in hotels, Vybibizhenians issued visas to other countries. Most Afghan fugitives worked for international organizations, local NGOs, were journalists or NATO's little communication.</text:p>
      <text:p text:style-name="P4">
As reported by Ukrinform, the Slovak Republic extended the validity of the period asylum for Ukrainian refugees until March 4, 2024.</text:p>
      <text:p text:style-name="P4">
News Source: <text:a xlink:type="simple" xlink:href="https://www.ukrinform.ua/rubric-society/3692931-albania-prodovzila-termin-dii-zahistu-ukrainciv.html" text:style-name="Internet_20_link" text:visited-style-name="Visited_20_Internet_20_Link">
https://www.ukrinform.ua/rubric-society/3692931-albania-prodovzila-termin-dii-zahistu-ukrainciv.html</text:a>
</text:p>
      <!--NEWS-->
      <text:h text:style-name="P10" text:outline-level="1">
<text:span text:style-name="T4">
At Lyman direction Russian army shelled Nevske, Dibrova, Bilohorivka of Luhansk region and Te...</text:span>
</text:h>
      <text:p text:style-name="P4">
Authors: liveuamap (Language: en)</text:p>
      <text:p text:style-name="P4">
Time: 2023-04-07T-17:52:00</text:p>
      <text:p text:style-name="P4">
Location: Donetsk (Latitude:48.75336 Longtitude:38.0757)</text:p>
      <text:p text:style-name="P4">
Videos: []</text:p>
      <text:p text:style-name="P4">
Images: []</text:p>
      <text:p text:style-name="P4">
Tags: ["Russia"]</text:p>
      <text:p text:style-name="P4">
Id: 22554366</text:p>
      <!--METADATA-->
      <text:p text:style-name="P4">
At Lyman direction Russian army shelled Nevske, Dibrova, Bilohorivka ofLuhansk region and Terny, Spirne and Rozdolivka of Donetsk region, - GeneralStaff of Armed Forces of Ukraine says in the morning report</text:p>
      <text:p text:style-name="P4">
News Collection Link: <text:a xlink:type="simple" xlink:href="https://liveuamap.com/en/2023/7-april-at-lyman-direction-russian-army-shelled-nevske-dibrova" text:style-name="Internet_20_link" text:visited-style-name="Visited_20_Internet_20_Link">
https://liveuamap.com/en/2023/7-april-at-lyman-direction-russian-army-shelled-nevske-dibrova</text:a>
</text:p>
      <text:p text:style-name="P4">
News Source: <text:a xlink:type="simple" xlink:href="https://t.me/lumsrc/4432" text:style-name="Internet_20_link" text:visited-style-name="Visited_20_Internet_20_Link">
https://t.me/lumsrc/4432</text:a>
</text:p>
      <!--NEWS-->
      <text:h text:style-name="P10" text:outline-level="1">
<text:span text:style-name="T4">
Zelensky about the meetings: The main attention is the battles for Avdiivka, Bakhmut and Luhansk region</text:span>
</text:h>
      <text:p text:style-name="P4">
Authors: Ukrinform (Person)</text:p>
      <text:p text:style-name="P4">
Publisher: Укринформ (Organization)</text:p>
      <text:p text:style-name="P4">
Published Time: 2023-04-07T-19:34:00+03:00</text:p>
      <text:p text:style-name="P4">
Modified Time: 2023-04-07T23:34:00+03:00</text:p>
      <text:p text:style-name="P4">
Description: The focus on the rate was focused on the battles for Avdiivka and Bakhmut. - Ukrinform.</text:p>
      <text:p text:style-name="P4">
Images: ["<text:a xlink:type="simple" xlink:href="https://static.ukrinform.com/photos/2023_04/thumb_files/630_360_1680900004-679.jpeg" text:style-name="Internet_20_link" text:visited-style-name="Visited_20_Internet_20_Link">
630_360_16809...</text:a>
"]</text:p>
      <text:p text:style-name="P4">
Tags: ['Бахмут', 'Авдіївка', 'Зеленський', 'Війна з росією']</text:p>
      <text:p text:style-name="P4">
Type: Article</text:p>
      <!--METADATA-->
      <text:p text:style-name="P4">
<draw:frame draw:style-name="fr1" draw:name="Image4" text:anchor-type="as-char" svg:width="6.9236in" svg:height="3.956343in" draw:z-index="0">
<draw:image xlink:href="../Images/yкринформ/2023-04-07T-19-34-00-03-00/630_360_1680900004-679.jpeg" xlink:type="simple" xlink:show="embed" xlink:actuate="onLoad" draw:mime-type="image/jpeg"/>
</draw:frame>
The main focus was on the battle for Avdiivka and Bakhmut.</text:p>
      <text:p text:style-name="P4">
The President said <text:a xlink:type="simple" xlink:href="https://www.youtube.com/watch" text:style-name="Internet_20_link" text:visited-style-name="Visited_20_Internet_20_Link">
</text:a>
, reports Ukrinform.</text:p>
      <text:p text:style-name="P4">
"The rate. The main attention is the battles for Avdiivka and Bakhmut, for the Luhansk region, for every one of the directions where the enemy tries to break the defense of all Ukraine," said Volodymyr Zelensky.</text:p>
      <text:p text:style-name="P4">
Separately, he said the issues of preparation of new brigades, the supply of ammunition and weapons to the troops.</text:p>
      <text:p text:style-name="P4">
<text:span text:style-name="T4">
 Read also: </text:span>
 <text:a xlink:type="simple" xlink:href="https://www.ukrinform.ua/rubric-ato/3692919-protidia-vitoku-informacii-ta-situacia-na-fronti-zelenskij-proviv-zasidanna-stavki.html" text:style-name="Internet_20_link" text:visited-style-name="Visited_20_Internet_20_Link">
<text:span text:style-name="T4">
 POINT </text:span>
</text:a>
The Head of State also held a meeting on strategic and current issues of Ukrainian energy, in particular on the development and protection of our power system for forgetting conditions, and on the energy supply of the population and business.</text:p>
      <text:p text:style-name="P4">
As reported by Ukrinform, <text:a xlink:type="simple" xlink:href="https://www.ukrinform.ua/rubric-ato/3693101-prezident-vidznaciv-derzavnimi-nagorodami-771-ukrainskogo-voina.html" text:style-name="Internet_20_link" text:visited-style-name="Visited_20_Internet_20_Link">
</text:a>
. In total, during the full -scale war, more than 43.5 thousand -year -old defenders and defenders were awarded state awards.</text:p>
      <text:p text:style-name="P4">
Photo: op</text:p>
      <text:p text:style-name="P4">
News Source: <text:a xlink:type="simple" xlink:href="https://www.ukrinform.ua/rubric-ato/3693103-zelenskij-pro-zasidanna-stavki-osnovna-uvaga-boam-za-avdiivku-bahmut-ta-lugansinu.html" text:style-name="Internet_20_link" text:visited-style-name="Visited_20_Internet_20_Link">
https://www.ukrinform.ua/rubric-ato/3693103-zelenskij-pro-zasidanna-stavki-osnovna-uvaga-boam-za-avdiivku-bahmut-ta-lugansinu.html</text:a>
</text:p>
      <!--NEWS-->
      <text:h text:style-name="P10" text:outline-level="1">
<text:span text:style-name="T4">
Bakhmut Directio Rusian Army Shelled Vasukivka, Orikhovo-Vasylivka, Novomarkove, Bakhmut ...</text:span>
</text:h>
      <text:p text:style-name="P4">
Authors: liveuamap (Language: en)</text:p>
      <text:p text:style-name="P4">
Time: 2023-04-07T-19:52:00</text:p>
      <text:p text:style-name="P4">
Location: Donetsk Oblast (Latitude:48.37986 Longtitude:37.9327)</text:p>
      <text:p text:style-name="P4">
Videos: []</text:p>
      <text:p text:style-name="P4">
Images: []</text:p>
      <text:p text:style-name="P4">
Tags: ["Russia"]</text:p>
      <text:p text:style-name="P4">
Id: 22554365</text:p>
      <!--METADATA-->
      <text:p text:style-name="P4">
News Collection Link:(https://liveuamap.com/en/2023/7-april-at-bakhmut-direction-russian-army-shelled-vasukivka)</text:p>
      <text:p text:style-name="P4">
News Source: <text:a xlink:type="simple" xlink:href="https://t.me/lumsrc/4433" text:style-name="Internet_20_link" text:visited-style-name="Visited_20_Internet_20_Link">
https://t.me/lumsrc/4433</text:a>
</text:p>
      <!--NEWS-->
      <text:h text:style-name="P10" text:outline-level="1">
<text:span text:style-name="T4">
The Defense Ministry told how to accelerate the demining of the territory of Ukraine</text:span>
</text:h>
      <text:p text:style-name="P4">
Authors: Ukrinform (Person)</text:p>
      <text:p text:style-name="P4">
Publisher: Укринформ (Organization)</text:p>
      <text:p text:style-name="P4">
Published Time: 2023-04-07T-21:31:00+03:00</text:p>
      <text:p text:style-name="P4">
Modified Time: 2023-04-07T23:31:00+03:00</text:p>
      <text:p text:style-name="P4">
Description: First Deputy Minister of Defense Lieutenant General Oleksandr Pavlyuk states that in order to accelerate the works on demining in Ukraine it is necessary to attract domestic producers as much as possible. - Ukrinform.</text:p>
      <text:p text:style-name="P4">
Images: ["<text:a xlink:type="simple" xlink:href="https://static.ukrinform.com/photos/2022_09/thumb_files/630_360_1664275783-472.jpg" text:style-name="Internet_20_link" text:visited-style-name="Visited_20_Internet_20_Link">
630_360_16642...</text:a>
"]</text:p>
      <text:p text:style-name="P4">
Tags: ['ДСНС', 'Міноборони', 'Розмінування']</text:p>
      <text:p text:style-name="P4">
Type: Article</text:p>
      <!--METADATA-->
      <text:p text:style-name="P4">
<draw:frame draw:style-name="fr1" draw:name="Image5" text:anchor-type="as-char" svg:width="6.9236in" svg:height="3.956343in" draw:z-index="0">
<draw:image xlink:href="../Images/yкринформ/2023-04-07T-21-31-00-03-00/630_360_1664275783-472.jpg" xlink:type="simple" xlink:show="embed" xlink:actuate="onLoad" draw:mime-type="image/jpeg"/>
</draw:frame>
Lieutenant General Oleksandr Pavlyuk, the first deputy of the Minister of Defense, states that in order to raise demining works in Ukraine it is necessary to attract the useful manufacturers as much as possible.</text:p>
      <text:p text:style-name="P4">
As Ukrinform reports, Pavlyuk wrote in <text:a xlink:type="simple" xlink:href="https://t.me/Pavliuk_KSV/3881" text:style-name="Internet_20_link" text:visited-style-name="Visited_20_Internet_20_Link">
</text:a>
.</text:p>
      <text:p text:style-name="P4">
According to him, Ukraine is the most replaced country in the world. The planted explosive objects of the territory is 180 thousand square meters. km.</text:p>
      <text:p text:style-name="P4">
"We are constantly increasing our visions in the field of demining: increasing the number of units, we teach specialists, we receive help and equipment from partners. However, the amount of work is extremely serious. At the current pace of reminiscent will take decades. To speed up work, it is necessary to make our manufacturers as much as possible," Pavlyuk said.</text:p>
      <text:p text:style-name="P4">
<text:span text:style-name="T4">
 Read also: </text:span>
 <text:a xlink:type="simple" xlink:href="https://www.ukrinform.ua/rubric-society/3691914-ukraina-vipuskatime-tehniku-ta-obladnanna-dla-gumanitarnogo-rozminuvanna.html" text:style-name="Internet_20_link" text:visited-style-name="Visited_20_Internet_20_Link">
<text:span text:style-name="T4">
 mine </text:span>
</text:a>
He reported that the day before he held a meeting with representatives of various ministry, departments and enterprises, which worked out the issues of organization of production of necessary equipment in Ukraine.</text:p>
      <text:p text:style-name="P4">
"These are kits of sappers, and equipment for transportation of personnel, for showing ammunition, for demining, robotic platforms, trails to change the terrain, etc. We work out the needs, voiced by different operators: both SES, and State Supreme Service", and Commissioning forces.</text:p>
      <text:p text:style-name="P4">
He thanked for the position and readiness of manufacturers to offer their decisions and he had a high interest in all participants of the meeting: Ministry of Strategproom, Ukroboronprom, SES, SSST, PCB of the Armed Forces, Federation of Employers of Ukraine.</text:p>
      <text:p text:style-name="P4">
<text:span text:style-name="T4">
 Read also: </text:span>
 <text:a xlink:type="simple" xlink:href="https://www.ukrinform.ua/rubric-world/3691542-v-ukraini-stvorat-derzavnij-centr-gumanitarnogo-rozminuvanna-smigal.html" text:style-name="Internet_20_link" text:visited-style-name="Visited_20_Internet_20_Link">
<text:span text:style-name="T4">
 Mine </text:span>
</text:a>
According to Ukrinform, according to the head of the department of organizational work of the abuse of SES Sergei Reva, in Ukraine, 470 thousand hectares of agricultural land are required in Ukraine.</text:p>
      <text:p text:style-name="P4">
News Source: <text:a xlink:type="simple" xlink:href="https://www.ukrinform.ua/rubric-ato/3692864-u-minoboroni-rozpovili-ak-mozna-prisvidsiti-rozminuvanna-teritorii-ukraini.html" text:style-name="Internet_20_link" text:visited-style-name="Visited_20_Internet_20_Link">
https://www.ukrinform.ua/rubric-ato/3692864-u-minoboroni-rozpovili-ak-mozna-prisvidsiti-rozminuvanna-teritorii-ukraini.html</text:a>
</text:p>
      <!--NEWS-->
      <text:h text:style-name="P10" text:outline-level="1">
<text:span text:style-name="T4">
At Avdiyivka and Maryinka directions Russian army shelled Novokalynove, Avdiyivka, Netaylove,...</text:span>
</text:h>
      <text:p text:style-name="P4">
Authors: liveuamap (Language: en)</text:p>
      <text:p text:style-name="P4">
Time: 2023-04-07T-21:52:00</text:p>
      <text:p text:style-name="P4">
Location: Donetsk Oblast (Latitude:47.91439 Longtitude:37.4596)</text:p>
      <text:p text:style-name="P4">
Videos: []</text:p>
      <text:p text:style-name="P4">
Images: []</text:p>
      <text:p text:style-name="P4">
Tags: ["Russia"]</text:p>
      <text:p text:style-name="P4">
Id: 22554363</text:p>
      <!--METADATA-->
      <text:p text:style-name="P4">
At Avdiyivka and Maryinka directions Russian army shelled Novokalynove,Avdiyivka, Netaylove, Pervomayske, Maryinka and Pobyeda, - General Staff ofArmed Forces of Ukraine says in the morning report</text:p>
      <text:p text:style-name="P4">
News Collection Link: <text:a xlink:type="simple" xlink:href="https://liveuamap.com/en/2023/7-april-at-avdiyivka-and-maryinka-directions-russian-army" text:style-name="Internet_20_link" text:visited-style-name="Visited_20_Internet_20_Link">
https://liveuamap.com/en/2023/7-april-at-avdiyivka-and-maryinka-directions-russian-army</text:a>
</text:p>
      <text:p text:style-name="P4">
News Source: <text:a xlink:type="simple" xlink:href="https://t.me/lumsrc/4434" text:style-name="Internet_20_link" text:visited-style-name="Visited_20_Internet_20_Link">
https://t.me/lumsrc/4434</text:a>
</text:p>
      <!--NEWS-->
      <text:h text:style-name="P10" text:outline-level="1">
<text:span text:style-name="T4">
The President celebrated 771 Ukrainian warrior state awards</text:span>
</text:h>
      <text:p text:style-name="P4">
Authors: Ukrinform (Person)</text:p>
      <text:p text:style-name="P4">
Publisher: Укринформ (Organization)</text:p>
      <text:p text:style-name="P4">
Published Time: 2023-04-07T-23:27:00+03:00</text:p>
      <text:p text:style-name="P4">
Modified Time: 2023-04-07T23:27:00+03:00</text:p>
      <text:p text:style-name="P4">
Description: The President celebrated 771 Ukrainian warrior state awards. In total, during the full -scale war, more than 43.5 thousand of our defenders and defenders are awarded state awards. - Ukrinform.</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Зеленський', 'Війна з росією']</text:p>
      <text:p text:style-name="P4">
Type: Article</text:p>
      <!--METADATA-->
      <text:p text:style-name="P4">
<draw:frame draw:style-name="fr1" draw:name="Image6" text:anchor-type="as-char" svg:width="6.9236in" svg:height="3.956343in" draw:z-index="0">
<draw:image xlink:href="../Images/yкринформ/2023-04-07T-23-27-00-03-00/630_360_1664353648-814.jpeg" xlink:type="simple" xlink:show="embed" xlink:actuate="onLoad" draw:mime-type="image/jpeg"/>
</draw:frame>
The President celebrated 771 Ukrainian warrior state awards. In total, more than 43.5 thousand of our defenders and defenders have been defined by state awards during a full -scale war.</text:p>
      <text:p text:style-name="P4">
The president said this during <text:a xlink:type="simple" xlink:href="https://www.youtube.com/watch" text:style-name="Internet_20_link" text:visited-style-name="Visited_20_Internet_20_Link">
</text:a>
, reports Ukrinform.</text:p>
      <text:p text:style-name="P4">
<text:span text:style-name="T5">
Viso: <text:a xlink:type="simple" xlink:href="https://t.me/OP_UA/9196" text:style-name="Internet_20_link" text:visited-style-name="Visited_20_Internet_20_Link">
</text:a>
</text:span>
</text:p>
      <text:p text:style-name="P4">
"He has signed several decrees today on the awarding of the state awards of our military: 771 fighters. The warriors They have been awarded state awards, "the Head of State said.</text:p>
      <text:p text:style-name="P4">
<text:span text:style-name="T4">
 Read also: </text:span>
 <text:a xlink:type="simple" xlink:href="https://www.ukrinform.ua/rubric-crimea/3693078-deokupacia-krimu-e-bezalternativnou-ne-lise-dla-ukraini-a-dla-vsogo-svitu-zelenskij.html" text:style-name="Internet_20_link" text:visited-style-name="Visited_20_Internet_20_Link">
<text:span text:style-name="T4">
 Zelensky </text:span>
</text:a>
The President also thanked everyone who defends the Ukrainian state and congratulated the Annunciation of the Annunciation of all who celebrate.</text:p>
      <text:p text:style-name="P4">
As reported by Ukrinform, today <text:a xlink:type="simple" xlink:href="https://www.ukrinform.ua/rubric-society/3693070-zelenskij-ogolosiv-pro-zapocatkuvanna-v-ukraini-novoi-tradicii-iftaru.html" text:style-name="Internet_20_link" text:visited-style-name="Visited_20_Internet_20_Link">
</text:a>
 .</text:p>
      <text:p text:style-name="P4">
News Source: <text:a xlink:type="simple" xlink:href="https://www.ukrinform.ua/rubric-ato/3693101-prezident-vidznaciv-derzavnimi-nagorodami-771-ukrainskogo-voina.html" text:style-name="Internet_20_link" text:visited-style-name="Visited_20_Internet_20_Link">
https://www.ukrinform.ua/rubric-ato/3693101-prezident-vidznaciv-derzavnimi-nagorodami-771-ukrainskogo-voina.html</text:a>
</text:p>
      <!--NEWS-->
      <text:h text:style-name="P10" text:outline-level="1">
<text:span text:style-name="T4">
JSC Shaktarske Directio Rusian of the Army Schelled Kalledar, the fertilizer And the Great Novosilka of D ...</text:span>
</text:h>
      <text:p text:style-name="P4">
Authors: liveuamap (Language: en)</text:p>
      <text:p text:style-name="P4">
Time: 2023-04-07T-23:52:00</text:p>
      <text:p text:style-name="P4">
Location: Velyka Novosilka (Latitude:47.83793 Longtitude:36.83304)</text:p>
      <text:p text:style-name="P4">
Videos: []</text:p>
      <text:p text:style-name="P4">
Images: []</text:p>
      <text:p text:style-name="P4">
Tags: ["Russia"]</text:p>
      <text:p text:style-name="P4">
Id: 22554362</text:p>
      <!--METADATA-->
      <text:p text:style-name="P4">
At Shaktarske direction Russian army shelled Vuhledar, Prechystivka and VelykaNovosilka of Donetsk region, - General Staff of Armed Forces of Ukraine saysin the morning report</text:p>
      <text:p text:style-name="P4">
News Collection Link: <text:a xlink:type="simple" xlink:href="https://liveuamap.com/en/2023/7-april-at-shaktarske-direction-russian-army-shelled-vuhledar" text:style-name="Internet_20_link" text:visited-style-name="Visited_20_Internet_20_Link">
https://liveuamap.com/en/2023/7-april-at-shaktarske-direction-russian-army-shelled-vuhledar</text:a>
</text:p>
      <text:p text:style-name="P4">
News Source: <text:a xlink:type="simple" xlink:href="https://t.me/lumsrc/4435" text:style-name="Internet_20_link" text:visited-style-name="Visited_20_Internet_20_Link">
https://t.me/lumsrc/4435</text:a>
</text:p>
      <!--NEWS-->
      <text:h text:style-name="P10" text:outline-level="1">
<text:span text:style-name="T4">
States consider the appearance of secret files to the network with a real origins behind which Russia stands - the media</text:span>
</text:h>
      <text:p text:style-name="P4">
Authors: Ukrinform (Person)</text:p>
      <text:p text:style-name="P4">
Publisher: Укринформ (Organization)</text:p>
      <text:p text:style-name="P4">
Published Time: 2023-04-07T-25:22:00+03:00</text:p>
      <text:p text:style-name="P4">
Modified Time: 2023-04-07T23:22:00+03:00</text:p>
      <text:p text:style-name="P4">
Description: The emergence on social networks of images of documents of the Pentagon with secrecy marks can be the result of a real leak from the US defense department behind Russia. - Ukrinform.</text:p>
      <text:p text:style-name="P4">
Images: ["<text:a xlink:type="simple" xlink:href="https://static.ukrinform.com/photos/2018_07/thumb_files/630_360_1530736867-9723.jpg" text:style-name="Internet_20_link" text:visited-style-name="Visited_20_Internet_20_Link">
630_360_15307...</text:a>
"]</text:p>
      <text:p text:style-name="P4">
Tags: ['Пентагон', 'Цілком таємно', 'Війна з росією']</text:p>
      <text:p text:style-name="P4">
Type: Article</text:p>
      <!--METADATA-->
      <text:p text:style-name="P4">
<draw:frame draw:style-name="fr1" draw:name="Image7" text:anchor-type="as-char" svg:width="6.9236in" svg:height="3.956343in" draw:z-index="0">
<draw:image xlink:href="../Images/yкринформ/2023-04-07T-25-22-00-03-00/630_360_1530736867-9723.jpg" xlink:type="simple" xlink:show="embed" xlink:actuate="onLoad" draw:mime-type="image/jpeg"/>
</draw:frame>
The emergence of union networks of images of documents of the Pentagon with the marks of secrecy can be the result of a real leak from the defense department of the United States, according to Russia.</text:p>
      <text:p text:style-name="P4">
About it reports on Friday the agency <text:a xlink:type="simple" xlink:href="https://www.reuters.com/world/us/russia-likely-behind-us-military-document-leak-us-officials-say-2023-04-07/" text:style-name="Internet_20_link" text:visited-style-name="Visited_20_Internet_20_Link">
</text:a>
With reference to three officials of the American Defense Ministry, Ukrinform reports.</text:p>
      <text:p text:style-name="P4">
"According to the leakage of several secret documents of the US military department, published on social networks, there are Russian or pro-Russian elements,"- the message said.</text:p>
      <text:p text:style-name="P4">
<text:span text:style-name="T4">
 Read also: </text:span>
 <text:a xlink:type="simple" xlink:href="https://www.ukrinform.ua/rubric-ato/3692907-v-op-nazvali-rosijskim-blefom-publikaciu-nibito-dokumentiv-pro-kontrnastup-ukraini.html" text:style-name="Internet_20_link" text:visited-style-name="Visited_20_Internet_20_Link">
<text:span text:style-name="T4">
 document </text:span>
</text:a>
In particular, it is a photo of combat positions in Ukraine's monthly ago, and some other files. At the same time, it is noted that the published documents were obviously amended, in particular, "to reduce the number of losses incurred by Russian troops."</text:p>
      <text:p text:style-name="P4">
Meanwhile, at the official level, the Pentagon refuses to comment on the authenticity of papers that have stamps "secretly" and "quite secretly". This communication stated in the department that it is an unusual situation that requires investigation.</text:p>
      <text:p text:style-name="P4">
<text:span text:style-name="T4">
 Read also: </text:span>
 <text:a xlink:type="simple" xlink:href="https://www.ukrinform.ua/rubric-ato/3692686-nyt-pentagon-rozslidue-vitik-taemnih-dokumentiv-pro-pidgotovku-kontrnastupu-zsu.html" text:style-name="Internet_20_link" text:visited-style-name="Visited_20_Internet_20_Link">
<text:span text:style-name="T4">
 Pentagon </text:span>
</text:a>
As reported by Ukrinform, images of documents with secrets of secrecy of the American defense department regarding the current situation in Ukraine have appeared in the Russian -speaking segmentisocial networks. Some of them were dating from the beginning of March this year.</text:p>
      <text:p text:style-name="P4">
In the General Directorate of Intelligence of the Ministry of Defense of Ukraine in this connection stated that <text:a xlink:type="simple" xlink:href="https://www.ukrinform.ua/rubric-ato/3692948-gur-pro-vitik-sekretnih-dokumentiv-sodo-kontrnastupu-rosia-provodit-svoi-specoperacii-u-fotosopi.html" text:style-name="Internet_20_link" text:visited-style-name="Visited_20_Internet_20_Link">
</text:a>
.</text:p>
      <text:p text:style-name="P4">
News Source: <text:a xlink:type="simple" xlink:href="https://www.ukrinform.ua/rubric-ato/3693100-stati-vvazaut-poavu-v-merezi-sekretnih-fajliv-spravznim-vitokom-za-akim-stoit-rosia-zmi.html" text:style-name="Internet_20_link" text:visited-style-name="Visited_20_Internet_20_Link">
https://www.ukrinform.ua/rubric-ato/3693100-stati-vvazaut-poavu-v-merezi-sekretnih-fajliv-spravznim-vitokom-za-akim-stoit-rosia-zmi.html</text:a>
</text:p>
      <!--NEWS-->
      <text:h text:style-name="P10" text:outline-level="1">
<text:span text:style-name="T4">
At Zaporizhzhia and Kherson directions Russian army shelled Vremivka of Donetsk region; Hulia...</text:span>
</text:h>
      <text:p text:style-name="P4">
Authors: liveuamap (Language: en)</text:p>
      <text:p text:style-name="P4">
Time: 2023-04-07T-25:52:00</text:p>
      <text:p text:style-name="P4">
Location: Kherson (Latitude:46.63541 Longtitude:32.62081)</text:p>
      <text:p text:style-name="P4">
Videos: []</text:p>
      <text:p text:style-name="P4">
Images: []</text:p>
      <text:p text:style-name="P4">
Tags: ["Russia"]</text:p>
      <text:p text:style-name="P4">
Id: 22554361</text:p>
      <!--METADATA-->
      <text:p text:style-name="P4">
At Zaporizhzhia and Kherson directions Russian army shelled Vremivka ofDonetsk region; Huliaipole, Zaliznychne, Huliaipilske, Mala Tokmachka,Novodanylivka, Novoandriyivka and Kamyanske of Zaporizhzhia region oblasti,also Antonivka and Kherson, - General Staff of Armed Forces of Ukraine says inthe morning report</text:p>
      <text:p text:style-name="P4">
News Collection Link: <text:a xlink:type="simple" xlink:href="https://liveuamap.com/en/2023/7-april-at-zaporizhzhia-and-kherson-directions-russian-army" text:style-name="Internet_20_link" text:visited-style-name="Visited_20_Internet_20_Link">
https://liveuamap.com/en/2023/7-april-at-zaporizhzhia-and-kherson-directions-russian-army</text:a>
</text:p>
      <text:p text:style-name="P4">
News Source: <text:a xlink:type="simple" xlink:href="https://t.me/lumsrc/4436" text:style-name="Internet_20_link" text:visited-style-name="Visited_20_Internet_20_Link">
https://t.me/lumsrc/4436</text:a>
</text:p>
      <!--NEWS-->
      <text:h text:style-name="P10" text:outline-level="1">
<text:span text:style-name="T4">
Respect for international relations will return when Ukraine returns Crimea - Zelensky</text:span>
</text:h>
      <text:p text:style-name="P4">
Authors: Ukrinform (Person)</text:p>
      <text:p text:style-name="P4">
Publisher: Укринформ (Organization)</text:p>
      <text:p text:style-name="P4">
Published Time: 2023-04-07T-27:13:00+03:00</text:p>
      <text:p text:style-name="P4">
Modified Time: 2023-04-07T23:13:00+03:00</text:p>
      <text:p text:style-name="P4">
Description: The world must know: respect and order will return to international relations only when the Ukrainian flag will return to Crimea, when there will be freedom - just like everywhere in Ukraine.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Деокупація', 'Крим', 'Зеленський', 'Війна з росією']</text:p>
      <text:p text:style-name="P4">
Type: Article</text:p>
      <!--METADATA-->
      <text:p text:style-name="P4">
<draw:frame draw:style-name="fr1" draw:name="Image8" text:anchor-type="as-char" svg:width="6.9236in" svg:height="3.956343in" draw:z-index="0">
<draw:image xlink:href="../Images/yкринформ/2023-04-07T-27-13-00-03-00/630_360_1679682020-565.jpeg" xlink:type="simple" xlink:show="embed" xlink:actuate="onLoad" draw:mime-type="image/jpeg"/>
</draw:frame>
The world must be: respect and order will return to international relations only when the Ukrainian flag will return, when there will be freedom - just like Ivsya in Ukraine.</text:p>
      <text:p text:style-name="P4">
This emphasized in his evening <text:a xlink:type="simple" xlink:href="https://www.youtube.com/watch" text:style-name="Internet_20_link" text:visited-style-name="Visited_20_Internet_20_Link">
</text:a>
President of Ukraine Vladimirzelensky, reports Ukrinform.</text:p>
      <text:p text:style-name="P4">
_ <text:span text:style-name="T4">
 Video: </text:span>
 <text:a xlink:type="simple" xlink:href="https://t.me/OP_UA/9196" text:style-name="Internet_20_link" text:visited-style-name="Visited_20_Internet_20_Link">
</text:a>
_</text:p>
      <text:p text:style-name="P4">
<text:span text:style-name="T4">
 _ I wish health, dear Ukrainians!_ </text:span>
</text:p>
      <text:p text:style-name="P4">
Today is a busy day.</text:p>
      <text:p text:style-name="P4">
The first is a bet. The main attention is the battles for Avdiivka and Bakhmut, for Luhansk region, warned from those areas where the enemy tries to break the defense of all Ukraine.</text:p>
      <text:p text:style-name="P4">
And I thank every soldier, sergeant, officer and general who are opposed. Who gain sustainability - the whole state - it is there, in the battles of the most advanced points of the front line.</text:p>
      <text:p text:style-name="P4">
The pond was reported by commander of directions, head, intelligence.</text:p>
      <text:p text:style-name="P4">
Separately - preparation of new crews. Supply of ammunition and weapons to troops.</text:p>
      <text:p text:style-name="P4">
Second. The NSDC, together with the government, together with the ministries prepares a new powerful list of persons working for aggression. They will be blocked.</text:p>
      <text:p text:style-name="P4">
Third. He conducted a long meeting on energy, issues of strategic development and protection of our power system under all conditions, as well as current quotes-about the energy supply of our people and Ukrainian business.</text:p>
      <text:p text:style-name="P4">
Fourth. In the official life of our country we add a new tradition of respect.</text:p>
      <text:p text:style-name="P4">
Hundreds of thousands of Muslims of Ukraine and the Muslim community of the world are different states, different peoples - during the Holy Ramadan, they adhere to a harsh fast. The sun sends, Ehftar occurs - dinner.</text:p>
      <text:p text:style-name="P4">
In Ukraine, this is honored everywhere, and even in the front, even in the conditions of fighting. Crimean Tatar people honors Ramadan ... Respect should always be mutual. So this year, a special event will be held in Ukraine with the participation of the Head of State. And today for the first time - in the Crimean Tatar Cultural Center.</text:p>
      <text:p text:style-name="P4">
The world must know: Respect and order will return to international relations only when the Ukrainian flag will return to Crimea, when there will be freedom - just like everywhere in Ukraine.</text:p>
      <text:p text:style-name="P4">
He was honored to reward our soldiers, Ukrainian Muslims who fight together Zuzima in the Defense forces of Ukraine. He was honored to divide Eftar with our warriors, Majlis representatives, all Ukrainian Muslim community.And fifth. He has signed several decrees today on celebrating state awards. 771 fighter.</text:p>
      <text:p text:style-name="P4">
Warriors of mechanized crews, assault, terroborons, our anti -aircraft, tactical aviation, artillery, intelligence, engineering crews, tankers. In general, the time of the full -scale war is over 43.5 thousand of our defenders and defenders defined by state awards.</text:p>
      <text:p text:style-name="P4">
I thank everyone who defends the state!Glory to everyone who is now in battle for the adviser!</text:p>
      <text:p text:style-name="P4">
And I congratulate everyone who celebrates the Annunciation today!We pray for the victory of our military and salvation of all our people from evil occupation!</text:p>
      <text:p text:style-name="P4">
<text:span text:style-name="T4">
<text:span text:style-name="T5">
Glory to Ukraine!</text:span>
 </text:span>
</text:p>
      <text:p text:style-name="P4">
News Source: <text:a xlink:type="simple" xlink:href="https://www.ukrinform.ua/rubric-polytics/3693102-povaga-u-miznarodni-vidnosini-povernetsa-koli-ukraina-poverne-krim-zelenskij.html" text:style-name="Internet_20_link" text:visited-style-name="Visited_20_Internet_20_Link">
https://www.ukrinform.ua/rubric-polytics/3693102-povaga-u-miznarodni-vidnosini-povernetsa-koli-ukraina-poverne-krim-zelenskij.html</text:a>
</text:p>
      <!--NEWS-->
      <text:h text:style-name="P10" text:outline-level="1">
<text:span text:style-name="T4">
Russian forces conducting offensive actions at Lyman, Bakhmut, Avdiivka and Maryinka directio...</text:span>
</text:h>
      <text:p text:style-name="P4">
Authors: liveuamap (Language: en)</text:p>
      <text:p text:style-name="P4">
Time: 2023-04-07T-27:52:00</text:p>
      <text:p text:style-name="P4">
Location: Marinka, Donetsk Oblast (Latitude:47.93843 Longtitude:37.50011)</text:p>
      <text:p text:style-name="P4">
Videos: []</text:p>
      <text:p text:style-name="P4">
Images: []</text:p>
      <text:p text:style-name="P4">
Tags: ["Russia"]</text:p>
      <text:p text:style-name="P4">
Id: 22554360</text:p>
      <!--METADATA-->
      <text:p text:style-name="P4">
Russian forces conducting offensive actions at Lyman, Bakhmut, Avdiivka andMaryinka directions. Ukrainian military repelled over 40 Russian attacks.Russian forces attempting to advance near Kreminna and Spirne, Bakhmut,Orikhovo-Vasylivka, Bohdanivka and Bila Hora, Novokalynove, Syeverne,Pervomayske and Maryinka of Donetsk region, - General Staff of Armed Forces ofUkraine says in the morning report</text:p>
      <text:p text:style-name="P4">
News Collection Link: <text:a xlink:type="simple" xlink:href="https://liveuamap.com/en/2023/7-april-russian-forces-conducting-offensive-actions-at-lyman" text:style-name="Internet_20_link" text:visited-style-name="Visited_20_Internet_20_Link">
https://liveuamap.com/en/2023/7-april-russian-forces-conducting-offensive-actions-at-lyman</text:a>
</text:p>
      <text:p text:style-name="P4">
News Source: <text:a xlink:type="simple" xlink:href="https://t.me/lumsrc/4437" text:style-name="Internet_20_link" text:visited-style-name="Visited_20_Internet_20_Link">
https://t.me/lumsrc/4437</text:a>
</text:p>
      <!--NEWS-->
      <text:h text:style-name="P10" text:outline-level="1">
<text:span text:style-name="T4">
A Petition of Returning a Military Award at ₴ 30,000 gathered the required number of votes</text:span>
</text:h>
      <text:p text:style-name="P4">
Authors: Ukrinform (Person)</text:p>
      <text:p text:style-name="P4">
Publisher: Укринформ (Organization)</text:p>
      <text:p text:style-name="P4">
Published Time: 2023-04-07T-29:10:50+03:00</text:p>
      <text:p text:style-name="P4">
Modified Time: 2023-04-07T23:10:50+03:00</text:p>
      <text:p text:style-name="P4">
Description: The petition for the return of the military award at 30 thousand hryvnias gained the required number of votes for consideration. - Ukrinform.</text:p>
      <text:p text:style-name="P4">
Images: ["<text:a xlink:type="simple" xlink:href="https://static.ukrinform.com/photos/2022_03/thumb_files/630_360_1648629925-771.jpg" text:style-name="Internet_20_link" text:visited-style-name="Visited_20_Internet_20_Link">
630_360_16486...</text:a>
"]</text:p>
      <text:p text:style-name="P4">
Tags: ['Премія', 'ЗСУ', 'Військові', 'Війна з росією']</text:p>
      <text:p text:style-name="P4">
Type: Article</text:p>
      <!--METADATA-->
      <text:p text:style-name="P4">
<draw:frame draw:style-name="fr1" draw:name="Image9" text:anchor-type="as-char" svg:width="6.9236in" svg:height="3.956343in" draw:z-index="0">
<draw:image xlink:href="../Images/yкринформ/2023-04-07T-29-10-50-03-00/630_360_1648629925-771.jpg" xlink:type="simple" xlink:show="embed" xlink:actuate="onLoad" draw:mime-type="image/jpeg"/>
</draw:frame>
The petition on the return of the military prize of 30 thousand hryvnias gained the necessary votes for consideration.</text:p>
      <text:p text:style-name="P4">
This is evidenced by the results of voting for this <text:a xlink:type="simple" xlink:href="https://petition.president.gov.ua/petition/185018" text:style-name="Internet_20_link" text:visited-style-name="Visited_20_Internet_20_Link">
</text:a>
On the President's website, Ukrinform correspondent reports.</text:p>
      <text:p text:style-name="P4">
In the petition, the author and the signatories appeal to the President to give the relevant orders of the government and find the opportunity to return <text:a xlink:type="simple" xlink:href="https://www.ukrinform.ua/tag-vijskovi" text:style-name="Internet_20_link" text:visited-style-name="Visited_20_Internet_20_Link">
</text:a>
Additional ₴ 30 thousand premiums.</text:p>
      <text:p text:style-name="P4">
It is noted, in particular, that the Verkhovna Rada has approved as a whole amendments to the State Budget, which increases more than half a trillion hryvnias.</text:p>
      <text:p text:style-name="P4">
The document reminded that now there were only 30 thousand surcharges only Tymwan, who perform combat missions. The minimum wage in the landslides is increased from ₴ 13 thousand to ₴ 20 100, but such an increase, at the accumulation of submitters, cannot compensate for the losses of 30,000th supplement. In addition, Varmia has adversely accepted the decline in payments, as it undermines the confidence of the military.</text:p>
      <text:p text:style-name="P4">
<text:span text:style-name="T4">
 Read also: </text:span>
 <text:a xlink:type="simple" xlink:href="https://www.ukrinform.ua/rubric-ato/3693093-peticia-pro-demobilizaciu-vijskovih-pisla-18-misaciv-sluzbi-zibrala-neobhidni-golosi.html" text:style-name="Internet_20_link" text:visited-style-name="Visited_20_Internet_20_Link">
<text:span text:style-name="T4">
 petition </text:span>
</text:a>
That is why the petition refers to the need to restore social faith for the military, which, risking their own lives, now fight the independence and freedom of our country.</text:p>
      <text:p text:style-name="P4">
The petition was published on March 24. As of today, it has gained almost 26,000 votes.</text:p>
      <text:p text:style-name="P4">
As it was reported, as of February 1, 2023, the procedure for payments was changed. Payments are now directly dependent on the areas of the stay, complexity and specifics of their combat or special tasks.</text:p>
      <text:p text:style-name="P4">
News Source: <text:a xlink:type="simple" xlink:href="https://www.ukrinform.ua/rubric-ato/3693099-peticia-pro-povernenna-vijskovim-premii-u-30-tisac-zibrala-neobhidnu-kilkist-golosiv.html" text:style-name="Internet_20_link" text:visited-style-name="Visited_20_Internet_20_Link">
https://www.ukrinform.ua/rubric-ato/3693099-peticia-pro-povernenna-vijskovim-premii-u-30-tisac-zibrala-neobhidnu-kilkist-golosiv.html</text:a>
</text:p>
      <!--NEWS-->
      <text:h text:style-name="P10" text:outline-level="1">
<text:span text:style-name="T4">
Prometheus - Volleyball Champion of Ukraine</text:span>
</text:h>
      <text:p text:style-name="P4">
Authors: Ukrinform (Person)</text:p>
      <text:p text:style-name="P4">
Publisher: Укринформ (Organization)</text:p>
      <text:p text:style-name="P4">
Published Time: 2023-04-07T-31:04:14+03:00</text:p>
      <text:p text:style-name="P4">
Modified Time: 2023-04-07T23:04:14+03:00</text:p>
      <text:p text:style-name="P4">
Description: The final series of Ivan Petkov's wards was won with a score of 3: 0. - Ukrinform.</text:p>
      <text:p text:style-name="P4">
Images: ["<text:a xlink:type="simple" xlink:href="https://static.ukrinform.com/photos/2023_04/thumb_files/630_360_1680897698-452.jpg" text:style-name="Internet_20_link" text:visited-style-name="Visited_20_Internet_20_Link">
630_360_16808...</text:a>
"]</text:p>
      <text:p text:style-name="P4">
Tags: ['Волейбол']</text:p>
      <text:p text:style-name="P4">
Type: Article</text:p>
      <!--METADATA-->
      <text:p text:style-name="P4">
<draw:frame draw:style-name="fr1" draw:name="Image10" text:anchor-type="as-char" svg:width="6.9236in" svg:height="3.956343in" draw:z-index="0">
<draw:image xlink:href="../Images/yкринформ/2023-04-07T-31-04-14-03-00/630_360_1680897698-452.jpg" xlink:type="simple" xlink:show="embed" xlink:actuate="onLoad" draw:mime-type="image/jpeg"/>
</draw:frame>
The final series of Ivan Petkov's wards was won with a score of 3: 0.</text:p>
      <text:p text:style-name="P4">
The Ukrainian Volleyball Championship among women Super League has ended in Chernivtsi, Ukrinform reports.</text:p>
      <text:p text:style-name="P4">
In the third final match "Prometheus" from the Dnipropetrovsk region Victory "Charity-Medunover-SchVSM" from Vinnitsa-3: 0(25:22, 25:13, 25:14).</text:p>
      <text:p text:style-name="P4">
Лише у першій партії на майданчику точилася рівна боротьба, яка завершилася зрахунком 25:22 на користь «Прометея». Далі перевага чемпіонок країни булапросто вражаючою – 25:13 та 25:14.</text:p>
      <text:p text:style-name="P4">
У складі переможців 20 очок набрала Олександра Міленко.</text:p>
      <text:p text:style-name="P4">
Рахунок у серії став 3:0 на користь підопічних Івана Пєткова, «Прометей»втретє поспіль виграв чемпіонат України.</text:p>
      <text:p text:style-name="P4">
Вінницький клуб вперше став срібним призером, а третє місце також в перший раззавоювала «Аланта» (Dnipro).</text:p>
      <text:p text:style-name="P4">
<text:span text:style-name="T4">
Читайте також:</text:span>
 <text:a xlink:type="simple" xlink:href="https://www.ukrinform.ua/rubric-sports/3693027-alanta-vperse-vigrala-medali-zinocoi-superligi-z-volejbolu.html" text:style-name="Internet_20_link" text:visited-style-name="Visited_20_Internet_20_Link">
 </text:a>
As reported by Ukrinform, in the match for the 3rd place of the Ukrainian Volleyball Championship among women Super League of Dnipro "Alanta" won the youth national team of Ukraine under 17 years.</text:p>
      <text:p text:style-name="P4">
Photo: promeTeyvc.com/ua</text:p>
      <text:p text:style-name="P4">
News Source: <text:a xlink:type="simple" xlink:href="https://www.ukrinform.ua/rubric-sports/3693098-prometej-cempion-ukraini-z-volejbolu.html" text:style-name="Internet_20_link" text:visited-style-name="Visited_20_Internet_20_Link">
https://www.ukrinform.ua/rubric-sports/3693098-prometej-cempion-ukraini-z-volejbolu.html</text:a>
</text:p>
      <!--NEWS-->
      <text:h text:style-name="P10" text:outline-level="1">
<text:span text:style-name="T4">
In the Austrian Security Strategy, Russia still has the status of an "important partner" on the level with the United States</text:span>
</text:h>
      <text:p text:style-name="P4">
Authors: Ukrinform (Person)</text:p>
      <text:p text:style-name="P4">
Publisher: Укринформ (Organization)</text:p>
      <text:p text:style-name="P4">
Published Time: 2023-04-07T-34:51:00+03:00</text:p>
      <text:p text:style-name="P4">
Modified Time: 2023-04-07T22:51:00+03:00</text:p>
      <text:p text:style-name="P4">
Description: The current version of Austria's security strategy, which is a fundamental document of the country in the field of national security and foreign policy, still considers the Russian Federation as a "important" and "strategic" EU partner at a level with the United States. - Ukrinform.</text:p>
      <text:p text:style-name="P4">
Images: ["<text:a xlink:type="simple" xlink:href="https://static.ukrinform.com/photos/2018_03/thumb_files/630_360_1520003230-7360.jpg" text:style-name="Internet_20_link" text:visited-style-name="Visited_20_Internet_20_Link">
630_360_15200...</text:a>
"]</text:p>
      <text:p text:style-name="P4">
Tags: ['Австрія', 'США', 'росія']</text:p>
      <text:p text:style-name="P4">
Type: Article</text:p>
      <!--METADATA-->
      <text:p text:style-name="P4">
<draw:frame draw:style-name="fr1" draw:name="Image11" text:anchor-type="as-char" svg:width="6.9236in" svg:height="3.956343in" draw:z-index="0">
<draw:image xlink:href="../Images/yкринформ/2023-04-07T-34-51-00-03-00/630_360_1520003230-7360.jpg" xlink:type="simple" xlink:show="embed" xlink:actuate="onLoad" draw:mime-type="image/jpeg"/>
</draw:frame>
The Austrian Security Strategy, which is the fundamental document of the National Security and Foreign Policy, is still considering the Russian Federation as an "important" and "strategic" EU partner at the level with the United Nations.</text:p>
      <text:p text:style-name="P4">
About it reports Ukrinform with reference to <text:a xlink:type="simple" xlink:href="https://www.bundeskanzleramt.gv.at/themen/sicherheitspolitik/sicherheitsstrategie.html" text:style-name="Internet_20_link" text:visited-style-name="Visited_20_Internet_20_Link">
</text:a>
Federal Office text of the document.</text:p>
      <text:p text:style-name="P4">
Thus, in the part of Austrian Security Policy in the international framework, the purpose of the goal "purposeful cooperation with the United States and Russia as EU strategic partners in the field of internal security, also directly important to Austria, regions."</text:p>
      <text:p text:style-name="P4">
<text:span text:style-name="T4">
 Read also: </text:span>
 <text:a xlink:type="simple" xlink:href="https://www.ukrinform.ua/rubric-polytics/3690129-glava-mzs-avstrii-rosii-ne-mae-zijti-z-ruk-zlocin-agresii.html" text:style-name="Internet_20_link" text:visited-style-name="Visited_20_Internet_20_Link">
<text:span text:style-name="T4">
 Austro </text:span>
</text:a>
Also, the Security Policy Security Aspects of Austria should be formed on the further development of cooperation and the European Union, as well as "with such important partners as the United States, developing Russia".</text:p>
      <text:p text:style-name="P4">
In addition, the current Austrian security strategy, assessing the Tana Tana situation in Europe, contains the statement that NATO is working closely with international partners with the emergence of international partners, including Russia, "in a spirit of a joint understanding of security".</text:p>
      <text:p text:style-name="P4">
The current Austrian security strategy, which began to be developed in 2011 and was bruised in 2013, has not changed neither after Russian aggression of Ukraine's anti -Ukraine aggression and imposition of EU sanctions against the Russian Federation, nor after a full -scale invasion of Russia on February 24, 2022.</text:p>
      <text:p text:style-name="P4">
<text:span text:style-name="T4">
 Read also: </text:span>
 <text:a xlink:type="simple" xlink:href="https://www.ukrinform.ua/rubric-polytics/3689660-glava-mzs-avstrii-pidtrimav-order-mks-na-arest-putina-ce-pravilnij-signal.html" text:style-name="Internet_20_link" text:visited-style-name="Visited_20_Internet_20_Link">
<text:span text:style-name="T4">
 Austro </text:span>
</text:a>
In Austria's expert and political circles, the Federal Government, headed by Zanzler Karl Neparamer, to start a meaningful discussion on the future security system of the country, including neutrality of the country.</text:p>
      <text:p text:style-name="P4">
As reported by Ukrinform, earlier former Defense Ministers of Austria Wernerfasselbend and Herbert Schibner have been to view the "outdated" neutral status of the country, pointing to the expediency of Austria's accession to NATO.</text:p>
      <text:p text:style-name="P4">
News Source: <text:a xlink:type="simple" xlink:href="https://www.ukrinform.ua/rubric-world/3692944-v-avstrijskij-strategii-bezpeki-rosia-dosi-mae-status-vazlivogo-partnera-na-rivni-iz-ssa.html" text:style-name="Internet_20_link" text:visited-style-name="Visited_20_Internet_20_Link">
https://www.ukrinform.ua/rubric-world/3692944-v-avstrijskij-strategii-bezpeki-rosia-dosi-mae-status-vazlivogo-partnera-na-rivni-iz-ssa.html</text:a>
</text:p>
      <!--NEWS-->
      <text:h text:style-name="P10" text:outline-level="1">
<text:span text:style-name="T4">
Kostyuk: At a meeting with WTA, I asked a simple question - is we in equal terms about Russian and Belarus?</text:span>
</text:h>
      <text:p text:style-name="P4">
Authors: Ukrinform (Person)</text:p>
      <text:p text:style-name="P4">
Publisher: Укринформ (Organization)</text:p>
      <text:p text:style-name="P4">
Published Time: 2023-04-07T-36:40:15+03:00</text:p>
      <text:p text:style-name="P4">
Modified Time: 2023-04-07T22:40:15+03:00</text:p>
      <text:p text:style-name="P4">
Description: Ukrainian tennis players Marta Kostyuk, Lesya Tsurenko and Elina Svitolina held an online meeting with the WTA leadership. - Ukrinform.</text:p>
      <text:p text:style-name="P4">
Images: ["<text:a xlink:type="simple" xlink:href="https://static.ukrinform.com/photos/2023_04/thumb_files/630_360_1680896000-465.jpg" text:style-name="Internet_20_link" text:visited-style-name="Visited_20_Internet_20_Link">
630_360_16808...</text:a>
"]</text:p>
      <text:p text:style-name="P4">
Tags: ['Теніс', 'Марта Костюк']</text:p>
      <text:p text:style-name="P4">
Type: Article</text:p>
      <!--METADATA-->
      <text:p text:style-name="P4">
<draw:frame draw:style-name="fr1" draw:name="Image12" text:anchor-type="as-char" svg:width="6.9236in" svg:height="3.956343in" draw:z-index="0">
<draw:image xlink:href="../Images/yкринформ/2023-04-07T-36-40-15-03-00/630_360_1680896000-465.jpg" xlink:type="simple" xlink:show="embed" xlink:actuate="onLoad" draw:mime-type="image/jpeg"/>
</draw:frame>
Ukrainian tennis players Marta Kostyuk, Lesya Tsurenko and Elina Svitolina conducting a WTA leadership.</text:p>
      <text:p text:style-name="P4">
Ukrainian tennis player Marta Kostyuk shared the details of the meeting in <text:a xlink:type="simple" xlink:href="https://btu.org.ua/ua/golovne/44551-she-raz-perekonalisya-v-tomu-sho-pro-ukrayinskih-gravciv-vzagali-nihto-ne-dumav-svitolina-curenko-i-kostyuk-rozpovili-pro-zustrich-iz-predstavnikami-wta.html" text:style-name="Internet_20_link" text:visited-style-name="Visited_20_Internet_20_Link">
</text:a>
BTU, Ukrinform reports.</text:p>
      <text:p text:style-name="P4">
“During our meeting, I was in Kiev. In my homeland, war is ongoing, it is extremely important to get used to it at this time. I was traveling in the car and carefully listened to everything that happened at the meeting and suddenly turned on the air(Unmanned vehicles flying to Kyiv)when my turn came to speak, Japaid a simple question - whether we are equal(Ukrainian)Terms for Russian Ibilorus Russian Russians? We can't even at least one day just be safe at home. The training bases are bombarded. The country is bombing daily. We do not have a transportation with other countries. Every morning begins with a check whether or not it is killed with relatives or acquaintances.</text:p>
      <text:p text:style-name="P4">
Mentally we are in constant stress. And at the particular moment when I asked the question, I was in a deadly danger. And in these circumstances, we have to conform with representatives of aggressors, because WTA decided to non-remedy. Ukrainians are in such circumstances because of Russia's activities Tabilorus. That is, these countries have consciously created an advantage for their players against us. Nobody answered my question ... I repeated it once, and once again, and again and again ... until we heard the answer from Sloanstivens. She said she did not quite understand what I mean, saying about equal conditions, but the advice of players is ready to help Ukrainians and they wanted to lick what they can do for us. I want to point out that communication was the first time since the beginning of the war. This conversation was not interested in what can and should help Ukrainians who suffer from war, ”Kostyuk said.</text:p>
      <text:p text:style-name="P4">
<text:span text:style-name="T4">
 Read also: </text:span>
 <text:a xlink:type="simple" xlink:href="https://www.ukrinform.ua/rubric-sports/3691563-svitolina-wta-mala-b-zrobiti-znacno-bilse-z-bagatoh-pitan.html" text:style-name="Internet_20_link" text:visited-style-name="Visited_20_Internet_20_Link">
</text:a>
As reported by Ukrinform, the meeting discussed the issue of violations of the Right -Ukrainian Rights and inaction regarding the propaganda and support of military aggression against Ukraine in the tour, prevention of manifestations of unethical behavior from WTA Bulbarians.</text:p>
      <text:p text:style-name="P4">
Photo: btu.org.ua</text:p>
      <text:p text:style-name="P4">
News Source: <text:a xlink:type="simple" xlink:href="https://www.ukrinform.ua/rubric-sports/3693095-kostuk-na-zustrici-z-wta-a-postavila-proste-pitanna-ci-v-rivnih-mi-umovah-sodo-rosianok-i-bilorusok.html" text:style-name="Internet_20_link" text:visited-style-name="Visited_20_Internet_20_Link">
https://www.ukrinform.ua/rubric-sports/3693095-kostuk-na-zustrici-z-wta-a-postavila-proste-pitanna-ci-v-rivnih-mi-umovah-sodo-rosianok-i-bilorusok.html</text:a>
</text:p>
      <!--NEWS-->
      <text:h text:style-name="P10" text:outline-level="1">
<text:span text:style-name="T4">
Russian tried to get to Ukraine according to fake documents</text:span>
</text:h>
      <text:p text:style-name="P4">
Authors: Ukrinform (Person)</text:p>
      <text:p text:style-name="P4">
Publisher: Укринформ (Organization)</text:p>
      <text:p text:style-name="P4">
Published Time: 2023-04-07T-38:32:00+03:00</text:p>
      <text:p text:style-name="P4">
Modified Time: 2023-04-07T22:32:00+03:00</text:p>
      <text:p text:style-name="P4">
Description: Border guards of the Belgorod-Dnestrovsky detachment were banned from entering Ukraine by a citizen of Russia, who tried to cross the border according to counterfeit documents. - Ukrinform.</text:p>
      <text:p text:style-name="P4">
Images: ["<text:a xlink:type="simple" xlink:href="https://static.ukrinform.com/photos/2022_05/thumb_files/630_360_1652180233-240.jpg" text:style-name="Internet_20_link" text:visited-style-name="Visited_20_Internet_20_Link">
630_360_16521...</text:a>
"]</text:p>
      <text:p text:style-name="P4">
Tags: ['Паспорт', 'Прикордонники', 'росія', 'Кордон']</text:p>
      <text:p text:style-name="P4">
Type: Article</text:p>
      <!--METADATA-->
      <text:p text:style-name="P4">
<draw:frame draw:style-name="fr1" draw:name="Image13" text:anchor-type="as-char" svg:width="6.9236in" svg:height="3.956343in" draw:z-index="0">
<draw:image xlink:href="../Images/yкринформ/2023-04-07T-38-32-00-03-00/630_360_1652180233-240.jpg" xlink:type="simple" xlink:show="embed" xlink:actuate="onLoad" draw:mime-type="image/jpeg"/>
</draw:frame>
The border guards of the Belgorod-Dnestrovsky detachment were banned from the entrance of Dukraine to a citizen of Russia, who tried to cross the border on counterfeit documents.</text:p>
      <text:p text:style-name="P4">
As Ukrinform reports, it reports <text:a xlink:type="simple" xlink:href="https://dpsu.gov.ua/ua/news/sprobi-rosiyanki-potrapiti-v-ukrainu-zavershilis-zaboronoyu-vizdu/" text:style-name="Internet_20_link" text:visited-style-name="Visited_20_Internet_20_Link">
</text:a>
.</text:p>
      <text:p text:style-name="P4">
"Yesterday the border guards of the Belgorod-Dnestrovsky detachment at the checkpoint" Palanka-Mayaki-Audobook "was found to a citizen of Russia who tried to get into the Ukraine with invalid and forged documents," the statement reads.</text:p>
      <text:p text:style-name="P4">
As it is noted, during the passage of border control, the foreigner, hoping for the inattention of the border guards, provided a passport and a certificate for verification, which expired. Upon learning that she did not have a legal ground for crossing another <text:a xlink:type="simple" xlink:href="https://www.ukrinform.ua/tag-pasport" text:style-name="Internet_20_link" text:visited-style-name="Visited_20_Internet_20_Link">
</text:a>
- Armenian citizens who, as a result of study, proved to be fully worked. The offender explained that her man lives in Ukraine, and to be able to meet with him decided to use the services of "sale" of invalid passports.</text:p>
      <text:p text:style-name="P4">
<text:span text:style-name="T4">
 Read also: </text:span>
 <text:a xlink:type="simple" xlink:href="https://www.ukrinform.ua/rubric-regions/3679784-na-zakarpatti-zatrimali-10-porusnikiv-kordonu.html" text:style-name="Internet_20_link" text:visited-style-name="Visited_20_Internet_20_Link">
</text:a>
According to the press service, the offenders were banned from entering the territory of Ukraine for 3 years.</text:p>
      <text:p text:style-name="P4">
According to Ukrinform, the passenger traffic of citizens who head to Ukraine increased on the eve of Easter. Earlier, up to 80 thousand people crossed on average per productivity, more than110 thousand people recently.</text:p>
      <text:p text:style-name="P4">
News Source: <text:a xlink:type="simple" xlink:href="https://www.ukrinform.ua/rubric-regions/3692893-rosianka-namagalas-potrapiti-do-ukraini-za-pidroblenimi-dokumentami.html" text:style-name="Internet_20_link" text:visited-style-name="Visited_20_Internet_20_Link">
https://www.ukrinform.ua/rubric-regions/3692893-rosianka-namagalas-potrapiti-do-ukraini-za-pidroblenimi-dokumentami.html</text:a>
</text:p>
      <!--NEWS-->
      <text:h text:style-name="P10" text:outline-level="1">
<text:span text:style-name="T4">
A petition about demobilization of the military after 18 months of service gathered the necessary votes</text:span>
</text:h>
      <text:p text:style-name="P4">
Authors: Ukrinform (Person)</text:p>
      <text:p text:style-name="P4">
Publisher: Укринформ (Organization)</text:p>
      <text:p text:style-name="P4">
Published Time: 2023-04-07T-40:11:00+03:00</text:p>
      <text:p text:style-name="P4">
Modified Time: 2023-04-07T22:11:00+03:00</text:p>
      <text:p text:style-name="P4">
Description: The petition on the demobilization of the military, who served 18 months from the moment of mobilization, gained the required number of votes for consideration. - Ukrinform.</text:p>
      <text:p text:style-name="P4">
Images: ["<text:a xlink:type="simple" xlink:href="https://static.ukrinform.com/photos/2016_02/thumb_files/630_360_1454938234-9771.jpg" text:style-name="Internet_20_link" text:visited-style-name="Visited_20_Internet_20_Link">
630_360_14549...</text:a>
"]</text:p>
      <text:p text:style-name="P4">
Tags: ['Мобілізація', 'Петиція', 'ЗСУ', 'Військові', 'Війна з росією', 'Демобілізація']</text:p>
      <text:p text:style-name="P4">
Type: Article</text:p>
      <!--METADATA-->
      <text:p text:style-name="P4">
<draw:frame draw:style-name="fr1" draw:name="Image14" text:anchor-type="as-char" svg:width="6.9236in" svg:height="3.956343in" draw:z-index="0">
<draw:image xlink:href="../Images/yкринформ/2023-04-07T-40-11-00-03-00/630_360_1454938234-9771.jpg" xlink:type="simple" xlink:show="embed" xlink:actuate="onLoad" draw:mime-type="image/jpeg"/>
</draw:frame>
The petition about the demobilization of the military who served 18 months from the moment of mobilization, gained the required number of votes for consideration.</text:p>
      <text:p text:style-name="P4">
This is evidenced by the results of voting for this <text:a xlink:type="simple" xlink:href="https://petition.president.gov.ua/petition/185770" text:style-name="Internet_20_link" text:visited-style-name="Visited_20_Internet_20_Link">
</text:a>
On the President's website, Ukrinform correspondent reports.</text:p>
      <text:p text:style-name="P4">
In the petition, the author and the signatories appeal to the President to promote more of the Verkhovna Rada of the Bill No. 9142 "On Amendments to Ukraine's Legislative Acts on Clarification of Military Service during Mobilization". This bill proposes that citizens of Ukraine have the right to release a year and a half after mobilization, if they do not want to continue their military service.</text:p>
      <text:p text:style-name="P4">
In addition, the bill proposes to give a defer from the call for five years to those who have been demobilized and have served the maximum service life of the mobilization.</text:p>
      <text:p text:style-name="P4">
The petition states that the uncertainty of the service life leads to the nursing of the moral and psychological state <text:a xlink:type="simple" xlink:href="https://www.ukrinform.ua/tag-vijskovi" text:style-name="Internet_20_link" text:visited-style-name="Visited_20_Internet_20_Link">
</text:a>
, because the overall mobilization lasts from February 24, 2022. That is, for more than a year, the Ukrainian military is on the front and do not understand how many still have to be there, that is, there is an urgent need to regulate termins.</text:p>
      <text:p text:style-name="P4">
<text:span text:style-name="T4">
 Read also: </text:span>
 <text:a xlink:type="simple" xlink:href="https://www.ukrinform.ua/rubric-ato/3626007-zelenskij-vidpoviv-na-peticiu-pro-demobilizacii-vijskovih-aki-vidsluzili-rik.html" text:style-name="Internet_20_link" text:visited-style-name="Visited_20_Internet_20_Link">
<text:span text:style-name="T4">
 demobilization </text:span>
</text:a>
The petition was published on March 29. As of today, it has gained a little more than 25,000 votes.</text:p>
      <text:p text:style-name="P4">
Currently, the draft law No. 9142 is under consideration by the Verkhovna Rada Committee on Question Safety, Defense and Intelligence.</text:p>
      <text:p text:style-name="P4">
News Source: <text:a xlink:type="simple" xlink:href="https://www.ukrinform.ua/rubric-ato/3693093-peticia-pro-demobilizaciu-vijskovih-pisla-18-misaciv-sluzbi-zibrala-neobhidni-golosi.html" text:style-name="Internet_20_link" text:visited-style-name="Visited_20_Internet_20_Link">
https://www.ukrinform.ua/rubric-ato/3693093-peticia-pro-demobilizaciu-vijskovih-pisla-18-misaciv-sluzbi-zibrala-neobhidni-golosi.html</text:a>
</text:p>
      <!--NEWS-->
      <text:h text:style-name="P10" text:outline-level="1">
<text:span text:style-name="T4">
The Russians fired at five communities in Sumy region - 125 "arrivals"</text:span>
</text:h>
      <text:p text:style-name="P4">
Authors: Ukrinform (Person)</text:p>
      <text:p text:style-name="P4">
Publisher: Укринформ (Organization)</text:p>
      <text:p text:style-name="P4">
Published Time: 2023-04-07T-43:58:28+03:00</text:p>
      <text:p text:style-name="P4">
Modified Time: 2023-04-07T21:58:28+03:00</text:p>
      <text:p text:style-name="P4">
Description: Russian invaders on Friday, April 7, fired at five communities of Sumy region, recorded 125 hits.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ійна з росією']</text:p>
      <text:p text:style-name="P4">
Type: Article</text:p>
      <!--METADATA-->
      <text:p text:style-name="P4">
<draw:frame draw:style-name="fr1" draw:name="Image15" text:anchor-type="as-char" svg:width="6.9236in" svg:height="3.956343in" draw:z-index="0">
<draw:image xlink:href="../Images/yкринформ/2023-04-07T-43-58-28-03-00/630_360_1479558145-5682.jpg" xlink:type="simple" xlink:show="embed" xlink:actuate="onLoad" draw:mime-type="image/jpeg"/>
</draw:frame>
Russian invaders on Friday, April 7, fired at five communities of the Sumy region, recorded 125 hits.</text:p>
      <text:p text:style-name="P4">
According to Ukrinform, the Sumy Regional Military Administration reports in <text:a xlink:type="simple" xlink:href="https://t.me/Sumy_news_ODA/15326" text:style-name="Internet_20_link" text:visited-style-name="Visited_20_Internet_20_Link">
</text:a>
.</text:p>
      <text:p text:style-name="P4">
“During the day, the Russians carried out 12 shelling of the border communities of the region-Belopil, Krasnopil, Seredi-Budsk, Novoslobidskaya, Esmanskaya. 125 arrivals have been recorded, 12 of them arrival from artillery, 30 mortars from mortars, aviation fire and 66 shots from AGS and LNG ”, and is in the message.</text:p>
      <text:p text:style-name="P4">
<text:span text:style-name="T4">
 Read also: </text:span>
 <text:a xlink:type="simple" xlink:href="https://www.ukrinform.ua/rubric-ato/3693064-kilkist-poranenih-cerez-obstril-svidkoi-v-berislavi-zrosla-do-vosmi.html" text:style-name="Internet_20_link" text:visited-style-name="Visited_20_Internet_20_Link">
<text:span text:style-name="T4">
 firing </text:span>
</text:a>
The Russians fired at the middle-and-Budy community. On the outskirts of the city, the middle-Zbadazagarbniki carried out aircraft fire, which damaged the manure.</text:p>
      <text:p text:style-name="P4">
In the Belopil community, the Russians beat mortars, releasing 14 mines. Also, the enchantments shot the community from an automatic grenade launcher(50 shots)Tapropotitan grenade launcher(6 shots).</text:p>
      <text:p text:style-name="P4">
По Новослобідській громаді з території російської федерації було 10 пострілівз АГС та 8 ударів з міномета.</text:p>
      <text:p text:style-name="P4">
<text:span text:style-name="T4">
Читайте також:</text:span>
 <text:a xlink:type="simple" xlink:href="https://www.ukrinform.ua/rubric-ato/3693041-rosiani-obstrilali-z-gelikoptera-misto-na-sumsini.html" text:style-name="Internet_20_link" text:visited-style-name="Visited_20_Internet_20_Link">
 <text:span text:style-name="T4">
Сумщ</text:span>
 </text:a>
The invaders also carried out an artillery shelling of the Essman community, releasing 12 shells.</text:p>
      <text:p text:style-name="P4">
The aggressor dropped 8 mines into the territory of the Krasnopil community.</text:p>
      <text:p text:style-name="P4">
As reported by Ukrinform, Russian invaders fired on April 7, the border city of the middle-building of the Sumy region, releasing the sheet.</text:p>
      <text:p text:style-name="P4">
Photo illustrative</text:p>
      <text:p text:style-name="P4">
News Source: <text:a xlink:type="simple" xlink:href="https://www.ukrinform.ua/rubric-ato/3693091-rosiani-obstrilali-pat-gromad-na-sumsini-125-prilotiv.html" text:style-name="Internet_20_link" text:visited-style-name="Visited_20_Internet_20_Link">
https://www.ukrinform.ua/rubric-ato/3693091-rosiani-obstrilali-pat-gromad-na-sumsini-125-prilotiv.html</text:a>
</text:p>
      <!--NEWS-->
      <text:h text:style-name="P10" text:outline-level="1">
<text:span text:style-name="T4">
Dzhemilev urged Muslim countries to overcome fear of Russia and support Ukraine</text:span>
</text:h>
      <text:p text:style-name="P4">
Authors: Ukrinform (Person)</text:p>
      <text:p text:style-name="P4">
Publisher: Укринформ (Organization)</text:p>
      <text:p text:style-name="P4">
Published Time: 2023-04-07T-45:46:53+03:00</text:p>
      <text:p text:style-name="P4">
Modified Time: 2023-04-07T21:46:53+03:00</text:p>
      <text:p text:style-name="P4">
Description: The leader of the Crimean Tatar people Mustafa Dzhemilev considers insufficient support to the Muslim countries of Ukraine in its fight against Russian aggression and calls for such states to overcome fear of Russia and stand on the side of goodness and justice. - Ukrinform.</text:p>
      <text:p text:style-name="P4">
Images: ["<text:a xlink:type="simple" xlink:href="https://static.ukrinform.com/photos/2023_04/thumb_files/630_360_1680893123-762.jpg" text:style-name="Internet_20_link" text:visited-style-name="Visited_20_Internet_20_Link">
630_360_16808...</text:a>
"]</text:p>
      <text:p text:style-name="P4">
Tags: ['Джемілєв', 'Кримські татари', 'Мусульмани', 'Війна з росією']</text:p>
      <text:p text:style-name="P4">
Type: Article</text:p>
      <!--METADATA-->
      <text:p text:style-name="P4">
<draw:frame draw:style-name="fr1" draw:name="Image16" text:anchor-type="as-char" svg:width="6.9236in" svg:height="3.956343in" draw:z-index="0">
<draw:image xlink:href="../Images/yкринформ/2023-04-07T-45-46-53-03-00/630_360_1680893123-762.jpg" xlink:type="simple" xlink:show="embed" xlink:actuate="onLoad" draw:mime-type="image/jpeg"/>
</draw:frame>
Mustafa Dzhemilev's leader -Tatar people considers the insufficient support of the Muslim countries of Ukraine in its fight against Russian aggression asks such states to overcome the fear of Russia and to stand on the side of goodness.</text:p>
      <text:p text:style-name="P4">
He stated this during the first iftar at the official level of President Vladimir Zelensky, Muslim soldiers and foreign diploma representatives, Ukrinform correspondent reports.</text:p>
      <text:p text:style-name="P4">
"To be frank, I have to admit that we, the Muslims of Crimea, were waiting for much support from Muslim countries. Moreover, Russian aggression has been dealing with the occupation of our homeland in February 2014, and the greatest repression and destruction, theft and murder, arrest and arrest. Muslims were subjected to, "said <text:a xlink:type="simple" xlink:href="https://www.ukrinform.ua/tag-dzemilev" text:style-name="Internet_20_link" text:visited-style-name="Visited_20_Internet_20_Link">
</text:a>
.</text:p>
      <text:p text:style-name="P4">
He said that in international organizations, especially the UN General Assembly, resolutions with condemnation of Russian aggression on human rights violations and the usual withdrawal of Russian troops from the Ukrainian territory supported the number Annexation of Crimea by Russia.</text:p>
      <text:p text:style-name="P4">
At the same time, the leader of the Crimean Tatar people said that when in 1979 the Soviet troops invaded Afghanistan, he protested and received years in prison in Soviet camps.</text:p>
      <text:p text:style-name="P4">
<text:span text:style-name="T4">
 Read also: </text:span>
 <text:a xlink:type="simple" xlink:href="https://www.ukrinform.ua/rubric-crimea/3675875-u-skladi-zsu-vouut-ponad-10-tisac-ziteliv-krimu.html" text:style-name="Internet_20_link" text:visited-style-name="Visited_20_Internet_20_Link">
</text:a>
"I am not a theologian and I do not know all the subtleties of Muslim law, but I know for sure that the Muslim cannot be neutral between good and evil, between the bandit of the banditry, and to stand on the bandit is a serious sin of the pre -seminidal Allah. I hope that Islamic The countries will overcome their firm aggressor country, to which the Ukrainian army is already quite effectively embarrassed and will take a more active position in the confrontation between Ukraine and the aggressor, "Dzhemilev proclaimed.</text:p>
      <text:p text:style-name="P4">
He added that the more active Muslims will be on the side of goodness and justice, the higher the authority of Islam in the world.<text:span text:style-name="T5">
Foto: Gennady Minchenko</text:span>
</text:p>
      <text:p text:style-name="P4">
News Source: <text:a xlink:type="simple" xlink:href="https://www.ukrinform.ua/rubric-polytics/3693088-dzemilev-zaklikav-musulmanski-kraini-podolati-strah-pered-rosieu-j-pidtrimati-ukrainu.html" text:style-name="Internet_20_link" text:visited-style-name="Visited_20_Internet_20_Link">
https://www.ukrinform.ua/rubric-polytics/3693088-dzemilev-zaklikav-musulmanski-kraini-podolati-strah-pered-rosieu-j-pidtrimati-ukrainu.html</text:a>
</text:p>
      <!--NEWS-->
      <text:h text:style-name="P10" text:outline-level="1">
<text:span text:style-name="T4">
Abbey Mjorfi's American abandoned the fastest puck on a hockey chief</text:span>
</text:h>
      <text:p text:style-name="P4">
Authors: Ukrinform (Person)</text:p>
      <text:p text:style-name="P4">
Publisher: Укринформ (Organization)</text:p>
      <text:p text:style-name="P4">
Published Time: 2023-04-07T-47:45:36+03:00</text:p>
      <text:p text:style-name="P4">
Modified Time: 2023-04-07T21:45:36+03:00</text:p>
      <text:p text:style-name="P4">
Description: The preliminary achievement was almost twice. - Ukrinform.</text:p>
      <text:p text:style-name="P4">
Images: ["<text:a xlink:type="simple" xlink:href="https://static.ukrinform.com/photos/2023_04/thumb_files/630_360_1680893026-888.jpg" text:style-name="Internet_20_link" text:visited-style-name="Visited_20_Internet_20_Link">
630_360_16808...</text:a>
"]</text:p>
      <text:p text:style-name="P4">
Tags: ['Чемпіонат світу з хокею', 'хокей']</text:p>
      <text:p text:style-name="P4">
Type: Article</text:p>
      <!--METADATA-->
      <text:p text:style-name="P4">
<draw:frame draw:style-name="fr1" draw:name="Image17" text:anchor-type="as-char" svg:width="6.9236in" svg:height="3.956343in" draw:z-index="0">
<draw:image xlink:href="../Images/yкринформ/2023-04-07T-47-45-36-03-00/630_360_1680893026-888.jpg" xlink:type="simple" xlink:show="embed" xlink:actuate="onLoad" draw:mime-type="image/jpeg"/>
</draw:frame>
The preliminary concern was almost twice.</text:p>
      <text:p text:style-name="P4">
At the Women's Hockey World Championships, a historical record was beaten with a nasty puck, it happened in the match of an elite division between the US Tashweitzarria, Ukrinform reports.</text:p>
      <text:p text:style-name="P4">
Abbie Mjorfi's hockey player opened the score in the match for the seventh second of the game. To make a fast goal Mjorfi was able to won Abby Rock's hiking from her partner.</text:p>
      <text:p text:style-name="P4">
MrFi was able to exceed the previous World Championship record, set in 1994 - 13 seconds - almost twice.</text:p>
      <text:p text:style-name="P4">
The United States defeated Switzerland at the Group Stage of the World Hockey Championship 9: 1. This is the second victory of the United States at the 20123 World Cup. After a day of the American matches - intermediate leaders Group A - six points and 16: 2 differences.</text:p>
      <text:p text:style-name="P4">
<text:span text:style-name="T4">
 Read also: </text:span>
 <text:a xlink:type="simple" xlink:href="https://www.ukrinform.ua/rubric-sports/3692914-zinoca-zbirna-ukraini-rozgromila-bolgarok-na-cempionati-svitu-z-hokeu.html" text:style-name="Internet_20_link" text:visited-style-name="Visited_20_Internet_20_Link">
<text:span text:style-name="T4">
 hockey </text:span>
</text:a>
As reported by Ukrinform, the National Women's Team of Ukraine with hockey played a team of Bulgaria in its fourth match at the 20123 World Cup IIIA.</text:p>
      <text:p text:style-name="P4">
Photo: Getty Image</text:p>
      <text:p text:style-name="P4">
News Source: <text:a xlink:type="simple" xlink:href="https://www.ukrinform.ua/rubric-sports/3693087-amerikanka-abbi-morfi-zakinula-najsvidsu-v-istorii-sajbu-na-cs-z-hokeu.html" text:style-name="Internet_20_link" text:visited-style-name="Visited_20_Internet_20_Link">
https://www.ukrinform.ua/rubric-sports/3693087-amerikanka-abbi-morfi-zakinula-najsvidsu-v-istorii-sajbu-na-cs-z-hokeu.html</text:a>
</text:p>
      <!--NEWS-->
      <text:h text:style-name="P10" text:outline-level="1">
<text:span text:style-name="T4">
At the Airline in Voronezh there was an explosion</text:span>
</text:h>
      <text:p text:style-name="P4">
Authors: Ukrinform (Person)</text:p>
      <text:p text:style-name="P4">
Publisher: Укринформ (Organization)</text:p>
      <text:p text:style-name="P4">
Published Time: 2023-04-07T-49:24:00+03:00</text:p>
      <text:p text:style-name="P4">
Modified Time: 2023-04-07T21:24:00+03:00</text:p>
      <text:p text:style-name="P4">
Description: A explosion in the area of the airplane owned by the enterprise "Voronezh Joint -Stock Company" (VASO). - Ukrinform.</text:p>
      <text:p text:style-name="P4">
Images: ["<text:a xlink:type="simple" xlink:href="https://static.ukrinform.com/photos/2023_04/thumb_files/630_360_1680891831-458.jpg" text:style-name="Internet_20_link" text:visited-style-name="Visited_20_Internet_20_Link">
630_360_16808...</text:a>
"]</text:p>
      <text:p text:style-name="P4">
Tags: ['Вибух', 'Завод', 'Російська авіація', 'росія']</text:p>
      <text:p text:style-name="P4">
Type: Article</text:p>
      <!--METADATA-->
      <text:p text:style-name="P4">
<draw:frame draw:style-name="fr1" draw:name="Image18" text:anchor-type="as-char" svg:width="6.9236in" svg:height="3.956343in" draw:z-index="0">
<draw:image xlink:href="../Images/yкринформ/2023-04-07T-49-24-00-03-00/630_360_1680891831-458.jpg" xlink:type="simple" xlink:show="embed" xlink:actuate="onLoad" draw:mime-type="image/jpeg"/>
</draw:frame>
A explosion in the area of the airline owned by the Voronezh Joint -Stock Company was raised(Vaso).</text:p>
      <text:p text:style-name="P4">
Про це повідомляють російські <text:a xlink:type="simple" xlink:href="https://t.me/sotaproject/56730" text:style-name="Internet_20_link" text:visited-style-name="Visited_20_Internet_20_Link">
 </text:a>
, reports Ukrinform.</text:p>
      <text:p text:style-name="P4">
<text:a xlink:type="simple" xlink:href="https://www.ukrinform.ua/tag-vibuh" text:style-name="Internet_20_link" text:visited-style-name="Visited_20_Internet_20_Link">
</text:a>
It was heard in the area of the runway.</text:p>
      <text:p text:style-name="P4">
"A long trace is visible in the sky, which sharply changes the angle towards the Earth," the testimony reads.</text:p>
      <text:p text:style-name="P4">
At the same time, the Ministry of Emergencies in the Voronezh region stated that the fire and rescue units were not sent to the place of the explosion.</text:p>
      <text:p text:style-name="P4">
<text:span text:style-name="T4">
 Read also: </text:span>
 <text:a xlink:type="simple" xlink:href="https://www.ukrinform.ua/rubric-world/3692182-u-centri-moskvi-gorila-budivla-minoboroni.html" text:style-name="Internet_20_link" text:visited-style-name="Visited_20_Internet_20_Link">
</text:a>
Aircraft in Voronezh collects planes including the order of the Russian Defense Ministry, including the Judicial Day aircraft.</text:p>
      <text:p text:style-name="P4">
News Source: <text:a xlink:type="simple" xlink:href="https://www.ukrinform.ua/rubric-world/3693083-na-aviazavodi-u-voronezi-prolunav-vibuh.html" text:style-name="Internet_20_link" text:visited-style-name="Visited_20_Internet_20_Link">
https://www.ukrinform.ua/rubric-world/3693083-na-aviazavodi-u-voronezi-prolunav-vibuh.html</text:a>
</text:p>
      <!--NEWS-->
      <text:h text:style-name="P10" text:outline-level="1">
<text:span text:style-name="T4">
Ukraine restores electricity exports</text:span>
</text:h>
      <text:p text:style-name="P4">
Authors: Ukrinform (Person)</text:p>
      <text:p text:style-name="P4">
Publisher: Укринформ (Organization)</text:p>
      <text:p text:style-name="P4">
Published Time: 2023-04-07T-51:17:25+03:00</text:p>
      <text:p text:style-name="P4">
Modified Time: 2023-04-07T21:17:25+03:00</text:p>
      <text:p text:style-name="P4">
Description: Energy Minister of Ukraine Herman Galushchenko has signed a regulatory document that allows you to start the process of recovery of electricity exports in terms of generating capacity surplus. - Ukrinform.</text:p>
      <text:p text:style-name="P4">
Images: ["<text:a xlink:type="simple" xlink:href="https://static.ukrinform.com/photos/2023_02/thumb_files/630_360_1675414663-980.jpg" text:style-name="Internet_20_link" text:visited-style-name="Visited_20_Internet_20_Link">
630_360_16754...</text:a>
"]</text:p>
      <text:p text:style-name="P4">
Tags: ['Електроенергія', 'Міненерго', 'Галущенко']</text:p>
      <text:p text:style-name="P4">
Type: Article</text:p>
      <!--METADATA-->
      <text:p text:style-name="P4">
<draw:frame draw:style-name="fr1" draw:name="Image19" text:anchor-type="as-char" svg:width="6.9236in" svg:height="3.956343in" draw:z-index="0">
<draw:image xlink:href="../Images/yкринформ/2023-04-07T-51-17-25-03-00/630_360_1675414663-980.jpg" xlink:type="simple" xlink:show="embed" xlink:actuate="onLoad" draw:mime-type="image/jpeg"/>
</draw:frame>
The Minister of Energy of Ukraine Herman Galushchenko has signed a regulatory document that allows the process of restoring electricity exports in the conditions of surgence power.</text:p>
      <text:p text:style-name="P4">
According to Ukrinform, the Ministry of Energy reports <text:a xlink:type="simple" xlink:href="https://t.me/energyofukraine/342" text:style-name="Internet_20_link" text:visited-style-name="Visited_20_Internet_20_Link">
</text:a>
.</text:p>
      <text:p text:style-name="P4">
“The Ukrainian power system has been operating for almost two months without consumer restrictions, with power supply. We have achieved this result thanks to the titanic work of energy, our international partners who helped in the restoration. The most difficult winter has been. The next step is the opening of export -electricity, which will attract additional financial resources for the necessary reconstruction of the destroyed and repair of damaged energy infrastructure, ”Galushchenko said.</text:p>
      <text:p text:style-name="P4">
<text:span text:style-name="T4">
 Read also: </text:span>
 <text:a xlink:type="simple" xlink:href="https://www.ukrinform.ua/rubric-economy/3693026-ukraina-u-berezni-mogla-b-otrimati-blizko-500-miljoniv-vid-eksportu-elektroenergii-gerus.html" text:style-name="Internet_20_link" text:visited-style-name="Visited_20_Internet_20_Link">
<text:span text:style-name="T4">
 Gerus </text:span>
</text:a>
According to the Ministry of Energy, the European network of ENTSO-E transmission system operators is 400 MW. However, actual exports can vary depending on the time of day and market conditions.</text:p>
      <text:p text:style-name="P4">
At the same time, Galushchenko emphasized that ensuring the needs of electricity to Ukrainian consumers remains a priority.</text:p>
      <text:p text:style-name="P4">
“Providing electricity to our consumers is an absolute priority. Therefore, electricity export will work provided that Ukrainian consumers provide electricity and may be stopped in case of changing the situation, ”the minister said.</text:p>
      <text:p text:style-name="P4">
<text:span text:style-name="T4">
 Read also: </text:span>
 <text:a xlink:type="simple" xlink:href="https://www.ukrinform.ua/rubric-economy/3692740-energosistema-pracue-bez-obmezen-spozivaciv-iz-rezervom-potuznosti-minenergo.html" text:style-name="Internet_20_link" text:visited-style-name="Visited_20_Internet_20_Link">
</text:a>
According to him, increasing generation and opening exports is the response of Ukrainian energy to Russian shelling and trying to destroy the energy system.</text:p>
      <text:p text:style-name="P4">
As reported, Ukraine exported electricity to Moldova and ESEZ June to June 11 last year. During this period, 2.6 billion kirds/hours were sold.</text:p>
      <text:p text:style-name="P4">
Considering that exporters have had special responsibilities for the availability of electricity for household consumers, exported by exporters of income to support the preferential price for the population, UAH 2.8 billion was paid for the population.</text:p>
      <text:p text:style-name="P4">
On October 11, 2022, Ukraine stopped export of electricity due to Russian -gaters.</text:p>
      <text:p text:style-name="P4">
News Source: <text:a xlink:type="simple" xlink:href="https://www.ukrinform.ua/rubric-economy/3693082-ukraina-vidnovlue-eksport-elektroenergii.html" text:style-name="Internet_20_link" text:visited-style-name="Visited_20_Internet_20_Link">
https://www.ukrinform.ua/rubric-economy/3693082-ukraina-vidnovlue-eksport-elektroenergii.html</text:a>
</text:p>
      <!--NEWS-->
      <text:h text:style-name="P10" text:outline-level="1">
<text:span text:style-name="T4">
Crimea's de -occupation is non -alternative not only for Ukraine but also for the world - Zelensky</text:span>
</text:h>
      <text:p text:style-name="P4">
Authors: Ukrinform (Person)</text:p>
      <text:p text:style-name="P4">
Publisher: Укринформ (Organization)</text:p>
      <text:p text:style-name="P4">
Published Time: 2023-04-07T-53:03:00+03:00</text:p>
      <text:p text:style-name="P4">
Modified Time: 2023-04-07T21:03:00+03:00</text:p>
      <text:p text:style-name="P4">
Description: The de -occupation of Ukrainian Crimea from Russian invaders is non -alternative. - Ukrinform.</text:p>
      <text:p text:style-name="P4">
Images: ["<text:a xlink:type="simple" xlink:href="https://static.ukrinform.com/photos/2023_04/thumb_files/630_360_1680890478-868.jpg" text:style-name="Internet_20_link" text:visited-style-name="Visited_20_Internet_20_Link">
630_360_16808...</text:a>
"]</text:p>
      <text:p text:style-name="P4">
Tags: ['Крим', 'Зеленський', 'Війна з росією']</text:p>
      <text:p text:style-name="P4">
Type: Article</text:p>
      <!--METADATA-->
      <text:p text:style-name="P4">
<draw:frame draw:style-name="fr1" draw:name="Image20" text:anchor-type="as-char" svg:width="6.9236in" svg:height="3.956343in" draw:z-index="0">
<draw:image xlink:href="../Images/yкринформ/2023-04-07T-53-03-00-03-00/630_360_1680890478-868.jpg" xlink:type="simple" xlink:show="embed" xlink:actuate="onLoad" draw:mime-type="image/jpeg"/>
</draw:frame>
The de -occupation of Ukrainian Crimea from Russian invaders is non -alternative.</text:p>
      <text:p text:style-name="P4">
This was stated by President Volodymyr Zelenskyy during the first IFaru's deployment level with the participation of Muslim servicemen, representatives of the Dympto and Majlis of the Crimean Tatar people, correspondent.</text:p>
      <text:p text:style-name="P4">
"On the land of Crimea now under the Russian tricolor is now dominated by evil, repression, murder, war. But where the path of evil began, it is there that it is on, I am sure, victory, victory over this evil. Ukraine, and for the whole world. And I am confident in this, "Zelensky emphasized.</text:p>
      <text:p text:style-name="P4">
<text:span text:style-name="T4">
 Read also: </text:span>
 <text:a xlink:type="simple" xlink:href="https://www.ukrinform.ua/rubric-society/3693070-zelenskij-ogolosiv-pro-zapocatkuvanna-v-ukraini-novoi-tradicii-iftaru.html" text:style-name="Internet_20_link" text:visited-style-name="Visited_20_Internet_20_Link">
<text:span text:style-name="T4">
 Zelensky </text:span>
</text:a>
He recalled that it was from the occupation of Crimea that it was the repression in Crimea against Ukrainian and Crimean Tatar Liberty, that the attempt of Russia and other peoples of civilized Europe began against the Crimean Muslims.</text:p>
      <text:p text:style-name="P4">
The Head of State emphasizes that the liberation of the Crimean peninsula is required for the order in the world, based on the UN Conventions and Statute, and not "the covers the habits of murderers, violers, robbers, which Russia is trying to resolve."</text:p>
      <text:p text:style-name="P4">
At the same time, the President urged all countries to respect the territorial integrity of Ukraine's Isvereteency.</text:p>
      <text:p text:style-name="P4">
<text:span text:style-name="T4">
 Read also: </text:span>
 <text:a xlink:type="simple" xlink:href="https://www.ukrinform.ua/rubric-crimea/3692911-sbu-povidomila-pro-pidozru-politologu-medvedcuka-akij-hovaetsa-v-krimu.html" text:style-name="Internet_20_link" text:visited-style-name="Visited_20_Internet_20_Link">
<text:span text:style-name="T4">
 Crimea </text:span>
</text:a>
"Just as we respect the territorial integrity of all states from Europe of Dolatin America, we rightly expect respect for the territorial intensity of our country of all Ukraine from Polesie to the Black Seas Coast, from Northern Cities to Sevastopol and Kerch. All of our east, every south, every south The community, every person of ours is equally deserved to live freely, "Zelensky emphasized.</text:p>
      <text:p text:style-name="P4">
He explained that when Ukraine returns to the Crimea, then the world would return to the union, because, according to him, the aggressor loses.</text:p>
      <text:p text:style-name="P4">
"Everything else can only ignite Russia's thirst for fighting. Let the aggressor feel that no one is allowed to break the lives of peoples and steal peoples, no one is allowed to spread the world by evil, ruins," the president noted.</text:p>
      <text:p text:style-name="P4">
<text:span text:style-name="T4">
 Read also: </text:span>
 <text:a xlink:type="simple" xlink:href="https://www.ukrinform.ua/rubric-crimea/3692884-rosiani-rozumiut-so-cas-nasolodi-vkradenim-krimom-dobigae-kinca-dmitro-kuleba.html" text:style-name="Internet_20_link" text:visited-style-name="Visited_20_Internet_20_Link">
<text:span text:style-name="T4">
 Crimea </text:span>
</text:a>
</text:p>
      <text:p text:style-name="P4">
In response, the Foreign Ministry stated that Ukraine does not sell its territories and can see no reason to concede at least a centimeter of Ukrainian land.</text:p>
      <text:p text:style-name="P4">
News Source: <text:a xlink:type="simple" xlink:href="https://www.ukrinform.ua/rubric-crimea/3693078-deokupacia-krimu-e-bezalternativnou-ne-lise-dla-ukraini-a-dla-vsogo-svitu-zelenskij.html" text:style-name="Internet_20_link" text:visited-style-name="Visited_20_Internet_20_Link">
https://www.ukrinform.ua/rubric-crimea/3693078-deokupacia-krimu-e-bezalternativnou-ne-lise-dla-ukraini-a-dla-vsogo-svitu-zelenskij.html</text:a>
</text:p>
      <!--NEWS-->
      <text:h text:style-name="P10" text:outline-level="1">
<text:span text:style-name="T4">
Ukrainian basketball player Kravtsov became the player "Ittikhad"</text:span>
</text:h>
      <text:p text:style-name="P4">
Authors: Ukrinform (Person)</text:p>
      <text:p text:style-name="P4">
Publisher: Укринформ (Organization)</text:p>
      <text:p text:style-name="P4">
Published Time: 2023-04-07T-55:01:14+03:00</text:p>
      <text:p text:style-name="P4">
Modified Time: 2023-04-07T21:01:14+03:00</text:p>
      <text:p text:style-name="P4">
Description: The Ukrainian went to the Bahrain Championship Club. - Ukrinform.</text:p>
      <text:p text:style-name="P4">
Images: ["<text:a xlink:type="simple" xlink:href="https://static.ukrinform.com/photos/2023_04/thumb_files/630_360_1680890411-609.jpg" text:style-name="Internet_20_link" text:visited-style-name="Visited_20_Internet_20_Link">
630_360_16808...</text:a>
"]</text:p>
      <text:p text:style-name="P4">
Tags: ['Баскетбол', 'Кравцов']</text:p>
      <text:p text:style-name="P4">
Type: Article</text:p>
      <!--METADATA-->
      <text:p text:style-name="P4">
<draw:frame draw:style-name="fr1" draw:name="Image21" text:anchor-type="as-char" svg:width="6.9236in" svg:height="3.956343in" draw:z-index="0">
<draw:image xlink:href="../Images/yкринформ/2023-04-07T-55-01-14-03-00/630_360_1680890411-609.jpg" xlink:type="simple" xlink:show="embed" xlink:actuate="onLoad" draw:mime-type="image/jpeg"/>
</draw:frame>
The Ukrainian converted to the Bahrain Championship Club.</text:p>
      <text:p text:style-name="P4">
Vyacheslav Kravtsov became a player of "Ittikhad" from the Bahrain Championship, <text:a xlink:type="simple" xlink:href="https://www.instagram.com/p/Cqi-5A9LjkF/" text:style-name="Internet_20_link" text:visited-style-name="Visited_20_Internet_20_Link">
</text:a>
press service, Ukrinform reports.</text:p>
      <text:p text:style-name="P4">
The Ukrainian for the third time he changed the team for the season - before that he advocated Stilrs with Taiwanese P. League+, and the season began in the Spanish Menorca.</text:p>
      <text:p text:style-name="P4">
In Leb Silver League(3rd Division of the Spanish Championship)He scored 19.1 points I6.8 picking on average 31 minutes on the site.</text:p>
      <text:p text:style-name="P4">
<text:span text:style-name="T4">
 Read also: </text:span>
 <text:a xlink:type="simple" xlink:href="https://www.ukrinform.ua/rubric-sports/3691706-nba-mihajluk-nabrav-17-ocok-za-sarlott-len-4-za-sakramento.html" text:style-name="Internet_20_link" text:visited-style-name="Visited_20_Internet_20_Link">
<text:span text:style-name="T4">
 Mikhailuk </text:span>
</text:a>
As reported by Ukrinform, Svyatoslav Mikhailuk held the most successful match of the NBA.</text:p>
      <text:p text:style-name="P4">
Photo: fbu.ua</text:p>
      <text:p text:style-name="P4">
News Source: <text:a xlink:type="simple" xlink:href="https://www.ukrinform.ua/rubric-sports/3693077-ukrainskij-basketbolist-kravcov-stav-gravcem-ittihada.html" text:style-name="Internet_20_link" text:visited-style-name="Visited_20_Internet_20_Link">
https://www.ukrinform.ua/rubric-sports/3693077-ukrainskij-basketbolist-kravcov-stav-gravcem-ittihada.html</text:a>
</text:p>
      <!--NEWS-->
      <text:h text:style-name="P10" text:outline-level="1">
<text:span text:style-name="T4">
In the Kyiv region found the remains of Russian drone</text:span>
</text:h>
      <text:p text:style-name="P4">
Authors: Ukrinform (Person)</text:p>
      <text:p text:style-name="P4">
Publisher: Укринформ (Organization)</text:p>
      <text:p text:style-name="P4">
Published Time: 2023-04-07T-58:55:02+03:00</text:p>
      <text:p text:style-name="P4">
Modified Time: 2023-04-07T20:55:02+03:00</text:p>
      <text:p text:style-name="P4">
Description: In the Boryspil district of Kyiv region, the remains of a Russian drone were found. - Ukrinform.</text:p>
      <text:p text:style-name="P4">
Images: ["<text:a xlink:type="simple" xlink:href="https://static.ukrinform.com/photos/2023_04/thumb_files/630_360_1680889727-460.jpeg" text:style-name="Internet_20_link" text:visited-style-name="Visited_20_Internet_20_Link">
630_360_16808...</text:a>
"]</text:p>
      <text:p text:style-name="P4">
Tags: ['Безпілотник', 'Поліція', 'Київщина']</text:p>
      <text:p text:style-name="P4">
Type: Article</text:p>
      <!--METADATA-->
      <text:p text:style-name="P4">
<draw:frame draw:style-name="fr1" draw:name="Image22" text:anchor-type="as-char" svg:width="6.9236in" svg:height="3.946452in" draw:z-index="0">
<draw:image xlink:href="../Images/yкринформ/2023-04-07T-58-55-02-03-00/630_360_1680889727-460.jpeg" xlink:type="simple" xlink:show="embed" xlink:actuate="onLoad" draw:mime-type="image/jpeg"/>
</draw:frame>
The Uzspil district of the Kyiv region found the remains of a Russian non -pediatric.</text:p>
      <text:p text:style-name="P4">
About it in <text:a xlink:type="simple" xlink:href="https://t.me/andrii_nebytov/1173" text:style-name="Internet_20_link" text:visited-style-name="Visited_20_Internet_20_Link">
</text:a>
The head of the Main Department of the National Police in the Kyiv region Andriy Nebitov reported, reports Ukrinform.</text:p>
      <text:p text:style-name="P4">
"Near the village of Voronkov, the remains of an unobtrusive battle unit, previously killed, were just found.</text:p>
      <text:p text:style-name="P4">
<text:span text:style-name="T4">
 Read also: </text:span>
 <text:a xlink:type="simple" xlink:href="https://www.ukrinform.ua/rubric-ato/3692835-na-kupanskomu-napramku-nacgvardijci-zbili-dva-dronikamikadze-rosian.html" text:style-name="Internet_20_link" text:visited-style-name="Visited_20_Internet_20_Link">
</text:a>
As reported by Ukrinform, Russian invaders per day made two <text:a xlink:type="simple" xlink:href="https://www.ukrinform.ua/tag-raketa" text:style-name="Internet_20_link" text:visited-style-name="Visited_20_Internet_20_Link">
</text:a>
and 14 aviation strikes, as well as more than 10 shelling of rocket launchers on the positions of defense forces of tacadic infrastructure of settlements.</text:p>
      <text:p text:style-name="P4">
News Source: <text:a xlink:type="simple" xlink:href="https://www.ukrinform.ua/rubric-regions/3693075-na-kiivsini-viavili-zaliski-rosijskogo-bezpilotnika.html" text:style-name="Internet_20_link" text:visited-style-name="Visited_20_Internet_20_Link">
https://www.ukrinform.ua/rubric-regions/3693075-na-kiivsini-viavili-zaliski-rosijskogo-bezpilotnika.html</text:a>
</text:p>
      <!--NEWS-->
      <text:h text:style-name="P10" text:outline-level="1">
<text:span text:style-name="T4">
Blinken urged China to persuade Russia to respect Ukraine's sovereignty</text:span>
</text:h>
      <text:p text:style-name="P4">
Authors: Ukrinform (Person)</text:p>
      <text:p text:style-name="P4">
Publisher: Укринформ (Organization)</text:p>
      <text:p text:style-name="P4">
Published Time: 2023-04-07T-60:39:50+03:00</text:p>
      <text:p text:style-name="P4">
Modified Time: 2023-04-07T20:39:50+03:00</text:p>
      <text:p text:style-name="P4">
Description: US Secretary of State Anthony Blinken has expressed his belief that China should now use his influence on the Kremlin and persuade Russia to restore Ukraine's sovereignty and territorial integrity. - Ukrinform.</text:p>
      <text:p text:style-name="P4">
Images: ["<text:a xlink:type="simple" xlink:href="https://static.ukrinform.com/photos/2022_02/thumb_files/630_360_1645570165-812.jpg" text:style-name="Internet_20_link" text:visited-style-name="Visited_20_Internet_20_Link">
630_360_16455...</text:a>
"]</text:p>
      <text:p text:style-name="P4">
Tags: ['Китай', 'США', 'Україна', 'Держдеп', 'Блінкен', 'Війна з росією']</text:p>
      <text:p text:style-name="P4">
Type: Article</text:p>
      <!--METADATA-->
      <text:p text:style-name="P4">
<draw:frame draw:style-name="fr1" draw:name="Image23" text:anchor-type="as-char" svg:width="6.9236in" svg:height="3.956343in" draw:z-index="0">
<draw:image xlink:href="../Images/yкринформ/2023-04-07T-60-39-50-03-00/630_360_1645570165-812.jpg" xlink:type="simple" xlink:show="embed" xlink:actuate="onLoad" draw:mime-type="image/jpeg"/>
</draw:frame>
US Secretary of State Anthony Blinken has expressed his belief that China should now use the Kremlin's impact and persuade Russia to restore Ukraine's sovereignty.</text:p>
      <text:p text:style-name="P4">
The head of American diplomacy said this in an interview with the channel <text:a xlink:type="simple" xlink:href="https://www.youtube.com/watch" text:style-name="Internet_20_link" text:visited-style-name="Visited_20_Internet_20_Link">
</text:a>
, reports Ukrinform.</text:p>
      <text:p text:style-name="P4">
"First of all, the ideas of peace that the Chinese have posted on the table - and some of them are really eporative - they reflect that China, as well as many of us, said for a long time," the Secretary of State said <text:a xlink:type="simple" xlink:href="https://www.ukrinform.ua/tag-ssa" text:style-name="Internet_20_link" text:visited-style-name="Visited_20_Internet_20_Link">
</text:a>
.</text:p>
      <text:p text:style-name="P4">
In this connection, he noted that the first element of Chinese proposals in mind, and that is where the attention should be focused.</text:p>
      <text:p text:style-name="P4">
"Therefore, China should focus on convincing Russia really respecting Ukraine and returning the territory that was captured by the UN Charter, with a violation of the sovereignty of Ukraine," the US Glavs Department said.</text:p>
      <text:p text:style-name="P4">
<text:span text:style-name="T4">
 Read also: </text:span>
 <text:a xlink:type="simple" xlink:href="https://www.ukrinform.ua/rubric-world/3692898-pekin-kontaktue-z-usima-storonami-konfliktu-v-ukraini-mzs-kitau.html" text:style-name="Internet_20_link" text:visited-style-name="Visited_20_Internet_20_Link">
<text:span text:style-name="T4">
 China </text:span>
</text:a>
He also believed that Beijing was trying to approach the regulation of in Ukraine. On the one hand, he wants to do everything in his own way, to support Russian in different ways, including at political level and his rhetoric. From the other hand, China wants to perceive it in the world as an effort to promote peace. In addition, Blinken noted that the United States continues to keep the weapons on the possible supply of weapons from China.</text:p>
      <text:p text:style-name="P4">
According to Ukrinform, according to the media, during a meeting with Peking -President of France Emmanuel Macron with the leader of the PRC Si Jinping, the last <text:a xlink:type="simple" xlink:href="https://www.ukrinform.ua/rubric-world/3692943-si-czinpin-shilav-makrona-do-protistoanna-z-ssa-reuters.html" text:style-name="Internet_20_link" text:visited-style-name="Visited_20_Internet_20_Link">
</text:a>
to confrontation with the United States.</text:p>
      <text:p text:style-name="P4">
News Source: <text:a xlink:type="simple" xlink:href="https://www.ukrinform.ua/rubric-world/3693071-blinken-zaklikav-kitaj-perekonati-rosiu-povazati-suverenitet-ukraini.html" text:style-name="Internet_20_link" text:visited-style-name="Visited_20_Internet_20_Link">
https://www.ukrinform.ua/rubric-world/3693071-blinken-zaklikav-kitaj-perekonati-rosiu-povazati-suverenitet-ukraini.html</text:a>
</text:p>
      <!--NEWS-->
      <text:h text:style-name="P10" text:outline-level="1">
<text:span text:style-name="T4">
Zelensky announced the launch of a new tradition in Ukraine - Iftaru</text:span>
</text:h>
      <text:p text:style-name="P4">
Authors: Ukrinform (Person)</text:p>
      <text:p text:style-name="P4">
Publisher: Укринформ (Organization)</text:p>
      <text:p text:style-name="P4">
Published Time: 2023-04-07T-62:35:00+03:00</text:p>
      <text:p text:style-name="P4">
Modified Time: 2023-04-07T20:35:00+03:00</text:p>
      <text:p text:style-name="P4">
Description: President Volodymyr Zelenskyy has announced the launch of a new tradition in Ukraine - the official level of Iftar during the Muslim Muslim Muslim. - Ukrinform.</text:p>
      <text:p text:style-name="P4">
Images: ["<text:a xlink:type="simple" xlink:href="https://static.ukrinform.com/photos/2023_04/thumb_files/630_360_1680889667-457.jpg" text:style-name="Internet_20_link" text:visited-style-name="Visited_20_Internet_20_Link">
630_360_16808...</text:a>
", "<text:a xlink:type="simple" xlink:href="https://static.ukrinform.com/photos/2023_04/thumb_files/630_360_1680889708-7410.jpeg" text:style-name="Internet_20_link" text:visited-style-name="Visited_20_Internet_20_Link">
630_360_16808...</text:a>
", "<text:a xlink:type="simple" xlink:href="https://static.ukrinform.com/photos/2023_04/thumb_files/630_360_1680889708-5830.jpeg" text:style-name="Internet_20_link" text:visited-style-name="Visited_20_Internet_20_Link">
630_360_16808...</text:a>
", "<text:a xlink:type="simple" xlink:href="https://static.ukrinform.com/photos/2023_04/thumb_files/630_360_1680889708-4220.jpeg" text:style-name="Internet_20_link" text:visited-style-name="Visited_20_Internet_20_Link">
630_360_16808...</text:a>
", "<text:a xlink:type="simple" xlink:href="https://static.ukrinform.com/photos/2023_04/thumb_files/630_360_1680889708-3681.jpeg" text:style-name="Internet_20_link" text:visited-style-name="Visited_20_Internet_20_Link">
630_360_16808...</text:a>
", "<text:a xlink:type="simple" xlink:href="https://static.ukrinform.com/photos/2023_04/thumb_files/630_360_1680889708-1756.jpeg" text:style-name="Internet_20_link" text:visited-style-name="Visited_20_Internet_20_Link">
630_360_16808...</text:a>
", "<text:a xlink:type="simple" xlink:href="https://static.ukrinform.com/photos/2023_04/thumb_files/630_360_1680889708-1719.jpeg" text:style-name="Internet_20_link" text:visited-style-name="Visited_20_Internet_20_Link">
630_360_16808...</text:a>
", "<text:a xlink:type="simple" xlink:href="https://static.ukrinform.com/photos/2023_04/thumb_files/630_360_1680889708-4721.jpeg" text:style-name="Internet_20_link" text:visited-style-name="Visited_20_Internet_20_Link">
630_360_16808...</text:a>
"]</text:p>
      <text:p text:style-name="P4">
Tags: ['Іслам', 'Рамадан', 'Зеленський']</text:p>
      <text:p text:style-name="P4">
Type: Article</text:p>
      <!--METADATA-->
      <text:p text:style-name="P4">
<draw:frame draw:style-name="fr1" draw:name="Image24" text:anchor-type="as-char" svg:width="6.9236in" svg:height="3.956343in" draw:z-index="0">
<draw:image xlink:href="../Images/yкринформ/2023-04-07T-62-35-00-03-00/630_360_1680889667-457.jpg" xlink:type="simple" xlink:show="embed" xlink:actuate="onLoad" draw:mime-type="image/jpeg"/>
</draw:frame>
The Presidential Divide of Zelensky has announced the launch of a new tradition in Ukraine -the official level of Iftar during the Muslim Muslim Moon for Muslims.</text:p>
      <text:p text:style-name="P4">
He noted this during the first such if, with the participation of Muslims, representatives of the diploma and the Majlisukhrim Tatar people, Ukrinform correspondent reports.</text:p>
      <text:p text:style-name="P4">
"Today, we start such a tradition for Ukraine - iftaru is a nuination level together with our heroes - present by Muslim warriors, together with the Majlis of the Crimean Tatar people, together with representatives of the entire Muslim community of Ukraine. , - said the Head of State.</text:p>
      <text:p text:style-name="P4">
<text:span text:style-name="T4">
 Read also: </text:span>
 <text:a xlink:type="simple" xlink:href="https://www.ukrinform.ua/rubric-regions/3692987-zelenskij-priznaciv-ocilnikiv-troh-vijskovih-administracij-na-lugansini.html" text:style-name="Internet_20_link" text:visited-style-name="Visited_20_Internet_20_Link">
<text:span text:style-name="T4">
 Zelensky </text:span>
</text:a>
The President emphasized that the diversity enshrined in respect is part of the character of an independent Ukraine.</text:p>
      <text:p text:style-name="P4">
"And let this character always strengthen our character and directs to the good -law," he said.</text:p>
      <text:p text:style-name="P4">
<draw:frame draw:style-name="fr1" draw:name="Image25" text:anchor-type="as-char" svg:width="6.9236in" svg:height="3.956343in" draw:z-index="0">
<draw:image xlink:href="../Images/yкринформ/2023-04-07T-62-35-00-03-00/630_360_1680889708-7410.jpeg" xlink:type="simple" xlink:show="embed" xlink:actuate="onLoad" draw:mime-type="image/jpeg"/>
</draw:frame>
Zelensky has announced the launch of a new tradition in Ukraine - iftaru Photogennady Minchenko <text:a xlink:type="simple" xlink:href="https://static.ukrinform.com/photos/2023_04/1680889708-7410.jpeg" text:style-name="Internet_20_link" text:visited-style-name="Visited_20_Internet_20_Link">
<draw:frame draw:style-name="fr1" draw:name="Image26" text:anchor-type="as-char" svg:width="6.9236in" svg:height="3.956343in" draw:z-index="0">
<draw:image xlink:href="../Images/yкринформ/2023-04-07T-62-35-00-03-00/630_360_1680889708-7410.jpeg" xlink:type="simple" xlink:show="embed" xlink:actuate="onLoad" draw:mime-type="image/jpeg"/>
</draw:frame>
</text:a>
 <text:a xlink:type="simple" xlink:href="https://static.ukrinform.com/photos/2023_04/1680889708-5830.jpeg" text:style-name="Internet_20_link" text:visited-style-name="Visited_20_Internet_20_Link">
<draw:frame draw:style-name="fr1" draw:name="Image27" text:anchor-type="as-char" svg:width="6.9236in" svg:height="3.956343in" draw:z-index="0">
<draw:image xlink:href="../Images/yкринформ/2023-04-07T-62-35-00-03-00/630_360_1680889708-5830.jpeg" xlink:type="simple" xlink:show="embed" xlink:actuate="onLoad" draw:mime-type="image/jpeg"/>
</draw:frame>
</text:a>
 <text:a xlink:type="simple" xlink:href="https://static.ukrinform.com/photos/2023_04/1680889708-4220.jpeg" text:style-name="Internet_20_link" text:visited-style-name="Visited_20_Internet_20_Link">
<draw:frame draw:style-name="fr1" draw:name="Image28" text:anchor-type="as-char" svg:width="6.9236in" svg:height="3.956343in" draw:z-index="0">
<draw:image xlink:href="../Images/yкринформ/2023-04-07T-62-35-00-03-00/630_360_1680889708-4220.jpeg" xlink:type="simple" xlink:show="embed" xlink:actuate="onLoad" draw:mime-type="image/jpeg"/>
</draw:frame>
</text:a>
 <text:a xlink:type="simple" xlink:href="https://static.ukrinform.com/photos/2023_04/1680889708-3681.jpeg" text:style-name="Internet_20_link" text:visited-style-name="Visited_20_Internet_20_Link">
<draw:frame draw:style-name="fr1" draw:name="Image29" text:anchor-type="as-char" svg:width="6.9236in" svg:height="3.956343in" draw:z-index="0">
<draw:image xlink:href="../Images/yкринформ/2023-04-07T-62-35-00-03-00/630_360_1680889708-3681.jpeg" xlink:type="simple" xlink:show="embed" xlink:actuate="onLoad" draw:mime-type="image/jpeg"/>
</draw:frame>
</text:a>
 <text:a xlink:type="simple" xlink:href="https://static.ukrinform.com/photos/2023_04/1680889708-1756.jpeg" text:style-name="Internet_20_link" text:visited-style-name="Visited_20_Internet_20_Link">
<draw:frame draw:style-name="fr1" draw:name="Image30" text:anchor-type="as-char" svg:width="6.9236in" svg:height="3.956343in" draw:z-index="0">
<draw:image xlink:href="../Images/yкринформ/2023-04-07T-62-35-00-03-00/630_360_1680889708-1756.jpeg" xlink:type="simple" xlink:show="embed" xlink:actuate="onLoad" draw:mime-type="image/jpeg"/>
</draw:frame>
</text:a>
 <text:a xlink:type="simple" xlink:href="https://static.ukrinform.com/photos/2023_04/1680889708-1719.jpeg" text:style-name="Internet_20_link" text:visited-style-name="Visited_20_Internet_20_Link">
<draw:frame draw:style-name="fr1" draw:name="Image31" text:anchor-type="as-char" svg:width="6.9236in" svg:height="3.956343in" draw:z-index="0">
<draw:image xlink:href="../Images/yкринформ/2023-04-07T-62-35-00-03-00/630_360_1680889708-1719.jpeg" xlink:type="simple" xlink:show="embed" xlink:actuate="onLoad" draw:mime-type="image/jpeg"/>
</draw:frame>
</text:a>
 <text:a xlink:type="simple" xlink:href="https://static.ukrinform.com/photos/2023_04/1680889708-4721.jpeg" text:style-name="Internet_20_link" text:visited-style-name="Visited_20_Internet_20_Link">
<draw:frame draw:style-name="fr1" draw:name="Image32" text:anchor-type="as-char" svg:width="6.9236in" svg:height="3.956343in" draw:z-index="0">
<draw:image xlink:href="../Images/yкринформ/2023-04-07T-62-35-00-03-00/630_360_1680889708-4721.jpeg" xlink:type="simple" xlink:show="embed" xlink:actuate="onLoad" draw:mime-type="image/jpeg"/>
</draw:frame>
</text:a>
</text:p>
      <text:p text:style-name="P4">
<text:span text:style-name="T4">
 Read also: </text:span>
 <text:a xlink:type="simple" xlink:href="https://www.ukrinform.ua/rubric-ato/3692919-protidia-vitoku-informacii-ta-situacia-na-fronti-zelenskij-proviv-zasidanna-stavki.html" text:style-name="Internet_20_link" text:visited-style-name="Visited_20_Internet_20_Link">
<text:span text:style-name="T4">
 Zelensky </text:span>
</text:a>
"Ukraine will always remember those who are fighting in all our territory of Bulasvoboda and Security. We are all united by faith, and we are probably not allowed to know all over, but we are all confident in one: we are not broken: , unconnect and not erase, especially our main thing - not to erase our values, because we have respect for the sake of unity and a council will give us a winner, "the President said.</text:p>
      <text:p text:style-name="P4">
It is known that Iftar is a deprivation, an evening meal during the moon Ramadan. It is carried out after the evening prayer in local time.</text:p>
      <text:p text:style-name="P4">
At the end of the twentieth century. Muslims began to organize IFar in different countries for Muslims only. They use it to strengthen the relations of cross -representatives of different nationalities living in the country, acquaintance with the wrestling of Muslims.</text:p>
      <text:p text:style-name="P4">
News Source: <text:a xlink:type="simple" xlink:href="https://www.ukrinform.ua/rubric-society/3693070-zelenskij-ogolosiv-pro-zapocatkuvanna-v-ukraini-novoi-tradicii-iftaru.html" text:style-name="Internet_20_link" text:visited-style-name="Visited_20_Internet_20_Link">
https://www.ukrinform.ua/rubric-society/3693070-zelenskij-ogolosiv-pro-zapocatkuvanna-v-ukraini-novoi-tradicii-iftaru.html</text:a>
</text:p>
      <!--NEWS-->
      <text:h text:style-name="P10" text:outline-level="1">
<text:span text:style-name="T4">
In Kharkiv, three people exploded on an explosive in the field</text:span>
</text:h>
      <text:p text:style-name="P4">
Authors: Ukrinform (Person)</text:p>
      <text:p text:style-name="P4">
Publisher: Укринформ (Organization)</text:p>
      <text:p text:style-name="P4">
Published Time: 2023-04-07T-64:25:00+03:00</text:p>
      <text:p text:style-name="P4">
Modified Time: 2023-04-07T20:25:00+03:00</text:p>
      <text:p text:style-name="P4">
Description: In the field near the village of Mykolaivka, Kharkiv region, three people were injured as a result of an explosion of an unknown explosive object. - Ukrinform.</text:p>
      <text:p text:style-name="P4">
Images: ["<text:a xlink:type="simple" xlink:href="https://static.ukrinform.com/photos/2023_02/thumb_files/630_360_1676281282-210.jpg" text:style-name="Internet_20_link" text:visited-style-name="Visited_20_Internet_20_Link">
630_360_16762...</text:a>
"]</text:p>
      <text:p text:style-name="P4">
Tags: ['Вибух', 'Харківщина', 'Війна з росією']</text:p>
      <text:p text:style-name="P4">
Type: Article</text:p>
      <!--METADATA-->
      <text:p text:style-name="P4">
<draw:frame draw:style-name="fr1" draw:name="Image33" text:anchor-type="as-char" svg:width="6.9236in" svg:height="3.956343in" draw:z-index="0">
<draw:image xlink:href="../Images/yкринформ/2023-04-07T-64-25-00-03-00/630_360_1676281282-210.jpg" xlink:type="simple" xlink:show="embed" xlink:actuate="onLoad" draw:mime-type="image/jpeg"/>
</draw:frame>
The Polybil village of Mykolaivka, Kharkiv region, three people were injured by an explosion of an unknown explosive object.</text:p>
      <text:p text:style-name="P4">
According to Ukrinform, the Main Directorate of the Civil Service of Knowledge Situations of Ukraine in Kharkiv Oblast reports in <text:a xlink:type="simple" xlink:href="https://www.facebook.com/DSNSKHARKIV/posts/pfbid0UXLyTxtxefvFzBCwdp595dgYfrYxgBy9kvha1YgC4LMt53rsbbKVadx5cg2GGcb7l" text:style-name="Internet_20_link" text:visited-style-name="Visited_20_Internet_20_Link">
</text:a>
.</text:p>
      <text:p text:style-name="P4">
“7 квітня в Чугуївському районі стався черговий <text:a xlink:type="simple" xlink:href="https://www.ukrinform.ua/tag-vibuh" text:style-name="Internet_20_link" text:visited-style-name="Visited_20_Internet_20_Link">
</text:a>
An unknown explosive object. The event happened in the field near the village of Mykolaivka of the Chkaliv community. As a result of a three -th three civilians(2 men and woman)They were injured in various severity, ”the message said.</text:p>
      <text:p text:style-name="P4">
<text:span text:style-name="T4">
 Read also: </text:span>
 <text:a xlink:type="simple" xlink:href="https://www.ukrinform.ua/rubric-regions/3692767-ocisav-pole-vid-minpelustok-na-hersonsini-distav-poranenna-colovik.html" text:style-name="Internet_20_link" text:visited-style-name="Visited_20_Internet_20_Link">
</text:a>
The final circumstances of the emergency are clarified.</text:p>
      <text:p text:style-name="P4">
As reported by Ukrinform, on April 7 as a result of shelling of Russian troops of the Selek on <text:a xlink:type="simple" xlink:href="https://www.ukrinform.ua/rubric-ato/3692967-zagarbniki-obstrilali-selo-na-harkivsini-zaginuv-civilnij.html" text:style-name="Internet_20_link" text:visited-style-name="Visited_20_Internet_20_Link">
</text:a>
The civilian was killed.  _ Photo illustrative _</text:p>
      <text:p text:style-name="P4">
News Source: <text:a xlink:type="simple" xlink:href="https://www.ukrinform.ua/rubric-regions/3693069-na-harkivsini-troe-ludej-pidirvalisa-na-vibuhivci-u-poli.html" text:style-name="Internet_20_link" text:visited-style-name="Visited_20_Internet_20_Link">
https://www.ukrinform.ua/rubric-regions/3693069-na-harkivsini-troe-ludej-pidirvalisa-na-vibuhivci-u-poli.html</text:a>
</text:p>
      <!--NEWS-->
      <text:h text:style-name="P10" text:outline-level="1">
<text:span text:style-name="T4">
Beleniuk: We need to fight the tolerance of the Russians, otherwise our athletes will be hostages</text:span>
</text:h>
      <text:p text:style-name="P4">
Authors: Ukrinform (Person)</text:p>
      <text:p text:style-name="P4">
Publisher: Укринформ (Organization)</text:p>
      <text:p text:style-name="P4">
Published Time: 2023-04-07T-66:24:08+03:00</text:p>
      <text:p text:style-name="P4">
Modified Time: 2023-04-07T20:24:08+03:00</text:p>
      <text:p text:style-name="P4">
Description: Olympic champion in the Greco-Roman struggle, the deputy of the Verkhovna Rada of Ukraine Jean Beleniuk expressed his dissatisfaction with the work of the National Olympic Committee of Ukraine.</text:p>
      <text:p text:style-name="P4">
— Укрінформ.: </text:p>
      <text:p text:style-name="P4">
Images: ["<text:a xlink:type="simple" xlink:href="https://static.ukrinform.com/photos/2023_04/thumb_files/630_360_1680888059-420.jpg" text:style-name="Internet_20_link" text:visited-style-name="Visited_20_Internet_20_Link">
630_360_16808...</text:a>
"]</text:p>
      <text:p text:style-name="P4">
Tags: ['Олімпійські ігри', 'НОК України', 'Беленюк']</text:p>
      <text:p text:style-name="P4">
Type: Article</text:p>
      <!--METADATA-->
      <text:p text:style-name="P4">
<draw:frame draw:style-name="fr1" draw:name="Image34" text:anchor-type="as-char" svg:width="6.9236in" svg:height="3.956343in" draw:z-index="0">
<draw:image xlink:href="../Images/yкринформ/2023-04-07T-66-24-08-03-00/630_360_1680888059-420.jpg" xlink:type="simple" xlink:show="embed" xlink:actuate="onLoad" draw:mime-type="image/jpeg"/>
</draw:frame>
The Olympic Champion in the Greco-Roman Wrestling, the deputy of the Verkhovna Rada of Ukraine, Zhan Beleniuk expressed his dissatisfaction with the work of the National Olympic Committee of Ukraine.</text:p>
      <text:p text:style-name="P4">
He told about it exclusively in a comment to Ukrinform correspondent.</text:p>
      <text:p text:style-name="P4">
“We have examples of two parallel organizations - the International Olympic Committee and the International Paralympic Committee. But they are working at this point. As I communicated with Mr. Valeryzushkevich, who heads the Paralympic Committee of Ukraine, he told me how they achieved not only the not admission of these athletes, even in the case of talking about the possible return of Russian representatives and Belarusine. Plus, they generally brought Russian representatives to Tabilorus from membership of the entire organization. This is a large -scale sidelines there. From the other side we hear Mr. Gutzait's statements about the fact that he was sending out letters, but we see an urgent result, ”Beleniuk explained.</text:p>
      <text:p text:style-name="P4">
He emphasized that arguments to allow Russians and Belarusians to the competition see cynical.</text:p>
      <text:p text:style-name="P4">
“I think that it is not for the Russians to say about discrimination in those conditions when the Ukrainian athletes are not only able to lose their relatives and close ones. They are relocated to other locations in Europe, or simply temporarily displaced persons who are in the boundaries of their homes and train on the western part of our country. Sametaki arguments would definitely be relevant in order to communicate at the Rivonon with these speakers, who somehow very much consider this story. We start to do this when the situation has flared up, struggling directly with the consequences, then, of course, it is more difficult for us, ”Beleniuk said.</text:p>
      <text:p text:style-name="P4">
The Olympic champion is convinced that it is necessary to fight to the end in order to prevent Russians from games in Paris.</text:p>
      <text:p text:style-name="P4">
“Athletes call me calling for the fact that they do not understand their prospects at all. Whether they need to play sports, whether they can already tie sports and go to work for some other work. My position in this situation, which I voiced before, sounds as follows: it was necessary to fight Israz to fight for removing Russian Tabilorus representatives from competitions. Because otherwise athletes will become hostages. And we do not want us to have a similar choice, ” - Odbeleniuk.As reported by Ukrinform, the Cabinet of Ministers has decided that Ukrainian athletes will compete at international tournaments, which will be presented with athletes of Irrigation and Belarus.</text:p>
      <text:p text:style-name="P4">
Photo: Getty Image</text:p>
      <text:p text:style-name="P4">
News Source: <text:a xlink:type="simple" xlink:href="https://www.ukrinform.ua/rubric-sports/3693068-belenuk-potribno-borotisa-z-dopuskom-rosian-inakse-zarucnikami-stanut-nasi-sportsmeni.html" text:style-name="Internet_20_link" text:visited-style-name="Visited_20_Internet_20_Link">
https://www.ukrinform.ua/rubric-sports/3693068-belenuk-potribno-borotisa-z-dopuskom-rosian-inakse-zarucnikami-stanut-nasi-sportsmeni.html</text:a>
</text:p>
      <!--NEWS-->
      <text:h text:style-name="P10" text:outline-level="1">
<text:span text:style-name="T4">
2 person wounded as result of Russian shelling in Ochakiv this morning</text:span>
</text:h>
      <text:p text:style-name="P4">
Authors: liveuamap (Language: en)</text:p>
      <text:p text:style-name="P4">
Time: 2023-04-07T00:34:15</text:p>
      <text:p text:style-name="P4">
Location: Mykolaiv, Ukraine (Latitude:46.61431 Longtitude:31.54621)</text:p>
      <text:p text:style-name="P4">
Videos: []</text:p>
      <text:p text:style-name="P4">
Images: []</text:p>
      <text:p text:style-name="P4">
Tags: ["Central and Eastern Europe"]</text:p>
      <text:p text:style-name="P4">
Id: 22554254</text:p>
      <!--METADATA-->
      <text:p text:style-name="P4">
2 person wounded as result of Russian shelling in Ochakiv this morning</text:p>
      <text:p text:style-name="P4">
News Collection Link: <text:a xlink:type="simple" xlink:href="https://liveuamap.com/en/2023/7-april-2-person-wounded-as-result-of-russian-shelling-in" text:style-name="Internet_20_link" text:visited-style-name="Visited_20_Internet_20_Link">
https://liveuamap.com/en/2023/7-april-2-person-wounded-as-result-of-russian-shelling-in</text:a>
</text:p>
      <text:p text:style-name="P4">
News Source: <text:a xlink:type="simple" xlink:href="https://t.me/suspilnemykolaiv/23979" text:style-name="Internet_20_link" text:visited-style-name="Visited_20_Internet_20_Link">
https://t.me/suspilnemykolaiv/23979</text:a>
</text:p>
      <!--NEWS-->
      <text:h text:style-name="P10" text:outline-level="1">
<text:span text:style-name="T4">
Donetsk Oblast(09:04). Red Alert: aerial threat. Sirens sounding. Take cover now!</text:span>
</text:h>
      <text:p text:style-name="P4">
Authors: liveuamap (Language: en)</text:p>
      <text:p text:style-name="P4">
Time: 2023-04-07T03:05:00</text:p>
      <text:p text:style-name="P4">
Location: Donetsk Oblast (Latitude:48.72744 Longtitude:37.5781)</text:p>
      <text:p text:style-name="P4">
Videos: []</text:p>
      <text:p text:style-name="P4">
Images: []</text:p>
      <text:p text:style-name="P4">
Tags: ["Europe", "Central and Eastern Europe"]</text:p>
      <text:p text:style-name="P4">
Id: 22554337</text:p>
      <!--METADATA-->
      <text:p text:style-name="P4">
Donetsk Oblast(09:04). Red Alert: aerial threat. Sirens sounding. Take covernow!</text:p>
      <text:p text:style-name="P4">
News Collection Link: <text:a xlink:type="simple" xlink:href="https://liveuamap.com/en/2023/07-april-donetsk-oblast0904-red-alert-aerial-g" text:style-name="Internet_20_link" text:visited-style-name="Visited_20_Internet_20_Link">
https://liveuamap.com/en/2023/07-april-donetsk-oblast0904-red-alert-aerial-g</text:a>
</text:p>
      <text:p text:style-name="P4">
News Source: <text:a xlink:type="simple" xlink:href="https://t.me/air_alert_ua/42705" text:style-name="Internet_20_link" text:visited-style-name="Visited_20_Internet_20_Link">
https://t.me/air_alert_ua/42705</text:a>
</text:p>
      <!--NEWS-->
      <text:h text:style-name="P10" text:outline-level="1">
<text:span text:style-name="T4">
Donetsk Oblast(10:05). Red Alert: aerial threat. Sirens sounding. Take cover now!</text:span>
</text:h>
      <text:p text:style-name="P4">
Authors: liveuamap (Language: en)</text:p>
      <text:p text:style-name="P4">
Time: 2023-04-07T04:07:00</text:p>
      <text:p text:style-name="P4">
Location: Donetsk Oblast (Latitude:48.72683 Longtitude:37.57845)</text:p>
      <text:p text:style-name="P4">
Videos: []</text:p>
      <text:p text:style-name="P4">
Images: []</text:p>
      <text:p text:style-name="P4">
Tags: ["Europe", "Central and Eastern Europe"]</text:p>
      <text:p text:style-name="P4">
Id: 22554339</text:p>
      <!--METADATA-->
      <text:p text:style-name="P4">
Donetsk Oblast(10:05). Red Alert: aerial threat. Sirens sounding. Take covernow!</text:p>
      <text:p text:style-name="P4">
News Collection Link: <text:a xlink:type="simple" xlink:href="https://liveuamap.com/en/2023/07-april-donetsk-oblast1005-red-alert-aerial-g" text:style-name="Internet_20_link" text:visited-style-name="Visited_20_Internet_20_Link">
https://liveuamap.com/en/2023/07-april-donetsk-oblast1005-red-alert-aerial-g</text:a>
</text:p>
      <text:p text:style-name="P4">
News Source: <text:a xlink:type="simple" xlink:href="https://t.me/air_alert_ua/42707" text:style-name="Internet_20_link" text:visited-style-name="Visited_20_Internet_20_Link">
https://t.me/air_alert_ua/42707</text:a>
</text:p>
      <!--NEWS-->
      <text:h text:style-name="P10" text:outline-level="1">
<text:span text:style-name="T4">
Chernihivska Oblast(10:13). Red Alert: aerial threat. Sirens sounding. Take cover now!</text:span>
</text:h>
      <text:p text:style-name="P4">
Authors: liveuamap (Language: en)</text:p>
      <text:p text:style-name="P4">
Time: 2023-04-07T04:14:00</text:p>
      <text:p text:style-name="P4">
Location: Chernihivska Oblast (Latitude:51.33223 Longtitude:31.99916)</text:p>
      <text:p text:style-name="P4">
Videos: []</text:p>
      <text:p text:style-name="P4">
Images: []</text:p>
      <text:p text:style-name="P4">
Tags: ["Europe", "Central and Eastern Europe"]</text:p>
      <text:p text:style-name="P4">
Id: 22554340</text:p>
      <!--METADATA-->
      <text:p text:style-name="P4">
Chernihiv region(10:13). Red Alert: aerial threat. Sirens sounding. Takecover now!</text:p>
      <text:p text:style-name="P4">
News Collection Link: <text:a xlink:type="simple" xlink:href="https://liveuamap.com/en/2023/07-april-chernihivska-oblast1013-red-alert-aeg" text:style-name="Internet_20_link" text:visited-style-name="Visited_20_Internet_20_Link">
https://liveuamap.com/en/2023/07-april-chernihivska-oblast1013-red-alert-aeg</text:a>
</text:p>
      <text:p text:style-name="P4">
News Source: <text:a xlink:type="simple" xlink:href="https://t.me/suspilnechernihiv/17397" text:style-name="Internet_20_link" text:visited-style-name="Visited_20_Internet_20_Link">
https://t.me/suspilnechernihiv/17397</text:a>
</text:p>
      <!--NEWS-->
      <text:h text:style-name="P10" text:outline-level="1">
<text:span text:style-name="T4">
Sumska Oblast(10:13). Red Alert: aerial threat. Sirens sounding. Take cover now!</text:span>
</text:h>
      <text:p text:style-name="P4">
Authors: liveuamap (Language: en)</text:p>
      <text:p text:style-name="P4">
Time: 2023-04-07T04:16:00</text:p>
      <text:p text:style-name="P4">
Location: Sumska Oblast (Latitude:50.99944 Longtitude:34.00014)</text:p>
      <text:p text:style-name="P4">
Videos: []</text:p>
      <text:p text:style-name="P4">
Images: []</text:p>
      <text:p text:style-name="P4">
Tags: ["Europe", "Central and Eastern Europe"]</text:p>
      <text:p text:style-name="P4">
Id: 22554341</text:p>
      <!--METADATA-->
      <text:p text:style-name="P4">
Sumy region(10:13). Red Alert: aerial threat. Sirens sounding. Take covernow!</text:p>
      <text:p text:style-name="P4">
News Collection Link: <text:a xlink:type="simple" xlink:href="https://liveuamap.com/en/2023/07-april-sumska-oblast1013-red-alert-aerial-tg" text:style-name="Internet_20_link" text:visited-style-name="Visited_20_Internet_20_Link">
https://liveuamap.com/en/2023/07-april-sumska-oblast1013-red-alert-aerial-tg</text:a>
</text:p>
      <text:p text:style-name="P4">
News Source: <text:a xlink:type="simple" xlink:href="https://t.me/air_alert_ua/42709" text:style-name="Internet_20_link" text:visited-style-name="Visited_20_Internet_20_Link">
https://t.me/air_alert_ua/42709</text:a>
</text:p>
      <!--NEWS-->
      <text:h text:style-name="P10" text:outline-level="1">
<text:span text:style-name="T4">
3 person wounded, including 2 children as result of Russian shelling in Stanislav village of ...</text:span>
</text:h>
      <text:p text:style-name="P4">
Authors: liveuamap (Language: en)</text:p>
      <text:p text:style-name="P4">
Time: 2023-04-07T04:41:49</text:p>
      <text:p text:style-name="P4">
Location: Kherson, Khersons'ka oblast (Latitude:46.56685 Longtitude:32.14291)</text:p>
      <text:p text:style-name="P4">
Videos: []</text:p>
      <text:p text:style-name="P4">
Images: ["<text:a xlink:type="simple" xlink:href="https://liveuamap.com/pics/2023/04/07/22554348_0.jpg" text:style-name="Internet_20_link" text:visited-style-name="Visited_20_Internet_20_Link">
22554348_0.jpg</text:a>
", "<text:a xlink:type="simple" xlink:href="https://liveuamap.com/pics/2023/04/07/22554348_1.jpg" text:style-name="Internet_20_link" text:visited-style-name="Visited_20_Internet_20_Link">
22554348_1.jpg</text:a>
", "<text:a xlink:type="simple" xlink:href="https://liveuamap.com/pics/2023/04/07/22554348_2.jpg" text:style-name="Internet_20_link" text:visited-style-name="Visited_20_Internet_20_Link">
22554348_2.jpg</text:a>
"]</text:p>
      <text:p text:style-name="P4">
Tags: []</text:p>
      <text:p text:style-name="P4">
Id: 22554348</text:p>
      <!--METADATA-->
      <text:p text:style-name="P4">
3 person wounded, including 2 children as result of Russian shelling inStanislav village of Kherson region</text:p>
      <text:p text:style-name="P4">
<draw:frame draw:style-name="fr1" draw:name="Image35" text:anchor-type="as-char" svg:width="6.9236in" svg:height="5.184046in" draw:z-index="0">
<draw:image xlink:href="../Images/liveuamap/2023-04-07T04-41-49/22554348_0.jpg" xlink:type="simple" xlink:show="embed" xlink:actuate="onLoad" draw:mime-type="image/jpeg"/>
</draw:frame>
<draw:frame draw:style-name="fr1" draw:name="Image36" text:anchor-type="as-char" svg:width="6.9236in" svg:height="5.184046in" draw:z-index="0">
<draw:image xlink:href="../Images/liveuamap/2023-04-07T04-41-49/22554348_1.jpg" xlink:type="simple" xlink:show="embed" xlink:actuate="onLoad" draw:mime-type="image/jpeg"/>
</draw:frame>
<draw:frame draw:style-name="fr1" draw:name="Image37" text:anchor-type="as-char" svg:width="6.9236in" svg:height="5.184046in" draw:z-index="0">
<draw:image xlink:href="../Images/liveuamap/2023-04-07T04-41-49/22554348_2.jpg" xlink:type="simple" xlink:show="embed" xlink:actuate="onLoad" draw:mime-type="image/jpeg"/>
</draw:frame>
News Collection Link: <text:a xlink:type="simple" xlink:href="https://liveuamap.com/en/2023/7-april-3-person-wounded-including-2-children-as-result-of" text:style-name="Internet_20_link" text:visited-style-name="Visited_20_Internet_20_Link">
https://liveuamap.com/en/2023/7-april-3-person-wounded-including-2-children-as-result-of</text:a>
</text:p>
      <text:p text:style-name="P4">
News Source: <text:a xlink:type="simple" xlink:href="https://t.me/hueviyherson/37620" text:style-name="Internet_20_link" text:visited-style-name="Visited_20_Internet_20_Link">
https://t.me/hueviyherson/37620</text:a>
</text:p>
      <!--NEWS-->
      <text:h text:style-name="P10" text:outline-level="1">
<text:span text:style-name="T4">
At Sivershchyna and Slobozhanschyna directions Russian army shelled Leonivka, Hremyach, Novov...</text:span>
</text:h>
      <text:p text:style-name="P4">
Authors: liveuamap (Language: en)</text:p>
      <text:p text:style-name="P4">
Time: 2023-04-07T04:52:00</text:p>
      <text:p text:style-name="P4">
Location: Kharkiv (Latitude:50.00851 Longtitude:37.69152)</text:p>
      <text:p text:style-name="P4">
Videos: []</text:p>
      <text:p text:style-name="P4">
Images: []</text:p>
      <text:p text:style-name="P4">
Tags: ["Russia"]</text:p>
      <text:p text:style-name="P4">
Id: 22554368</text:p>
      <!--METADATA-->
      <text:p text:style-name="P4">
At sivershchyna and slBozhanschyna directions Russian Army Shelled Leonivka, Hremyach, Novovasylivka of Chernihiv Region;</text:p>
      <text:p text:style-name="P4">
News Collection Link:(https://liveuamap.com/en/2023/7-april-at-sivershchyna-and-slobozhanschyna-directions-russian)</text:p>
      <text:p text:style-name="P4">
News Source: <text:a xlink:type="simple" xlink:href="https://t.me/lumsrc/4430" text:style-name="Internet_20_link" text:visited-style-name="Visited_20_Internet_20_Link">
https://t.me/lumsrc/4430</text:a>
</text:p>
      <!--NEWS-->
      <text:h text:style-name="P10" text:outline-level="1">
<text:span text:style-name="T4">
Russian air defense reportedly shot down Ukrainian Leleka-100 UAV over Khomutovsky district o...</text:span>
</text:h>
      <text:p text:style-name="P4">
Authors: liveuamap (Language: en)</text:p>
      <text:p text:style-name="P4">
Time: 2023-04-07T05:39:23</text:p>
      <text:p text:style-name="P4">
Location: Khomutovka (Latitude:51.84299 Longtitude:34.43659)</text:p>
      <text:p text:style-name="P4">
Videos: []</text:p>
      <text:p text:style-name="P4">
Images: []</text:p>
      <text:p text:style-name="P4">
Tags: ["Russia"]</text:p>
      <text:p text:style-name="P4">
Id: 22554370</text:p>
      <!--METADATA-->
      <text:p text:style-name="P4">
Russian air defense reportedly shot down Ukrainian Leleka-100 UAV overKhomutovsky district of Kursk region</text:p>
      <text:p text:style-name="P4">
News Collection Link: <text:a xlink:type="simple" xlink:href="https://liveuamap.com/en/2023/7-april-russian-air-defense-reportedly-shot-down-ukrainian" text:style-name="Internet_20_link" text:visited-style-name="Visited_20_Internet_20_Link">
https://liveuamap.com/en/2023/7-april-russian-air-defense-reportedly-shot-down-ukrainian</text:a>
</text:p>
      <text:p text:style-name="P4">
News Source: <text:a xlink:type="simple" xlink:href="https://t.me/shot_shot/49937" text:style-name="Internet_20_link" text:visited-style-name="Visited_20_Internet_20_Link">
https://t.me/shot_shot/49937</text:a>
</text:p>
      <!--NEWS-->
      <text:h text:style-name="P10" text:outline-level="1">
<text:span text:style-name="T4">
Kharkiv, Kharkivska Oblast(11:42). Red Alert: aerial threat. Sirens sounding. Take cover now!</text:span>
</text:h>
      <text:p text:style-name="P4">
Authors: liveuamap (Language: en)</text:p>
      <text:p text:style-name="P4">
Time: 2023-04-07T05:43:00</text:p>
      <text:p text:style-name="P4">
Location: Kharkiv (Latitude:49.98081000 Longtitude:36.25272000)</text:p>
      <text:p text:style-name="P4">
Videos: []</text:p>
      <text:p text:style-name="P4">
Images: []</text:p>
      <text:p text:style-name="P4">
Tags: ["Europe", "Central and Eastern Europe"]</text:p>
      <text:p text:style-name="P4">
Id: 22554372</text:p>
      <!--METADATA-->
      <text:p text:style-name="P4">
Kharkiv, Kharkiv region(11:42). Red Alert: aerial threat. Sirens sounding.Take cover now!</text:p>
      <text:p text:style-name="P4">
News Collection Link: <text:a xlink:type="simple" xlink:href="https://liveuamap.com/en/2023/07-april-kharkiv-kharkivska-oblast1142-red-alg" text:style-name="Internet_20_link" text:visited-style-name="Visited_20_Internet_20_Link">
https://liveuamap.com/en/2023/07-april-kharkiv-kharkivska-oblast1142-red-alg</text:a>
</text:p>
      <text:p text:style-name="P4">
News Source: <text:a xlink:type="simple" xlink:href="https://t.me/air_alert_ua/42713" text:style-name="Internet_20_link" text:visited-style-name="Visited_20_Internet_20_Link">
https://t.me/air_alert_ua/42713</text:a>
</text:p>
      <!--NEWS-->
      <text:h text:style-name="P10" text:outline-level="1">
<text:span text:style-name="T4">
Ukrainian air defense shot down Russian Su-25 near Maryinka</text:span>
</text:h>
      <text:p text:style-name="P4">
Authors: liveuamap (Language: en)</text:p>
      <text:p text:style-name="P4">
Time: 2023-04-07T05:45:58</text:p>
      <text:p text:style-name="P4">
Location: Marinka, Donetsk Oblast (Latitude:47.94717 Longtitude:37.50389)</text:p>
      <text:p text:style-name="P4">
Videos: []</text:p>
      <text:p text:style-name="P4">
Images: []</text:p>
      <text:p text:style-name="P4">
Tags: ["Minsk Monitor", "Europe"]</text:p>
      <text:p text:style-name="P4">
Id: 22554373</text:p>
      <!--METADATA-->
      <text:p text:style-name="P4">
Ukrainian air defense shot down Russian Su-25 near Maryinka</text:p>
      <text:p text:style-name="P4">
News Collection Link: <text:a xlink:type="simple" xlink:href="https://liveuamap.com/en/2023/7-april-ukrainian-air-defense-shot-down-russian-su25-near" text:style-name="Internet_20_link" text:visited-style-name="Visited_20_Internet_20_Link">
https://liveuamap.com/en/2023/7-april-ukrainian-air-defense-shot-down-russian-su25-near</text:a>
</text:p>
      <text:p text:style-name="P4">
News Source: <text:a xlink:type="simple" xlink:href="https://t.me/ukrpravda_news/29335" text:style-name="Internet_20_link" text:visited-style-name="Visited_20_Internet_20_Link">
https://t.me/ukrpravda_news/29335</text:a>
</text:p>
      <!--NEWS-->
      <text:h text:style-name="P10" text:outline-level="1">
<text:span text:style-name="T4">
Sumska Oblast, Chernihivska Oblast(13:45). Red Alert: aerial threat. Sirens sounding. Take co...</text:span>
</text:h>
      <text:p text:style-name="P4">
Authors: liveuamap (Language: en)</text:p>
      <text:p text:style-name="P4">
Time: 2023-04-07T07:46:00</text:p>
      <text:p text:style-name="P4">
Location: Sumska Oblast (Latitude:50.9992 Longtitude:33.9994)</text:p>
      <text:p text:style-name="P4">
Videos: []</text:p>
      <text:p text:style-name="P4">
Images: []</text:p>
      <text:p text:style-name="P4">
Tags: ["Europe", "Central and Eastern Europe"]</text:p>
      <text:p text:style-name="P4">
Id: 22554389</text:p>
      <!--METADATA-->
      <text:p text:style-name="P4">
Sumy region, Chernihiv region(13:45). Red Alert: aerial threat. Sirenssounding. Take cover now!</text:p>
      <text:p text:style-name="P4">
News Collection Link: <text:a xlink:type="simple" xlink:href="https://liveuamap.com/en/2023/07-april-sumska-oblast-chernihivska-oblast134g" text:style-name="Internet_20_link" text:visited-style-name="Visited_20_Internet_20_Link">
https://liveuamap.com/en/2023/07-april-sumska-oblast-chernihivska-oblast134g</text:a>
</text:p>
      <text:p text:style-name="P4">
News Source: <text:a xlink:type="simple" xlink:href="https://t.me/air_alert_ua/42716" text:style-name="Internet_20_link" text:visited-style-name="Visited_20_Internet_20_Link">
https://t.me/air_alert_ua/42716</text:a>
</text:p>
      <!--NEWS-->
      <text:h text:style-name="P10" text:outline-level="1">
<text:span text:style-name="T4">
Zaporizka Oblast(15:01). Red Alert: aerial threat. Sirens sounding. Take cover now!</text:span>
</text:h>
      <text:p text:style-name="P4">
Authors: liveuamap (Language: en)</text:p>
      <text:p text:style-name="P4">
Time: 2023-04-07T09:01:00</text:p>
      <text:p text:style-name="P4">
Location: Zaporizka Oblast (Latitude:47.612021 Longtitude:35.765261)</text:p>
      <text:p text:style-name="P4">
Videos: []</text:p>
      <text:p text:style-name="P4">
Images: []</text:p>
      <text:p text:style-name="P4">
Tags: ["Europe", "Central and Eastern Europe"]</text:p>
      <text:p text:style-name="P4">
Id: 22554391</text:p>
      <!--METADATA-->
      <text:p text:style-name="P4">
Zaporizhzhia region(15:01). Red Alert: aerial threat. Sirens sounding. Take covernow!</text:p>
      <text:p text:style-name="P4">
News Collection Link: <text:a xlink:type="simple" xlink:href="https://liveuamap.com/en/2023/07-april-zaporizka-oblast1501-red-alert-aeriag" text:style-name="Internet_20_link" text:visited-style-name="Visited_20_Internet_20_Link">
https://liveuamap.com/en/2023/07-april-zaporizka-oblast1501-red-alert-aeriag</text:a>
</text:p>
      <text:p text:style-name="P4">
News Source: <text:a xlink:type="simple" xlink:href="https://t.me/suspilnezaporizhzhya/11933" text:style-name="Internet_20_link" text:visited-style-name="Visited_20_Internet_20_Link">
https://t.me/suspilnezaporizhzhya/11933</text:a>
</text:p>
      <!--NEWS-->
      <text:h text:style-name="P10" text:outline-level="1">
<text:span text:style-name="T4">
Sumska Oblast(15:25). Red Alert: aerial threat. Sirens sounding. Take cover now!</text:span>
</text:h>
      <text:p text:style-name="P4">
Authors: liveuamap (Language: en)</text:p>
      <text:p text:style-name="P4">
Time: 2023-04-07T09:27:00</text:p>
      <text:p text:style-name="P4">
Location: Sumska Oblast (Latitude:50.99935 Longtitude:34.00013)</text:p>
      <text:p text:style-name="P4">
Videos: []</text:p>
      <text:p text:style-name="P4">
Images: []</text:p>
      <text:p text:style-name="P4">
Tags: ["Europe", "Central and Eastern Europe"]</text:p>
      <text:p text:style-name="P4">
Id: 22554392</text:p>
      <!--METADATA-->
      <text:p text:style-name="P4">
Sumy region(15:25). Red Alert: aerial threat. Sirens sounding. Take covernow!</text:p>
      <text:p text:style-name="P4">
News Collection Link: <text:a xlink:type="simple" xlink:href="https://liveuamap.com/en/2023/07-april-sumska-oblast1525-red-alert-aerial-tg" text:style-name="Internet_20_link" text:visited-style-name="Visited_20_Internet_20_Link">
https://liveuamap.com/en/2023/07-april-sumska-oblast1525-red-alert-aerial-tg</text:a>
</text:p>
      <text:p text:style-name="P4">
News Source: <text:a xlink:type="simple" xlink:href="https://t.me/air_alert_ua/42720" text:style-name="Internet_20_link" text:visited-style-name="Visited_20_Internet_20_Link">
https://t.me/air_alert_ua/42720</text:a>
</text:p>
      <!--NEWS-->
      <text:h text:style-name="P10" text:outline-level="1">
<text:span text:style-name="T4">
Cherkaska Oblast(18:24). Red Alert: aerial threat. Sirens sounding. Take cover now!</text:span>
</text:h>
      <text:p text:style-name="P4">
Authors: liveuamap (Language: en)</text:p>
      <text:p text:style-name="P4">
Time: 2023-04-07T12:25:00</text:p>
      <text:p text:style-name="P4">
Location: Cherkaska Oblast (Latitude:49.25000000 Longtitude:31.33333000)</text:p>
      <text:p text:style-name="P4">
Videos: []</text:p>
      <text:p text:style-name="P4">
Images: []</text:p>
      <text:p text:style-name="P4">
Tags: ["Europe", "Central and Eastern Europe"]</text:p>
      <text:p text:style-name="P4">
Id: 22554393</text:p>
      <!--METADATA-->
      <text:p text:style-name="P4">
Cherkas(18:24). Red Alert: aerial threat. Sirens sounding. Take covernow!</text:p>
      <text:p text:style-name="P4">
News Collection Link: <text:a xlink:type="simple" xlink:href="https://liveuamap.com/en/2023/07-april-cherkaska-oblast1824-red-alert-aeriag" text:style-name="Internet_20_link" text:visited-style-name="Visited_20_Internet_20_Link">
https://liveuamap.com/en/2023/07-april-cherkaska-oblast1824-red-alert-aeriag</text:a>
</text:p>
      <text:p text:style-name="P4">
News Source: <text:a xlink:type="simple" xlink:href="https://t.me/air_alert_ua/42723" text:style-name="Internet_20_link" text:visited-style-name="Visited_20_Internet_20_Link">
https://t.me/air_alert_ua/42723</text:a>
</text:p>
      <!--NEWS-->
      <text:h text:style-name="P10" text:outline-level="1">
<text:span text:style-name="T4">
Mykolaiv, Mykolaiv region, Kherson, Kherson region, Kirovohrad region (18:25). Red and ...</text:span>
</text:h>
      <text:p text:style-name="P4">
Authors: liveuamap (Language: en)</text:p>
      <text:p text:style-name="P4">
Time: 2023-04-07T12:27:00</text:p>
      <text:p text:style-name="P4">
Location: Mykolaiv (Latitude:46.94866 Longtitude:32.00639)</text:p>
      <text:p text:style-name="P4">
Videos: []</text:p>
      <text:p text:style-name="P4">
Images: []</text:p>
      <text:p text:style-name="P4">
Tags: ["Europe", "Central and Eastern Europe"]</text:p>
      <text:p text:style-name="P4">
Id: 22554394</text:p>
      <!--METADATA-->
      <text:p text:style-name="P4">
Nikolaev, Mykolaiv region, Kherson, Kherson region, Kirovogradska region(18:25). Red Alert: aerial threat. Sirens sounding. Take cover now!</text:p>
      <text:p text:style-name="P4">
News Collection Link: <text:a xlink:type="simple" xlink:href="https://liveuamap.com/en/2023/07-april-mykolaiv-mykolayivska-oblast-khersong" text:style-name="Internet_20_link" text:visited-style-name="Visited_20_Internet_20_Link">
https://liveuamap.com/en/2023/07-april-mykolaiv-mykolayivska-oblast-khersong</text:a>
</text:p>
      <text:p text:style-name="P4">
News Source: <text:a xlink:type="simple" xlink:href="https://t.me/air_alert_ua/42726" text:style-name="Internet_20_link" text:visited-style-name="Visited_20_Internet_20_Link">
https://t.me/air_alert_ua/42726</text:a>
</text:p>
      <!--NEWS-->
      <text:h text:style-name="P10" text:outline-level="1">
<text:span text:style-name="T4">
Kyiv(18:28). Red Alert: aerial threat. Sirens sounding. Take cover now!</text:span>
</text:h>
      <text:p text:style-name="P4">
Authors: liveuamap (Language: en)</text:p>
      <text:p text:style-name="P4">
Time: 2023-04-07T12:29:00</text:p>
      <text:p text:style-name="P4">
Location: Kyiv (Latitude:50.44343 Longtitude:30.53022)</text:p>
      <text:p text:style-name="P4">
Videos: []</text:p>
      <text:p text:style-name="P4">
Images: []</text:p>
      <text:p text:style-name="P4">
Tags: ["Europe", "Central and Eastern Europe"]</text:p>
      <text:p text:style-name="P4">
Id: 22554395</text:p>
      <!--METADATA-->
      <text:p text:style-name="P4">
Kyiv(18:28). Red Alert: aerial threat. Sirens sounding. Take cover now!</text:p>
      <text:p text:style-name="P4">
News Collection Link: <text:a xlink:type="simple" xlink:href="https://liveuamap.com/en/2023/07-april-kyiv1828-red-alert-aerial-threat-sirg" text:style-name="Internet_20_link" text:visited-style-name="Visited_20_Internet_20_Link">
https://liveuamap.com/en/2023/07-april-kyiv1828-red-alert-aerial-threat-sirg</text:a>
</text:p>
      <text:p text:style-name="P4">
News Source: <text:a xlink:type="simple" xlink:href="https://t.me/KyivCityOfficial/6426" text:style-name="Internet_20_link" text:visited-style-name="Visited_20_Internet_20_Link">
https://t.me/KyivCityOfficial/6426</text:a>
</text:p>
      <!--NEWS-->
      <text:h text:style-name="P10" text:outline-level="1">
<text:span text:style-name="T4">
Vinnytska Oblast(18:27). Red Alert: aerial threat. Sirens sounding. Take cover now!</text:span>
</text:h>
      <text:p text:style-name="P4">
Authors: liveuamap (Language: en)</text:p>
      <text:p text:style-name="P4">
Time: 2023-04-07T12:31:00</text:p>
      <text:p text:style-name="P4">
Location: Vinnytska Oblast (Latitude:48.91667000 Longtitude:28.66667000)</text:p>
      <text:p text:style-name="P4">
Videos: []</text:p>
      <text:p text:style-name="P4">
Images: []</text:p>
      <text:p text:style-name="P4">
Tags: ["Europe", "Central and Eastern Europe"]</text:p>
      <text:p text:style-name="P4">
Id: 22554396</text:p>
      <!--METADATA-->
      <text:p text:style-name="P4">
Vinnytsia region(18:27). Red Alert: aerial threat. Sirens sounding. Take covernow!</text:p>
      <text:p text:style-name="P4">
News Collection Link: <text:a xlink:type="simple" xlink:href="https://liveuamap.com/en/2023/07-april-vinnytska-oblast1827-red-alert-aeriag" text:style-name="Internet_20_link" text:visited-style-name="Visited_20_Internet_20_Link">
https://liveuamap.com/en/2023/07-april-vinnytska-oblast1827-red-alert-aeriag</text:a>
</text:p>
      <text:p text:style-name="P4">
News Source: <text:a xlink:type="simple" xlink:href="https://t.me/air_alert_ua/42727" text:style-name="Internet_20_link" text:visited-style-name="Visited_20_Internet_20_Link">
https://t.me/air_alert_ua/42727</text:a>
</text:p>
      <!--NEWS-->
      <text:h text:style-name="P10" text:outline-level="1">
<text:span text:style-name="T4">
Odeska Oblast, Kyiv Oblast(18:30). Red Alert: aerial threat. Sirens sounding. Take cover now!</text:span>
</text:h>
      <text:p text:style-name="P4">
Authors: liveuamap (Language: en)</text:p>
      <text:p text:style-name="P4">
Time: 2023-04-07T12:32:00</text:p>
      <text:p text:style-name="P4">
Location: Odeska Oblast (Latitude:46.75000000 Longtitude:30.25000000)</text:p>
      <text:p text:style-name="P4">
Videos: []</text:p>
      <text:p text:style-name="P4">
Images: []</text:p>
      <text:p text:style-name="P4">
Tags: ["Europe", "Central and Eastern Europe"]</text:p>
      <text:p text:style-name="P4">
Id: 22554397</text:p>
      <!--METADATA-->
      <text:p text:style-name="P4">
Odesa region, Kyiv region(18:30). Red Alert: aerial threat. Sirens sounding.Take cover now!</text:p>
      <text:p text:style-name="P4">
News Collection Link: <text:a xlink:type="simple" xlink:href="https://liveuamap.com/en/2023/07-april-odeska-oblast-kyiv-oblast1830-red-alg" text:style-name="Internet_20_link" text:visited-style-name="Visited_20_Internet_20_Link">
https://liveuamap.com/en/2023/07-april-odeska-oblast-kyiv-oblast1830-red-alg</text:a>
</text:p>
      <text:p text:style-name="P4">
News Source: <text:a xlink:type="simple" xlink:href="https://t.me/air_alert_ua/42730" text:style-name="Internet_20_link" text:visited-style-name="Visited_20_Internet_20_Link">
https://t.me/air_alert_ua/42730</text:a>
</text:p>
      <!--NEWS-->
      <text:h text:style-name="P10" text:outline-level="1">
<text:span text:style-name="T4">
Explosions were reported in Voronezh</text:span>
</text:h>
      <text:p text:style-name="P4">
Authors: liveuamap (Language: en)</text:p>
      <text:p text:style-name="P4">
Time: 2023-04-07T12:35:30</text:p>
      <text:p text:style-name="P4">
Location: Voronezh (Latitude:51.62124 Longtitude:39.15047)</text:p>
      <text:p text:style-name="P4">
Videos: []</text:p>
      <text:p text:style-name="P4">
Images: ["<text:a xlink:type="simple" xlink:href="https://liveuamap.com/pics/2023/04/07/22554398_0.jpg" text:style-name="Internet_20_link" text:visited-style-name="Visited_20_Internet_20_Link">
22554398_0.jpg</text:a>
"]</text:p>
      <text:p text:style-name="P4">
Tags: ["Russia"]</text:p>
      <text:p text:style-name="P4">
Id: 22554398</text:p>
      <!--METADATA-->
      <text:p text:style-name="P4">
Explosions were reported in Voronezh</text:p>
      <text:p text:style-name="P4">
<draw:frame draw:style-name="fr1" draw:name="Image38" text:anchor-type="as-char" svg:width="6.9236in" svg:height="8.004162in" draw:z-index="0">
<draw:image xlink:href="../Images/liveuamap/2023-04-07T12-35-30/22554398_0.jpg" xlink:type="simple" xlink:show="embed" xlink:actuate="onLoad" draw:mime-type="image/jpeg"/>
</draw:frame>
News Collection Link: <text:a xlink:type="simple" xlink:href="https://liveuamap.com/en/2023/7-april-explosions-were-reported-in-voronezh" text:style-name="Internet_20_link" text:visited-style-name="Visited_20_Internet_20_Link">
https://liveuamap.com/en/2023/7-april-explosions-were-reported-in-voronezh</text:a>
</text:p>
      <text:p text:style-name="P4">
News Source: <text:a xlink:type="simple" xlink:href="https://t.me/channel24_ua/83771" text:style-name="Internet_20_link" text:visited-style-name="Visited_20_Internet_20_Link">
https://t.me/channel24_ua/83771</text:a>
</text:p>
      <!--NEWS-->
      <text:h text:style-name="P10" text:outline-level="1">
<text:span text:style-name="T4">
Shelling reported in Bilozerka of Kherson region</text:span>
</text:h>
      <text:p text:style-name="P4">
Authors: liveuamap (Language: en)</text:p>
      <text:p text:style-name="P4">
Time: 2023-04-07T13:31:00</text:p>
      <text:p text:style-name="P4">
Location: Kherson (Latitude:46.63073 Longtitude:32.44559)</text:p>
      <text:p text:style-name="P4">
Videos: []</text:p>
      <text:p text:style-name="P4">
Images: []</text:p>
      <text:p text:style-name="P4">
Tags: []</text:p>
      <text:p text:style-name="P4">
Id: 22554453</text:p>
      <!--METADATA-->
      <text:p text:style-name="P4">
Shelling reported in Bilozerka of Kherson region</text:p>
      <text:p text:style-name="P4">
News Collection Link: <text:a xlink:type="simple" xlink:href="https://liveuamap.com/en/2023/7-april-shelling-reported-in-bilozerka-of-kherson-region" text:style-name="Internet_20_link" text:visited-style-name="Visited_20_Internet_20_Link">
https://liveuamap.com/en/2023/7-april-shelling-reported-in-bilozerka-of-kherson-region</text:a>
</text:p>
      <text:p text:style-name="P4">
News Source: <text:a xlink:type="simple" xlink:href="https://t.me/hueviyherson/37644" text:style-name="Internet_20_link" text:visited-style-name="Visited_20_Internet_20_Link">
https://t.me/hueviyherson/37644</text:a>
</text:p>
      <!--NEWS-->
      <text:h text:style-name="P10" text:outline-level="1">
<text:span text:style-name="T4">
Kherson, Khersonska Oblast(19:53). Red Alert: aerial threat. Sirens sounding. Take cover now!</text:span>
</text:h>
      <text:p text:style-name="P4">
Authors: liveuamap (Language: en)</text:p>
      <text:p text:style-name="P4">
Time: 2023-04-07T13:55:00</text:p>
      <text:p text:style-name="P4">
Location: Kherson (Latitude:46.65581000 Longtitude:32.61780000)</text:p>
      <text:p text:style-name="P4">
Videos: []</text:p>
      <text:p text:style-name="P4">
Images: []</text:p>
      <text:p text:style-name="P4">
Tags: ["Europe", "Central and Eastern Europe"]</text:p>
      <text:p text:style-name="P4">
Id: 22554459</text:p>
      <!--METADATA-->
      <text:p text:style-name="P4">
Kherson, Kherson region(19:53). Red Alert: aerial threat. Sirens sounding.Take cover now!</text:p>
      <text:p text:style-name="P4">
News Collection Link: <text:a xlink:type="simple" xlink:href="https://liveuamap.com/en/2023/07-april-kherson-khersonska-oblast1953-red-alg" text:style-name="Internet_20_link" text:visited-style-name="Visited_20_Internet_20_Link">
https://liveuamap.com/en/2023/07-april-kherson-khersonska-oblast1953-red-alg</text:a>
</text:p>
      <text:p text:style-name="P4">
News Source: <text:a xlink:type="simple" xlink:href="https://t.me/air_alert_ua/42739" text:style-name="Internet_20_link" text:visited-style-name="Visited_20_Internet_20_Link">
https://t.me/air_alert_ua/42739</text:a>
</text:p>
      <!--NEWS-->
      <text:h text:style-name="P10" text:outline-level="1">
<text:span text:style-name="T4">
The OP was called Russian bluff publication allegedly documents on Ukraine's counter -offensive</text:span>
</text:h>
      <text:p text:style-name="P4">
Authors: Ukrinform (Person)</text:p>
      <text:p text:style-name="P4">
Publisher: Укринформ (Organization)</text:p>
      <text:p text:style-name="P4">
Published Time: 2023-04-07T14:47:49+03:00</text:p>
      <text:p text:style-name="P4">
Modified Time: 2023-04-07T14:47:49+03:00</text:p>
      <text:p text:style-name="P4">
Description: Publication of alleged documents on the counter -offensive of Ukraine is Russian bluff, dust in the eyes. - Ukrinform.</text:p>
      <text:p text:style-name="P4">
Images: ["<text:a xlink:type="simple" xlink:href="https://static.ukrinform.com/photos/2022_11/thumb_files/630_360_1669378289-203.jpg" text:style-name="Internet_20_link" text:visited-style-name="Visited_20_Internet_20_Link">
630_360_16693...</text:a>
"]</text:p>
      <text:p text:style-name="P4">
Tags: ['Офіс Президента', 'Подоляк', 'Війна з росією']</text:p>
      <text:p text:style-name="P4">
Type: Article</text:p>
      <!--METADATA-->
      <text:p text:style-name="P4">
<draw:frame draw:style-name="fr1" draw:name="Image39" text:anchor-type="as-char" svg:width="6.9236in" svg:height="3.956343in" draw:z-index="0">
<draw:image xlink:href="../Images/yкринформ/2023-04-07T14-47-49-03-00/630_360_1669378289-203.jpg" xlink:type="simple" xlink:show="embed" xlink:actuate="onLoad" draw:mime-type="image/jpeg"/>
</draw:frame>
Publication of alleged documents on the counter -offensive of Ukraine is a Russian bluff, dust in the eyes.</text:p>
      <text:p text:style-name="P4">
Therefore, such a publication is proof of the enemy's operational information game, the representative of the head of the Presidential Office Mikhail Podolyak in <text:a xlink:type="simple" xlink:href="https://t.me/M_Podolyak/131" text:style-name="Internet_20_link" text:visited-style-name="Visited_20_Internet_20_Link">
</text:a>
, reports Ukrinform.</text:p>
      <text:p text:style-name="P4">
"If you have a work channel of receipt of the pentagon - you are not destroyed for the sake of a day information , you don't know anything. It's bluff, dust in your eyes. You do not have data, but you are leaving to play destabilization, information and psychologically influence the nations that make decisions, "Podolyak wrote.</text:p>
      <text:p text:style-name="P4">
<text:span text:style-name="T4">
 Read also: </text:span>
 <text:a xlink:type="simple" xlink:href="https://www.ukrinform.ua/rubric-polytics/3692620-kitaj-mae-zrobiti-vibir-u-pitanni-vijni-v-ukraini-podolak.html" text:style-name="Internet_20_link" text:visited-style-name="Visited_20_Internet_20_Link">
<text:span text:style-name="T4">
 Podolyak </text:span>
</text:a>
According to him, Russia is looking for any ways to intercept information intelligence, to try to influence the script plans of the counter-offensive of Ukraine, to introduce the sum, to compromise previous ideas, to frighten their "awareness".</text:p>
      <text:p text:style-name="P4">
"But these are only the standard elements of the operational game of Russian intelligence - inquarters.</text:p>
      <text:p text:style-name="P4">
He said that the published data is more relied on statistical analysis of optional and tactical designs, as well as a large amount of attractive information.</text:p>
      <text:p text:style-name="P4">
<text:span text:style-name="T4">
 Read also: </text:span>
 <text:a xlink:type="simple" xlink:href="https://www.ukrinform.ua/rubric-crimea/3688015-vijna-bez-krimu-ne-zakincitsa-pivostriv-e-koseevou-smertu-dla-putina-podolak.html" text:style-name="Internet_20_link" text:visited-style-name="Visited_20_Internet_20_Link">
<text:span text:style-name="T4">
 Podolyak </text:span>
</text:a>
"Undoubtedly, any war envisages constant attempts by the reconnaissance of the enemy-plot to gain access to the General Staff. And if Russia really received real script workpieces-it would hardly publish them. Knowledge. Instead, publication today is the unconditional proof of the exclusively operational information game of Russia, " - Podolyak emphasized.</text:p>
      <text:p text:style-name="P4">
At the same time, he noted that the Russian troops will "familiarize" the first ureal plans of the Armed Forces counter -offensive, assuming that it will happen "very soon".</text:p>
      <text:p text:style-name="P4">
News Source: <text:a xlink:type="simple" xlink:href="https://www.ukrinform.ua/rubric-ato/3692907-v-op-nazvali-rosijskim-blefom-publikaciu-nibito-dokumentiv-pro-kontrnastup-ukraini.html" text:style-name="Internet_20_link" text:visited-style-name="Visited_20_Internet_20_Link">
https://www.ukrinform.ua/rubric-ato/3692907-v-op-nazvali-rosijskim-blefom-publikaciu-nibito-dokumentiv-pro-kontrnastup-ukraini.html</text:a>
</text:p>
      <!--NEWS-->
      <text:h text:style-name="P10" text:outline-level="1">
<text:span text:style-name="T4">
2 loud explosions were reported in Melitopol</text:span>
</text:h>
      <text:p text:style-name="P4">
Authors: liveuamap (Language: en)</text:p>
      <text:p text:style-name="P4">
Time: 2023-04-07T14:48:22</text:p>
      <text:p text:style-name="P4">
Location: Melitopol (Latitude:46.86195 Longtitude:35.31178)</text:p>
      <text:p text:style-name="P4">
Videos: []</text:p>
      <text:p text:style-name="P4">
Images: []</text:p>
      <text:p text:style-name="P4">
Tags: ["Europe", "Central and Eastern Europe"]</text:p>
      <text:p text:style-name="P4">
Id: 22554463</text:p>
      <!--METADATA-->
      <text:p text:style-name="P4">
2 loud explosions were reported in Melitopol</text:p>
      <text:p text:style-name="P4">
News Collection Link: <text:a xlink:type="simple" xlink:href="https://liveuamap.com/en/2023/7-april-2-loud-explosions-were-reported-in-melitopol" text:style-name="Internet_20_link" text:visited-style-name="Visited_20_Internet_20_Link">
https://liveuamap.com/en/2023/7-april-2-loud-explosions-were-reported-in-melitopol</text:a>
</text:p>
      <text:p text:style-name="P4">
News Source: <text:a xlink:type="simple" xlink:href="https://t.me/info_zp/32606" text:style-name="Internet_20_link" text:visited-style-name="Visited_20_Internet_20_Link">
https://t.me/info_zp/32606</text:a>
</text:p>
      <!--NEWS-->
      <text:h text:style-name="P10" text:outline-level="1">
<text:span text:style-name="T4">
The enemy in a day more than 100 times fired at Gulyaypole and Orikhiv in Zaporozhye</text:span>
</text:h>
      <text:p text:style-name="P4">
Authors: Ukrinform (Person)</text:p>
      <text:p text:style-name="P4">
Publisher: Укринформ (Organization)</text:p>
      <text:p text:style-name="P4">
Published Time: 2023-04-07T14:49:26+03:00</text:p>
      <text:p text:style-name="P4">
Modified Time: 2023-04-07T14:49:26+03:00</text:p>
      <text:p text:style-name="P4">
Description: The enemy army of last day hit Gulyaypol and Orikhov 111 times. There is a destruction of civil infrastructure. - Ukrinform.</text:p>
      <text:p text:style-name="P4">
Images: ["<text:a xlink:type="simple" xlink:href="https://static.ukrinform.com/photos/2023_04/thumb_files/630_360_1680868074-365.jpg" text:style-name="Internet_20_link" text:visited-style-name="Visited_20_Internet_20_Link">
630_360_16808...</text:a>
"]</text:p>
      <text:p text:style-name="P4">
Tags: ['Обстріл', 'Запоріжжя', 'Війна з росією']</text:p>
      <text:p text:style-name="P4">
Type: Article</text:p>
      <!--METADATA-->
      <text:p text:style-name="P4">
<draw:frame draw:style-name="fr1" draw:name="Image40" text:anchor-type="as-char" svg:width="6.9236in" svg:height="3.956343in" draw:z-index="0">
<draw:image xlink:href="../Images/yкринформ/2023-04-07T14-49-26-03-00/630_360_1680868074-365.jpg" xlink:type="simple" xlink:show="embed" xlink:actuate="onLoad" draw:mime-type="image/jpeg"/>
</draw:frame>
Last day, hostility hit Gulyaypol and Orikhov 111 times. There is a destruction of a civilian infrastructure.</text:p>
      <text:p text:style-name="P4">
This was reported by the press service <text:a xlink:type="simple" xlink:href="https://zp.npu.gov.ua/news/cherhovi-akty-rosiiskoi-zbroinoi-ahresii-na-polohivshchyni-politsiia-dokumentuie-naslidky-voiennykh-zlochyniv" text:style-name="Internet_20_link" text:visited-style-name="Visited_20_Internet_20_Link">
</text:a>
in the Zaporozhye region, reports Ukrinform.</text:p>
      <text:p text:style-name="P4">
"The past day was hellish for the residents of the frontal settlements of the Polologivskyi district. Guliaypole and Orichs withstood 111 enemy blows of slice species of weapons.</text:p>
      <text:p text:style-name="P4">
It is noted that during April 6, the enemy used aviation twice, inflicted on the 11 of(https://www.ukrinform.ua/tag-bezpilotnik), 6 - from rocket launches and 92 - from artillery units of different caliber.</text:p>
      <text:p text:style-name="P4">
The apartments of high -rise buildings and about 20 houses were injured - their traffic roofs, windows, walls and facades, destroyed yards, fences, adjoining territories, garage premises, outbuildings of tatra transport. Some households are destroyed completely. Also, the destruction of civil infrastructure and two private enterprises.</text:p>
      <text:p text:style-name="P4">
There are no casualties among civilians.</text:p>
      <text:p text:style-name="P4">
<text:span text:style-name="T4">
 Read also: </text:span>
 <text:a xlink:type="simple" xlink:href="https://www.ukrinform.ua/rubric-regions/3692331-u-zaporizzi-zatrimali-agenta-akij-zbirav-dla-rosian-dani-pro-naslidki-raketnogo-udaru.html" text:style-name="Internet_20_link" text:visited-style-name="Visited_20_Internet_20_Link">
<text:span text:style-name="T4">
 Zaporizhzhia </text:span>
</text:a>
On the fact of armed aggression of Russian servicemen, police collected the dioxide materials of war crimes and transferred to the UBSU in the Zaporizhzhia region the resolution of the issue of opening criminal proceedings under Part 1 of Art. 438(Violation of the laws and customs of war)Criminal Code of Ukraine.</text:p>
      <text:p text:style-name="P4">
News Source: <text:a xlink:type="simple" xlink:href="https://www.ukrinform.ua/rubric-regions/3692909-vorog-za-dobu-ponad-100-raziv-obstrilav-gulajpole-ta-orihiv-na-zaporizzi.html" text:style-name="Internet_20_link" text:visited-style-name="Visited_20_Internet_20_Link">
https://www.ukrinform.ua/rubric-regions/3692909-vorog-za-dobu-ponad-100-raziv-obstrilav-gulajpole-ta-orihiv-na-zaporizzi.html</text:a>
</text:p>
      <!--NEWS-->
      <text:h text:style-name="P10" text:outline-level="1">
<text:span text:style-name="T4">
The invaders abducted four employees of the ZEP</text:span>
</text:h>
      <text:p text:style-name="P4">
Authors: Ukrinform (Person)</text:p>
      <text:p text:style-name="P4">
Publisher: Укринформ (Organization)</text:p>
      <text:p text:style-name="P4">
Published Time: 2023-04-07T14:54:00+03:00</text:p>
      <text:p text:style-name="P4">
Modified Time: 2023-04-07T14:54:00+03:00</text:p>
      <text:p text:style-name="P4">
Description: In energy, the invaders abducted four employees of Zaporizhzhya NPP. - Ukrinform.</text:p>
      <text:p text:style-name="P4">
Images: ["<text:a xlink:type="simple" xlink:href="https://static.ukrinform.com/photos/2022_09/thumb_files/630_360_1662125466-706.jpeg" text:style-name="Internet_20_link" text:visited-style-name="Visited_20_Internet_20_Link">
630_360_16621...</text:a>
"]</text:p>
      <text:p text:style-name="P4">
Tags: ['АЕС', 'Війна з росією', 'Енергодар']</text:p>
      <text:p text:style-name="P4">
Type: Article</text:p>
      <!--METADATA-->
      <text:p text:style-name="P4">
<draw:frame draw:style-name="fr1" draw:name="Image41" text:anchor-type="as-char" svg:width="6.9236in" svg:height="3.956343in" draw:z-index="0">
<draw:image xlink:href="../Images/yкринформ/2023-04-07T14-54-00-03-00/630_360_1662125466-706.jpeg" xlink:type="simple" xlink:show="embed" xlink:actuate="onLoad" draw:mime-type="image/jpeg"/>
</draw:frame>
Vergodari invaders abducted four employees of Zaporizhzhya NPP.</text:p>
      <text:p text:style-name="P4">
About it in <text:a xlink:type="simple" xlink:href="https://t.me/energoatom_ua/12654" text:style-name="Internet_20_link" text:visited-style-name="Visited_20_Internet_20_Link">
</text:a>
Informs Energoatom, reports Ukrinform.</text:p>
      <text:p text:style-name="P4">
"On the evening of April 6, the invaders in masks invaded one of the premises of the temporary -worked Zaporizhzhya NPP and took away four employees of the physical protection service of the station. The atomicians were taken out in an unknown direction and now the location remains unknown," the post reads.</text:p>
      <text:p text:style-name="P4">
It is noted that all four were considered loyal to occupation management, because they signed contracts with the fake AO «EXPLAIRMENTING ORGANIZATIONS(https://www.ukrinform.ua/tag-aes)”. Among the detainees, in particular, was the deputy "Chief of the Service" Mark Volkov, who informed the illegal activity of the invaders.</text:p>
      <text:p text:style-name="P4">
"Despite the" official "transition to work to the occupiers, their bosses cannot find in detained passports of the Russian Federation: whether they have not taken, whether they are carefully conceal. It was not liked the persons, " - said in Energoatom.</text:p>
      <text:p text:style-name="P4">
<text:span text:style-name="T4">
 Read also: </text:span>
 <text:a xlink:type="simple" xlink:href="https://www.ukrinform.ua/rubric-regions/3692727-rosijski-vijskovi-minuut-teritoriu-poblizu-energodara.html" text:style-name="Internet_20_link" text:visited-style-name="Visited_20_Internet_20_Link">
</text:a>
The invaders seized the nuclear power plant last March. They force workers to sign contracts with Rosatom. The station itself is used as a military base, which houses equipment and personnel.</text:p>
      <text:p text:style-name="P4">
News Source: <text:a xlink:type="simple" xlink:href="https://www.ukrinform.ua/rubric-ato/3692910-zagarbniki-vikrali-cotiroh-pracivnikiv-zaes.html" text:style-name="Internet_20_link" text:visited-style-name="Visited_20_Internet_20_Link">
https://www.ukrinform.ua/rubric-ato/3692910-zagarbniki-vikrali-cotiroh-pracivnikiv-zaes.html</text:a>
</text:p>
      <!--NEWS-->
      <text:h text:style-name="P10" text:outline-level="1">
<text:span text:style-name="T4">
Sumska Oblast, Chernihivska Oblast(20:55). Red Alert: aerial threat. Sirens sounding. Take co...</text:span>
</text:h>
      <text:p text:style-name="P4">
Authors: liveuamap (Language: en)</text:p>
      <text:p text:style-name="P4">
Time: 2023-04-07T14:56:00</text:p>
      <text:p text:style-name="P4">
Location: Sumska Oblast (Latitude:51.00000000 Longtitude:34.00000000)</text:p>
      <text:p text:style-name="P4">
Videos: []</text:p>
      <text:p text:style-name="P4">
Images: []</text:p>
      <text:p text:style-name="P4">
Tags: ["Europe", "Central and Eastern Europe"]</text:p>
      <text:p text:style-name="P4">
Id: 22554464</text:p>
      <!--METADATA-->
      <text:p text:style-name="P4">
Sumy region, Chernihiv region(20:55). Red Alert: aerial threat. Sirenssounding. Take cover now!</text:p>
      <text:p text:style-name="P4">
News Collection Link: <text:a xlink:type="simple" xlink:href="https://liveuamap.com/en/2023/07-april-sumska-oblast-chernihivska-oblast205g" text:style-name="Internet_20_link" text:visited-style-name="Visited_20_Internet_20_Link">
https://liveuamap.com/en/2023/07-april-sumska-oblast-chernihivska-oblast205g</text:a>
</text:p>
      <text:p text:style-name="P4">
News Source: <text:a xlink:type="simple" xlink:href="https://t.me/air_alert_ua/42742" text:style-name="Internet_20_link" text:visited-style-name="Visited_20_Internet_20_Link">
https://t.me/air_alert_ua/42742</text:a>
</text:p>
      <!--NEWS-->
      <text:h text:style-name="P10" text:outline-level="1">
<text:span text:style-name="T4">
Russian aviation launched several guided bombs at Beryslav district</text:span>
</text:h>
      <text:p text:style-name="P4">
Authors: liveuamap (Language: en)</text:p>
      <text:p text:style-name="P4">
Time: 2023-04-07T14:58:27</text:p>
      <text:p text:style-name="P4">
Location: Kherson (Latitude:46.83054 Longtitude:33.4138)</text:p>
      <text:p text:style-name="P4">
Videos: []</text:p>
      <text:p text:style-name="P4">
Images: []</text:p>
      <text:p text:style-name="P4">
Tags: ["Europe", "Central and Eastern Europe"]</text:p>
      <text:p text:style-name="P4">
Id: 22554465</text:p>
      <!--METADATA-->
      <text:p text:style-name="P4">
Russian aviation launched several guided bombs at Beryslav district</text:p>
      <text:p text:style-name="P4">
News Collection Link: <text:a xlink:type="simple" xlink:href="https://liveuamap.com/en/2023/7-april-russian-aviation-launched-several-guided-bombs-at" text:style-name="Internet_20_link" text:visited-style-name="Visited_20_Internet_20_Link">
https://liveuamap.com/en/2023/7-april-russian-aviation-launched-several-guided-bombs-at</text:a>
</text:p>
      <text:p text:style-name="P4">
News Source: <text:a xlink:type="simple" xlink:href="https://t.me/hueviyherson/37650" text:style-name="Internet_20_link" text:visited-style-name="Visited_20_Internet_20_Link">
https://t.me/hueviyherson/37650</text:a>
</text:p>
      <!--NEWS-->
      <text:h text:style-name="P10" text:outline-level="1">
<text:span text:style-name="T4">
The SBU reported the suspicion of "political scientist" Medvedchuk, who is hiding in Crimea</text:span>
</text:h>
      <text:p text:style-name="P4">
Authors: Ukrinform (Person)</text:p>
      <text:p text:style-name="P4">
Publisher: Укринформ (Organization)</text:p>
      <text:p text:style-name="P4">
Published Time: 2023-04-07T15:00:00+03:00</text:p>
      <text:p text:style-name="P4">
Modified Time: 2023-04-07T15:00:00+03:00</text:p>
      <text:p text:style-name="P4">
Description: The Security Service of Ukraine reported the suspected "political" suspect in the state treason of former MP Viktor Medvedchuk Alexander Lazarev. - Ukrinform.</text:p>
      <text:p text:style-name="P4">
Images: ["<text:a xlink:type="simple" xlink:href="https://static.ukrinform.com/photos/2023_04/thumb_files/630_360_1680868300-899.jpg" text:style-name="Internet_20_link" text:visited-style-name="Visited_20_Internet_20_Link">
630_360_16808...</text:a>
"]</text:p>
      <text:p text:style-name="P4">
Tags: ['Крим', 'Медведєв', 'Підозра', 'СБУ']</text:p>
      <text:p text:style-name="P4">
Type: Article</text:p>
      <!--METADATA-->
      <text:p text:style-name="P4">
<draw:frame draw:style-name="fr1" draw:name="Image42" text:anchor-type="as-char" svg:width="6.9236in" svg:height="3.956343in" draw:z-index="0">
<draw:image xlink:href="../Images/yкринформ/2023-04-07T15-00-00-03-00/630_360_1680868300-899.jpg" xlink:type="simple" xlink:show="embed" xlink:actuate="onLoad" draw:mime-type="image/jpeg"/>
</draw:frame>
The Service of Ukraine reported the suspected "political" suspect in the state -owned deputy Viktor Medvedchuk Alexander Lazarev.</text:p>
      <text:p text:style-name="P4">
As Ukrinform reports, the SBU reports in <text:a xlink:type="simple" xlink:href="https://t.me/SBUkr/7863" text:style-name="Internet_20_link" text:visited-style-name="Visited_20_Internet_20_Link">
</text:a>
.</text:p>
      <text:p text:style-name="P4">
The intelligence service has collected the evidence base on the pro -Kremlivsky "political scientist" Lazarev, who assists the aggressor in the war against Ukraine.</text:p>
      <text:p text:style-name="P4">
The person involved in the beginning of a full -scale invasion of Russia was a pool of public pseudo experts who worked on <text:a xlink:type="simple" xlink:href="https://www.ukrinform.ua/tag-medvedcuk" text:style-name="Internet_20_link" text:visited-style-name="Visited_20_Internet_20_Link">
</text:a>
, as well as the owner of the forbidden TV channel, the former People's Deputation of Yevgeny Murayev and the suspected treason of the treason of the sub -trial blogger Anatoly Sharia.</text:p>
      <text:p text:style-name="P4">
Lazarev himself was directly engaged in "unbuttoning" of media images of Khreml's associates and helped them in promoting enemy narratives in the information space.</text:p>
      <text:p text:style-name="P4">
To do this, he was a frequent guest on the airwaves of our, ZIK, NewsOne, 112 and Russia today.</text:p>
      <text:p text:style-name="P4">
In his comments, Lazarev justified Moscow's aggressive policies and named actions in the east of Ukraine by the "Civil War".</text:p>
      <text:p text:style-name="P4">
<text:span text:style-name="T4">
 Read also: </text:span>
 <text:a xlink:type="simple" xlink:href="https://www.ukrinform.ua/rubric-society/3686785-sud-arestuvav-aktivi-druzini-medvedcuka-na-ponad-440-miljoniv.html" text:style-name="Internet_20_link" text:visited-style-name="Visited_20_Internet_20_Link">
<text:span text:style-name="T4">
 Medvedchuk </text:span>
</text:a>
After February 24 last year, Lazarev hidden abroad.</text:p>
      <text:p text:style-name="P4">
Subsequently, he arrived in the territory of the temporarily occupied Crimea and joined the closest environment of the "head" of Crimea Sergiy Aksenov, who helps the introduction of enemy information campaigns on the peninsula.</text:p>
      <text:p text:style-name="P4">
On the basis of the evidence collected, investigators of the SBU informed the person involved in the suspicion under Part 1 of Art. 111 of the Criminal Code of Ukraine(high treason)as well as under Part 1 of Art. 161(Violation of equality of citizens depending on their racial, national, regional affiliation, religious beliefs, disability and other signs).</text:p>
      <text:p text:style-name="P4">
Тривають комплексні заходи для притягнення його до відповідальності.</text:p>
      <text:p text:style-name="P4">
Як повідомляв Укрінформ, правоохоронці повідомили про підозру <text:a xlink:type="simple" xlink:href="https://www.ukrinform.ua/rubric-society/3691063-antiukrainska-propaganda-prokuratura-povidomila-pidozru-blogerumiljonniku.html" text:style-name="Internet_20_link" text:visited-style-name="Visited_20_Internet_20_Link">
</text:a>
. За інформацією СБУ, перебуваючи в росії, він бере активну участь вінформаційно-психологічних операціях російських спецслужб та виступає наворожих телеканалах.</text:p>
      <text:p text:style-name="P4">
News Source: <text:a xlink:type="simple" xlink:href="https://www.ukrinform.ua/rubric-crimea/3692911-sbu-povidomila-pro-pidozru-politologu-medvedcuka-akij-hovaetsa-v-krimu.html" text:style-name="Internet_20_link" text:visited-style-name="Visited_20_Internet_20_Link">
https://www.ukrinform.ua/rubric-crimea/3692911-sbu-povidomila-pro-pidozru-politologu-medvedcuka-akij-hovaetsa-v-krimu.html</text:a>
</text:p>
      <!--NEWS-->
      <text:h text:style-name="P10" text:outline-level="1">
<text:span text:style-name="T4">
Zagreb Dynamo was headed by UEFA Champions League winner</text:span>
</text:h>
      <text:p text:style-name="P4">
Authors: Ukrinform (Person)</text:p>
      <text:p text:style-name="P4">
Publisher: Укринформ (Organization)</text:p>
      <text:p text:style-name="P4">
Published Time: 2023-04-07T15:01:04+03:00</text:p>
      <text:p text:style-name="P4">
Modified Time: 2023-04-07T15:01:04+03:00</text:p>
      <text:p text:style-name="P4">
Description: Dynamo (Zagreb) Croatian Champion announced the appointment of head coach Igor Bishchan. - Ukrinform.</text:p>
      <text:p text:style-name="P4">
Images: ["<text:a xlink:type="simple" xlink:href="https://static.ukrinform.com/photos/2023_04/thumb_files/630_360_1680868439-392.jpg" text:style-name="Internet_20_link" text:visited-style-name="Visited_20_Internet_20_Link">
630_360_16808...</text:a>
"]</text:p>
      <text:p text:style-name="P4">
Tags: ['Футбол']</text:p>
      <text:p text:style-name="P4">
Type: Article</text:p>
      <!--METADATA-->
      <text:p text:style-name="P4">
<draw:frame draw:style-name="fr1" draw:name="Image43" text:anchor-type="as-char" svg:width="6.9236in" svg:height="3.956343in" draw:z-index="0">
<draw:image xlink:href="../Images/yкринформ/2023-04-07T15-01-04-03-00/630_360_1680868439-392.jpg" xlink:type="simple" xlink:show="embed" xlink:actuate="onLoad" draw:mime-type="image/jpeg"/>
</draw:frame>
Dynamo Football Championship(Zagreb)announced the appointment to the post of head coach Igor Bushchan.  According to the official <text:a xlink:type="simple" xlink:href="https://www.gnkdinamo.hr/" text:style-name="Internet_20_link" text:visited-style-name="Visited_20_Internet_20_Link">
</text:a>
"Blue", in this position ,44-year-old Bishchy was replaced by Ante Chachic, Ukrinform reports.</text:p>
      <text:p text:style-name="P4">
The new mentor of the Dynamo for the last three and a half years has headed the youth -mooning Croatia(U21).</text:p>
      <text:p text:style-name="P4">
<text:span text:style-name="T4">
Читайте також:</text:span>
 <text:a xlink:type="simple" xlink:href="https://www.ukrinform.ua/rubric-sports/3692439-futbolnij-klub-dinamo-vidkriv-sucasnij-trenazernij-zal.html" text:style-name="Internet_20_link" text:visited-style-name="Visited_20_Internet_20_Link">
 <text:span text:style-name="T4">
Динамо</text:span>
 </text:a>
Bishchan is a pupil of Dynamo(Zagreb)As a player performed for the club in 1997-2000 and 2007-2012. In 2005, Bishchan won the UEFA Champions League in Liverpool, which in the finals was played by Italian Milan Shevchenko's penalty(3:2).</text:p>
      <text:p text:style-name="P4">
Фото: gnkdinamo.hr.</text:p>
      <text:p text:style-name="P4">
News Source: <text:a xlink:type="simple" xlink:href="https://www.ukrinform.ua/rubric-sports/3692912-zagrebske-dinamo-ocoliv-peremozec-ligi-cempioniv-uefa.html" text:style-name="Internet_20_link" text:visited-style-name="Visited_20_Internet_20_Link">
https://www.ukrinform.ua/rubric-sports/3692912-zagrebske-dinamo-ocoliv-peremozec-ligi-cempioniv-uefa.html</text:a>
</text:p>
      <!--NEWS-->
      <text:h text:style-name="P10" text:outline-level="1">
<text:span text:style-name="T4">
The media found out why it was delayed to assist Ukraine from the sale of the Chelsea football club</text:span>
</text:h>
      <text:p text:style-name="P4">
Authors: Ukrinform (Person)</text:p>
      <text:p text:style-name="P4">
Publisher: Укринформ (Organization)</text:p>
      <text:p text:style-name="P4">
Published Time: 2023-04-07T15:03:12+03:00</text:p>
      <text:p text:style-name="P4">
Modified Time: 2023-04-07T15:03:12+03:00</text:p>
      <text:p text:style-name="P4">
Description: The help of Ukraine from the sale of Chelsea football club, owned by the Russian oligarch Roman Abramovich, is delayed due to delaying the approval process. - Ukrinform.</text:p>
      <text:p text:style-name="P4">
Images: ["<text:a xlink:type="simple" xlink:href="https://static.ukrinform.com/photos/2023_04/thumb_files/630_360_1680868967-134.jpg" text:style-name="Internet_20_link" text:visited-style-name="Visited_20_Internet_20_Link">
630_360_16808...</text:a>
"]</text:p>
      <text:p text:style-name="P4">
Tags: ['Челсі', 'Гроші', 'Абрамович']</text:p>
      <text:p text:style-name="P4">
Type: Article</text:p>
      <!--METADATA-->
      <text:p text:style-name="P4">
<draw:frame draw:style-name="fr1" draw:name="Image44" text:anchor-type="as-char" svg:width="6.9236in" svg:height="3.956343in" draw:z-index="0">
<draw:image xlink:href="../Images/yкринформ/2023-04-07T15-03-12-03-00/630_360_1680868967-134.jpg" xlink:type="simple" xlink:show="embed" xlink:actuate="onLoad" draw:mime-type="image/jpeg"/>
</draw:frame>
Assistance to the sale of the Chelsea football club, owned by Roman Abramovich, is delayed by delaying the approval process.</text:p>
      <text:p text:style-name="P4">
According to Ukrinform, the agency reports <text:a xlink:type="simple" xlink:href="https://www.bloomberg.com/news/articles/2023-04-07/ukraine-aid-from-chelsea-sale-delayed-as-approval-process-drags" text:style-name="Internet_20_link" text:visited-style-name="Visited_20_Internet_20_Link">
</text:a>
.</text:p>
      <text:p text:style-name="P4">
As it is noted, a year after the sale of the club, the funds remain frozen in the UK.</text:p>
      <text:p text:style-name="P4">
<text:span text:style-name="T4">
 Read also: </text:span>
 <text:a xlink:type="simple" xlink:href="https://www.ukrinform.ua/rubric-world/3637433-kanada-arestue-aktivi-rosijskogo-oligarha-abramovica-grosi-hocut-peredati-ukraini.html" text:style-name="Internet_20_link" text:visited-style-name="Visited_20_Internet_20_Link">
<text:span text:style-name="T4">
 Abrames </text:span>
</text:a>
Fund that is created to assist Ukraine with a capital of 2.34 billion ponder -screening($ 2.9 billion)Received from the sale of the Chelsea Abramovichfutball Club, is almost ready to work with a defined fund candidate, but the process of approval by the UK government lasts longer than expected.</text:p>
      <text:p text:style-name="P4">
"We are ready for work and we are just waiting for approval," Michopenrose said, the former executive director of the UniceF branch in the United Kingdom, who performs the duties of the CEO of the new fund.</text:p>
      <text:p text:style-name="P4">
"There are difficulties and delays related to the political decision between Great Britain and the EU and within the United Kingdom," he added.</text:p>
      <text:p text:style-name="P4">
<text:span text:style-name="T4">
 Read also: </text:span>
 <text:a xlink:type="simple" xlink:href="https://www.ukrinform.ua/rubric-sports/3610761-grosi-z-prodazu-celsi-peredadut-na-potrebi-ukraini.html" text:style-name="Internet_20_link" text:visited-style-name="Visited_20_Internet_20_Link">
<text:span text:style-name="T4">
 Money </text:span>
 <text:span text:style-name="T4">
 Sales </text:span>
 <text:span text:style-name="T4">
 Chelsea </text:span>
 <text:span text:style-name="T4">
 </text:span>
 Transfer <text:span text:style-name="T4">
<text:span text:style-name="T5">
* needs </text:span>
* </text:span>
 <text:span text:style-name="T4">
 Ukraine </text:span>
</text:a>
According to Penrouse, his club has completed all the paper work needed to create the Foundation. In particular, he proposed the candidacy of the General Secretariat of the Secretariat for Refugees Jan Egeland for the position of chairman of the Foundation, Tuklav the International Short List of candidates in the board.</text:p>
      <text:p text:style-name="P4">
Last year, the UK government allocated about £ 200,000 for the financial and administrative expenses associated with the creation of a humorous organization, as well as for the hiring of experts for the development of planning funds.</text:p>
      <text:p text:style-name="P4">
According to Penrouse, the Foundation plans to focus on humanitarian projects that support medical, educational programs and housing programs for Ukrainians.</text:p>
      <text:p text:style-name="P4">
<text:span text:style-name="T4">
 Read also: </text:span>
 <text:a xlink:type="simple" xlink:href="https://www.ukrinform.ua/rubric-world/3606188-britania-vvela-sankcii-proti-se-cotiroh-rosijskih-oligarhiv.html" text:style-name="Internet_20_link" text:visited-style-name="Visited_20_Internet_20_Link">
</text:a>
The UK Ministry of Foreign Affairs has refused to comment on the end.As reported by the Western media, dozens of Russian oligarchs who earn Billiards thanks to the President of the Russian Federation Putin, do not want to have nothing to do with him and sue the EU's court because they consider European sanctions to be an invalid vision of their closeness to the dictator. In the list of plaintiffs, the middle, the former owner of the Chelsea club Abramovich.</text:p>
      <text:p text:style-name="P4">
Photo from open springs</text:p>
      <text:p text:style-name="P4">
News Source: <text:a xlink:type="simple" xlink:href="https://www.ukrinform.ua/rubric-sports/3692913-zmi-diznalis-comu-zataguetsa-nadanna-dopomogi-ukraini-vid-prodazu-futbolnogo-klubu-celsi.html" text:style-name="Internet_20_link" text:visited-style-name="Visited_20_Internet_20_Link">
https://www.ukrinform.ua/rubric-sports/3692913-zmi-diznalis-comu-zataguetsa-nadanna-dopomogi-ukraini-vid-prodazu-futbolnogo-klubu-celsi.html</text:a>
</text:p>
      <!--NEWS-->
      <text:h text:style-name="P10" text:outline-level="1">
<text:span text:style-name="T4">
Ukraine's women's national team defeated the Bulgarian at the World Hockey Championship</text:span>
</text:h>
      <text:p text:style-name="P4">
Authors: Ukrinform (Person)</text:p>
      <text:p text:style-name="P4">
Publisher: Укринформ (Organization)</text:p>
      <text:p text:style-name="P4">
Published Time: 2023-04-07T15:05:00+03:00</text:p>
      <text:p text:style-name="P4">
Modified Time: 2023-04-07T15:05:00+03:00</text:p>
      <text:p text:style-name="P4">
Description: The National Women's Hockey team confidently beat Bulgaria in its fourth match at the 20123 World Cup in the IIIA Division, which is ongoing in the Romanian city of Brashov. - Ukrinform.</text:p>
      <text:p text:style-name="P4">
Images: ["<text:a xlink:type="simple" xlink:href="https://static.ukrinform.com/photos/2023_04/thumb_files/630_360_1680864024-790.jpg" text:style-name="Internet_20_link" text:visited-style-name="Visited_20_Internet_20_Link">
630_360_16808...</text:a>
"]</text:p>
      <text:p text:style-name="P4">
Tags: ['Болгарія', 'Чемпіонат світу', 'хокей', 'Збірна України', 'Жінки']</text:p>
      <text:p text:style-name="P4">
Type: Article</text:p>
      <!--METADATA-->
      <text:p text:style-name="P4">
<draw:frame draw:style-name="fr1" draw:name="Image45" text:anchor-type="as-char" svg:width="6.9236in" svg:height="3.956343in" draw:z-index="0">
<draw:image xlink:href="../Images/yкринформ/2023-04-07T15-05-00-03-00/630_360_1680864024-790.jpg" xlink:type="simple" xlink:show="embed" xlink:actuate="onLoad" draw:mime-type="image/jpeg"/>
</draw:frame>
The National Women's Hockey team confidently beat Bulgaria's team for the fourth match at the 20123 World Cup in the IIIA Division, which is ongoing in Brashov.</text:p>
      <text:p text:style-name="P4">
The result of the duel is 10: 3(3:1, 3:1, 4:1), reports Ukrinform.</text:p>
      <text:p text:style-name="P4">
Washers: Elizabeth Alipov(1-a and 8-minute), Durimirenko(12, 33), Tatyanokirichenko(29, 36), Pauline Telegin(51), Sofia Gutor(52), Alexander Mashkin(53). Elen Alipova(58)- Maria Runevskaya(5). Simona Asparuhova(40), Stefanistoyanova(41).</text:p>
      <text:p text:style-name="P4">
Як повідомляв Укрінформ, у стартовому турі українки пепремогли Румунію (4:0), in the second match gave way to Hong Kong(1:2), in the third beat Estonia(5:0).</text:p>
      <text:p text:style-name="P4">
У заключному турі «синьо-жовті» 9 квітня зіграють проти збірної Литви.</text:p>
      <text:p text:style-name="P4">
Сьогодні ж на ЧС відбудуться ще два поєдинки: Гонконг зкстрічається з Литвою,Естонія - з Румунією.</text:p>
      <text:p text:style-name="P4">
<text:span text:style-name="T4">
Читайте також:</text:span>
 <text:a xlink:type="simple" xlink:href="https://www.ukrinform.ua/rubric-sports/3692741-dubl-oleksia-voroni-dopomig-hokeistam-ukraini-znovu-peremogti-ugorsinu.html" text:style-name="Internet_20_link" text:visited-style-name="Visited_20_Internet_20_Link">
 </text:a>
Tournament table for this hour: Lithuania - 9 points(After 3 games), Hong Kong - 9(3), Ukraine - 9(4), Bulgaria - 3(4), Romania - 0(3), Estonia - 0(3).</text:p>
      <text:p text:style-name="P4">
Фото: fhu.com.ua.</text:p>
      <text:p text:style-name="P4">
News Source: <text:a xlink:type="simple" xlink:href="https://www.ukrinform.ua/rubric-sports/3692914-zinoca-zbirna-ukraini-rozgromila-bolgarok-na-cempionati-svitu-z-hokeu.html" text:style-name="Internet_20_link" text:visited-style-name="Visited_20_Internet_20_Link">
https://www.ukrinform.ua/rubric-sports/3692914-zinoca-zbirna-ukraini-rozgromila-bolgarok-na-cempionati-svitu-z-hokeu.html</text:a>
</text:p>
      <!--NEWS-->
      <text:h text:style-name="P10" text:outline-level="1">
<text:span text:style-name="T4">
Counteraction to the leakage of information and the situation at the front: Zelensky held a rate meeting</text:span>
</text:h>
      <text:p text:style-name="P4">
Authors: Ukrinform (Person)</text:p>
      <text:p text:style-name="P4">
Publisher: Укринформ (Organization)</text:p>
      <text:p text:style-name="P4">
Published Time: 2023-04-07T15:09:00+03:00</text:p>
      <text:p text:style-name="P4">
Modified Time: 2023-04-07T15:09:00+03:00</text:p>
      <text:p text:style-name="P4">
Description: On Friday, President Volodymyr Zelensky held a regular meeting of the Supreme Commander -in -Chief on the situation at the front, staffing new crews and preventing information leakage. - Ukrinform.</text:p>
      <text:p text:style-name="P4">
Images: ["<text:a xlink:type="simple" xlink:href="https://static.ukrinform.com/photos/2022_12/thumb_files/630_360_1672113951-752.jpeg" text:style-name="Internet_20_link" text:visited-style-name="Visited_20_Internet_20_Link">
630_360_16721...</text:a>
"]</text:p>
      <text:p text:style-name="P4">
Tags: ['ЗСУ', 'Зеленський', 'Валерій Залужний', 'Війна з росією']</text:p>
      <text:p text:style-name="P4">
Type: Article</text:p>
      <!--METADATA-->
      <text:p text:style-name="P4">
<draw:frame draw:style-name="fr1" draw:name="Image46" text:anchor-type="as-char" svg:width="6.9236in" svg:height="3.956343in" draw:z-index="0">
<draw:image xlink:href="../Images/yкринформ/2023-04-07T15-09-00-03-00/630_360_1672113951-752.jpeg" xlink:type="simple" xlink:show="embed" xlink:actuate="onLoad" draw:mime-type="image/jpeg"/>
</draw:frame>
On Friday, Presidential Lordimir Zelensky held a regular meeting of the High Chief Commander -in -Chief on the situation at the front, staffing new crews and leakage of information leakage.</text:p>
      <text:p text:style-name="P4">
About it reports <text:a xlink:type="simple" xlink:href="https://www.president.gov.ua/news/prezident-proviv-zasidannya-stavki-verhovnogo-golovnokomandu-82149" text:style-name="Internet_20_link" text:visited-style-name="Visited_20_Internet_20_Link">
</text:a>
, reports Ukrinform.</text:p>
      <text:p text:style-name="P4">
As it is noted, the Commander -in -Chief of the Armed Forces of Ukraine Valery Zaluzhnya informed the participants about the operational situation in the main directions of the front.</text:p>
      <text:p text:style-name="P4">
Commanders of operational-strategic groups of troops reported on the course of the front areas within the areas of their responsibility.</text:p>
      <text:p text:style-name="P4">
<text:span text:style-name="T4">
 Read also: </text:span>
 <text:a xlink:type="simple" xlink:href="https://www.ukrinform.ua/rubric-ato/3692117-prezident-napolagae-na-stvorenni-aviacijnoi-koalicii-dla-ukraini.html" text:style-name="Internet_20_link" text:visited-style-name="Visited_20_Internet_20_Link">
</text:a>
Head of the Main Directorate of Intelligence of the Ministry of Defense Kirill Budanov told the enemy's pervading actions in the near future.</text:p>
      <text:p text:style-name="P4">
In addition, the members of the rate considered in detail the course of formation of tailoring weapons of new brigades. The attention of the level of training of personnel was also paid.</text:p>
      <text:p text:style-name="P4">
<text:span text:style-name="T4">
 Read also: </text:span>
 <text:a xlink:type="simple" xlink:href="https://www.ukrinform.ua/rubric-ato/3692897-rosiani-ne-maut-strategicnogo-uspihu-v-bahmuti-cerevatij.html" text:style-name="Internet_20_link" text:visited-style-name="Visited_20_Internet_20_Link">
<text:span text:style-name="T4">
 Bakhmut </text:span>
</text:a>
Separately, the participants of the meeting stopped at the measures to prevent the extermination of the plans of the Defense Forces.</text:p>
      <text:p text:style-name="P4">
Prime Minister Denis Shmigal, Secretary [] also participated in the meeting <text:a xlink:type="simple" xlink:href="https://www.ukrinform.ua/tag-rnbo" text:style-name="Internet_20_link" text:visited-style-name="Visited_20_Internet_20_Link">
</text:a>
Alexei Danilov, commander of the families of the military of operational directions, the head of the OP Andriy Yermak. Members of the government, heads of law enforcement agencies and law enforcement agencies also joined the meeting.</text:p>
      <text:p text:style-name="P4">
News Source: <text:a xlink:type="simple" xlink:href="https://www.ukrinform.ua/rubric-ato/3692919-protidia-vitoku-informacii-ta-situacia-na-fronti-zelenskij-proviv-zasidanna-stavki.html" text:style-name="Internet_20_link" text:visited-style-name="Visited_20_Internet_20_Link">
https://www.ukrinform.ua/rubric-ato/3692919-protidia-vitoku-informacii-ta-situacia-na-fronti-zelenskij-proviv-zasidanna-stavki.html</text:a>
</text:p>
      <!--NEWS-->
      <text:h text:style-name="P10" text:outline-level="1">
<text:span text:style-name="T4">
The court did not allow Privatbank exactionist to cancel credit agreements with the NBU</text:span>
</text:h>
      <text:p text:style-name="P4">
Authors: Ukrinform (Person)</text:p>
      <text:p text:style-name="P4">
Publisher: Укринформ (Organization)</text:p>
      <text:p text:style-name="P4">
Published Time: 2023-04-07T15:14:24+03:00</text:p>
      <text:p text:style-name="P4">
Modified Time: 2023-04-07T15:14:24+03:00</text:p>
      <text:p text:style-name="P4">
Description: The Supreme Court did not allow Privatbank's exactionist to cancel credit agreements with the National Bank. - Ukrinform.</text:p>
      <text:p text:style-name="P4">
Images: ["<text:a xlink:type="simple" xlink:href="https://static.ukrinform.com/photos/2020_09/thumb_files/630_360_1599564939-423.jpg" text:style-name="Internet_20_link" text:visited-style-name="Visited_20_Internet_20_Link">
630_360_15995...</text:a>
"]</text:p>
      <text:p text:style-name="P4">
Tags: ['Коломойський', 'Кредит', 'Нацбанк', 'Приватбанк', 'Суд']</text:p>
      <text:p text:style-name="P4">
Type: Article</text:p>
      <!--METADATA-->
      <text:p text:style-name="P4">
<draw:frame draw:style-name="fr1" draw:name="Image47" text:anchor-type="as-char" svg:width="6.9236in" svg:height="3.956343in" draw:z-index="0">
<draw:image xlink:href="../Images/yкринформ/2023-04-07T15-14-24-03-00/630_360_1599564939-423.jpg" xlink:type="simple" xlink:show="embed" xlink:actuate="onLoad" draw:mime-type="image/jpeg"/>
</draw:frame>
The Supreme Court did not allow the exposition of PrivatBank to cancel credit agreements with a special bank.</text:p>
      <text:p text:style-name="P4">
As Ukrinform reports, it reports <text:a xlink:type="simple" xlink:href="https://bank.gov.ua/ua/news/all/sud-ne-dozvoliv-eksaktsioneru-privatbanku-anulyuvati-kreditni-dogovori-z-natsionalnim-bankom" text:style-name="Internet_20_link" text:visited-style-name="Visited_20_Internet_20_Link">
</text:a>
"On April 7, 2023, the Supreme Court satisfied the cassation complaint of the National Bank and confirmed the legality of five credit agreements concluded by an inter -ethnic bank and Privatbank in 2008–2015 and the contracts of guarantee, which ensured their execution," the statement reads.</text:p>
      <text:p text:style-name="P4">
In particular, the court of cassation annually overturned the decision of the Commercial Court of the city of June 19, 2020 and the ruling of the Northern Appeal Court of Appeal of 3 August 2022, which was satisfied with the court of Privatbank Igor Kolomoisky and declared invalid these creditors and his personal bail. The Supreme Court Resolution is final and is not subject to appeal.</text:p>
      <text:p text:style-name="P4">
<text:span text:style-name="T4">
 Read also: </text:span>
 <text:a xlink:type="simple" xlink:href="https://www.ukrinform.ua/rubric-economy/3691749-nbu-cogoric-provede-viiznij-monitoring-ukrposti-j-privatbanku.html" text:style-name="Internet_20_link" text:visited-style-name="Visited_20_Internet_20_Link">
<text:span text:style-name="T4">
 PrivatBank </text:span>
</text:a>
As it was reported, during 2008 - 2015 the National Bank for disputed children gave PrivatBank loans to maintain a liquidity for a total amount of UAH 18.3 billion. In 2016, Kolomoisky, who at that time was a privat -owner of Privatbank, concluded with the National Bank of bail agreements, he personally guaranteed the repayment of the loans received by the bank.</text:p>
      <text:p text:style-name="P4">
In May 2019 <text:a xlink:type="simple" xlink:href="https://www.ukrinform.ua/tag-kolomojskij" text:style-name="Internet_20_link" text:visited-style-name="Visited_20_Internet_20_Link">
</text:a>
He filed a lawsuit with the Commercial Court of Kyiv on invalidation of these credit authorities, as well as guarantee agreements. In June 2020, the court of first instance was a lawsuit of the former shareholder. This decision was also confirmed by the Sudalelation Instance. Disagreeing with the decision, the National Banko scaled him in the Supreme Court, which supported the legal position of the National Bank. In April 2020, State PrivatBank completely returned the national bank to the loans received.</text:p>
      <text:p text:style-name="P4">
News Source: <text:a xlink:type="simple" xlink:href="https://www.ukrinform.ua/rubric-economy/3692918-sud-ne-dozvoliv-eksakcioneru-privatbanku-anuluvati-kreditni-dogovori-z-nbu.html" text:style-name="Internet_20_link" text:visited-style-name="Visited_20_Internet_20_Link">
https://www.ukrinform.ua/rubric-economy/3692918-sud-ne-dozvoliv-eksakcioneru-privatbanku-anuluvati-kreditni-dogovori-z-nbu.html</text:a>
</text:p>
      <!--NEWS-->
      <text:h text:style-name="P10" text:outline-level="1">
<text:span text:style-name="T4">
Prague presented a multimedia project "Ukrainian Renaissance"</text:span>
</text:h>
      <text:p text:style-name="P4">
Authors: Ukrinform (Person)</text:p>
      <text:p text:style-name="P4">
Publisher: Укринформ (Organization)</text:p>
      <text:p text:style-name="P4">
Published Time: 2023-04-07T15:15:00+03:00</text:p>
      <text:p text:style-name="P4">
Modified Time: 2023-04-07T15:15:00+03:00</text:p>
      <text:p text:style-name="P4">
Description: The presentation of the multimedia project "Ukrainian Renaissance" was presented in Prague, which presents the works of famous Ukrainian artists. - Ukrinform.</text:p>
      <text:p text:style-name="P4">
Images: ["<text:a xlink:type="simple" xlink:href="https://static.ukrinform.com/photos/2023_04/thumb_files/630_360_1680862436-699.jpg" text:style-name="Internet_20_link" text:visited-style-name="Visited_20_Internet_20_Link">
630_360_16808...</text:a>
", "<text:a xlink:type="simple" xlink:href="https://static.ukrinform.com/photos/2023_04/1680862454-176.jpg" text:style-name="Internet_20_link" text:visited-style-name="Visited_20_Internet_20_Link">
1680862454-17...</text:a>
", "<text:a xlink:type="simple" xlink:href="https://static.ukrinform.com/photos/2023_04/1680862467-785.jpg" text:style-name="Internet_20_link" text:visited-style-name="Visited_20_Internet_20_Link">
1680862467-78...</text:a>
", "<text:a xlink:type="simple" xlink:href="https://static.ukrinform.com/photos/2023_04/1680862480-314.jpg" text:style-name="Internet_20_link" text:visited-style-name="Visited_20_Internet_20_Link">
1680862480-31...</text:a>
"]</text:p>
      <text:p text:style-name="P4">
Tags: ['Чехія', 'Культура', 'Посольство', 'Виставка', 'Прага']</text:p>
      <text:p text:style-name="P4">
Type: Article</text:p>
      <!--METADATA-->
      <text:p text:style-name="P4">
<draw:frame draw:style-name="fr1" draw:name="Image48" text:anchor-type="as-char" svg:width="6.9236in" svg:height="3.956343in" draw:z-index="0">
<draw:image xlink:href="../Images/yкринформ/2023-04-07T15-15-00-03-00/630_360_1680862436-699.jpg" xlink:type="simple" xlink:show="embed" xlink:actuate="onLoad" draw:mime-type="image/jpeg"/>
</draw:frame>
Praziviviviva was presenting a multimedia project "Ukrainian Renaissance", and the works of famous Ukrainian artists are presented.</text:p>
      <text:p text:style-name="P4">
As Ukrinform reports, this is said <text:a xlink:type="simple" xlink:href="https://www.facebook.com/UkraineEmbassyinCzechia/posts/pfbid02wcSVb5yUuFf586Dr6rFSceSZLh2WiMRwx4uo4mokaovKLhznuqKdSpbSFKztKkRpl" text:style-name="Internet_20_link" text:visited-style-name="Visited_20_Internet_20_Link">
</text:a>
Embassies of Ukraine in the Czech Republic.</text:p>
      <text:p text:style-name="P4">
<draw:frame draw:style-name="fr1" draw:name="Image49" text:anchor-type="as-char" svg:width="6.9236in" svg:height="9.231467in" draw:z-index="0">
<draw:image xlink:href="../Images/yкринформ/2023-04-07T15-15-00-03-00/1680862454-176.jpg" xlink:type="simple" xlink:show="embed" xlink:actuate="onLoad" draw:mime-type="image/jpeg"/>
</draw:frame>
The opening of the exhibition was attended by a temporary attorney in the affairs of Ukraine in the Republic of Vitaliy Usaty and the second secretary of the Embassy was hopefully drawn.</text:p>
      <text:p text:style-name="P4">
<draw:frame draw:style-name="fr1" draw:name="Image50" text:anchor-type="as-char" svg:width="6.9236in" svg:height="9.231467in" draw:z-index="0">
<draw:image xlink:href="../Images/yкринформ/2023-04-07T15-15-00-03-00/1680862467-785.jpg" xlink:type="simple" xlink:show="embed" xlink:actuate="onLoad" draw:mime-type="image/jpeg"/>
</draw:frame>
Within the framework of the exhibition, which includes painting, sculpture, photography, works of artists such as Vladimir Garbuz, Oksana Fursa, Sergey Popov, Vladimirkinin and Vitaliy Vlasenko.</text:p>
      <text:p text:style-name="P4">
<draw:frame draw:style-name="fr1" draw:name="Image51" text:anchor-type="as-char" svg:width="6.9236in" svg:height="5.1927in" draw:z-index="0">
<draw:image xlink:href="../Images/yкринформ/2023-04-07T15-15-00-03-00/1680862480-314.jpg" xlink:type="simple" xlink:show="embed" xlink:actuate="onLoad" draw:mime-type="image/jpeg"/>
</draw:frame>
The exposition will last until April 18 at Galerie Lapidárium.</text:p>
      <text:p text:style-name="P4">
Recall that in the capital of Austria 12-14 [] <text:a xlink:type="simple" xlink:href="https://www.ukrinform.ua/rubric-culture/3692623-u-vidni-projde-vistavka-tvoriv-ivana-marcuka.html" text:style-name="Internet_20_link" text:visited-style-name="Visited_20_Internet_20_Link">
</text:a>
exhibitions about Ukraine and the unconquered spirit of its people of one of the most famous Ukrainian artists of modernity Ivan Marchuk.</text:p>
      <text:p text:style-name="P4">
<text:span text:style-name="T5">
Foto: Embassy of Ukraine in Prague / Facebook</text:span>
</text:p>
      <text:p text:style-name="P4">
News Source: <text:a xlink:type="simple" xlink:href="https://www.ukrinform.ua/rubric-diaspora/3692861-u-prazi-prezentuvali-multimedijnij-proekt-ukrainske-vidrodzenna.html" text:style-name="Internet_20_link" text:visited-style-name="Visited_20_Internet_20_Link">
https://www.ukrinform.ua/rubric-diaspora/3692861-u-prazi-prezentuvali-multimedijnij-proekt-ukrainske-vidrodzenna.html</text:a>
</text:p>
      <!--NEWS-->
      <text:h text:style-name="P10" text:outline-level="1">
<text:span text:style-name="T4">
China has introduced sanctions against Reagan's Library and Hudson Institute</text:span>
</text:h>
      <text:p text:style-name="P4">
Authors: Ukrinform (Person)</text:p>
      <text:p text:style-name="P4">
Publisher: Укринформ (Organization)</text:p>
      <text:p text:style-name="P4">
Published Time: 2023-04-07T15:18:42+03:00</text:p>
      <text:p text:style-name="P4">
Modified Time: 2023-04-07T15:18:42+03:00</text:p>
      <text:p text:style-name="P4">
Description: China has imposed sanctions against the Ronald Reagan Library and the Hudson Institute of Analytical Center and a number of other institutions and persons who participated in the organization of President Taiwan Tai Taven Invanp to the United States and its meetings with the Wall of the US Congress Congress Speaker Kevin McCarthy. - Ukrinform.</text:p>
      <text:p text:style-name="P4">
Images: ["<text:a xlink:type="simple" xlink:href="https://static.ukrinform.com/photos/2023_03/thumb_files/630_360_1677726227-487.jpg" text:style-name="Internet_20_link" text:visited-style-name="Visited_20_Internet_20_Link">
630_360_16777...</text:a>
"]</text:p>
      <text:p text:style-name="P4">
Tags: ['Китай', 'Санкції', 'США', 'Тайвань']</text:p>
      <text:p text:style-name="P4">
Type: Article</text:p>
      <!--METADATA-->
      <text:p text:style-name="P4">
<draw:frame draw:style-name="fr1" draw:name="Image52" text:anchor-type="as-char" svg:width="6.9236in" svg:height="3.956343in" draw:z-index="0">
<draw:image xlink:href="../Images/yкринформ/2023-04-07T15-18-42-03-00/630_360_1677726227-487.jpg" xlink:type="simple" xlink:show="embed" xlink:actuate="onLoad" draw:mime-type="image/jpeg"/>
</draw:frame>
China was entered against the Ronald Reagan Library and the Institute of Hudson's Analytical Center and a number of other institutions and persons who participated in the organization of Taiwan Taiwan Tai Invasion to the United States and its meeting with the US Congress Congress.</text:p>
      <text:p text:style-name="P4">
This is stated in <text:a xlink:type="simple" xlink:href="https://www.mfa.gov.cn/wjb_673085/zfxxgk_674865/gknrlb/fzcqdcs/202304/t20230407_11055802.shtml" text:style-name="Internet_20_link" text:visited-style-name="Visited_20_Internet_20_Link">
</text:a>
Under the signature of the Minister of Foreign Affairs of the PRC, the price of Ghana, published on the site, reports Ukrinform correspondent.</text:p>
      <text:p text:style-name="P4">
China's Foreign Ministry noted that the United States had "neglected" repeated statements by China's protests and allowed the leader Taiwan Taiwan Invith's "Transit" to the United States "for political activities".</text:p>
      <text:p text:style-name="P4">
<text:span text:style-name="T4">
 Read also: </text:span>
 <text:a xlink:type="simple" xlink:href="https://www.ukrinform.ua/rubric-world/3692444-kitaj-vivcae-vijnu-rf-v-ukraini-so-signalizue-pro-mozlivi-dii-proti-tajvanu-glava-fbr.html" text:style-name="Internet_20_link" text:visited-style-name="Visited_20_Internet_20_Link">
<text:span text:style-name="T4">
 Tava </text:span>
</text:a>
The Hudson Institute and the Reagan Library have provided a platform for separatist activity in the United States and the promotion of Taiwan's Independence, which "seriously violates the principle of one China and causes serious damage to its sovereignty and territorial integrity."</text:p>
      <text:p text:style-name="P4">
Photo: AA</text:p>
      <text:p text:style-name="P4">
Beijing's sanctions include a ban on Chinese institutions and to work with sub -organizations, to ban the activity of zigoring in China and to enter the country of their leaders, as well as to freeze assets of US institutions and their heads in the China.</text:p>
      <text:p text:style-name="P4">
Restrictive measures have come into force today.</text:p>
      <text:p text:style-name="P4">
<text:span text:style-name="T4">
 Read also: </text:span>
 <text:a xlink:type="simple" xlink:href="https://www.ukrinform.ua/rubric-world/3692217-cervoni-linii-aki-ne-mozna-peretinati-u-kitai-vidreaguvali-na-vizit-liderki-tajvanu-do-ssa.html" text:style-name="Internet_20_link" text:visited-style-name="Visited_20_Internet_20_Link">
<text:span text:style-name="T4">
 Tava </text:span>
</text:a>
For the same grounds, China also imposed sanctions on Xiao Beham, a representative of Taipeuiu, and banned the leaders of the Taiwanese Analytical Center for ProspectFoundation and the Council of Asian Liberals and Democrats Taiwan Taiwan Traveling in Vomaterik, Hong Kong and Macao.</text:p>
      <text:p text:style-name="P4">
As reported by Ukrinform, the Speaker of the House of Congress representatives Kevinmakarti of <text:a xlink:type="simple" xlink:href="https://www.ukrinform.ua/rubric-world/3692213-popri-pogrozi-kitau-u-statah-zustrilis-spiker-palati-predstavnikiv-ssa-ta-liderka-tajvanu.html" text:style-name="Internet_20_link" text:visited-style-name="Visited_20_Internet_20_Link">
</text:a>
, near Los Angeles, despite the threat of revenge from China.</text:p>
      <text:p text:style-name="P4">
News Source: <text:a xlink:type="simple" xlink:href="https://www.ukrinform.ua/rubric-world/3692920-kitaj-zaprovadiv-sankcii-proti-biblioteki-rejgana-j-institutu-gudzona.html" text:style-name="Internet_20_link" text:visited-style-name="Visited_20_Internet_20_Link">
https://www.ukrinform.ua/rubric-world/3692920-kitaj-zaprovadiv-sankcii-proti-biblioteki-rejgana-j-institutu-gudzona.html</text:a>
</text:p>
      <!--NEWS-->
      <text:h text:style-name="P10" text:outline-level="1">
<text:span text:style-name="T4">
The exhibition of folk art "Easter Pysanka" opened in Vinnitsa</text:span>
</text:h>
      <text:p text:style-name="P4">
Authors: Ukrinform (Person)</text:p>
      <text:p text:style-name="P4">
Publisher: Укринформ (Organization)</text:p>
      <text:p text:style-name="P4">
Published Time: 2023-04-07T15:20:00+03:00</text:p>
      <text:p text:style-name="P4">
Modified Time: 2023-04-07T15:20:00+03:00</text:p>
      <text:p text:style-name="P4">
Description: The regional exhibition of folk art "Easter Pysanka" was opened in Vinnitsa, which presents the works of 68 masters. - Ukrinform.</text:p>
      <text:p text:style-name="P4">
Images: ["<text:a xlink:type="simple" xlink:href="https://static.ukrinform.com/photos/2023_04/thumb_files/630_360_1680869668-558.jpg" text:style-name="Internet_20_link" text:visited-style-name="Visited_20_Internet_20_Link">
630_360_16808...</text:a>
", "<text:a xlink:type="simple" xlink:href="https://static.ukrinform.com/photos/2023_04/thumb_files/630_360_1680869793-7404.jpeg" text:style-name="Internet_20_link" text:visited-style-name="Visited_20_Internet_20_Link">
630_360_16808...</text:a>
", "<text:a xlink:type="simple" xlink:href="https://static.ukrinform.com/photos/2023_04/thumb_files/630_360_1680869793-8356.jpeg" text:style-name="Internet_20_link" text:visited-style-name="Visited_20_Internet_20_Link">
630_360_16808...</text:a>
", "<text:a xlink:type="simple" xlink:href="https://static.ukrinform.com/photos/2023_04/thumb_files/630_360_1680869793-5466.jpeg" text:style-name="Internet_20_link" text:visited-style-name="Visited_20_Internet_20_Link">
630_360_16808...</text:a>
", "<text:a xlink:type="simple" xlink:href="https://static.ukrinform.com/photos/2023_04/thumb_files/630_360_1680869793-6104.jpeg" text:style-name="Internet_20_link" text:visited-style-name="Visited_20_Internet_20_Link">
630_360_16808...</text:a>
", "<text:a xlink:type="simple" xlink:href="https://static.ukrinform.com/photos/2023_04/thumb_files/630_360_1680869793-6910.jpeg" text:style-name="Internet_20_link" text:visited-style-name="Visited_20_Internet_20_Link">
630_360_16808...</text:a>
", "<text:a xlink:type="simple" xlink:href="https://static.ukrinform.com/photos/2023_04/thumb_files/630_360_1680869794-3640.jpeg" text:style-name="Internet_20_link" text:visited-style-name="Visited_20_Internet_20_Link">
630_360_16808...</text:a>
"]</text:p>
      <text:p text:style-name="P4">
Tags: ['Великдень', 'Вінниця', 'Виставка']</text:p>
      <text:p text:style-name="P4">
Type: Article</text:p>
      <!--METADATA-->
      <text:p text:style-name="P4">
<draw:frame draw:style-name="fr1" draw:name="Image53" text:anchor-type="as-char" svg:width="6.9236in" svg:height="3.956343in" draw:z-index="0">
<draw:image xlink:href="../Images/yкринформ/2023-04-07T15-20-00-03-00/630_360_1680869668-558.jpg" xlink:type="simple" xlink:show="embed" xlink:actuate="onLoad" draw:mime-type="image/jpeg"/>
</draw:frame>
In Vinnytsia the regional exhibition of folk art "Easter Pysanka" has been interviewed, with 68 masters presented.</text:p>
      <text:p text:style-name="P4">
About this <text:a xlink:type="simple" xlink:href="https://vin.gov.ua/news/ostanni-novyny/54053-pid-chas-vistavki-velikodnya-pisanka-prezentuyut-200-robit-vid-68-majstriv-vinnichchini-natalya-zabolotna" text:style-name="Internet_20_link" text:visited-style-name="Visited_20_Internet_20_Link">
 </text:a>
Vinnytsia Ova, Ukrinform reports.</text:p>
      <text:p text:style-name="P4">
“At the exhibition" Easter Pysanka "will present 200 works from 68 masters. Both the well-known and very young masters of the Podilsky Pysanarism are presented their works, but they all impress with their indigestion, color and qualitative level of performance of the presented works, ”the message reads.</text:p>
      <text:p text:style-name="P4">
<draw:frame draw:style-name="fr1" draw:name="Image54" text:anchor-type="as-char" svg:width="6.9236in" svg:height="3.956343in" draw:z-index="0">
<draw:image xlink:href="../Images/yкринформ/2023-04-07T15-20-00-03-00/630_360_1680869793-7404.jpeg" xlink:type="simple" xlink:show="embed" xlink:actuate="onLoad" draw:mime-type="image/jpeg"/>
</draw:frame>
Vinnytsia opened an exhibition of folk art "Easter Easter egg" / Photo: Vinnytsia Ova <text:a xlink:type="simple" xlink:href="https://static.ukrinform.com/photos/2023_04/1680869793-7404.jpeg" text:style-name="Internet_20_link" text:visited-style-name="Visited_20_Internet_20_Link">
<draw:frame draw:style-name="fr1" draw:name="Image55" text:anchor-type="as-char" svg:width="6.9236in" svg:height="3.956343in" draw:z-index="0">
<draw:image xlink:href="../Images/yкринформ/2023-04-07T15-20-00-03-00/630_360_1680869793-7404.jpeg" xlink:type="simple" xlink:show="embed" xlink:actuate="onLoad" draw:mime-type="image/jpeg"/>
</draw:frame>
</text:a>
 <text:a xlink:type="simple" xlink:href="https://static.ukrinform.com/photos/2023_04/1680869793-8356.jpeg" text:style-name="Internet_20_link" text:visited-style-name="Visited_20_Internet_20_Link">
<draw:frame draw:style-name="fr1" draw:name="Image56" text:anchor-type="as-char" svg:width="6.9236in" svg:height="3.956343in" draw:z-index="0">
<draw:image xlink:href="../Images/yкринформ/2023-04-07T15-20-00-03-00/630_360_1680869793-8356.jpeg" xlink:type="simple" xlink:show="embed" xlink:actuate="onLoad" draw:mime-type="image/jpeg"/>
</draw:frame>
</text:a>
 <text:a xlink:type="simple" xlink:href="https://static.ukrinform.com/photos/2023_04/1680869793-5466.jpeg" text:style-name="Internet_20_link" text:visited-style-name="Visited_20_Internet_20_Link">
<draw:frame draw:style-name="fr1" draw:name="Image57" text:anchor-type="as-char" svg:width="6.9236in" svg:height="3.956343in" draw:z-index="0">
<draw:image xlink:href="../Images/yкринформ/2023-04-07T15-20-00-03-00/630_360_1680869793-5466.jpeg" xlink:type="simple" xlink:show="embed" xlink:actuate="onLoad" draw:mime-type="image/jpeg"/>
</draw:frame>
</text:a>
 <text:a xlink:type="simple" xlink:href="https://static.ukrinform.com/photos/2023_04/1680869793-6104.jpeg" text:style-name="Internet_20_link" text:visited-style-name="Visited_20_Internet_20_Link">
<draw:frame draw:style-name="fr1" draw:name="Image58" text:anchor-type="as-char" svg:width="6.9236in" svg:height="3.956343in" draw:z-index="0">
<draw:image xlink:href="../Images/yкринформ/2023-04-07T15-20-00-03-00/630_360_1680869793-6104.jpeg" xlink:type="simple" xlink:show="embed" xlink:actuate="onLoad" draw:mime-type="image/jpeg"/>
</draw:frame>
</text:a>
 <text:a xlink:type="simple" xlink:href="https://static.ukrinform.com/photos/2023_04/1680869793-6910.jpeg" text:style-name="Internet_20_link" text:visited-style-name="Visited_20_Internet_20_Link">
<draw:frame draw:style-name="fr1" draw:name="Image59" text:anchor-type="as-char" svg:width="6.9236in" svg:height="3.956343in" draw:z-index="0">
<draw:image xlink:href="../Images/yкринформ/2023-04-07T15-20-00-03-00/630_360_1680869793-6910.jpeg" xlink:type="simple" xlink:show="embed" xlink:actuate="onLoad" draw:mime-type="image/jpeg"/>
</draw:frame>
</text:a>
 <text:a xlink:type="simple" xlink:href="https://static.ukrinform.com/photos/2023_04/1680869794-3640.jpeg" text:style-name="Internet_20_link" text:visited-style-name="Visited_20_Internet_20_Link">
<draw:frame draw:style-name="fr1" draw:name="Image60" text:anchor-type="as-char" svg:width="6.9236in" svg:height="3.956343in" draw:z-index="0">
<draw:image xlink:href="../Images/yкринформ/2023-04-07T15-20-00-03-00/630_360_1680869794-3640.jpeg" xlink:type="simple" xlink:show="embed" xlink:actuate="onLoad" draw:mime-type="image/jpeg"/>
</draw:frame>
</text:a>
It is noted that <text:a xlink:type="simple" xlink:href="https://www.ukrinform.ua/tag-vistavka" text:style-name="Internet_20_link" text:visited-style-name="Visited_20_Internet_20_Link">
</text:a>
Easter Pysanka folk art is held by the Regional Center of Folk Art for 23 consecutive years. This year, the exposition presents samples of traditional paintings, as well as Easter eggs ceramic, scratches, paintings and Easter eggs.</text:p>
      <text:p text:style-name="P4">
<text:span text:style-name="T4">
 Read also: </text:span>
 <text:a xlink:type="simple" xlink:href="https://www.ukrinform.ua/rubric-culture/3692070-u-kropivnickomu-provodat-vistavku-pisanok-u-solomah-specpriznacenciv.html" text:style-name="Internet_20_link" text:visited-style-name="Visited_20_Internet_20_Link">
</text:a>
The atmosphere of the exhibition of paintings, embroidery, wood products, ceramic products and moto dolls on Easter themes are completed.</text:p>
      <text:p text:style-name="P4">
You can see the exhibits presented at the exhibition by April 24 at the Vinnytsia Center for Folk Art.<text:span text:style-name="T5">
Foto: Vinnytsia Ova</text:span>
</text:p>
      <text:p text:style-name="P4">
News Source: <text:a xlink:type="simple" xlink:href="https://www.ukrinform.ua/rubric-culture/3692923-u-vinnici-vidkrilasa-vistavka-narodnogo-mistectva-velikodna-pisanka.html" text:style-name="Internet_20_link" text:visited-style-name="Visited_20_Internet_20_Link">
https://www.ukrinform.ua/rubric-culture/3692923-u-vinnici-vidkrilasa-vistavka-narodnogo-mistectva-velikodna-pisanka.html</text:a>
</text:p>
      <!--NEWS-->
      <text:h text:style-name="P10" text:outline-level="1">
<text:span text:style-name="T4">
The government agreed to the appointment of Ruslan Kravchenko by the head of the Kiev Regional State Administration</text:span>
</text:h>
      <text:p text:style-name="P4">
Authors: Ukrinform (Person)</text:p>
      <text:p text:style-name="P4">
Publisher: Укринформ (Organization)</text:p>
      <text:p text:style-name="P4">
Published Time: 2023-04-07T15:21:00+03:00</text:p>
      <text:p text:style-name="P4">
Modified Time: 2023-04-07T15:21:00+03:00</text:p>
      <text:p text:style-name="P4">
Description: The Cabinet of Ministers agreed to the appointment of Ruslan Kravchenko by the head of the Kyiv Regional State Administration. - Ukrinform.</text:p>
      <text:p text:style-name="P4">
Images: ["<text:a xlink:type="simple" xlink:href="https://static.ukrinform.com/photos/2023_04/thumb_files/630_360_1680884733-301.jpg" text:style-name="Internet_20_link" text:visited-style-name="Visited_20_Internet_20_Link">
630_360_16808...</text:a>
"]</text:p>
      <text:p text:style-name="P4">
Tags: ['Кабмін', 'Призначення', 'Уряд']</text:p>
      <text:p text:style-name="P4">
Type: Article</text:p>
      <!--METADATA-->
      <text:p text:style-name="P4">
<draw:frame draw:style-name="fr1" draw:name="Image61" text:anchor-type="as-char" svg:width="6.9236in" svg:height="3.956343in" draw:z-index="0">
<draw:image xlink:href="../Images/yкринформ/2023-04-07T15-21-00-03-00/630_360_1680884733-301.jpg" xlink:type="simple" xlink:show="embed" xlink:actuate="onLoad" draw:mime-type="image/jpeg"/>
</draw:frame>
The Cabinet of Ministers agreed the appointment of Ruslan Kravchenko as the head of the Kiev regional administration.</text:p>
      <text:p text:style-name="P4">
This was reported in <text:a xlink:type="simple" xlink:href="https://t.me/tmelnychuk/2032" text:style-name="Internet_20_link" text:visited-style-name="Visited_20_Internet_20_Link">
</text:a>
The permanent representative of the Kabmin in the Verkhovna Rada Taras Melnychuk, reports Ukrinform.</text:p>
      <text:p text:style-name="P4">
"The appointment of Kravchenko Ruslan Andreevich was agreed by the head of the Kyiv Regional State Administration," the message reads.</text:p>
      <text:p text:style-name="P4">
The Government also agreed to Irina Gritsay as Deputy Holy Properepetrovsk Regional State Administration.</text:p>
      <text:p text:style-name="P4">
In addition, <text:a xlink:type="simple" xlink:href="https://www.ukrinform.ua/tag-kabmin" text:style-name="Internet_20_link" text:visited-style-name="Visited_20_Internet_20_Link">
 </text:a>
He dismissed Maxim Yarmystogoz the position of the first deputy chairman of the Ukrainian Institute of National Memory immediately appointed him the State Secretary of the Ministry of Education and Science of Ukraine.</text:p>
      <text:p text:style-name="P4">
<text:span text:style-name="T4">
 Read also: </text:span>
 <text:a xlink:type="simple" xlink:href="https://www.ukrinform.ua/rubric-regions/3692987-zelenskij-priznaciv-ocilnikiv-troh-vijskovih-administracij-na-lugansini.html" text:style-name="Internet_20_link" text:visited-style-name="Visited_20_Internet_20_Link">
<text:span text:style-name="T4">
 Assignment </text:span>
</text:a>
The release was also agreed: Alexander Homon from the post of Head of the Obukhiv Regional State Administration of Kyiv Region, Yuriy Volkov - from the position of the head of the Fastiv District State Administration of Kyiv Region.</text:p>
      <text:p text:style-name="P4">
As it was reported, earlier the Kiev Regional State Administration was headed by Alexei Kuleb, who was appointed Deputy Head of the Presidential Office at the end of January.</text:p>
      <text:p text:style-name="P4">
Ruslan Kravchenko holds the position of head of the Buchan district prosecutor's office.</text:p>
      <text:p text:style-name="P4">
According to Article 118 of the Constitution of Ukraine, the heads of local state administrations are appointed to the post and dismissed from the post of President of Ukraine upon the submission of the Cabinet of Ministers.</text:p>
      <text:p text:style-name="P4">
<text:span text:style-name="T5">
Foto from the site liga.net</text:span>
</text:p>
      <text:p text:style-name="P4">
News Source: <text:a xlink:type="simple" xlink:href="https://www.ukrinform.ua/rubric-regions/3693039-urad-pogodiv-priznacenna-ruslana-kravcenka-golovou-kiivskoi-oda.html" text:style-name="Internet_20_link" text:visited-style-name="Visited_20_Internet_20_Link">
https://www.ukrinform.ua/rubric-regions/3693039-urad-pogodiv-priznacenna-ruslana-kravcenka-golovou-kiivskoi-oda.html</text:a>
</text:p>
      <!--NEWS-->
      <text:h text:style-name="P10" text:outline-level="1">
<text:span text:style-name="T4">
Robbery of the cell of the Lavra Viking from the PCU: Police of Kiev checks information</text:span>
</text:h>
      <text:p text:style-name="P4">
Authors: Ukrinform (Person)</text:p>
      <text:p text:style-name="P4">
Publisher: Укринформ (Organization)</text:p>
      <text:p text:style-name="P4">
Published Time: 2023-04-07T15:25:00+03:00</text:p>
      <text:p text:style-name="P4">
Modified Time: 2023-04-07T15:25:00+03:00</text:p>
      <text:p text:style-name="P4">
Description: The Capital Police checks information about the robbery of the cell, where the new governor of the Kiev-Pechersk Lavra from the Orthodox Church of Ukraine was lived by Archimandrite Abraham (Lotish). - Ukrinform.</text:p>
      <text:p text:style-name="P4">
Images: ["<text:a xlink:type="simple" xlink:href="https://static.ukrinform.com/photos/2023_03/thumb_files/630_360_1677825304-294.jpg" text:style-name="Internet_20_link" text:visited-style-name="Visited_20_Internet_20_Link">
630_360_16778...</text:a>
"]</text:p>
      <text:p text:style-name="P4">
Tags: ['Пограбування', 'Київська Лавра', 'Православна церква України']</text:p>
      <text:p text:style-name="P4">
Type: Article</text:p>
      <!--METADATA-->
      <text:p text:style-name="P4">
<draw:frame draw:style-name="fr1" draw:name="Image62" text:anchor-type="as-char" svg:width="6.9236in" svg:height="3.956343in" draw:z-index="0">
<draw:image xlink:href="../Images/yкринформ/2023-04-07T15-25-00-03-00/630_360_1677825304-294.jpg" xlink:type="simple" xlink:show="embed" xlink:actuate="onLoad" draw:mime-type="image/jpeg"/>
</draw:frame>
The Capital Police checks information about the robbery of the cell, where the new nominal of the Kiev-Pechersk Lavra from the Orthodox Church of Ukraine Archimandritaamii lived(Lotish).</text:p>
      <text:p text:style-name="P4">
Про це у коментарі Укрінформу сказала речниця поліції Києва Юлія Гірдвіліс.</text:p>
      <text:p text:style-name="P4">
«Ми перевіряємо цю інформацію», - зазначила вона.</text:p>
      <text:p text:style-name="P4">
Раніше у ЗМІ з’явилася інформація, що на території <text:a xlink:type="simple" xlink:href="https://www.ukrinform.ua/tag-kiivska-lavra" text:style-name="Internet_20_link" text:visited-style-name="Visited_20_Internet_20_Link">
</text:a>
robbed Kilia where Archimandrite Abrahami lived(Lotish), who performs the duties of the Viceroy of the Kiev-Pechersk Lavra from the PCU.</text:p>
      <text:p text:style-name="P4">
<text:span text:style-name="T4">
 Read also: </text:span>
 <text:a xlink:type="simple" xlink:href="https://www.ukrinform.ua/rubric-regions/3691464-sbu-vikrila-kolisnogo-nastoatela-hramu-izumskoi-eparhii-upc-mp-akij-osvacuvav-koloni-okupantiv.html" text:style-name="Internet_20_link" text:visited-style-name="Visited_20_Internet_20_Link">
</text:a>
As it was reported, on March 29, the head of the Orthodox Church of Ukraine, Metropolitan of Epiphanius appointed Archimandrite Abrahamia(Letra)to fulfill the obligations of the governor of the Holy Dormition of the Kiev-Pechersk Lavra within the Orthodox Church of Ukraine.</text:p>
      <text:p text:style-name="P4">
News Source: <text:a xlink:type="simple" xlink:href="https://www.ukrinform.ua/rubric-society/3692926-pograbuvanna-kelii-namisnika-lavri-vid-pcu-policia-kieva-perevirae-informaciu.html" text:style-name="Internet_20_link" text:visited-style-name="Visited_20_Internet_20_Link">
https://www.ukrinform.ua/rubric-society/3692926-pograbuvanna-kelii-namisnika-lavri-vid-pcu-policia-kieva-perevirae-informaciu.html</text:a>
</text:p>
      <!--NEWS-->
      <text:h text:style-name="P10" text:outline-level="1">
<text:span text:style-name="T4">
The occupiers in the Kherson region are robbing agrarians who refuse to work under the laws of the Russian Federation - Khlan</text:span>
</text:h>
      <text:p text:style-name="P4">
Authors: Ukrinform (Person)</text:p>
      <text:p text:style-name="P4">
Publisher: Укринформ (Organization)</text:p>
      <text:p text:style-name="P4">
Published Time: 2023-04-07T15:28:23+03:00</text:p>
      <text:p text:style-name="P4">
Modified Time: 2023-04-07T15:28:23+03:00</text:p>
      <text:p text:style-name="P4">
Description: In the conquered territory of Kherson region there is a total robbery of farmers, which refuse to re -register and work under Russian law. - Ukrinform.</text:p>
      <text:p text:style-name="P4">
Images: ["<text:a xlink:type="simple" xlink:href="https://static.ukrinform.com/photos/2023_04/thumb_files/630_360_1680860837-224.jpg" text:style-name="Internet_20_link" text:visited-style-name="Visited_20_Internet_20_Link">
630_360_16808...</text:a>
"]</text:p>
      <text:p text:style-name="P4">
Tags: ['Херсонщина', 'Аграрії', 'Війна з росією']</text:p>
      <text:p text:style-name="P4">
Type: Article</text:p>
      <!--METADATA-->
      <text:p text:style-name="P4">
<draw:frame draw:style-name="fr1" draw:name="Image63" text:anchor-type="as-char" svg:width="6.9236in" svg:height="3.956343in" draw:z-index="0">
<draw:image xlink:href="../Images/yкринформ/2023-04-07T15-28-23-03-00/630_360_1680860837-224.jpg" xlink:type="simple" xlink:show="embed" xlink:actuate="onLoad" draw:mime-type="image/jpeg"/>
</draw:frame>
Nazagarban territory of Kherson region continues the total robbery of agrarians, which are re -registered and worked under Russian law.</text:p>
      <text:p text:style-name="P4">
Serhiy Khlan, a briefing at the Media Center, Ukrinform informed at a briefing at the Media Center.</text:p>
      <text:p text:style-name="P4">
“The invaders press on those agrarians who remained in the occupation ... Those enterprises that have been re -registered under Russian legislation can work. There are, indeed, some of such enterprises that have been re -registered, and they will take up spring and field work, they operate, ”Khlan said.</text:p>
      <text:p text:style-name="P4">
<text:span text:style-name="T4">
 Read also: </text:span>
 <text:a xlink:type="simple" xlink:href="https://www.ukrinform.ua/rubric-regions/3692903-na-zahoplenij-teritorii-hersonsini-trivaut-deportacia-ta-obsuki.html" text:style-name="Internet_20_link" text:visited-style-name="Visited_20_Internet_20_Link">
</text:a>
The same enterprises that are not re -registered, the enemy "nationalizes", in fact -gives them to the legal owners. Now there is a redistribution of such enterprises among those who have re -registered, the deputy said.</text:p>
      <text:p text:style-name="P4">
He stressed that there is a total robbery.</text:p>
      <text:p text:style-name="P4">
Khlan also confirmed that the invaders "nationalized" the enterprise of Kherson Igor Kolikhayev, who was detained last summer, and is still unknown.</text:p>
      <text:p text:style-name="P4">
<text:span text:style-name="T4">
 Read also: </text:span>
 <text:a xlink:type="simple" xlink:href="https://www.ukrinform.ua/rubric-regions/3692844-blizko-120-ludej-sodenno-evakuuut-iz-hersona-hlan.html" text:style-name="Internet_20_link" text:visited-style-name="Visited_20_Internet_20_Link">
<text:span text:style-name="T4">
 HLAN </text:span>
</text:a>
As reported by Ukrinform, about from <text:a xlink:type="simple" xlink:href="https://www.ukrinform.ua/rubric-regions/3594995-ridni-mera-hersona-dumaut-so-vin-dosi-v-misti-cotiri-misaci-z-kolihaevom-nemae-zvazku.html" text:style-name="Internet_20_link" text:visited-style-name="Visited_20_Internet_20_Link">
</text:a>
 .</text:p>
      <text:p text:style-name="P4">
News Source: <text:a xlink:type="simple" xlink:href="https://www.ukrinform.ua/rubric-regions/3692927-okupanti-na-hersonsini-grabuut-agrariiv-aki-vidmovlautsa-pracuvati-za-zakonami-rf-hlan.html" text:style-name="Internet_20_link" text:visited-style-name="Visited_20_Internet_20_Link">
https://www.ukrinform.ua/rubric-regions/3692927-okupanti-na-hersonsini-grabuut-agrariiv-aki-vidmovlautsa-pracuvati-za-zakonami-rf-hlan.html</text:a>
</text:p>
      <!--NEWS-->
      <text:h text:style-name="P10" text:outline-level="1">
<text:span text:style-name="T4">
The new police officer was appointed in Odesa region</text:span>
</text:h>
      <text:p text:style-name="P4">
Authors: Ukrinform (Person)</text:p>
      <text:p text:style-name="P4">
Publisher: Укринформ (Organization)</text:p>
      <text:p text:style-name="P4">
Published Time: 2023-04-07T15:31:17+03:00</text:p>
      <text:p text:style-name="P4">
Modified Time: 2023-04-07T15:31:17+03:00</text:p>
      <text:p text:style-name="P4">
Description: Colonel Ivan Zhuk is appointed by the temporary acting chief of the Main Directorate of the National Police in Odessa region. - Ukrinform.</text:p>
      <text:p text:style-name="P4">
Images: ["<text:a xlink:type="simple" xlink:href="https://static.ukrinform.com/photos/2023_04/thumb_files/630_360_1680870664-532.jpg" text:style-name="Internet_20_link" text:visited-style-name="Visited_20_Internet_20_Link">
630_360_16808...</text:a>
"]</text:p>
      <text:p text:style-name="P4">
Tags: ['Одещина', 'Поліція', 'Призначення']</text:p>
      <text:p text:style-name="P4">
Type: Article</text:p>
      <!--METADATA-->
      <text:p text:style-name="P4">
<draw:frame draw:style-name="fr1" draw:name="Image64" text:anchor-type="as-char" svg:width="6.9236in" svg:height="3.956343in" draw:z-index="0">
<draw:image xlink:href="../Images/yкринформ/2023-04-07T15-31-17-03-00/630_360_1680870664-532.jpg" xlink:type="simple" xlink:show="embed" xlink:actuate="onLoad" draw:mime-type="image/jpeg"/>
</draw:frame>
Colonel Zhuk is appointed by the temporary acting head of the Main Directorate of the National Police in Odessa region.</text:p>
      <text:p text:style-name="P4">
This was reported in <text:a xlink:type="simple" xlink:href="https://od.npu.gov.ua/news/v-odesi-pryznachyly-novoho-kerivnyka-holovnoho-upravlinnia-natsionalnoi-politsii-oblasti" text:style-name="Internet_20_link" text:visited-style-name="Visited_20_Internet_20_Link">
</text:a>
Transfers Ukrinform.</text:p>
      <text:p text:style-name="P4">
"The head of the Department of Personnel Support of the National Police of Ukraine Sergey Kobets presented the police officer's personnel of the police officer's duties of the chief of the Main Directorate of the National Police in the Odessa region - the police colonel Ivan Zhuk," - the report said.</text:p>
      <text:p text:style-name="P4">
It is noted that the beetle worked in the units of the apparatus of the Main Directorate in the Nikolaev area, also held several management positions of the utitorial units of the police of the Nikolaev and Poltava regions. To date, he was the head of the Solomenskiy District Directorate of the SUNP in the city.</text:p>
      <text:p text:style-name="P4">
<text:span text:style-name="T4">
 Read also: </text:span>
 <text:a xlink:type="simple" xlink:href="https://www.ukrinform.ua/rubric-regions/3692895-zelenskij-utvoriv-19-vijskovih-administracij-u-zaporizkij-oblasti.html" text:style-name="Internet_20_link" text:visited-style-name="Visited_20_Internet_20_Link">
</text:a>
Mykola Semenyshyn headed the police of Odesa region since August 2021.</text:p>
      <text:p text:style-name="P4">
As it was reported, the Patrol Police Department of Kiev headed <text:a xlink:type="simple" xlink:href="https://www.ukrinform.ua/rubric-kyiv/3689177-patrulnu-policiu-kieva-ocoliv-aroslav-kurbakov.html" text:style-name="Internet_20_link" text:visited-style-name="Visited_20_Internet_20_Link">
</text:a>
</text:p>
      <text:p text:style-name="P4">
News Source: <text:a xlink:type="simple" xlink:href="https://www.ukrinform.ua/rubric-regions/3692929-na-odesini-priznacili-novogo-kerivnika-policii.html" text:style-name="Internet_20_link" text:visited-style-name="Visited_20_Internet_20_Link">
https://www.ukrinform.ua/rubric-regions/3692929-na-odesini-priznacili-novogo-kerivnika-policii.html</text:a>
</text:p>
      <!--NEWS-->
      <text:h text:style-name="P10" text:outline-level="1">
<text:span text:style-name="T4">
Frankivsk deputies demand to ban the activities of the UOC MP</text:span>
</text:h>
      <text:p text:style-name="P4">
Authors: Ukrinform (Person)</text:p>
      <text:p text:style-name="P4">
Publisher: Укринформ (Organization)</text:p>
      <text:p text:style-name="P4">
Published Time: 2023-04-07T15:34:00+03:00</text:p>
      <text:p text:style-name="P4">
Modified Time: 2023-04-07T15:34:00+03:00</text:p>
      <text:p text:style-name="P4">
Description: Deputies of Ivano-Frankivsk City Council demand that the President and the Verkhovna Rada of Ukraine prohibit the activities of the UOC-MP. - Ukrinform.</text:p>
      <text:p text:style-name="P4">
Images: ["<text:a xlink:type="simple" xlink:href="https://static.ukrinform.com/photos/2023_04/thumb_files/630_360_1680620828-572.jpg" text:style-name="Internet_20_link" text:visited-style-name="Visited_20_Internet_20_Link">
630_360_16806...</text:a>
"]</text:p>
      <text:p text:style-name="P4">
Tags: ['Депутат', 'Івано-Франківськ', 'УПЦ МП', 'Заборона']</text:p>
      <text:p text:style-name="P4">
Type: Article</text:p>
      <!--METADATA-->
      <text:p text:style-name="P4">
<draw:frame draw:style-name="fr1" draw:name="Image65" text:anchor-type="as-char" svg:width="6.9236in" svg:height="3.956343in" draw:z-index="0">
<draw:image xlink:href="../Images/yкринформ/2023-04-07T15-34-00-03-00/630_360_1680620828-572.jpg" xlink:type="simple" xlink:show="embed" xlink:actuate="onLoad" draw:mime-type="image/jpeg"/>
</draw:frame>
Deputies-Frankivsk City Council demand that the President and the Verkhovna Rada prohibit the activities of the UOC-MP.</text:p>
      <text:p text:style-name="P4">
About the appeal of the city council, which was approved unanimously, on their page in <text:a xlink:type="simple" xlink:href="https://www.facebook.com/ruslan.martsinkiv/videos/786681709439663/" text:style-name="Internet_20_link" text:visited-style-name="Visited_20_Internet_20_Link">
</text:a>
The mayor Ruslan Martsinkov reported Ivano-Frankivsk, reports Ukrinform.</text:p>
      <text:p text:style-name="P4">
"Together with the deputies, we address the President and the Verkhovna Rada of Ukraine by the custom: to ban the activity of the Ukrainian Orthodox Church of the Moscow Patriarchate in the territory of Ukraine," the deputies read.</text:p>
      <text:p text:style-name="P4">
<text:span text:style-name="T5">
Viso: <text:a xlink:type="simple" xlink:href="https://www.facebook.com/watch/" text:style-name="Internet_20_link" text:visited-style-name="Visited_20_Internet_20_Link">
</text:a>
</text:span>
</text:p>
      <text:p text:style-name="P4">
In their opinion, the UOC -MP has never torn the connection with the Russian Church, Avidmov to perform Ukrainian legislation allows it to carry out blasting in Ukraine.</text:p>
      <text:p text:style-name="P4">
"Numerous collaborators in the ranks not only blessed the" liberators "and actively cooperated, but also carried out intelligence activities and facilitated the thermal against Ukrainian nationalists," the deputies read.</text:p>
      <text:p text:style-name="P4">
They add that these "Kremlin's mouthpieces" are covered by faithful and piety.</text:p>
      <text:p text:style-name="P4">
Frankivsk deputies noted that the Verkhovna Rada of Ukraine has several draftings on the poll <text:a xlink:type="simple" xlink:href="https://www.ukrinform.ua/tag-upc-mp" text:style-name="Internet_20_link" text:visited-style-name="Visited_20_Internet_20_Link">
</text:a>
And they demanded to resolve the question a year ago.</text:p>
      <text:p text:style-name="P4">
"We hope for your determination and uncompromising in solving this problem," the appeal said.</text:p>
      <text:p text:style-name="P4">
<text:span text:style-name="T4">
 Read also: </text:span>
 <text:a xlink:type="simple" xlink:href="https://www.ukrinform.ua/rubric-regions/3691581-mer-frankivska-zaklikav-verhovnu-radu-zaboroniti-moskovskij-patriarhat.html" text:style-name="Internet_20_link" text:visited-style-name="Visited_20_Internet_20_Link">
</text:a>
Currently, in addition to the prohibition of the UOC -MP, the deputies demand that all representatives of this church, who have humbled the honor and dignity of Ukrainian citizens, have been held accountable, have been held responsible, and have been injured and distributed by pro -Moscow narratives and ignited hostility.</text:p>
      <text:p text:style-name="P4">
The Frankivsk deputies also insist on the return of the Ukrainian people-Dormition of the Kiev-Pechersk Lavra and the Holy Dormition of the Pochaiv Lavra.</text:p>
      <text:p text:style-name="P4">
As reported, <text:a xlink:type="simple" xlink:href="https://www.ukrinform.ua/rubric-regions/3692292-na-zitomirsini-se-odna-parafia-upc-mp-perejsla-do-pcu.html" text:style-name="Internet_20_link" text:visited-style-name="Visited_20_Internet_20_Link">
</text:a>
</text:p>
      <text:p text:style-name="P4">
News Source: <text:a xlink:type="simple" xlink:href="https://www.ukrinform.ua/rubric-regions/3692934-frankivski-deputati-vimagaut-zaboroniti-dialnist-upc-mp.html" text:style-name="Internet_20_link" text:visited-style-name="Visited_20_Internet_20_Link">
https://www.ukrinform.ua/rubric-regions/3692934-frankivski-deputati-vimagaut-zaboroniti-dialnist-upc-mp.html</text:a>
</text:p>
      <!--NEWS-->
      <text:h text:style-name="P10" text:outline-level="1">
<text:span text:style-name="T4">
About 85% of damaged energy infrastructure was restored in Kyiv region</text:span>
</text:h>
      <text:p text:style-name="P4">
Authors: Ukrinform (Person)</text:p>
      <text:p text:style-name="P4">
Publisher: Укринформ (Organization)</text:p>
      <text:p text:style-name="P4">
Published Time: 2023-04-07T15:36:00+03:00</text:p>
      <text:p text:style-name="P4">
Modified Time: 2023-04-07T15:36:00+03:00</text:p>
      <text:p text:style-name="P4">
Description: In the Kiev region, thanks to the specialists of heat supply organizations and distribution system operator (CSR), about 85% of the enemy shelling of energy infrastructure was restored. - Ukrinform.</text:p>
      <text:p text:style-name="P4">
Images: ["<text:a xlink:type="simple" xlink:href="https://static.ukrinform.com/photos/2022_12/thumb_files/630_360_1671098433-923.jpg" text:style-name="Internet_20_link" text:visited-style-name="Visited_20_Internet_20_Link">
630_360_16710...</text:a>
", "<text:a xlink:type="simple" xlink:href="https://static.ukrinform.com/photos/2023_04/1680871238-830.jpg" text:style-name="Internet_20_link" text:visited-style-name="Visited_20_Internet_20_Link">
1680871238-83...</text:a>
", "<text:a xlink:type="simple" xlink:href="https://static.ukrinform.com/photos/2023_04/1680871255-363.jpg" text:style-name="Internet_20_link" text:visited-style-name="Visited_20_Internet_20_Link">
1680871255-36...</text:a>
", "<text:a xlink:type="simple" xlink:href="https://static.ukrinform.com/photos/2023_04/1680871223-740.jpeg" text:style-name="Internet_20_link" text:visited-style-name="Visited_20_Internet_20_Link">
1680871223-74...</text:a>
"]</text:p>
      <text:p text:style-name="P4">
Tags: ['Електроенергія', 'Енергетика', 'Київщина', 'Ремонт', 'обладнання']</text:p>
      <text:p text:style-name="P4">
Type: Article</text:p>
      <!--METADATA-->
      <text:p text:style-name="P4">
<draw:frame draw:style-name="fr1" draw:name="Image66" text:anchor-type="as-char" svg:width="6.9236in" svg:height="3.956343in" draw:z-index="0">
<draw:image xlink:href="../Images/yкринформ/2023-04-07T15-36-00-03-00/630_360_1671098433-923.jpg" xlink:type="simple" xlink:show="embed" xlink:actuate="onLoad" draw:mime-type="image/jpeg"/>
</draw:frame>
UKYIV REGION DRUE DRUE DESCRIPTIONS(ORR)About 85% of damaged by efficiency of energy infrastructure were restored.</text:p>
      <text:p text:style-name="P4">
As Ukrinform reports, it reports <text:a xlink:type="simple" xlink:href="https://sies.gov.ua/news/vidnovlennia-enerhetychnoi-infrastruktury-kyivska-oblast" text:style-name="Internet_20_link" text:visited-style-name="Visited_20_Internet_20_Link">
</text:a>
“Active and repair work is currently underway in the region. Thanks to the fakhivtsi of heat supply organizations and operator of distribution systems(ORR)About 85% of damaged electricity infrastructure, as well as almost all boiler rooms, have been restored, ”the message said.</text:p>
      <text:p text:style-name="P4">
<draw:frame draw:style-name="fr1" draw:name="Image67" text:anchor-type="as-char" svg:width="6.297376in" svg:height="10.0in" draw:z-index="0">
<draw:image xlink:href="../Images/yкринформ/2023-04-07T15-36-00-03-00/1680871238-830.jpg" xlink:type="simple" xlink:show="embed" xlink:actuate="onLoad" draw:mime-type="image/jpeg"/>
</draw:frame>
It is noted that today the representatives of the State Energy Supervision in the Kiev region participated in the review of 879 damaged objects of electrical networks or their components. According to the results of the reviews, 681 defective act was issued. Other acts are at the stage of approval.</text:p>
      <text:p text:style-name="P4">
<text:span text:style-name="T4">
 Read also: </text:span>
 <text:a xlink:type="simple" xlink:href="https://www.ukrinform.ua/rubric-economy/3692569-na-shodi-vidnovili-majze-400-kilometriv-visokovoltnih-linij-poskodzenih-atakami-rf-ukrenergo.html" text:style-name="Internet_20_link" text:visited-style-name="Visited_20_Internet_20_Link">
<text:span text:style-name="T4">
 high -voltage </text:span>
</text:a>
</text:p>
      <text:p text:style-name="P4">
<draw:frame draw:style-name="fr1" draw:name="Image68" text:anchor-type="as-char" svg:width="6.9236in" svg:height="9.231467in" draw:z-index="0">
<draw:image xlink:href="../Images/yкринформ/2023-04-07T15-36-00-03-00/1680871255-363.jpg" xlink:type="simple" xlink:show="embed" xlink:actuate="onLoad" draw:mime-type="image/jpeg"/>
</draw:frame>
<draw:frame draw:style-name="fr1" draw:name="Image69" text:anchor-type="as-char" svg:width="6.9236in" svg:height="4.748396in" draw:z-index="0">
<draw:image xlink:href="../Images/yкринформ/2023-04-07T15-36-00-03-00/1680871223-740.jpeg" xlink:type="simple" xlink:show="embed" xlink:actuate="onLoad" draw:mime-type="image/jpeg"/>
</draw:frame>
On a permanent basis, the experts of the State Energy Supervision in the Kiev region take part in the work of commissions on inspections of damaged objects of electrical networks or their components.</text:p>
      <text:p text:style-name="P4">
“Also in order to improve the quality and reliability of the functioning of thermal equipment of relations in the sphere of heat supply during the passing period, the State Energy Supervision monitors the passing of the heating period of socially important institutions in the region and provides corresponding recommendations for the elimination Vienspections.</text:p>
      <text:p text:style-name="P4">
As it was reported, during the last day <text:a xlink:type="simple" xlink:href="https://www.ukrinform.ua/rubric-economy/3692740-energosistema-pracue-bez-obmezen-spozivaciv-iz-rezervom-potuznosti-minenergo.html" text:style-name="Internet_20_link" text:visited-style-name="Visited_20_Internet_20_Link">
</text:a>
<text:span text:style-name="T5">
Foto: State Inspectorate of Energy Supervision of Ukraine</text:span>
</text:p>
      <text:p text:style-name="P4">
News Source: <text:a xlink:type="simple" xlink:href="https://www.ukrinform.ua/rubric-vidbudova/3692936-na-kiivsini-vidnovleno-blizko-85-poskodzenih-obektiv-energoinfrastrukturi.html" text:style-name="Internet_20_link" text:visited-style-name="Visited_20_Internet_20_Link">
https://www.ukrinform.ua/rubric-vidbudova/3692936-na-kiivsini-vidnovleno-blizko-85-poskodzenih-obektiv-energoinfrastrukturi.html</text:a>
</text:p>
      <!--NEWS-->
      <text:h text:style-name="P10" text:outline-level="1">
<text:span text:style-name="T4">
The government supported the decision to apply sectoral sanctions against Syria</text:span>
</text:h>
      <text:p text:style-name="P4">
Authors: Ukrinform (Person)</text:p>
      <text:p text:style-name="P4">
Publisher: Укринформ (Organization)</text:p>
      <text:p text:style-name="P4">
Published Time: 2023-04-07T15:36:54+03:00</text:p>
      <text:p text:style-name="P4">
Modified Time: 2023-04-07T15:36:54+03:00</text:p>
      <text:p text:style-name="P4">
Description: The Cabinet of Ministers supported the decision to submit to the National Security and Defense Council proposals for the application of sanctions against Syria. - Ukrinform.</text:p>
      <text:p text:style-name="P4">
Images: ["<text:a xlink:type="simple" xlink:href="https://static.ukrinform.com/photos/2023_03/thumb_files/630_360_1678738628-217.jpg" text:style-name="Internet_20_link" text:visited-style-name="Visited_20_Internet_20_Link">
630_360_16787...</text:a>
"]</text:p>
      <text:p text:style-name="P4">
Tags: ['Кабмін', 'Санкції', 'Сирія']</text:p>
      <text:p text:style-name="P4">
Type: Article</text:p>
      <!--METADATA-->
      <text:p text:style-name="P4">
<draw:frame draw:style-name="fr1" draw:name="Image70" text:anchor-type="as-char" svg:width="6.9236in" svg:height="3.956343in" draw:z-index="0">
<draw:image xlink:href="../Images/yкринформ/2023-04-07T15-36-54-03-00/630_360_1678738628-217.jpg" xlink:type="simple" xlink:show="embed" xlink:actuate="onLoad" draw:mime-type="image/jpeg"/>
</draw:frame>
The Cabinet of Ministers supported the decision to submit proposals to the National Security Council and the defense for the application of sanctions against Syria.</text:p>
      <text:p text:style-name="P4">
As Ukrinform reports, it reports <text:a xlink:type="simple" xlink:href="https://www.me.gov.ua/News/Detail" text:style-name="Internet_20_link" text:visited-style-name="Visited_20_Internet_20_Link">
</text:a>
.</text:p>
      <text:p text:style-name="P4">
The corresponding order was approved at a government meeting on April 7, 2023. The proposals were discussed and recommended for submission to the NSNBOumzhzhamzhia working working group on the implementation of state sanction policy under the chairmanship of the first Viceremier-Minister-Minister of Economy Yuliaridenko.</text:p>
      <text:p text:style-name="P4">
<text:span text:style-name="T4">
 Read also: </text:span>
 <text:a xlink:type="simple" xlink:href="https://www.ukrinform.ua/rubric-world/3691681-tureccina-iran-siria-ta-rf-domovlautsa-pro-zustric-na-rivni-ocilnikiv-mzs.html" text:style-name="Internet_20_link" text:visited-style-name="Visited_20_Internet_20_Link">
<text:span text:style-name="T4">
 cheese </text:span>
</text:a>
«Participation of Syrian vessels in illegal removal from the occupied territory of Ukraine of grain," recognition "of the so -called. DNR and LNR, the supply of Russia's weapons, which is amazed in aggression against Ukraine, comprehensive support by Putin's Syrian reservoir. The list of unfriendly steps of the Syrian Arab Republic for Ukraine can be continued. Today, the government has proposed the final rigid, allegedly adequate response to the position of Syria - the introduction of sectoral sanctions against the country for 50 years, ”Sviridenko said.</text:p>
      <text:p text:style-name="P4">
She stressed that in this way, "the issue of economic relations with Syria Budozakrito and for a long time."</text:p>
      <text:p text:style-name="P4">
According to the government's decision, Syria proposes to introduce, in particular, the restriction of trading operations in terms of banning export -importing with residents of the Syrian Arab Republic, operations on processing from the SM resident enterprises, the prohibition of investments in the land, complete termination The territory of Ukraine.</text:p>
      <text:p text:style-name="P4">
<text:span text:style-name="T4">
 Read also: </text:span>
 <text:a xlink:type="simple" xlink:href="https://www.ukrinform.ua/rubric-economy/3688620-ukraina-rozrivae-z-sirieu-torgovelnu-ugodu-risenna-uradu.html" text:style-name="Internet_20_link" text:visited-style-name="Visited_20_Internet_20_Link">
<text:span text:style-name="T4">
 cheese </text:span>
</text:a>
It is also envisaged to stop the performance of economic and financial obligations with the benefit of the SAR residents, to prevent the withdrawal of capital outside our state, to prohibit the NBU's registration of the international payment system, the operator of which is a resident of the SAR, suspension of electronic payment service(including transfers, calculations and cash issuance)Emiped by residents of the Syrian Arab Republic.The sanctions proposed by the Government will come into force after the adoption by the National Security and Defense Council, its introduction to the President of Ukraine and approval by the resolution of the Verkhovna Rada of Ukraine.</text:p>
      <text:p text:style-name="P4">
As reported by Ukrinform, on March 28, 2023, the Cabinet of Ministers approved a law on the termination of the intergovernmental agreement between Ukraine and Syria Pro -trade, economic and technical cooperation.</text:p>
      <text:p text:style-name="P4">
News Source: <text:a xlink:type="simple" xlink:href="https://www.ukrinform.ua/rubric-economy/3692932-urad-pidtrimav-risenna-zastosuvati-sektoralni-sankcii-proti-sirii.html" text:style-name="Internet_20_link" text:visited-style-name="Visited_20_Internet_20_Link">
https://www.ukrinform.ua/rubric-economy/3692932-urad-pidtrimav-risenna-zastosuvati-sektoralni-sankcii-proti-sirii.html</text:a>
</text:p>
      <!--NEWS-->
      <text:h text:style-name="P10" text:outline-level="1">
<text:span text:style-name="T4">
The Cabinet of Ministers approved the State Policy Strategy for internal movement by 2025</text:span>
</text:h>
      <text:p text:style-name="P4">
Authors: Ukrinform (Person)</text:p>
      <text:p text:style-name="P4">
Publisher: Укринформ (Organization)</text:p>
      <text:p text:style-name="P4">
Published Time: 2023-04-07T15:43:22+03:00</text:p>
      <text:p text:style-name="P4">
Modified Time: 2023-04-07T15:43:22+03:00</text:p>
      <text:p text:style-name="P4">
Description: The Cabinet of Ministers at a meeting on Friday approved the state policy strategy on internal movement for the period up to 2025, as well as the relevant operational plan. - Ukrinform.</text:p>
      <text:p text:style-name="P4">
Images: ["<text:a xlink:type="simple" xlink:href="https://static.ukrinform.com/photos/2022_06/thumb_files/630_360_1654614058-410.jpg" text:style-name="Internet_20_link" text:visited-style-name="Visited_20_Internet_20_Link">
630_360_16546...</text:a>
"]</text:p>
      <text:p text:style-name="P4">
Tags: ['Кабмін', 'Уряд', 'Мінреінтеграції']</text:p>
      <text:p text:style-name="P4">
Type: Article</text:p>
      <!--METADATA-->
      <text:p text:style-name="P4">
<draw:frame draw:style-name="fr1" draw:name="Image71" text:anchor-type="as-char" svg:width="6.9236in" svg:height="3.956343in" draw:z-index="0">
<draw:image xlink:href="../Images/yкринформ/2023-04-07T15-43-22-03-00/630_360_1654614058-410.jpg" xlink:type="simple" xlink:show="embed" xlink:actuate="onLoad" draw:mime-type="image/jpeg"/>
</draw:frame>
At a meeting on Friday, the Cabinet of Ministers approved the state policy strategy on a daily transfer for the period up to 2025, as well as the relevant operational plan.</text:p>
      <text:p text:style-name="P4">
About it reports Ukrinform with reference to <text:a xlink:type="simple" xlink:href="https://minre.gov.ua/2023/04/07/uryad-shvalyv-strategiyu-derzhavnoyi-polityky-shhodo-vnutrishnogo-peremishhennya-na-period-do-2025-roku/" text:style-name="Internet_20_link" text:visited-style-name="Visited_20_Internet_20_Link">
</text:a>
.</text:p>
      <text:p text:style-name="P4">
"State internal movement policy should be comprehensive. The focus of attention should focus on adaptations and further integration internally displaced persons in host communities. These are access to educational services, employment, and support for self -employment. An important component of professional psychological assistance, ”Viceremer-Minister Vereshchuk emphasized.</text:p>
      <text:p text:style-name="P4">
<text:span text:style-name="T4">
 Read also: </text:span>
 <text:a xlink:type="simple" xlink:href="https://www.ukrinform.ua/rubric-economy/3692932-urad-pidtrimav-risenna-zastosuvati-sektoralni-sankcii-proti-sirii.html" text:style-name="Internet_20_link" text:visited-style-name="Visited_20_Internet_20_Link">
<text:span text:style-name="T4">
 Government </text:span>
</text:a>
The adoption of a new strategy is the reaction of the state to the challenges of mass movement, caused by full -scale aggression of the Russian Federation. It envisages state support for IDPs at all stages - from evacuation, in the process of social adaptation to a new place to the time of return to the place of permanent residence.</text:p>
      <text:p text:style-name="P4">
The document was developed by the Ministry of Reintegration with the support of the Council of Europe. Experts of international and non -governmental organizations, which are in charge of the protection of the rights of internally displaced persons, also joined it.</text:p>
      <text:p text:style-name="P4">
Photo illustrative, CMU</text:p>
      <text:p text:style-name="P4">
News Source: <text:a xlink:type="simple" xlink:href="https://www.ukrinform.ua/rubric-society/3692935-kabmin-shvaliv-strategiu-derzpolitiki-sodo-vnutrisnogo-peremisenna-do-2025-roku.html" text:style-name="Internet_20_link" text:visited-style-name="Visited_20_Internet_20_Link">
https://www.ukrinform.ua/rubric-society/3692935-kabmin-shvaliv-strategiu-derzpolitiki-sodo-vnutrisnogo-peremisenna-do-2025-roku.html</text:a>
</text:p>
      <!--NEWS-->
      <text:h text:style-name="P10" text:outline-level="1">
<text:span text:style-name="T4">
In the Carpathian region, a cyclone broke out for three days - in some places up to 25 centimeters of snow</text:span>
</text:h>
      <text:p text:style-name="P4">
Authors: Ukrinform (Person)</text:p>
      <text:p text:style-name="P4">
Publisher: Укринформ (Organization)</text:p>
      <text:p text:style-name="P4">
Published Time: 2023-04-07T15:49:51+03:00</text:p>
      <text:p text:style-name="P4">
Modified Time: 2023-04-07T15:49:51+03:00</text:p>
      <text:p text:style-name="P4">
Description: In the Carpathian region, on April 5-7, through snowfall, roadmen worked around the clock. More than 100 pieces of equipment were involved in road clearing. - Ukrinform.</text:p>
      <text:p text:style-name="P4">
Images: ["<text:a xlink:type="simple" xlink:href="https://static.ukrinform.com/photos/2023_04/thumb_files/630_360_1680871677-531.jpg" text:style-name="Internet_20_link" text:visited-style-name="Visited_20_Internet_20_Link">
630_360_16808...</text:a>
"]</text:p>
      <text:p text:style-name="P4">
Tags: ['Дороги', 'Прикарпаття', 'Сніг', 'Негода']</text:p>
      <text:p text:style-name="P4">
Type: Article</text:p>
      <!--METADATA-->
      <text:p text:style-name="P4">
<draw:frame draw:style-name="fr1" draw:name="Image72" text:anchor-type="as-char" svg:width="6.9236in" svg:height="3.956343in" draw:z-index="0">
<draw:image xlink:href="../Images/yкринформ/2023-04-07T15-49-51-03-00/630_360_1680871677-531.jpg" xlink:type="simple" xlink:show="embed" xlink:actuate="onLoad" draw:mime-type="image/jpeg"/>
</draw:frame>
On April 5-7, the roadmen worked around the clock. More than 100 pieces of equipment were involved in the roads.</text:p>
      <text:p text:style-name="P4">
About it in <text:a xlink:type="simple" xlink:href="https://www.facebook.com/SvitlIana.Onyshchuk/posts/pfbid02PatLu9Kx72T4vy4ZPqonvJu7t6e3mMEcG4xVqArd74wGQCPo5YMTCVGQ9NSFTNj1l" text:style-name="Internet_20_link" text:visited-style-name="Visited_20_Internet_20_Link">
</text:a>
The head of the Ivano-Frankivsk Ova Svetlana Onishchuk reported, Ukrinform reports.</text:p>
      <text:p text:style-name="P4">
“The powerful cyclone was raging throughout the Carpathian region on April 5-7. The thickness of the cover reached 15 cm, sometimes 25 cm. To clear the snow and carry out anti -icing processing, more than 100 pieces of equipment were involved. The roads worked around the clock, ”Onishchuk said.</text:p>
      <text:p text:style-name="P4">
<text:span text:style-name="T4">
 Read also: </text:span>
 <text:a xlink:type="simple" xlink:href="https://www.ukrinform.ua/rubric-regions/3692546-kvitnevij-snigopad-ak-na-bukovini-rozcisaut-dorogi.html" text:style-name="Internet_20_link" text:visited-style-name="Visited_20_Internet_20_Link">
<text:span text:style-name="T4">
 snow </text:span>
</text:a>
According to her, the passage of state and local importance is provided.</text:p>
      <text:p text:style-name="P4">
Nevertheless, drivers are asked to be careful and pedestrians are careful while driving. Sympics are predicted on <text:a xlink:type="simple" xlink:href="https://www.ukrinform.ua/tag-prikarpatta" text:style-name="Internet_20_link" text:visited-style-name="Visited_20_Internet_20_Link">
</text:a>
Several days, and in the mountainous terrain there is snow. Such weather conditions can cause icing on the roads.</text:p>
      <text:p text:style-name="P4">
According to information <text:a xlink:type="simple" xlink:href="https://www.facebook.com/frankivsk.police/videos/1179223552789068/" text:style-name="Internet_20_link" text:visited-style-name="Visited_20_Internet_20_Link">
</text:a>
Law enforcement officers worked hard on the roads to help citizens to traveling vehicles from snow tents.</text:p>
      <text:p text:style-name="P4">
_ Photo: social networks_</text:p>
      <text:p text:style-name="P4">
News Source: <text:a xlink:type="simple" xlink:href="https://www.ukrinform.ua/rubric-regions/3692939-na-prikarpatti-tri-dni-viruvav-ciklon-podekudi-namelo-do-25-santimetriv-snigu.html" text:style-name="Internet_20_link" text:visited-style-name="Visited_20_Internet_20_Link">
https://www.ukrinform.ua/rubric-regions/3692939-na-prikarpatti-tri-dni-viruvav-ciklon-podekudi-namelo-do-25-santimetriv-snigu.html</text:a>
</text:p>
      <!--NEWS-->
      <text:h text:style-name="P10" text:outline-level="1">
<text:span text:style-name="T4">
Xi Jinping bowed Macron to "confrontation" from the USA - Reuters</text:span>
</text:h>
      <text:p text:style-name="P4">
Authors: Ukrinform (Person)</text:p>
      <text:p text:style-name="P4">
Publisher: Укринформ (Organization)</text:p>
      <text:p text:style-name="P4">
Published Time: 2023-04-07T15:55:00+03:00</text:p>
      <text:p text:style-name="P4">
Modified Time: 2023-04-07T15:55:00+03:00</text:p>
      <text:p text:style-name="P4">
Description: China Si Jinping, during a meeting with French President Emmanuel Macron, bowed him to "confront" from the United States. - Ukrinform.</text:p>
      <text:p text:style-name="P4">
Images: ["<text:a xlink:type="simple" xlink:href="https://static.ukrinform.com/photos/2023_04/thumb_files/630_360_1680790821-903.jpg" text:style-name="Internet_20_link" text:visited-style-name="Visited_20_Internet_20_Link">
630_360_16807...</text:a>
"]</text:p>
      <text:p text:style-name="P4">
Tags: ['Макрон', 'Сі Цзіньпін', 'США', 'Війна з росією']</text:p>
      <text:p text:style-name="P4">
Type: Article</text:p>
      <!--METADATA-->
      <text:p text:style-name="P4">
<draw:frame draw:style-name="fr1" draw:name="Image73" text:anchor-type="as-char" svg:width="6.9236in" svg:height="3.956343in" draw:z-index="0">
<draw:image xlink:href="../Images/yкринформ/2023-04-07T15-55-00-03-00/630_360_1680790821-903.jpg" xlink:type="simple" xlink:show="embed" xlink:actuate="onLoad" draw:mime-type="image/jpeg"/>
</draw:frame>
The head of the China Jinping during a meeting with French President Emmanuel Macron was inclined to "confrontation" from the United States.</text:p>
      <text:p text:style-name="P4">
About it reports <text:a xlink:type="simple" xlink:href="https://www.reuters.com/world/with-lavish-treatment-macron-chinas-xi-woos-france-counter-us-2023-04-07/" text:style-name="Internet_20_link" text:visited-style-name="Visited_20_Internet_20_Link">
</text:a>
, reports Ukrinform.</text:p>
      <text:p text:style-name="P4">
Analysts say that Beijing considers France one of the probable allies of the Uevropi, and Macron arranged a "luxurious reception". This is also evidenced by China's less than the visit of the head of the European Commission Ursula von Der Lyen, who is a pioneer with Macron.</text:p>
      <text:p text:style-name="P4">
According to the analyst with Rhodium Group Noa Barkin, China's main goal is to prevent Europe from raising closer.</text:p>
      <text:p text:style-name="P4">
"In this sense, Macron is probably the most important partner of Beijing in Europe," he said.</text:p>
      <text:p text:style-name="P4">
It is noted that <text:a xlink:type="simple" xlink:href="https://www.ukrinform.ua/tag-makron" text:style-name="Internet_20_link" text:visited-style-name="Visited_20_Internet_20_Link">
</text:a>
He did not reach his goal during the Vise Vistit - Xi did not change his rhetoric on the war in Ukraine support Russia.</text:p>
      <text:p text:style-name="P4">
<text:span text:style-name="T4">
 Read also: </text:span>
 <text:a xlink:type="simple" xlink:href="https://www.ukrinform.ua/rubric-polytics/3692681-makronu-ne-vdalosa-perekonati-si-vimagati-vid-rosii-pripinenna-vijni-proti-ukraini.html" text:style-name="Internet_20_link" text:visited-style-name="Visited_20_Internet_20_Link">
<text:span text:style-name="T4">
 Macron </text:span>
</text:a>
According to Reuters, in the US, China's diplomatic relations with France to get with skepticism. The sources of the publication note that Washington has yet to "wait for a waiting position".</text:p>
      <text:p text:style-name="P4">
As it was reported, the head of the PRC Xi Jinping during negotiations with Presidential Franction Emmanuel Macron <text:a xlink:type="simple" xlink:href="https://www.ukrinform.ua/rubric-polytics/3692545-makron-ta-si-domovilisa-napoleglivo-pracuvati-sob-priskoriti-zakincenna-vijni-zmi.html" text:style-name="Internet_20_link" text:visited-style-name="Visited_20_Internet_20_Link">
</text:a>
Photo: era</text:p>
      <text:p text:style-name="P4">
News Source: <text:a xlink:type="simple" xlink:href="https://www.ukrinform.ua/rubric-world/3692943-si-czinpin-shilav-makrona-do-protistoanna-z-ssa-reuters.html" text:style-name="Internet_20_link" text:visited-style-name="Visited_20_Internet_20_Link">
https://www.ukrinform.ua/rubric-world/3692943-si-czinpin-shilav-makrona-do-protistoanna-z-ssa-reuters.html</text:a>
</text:p>
      <!--NEWS-->
      <text:h text:style-name="P10" text:outline-level="1">
<text:span text:style-name="T4">
At the checkpoint "Porubne - Siret" suspended the registration of trucks through protests in Romania</text:span>
</text:h>
      <text:p text:style-name="P4">
Authors: Ukrinform (Person)</text:p>
      <text:p text:style-name="P4">
Publisher: Укринформ (Organization)</text:p>
      <text:p text:style-name="P4">
Published Time: 2023-04-07T15:56:17+03:00</text:p>
      <text:p text:style-name="P4">
Modified Time: 2023-04-07T15:56:17+03:00</text:p>
      <text:p text:style-name="P4">
Description: At the checkpoint "Porubne - Siret" temporarily stopped registration of trucks for departure from Ukraine through protests in Romania. - Ukrinform.</text:p>
      <text:p text:style-name="P4">
Images: ["<text:a xlink:type="simple" xlink:href="https://static.ukrinform.com/photos/2021_12/thumb_files/630_360_1639642063-323.jpg" text:style-name="Internet_20_link" text:visited-style-name="Visited_20_Internet_20_Link">
630_360_16396...</text:a>
"]</text:p>
      <text:p text:style-name="P4">
Tags: ['Прикордонники', 'Протест', 'Румунія']</text:p>
      <text:p text:style-name="P4">
Type: Article</text:p>
      <!--METADATA-->
      <text:p text:style-name="P4">
<draw:frame draw:style-name="fr1" draw:name="Image74" text:anchor-type="as-char" svg:width="6.9236in" svg:height="3.956343in" draw:z-index="0">
<draw:image xlink:href="../Images/yкринформ/2023-04-07T15-56-17-03-00/630_360_1639642063-323.jpg" xlink:type="simple" xlink:show="embed" xlink:actuate="onLoad" draw:mime-type="image/jpeg"/>
</draw:frame>
The point of the passage "Porubne - Siret" temporarily stopped registration of cargo vehicles for departure from Ukraine through protests in Romania.</text:p>
      <text:p text:style-name="P4">
According to Ukrinform, the State Border Service of Ukraine reports in <text:a xlink:type="simple" xlink:href="https://www.facebook.com/DPSUkraine/posts/pfbid02AqhjRdHBqEESQb3CqijT2TkqKJRJncJkYnHa3yUvLiitGSQJ2BuyQ3RmnooBuCSl" text:style-name="Internet_20_link" text:visited-style-name="Visited_20_Internet_20_Link">
</text:a>
“To the attention of citizens who plan the border crossing at the crossing point“ Porubne -Siret ”. Because of the shares planned today <text:a xlink:type="simple" xlink:href="https://www.ukrinform.ua/tag-protest" text:style-name="Internet_20_link" text:visited-style-name="Visited_20_Internet_20_Link">
</text:a>
In different regions of Romania, it is possible to block roads before the Punct - Siret. This can slow the passage of Tatransport citizens in both directions, ”the message reads.</text:p>
      <text:p text:style-name="P4">
In addition, at the checkpoint “Porubne - Siret” temporarily stopped the registration of loading vehicles for departure from Ukraine.</text:p>
      <text:p text:style-name="P4">
<text:span text:style-name="T4">
 Read also: </text:span>
 <text:a xlink:type="simple" xlink:href="https://www.ukrinform.ua/rubric-economy/3691713-rumunia-vidilit-ukraini-800-tisac-cerez-mehanizmi-nato.html" text:style-name="Internet_20_link" text:visited-style-name="Visited_20_Internet_20_Link">
<text:span text:style-name="T4">
 Romania </text:span>
</text:a>
The DPSU called for citizens to take into account this information when planning trips or to send other border crossing points with Romania, the closest of which "Dyakivtsi -Rakovets" and "Krasnolsk - Age De Sus".</text:p>
      <text:p text:style-name="P4">
As reported by Ukrinform, on April 6 Romania in connection with the deterioration of weather <text:a xlink:type="simple" xlink:href="https://www.ukrinform.ua/rubric-regions/3692383-rumunia-cerez-negodu-prizupinila-propusk-vantazivok-na-kordoni-z-ukrainou.html" text:style-name="Internet_20_link" text:visited-style-name="Visited_20_Internet_20_Link">
</text:a>
</text:p>
      <text:p text:style-name="P4">
News Source: <text:a xlink:type="simple" xlink:href="https://www.ukrinform.ua/rubric-society/3692942-u-punkti-propusku-porubne-siret-prizupinili-oformlenna-vantazivok-cerez-protesti-v-rumunii.html" text:style-name="Internet_20_link" text:visited-style-name="Visited_20_Internet_20_Link">
https://www.ukrinform.ua/rubric-society/3692942-u-punkti-propusku-porubne-siret-prizupinili-oformlenna-vantazivok-cerez-protesti-v-rumunii.html</text:a>
</text:p>
      <!--NEWS-->
      <text:h text:style-name="P10" text:outline-level="1">
<text:span text:style-name="T4">
GUR ABOUT WITH THE DOCUMENT OF CONTRACTS DOCUMENTS: Russia conducts its special operations in Photoshop</text:span>
</text:h>
      <text:p text:style-name="P4">
Authors: Ukrinform (Person)</text:p>
      <text:p text:style-name="P4">
Publisher: Укринформ (Organization)</text:p>
      <text:p text:style-name="P4">
Published Time: 2023-04-07T16:04:00+03:00</text:p>
      <text:p text:style-name="P4">
Modified Time: 2023-04-07T16:04:00+03:00</text:p>
      <text:p text:style-name="P4">
Description: Ukraine should wait for the results of the Pentagon investigation into the leakage of secret counter -offensive documents in Ukraine, but it should be remembered that in recent decades the most successful special operations of Russian special services have been held in Photoshop. - Ukrinform.</text:p>
      <text:p text:style-name="P4">
Images: ["<text:a xlink:type="simple" xlink:href="https://static.ukrinform.com/photos/2022_03/thumb_files/630_360_1646152322-572.jpg" text:style-name="Internet_20_link" text:visited-style-name="Visited_20_Internet_20_Link">
630_360_16461...</text:a>
"]</text:p>
      <text:p text:style-name="P4">
Tags: ['Розвідка', 'росія', 'Війна з росією', 'Контрнаступ', 'Єдині новини']</text:p>
      <text:p text:style-name="P4">
Type: Article</text:p>
      <!--METADATA-->
      <text:p text:style-name="P4">
<draw:frame draw:style-name="fr1" draw:name="Image75" text:anchor-type="as-char" svg:width="6.9236in" svg:height="3.956343in" draw:z-index="0">
<draw:image xlink:href="../Images/yкринформ/2023-04-07T16-04-00-03-00/630_360_1646152322-572.jpg" xlink:type="simple" xlink:show="embed" xlink:actuate="onLoad" draw:mime-type="image/jpeg"/>
</draw:frame>
Ukraine is to wait for the results of the Pentagon investigation to seem to have a counter -offensive in Ukraine, but it should be remembered that the last decade is the most successful special operations of Russian special services in Photoshop.</text:p>
      <text:p text:style-name="P4">
According to Ukrinform, the reporter of the Main Defense Intelligence Directorate Andriy Yusov, commenting on the leakage of information about the counter -offensive of Ukraine, was reported on the air of the Unified News.</text:p>
      <text:p text:style-name="P4">
“Since there is information that the Pentagon is investigating, we need to hear information about this investigation. It is very important to remember that the last decade is the most successful special operations of Russian special services, in fact, in Photoshop. From the preliminary analysis of these materials, we mibbon the curved numbers on both sides, we see part of the information, clearly collected from open sources. Speaking of the needs of the Ukrainian army, it is ... a lot and meaningfully discussed at all levels, including officials. It is no secret that Ukraine has raised the issue of aviation and tanks, about ammunition and many other releases that we need to faster liberation of the occupied territories for the conservation of the lives of Ukrainian military and civilians, ” - he said.</text:p>
      <text:p text:style-name="P4">
<text:span text:style-name="T4">
 Read also: </text:span>
 <text:a xlink:type="simple" xlink:href="https://www.ukrinform.ua/rubric-ato/3692631-gur-anonsue-rosianam-bagato-cikavogo-u-povitri-na-zemli-j-vodi.html" text:style-name="Internet_20_link" text:visited-style-name="Visited_20_Internet_20_Link">
</text:a>
He emphasized that Ukrainian society should definitely not worry about this situation. "There will be a counter -offensive, and the main plans will really be enemy and feels on the battlefield," the intelligence representative assured.</text:p>
      <text:p text:style-name="P4">
Yusov reminded that the decision on counter -offensive would make the above military concellanding of Ukraine, and the range of people who are informed about the plans of the offensive is as narrowed as possible.In his opinion, in order to disrupt the assistance of Ukraine, the Russian Federation can raise plates, for example, to engage in blackmailing and tell that in Belarus they will supply a nuclear weapon, and all weapons from Ukraine seems to be stolen and finds itself in the clock.</text:p>
      <text:p text:style-name="P4">
He assured that the public will soon find out the answer to the questions about the latest information about secret documents.</text:p>
      <text:p text:style-name="P4">
<text:span text:style-name="T4">
 Read also: </text:span>
 <text:a xlink:type="simple" xlink:href="https://www.ukrinform.ua/rubric-crimea/3689562-deokupacia-krimu-rozvidka-retelno-analizue-dani-pro-riziki-pid-cas-zvilnenna-pivostrova.html" text:style-name="Internet_20_link" text:visited-style-name="Visited_20_Internet_20_Link">
</text:a>
"Whether we are dealing with the leakage of information, or with a banal IPSO, that is, photoshop is a separate story, there will be answers soon," Yusov said.</text:p>
      <text:p text:style-name="P4">
As reported by Ukrinform, edition <text:a xlink:type="simple" xlink:href="https://www.nytimes.com/2023/04/06/us/politics/ukraine-war-plan-russia.html" text:style-name="Internet_20_link" text:visited-style-name="Visited_20_Internet_20_Link">
</text:a>
, which refers to Presidential Administration Joe Biden, reported that the Pentagon is investigating the leakage of secret documents on the social network, the US and NATO plans for the planned counter -offensive of the Armed Forces. plans. The document with the stamp "quite secretly" contains information about the situation as of 1 March. Another document provides a list of Ukrainian military units, equipment and training in January-April.</text:p>
      <text:p text:style-name="P4">
News Source: <text:a xlink:type="simple" xlink:href="https://www.ukrinform.ua/rubric-ato/3692948-gur-pro-vitik-sekretnih-dokumentiv-sodo-kontrnastupu-rosia-provodit-svoi-specoperacii-u-fotosopi.html" text:style-name="Internet_20_link" text:visited-style-name="Visited_20_Internet_20_Link">
https://www.ukrinform.ua/rubric-ato/3692948-gur-pro-vitik-sekretnih-dokumentiv-sodo-kontrnastupu-rosia-provodit-svoi-specoperacii-u-fotosopi.html</text:a>
</text:p>
      <!--NEWS-->
      <text:h text:style-name="P10" text:outline-level="1">
<text:span text:style-name="T4">
The government approved the creation of the Humanitarian Demand Center</text:span>
</text:h>
      <text:p text:style-name="P4">
Authors: Ukrinform (Person)</text:p>
      <text:p text:style-name="P4">
Publisher: Укринформ (Organization)</text:p>
      <text:p text:style-name="P4">
Published Time: 2023-04-07T16:06:06+03:00</text:p>
      <text:p text:style-name="P4">
Modified Time: 2023-04-07T16:06:06+03:00</text:p>
      <text:p text:style-name="P4">
Description: The Cabinet of Ministers agreed by the SES's proposal for the formation of the Budget Institution "Humanitarian Demining Center". - Ukrinform.</text:p>
      <text:p text:style-name="P4">
Images: ["<text:a xlink:type="simple" xlink:href="https://static.ukrinform.com/photos/2022_08/thumb_files/630_360_1659708198-453.jpg" text:style-name="Internet_20_link" text:visited-style-name="Visited_20_Internet_20_Link">
630_360_16597...</text:a>
"]</text:p>
      <text:p text:style-name="P4">
Tags: ['Кабмін', 'Розмінування', 'Засідання']</text:p>
      <text:p text:style-name="P4">
Type: Article</text:p>
      <!--METADATA-->
      <text:p text:style-name="P4">
<draw:frame draw:style-name="fr1" draw:name="Image76" text:anchor-type="as-char" svg:width="6.9236in" svg:height="3.956343in" draw:z-index="0">
<draw:image xlink:href="../Images/yкринформ/2023-04-07T16-06-06-03-00/630_360_1659708198-453.jpg" xlink:type="simple" xlink:show="embed" xlink:actuate="onLoad" draw:mime-type="image/jpeg"/>
</draw:frame>
The Cabinet of Ministers agreed by the SES's proposal for the formation of a budget institution of "Central Humanitarian Demand".</text:p>
      <text:p text:style-name="P4">
About it in <text:a xlink:type="simple" xlink:href="https://t.me/tmelnychuk/2030" text:style-name="Internet_20_link" text:visited-style-name="Visited_20_Internet_20_Link">
</text:a>
The Cabinet spokesman Taras Melnychuk reported by the Cabinet of Ministers, Ukrinform reports.</text:p>
      <text:p text:style-name="P4">
"The proposal of the State Emergency Service for the formation of the Budget Institution" Humanitarian Demining Center "has been agreed," he wrote.</text:p>
      <text:p text:style-name="P4">
In <text:a xlink:type="simple" xlink:href="http://materialy.kmu.gov.ua/18048ee6/docs/dd021ade/Poyasnyuvalna_zapiska.pdf" text:style-name="Internet_20_link" text:visited-style-name="Visited_20_Internet_20_Link">
</text:a>
Prior to the order, it is stated that the Humanitarian Demand Center is planned to be created in the SES system to address the optimization of the planning system, implementation and financing of humanitarian demining measures.</text:p>
      <text:p text:style-name="P4">
The staffing of the center will be 25 people.</text:p>
      <text:p text:style-name="P4">
It is expected that the formation of the Humanitarian Demand Center will allow: to improve the coordination system of all entities that perform the measures of commitment in the territory of Ukraine and to organize a proper interaction between donors that finance humanitarian demining measures tanading in international technical assistance.</text:p>
      <text:p text:style-name="P4">
<text:span text:style-name="T4">
 Read also: </text:span>
 <text:a xlink:type="simple" xlink:href="https://www.ukrinform.ua/rubric-ato/3692864-u-minoboroni-rozpovili-ak-mozna-prisvidsiti-rozminuvanna-teritorii-ukraini.html" text:style-name="Internet_20_link" text:visited-style-name="Visited_20_Internet_20_Link">
<text:span text:style-name="T4">
 mine </text:span>
</text:a>
It is also envisaged that the creation of this budgetary institution will facilitate: development and introduction of the latest technologies and mine method, which improves the quality and efficiency of this process; involvement of non -state investments in the sphere of the sphere in Ukraine; Competition in providing services in spherigumanitarian demining by the miners of all formations.</text:p>
      <text:p text:style-name="P4">
As it was reported, the Ministry of Strategic Industry of Ukraine <text:a xlink:type="simple" xlink:href="https://www.ukrinform.ua/rubric-society/3691914-ukraina-vipuskatime-tehniku-ta-obladnanna-dla-gumanitarnogo-rozminuvanna.html" text:style-name="Internet_20_link" text:visited-style-name="Visited_20_Internet_20_Link">
</text:a>
Humanitarian demining equipment.</text:p>
      <text:p text:style-name="P4">
News Source: <text:a xlink:type="simple" xlink:href="https://www.ukrinform.ua/rubric-economy/3692945-urad-shvaliv-stvorenna-centru-gumanitarnogo-rozminuvanna.html" text:style-name="Internet_20_link" text:visited-style-name="Visited_20_Internet_20_Link">
https://www.ukrinform.ua/rubric-economy/3692945-urad-shvaliv-stvorenna-centru-gumanitarnogo-rozminuvanna.html</text:a>
</text:p>
      <!--NEWS-->
      <text:h text:style-name="P10" text:outline-level="1">
<text:span text:style-name="T4">
The Government has determined the procedure for payment of cash assistance in case of death or disability of volunteers</text:span>
</text:h>
      <text:p text:style-name="P4">
Authors: Ukrinform (Person)</text:p>
      <text:p text:style-name="P4">
Publisher: Укринформ (Organization)</text:p>
      <text:p text:style-name="P4">
Published Time: 2023-04-07T16:08:27+03:00</text:p>
      <text:p text:style-name="P4">
Modified Time: 2023-04-07T16:08:27+03:00</text:p>
      <text:p text:style-name="P4">
Description: The Cabinet of Ministers amended the procedure and conditions for payment of one -time financial assistance in the event of death (death) or disability as a result of the warfare of the volunteer and their families. - Ukrinform.</text:p>
      <text:p text:style-name="P4">
Images: ["<text:a xlink:type="simple" xlink:href="https://static.ukrinform.com/photos/2022_11/thumb_files/630_360_1668611781-962.png" text:style-name="Internet_20_link" text:visited-style-name="Visited_20_Internet_20_Link">
630_360_16686...</text:a>
"]</text:p>
      <text:p text:style-name="P4">
Tags: ['Кабмін', 'Уряд', 'Волонтери']</text:p>
      <text:p text:style-name="P4">
Type: Article</text:p>
      <!--METADATA-->
      <text:p text:style-name="P4">
<draw:frame draw:style-name="fr1" draw:name="Image77" text:anchor-type="as-char" svg:width="6.9236in" svg:height="3.956343in" draw:z-index="0">
<draw:image xlink:href="../Images/yкринформ/2023-04-07T16-08-27-03-00/630_360_1668611781-962.png" xlink:type="simple" xlink:show="embed" xlink:actuate="onLoad" draw:mime-type="image/png"/>
</draw:frame>
Cabinet ministers made changes to the procedure and conditions of payment of one -time financial assistance in case of death(death)or disability as a result of a volunteer warrior and family members.</text:p>
      <text:p text:style-name="P4">
About it reports <text:a xlink:type="simple" xlink:href="https://mva.gov.ua/ua/news/za-iniciativi-minveteraniv-uryad-viznachiv-umovi-ta-poryadok-viplati-groshovoyi-dopomogi-u-razi-zagibeli-abo-invalidnosti-volonteriv" text:style-name="Internet_20_link" text:visited-style-name="Visited_20_Internet_20_Link">
</text:a>
, reports Ukrinform.</text:p>
      <text:p text:style-name="P4">
"From now on, one -time financial assistance will also be assigned and paid by volunteer assistance to the Armed Forces of Ukraine or other forceful structures during the defense of Ukraine, the protection of the security of the population and the interests of the state in connection with the military aggression of the RFPRO of Ukraine and became persons with disabilities(contusion, injury or injury)while providing such assistance and members of families killed in the number of such volunteers, " - the message reads.</text:p>
      <text:p text:style-name="P4">
<text:span text:style-name="T4">
 Read also: </text:span>
 <text:a xlink:type="simple" xlink:href="https://www.ukrinform.ua/rubric-ato/3691183-ak-viziti-v-poloni-poradi-vid-volonterki-kotra-tri-roki-provela-u-doneckomu-sizo.html" text:style-name="Internet_20_link" text:visited-style-name="Visited_20_Internet_20_Link">
<text:span text:style-name="T4">
 volunteer </text:span>
</text:a>
As it is noted, the relevant changes were made to the CMU Resolution of August 19, 2015. No. 604.</text:p>
      <text:p text:style-name="P4">
The list of documents that need to be submitted to the purchasers of one -time help, which will reduce the terms of their consideration, is also clarified. In particular, the decision on the appointment of one -time financial assistance to such persons will be accepted by the formed Ministry of Veterans by the Interagency Commission.</text:p>
      <text:p text:style-name="P4">
Payment will be made through the reserve fund of the State Budget.</text:p>
      <text:p text:style-name="P4">
<text:span text:style-name="T4">
 Read also: </text:span>
 <text:a xlink:type="simple" xlink:href="https://www.ukrinform.ua/rubric-ato/3690882-naev-podakuvav-volonteram-za-dopomogu-vijskovim-na-pivnoci-ta-shodi-ukraini.html" text:style-name="Internet_20_link" text:visited-style-name="Visited_20_Internet_20_Link">
<text:span text:style-name="T4">
 volunteer </text:span>
</text:a>
For the appointment of one -time financial assistance, you must contact the expensive commission with the application and submit the necessary list of documents.</text:p>
      <text:p text:style-name="P4">
Photo: freradio.com.ua</text:p>
      <text:p text:style-name="P4">
News Source: <text:a xlink:type="simple" xlink:href="https://www.ukrinform.ua/rubric-society/3692947-urad-viznaciv-poradok-viplati-grosovoi-dopomogi-u-razi-zagibeli-abo-invalidnosti-volonteriv.html" text:style-name="Internet_20_link" text:visited-style-name="Visited_20_Internet_20_Link">
https://www.ukrinform.ua/rubric-society/3692947-urad-viznaciv-poradok-viplati-grosovoi-dopomogi-u-razi-zagibeli-abo-invalidnosti-volonteriv.html</text:a>
</text:p>
      <!--NEWS-->
      <text:h text:style-name="P10" text:outline-level="1">
<text:span text:style-name="T4">
UPL called the best player and trainer of the moon</text:span>
</text:h>
      <text:p text:style-name="P4">
Authors: Ukrinform (Person)</text:p>
      <text:p text:style-name="P4">
Publisher: Укринформ (Organization)</text:p>
      <text:p text:style-name="P4">
Published Time: 2023-04-07T16:11:39+03:00</text:p>
      <text:p text:style-name="P4">
Modified Time: 2023-04-07T16:11:39+03:00</text:p>
      <text:p text:style-name="P4">
Description: The Ukrainian Football Premier League (UPL) has announced the names of the best player and trainer as a result of February and March. - Ukrinform.</text:p>
      <text:p text:style-name="P4">
Images: ["<text:a xlink:type="simple" xlink:href="https://static.ukrinform.com/photos/2023_04/thumb_files/630_360_1680873091-369.jpg" text:style-name="Internet_20_link" text:visited-style-name="Visited_20_Internet_20_Link">
630_360_16808...</text:a>
"]</text:p>
      <text:p text:style-name="P4">
Tags: ['Футбол', "Прем'єр-ліга"]</text:p>
      <text:p text:style-name="P4">
Type: Article</text:p>
      <!--METADATA-->
      <text:p text:style-name="P4">
<draw:frame draw:style-name="fr1" draw:name="Image78" text:anchor-type="as-char" svg:width="6.9236in" svg:height="3.956343in" draw:z-index="0">
<draw:image xlink:href="../Images/yкринформ/2023-04-07T16-11-39-03-00/630_360_1680873091-369.jpg" xlink:type="simple" xlink:show="embed" xlink:actuate="onLoad" draw:mime-type="image/jpeg"/>
</draw:frame>
Ukrainian Futball Premier League(UPL)She announced the names of the best player and coach with the susceptes of February and March.</text:p>
      <text:p text:style-name="P4">
As officials informs <text:a xlink:type="simple" xlink:href="https://upl.ua/ua/news/view/7031" text:style-name="Internet_20_link" text:visited-style-name="Visited_20_Internet_20_Link">
</text:a>
UPL, the best was recognized as representatives of the Odessa Chernomorets - the midfielder of Sagibadibang and the mentor of the team Roman Grigorchuk, Ukrinform reports.</text:p>
      <text:p text:style-name="P4">
Among the nominees from the players were Eduardo Gerrero("Star"), Georgian("Miner")and Tulan Seferi(Vorskla).</text:p>
      <text:p text:style-name="P4">
<text:span text:style-name="T4">
Читайте також:</text:span>
 <text:a xlink:type="simple" xlink:href="https://www.ukrinform.ua/rubric-sports/3690728-dovbik-ta-grigorcuk-najkrasi-u-19mu-turi-upl.html" text:style-name="Internet_20_link" text:visited-style-name="Visited_20_Internet_20_Link">
 <text:span text:style-name="T4">
УПЛ</text:span>
 </text:a>
In voting for the top character, except Grigorchuk, participated: novel(Chernomorets), Patrick van Leuven("Star"), Sergey Kovalets(Ingulets), Igor Yovichevich("Miner").</text:p>
      <text:p text:style-name="P4">
News Source: <text:a xlink:type="simple" xlink:href="https://www.ukrinform.ua/rubric-sports/3692949-upl-nazvala-najkrasih-gravca-ta-trenera-misaca.html" text:style-name="Internet_20_link" text:visited-style-name="Visited_20_Internet_20_Link">
https://www.ukrinform.ua/rubric-sports/3692949-upl-nazvala-najkrasih-gravca-ta-trenera-misaca.html</text:a>
</text:p>
      <!--NEWS-->
      <text:h text:style-name="P10" text:outline-level="1">
<text:span text:style-name="T4">
The Kiev Rifle Battalion is completing a coordination: how fighters train</text:span>
</text:h>
      <text:p text:style-name="P4">
Authors: Ukrinform (Person)</text:p>
      <text:p text:style-name="P4">
Publisher: Укринформ (Organization)</text:p>
      <text:p text:style-name="P4">
Published Time: 2023-04-07T16:20:16+03:00</text:p>
      <text:p text:style-name="P4">
Modified Time: 2023-04-07T16:20:16+03:00</text:p>
      <text:p text:style-name="P4">
Description: A separate shooting battalion of Kyiv completes its coordination and staffing with technical means. - Ukrinform.</text:p>
      <text:p text:style-name="P4">
Images: ["<text:a xlink:type="simple" xlink:href="https://static.ukrinform.com/photos/2023_04/thumb_files/630_360_1680873157-7345.jpeg" text:style-name="Internet_20_link" text:visited-style-name="Visited_20_Internet_20_Link">
630_360_16808...</text:a>
", "<text:a xlink:type="simple" xlink:href="https://static.ukrinform.com/photos/2023_04/thumb_files/630_360_1680873156-7828.jpeg" text:style-name="Internet_20_link" text:visited-style-name="Visited_20_Internet_20_Link">
630_360_16808...</text:a>
", "<text:a xlink:type="simple" xlink:href="https://static.ukrinform.com/photos/2023_04/thumb_files/630_360_1680873156-4015.jpeg" text:style-name="Internet_20_link" text:visited-style-name="Visited_20_Internet_20_Link">
630_360_16808...</text:a>
", "<text:a xlink:type="simple" xlink:href="https://static.ukrinform.com/photos/2023_04/thumb_files/630_360_1680873156-9517.jpeg" text:style-name="Internet_20_link" text:visited-style-name="Visited_20_Internet_20_Link">
630_360_16808...</text:a>
", "<text:a xlink:type="simple" xlink:href="https://static.ukrinform.com/photos/2023_04/thumb_files/630_360_1680873156-3565.jpeg" text:style-name="Internet_20_link" text:visited-style-name="Visited_20_Internet_20_Link">
630_360_16808...</text:a>
", "<text:a xlink:type="simple" xlink:href="https://static.ukrinform.com/photos/2023_04/thumb_files/630_360_1680873156-3186.jpeg" text:style-name="Internet_20_link" text:visited-style-name="Visited_20_Internet_20_Link">
630_360_16808...</text:a>
", "<text:a xlink:type="simple" xlink:href="https://static.ukrinform.com/photos/2023_04/thumb_files/630_360_1680873156-7623.jpeg" text:style-name="Internet_20_link" text:visited-style-name="Visited_20_Internet_20_Link">
630_360_16808...</text:a>
", "<text:a xlink:type="simple" xlink:href="https://static.ukrinform.com/photos/2023_04/thumb_files/630_360_1680873157-3052.jpeg" text:style-name="Internet_20_link" text:visited-style-name="Visited_20_Internet_20_Link">
630_360_16808...</text:a>
", "<text:a xlink:type="simple" xlink:href="https://static.ukrinform.com/photos/2023_04/thumb_files/630_360_1680873157-3386.jpeg" text:style-name="Internet_20_link" text:visited-style-name="Visited_20_Internet_20_Link">
630_360_16808...</text:a>
", "<text:a xlink:type="simple" xlink:href="https://static.ukrinform.com/photos/2023_04/thumb_files/630_360_1680873157-6542.jpeg" text:style-name="Internet_20_link" text:visited-style-name="Visited_20_Internet_20_Link">
630_360_16808...</text:a>
"]</text:p>
      <text:p text:style-name="P4">
Tags: ['Військові навчання', 'Київ', 'Війна з росією']</text:p>
      <text:p text:style-name="P4">
Type: Article</text:p>
      <!--METADATA-->
      <text:p text:style-name="P4">
<draw:frame draw:style-name="fr1" draw:name="Image79" text:anchor-type="as-char" svg:width="6.9236in" svg:height="3.956343in" draw:z-index="0">
<draw:image xlink:href="../Images/yкринформ/2023-04-07T16-20-16-03-00/630_360_1680873157-7345.jpeg" xlink:type="simple" xlink:show="embed" xlink:actuate="onLoad" draw:mime-type="image/jpeg"/>
</draw:frame>
A separate Kiev battalion of Kyiv completes its coordination and staffing with technical means.</text:p>
      <text:p text:style-name="P4">
According to Ukrinform, the Kyiv City Military Administration reports in <text:a xlink:type="simple" xlink:href="https://t.me/VA_Kyiv/1376" text:style-name="Internet_20_link" text:visited-style-name="Visited_20_Internet_20_Link">
</text:a>
.</text:p>
      <text:p text:style-name="P4">
“The separate shooting battalion of Kyiv completes its coordination with technical means and will soon be ready to perform the fight. The instructors are satisfied with the fighters and say that their wards are very quickly learning, ”the message reads.</text:p>
      <text:p text:style-name="P4">
<draw:frame draw:style-name="fr1" draw:name="Image80" text:anchor-type="as-char" svg:width="6.9236in" svg:height="3.956343in" draw:z-index="0">
<draw:image xlink:href="../Images/yкринформ/2023-04-07T16-20-16-03-00/630_360_1680873156-7828.jpeg" xlink:type="simple" xlink:show="embed" xlink:actuate="onLoad" draw:mime-type="image/jpeg"/>
</draw:frame>
A separate shooting battalion of Kiev completes coordination / photo: KSCA <text:a xlink:type="simple" xlink:href="https://static.ukrinform.com/photos/2023_04/1680873156-7828.jpeg" text:style-name="Internet_20_link" text:visited-style-name="Visited_20_Internet_20_Link">
<draw:frame draw:style-name="fr1" draw:name="Image81" text:anchor-type="as-char" svg:width="6.9236in" svg:height="3.956343in" draw:z-index="0">
<draw:image xlink:href="../Images/yкринформ/2023-04-07T16-20-16-03-00/630_360_1680873156-7828.jpeg" xlink:type="simple" xlink:show="embed" xlink:actuate="onLoad" draw:mime-type="image/jpeg"/>
</draw:frame>
</text:a>
 <text:a xlink:type="simple" xlink:href="https://static.ukrinform.com/photos/2023_04/1680873156-4015.jpeg" text:style-name="Internet_20_link" text:visited-style-name="Visited_20_Internet_20_Link">
<draw:frame draw:style-name="fr1" draw:name="Image82" text:anchor-type="as-char" svg:width="6.9236in" svg:height="3.956343in" draw:z-index="0">
<draw:image xlink:href="../Images/yкринформ/2023-04-07T16-20-16-03-00/630_360_1680873156-4015.jpeg" xlink:type="simple" xlink:show="embed" xlink:actuate="onLoad" draw:mime-type="image/jpeg"/>
</draw:frame>
</text:a>
 <text:a xlink:type="simple" xlink:href="https://static.ukrinform.com/photos/2023_04/1680873156-9517.jpeg" text:style-name="Internet_20_link" text:visited-style-name="Visited_20_Internet_20_Link">
<draw:frame draw:style-name="fr1" draw:name="Image83" text:anchor-type="as-char" svg:width="6.9236in" svg:height="3.956343in" draw:z-index="0">
<draw:image xlink:href="../Images/yкринформ/2023-04-07T16-20-16-03-00/630_360_1680873156-9517.jpeg" xlink:type="simple" xlink:show="embed" xlink:actuate="onLoad" draw:mime-type="image/jpeg"/>
</draw:frame>
</text:a>
 <text:a xlink:type="simple" xlink:href="https://static.ukrinform.com/photos/2023_04/1680873156-3565.jpeg" text:style-name="Internet_20_link" text:visited-style-name="Visited_20_Internet_20_Link">
<draw:frame draw:style-name="fr1" draw:name="Image84" text:anchor-type="as-char" svg:width="6.9236in" svg:height="3.956343in" draw:z-index="0">
<draw:image xlink:href="../Images/yкринформ/2023-04-07T16-20-16-03-00/630_360_1680873156-3565.jpeg" xlink:type="simple" xlink:show="embed" xlink:actuate="onLoad" draw:mime-type="image/jpeg"/>
</draw:frame>
</text:a>
 <text:a xlink:type="simple" xlink:href="https://static.ukrinform.com/photos/2023_04/1680873156-3186.jpeg" text:style-name="Internet_20_link" text:visited-style-name="Visited_20_Internet_20_Link">
<draw:frame draw:style-name="fr1" draw:name="Image85" text:anchor-type="as-char" svg:width="6.9236in" svg:height="3.956343in" draw:z-index="0">
<draw:image xlink:href="../Images/yкринформ/2023-04-07T16-20-16-03-00/630_360_1680873156-3186.jpeg" xlink:type="simple" xlink:show="embed" xlink:actuate="onLoad" draw:mime-type="image/jpeg"/>
</draw:frame>
</text:a>
 <text:a xlink:type="simple" xlink:href="https://static.ukrinform.com/photos/2023_04/1680873156-7623.jpeg" text:style-name="Internet_20_link" text:visited-style-name="Visited_20_Internet_20_Link">
<draw:frame draw:style-name="fr1" draw:name="Image86" text:anchor-type="as-char" svg:width="6.9236in" svg:height="3.956343in" draw:z-index="0">
<draw:image xlink:href="../Images/yкринформ/2023-04-07T16-20-16-03-00/630_360_1680873156-7623.jpeg" xlink:type="simple" xlink:show="embed" xlink:actuate="onLoad" draw:mime-type="image/jpeg"/>
</draw:frame>
</text:a>
 <text:a xlink:type="simple" xlink:href="https://static.ukrinform.com/photos/2023_04/1680873157-3052.jpeg" text:style-name="Internet_20_link" text:visited-style-name="Visited_20_Internet_20_Link">
<draw:frame draw:style-name="fr1" draw:name="Image87" text:anchor-type="as-char" svg:width="6.9236in" svg:height="3.956343in" draw:z-index="0">
<draw:image xlink:href="../Images/yкринформ/2023-04-07T16-20-16-03-00/630_360_1680873157-3052.jpeg" xlink:type="simple" xlink:show="embed" xlink:actuate="onLoad" draw:mime-type="image/jpeg"/>
</draw:frame>
</text:a>
 <text:a xlink:type="simple" xlink:href="https://static.ukrinform.com/photos/2023_04/1680873157-3386.jpeg" text:style-name="Internet_20_link" text:visited-style-name="Visited_20_Internet_20_Link">
<draw:frame draw:style-name="fr1" draw:name="Image88" text:anchor-type="as-char" svg:width="6.9236in" svg:height="3.956343in" draw:z-index="0">
<draw:image xlink:href="../Images/yкринформ/2023-04-07T16-20-16-03-00/630_360_1680873157-3386.jpeg" xlink:type="simple" xlink:show="embed" xlink:actuate="onLoad" draw:mime-type="image/jpeg"/>
</draw:frame>
</text:a>
 <text:a xlink:type="simple" xlink:href="https://static.ukrinform.com/photos/2023_04/1680873157-7345.jpeg" text:style-name="Internet_20_link" text:visited-style-name="Visited_20_Internet_20_Link">
<draw:frame draw:style-name="fr1" draw:name="Image89" text:anchor-type="as-char" svg:width="6.9236in" svg:height="3.956343in" draw:z-index="0">
<draw:image xlink:href="../Images/yкринформ/2023-04-07T16-20-16-03-00/630_360_1680873157-7345.jpeg" xlink:type="simple" xlink:show="embed" xlink:actuate="onLoad" draw:mime-type="image/jpeg"/>
</draw:frame>
</text:a>
 <text:a xlink:type="simple" xlink:href="https://static.ukrinform.com/photos/2023_04/1680873157-6542.jpeg" text:style-name="Internet_20_link" text:visited-style-name="Visited_20_Internet_20_Link">
<draw:frame draw:style-name="fr1" draw:name="Image90" text:anchor-type="as-char" svg:width="6.9236in" svg:height="3.956343in" draw:z-index="0">
<draw:image xlink:href="../Images/yкринформ/2023-04-07T16-20-16-03-00/630_360_1680873157-6542.jpeg" xlink:type="simple" xlink:show="embed" xlink:actuate="onLoad" draw:mime-type="image/jpeg"/>
</draw:frame>
</text:a>
According to the fighters, they voluntarily enrolled in the battalion's ranks, so they want to learn and have motivation for training.</text:p>
      <text:p text:style-name="P4">
<text:span text:style-name="T4">
 Read also: </text:span>
 <text:a xlink:type="simple" xlink:href="https://www.ukrinform.ua/rubric-kyiv/3691458-okremij-strileckij-bataljon-kieva-otrimav-obladnanna-dla-bojovih-zavdan.html" text:style-name="Internet_20_link" text:visited-style-name="Visited_20_Internet_20_Link">
<text:span text:style-name="T4">
 Shooting </text:span>
</text:a>
</text:p>
      <text:p text:style-name="P4">
Today, the battalion units carry out control classes on subject training - tactical, fire, engineering, tactical medicine, etc.</text:p>
      <text:p text:style-name="P4">
"It is evident that the boys are persistent. They are intention to prepare for the protection of the father. », - said the tactic instructor Viktor Yatsenko.</text:p>
      <text:p text:style-name="P4">
As it was reported, a separate shooting battalion of Kiev received equipment for a new battle management system, including car, drones, tablets, monitors and generators.</text:p>
      <text:p text:style-name="P4">
In February, the authorities of the capital announced the formation of a separate shooting Batalion <text:a xlink:type="simple" xlink:href="https://www.ukrinform.ua/tag-kiiv" text:style-name="Internet_20_link" text:visited-style-name="Visited_20_Internet_20_Link">
</text:a>
 .</text:p>
      <text:p text:style-name="P4">
News Source: <text:a xlink:type="simple" xlink:href="https://www.ukrinform.ua/rubric-kyiv/3692953-strileckij-bataljon-kieva-zaversue-zlagodzenna-ak-trenuutsa-bijci.html" text:style-name="Internet_20_link" text:visited-style-name="Visited_20_Internet_20_Link">
https://www.ukrinform.ua/rubric-kyiv/3692953-strileckij-bataljon-kieva-zaversue-zlagodzenna-ak-trenuutsa-bijci.html</text:a>
</text:p>
      <!--NEWS-->
      <text:h text:style-name="P10" text:outline-level="1">
<text:span text:style-name="T4">
Toyota will release 10 new models of electric vehicles by 2026</text:span>
</text:h>
      <text:p text:style-name="P4">
Authors: Ukrinform (Person)</text:p>
      <text:p text:style-name="P4">
Publisher: Укринформ (Organization)</text:p>
      <text:p text:style-name="P4">
Published Time: 2023-04-07T16:20:46+03:00</text:p>
      <text:p text:style-name="P4">
Modified Time: 2023-04-07T16:20:46+03:00</text:p>
      <text:p text:style-name="P4">
Description: Japanese carmaker Toyota Motor Corp. He said on Friday that he would release 10 new models of electric vehicles by 2026. - Ukrinform.</text:p>
      <text:p text:style-name="P4">
Images: ["<text:a xlink:type="simple" xlink:href="https://static.ukrinform.com/photos/2021_11/thumb_files/630_360_1638256067-931.jpg" text:style-name="Internet_20_link" text:visited-style-name="Visited_20_Internet_20_Link">
630_360_16382...</text:a>
"]</text:p>
      <text:p text:style-name="P4">
Tags: ['Електромобілі', 'Tesla', 'Toyota ']</text:p>
      <text:p text:style-name="P4">
Type: Article</text:p>
      <!--METADATA-->
      <text:p text:style-name="P4">
<draw:frame draw:style-name="fr1" draw:name="Image91" text:anchor-type="as-char" svg:width="6.9236in" svg:height="3.956343in" draw:z-index="0">
<draw:image xlink:href="../Images/yкринформ/2023-04-07T16-20-46-03-00/630_360_1638256067-931.jpg" xlink:type="simple" xlink:show="embed" xlink:actuate="onLoad" draw:mime-type="image/jpeg"/>
</draw:frame>
Japanese -producer Toyota Motor Corp. He stated on Friday that he would release 10 new models of electric vehicles by 2026.</text:p>
      <text:p text:style-name="P4">
As Ukrinform reports, it reports <text:a xlink:type="simple" xlink:href="https://www.bloomberg.com/news/articles/2023-04-07/koji-sato-teases-toyota-ev-strategy-in-first-appearance-as-ceo" text:style-name="Internet_20_link" text:visited-style-name="Visited_20_Internet_20_Link">
</text:a>
Also, the new CEO of Toyota Codsi Sato reported the sale plans of 1,5 million electric vehicles every year to fulfill the promise of double-tolerance of emissions by 2035 and become carbon-neutral by 2050.</text:p>
      <text:p text:style-name="P4">
In developed markets, the company plans to increase the production of a series of cars, and in North America by 2025 he wants to produce a local battery -laughingman while increasing the production of battery plants.</text:p>
      <text:p text:style-name="P4">
In China, Toyota intends to add two electrical models of local development by 2024, and in Asia - to focus on battery pickups and compact electric vehicles.</text:p>
      <text:p text:style-name="P4">
Creation of a specialized platform for the production of electric vehicles from scratch with a priority for Toyota, as Sato seeks to help the Japanese -producer join a new era of electrification and intellectual transport.</text:p>
      <text:p text:style-name="P4">
<text:span text:style-name="T4">
 Read also: </text:span>
 <text:a xlink:type="simple" xlink:href="https://www.ukrinform.ua/rubric-technology/3661965-toyota-tretij-rik-pospil-prodae-najbilse-avtivok-u-sviti.html" text:style-name="Internet_20_link" text:visited-style-name="Visited_20_Internet_20_Link">
<text:span text:style-name="T4">
 Toyota </text:span>
</text:a>
Toyota is the world's largest car manufacturer and the largest employer. That is why the decarbonization of cars of the company is extraordinary for the mission of an island state to reduce emissions, refuse to use fossil fuel and soften climatic changes.</text:p>
      <text:p text:style-name="P4">
As reported by Ukrinform, Tesla intends to expand <text:a xlink:type="simple" xlink:href="https://www.ukrinform.ua/rubric-technology/3692694-tesla-vstanovluvatime-u-avtomobili-desevsi-batarei-na-osnovi-zaliza.html" text:style-name="Internet_20_link" text:visited-style-name="Visited_20_Internet_20_Link">
</text:a>
By installing them with electric loads and the future cheaper version of the car.</text:p>
      <text:p text:style-name="P4">
News Source: <text:a xlink:type="simple" xlink:href="https://www.ukrinform.ua/rubric-technology/3692954-toyota-vipustit-10-novih-modelej-elektroavtomobiliv-do-2026-roku.html" text:style-name="Internet_20_link" text:visited-style-name="Visited_20_Internet_20_Link">
https://www.ukrinform.ua/rubric-technology/3692954-toyota-vipustit-10-novih-modelej-elektroavtomobiliv-do-2026-roku.html</text:a>
</text:p>
      <!--NEWS-->
      <text:h text:style-name="P10" text:outline-level="1">
<text:span text:style-name="T4">
In Kropyvnytskyi SBU, she eliminated a bot farm that worked for special services of</text:span>
</text:h>
      <text:p text:style-name="P4">
Authors: Ukrinform (Person)</text:p>
      <text:p text:style-name="P4">
Publisher: Укринформ (Organization)</text:p>
      <text:p text:style-name="P4">
Published Time: 2023-04-07T16:24:00+03:00</text:p>
      <text:p text:style-name="P4">
Modified Time: 2023-04-07T16:24:00+03:00</text:p>
      <text:p text:style-name="P4">
Description: In Kropyvnytskyi, the Security Service neutralized the bottlefare, where fake accounts were created, which bought Russian special services and their control of pro -Kremlin propagandists for informations against Ukraine. - Ukrinform.</text:p>
      <text:p text:style-name="P4">
Images: ["<text:a xlink:type="simple" xlink:href="https://static.ukrinform.com/photos/2020_05/thumb_files/630_360_1590678028-352.jpg" text:style-name="Internet_20_link" text:visited-style-name="Visited_20_Internet_20_Link">
630_360_15906...</text:a>
", "<text:a xlink:type="simple" xlink:href="https://static.ukrinform.com/photos/2023_04/1680860599-300.jpeg" text:style-name="Internet_20_link" text:visited-style-name="Visited_20_Internet_20_Link">
1680860599-30...</text:a>
", "<text:a xlink:type="simple" xlink:href="https://static.ukrinform.com/photos/2023_04/1680860599-172.jpeg" text:style-name="Internet_20_link" text:visited-style-name="Visited_20_Internet_20_Link">
1680860599-17...</text:a>
", "<text:a xlink:type="simple" xlink:href="https://static.ukrinform.com/photos/2023_04/1680860598-936.jpeg" text:style-name="Internet_20_link" text:visited-style-name="Visited_20_Internet_20_Link">
1680860598-93...</text:a>
", "<text:a xlink:type="simple" xlink:href="https://static.ukrinform.com/photos/2023_04/1680860598-239.jpeg" text:style-name="Internet_20_link" text:visited-style-name="Visited_20_Internet_20_Link">
1680860598-23...</text:a>
"]</text:p>
      <text:p text:style-name="P4">
Tags: ['Кропивницький', 'СБУ', 'Війна з росією']</text:p>
      <text:p text:style-name="P4">
Type: Article</text:p>
      <!--METADATA-->
      <text:p text:style-name="P4">
<draw:frame draw:style-name="fr1" draw:name="Image92" text:anchor-type="as-char" svg:width="6.9236in" svg:height="3.956343in" draw:z-index="0">
<draw:image xlink:href="../Images/yкринформ/2023-04-07T16-24-00-03-00/630_360_1590678028-352.jpg" xlink:type="simple" xlink:show="embed" xlink:actuate="onLoad" draw:mime-type="image/jpeg"/>
</draw:frame>
The Security Service neutralized the bottlene farm, where the FEI accounts were created, which bought Russian special services and controlled by pro -Kremliv propagandists for informations against Ukraine.</text:p>
      <text:p text:style-name="P4">
As Ukrinform reports, this has reported <text:a xlink:type="simple" xlink:href="https://ssu.gov.ua/novyny/sbu-likviduvala-u-kropyvnytskomu-botofermu-yaka-stvoryla-ponad-3-tysiachi-feikovykh-akauntiv-dlia-informdyversii-proty-ukrainy" text:style-name="Internet_20_link" text:visited-style-name="Visited_20_Internet_20_Link">
</text:a>
.</text:p>
      <text:p text:style-name="P4">
As a result of investigative operations, law enforcement officers detained the organized carrier.</text:p>
      <text:p text:style-name="P4">
The attacker was a displaced person from Zaporozhye, who moved in the Ukirovograd region after the beginning of a full -scale invasion of Russia. Tamin began to create massive accounts on social networks and seized through Darknet.</text:p>
      <text:p text:style-name="P4">
<text:span text:style-name="T4">
 Read also: </text:span>
 <text:a xlink:type="simple" xlink:href="https://www.ukrinform.ua/rubric-regions/3692782-na-doneccini-sbu-zatrimala-agentku-rf-aka-koriguvala-raketni-udari-po-skolah-i-ditsadkah.html" text:style-name="Internet_20_link" text:visited-style-name="Visited_20_Internet_20_Link">
<text:span text:style-name="T4">
 SBU </text:span>
</text:a>
The corresponding equipment was installed in the rented apartment of one scrubbing areas of Kropyvnytsky.</text:p>
      <text:p text:style-name="P4">
<draw:frame draw:style-name="fr1" draw:name="Image93" text:anchor-type="as-char" svg:width="6.9236in" svg:height="4.615733in" draw:z-index="0">
<draw:image xlink:href="../Images/yкринформ/2023-04-07T16-24-00-03-00/1680860599-300.jpeg" xlink:type="simple" xlink:show="embed" xlink:actuate="onLoad" draw:mime-type="image/jpeg"/>
</draw:frame>
<draw:frame draw:style-name="fr1" draw:name="Image94" text:anchor-type="as-char" svg:width="6.666667in" svg:height="10.0in" draw:z-index="0">
<draw:image xlink:href="../Images/yкринформ/2023-04-07T16-24-00-03-00/1680860599-172.jpeg" xlink:type="simple" xlink:show="embed" xlink:actuate="onLoad" draw:mime-type="image/jpeg"/>
</draw:frame>
The average cost of one bot was 200 UAH.</text:p>
      <text:p text:style-name="P4">
The investigation found that the attacker created nearly three thousand fake accuffa, which he planned to sell for a total amount of more than half a million hryvnias. Its "clients" were representatives of Russian special services, as well as under the control of pro -Kremliv propagandists.</text:p>
      <text:p text:style-name="P4">
<text:span text:style-name="T4">
 Read also: </text:span>
 <text:a xlink:type="simple" xlink:href="https://www.ukrinform.ua/rubric-society/3692494-sbu-zatrimala-rosijskih-agitatoriv-aki-zaklikali-do-zahoplenna-vladi-v-ukraini.html" text:style-name="Internet_20_link" text:visited-style-name="Visited_20_Internet_20_Link">
<text:span text:style-name="T4">
 SBU </text:span>
</text:a>
Bots needed aggressors to spread misinformation allegedly on behalf of Ukrainian citizens about the situation at the front, as well as to attempt to discredit the units of defense forces.</text:p>
      <text:p text:style-name="P4">
"In this way, the enemy tried to shake the intra-political situation of the mortise regions of Ukraine in the conditions of war," the SBU noted.</text:p>
      <text:p text:style-name="P4">
During the search in the rented apartment, the person involved in law enforcement officers, detecting equipment, specialized equipment and three thousand SIM cards, Yakivin used in illegal activity.</text:p>
      <text:p text:style-name="P4">
<draw:frame draw:style-name="fr1" draw:name="Image95" text:anchor-type="as-char" svg:width="6.9236in" svg:height="4.615733in" draw:z-index="0">
<draw:image xlink:href="../Images/yкринформ/2023-04-07T16-24-00-03-00/1680860598-936.jpeg" xlink:type="simple" xlink:show="embed" xlink:actuate="onLoad" draw:mime-type="image/jpeg"/>
</draw:frame>
<draw:frame draw:style-name="fr1" draw:name="Image96" text:anchor-type="as-char" svg:width="6.9236in" svg:height="4.615733in" draw:z-index="0">
<draw:image xlink:href="../Images/yкринформ/2023-04-07T16-24-00-03-00/1680860598-239.jpeg" xlink:type="simple" xlink:show="embed" xlink:actuate="onLoad" draw:mime-type="image/jpeg"/>
</draw:frame>
</text:p>
      <text:p text:style-name="P4">
<text:span text:style-name="T4">
 Read also: </text:span>
 <text:a xlink:type="simple" xlink:href="https://www.ukrinform.ua/rubric-crimea/3691884-sprava-eksocilnika-sbu-v-krimu-derzburo-rozsliduvan-ne-znajslo-porusen-u-diah-bakanova.html" text:style-name="Internet_20_link" text:visited-style-name="Visited_20_Internet_20_Link">
<text:span text:style-name="T4">
 SBU </text:span>
</text:a>
The issue of additional qualification of criminal acts of the person involved in his detention in the form of detention is being resolved.</text:p>
      <text:p text:style-name="P4">
As reported by Ukrinform, after the start of the full -scale war, the SBU blocked the functioning of almost half a hundred boots and more than 500 pro -Russian channels of Wutubi.</text:p>
      <text:p text:style-name="P4">
Photo: SBU</text:p>
      <text:p text:style-name="P4">
News Source: <text:a xlink:type="simple" xlink:href="https://www.ukrinform.ua/rubric-regions/3692840-u-kropivnickomu-sbu-likviduvala-botofermu-aka-pracuvala-na-specsluzbi-rosii.html" text:style-name="Internet_20_link" text:visited-style-name="Visited_20_Internet_20_Link">
https://www.ukrinform.ua/rubric-regions/3692840-u-kropivnickomu-sbu-likviduvala-botofermu-aka-pracuvala-na-specsluzbi-rosii.html</text:a>
</text:p>
      <!--NEWS-->
      <text:h text:style-name="P10" text:outline-level="1">
<text:span text:style-name="T4">
In Ukraine, thunderstorms - forecasters are activated due to warming</text:span>
</text:h>
      <text:p text:style-name="P4">
Authors: Ukrinform (Person)</text:p>
      <text:p text:style-name="P4">
Publisher: Укринформ (Organization)</text:p>
      <text:p text:style-name="P4">
Published Time: 2023-04-07T16:31:00+03:00</text:p>
      <text:p text:style-name="P4">
Modified Time: 2023-04-07T16:31:00+03:00</text:p>
      <text:p text:style-name="P4">
Description: The Ukrainian Hydrometeorological Center warns that thunderstorms are activated as the temperature is increased and urged to be prepared for the corresponding sounds. - Ukrinform.</text:p>
      <text:p text:style-name="P4">
Images: ["<text:a xlink:type="simple" xlink:href="https://static.ukrinform.com/photos/2018_08/thumb_files/630_360_1534333792-7234.jpg" text:style-name="Internet_20_link" text:visited-style-name="Visited_20_Internet_20_Link">
630_360_15343...</text:a>
"]</text:p>
      <text:p text:style-name="P4">
Tags: ['Гроза', 'Погода']</text:p>
      <text:p text:style-name="P4">
Type: Article</text:p>
      <!--METADATA-->
      <text:p text:style-name="P4">
<draw:frame draw:style-name="fr1" draw:name="Image97" text:anchor-type="as-char" svg:width="6.9236in" svg:height="3.956343in" draw:z-index="0">
<draw:image xlink:href="../Images/yкринформ/2023-04-07T16-31-00-03-00/630_360_1534333792-7234.jpg" xlink:type="simple" xlink:show="embed" xlink:actuate="onLoad" draw:mime-type="image/jpeg"/>
</draw:frame>
In the Ukrainian Hydrometeorological Center it is warned that with increasing the temperature, thunderstorms are activated and urged to be prepared for the corresponding sounds.</text:p>
      <text:p text:style-name="P4">
According to Ukrinform, Ukrhydromet Center reports in <text:a xlink:type="simple" xlink:href="https://www.facebook.com/watch" text:style-name="Internet_20_link" text:visited-style-name="Visited_20_Internet_20_Link">
</text:a>
“Friends, we draw your attention!The air temperature begins to rise, so the dangerous phenomena of the warm period are already being activated, ”the more thanks.</text:p>
      <text:p text:style-name="P4">
Meteorologists are also published video <text:a xlink:type="simple" xlink:href="https://www.ukrinform.ua/tag-groza" text:style-name="Internet_20_link" text:visited-style-name="Visited_20_Internet_20_Link">
</text:a>
Uharkiv on April 7 and called to be prepared for such a phenomenon and corresponding sounds.</text:p>
      <text:p text:style-name="P4">
<text:span text:style-name="T5">
Viso: <text:a xlink:type="simple" xlink:href="https://www.facebook.com/watch" text:style-name="Internet_20_link" text:visited-style-name="Visited_20_Internet_20_Link">
</text:a>
</text:span>
</text:p>
      <text:p text:style-name="P4">
As reported by Ukrinform, <text:a xlink:type="simple" xlink:href="https://www.ukrinform.ua/rubric-regions/3692497-popri-dosi-i-mokrij-snig-v-ukrainu-potrohu-povertaetsa-teplo.html" text:style-name="Internet_20_link" text:visited-style-name="Visited_20_Internet_20_Link">
</text:a>
Sometimes light rain(There is light snow in the Carpathian region, wet, on the roads of icing places); In most southern regions, there are non -rapid precipitation. Temperature at night 3-8 ° heat, in the daytime 10-15 °, in the southern, eastern and northeastern regions-up to 17 °; In the western regions at night 0 °, in the afternoon 8-13 ° warm(April 8 in Transcarpathia and Prykarpattya 5-10 °), Vacarpathians at night 3-8 ° frost, in the afternoon 0-5 ° heat.</text:p>
      <text:p text:style-name="P4">
News Source: <text:a xlink:type="simple" xlink:href="https://www.ukrinform.ua/rubric-regions/3692957-v-ukraini-cerez-poteplinna-aktivizuutsa-grozi-sinoptik.html" text:style-name="Internet_20_link" text:visited-style-name="Visited_20_Internet_20_Link">
https://www.ukrinform.ua/rubric-regions/3692957-v-ukraini-cerez-poteplinna-aktivizuutsa-grozi-sinoptik.html</text:a>
</text:p>
      <!--NEWS-->
      <text:h text:style-name="P10" text:outline-level="1">
<text:span text:style-name="T4">
In Berislav, the "fast", wounded paramedics were hit by the Russians.</text:span>
</text:h>
      <text:p text:style-name="P4">
Authors: Ukrinform (Person)</text:p>
      <text:p text:style-name="P4">
Publisher: Укринформ (Organization)</text:p>
      <text:p text:style-name="P4">
Published Time: 2023-04-07T16:32:00+03:00</text:p>
      <text:p text:style-name="P4">
Modified Time: 2023-04-07T16:32:00+03:00</text:p>
      <text:p text:style-name="P4">
Description: In the city of Beryslav, Kherson region, an ambulance was fired under the fire of Russian invaders, two paramedics were injured. - Ukrinform.</text:p>
      <text:p text:style-name="P4">
Images: ["<text:a xlink:type="simple" xlink:href="https://static.ukrinform.com/photos/2023_04/thumb_files/630_360_1680874087-945.jpg" text:style-name="Internet_20_link" text:visited-style-name="Visited_20_Internet_20_Link">
630_360_16808...</text:a>
"]</text:p>
      <text:p text:style-name="P4">
Tags: ['Херсонщина', 'Обстріл', 'Війна з росією']</text:p>
      <text:p text:style-name="P4">
Type: Article</text:p>
      <!--METADATA-->
      <text:p text:style-name="P4">
<draw:frame draw:style-name="fr1" draw:name="Image98" text:anchor-type="as-char" svg:width="6.9236in" svg:height="3.956343in" draw:z-index="0">
<draw:image xlink:href="../Images/yкринформ/2023-04-07T16-32-00-03-00/630_360_1680874087-945.jpg" xlink:type="simple" xlink:show="embed" xlink:actuate="onLoad" draw:mime-type="image/jpeg"/>
</draw:frame>
In the city of Berislav of the Kherson region, an ambulance was fired under the fire of Russian invaders, two paramedics were injured.</text:p>
      <text:p text:style-name="P4">
According to Ukrinform, the Ministry of Health of Ukraine reports this <text:a xlink:type="simple" xlink:href="https://www.facebook.com/moz.ukr/posts/pfbid02QtgF8ZUSZ63zjjriv7WF7PbE5K2FyXYRiqMBcJfCWAf8VRXQAPeKWmnHw9fuFHcil" text:style-name="Internet_20_link" text:visited-style-name="Visited_20_Internet_20_Link">
</text:a>
“The enemy continues to inflict terrorist attacks on peaceful Ukrainians. Just as a “fast” fading while leaving on a call in Berislav(Kherson region)”, - the message reads.</text:p>
      <text:p text:style-name="P4">
Two paramedics are alive, but were seriously injured. One of the paramedics is in serious condition and the other is of moderate.</text:p>
      <text:p text:style-name="P4">
Subsequently, Volodymyr Litvinov, the head of the Beryslav RVA, specified <text:a xlink:type="simple" xlink:href="https://t.me/beryslavrda/2031" text:style-name="Internet_20_link" text:visited-style-name="Visited_20_Internet_20_Link">
</text:a>
that the enemy attacked the center of the city of Berislav, damaging houses and department stores.</text:p>
      <text:p text:style-name="P4">
According to the chief of RVA, there are three wounded. Two of them are the Cefeldsheirs of the ambulance brigade, who were re -enabled, arriving to provide medical assistance to the affected woman.</text:p>
      <text:p text:style-name="P4">
<text:span text:style-name="T4">
 Read also: </text:span>
 <text:a xlink:type="simple" xlink:href="https://www.ukrinform.ua/rubric-regions/3692760-na-hersonsini-vorog-atakuvav-z-bezpilotnika-zmiivku-e-poraneni.html" text:style-name="Internet_20_link" text:visited-style-name="Visited_20_Internet_20_Link">
<text:span text:style-name="T4">
 Kherson </text:span>
</text:a>
As reported by Ukrinform, Russian troops over the past day, on April 6, carried out 46 shelling <text:a xlink:type="simple" xlink:href="https://www.ukrinform.ua/rubric-regions/3692696-vorog-za-dobu-46-raziv-obstrilav-hersonsinu-semero-poranenih.html" text:style-name="Internet_20_link" text:visited-style-name="Visited_20_Internet_20_Link">
</text:a>
Seven people gave wounds.</text:p>
      <text:p text:style-name="P4">
<text:span text:style-name="T5">
Foto: Moz</text:span>
</text:p>
      <text:p text:style-name="P4">
News Source: <text:a xlink:type="simple" xlink:href="https://www.ukrinform.ua/rubric-ato/3692958-na-hersonsini-pid-obstril-rosian-potrapila-svidka-poraneni-feldseri.html" text:style-name="Internet_20_link" text:visited-style-name="Visited_20_Internet_20_Link">
https://www.ukrinform.ua/rubric-ato/3692958-na-hersonsini-pid-obstril-rosian-potrapila-svidka-poraneni-feldseri.html</text:a>
</text:p>
      <!--NEWS-->
      <text:h text:style-name="P10" text:outline-level="1">
<text:span text:style-name="T4">
The Russian ruble has fallen to the annual minimum</text:span>
</text:h>
      <text:p text:style-name="P4">
Authors: Ukrinform (Person)</text:p>
      <text:p text:style-name="P4">
Publisher: Укринформ (Organization)</text:p>
      <text:p text:style-name="P4">
Published Time: 2023-04-07T16:34:00+03:00</text:p>
      <text:p text:style-name="P4">
Modified Time: 2023-04-07T16:34:00+03:00</text:p>
      <text:p text:style-name="P4">
Description: The course of the Russian ruble fell to the lowest importance during the year after Russia began a full -scale invasion of Ukraine. - Ukrinform.</text:p>
      <text:p text:style-name="P4">
Images: ["<text:a xlink:type="simple" xlink:href="https://static.ukrinform.com/photos/2022_05/thumb_files/630_360_1653641484-917.jpg" text:style-name="Internet_20_link" text:visited-style-name="Visited_20_Internet_20_Link">
630_360_16536...</text:a>
"]</text:p>
      <text:p text:style-name="P4">
Tags: ['Економіка', 'росія', 'Рубль']</text:p>
      <text:p text:style-name="P4">
Type: Article</text:p>
      <!--METADATA-->
      <text:p text:style-name="P4">
<draw:frame draw:style-name="fr1" draw:name="Image99" text:anchor-type="as-char" svg:width="6.9236in" svg:height="3.956343in" draw:z-index="0">
<draw:image xlink:href="../Images/yкринформ/2023-04-07T16-34-00-03-00/630_360_1653641484-917.jpg" xlink:type="simple" xlink:show="embed" xlink:actuate="onLoad" draw:mime-type="image/jpeg"/>
</draw:frame>
The Cursor ruble fell to the lowest importance during the year after Yakovia began a full -scale invasion of Ukraine.</text:p>
      <text:p text:style-name="P4">
As Ukrinform reports, it reports <text:a xlink:type="simple" xlink:href="https://www.bbc.com/news/world-europe-65213412" text:style-name="Internet_20_link" text:visited-style-name="Visited_20_Internet_20_Link">
</text:a>
On Friday morning, the Russian currency fell to 82 rubles for the US dollar on the Moscow Exchange.</text:p>
      <text:p text:style-name="P4">
Traders say that the fall in the course is related to several factors, in particular, in March, which reduced the profits of the budget of the Russian Federation and the exit business from Russia after the invasion of Ukraine.</text:p>
      <text:p text:style-name="P4">
Cost <text:a xlink:type="simple" xlink:href="https://www.ukrinform.ua/tag-rubl" text:style-name="Internet_20_link" text:visited-style-name="Visited_20_Internet_20_Link">
</text:a>
She did not fall to this level of 2022, although it was even lower immediately after the invasion began, when she fell to 113 rubles for the US dollar. In July, the Russian currency rate was up to 50 rubles, but since then it was weakened again.</text:p>
      <text:p text:style-name="P4">
<text:span text:style-name="T4">
 Read also: </text:span>
 <text:a xlink:type="simple" xlink:href="https://www.ukrinform.ua/rubric-economy/3679723-vijna-proti-ukraini-matime-rujnivni-naslidki-dla-ekonomiki-rosii-glava-mvf.html" text:style-name="Internet_20_link" text:visited-style-name="Visited_20_Internet_20_Link">
</text:a>
The Minister of Finance of the Russian Federation Anton Siluanov stated that the last fall of the ruble is associated with changes in the structure of imports and exports to the country. He added that he was "in the face of changes in foreign economic conditions".</text:p>
      <text:p text:style-name="P4">
As reported, <text:a xlink:type="simple" xlink:href="https://www.ukrinform.ua/rubric-world/3688646-vijna-i-taemni-vitrati-zidaut-rosijskij-budzet-bloomberg.html" text:style-name="Internet_20_link" text:visited-style-name="Visited_20_Internet_20_Link">
</text:a>
indicating changes in public finances and economics caused by war of anti -Ukraine.</text:p>
      <text:p text:style-name="P4">
Due to the long war and sanctions imposed on Russia, the economy of the aggressor state begins to gradually fall apart.</text:p>
      <text:p text:style-name="P4">
News Source: <text:a xlink:type="simple" xlink:href="https://www.ukrinform.ua/rubric-economy/3692962-kurs-rosijskogo-rubla-vpav-do-ricnogo-minimumu.html" text:style-name="Internet_20_link" text:visited-style-name="Visited_20_Internet_20_Link">
https://www.ukrinform.ua/rubric-economy/3692962-kurs-rosijskogo-rubla-vpav-do-ricnogo-minimumu.html</text:a>
</text:p>
      <!--NEWS-->
      <text:h text:style-name="P10" text:outline-level="1">
<text:span text:style-name="T4">
In Ukraine, the first bone marrow donor from the National Register was selected for the first time</text:span>
</text:h>
      <text:p text:style-name="P4">
Authors: Ukrinform (Person)</text:p>
      <text:p text:style-name="P4">
Publisher: Укринформ (Organization)</text:p>
      <text:p text:style-name="P4">
Published Time: 2023-04-07T16:37:08+03:00</text:p>
      <text:p text:style-name="P4">
Modified Time: 2023-04-07T16:37:08+03:00</text:p>
      <text:p text:style-name="P4">
Description: In Ukraine, for the first time, they were selected for the patient of the bone marrow from the National Donor Register. - Ukrinform.</text:p>
      <text:p text:style-name="P4">
Images: ["<text:a xlink:type="simple" xlink:href="https://static.ukrinform.com/photos/2023_04/thumb_files/630_360_1680874516-986.jpg" text:style-name="Internet_20_link" text:visited-style-name="Visited_20_Internet_20_Link">
630_360_16808...</text:a>
"]</text:p>
      <text:p text:style-name="P4">
Tags: ['Охматдит', 'Трансплантація', 'Донор']</text:p>
      <text:p text:style-name="P4">
Type: Article</text:p>
      <!--METADATA-->
      <text:p text:style-name="P4">
<draw:frame draw:style-name="fr1" draw:name="Image100" text:anchor-type="as-char" svg:width="6.9236in" svg:height="3.956343in" draw:z-index="0">
<draw:image xlink:href="../Images/yкринформ/2023-04-07T16-37-08-03-00/630_360_1680874516-986.jpg" xlink:type="simple" xlink:show="embed" xlink:actuate="onLoad" draw:mime-type="image/jpeg"/>
</draw:frame>
In Ukraine, the bone marrow was first selected for the patient from the national registration.</text:p>
      <text:p text:style-name="P4">
About it reports <text:a xlink:type="simple" xlink:href="https://www.facebook.com/permalink.php" text:style-name="Internet_20_link" text:visited-style-name="Visited_20_Internet_20_Link">
</text:a>
, reports Ukrinform.</text:p>
      <text:p text:style-name="P4">
"For the Ukrainian patient, they first found a donor in the Ukrainian bone marrow registry.</text:p>
      <text:p text:style-name="P4">
According to the center, the guy became ill last summer, the disease developed. Fever, loss of consciousness, hemoglobin level 30. Doctors diagnosed with aplastic anemia. The transplantation was needed, but none of the relatives came for Oleg as a donor.</text:p>
      <text:p text:style-name="P4">
<text:span text:style-name="T4">
 Read also: </text:span>
 <text:a xlink:type="simple" xlink:href="https://www.ukrinform.ua/rubric-regions/3689820-na-prikarpatti-vperse-hirurgi-zrobili-bijcu-peresadku-licovogo-nerva.html" text:style-name="Internet_20_link" text:visited-style-name="Visited_20_Internet_20_Link">
<text:span text:style-name="T4">
 Transplant </text:span>
</text:a>
There have already been 64 bone marrow transplants in Ukraine from non -random donors, but found them in the world registry.</text:p>
      <text:p text:style-name="P4">
This time, the donor for Oleg was selected in the Ukrainian Register of the Donorovist brain. The rescue cells agreed to share the Kiev resident. Yesterday, ohmatditis bone marrow transplantation was collected from the donor peripheral blood, and today the doctors of the same department were operated by Oleg. Currently, there is a process of cell attraction, the guy is in a special box.</text:p>
      <text:p text:style-name="P4">
The Ukrainian register of bone marrow donors was created 5 years ago. Thanks to Ukrainian patients also have access to the World Register, where 41 million people have been registered who have agreed to share their blood cells when needed. But it happens that among millions of potential donors, it is not possible to find a person who is suitable for one of Ukrainian patients.</text:p>
      <text:p text:style-name="P4">
<text:span text:style-name="T4">
 Read also: </text:span>
 <text:a xlink:type="simple" xlink:href="https://www.ukrinform.ua/rubric-ato/3686226-ukrainski-likari-proveli-tretu-uspisnu-peresadku-legen.html" text:style-name="Internet_20_link" text:visited-style-name="Visited_20_Internet_20_Link">
<text:span text:style-name="T4">
 Transplant </text:span>
</text:a>
</text:p>
      <text:p text:style-name="P4">
News Source: <text:a xlink:type="simple" xlink:href="https://www.ukrinform.ua/rubric-society/3692961-v-ukraini-vperse-pidibrali-donora-kistkovogo-mozku-z-nacionalnogo-reestru.html" text:style-name="Internet_20_link" text:visited-style-name="Visited_20_Internet_20_Link">
https://www.ukrinform.ua/rubric-society/3692961-v-ukraini-vperse-pidibrali-donora-kistkovogo-mozku-z-nacionalnogo-reestru.html</text:a>
</text:p>
      <!--NEWS-->
      <text:h text:style-name="P10" text:outline-level="1">
<text:span text:style-name="T4">
Ukrainian Molchanov released the final of the ATP tournament in Italy in a paired discharge</text:span>
</text:h>
      <text:p text:style-name="P4">
Authors: Ukrinform (Person)</text:p>
      <text:p text:style-name="P4">
Publisher: Укринформ (Organization)</text:p>
      <text:p text:style-name="P4">
Published Time: 2023-04-07T16:40:28+03:00</text:p>
      <text:p text:style-name="P4">
Modified Time: 2023-04-07T16:40:28+03:00</text:p>
      <text:p text:style-name="P4">
Description: Ukrainian -Czech duo Denis Molchanov - Zdenk Colarz made their way into the final of the Tournament of the Tennis players of professionals (ATP) of the Challenger series in Barlett (Italy) with a prize fund € 73 thousand - Ukrinform.</text:p>
      <text:p text:style-name="P4">
Images: ["<text:a xlink:type="simple" xlink:href="https://static.ukrinform.com/photos/2023_04/thumb_files/630_360_1680874772-486.jpg" text:style-name="Internet_20_link" text:visited-style-name="Visited_20_Internet_20_Link">
630_360_16808...</text:a>
"]</text:p>
      <text:p text:style-name="P4">
Tags: ['Теніс']</text:p>
      <text:p text:style-name="P4">
Type: Article</text:p>
      <!--METADATA-->
      <text:p text:style-name="P4">
<draw:frame draw:style-name="fr1" draw:name="Image101" text:anchor-type="as-char" svg:width="6.9236in" svg:height="3.956343in" draw:z-index="0">
<draw:image xlink:href="../Images/yкринформ/2023-04-07T16-40-28-03-00/630_360_1680874772-486.jpg" xlink:type="simple" xlink:show="embed" xlink:actuate="onLoad" draw:mime-type="image/jpeg"/>
</draw:frame>
Ukrainian -Czech duo Denis Molchanov - Zdenk Colarz made their way into the final to tennis players of professionals(ATP)The Challenger series in Barlett(Italy)With a prize fund € 73 thousand</text:p>
      <text:p text:style-name="P4">
In the semifinals, the Canadian -Romanian Tandem Stephen Diez - Nicolas David Jonel - 6: 3, 6: 4, reports Ukrinform - Nicolas David Jonel - 6: 3: 3, 6: 4, was beaten by the 2nd number.</text:p>
      <text:p text:style-name="P4">
The match lasted 1 hour 10 minutes.</text:p>
      <text:p text:style-name="P4">
<text:span text:style-name="T4">
 Read also: </text:span>
 <text:a xlink:type="simple" xlink:href="https://www.ukrinform.ua/rubric-sports/3691429-tenis-stali-vidomi-usi-zbirni-aki-zigraut-u-kubku-gopmana2023.html" text:style-name="Internet_20_link" text:visited-style-name="Visited_20_Internet_20_Link">
<text:span text:style-name="T4">
 tennis </text:span>
</text:a>
In the decisive match on April 8, Molchanov and Collari will meet with Italian Berretini and Flavio Kobolly.</text:p>
      <text:p text:style-name="P4">
Photo: Sport.pl.</text:p>
      <text:p text:style-name="P4">
News Source: <text:a xlink:type="simple" xlink:href="https://www.ukrinform.ua/rubric-sports/3692963-ukrainec-molcanov-vijsov-u-final-turniru-atp-v-italii-u-parnomu-rozradi.html" text:style-name="Internet_20_link" text:visited-style-name="Visited_20_Internet_20_Link">
https://www.ukrinform.ua/rubric-sports/3692963-ukrainec-molcanov-vijsov-u-final-turniru-atp-v-italii-u-parnomu-rozradi.html</text:a>
</text:p>
      <!--NEWS-->
      <text:h text:style-name="P10" text:outline-level="1">
<text:span text:style-name="T4">
The expeditions were rotated at the Academician Vernadsky Station</text:span>
</text:h>
      <text:p text:style-name="P4">
Authors: Ukrinform (Person)</text:p>
      <text:p text:style-name="P4">
Publisher: Укринформ (Organization)</text:p>
      <text:p text:style-name="P4">
Published Time: 2023-04-07T16:43:21+03:00</text:p>
      <text:p text:style-name="P4">
Modified Time: 2023-04-07T16:43:21+03:00</text:p>
      <text:p text:style-name="P4">
Description: At the Ukrainian station "Academician Vernadsky", the expedition shroud has ended, the new team will conduct a variety of research in the next year. - Ukrinform.</text:p>
      <text:p text:style-name="P4">
Images: ["<text:a xlink:type="simple" xlink:href="https://static.ukrinform.com/photos/2023_04/thumb_files/630_360_1680874480-266.jpg" text:style-name="Internet_20_link" text:visited-style-name="Visited_20_Internet_20_Link">
630_360_16808...</text:a>
", "<text:a xlink:type="simple" xlink:href="https://static.ukrinform.com/photos/2023_04/1680874481-523.jpg" text:style-name="Internet_20_link" text:visited-style-name="Visited_20_Internet_20_Link">
1680874481-52...</text:a>
", "<text:a xlink:type="simple" xlink:href="https://static.ukrinform.com/photos/2023_04/1680874479-701.jpg" text:style-name="Internet_20_link" text:visited-style-name="Visited_20_Internet_20_Link">
1680874479-70...</text:a>
", "<text:a xlink:type="simple" xlink:href="https://static.ukrinform.com/photos/2023_04/1680874479-150.jpg" text:style-name="Internet_20_link" text:visited-style-name="Visited_20_Internet_20_Link">
1680874479-15...</text:a>
", "<text:a xlink:type="simple" xlink:href="https://static.ukrinform.com/photos/2023_04/1680874480-359.jpg" text:style-name="Internet_20_link" text:visited-style-name="Visited_20_Internet_20_Link">
1680874480-35...</text:a>
"]</text:p>
      <text:p text:style-name="P4">
Tags: ['Антарктида', 'Станція “Академік Вернадський”']</text:p>
      <text:p text:style-name="P4">
Type: Article</text:p>
      <!--METADATA-->
      <text:p text:style-name="P4">
<draw:frame draw:style-name="fr1" draw:name="Image102" text:anchor-type="as-char" svg:width="6.9236in" svg:height="3.956343in" draw:z-index="0">
<draw:image xlink:href="../Images/yкринформ/2023-04-07T16-43-21-03-00/630_360_1680874480-266.jpg" xlink:type="simple" xlink:show="embed" xlink:actuate="onLoad" draw:mime-type="image/jpeg"/>
</draw:frame>
The scientific station "Academician Vernadsky" has completed the expedition shift, the new team will conduct a variety of research in the next year.</text:p>
      <text:p text:style-name="P4">
According to Ukrinform, the National Antarctic Scientific Centuries reports in <text:a xlink:type="simple" xlink:href="https://www.facebook.com/AntarcticCenter/posts/pfbid02Ldkg3Zf7MEDjJi5LLwG75jSxaNd1qDJxYijLY9jetx46N34GREhxhZCfMVtQWQSkl" text:style-name="Internet_20_link" text:visited-style-name="Visited_20_Internet_20_Link">
</text:a>
.</text:p>
      <text:p text:style-name="P4">
“Сьогодні, 7 квітня 2023 року, полярники та полярниці 27-ї УАЕ, що ріквідпрацювали в Антарктиці, вирушили додому. Разом з ними повертаються учасникисезонного загону, які виконували технічні та наукові завдання впродовж кількохмісяців”, - йдеться в повідомленні.</text:p>
      <text:p text:style-name="P4">
<draw:frame draw:style-name="fr1" draw:name="Image103" text:anchor-type="as-char" svg:width="6.9236in" svg:height="4.615733in" draw:z-index="0">
<draw:image xlink:href="../Images/yкринформ/2023-04-07T16-43-21-03-00/1680874481-523.jpg" xlink:type="simple" xlink:show="embed" xlink:actuate="onLoad" draw:mime-type="image/jpeg"/>
</draw:frame>
Instead, the 28th Ukrainian Antarctic Expedition began. This command of the next year will conduct geophysical, meteorological and biological research, as well as ensure the life of the station.</text:p>
      <text:p text:style-name="P4">
The Antarctic Center emphasized that this is the second rotation of Ukrainian wintering people during a full -scale invasion of Russia.</text:p>
      <text:p text:style-name="P4">
<draw:frame draw:style-name="fr1" draw:name="Image104" text:anchor-type="as-char" svg:width="6.9236in" svg:height="4.615733in" draw:z-index="0">
<draw:image xlink:href="../Images/yкринформ/2023-04-07T16-43-21-03-00/1680874479-701.jpg" xlink:type="simple" xlink:show="embed" xlink:actuate="onLoad" draw:mime-type="image/jpeg"/>
</draw:frame>
"Despite the Great War and all the attempts of the enemy to destroy us, we are moving on the" Antarctic Front. " This season, it was possible to start several new studies in international collaborations to complete urgent work on the modernization of the station. We have now carried out a planning of annual expeditions and continue to fulfill the Antarctic mission, " - said NASC Director Yevgeny Diki.</text:p>
      <text:p text:style-name="P4">
<draw:frame draw:style-name="fr1" draw:name="Image105" text:anchor-type="as-char" svg:width="6.9236in" svg:height="4.615733in" draw:z-index="0">
<draw:image xlink:href="../Images/yкринформ/2023-04-07T16-43-21-03-00/1680874479-150.jpg" xlink:type="simple" xlink:show="embed" xlink:actuate="onLoad" draw:mime-type="image/jpeg"/>
</draw:frame>
For the second year in a row, the Ukrainian Antarctic expeditions are provided with a well-shaped vessel-the Noosphere Research. In March, the shipyard from Chile to the Vernadsky Station 28 Ukrainian Antarctic Extrapedition, and now from the 27th UAE and the seasonal detachment on board goes to the South African Republic.</text:p>
      <text:p text:style-name="P4">
<draw:frame draw:style-name="fr1" draw:name="Image106" text:anchor-type="as-char" svg:width="6.9236in" svg:height="9.231467in" draw:z-index="0">
<draw:image xlink:href="../Images/yкринформ/2023-04-07T16-43-21-03-00/1680874480-359.jpg" xlink:type="simple" xlink:show="embed" xlink:actuate="onLoad" draw:mime-type="image/jpeg"/>
</draw:frame>
Also on the way, on the island of King-George, the ship will take away the Polish expedition of the Artztovsky Company. Polari will get Poland from Cape Town, and the land of land will return to Ukraine.In addition, the Noosphere delivered to the "Vernadsky" annual stock of products, fuel and other necessary things. From the station the ship took a large number of smashes. “Since <text:a xlink:type="simple" xlink:href="https://www.ukrinform.ua/tag-antarktida" text:style-name="Internet_20_link" text:visited-style-name="Visited_20_Internet_20_Link">
</text:a>
- Cecological reserve, then a person can not leave anything here. During wintering, all garbage is sorted and stored on a special site. The part of the plastic is ground and melted into souvenirs, ”the Vantarctic Center explained.</text:p>
      <text:p text:style-name="P4">
As reported by Ukrinform, at the end of March, the Noosphere Research with a team of the 28th Ukrainian Antarctic Expedition on board arrived at the station <text:a xlink:type="simple" xlink:href="https://www.ukrinform.ua/rubric-society/3688608-komanda-zimivnikiv-pribula-do-antarkticnoi-stancii-akademik-vernadskij.html" text:style-name="Internet_20_link" text:visited-style-name="Visited_20_Internet_20_Link">
</text:a>
 .</text:p>
      <text:p text:style-name="P4">
News Source: <text:a xlink:type="simple" xlink:href="https://www.ukrinform.ua/rubric-society/3692964-na-stancii-akademik-vernadskij-vidbulasa-rotacia-ekspedicij.html" text:style-name="Internet_20_link" text:visited-style-name="Visited_20_Internet_20_Link">
https://www.ukrinform.ua/rubric-society/3692964-na-stancii-akademik-vernadskij-vidbulasa-rotacia-ekspedicij.html</text:a>
</text:p>
      <!--NEWS-->
      <text:h text:style-name="P10" text:outline-level="1">
<text:span text:style-name="T4">
Zelensky noted 771 servicemen awards, 247 - posthumously</text:span>
</text:h>
      <text:p text:style-name="P4">
Authors: Ukrinform (Person)</text:p>
      <text:p text:style-name="P4">
Publisher: Укринформ (Organization)</text:p>
      <text:p text:style-name="P4">
Published Time: 2023-04-07T16:43:39+03:00</text:p>
      <text:p text:style-name="P4">
Modified Time: 2023-04-07T16:43:39+03:00</text:p>
      <text:p text:style-name="P4">
Description: President Volodymyr Zelenskyy celebrated 771 defender of Ukraine state awards, 247 of whom are posthumously.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Нагорода', 'Зеленський', 'Війна з росією']</text:p>
      <text:p text:style-name="P4">
Type: Article</text:p>
      <!--METADATA-->
      <text:p text:style-name="P4">
<draw:frame draw:style-name="fr1" draw:name="Image107" text:anchor-type="as-char" svg:width="6.9236in" svg:height="3.956343in" draw:z-index="0">
<draw:image xlink:href="../Images/yкринформ/2023-04-07T16-43-39-03-00/630_360_1679682020-565.jpeg" xlink:type="simple" xlink:show="embed" xlink:actuate="onLoad" draw:mime-type="image/jpeg"/>
</draw:frame>
The Presidential Lordir Zelensky celebrated 771 defender of Ukraine state awards, 247 of which are posthumously.</text:p>
      <text:p text:style-name="P4">
According to Ukrinform, appropriate decrees <text:a xlink:type="simple" xlink:href="https://www.president.gov.ua/documents/1982023-46309" text:style-name="Internet_20_link" text:visited-style-name="Visited_20_Internet_20_Link">
</text:a>
 , <text:a xlink:type="simple" xlink:href="https://www.president.gov.ua/documents/1992023-46297" text:style-name="Internet_20_link" text:visited-style-name="Visited_20_Internet_20_Link">
</text:a>
 , <text:a xlink:type="simple" xlink:href="https://www.president.gov.ua/documents/2002023-46293" text:style-name="Internet_20_link" text:visited-style-name="Visited_20_Internet_20_Link">
</text:a>
 , <text:a xlink:type="simple" xlink:href="https://www.president.gov.ua/documents/2012023-46301" text:style-name="Internet_20_link" text:visited-style-name="Visited_20_Internet_20_Link">
</text:a>
 , <text:a xlink:type="simple" xlink:href="https://www.president.gov.ua/documents/2022023-46305" text:style-name="Internet_20_link" text:visited-style-name="Visited_20_Internet_20_Link">
</text:a>
 <text:a xlink:type="simple" xlink:href="https://www.president.gov.ua/documents/2022023-46305" text:style-name="Internet_20_link" text:visited-style-name="Visited_20_Internet_20_Link">
</text:a>
 <text:a xlink:type="simple" xlink:href="https://www.president.gov.ua/documents/2032023-46289" text:style-name="Internet_20_link" text:visited-style-name="Visited_20_Internet_20_Link">
</text:a>
From April 7, they were reported on the site of the Head of State.</text:p>
      <text:p text:style-name="P4">
The awards were awarded "for personal courage, revealed in the protection of state -sevotory and territorial integrity of Ukraine, selfless fulfillment of a military duty."</text:p>
      <text:p text:style-name="P4">
The President awarded the defenders by the orders of Bohdan Khmelnytsky, Danilagalitsky, "For Courage", medals "For military service of Ukraine", "Careful Service", "Defender of the Fatherland", and "For the Rescued Life".</text:p>
      <text:p text:style-name="P4">
<text:span text:style-name="T4">
 Read also: </text:span>
 <text:a xlink:type="simple" xlink:href="https://www.ukrinform.ua/rubric-regions/3692895-zelenskij-utvoriv-19-vijskovih-administracij-u-zaporizkij-oblasti.html" text:style-name="Internet_20_link" text:visited-style-name="Visited_20_Internet_20_Link">
<text:span text:style-name="T4">
 Zelensky </text:span>
</text:a>
As reported by Ukrinform, March 30 <text:a xlink:type="simple" xlink:href="https://www.ukrinform.ua/tag-zelenskij" text:style-name="Internet_20_link" text:visited-style-name="Visited_20_Internet_20_Link">
</text:a>
He signed a decree on the celebration of the state awards of Ukraine 143 defenders of Ukraine, 98 of which are posthumously.</text:p>
      <text:p text:style-name="P4">
<text:span text:style-name="T5">
Foto: op</text:span>
</text:p>
      <text:p text:style-name="P4">
News Source: <text:a xlink:type="simple" xlink:href="https://www.ukrinform.ua/rubric-ato/3692965-zelenskij-vidznaciv-nagorodami-771-vijskovosluzbovca-247-posmertno.html" text:style-name="Internet_20_link" text:visited-style-name="Visited_20_Internet_20_Link">
https://www.ukrinform.ua/rubric-ato/3692965-zelenskij-vidznaciv-nagorodami-771-vijskovosluzbovca-247-posmertno.html</text:a>
</text:p>
      <!--NEWS-->
      <text:h text:style-name="P10" text:outline-level="1">
<text:span text:style-name="T4">
The Netherlands provide € 40 million for the purchase of seeds and equipment for Ukrainian farmers</text:span>
</text:h>
      <text:p text:style-name="P4">
Authors: Ukrinform (Person)</text:p>
      <text:p text:style-name="P4">
Publisher: Укринформ (Organization)</text:p>
      <text:p text:style-name="P4">
Published Time: 2023-04-07T16:44:00+03:00</text:p>
      <text:p text:style-name="P4">
Modified Time: 2023-04-07T16:44:00+03:00</text:p>
      <text:p text:style-name="P4">
Description: From the Package of EUR 180 million from the Netherlands, 10 million euros will go to agricultural land, and another 40 million euros for the purchase of seeds and equipment for Ukrainian agriculture. - Ukrinform.</text:p>
      <text:p text:style-name="P4">
Images: ["<text:a xlink:type="simple" xlink:href="https://static.ukrinform.com/photos/2023_01/thumb_files/630_360_1673967567-899.jpg" text:style-name="Internet_20_link" text:visited-style-name="Visited_20_Internet_20_Link">
630_360_16739...</text:a>
"]</text:p>
      <text:p text:style-name="P4">
Tags: ['Нідерланди', 'Україна', 'Аграрії', 'допомога']</text:p>
      <text:p text:style-name="P4">
Type: Article</text:p>
      <!--METADATA-->
      <text:p text:style-name="P4">
<draw:frame draw:style-name="fr1" draw:name="Image108" text:anchor-type="as-char" svg:width="6.9236in" svg:height="3.956343in" draw:z-index="0">
<draw:image xlink:href="../Images/yкринформ/2023-04-07T16-44-00-03-00/630_360_1673967567-899.jpg" xlink:type="simple" xlink:show="embed" xlink:actuate="onLoad" draw:mime-type="image/jpeg"/>
</draw:frame>
From the packaging of 180 million euros from the Netherlands, 10 million euros will go for mine land, another 40 million euros for the purchase of seeds and equipment for Ukrainian agriculture.</text:p>
      <text:p text:style-name="P4">
About it reports <text:a xlink:type="simple" xlink:href="https://www.rada.gov.ua/news/news_kom/235056.html" text:style-name="Internet_20_link" text:visited-style-name="Visited_20_Internet_20_Link">
</text:a>
Alexander Gaid, the Chairman of the Verkhovna Rada Committee on Agrarian Tazemel Politics with members of the Agricultural Committee - members of the Netherlands Parliament, Ukrinform reports.</text:p>
      <text:p text:style-name="P4">
“Due to the Russian invasion, Ukraine has become one of the most polluted exchanged objects in the countries of the world. About a third of the whole territory of Ukraine are potentially dangerous and require examination. We will be the rewarding of the Netherlands in demining to accelerate this process. After all, this is one of the urgent problems of agrarians, especially the southern and eastern regions, ”Gaida said.</text:p>
      <text:p text:style-name="P4">
During the meeting, he reminded foreign colleagues that it is important to further expand new logistics paths from the EU so that Ukrainian farmers could export products abroad. After all, Russia continues intentionally to detain the judgment with Ukrainian grain in the Bosphorus.</text:p>
      <text:p text:style-name="P4">
<text:span text:style-name="T4">
 Read also: </text:span>
 <text:a xlink:type="simple" xlink:href="https://www.ukrinform.ua/rubric-economy/3686567-ukrainskim-agrariam-vdalosa-adaptuvatisa-do-roboti-v-umovah-vijni-visockij.html" text:style-name="Internet_20_link" text:visited-style-name="Visited_20_Internet_20_Link">
<text:span text:style-name="T4">
 farmers </text:span>
</text:a>
“Thank <text:a xlink:type="simple" xlink:href="https://www.ukrinform.ua/tag-niderlandi" text:style-name="Internet_20_link" text:visited-style-name="Visited_20_Internet_20_Link">
</text:a>
For military support, humanitarian assistance and cooperation on the way to Ukraine's membership in the EU. We will make cooperation, ”summed up the head of the Agrarian Committee.</text:p>
      <text:p text:style-name="P4">
As reported, <text:a xlink:type="simple" xlink:href="https://www.ukrinform.ua/rubric-economy/3691344-niderlandi-vidilaut-ukraini-274-miljoni-dopomogi.html" text:style-name="Internet_20_link" text:visited-style-name="Visited_20_Internet_20_Link">
</text:a>
. Of these, 180 million euros will be sent for humanitarian aid, security, energy, housing and infrastructure, as well as the change of agricultural land.</text:p>
      <text:p text:style-name="P4">
News Source: <text:a xlink:type="simple" xlink:href="https://www.ukrinform.ua/rubric-economy/3692969-niderlandi-nadaut-40-miljoniv-na-zakupivlu-nasinna-ta-obladnanna-dla-ukrainskih-agrariiv.html" text:style-name="Internet_20_link" text:visited-style-name="Visited_20_Internet_20_Link">
https://www.ukrinform.ua/rubric-economy/3692969-niderlandi-nadaut-40-miljoniv-na-zakupivlu-nasinna-ta-obladnanna-dla-ukrainskih-agrariiv.html</text:a>
</text:p>
      <!--NEWS-->
      <text:h text:style-name="P10" text:outline-level="1">
<text:span text:style-name="T4">
The invaders fired the village in Kharkiv region, the civilian</text:span>
</text:h>
      <text:p text:style-name="P4">
Authors: Ukrinform (Person)</text:p>
      <text:p text:style-name="P4">
Publisher: Укринформ (Organization)</text:p>
      <text:p text:style-name="P4">
Published Time: 2023-04-07T16:48:51+03:00</text:p>
      <text:p text:style-name="P4">
Modified Time: 2023-04-07T16:48:51+03:00</text:p>
      <text:p text:style-name="P4">
Description: As a result of the shelling of the Russian troops of Kharkiv district, a civilian was kill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109" text:anchor-type="as-char" svg:width="6.9236in" svg:height="3.956343in" draw:z-index="0">
<draw:image xlink:href="../Images/yкринформ/2023-04-07T16-48-51-03-00/630_360_1538997483-946.jpg" xlink:type="simple" xlink:show="embed" xlink:actuate="onLoad" draw:mime-type="image/jpeg"/>
</draw:frame>
In addition, the Russian troops of Kharkiv district were killed by the Russian troops.</text:p>
      <text:p text:style-name="P4">
About it in <text:a xlink:type="simple" xlink:href="https://t.me/synegubov/5889" text:style-name="Internet_20_link" text:visited-style-name="Visited_20_Internet_20_Link">
</text:a>
The head of Kharkiv Ovaologub Synigubov reported, Ukrinform reports.</text:p>
      <text:p text:style-name="P4">
"The enemy continues <text:a xlink:type="simple" xlink:href="https://www.ukrinform.ua/tag-obstril" text:style-name="Internet_20_link" text:visited-style-name="Visited_20_Internet_20_Link">
</text:a>
The border cities of Isella Kharkiv region. Unfortunately, there are casualties among civilians. Today, at about 2:30 pm, Russian invaders fired at the village. Borysivka of Kharkiv district. As a result of this shelling, a 39 -year -old civilian was killed, " - said the college.</text:p>
      <text:p text:style-name="P4">
<text:span text:style-name="T4">
 Read also: </text:span>
 <text:a xlink:type="simple" xlink:href="https://www.ukrinform.ua/rubric-regions/3692602-na-harkivsini-dvoe-ludej-pidirvalisa-na-vibuhivci.html" text:style-name="Internet_20_link" text:visited-style-name="Visited_20_Internet_20_Link">
<text:span text:style-name="T4">
 Kharkiv </text:span>
</text:a>
As it was reported, Russian troops do not stop firing Kharkiv region. Monuly of a day of barrel and jet artillery, mortars and other arms <text:a xlink:type="simple" xlink:href="https://www.ukrinform.ua/rubric-ato/3692725-vijska-rf-zranku-obstrilali-vovcansk.html" text:style-name="Internet_20_link" text:visited-style-name="Visited_20_Internet_20_Link">
</text:a>
border settlements of Kharkiv, Kupyansk, Chuguev and Bohodukhiv districts. On the morning of April 7, the city of Vovchansk was shot.</text:p>
      <text:p text:style-name="P4">
News Source: <text:a xlink:type="simple" xlink:href="https://www.ukrinform.ua/rubric-ato/3692967-zagarbniki-obstrilali-selo-na-harkivsini-zaginuv-civilnij.html" text:style-name="Internet_20_link" text:visited-style-name="Visited_20_Internet_20_Link">
https://www.ukrinform.ua/rubric-ato/3692967-zagarbniki-obstrilali-selo-na-harkivsini-zaginuv-civilnij.html</text:a>
</text:p>
      <!--NEWS-->
      <text:h text:style-name="P10" text:outline-level="1">
<text:span text:style-name="T4">
Among the Russian military has increased sharply the number of people who want to surrender</text:span>
</text:h>
      <text:p text:style-name="P4">
Authors: Ukrinform (Person)</text:p>
      <text:p text:style-name="P4">
Publisher: Укринформ (Organization)</text:p>
      <text:p text:style-name="P4">
Published Time: 2023-04-07T16:52:37+03:00</text:p>
      <text:p text:style-name="P4">
Modified Time: 2023-04-07T16:52:37+03:00</text:p>
      <text:p text:style-name="P4">
Description: The Main Directorate of Intelligence of the Ministry of Defense of Ukraine confirms a sharp increase in the number of Russian invaders who seek to surrender to keep their lives. - Ukrinform.</text:p>
      <text:p text:style-name="P4">
Images: ["<text:a xlink:type="simple" xlink:href="https://static.ukrinform.com/photos/2022_09/thumb_files/630_360_1663576850-585.jpg" text:style-name="Internet_20_link" text:visited-style-name="Visited_20_Internet_20_Link">
630_360_16635...</text:a>
"]</text:p>
      <text:p text:style-name="P4">
Tags: ['Міноборони', 'Розвідка', 'Війна з росією']</text:p>
      <text:p text:style-name="P4">
Type: Article</text:p>
      <!--METADATA-->
      <text:p text:style-name="P4">
<draw:frame draw:style-name="fr1" draw:name="Image110" text:anchor-type="as-char" svg:width="6.9236in" svg:height="3.956343in" draw:z-index="0">
<draw:image xlink:href="../Images/yкринформ/2023-04-07T16-52-37-03-00/630_360_1663576850-585.jpg" xlink:type="simple" xlink:show="embed" xlink:actuate="onLoad" draw:mime-type="image/jpeg"/>
</draw:frame>
The main department of intelligence of the Ministry of Defense of Ukraine confirms the sharp increase in the number of Russian invaders who seek to surrender to keep life.</text:p>
      <text:p text:style-name="P4">
As Ukrinform reports, this has reported <text:a xlink:type="simple" xlink:href="https://gur.gov.ua/content/ochikuvannia-kontrnastupu-syl-bezpeky-ta-oborony-ukrainy-pohlybliuie-eroziiu-moralno-psykholohichnoho-stanu-v-riadakh-rosiiskykh-okupantiv.html" text:style-name="Internet_20_link" text:visited-style-name="Visited_20_Internet_20_Link">
</text:a>
.</text:p>
      <text:p text:style-name="P4">
Thus, within the Ukrainian state project "I want to live", called for the Russian Army to be able to surrender to captivity of Syloborons, in March 2023, more than three thousand appeals were recorded, which more than the previous monthly indicators were recorded.</text:p>
      <text:p text:style-name="P4">
The military intelligence of Ukraine also stated the activation of the delivery of the Military Russian Federation directly on the battlefield.</text:p>
      <text:p text:style-name="P4">
<text:span text:style-name="T4">
 Read also: </text:span>
 <text:a xlink:type="simple" xlink:href="https://www.ukrinform.ua/rubric-ato/3692948-gur-pro-vitik-sekretnih-dokumentiv-sodo-kontrnastupu-rosia-provodit-svoi-specoperacii-u-fotosopi.html" text:style-name="Internet_20_link" text:visited-style-name="Visited_20_Internet_20_Link">
</text:a>
"The Ukrainian counter -offensive operation on Earth has not yet begun, but its effect is already produced. The choice of a Russian soldier during the war is hetnous: either death or captivity.</text:p>
      <text:p text:style-name="P4">
As reported by Ukrinform, Gur earlier announced <text:a xlink:type="simple" xlink:href="https://www.ukrinform.ua/rubric-ato/3692631-gur-anonsue-rosianam-bagato-cikavogo-u-povitri-na-zemli-j-vodi.html" text:style-name="Internet_20_link" text:visited-style-name="Visited_20_Internet_20_Link">
</text:a>
On the ground, in the air and on the water.</text:p>
      <text:p text:style-name="P4">
News Source: <text:a xlink:type="simple" xlink:href="https://www.ukrinform.ua/rubric-ato/3692972-sered-rosijskih-vijskovih-rizko-zbilsilasa-kilkist-ohocih-zdatisa-v-polon-gur.html" text:style-name="Internet_20_link" text:visited-style-name="Visited_20_Internet_20_Link">
https://www.ukrinform.ua/rubric-ato/3692972-sered-rosijskih-vijskovih-rizko-zbilsilasa-kilkist-ohocih-zdatisa-v-polon-gur.html</text:a>
</text:p>
      <!--NEWS-->
      <text:h text:style-name="P10" text:outline-level="1">
<text:span text:style-name="T4">
The army of the Russian Federation fired at mortars in Sumy region</text:span>
</text:h>
      <text:p text:style-name="P4">
Authors: Ukrinform (Person)</text:p>
      <text:p text:style-name="P4">
Publisher: Укринформ (Organization)</text:p>
      <text:p text:style-name="P4">
Published Time: 2023-04-07T16:56:41+03:00</text:p>
      <text:p text:style-name="P4">
Modified Time: 2023-04-07T16:56:41+03:00</text:p>
      <text:p text:style-name="P4">
Description: Russian troops on Friday, April 7, fired at the mortars one of the border settlements of Sumy region, having carried out 12 hits in its territory. - Ukrinform.</text:p>
      <text:p text:style-name="P4">
Images: ["<text:a xlink:type="simple" xlink:href="https://static.ukrinform.com/photos/2022_12/thumb_files/630_360_1669987737-966.jpg" text:style-name="Internet_20_link" text:visited-style-name="Visited_20_Internet_20_Link">
630_360_16699...</text:a>
"]</text:p>
      <text:p text:style-name="P4">
Tags: ['Обстріл', 'Сумщина', 'Міномет', 'Війна з росією']</text:p>
      <text:p text:style-name="P4">
Type: Article</text:p>
      <!--METADATA-->
      <text:p text:style-name="P4">
<draw:frame draw:style-name="fr1" draw:name="Image111" text:anchor-type="as-char" svg:width="6.9236in" svg:height="3.956343in" draw:z-index="0">
<draw:image xlink:href="../Images/yкринформ/2023-04-07T16-56-41-03-00/630_360_1669987737-966.jpg" xlink:type="simple" xlink:show="embed" xlink:actuate="onLoad" draw:mime-type="image/jpeg"/>
</draw:frame>
On Friday, April 7, Russian fired at one of the borderline points of Sumy region on Friday, on Friday, on Friday, on Friday, on Friday, April 7, having carried out 12 hits in its territory.</text:p>
      <text:p text:style-name="P4">
According to Ukrinform, the operational command "North" reported in <text:a xlink:type="simple" xlink:href="https://t.me/ok_pivnich1/1683" text:style-name="Internet_20_link" text:visited-style-name="Visited_20_Internet_20_Link">
</text:a>
.</text:p>
      <text:p text:style-name="P4">
Thus, from 12:00 to 12:30 in the area of Baranivka village 12 hits were recorded, probably from mortars of 120 mm caliber.</text:p>
      <text:p text:style-name="P4">
<text:span text:style-name="T4">
 Read also: </text:span>
 <text:a xlink:type="simple" xlink:href="https://www.ukrinform.ua/rubric-ato/3692958-na-hersonsini-pid-obstril-rosian-potrapila-svidka-poraneni-feldseri.html" text:style-name="Internet_20_link" text:visited-style-name="Visited_20_Internet_20_Link">
<text:span text:style-name="T4">
 Berislav </text:span>
 <text:span text:style-name="T4">
 Under </text:span>
 <text:span text:style-name="T4">
 Fireting </text:span>
 <text:span text:style-name="T4">
 </text:span>
 Russians <text:span text:style-name="T4">
<text:span text:style-name="T5">
* hit </text:span>
* </text:span>
 Fast <text:span text:style-name="T4">
 </text:span>
 <text:span text:style-name="T4">
 wounded </text:span>
 <text:span text:style-name="T4">
 Feldsheirs </text:span>
 **</text:a>
There was no information about losses among the local population or damage to civilian infrastructure.</text:p>
      <text:p text:style-name="P4">
As reported by Ukrinform, on April 6 in Sumy region <text:a xlink:type="simple" xlink:href="https://www.ukrinform.ua/rubric-ato/3692642-rosiani-protagom-dobi-obstrilali-sist-gromad-sumsini.html" text:style-name="Internet_20_link" text:visited-style-name="Visited_20_Internet_20_Link">
</text:a>
Six territorial communities.</text:p>
      <text:p text:style-name="P4">
News Source: <text:a xlink:type="simple" xlink:href="https://www.ukrinform.ua/rubric-ato/3692974-armia-rf-obstrilala-z-minometiv-selo-na-sumsini.html" text:style-name="Internet_20_link" text:visited-style-name="Visited_20_Internet_20_Link">
https://www.ukrinform.ua/rubric-ato/3692974-armia-rf-obstrilala-z-minometiv-selo-na-sumsini.html</text:a>
</text:p>
      <!--NEWS-->
      <text:h text:style-name="P10" text:outline-level="1">
<text:span text:style-name="T4">
In the capital, the contenders for this year's Art Prize "Kiev" were identified</text:span>
</text:h>
      <text:p text:style-name="P4">
Authors: Ukrinform (Person)</text:p>
      <text:p text:style-name="P4">
Publisher: Укринформ (Organization)</text:p>
      <text:p text:style-name="P4">
Published Time: 2023-04-07T16:57:00+03:00</text:p>
      <text:p text:style-name="P4">
Modified Time: 2023-04-07T16:57:00+03:00</text:p>
      <text:p text:style-name="P4">
Description: The capital has identified a list of applicants for the Kiev Art Prize in 2023. - Ukrinform.</text:p>
      <text:p text:style-name="P4">
Images: ["<text:a xlink:type="simple" xlink:href="https://static.ukrinform.com/photos/2023_04/thumb_files/630_360_1680875506-648.jpg" text:style-name="Internet_20_link" text:visited-style-name="Visited_20_Internet_20_Link">
630_360_16808...</text:a>
"]</text:p>
      <text:p text:style-name="P4">
Tags: ['Премія', 'Мистецтво', 'Київ']</text:p>
      <text:p text:style-name="P4">
Type: Article</text:p>
      <!--METADATA-->
      <text:p text:style-name="P4">
<draw:frame draw:style-name="fr1" draw:name="Image112" text:anchor-type="as-char" svg:width="6.9236in" svg:height="3.956343in" draw:z-index="0">
<draw:image xlink:href="../Images/yкринформ/2023-04-07T16-57-00-03-00/630_360_1680875506-648.jpg" xlink:type="simple" xlink:show="embed" xlink:actuate="onLoad" draw:mime-type="image/jpeg"/>
</draw:frame>
The capital has a list of contenders who are nominated for the Kiev Art Prize in 2023.</text:p>
      <text:p text:style-name="P4">
As Ukrinform reports, it reports <text:a xlink:type="simple" xlink:href="https://kyivcity.gov.ua/news/oprilyudneno_spisok_mittsiv_na_zdobuttya_mistetsko_premi_kiv_u_2023_rotsi/" text:style-name="Internet_20_link" text:visited-style-name="Visited_20_Internet_20_Link">
</text:a>
With reference to the KSCA Department of Culture.</text:p>
      <text:p text:style-name="P4">
The award will be awarded in nine nominations: in the field of literature, cinema, musical composition, journalism, theater, fine, folk design, choreographic and circus arts.</text:p>
      <text:p text:style-name="P4">
For the acquisition of <text:a xlink:type="simple" xlink:href="https://www.ukrinform.ua/tag-premia" text:style-name="Internet_20_link" text:visited-style-name="Visited_20_Internet_20_Link">
</text:a>
"Kyiv" <text:span text:style-name="T4">
 In the industry </text:span>
 - Kyiv Art Prize named after Yevgeny Pluzhnik are presented: Alexander Gerasimenko - writer - for the book "Youth Capital"(2020); Ivan Gerun - writer - for the book "Steppe Hellas"(2021); Igor Pavlyuk is a writer - for the book "Bug"(2020), Vacuum Book(2022); Vadim Pep is a writer, Honored Journalist of Ukraine - for the book "Lord of Thunder"(2020); Andriy Pleskonos - writer - for the book "Dasha and the mystery of the chocolate building"(2021); Vladislav Stolnikov - writer - for the book "Winds of Infantry"(2020).</text:p>
      <text:p text:style-name="P4">
<text:span text:style-name="T4">
У галузі кіномистецтва</text:span>
 – премія «Київ» імені Івана Миколайчука: ОленаДжишиашвілі – режисер, оператор – за документальний фільм «Плай» (2021); Vladimir Mula - director, producer, Honored Artist of Ukraine - Yuki's documentary movie(2020).</text:p>
      <text:p text:style-name="P4">
<text:span text:style-name="T4">
У галузі музичної композиції</text:span>
 – премія «Київ» імені Артемія Веделя: СергійЗажитько – композитор – за музичні твори «Попурі на теми з музики Ніно Рота»(2020), “Testament”(2021), “Vocal diptych”(2022), “My soldier”(2022).</text:p>
      <text:p text:style-name="P4">
<text:span text:style-name="T4">
Читайте також:</text:span>
 <text:a xlink:type="simple" xlink:href="https://www.ukrinform.ua/rubric-culture/3690963-derzmistectv-ogolosilo-lavreata-premii-imeni-olesa-goncara.html" text:style-name="Internet_20_link" text:visited-style-name="Visited_20_Internet_20_Link">
 </text:a>
</text:p>
      <text:p text:style-name="P4">
<text:span text:style-name="T4">
 In the field of fine arts </text:span>
 - Kyiv Prize named after Sergiy Shishka: Yurivakulenko - artist, CEO of the National Museum of the Kyivskakartin Gallery - for the Tripty "Archangel. Word"(2020-2021.); Ruslankutnyak - an artist - for a series of paintings "Where is my sun, where"(2020),"Nodule"(2020), “Sunflowers in the peasant dress”(2022); Andrebryakov - artist - for the artistic project "Heroic Chronicle of Ukraine"(2020-2022.).</text:p>
      <text:p text:style-name="P4">
<text:span text:style-name="T4">
У галузі народного декоративного мистецтва</text:span>
 – премія «Київ» імені СергіяКолоса: Марина Кривонос – майстер художньої кераміки – за серію творів«Декоративна скульптура Київщини» (2020-2022.).</text:p>
      <text:p text:style-name="P4">
<text:span text:style-name="T4">
Читайте також:</text:span>
 <text:a xlink:type="simple" xlink:href="https://www.ukrinform.ua/rubric-culture/3688207-teatralnij-festivalpremia-gra-opriludniv-longlist-nominantiv.html" text:style-name="Internet_20_link" text:visited-style-name="Visited_20_Internet_20_Link">
 <text:span text:style-name="T4">
премія</text:span>
 </text:a>
<text:span text:style-name="T4">
 In the field of journalism </text:span>
 - Anatoliy Moskalenko Award: Andriyzaplienko - Honored Journalist of Ukraine - for coverage of tragic Podius -Russian aggression against Ukraine, active volunteer activity, assistance to the residents of temporarily occupied territories; “Photo projection to Ukraine's Day:“ At the level ”with prominent Ukrainians”(2021), binary material "How to protect the monuments from war: photo report from Kiev"(2022): Anna Kravchenko - journalist; Valery Shvets is a journalist.</text:p>
      <text:p text:style-name="P4">
<text:span text:style-name="T4">
 In the field of choreographic art </text:span>
-Pavel Virsky Prize: Andriy Demychuk-Chief Ballet Master(2022).</text:p>
      <text:p text:style-name="P4">
<text:span text:style-name="T4">
У галузі циркового мистецтва</text:span>
 – премія «Київ» імені братів Василя таОлександра Ялових: Владислава Нараєва – учениця класу циркового мистецтваКиївської дитячої музичної школи № 14 ім. Д. Кабалевського – за концертніномери «Крейзі бокс» (2021), “Metamorphoses”(2021), “Selfie Victim”(2022r.), “Mirage of tango”(2022); Oleg Rybchenko - Honored Artist of Ukraine, director - for the circus room "Ukrainian Night"(2021).</text:p>
      <text:p text:style-name="P4">
Як повідомлялося, мистецька премія «Київ» була заснована у 2001 році Київськоюміською державною адміністрацією спільно з Координаційною радою національнихтворчих спілок України для відзначення та популяризації кращих здобутківмитців столиці.</text:p>
      <text:p text:style-name="P4">
<text:span text:style-name="T5">
Фото: Борис Корпусенко, Вечірній Київ</text:span>
</text:p>
      <text:p text:style-name="P4">
News Source: <text:a xlink:type="simple" xlink:href="https://www.ukrinform.ua/rubric-kyiv/3692940-u-stolici-viznacili-pretendentiv-na-zdobutta-cogoricnoi-misteckoi-premii-kiiv.html" text:style-name="Internet_20_link" text:visited-style-name="Visited_20_Internet_20_Link">
https://www.ukrinform.ua/rubric-kyiv/3692940-u-stolici-viznacili-pretendentiv-na-zdobutta-cogoricnoi-misteckoi-premii-kiiv.html</text:a>
</text:p>
      <!--NEWS-->
      <text:h text:style-name="P10" text:outline-level="1">
<text:span text:style-name="T4">
Vorskla beat Ingulets at the start of the 20th round of UPL</text:span>
</text:h>
      <text:p text:style-name="P4">
Authors: Ukrinform (Person)</text:p>
      <text:p text:style-name="P4">
Publisher: Укринформ (Organization)</text:p>
      <text:p text:style-name="P4">
Published Time: 2023-04-07T16:58:00+03:00</text:p>
      <text:p text:style-name="P4">
Modified Time: 2023-04-07T16:58:00+03:00</text:p>
      <text:p text:style-name="P4">
Description: The Vorskla Poltava defeated Ingultsa from Petrov in the duel of the next, 20th round of the Ukrainian Football Championship among the Premier League teams (UPL). - Ukrinform.</text:p>
      <text:p text:style-name="P4">
Images: ["<text:a xlink:type="simple" xlink:href="https://static.ukrinform.com/photos/2023_04/thumb_files/630_360_1680881113-822.jpg" text:style-name="Internet_20_link" text:visited-style-name="Visited_20_Internet_20_Link">
630_360_16808...</text:a>
"]</text:p>
      <text:p text:style-name="P4">
Tags: ['Футбол', "Прем'єр-ліга", 'Ворскла', 'Інгулець']</text:p>
      <text:p text:style-name="P4">
Type: Article</text:p>
      <!--METADATA-->
      <text:p text:style-name="P4">
<draw:frame draw:style-name="fr1" draw:name="Image113" text:anchor-type="as-char" svg:width="6.9236in" svg:height="3.956343in" draw:z-index="0">
<draw:image xlink:href="../Images/yкринформ/2023-04-07T16-58-00-03-00/630_360_1680881113-822.jpg" xlink:type="simple" xlink:show="embed" xlink:actuate="onLoad" draw:mime-type="image/jpeg"/>
</draw:frame>
Poltava Vorskla has defeated Ingulets from Petrov in the duel of the next, 20-gtour of the Ukrainian Football Championship among the Premier League teams(UPL).</text:p>
      <text:p text:style-name="P4">
Зустріч на стадіоні О. Бутовського в Полтаві завершилася на користь господарівз рахунком 1:0, передає Укрінформ.</text:p>
      <text:p text:style-name="P4">
У складі «Ворскли» відзначився Василь Кравець, якому на 49-й хвилині асистувавОлександр Скляр.</text:p>
      <text:p text:style-name="P4">
Програму туру в суботу, 8 квітня, продовжать матчі київського «Динамо» іззакарпатським «Минаєм» (Start at 13.00), Kryvyi Rih "Kryvbas" to the Zlugansk "Zorya(13.00), Shakhtar Donetsk with Kharkiv Metalist(14.00), Lviv "Rukh" with Rivne "Heather"(15.00).</text:p>
      <text:p text:style-name="P4">
У неділю, 9 квітня, зіграють «Дніпро-1 та «Львів» (13.00), Alexandria Taodesian Chernomorets(13.00), Kovalivsky Kolos and Kharkiv Metalist 1925(15.00).</text:p>
      <text:p text:style-name="P4">
<text:span text:style-name="T4">
Читайте також:</text:span>
 <text:a xlink:type="simple" xlink:href="https://www.ukrinform.ua/rubric-sports/3692832-havbek-sahtara-taras-stepanenko-vidnovivsa-pisla-travmi.html" text:style-name="Internet_20_link" text:visited-style-name="Visited_20_Internet_20_Link">
 </text:a>
Shakhtar leads in the UPL standings, which has 43 points(After 18 games), Next - Dnipro -1 - 42(18), Zorya - 40(19), «Dynamo» - 36(19)and Alexandria - 31(18).</text:p>
      <text:p text:style-name="P4">
Фото: ФК «Ворскла».</text:p>
      <text:p text:style-name="P4">
News Source: <text:a xlink:type="simple" xlink:href="https://www.ukrinform.ua/rubric-sports/3692976-vorskla-obigrala-ingulec-na-starti-20go-turu-upl.html" text:style-name="Internet_20_link" text:visited-style-name="Visited_20_Internet_20_Link">
https://www.ukrinform.ua/rubric-sports/3692976-vorskla-obigrala-ingulec-na-starti-20go-turu-upl.html</text:a>
</text:p>
      <!--NEWS-->
      <text:h text:style-name="P10" text:outline-level="1">
<text:span text:style-name="T4">
In Russia, groups of activists are ready for the armed resistance of the regime - Yusov</text:span>
</text:h>
      <text:p text:style-name="P4">
Authors: Ukrinform (Person)</text:p>
      <text:p text:style-name="P4">
Publisher: Укринформ (Organization)</text:p>
      <text:p text:style-name="P4">
Published Time: 2023-04-07T16:58:47+03:00</text:p>
      <text:p text:style-name="P4">
Modified Time: 2023-04-07T16:58:47+03:00</text:p>
      <text:p text:style-name="P4">
Description: The population of the Russian Federation is devoid of any legitimate means of struggle, and groups of activists are emerging in the country, ready for armed resistance against the current regime. - Ukrinform.</text:p>
      <text:p text:style-name="P4">
Images: ["<text:a xlink:type="simple" xlink:href="https://static.ukrinform.com/photos/2023_01/thumb_files/630_360_1674657236-888.jpg" text:style-name="Internet_20_link" text:visited-style-name="Visited_20_Internet_20_Link">
630_360_16746...</text:a>
"]</text:p>
      <text:p text:style-name="P4">
Tags: ['Розвідка', 'Війна з росією', 'Єдині новини']</text:p>
      <text:p text:style-name="P4">
Type: Article</text:p>
      <!--METADATA-->
      <text:p text:style-name="P4">
<draw:frame draw:style-name="fr1" draw:name="Image114" text:anchor-type="as-char" svg:width="6.9236in" svg:height="3.956343in" draw:z-index="0">
<draw:image xlink:href="../Images/yкринформ/2023-04-07T16-58-47-03-00/630_360_1674657236-888.jpg" xlink:type="simple" xlink:show="embed" xlink:actuate="onLoad" draw:mime-type="image/jpeg"/>
</draw:frame>
The population is devoid of any legitimate means of struggle, and there are groups of activists in the country who are ready for armed resistance against the current regime.</text:p>
      <text:p text:style-name="P4">
This was announced on the broadcast of the Unified News by the Ministry of Defense Intelligence Management Andriy Yusov, commenting on events in the Bryanskaya region, Ukrinform correspondent reports.</text:p>
      <text:p text:style-name="P4">
"The situation in Russia itself is becoming more intense. Local groups of activists are emerging, which are now ready for armed resistance against internal occupation, which they consider Putin's power and his regime, and thus prepared to defend their rights, since Putin's power deprived the population To any legitimate means of struggle. Both forens, iturms, and assaults, and attacks are the regime of terror in which the Russians will live long, .. Not everyone wants to put up with it, "Yusov said.</text:p>
      <text:p text:style-name="P4">
According to him, there is "an aspect of enslaved peoples and their awakening, the realization that <text:a xlink:type="simple" xlink:href="https://www.ukrinform.ua/tag-rosia" text:style-name="Internet_20_link" text:visited-style-name="Visited_20_Internet_20_Link">
</text:a>
They use them as cannon meat, including in the war against Ukraine. "</text:p>
      <text:p text:style-name="P4">
"Therefore, this anachronism, which is the modern Russian Empire, called the Russian Federation, is certainly a lot of contradictions. These contradictions in such a acute phase become more obvious and sooner or later lead to the transformation of the Russian Federation itself," - said a representative.</text:p>
      <text:p text:style-name="P4">
<text:span text:style-name="T4">
 Read also: </text:span>
 <text:a xlink:type="simple" xlink:href="https://www.ukrinform.ua/rubric-ato/3692919-protidia-vitoku-informacii-ta-situacia-na-fronti-zelenskij-proviv-zasidanna-stavki.html" text:style-name="Internet_20_link" text:visited-style-name="Visited_20_Internet_20_Link">
</text:a>
On the eve of the governor of Bryansk region Alexander Bogomaz stated that the Russian border guards allegedly prevented the attempt to penetrate "Ukrainian DRG" in the part of 20 people into the territory of the region, causing it "fire defeat".</text:p>
      <text:p text:style-name="P4">
Subsequently, this statement was denied by the Russian Volunteer Corps, which <text:a xlink:type="simple" xlink:href="https://t.me/russvolcorps/460" text:style-name="Internet_20_link" text:visited-style-name="Visited_20_Internet_20_Link">
</text:a>
that his fighters "completed the combat missions of the" Umbryansk region, as well as communicated with the locals and handed over to them.</text:p>
      <text:p text:style-name="P4">
The Russian Volunteer Corps is a military unit formed in August2022 to protect Ukraine. It consists of Russian emigrants that will live in the territory of Ukraine and in other European countries.</text:p>
      <text:p text:style-name="P4">
<text:span text:style-name="T4">
 Read also: </text:span>
 <text:a xlink:type="simple" xlink:href="https://www.ukrinform.ua/rubric-ato/3692972-sered-rosijskih-vijskovih-rizko-zbilsilasa-kilkist-ohocih-zdatisa-v-polon-gur.html" text:style-name="Internet_20_link" text:visited-style-name="Visited_20_Internet_20_Link">
</text:a>
</text:p>
      <text:p text:style-name="P4">
The adviser to the head of the Presidential Office, Mikhail Podolyak, called it "conscious and cluster provocation."</text:p>
      <text:p text:style-name="P4">
The SSSU stressed that the situation on the border with Russia was controlled.</text:p>
      <text:p text:style-name="P4">
News Source: <text:a xlink:type="simple" xlink:href="https://www.ukrinform.ua/rubric-ato/3692975-u-rosii-zavlautsa-grupi-aktivistiv-gotovi-do-zbrojnogo-oporu-rezimu-usov.html" text:style-name="Internet_20_link" text:visited-style-name="Visited_20_Internet_20_Link">
https://www.ukrinform.ua/rubric-ato/3692975-u-rosii-zavlautsa-grupi-aktivistiv-gotovi-do-zbrojnogo-oporu-rezimu-usov.html</text:a>
</text:p>
      <!--NEWS-->
      <text:h text:style-name="P10" text:outline-level="1">
<text:span text:style-name="T4">
The artist and sculptor from Kharkiv Anton Derbilov was killed in Luhansk region</text:span>
</text:h>
      <text:p text:style-name="P4">
Authors: Ukrinform (Person)</text:p>
      <text:p text:style-name="P4">
Publisher: Укринформ (Organization)</text:p>
      <text:p text:style-name="P4">
Published Time: 2023-04-07T17:01:54+03:00</text:p>
      <text:p text:style-name="P4">
Modified Time: 2023-04-07T17:01:54+03:00</text:p>
      <text:p text:style-name="P4">
Description: The National Guard, an artist and sculptor from Kharkiv Anton Derbilov (pseudonym "Patrick") was killed in Luhansk region. - Ukrinform.</text:p>
      <text:p text:style-name="P4">
Images: ["<text:a xlink:type="simple" xlink:href="https://static.ukrinform.com/photos/2021_04/thumb_files/630_360_1617451171-445.jpg" text:style-name="Internet_20_link" text:visited-style-name="Visited_20_Internet_20_Link">
630_360_16174...</text:a>
", "<text:a xlink:type="simple" xlink:href="https://static.ukrinform.com/photos/2023_04/1680876090-608.jpg" text:style-name="Internet_20_link" text:visited-style-name="Visited_20_Internet_20_Link">
1680876090-60...</text:a>
"]</text:p>
      <text:p text:style-name="P4">
Tags: ['Луганщина', 'Обстріл', 'Художник']</text:p>
      <text:p text:style-name="P4">
Type: Article</text:p>
      <!--METADATA-->
      <text:p text:style-name="P4">
<draw:frame draw:style-name="fr1" draw:name="Image115" text:anchor-type="as-char" svg:width="6.9236in" svg:height="3.956343in" draw:z-index="0">
<draw:image xlink:href="../Images/yкринформ/2023-04-07T17-01-54-03-00/630_360_1617451171-445.jpg" xlink:type="simple" xlink:show="embed" xlink:actuate="onLoad" draw:mime-type="image/jpeg"/>
</draw:frame>
Nalagan region was killed by the National Guard, an artist and sculptor from Kharkiv Antodeerbilov(pseudonym “Patrick”).</text:p>
      <text:p text:style-name="P4">
Про це повідомила у <text:a xlink:type="simple" xlink:href="https://www.facebook.com/5brigadeNGU/posts/pfbid0bTEnBnKb3itUUcC7r6CKkkQxvDBcwEdtq7mWCwrLycR3T6cLsbbmjwDoazmCEnFHl" text:style-name="Internet_20_link" text:visited-style-name="Visited_20_Internet_20_Link">
</text:a>
The 5th Slobozhansk Brigade of the National Guard, reports Ukrinform.</text:p>
      <text:p text:style-name="P4">
“In the battles for the liberation of the village of Kreminna, the Luhansk region, a Ukrainian artist, sculptor and musician Anton Derbilov was killed. April 6 as a result of mortar <text:a xlink:type="simple" xlink:href="https://www.ukrinform.ua/tag-obstril" text:style-name="Internet_20_link" text:visited-style-name="Visited_20_Internet_20_Link">
</text:a>
Anton was injured, incompatible with life, and died on a battlefield with weapons in his hands. He lived and died as a hero, ”he was in the message.</text:p>
      <text:p text:style-name="P4">
<draw:frame draw:style-name="fr1" draw:name="Image116" text:anchor-type="as-char" svg:width="6.9236in" svg:height="4.910627in" draw:z-index="0">
<draw:image xlink:href="../Images/yкринформ/2023-04-07T17-01-54-03-00/1680876090-608.jpg" xlink:type="simple" xlink:show="embed" xlink:actuate="onLoad" draw:mime-type="image/jpeg"/>
</draw:frame>
Patrick has served in NSU since February 2022. The brigade noted that for the life of the deerbilov he was awarded the medals "For Courage in Battle", "The indomitable heroic-Ukrainian war" and for "Valley Service".</text:p>
      <text:p text:style-name="P4">
Derbilov participated in the liberation of Balakliya, Izium and other settlements of the Pokutivsumsky district during a counter-offensive in Kharkiv region in September-October 2022.</text:p>
      <text:p text:style-name="P4">
“Antonov was 43 years old. Three daughters are left without a father. We express my heartburn to our native and loved Guards!” - noted in NSU.</text:p>
      <text:p text:style-name="P4">
Anton Derbilov is a co-founder of the Sirko Toys Family Art Studio, which is engaged in collection and playing military miniature.</text:p>
      <text:p text:style-name="P4">
News Source: <text:a xlink:type="simple" xlink:href="https://www.ukrinform.ua/rubric-ato/3692977-na-lugansini-zaginuv-hudoznik-ta-skulptor-iz-harkova-anton-derbilov.html" text:style-name="Internet_20_link" text:visited-style-name="Visited_20_Internet_20_Link">
https://www.ukrinform.ua/rubric-ato/3692977-na-lugansini-zaginuv-hudoznik-ta-skulptor-iz-harkova-anton-derbilov.html</text:a>
</text:p>
      <!--NEWS-->
      <text:h text:style-name="P10" text:outline-level="1">
<text:span text:style-name="T4">
The Government has simplified the procedure for accessing the infrastructure of electricity objects</text:span>
</text:h>
      <text:p text:style-name="P4">
Authors: Ukrinform (Person)</text:p>
      <text:p text:style-name="P4">
Publisher: Укринформ (Organization)</text:p>
      <text:p text:style-name="P4">
Published Time: 2023-04-07T17:01:58+03:00</text:p>
      <text:p text:style-name="P4">
Modified Time: 2023-04-07T17:01:58+03:00</text:p>
      <text:p text:style-name="P4">
Description: The Cabinet of Ministers made changes to the rules of access to the infrastructure of the electricity object, thereby simplifying the procedure. - Ukrinform.</text:p>
      <text:p text:style-name="P4">
Images: ["<text:a xlink:type="simple" xlink:href="https://static.ukrinform.com/photos/2023_04/thumb_files/630_360_1680876063-258.jpg" text:style-name="Internet_20_link" text:visited-style-name="Visited_20_Internet_20_Link">
630_360_16808...</text:a>
"]</text:p>
      <text:p text:style-name="P4">
Tags: ['Енергетика', 'Кабмін', 'Мельничук']</text:p>
      <text:p text:style-name="P4">
Type: Article</text:p>
      <!--METADATA-->
      <text:p text:style-name="P4">
<draw:frame draw:style-name="fr1" draw:name="Image117" text:anchor-type="as-char" svg:width="6.9236in" svg:height="3.956343in" draw:z-index="0">
<draw:image xlink:href="../Images/yкринформ/2023-04-07T17-01-58-03-00/630_360_1680876063-258.jpg" xlink:type="simple" xlink:show="embed" xlink:actuate="onLoad" draw:mime-type="image/jpeg"/>
</draw:frame>
Cabinet ministers made changes to the rules of access to the infrastructure of object electricity, thereby simplifying the procedure.</text:p>
      <text:p text:style-name="P4">
As Ukrinform reports, he reported in <text:a xlink:type="simple" xlink:href="https://t.me/tmelnychuk/2027" text:style-name="Internet_20_link" text:visited-style-name="Visited_20_Internet_20_Link">
</text:a>
The permanent representative of the Cabinet in the Verkhovna Rada Taras Melnychuk.</text:p>
      <text:p text:style-name="P4">
"The procedure for obtaining access to the infrastructure of object electricity, as well as early termination of the access agreement, in the case of complete destruction as a result of combat operations of infrastructure of object electricity or all technical means, electronic communications structures," - the message reads.</text:p>
      <text:p text:style-name="P4">
<text:span text:style-name="T4">
 Read also: </text:span>
 <text:a xlink:type="simple" xlink:href="https://www.ukrinform.ua/rubric-society/3692947-urad-viznaciv-poradok-viplati-grosovoi-dopomogi-u-razi-zagibeli-abo-invalidnosti-volonteriv.html" text:style-name="Internet_20_link" text:visited-style-name="Visited_20_Internet_20_Link">
<text:span text:style-name="T4">
 Government </text:span>
</text:a>
It is envisaged that the project will contribute to the development and restoration of electronic communication networks during martial law in Ukraine or its individual places, as well as in the postwar period.</text:p>
      <text:p text:style-name="P4">
As it was reported, the government has allocated UAH 5 million for the experimental project of development and repair of energy infrastructure.</text:p>
      <text:p text:style-name="P4">
Photo: Denis Shmigal, Telegrams</text:p>
      <text:p text:style-name="P4">
News Source: <text:a xlink:type="simple" xlink:href="https://www.ukrinform.ua/rubric-economy/3692978-urad-sprostiv-proceduru-dostupu-do-infrastrukturi-obektiv-elektroenergetiki.html" text:style-name="Internet_20_link" text:visited-style-name="Visited_20_Internet_20_Link">
https://www.ukrinform.ua/rubric-economy/3692978-urad-sprostiv-proceduru-dostupu-do-infrastrukturi-obektiv-elektroenergetiki.html</text:a>
</text:p>
      <!--NEWS-->
      <text:h text:style-name="P10" text:outline-level="1">
<text:span text:style-name="T4">
Ukraine suspends grain exports to Poland</text:span>
</text:h>
      <text:p text:style-name="P4">
Authors: Ukrinform (Person)</text:p>
      <text:p text:style-name="P4">
Publisher: Укринформ (Organization)</text:p>
      <text:p text:style-name="P4">
Published Time: 2023-04-07T17:02:00+03:00</text:p>
      <text:p text:style-name="P4">
Modified Time: 2023-04-07T17:02:00+03:00</text:p>
      <text:p text:style-name="P4">
Description: Ukraine will suspend exports to Poland wheat, corn, rapeseed and sunflower to Poland. - Ukrinform.</text:p>
      <text:p text:style-name="P4">
Images: ["<text:a xlink:type="simple" xlink:href="https://static.ukrinform.com/photos/2022_07/thumb_files/630_360_1658506115-342.jpg" text:style-name="Internet_20_link" text:visited-style-name="Visited_20_Internet_20_Link">
630_360_16585...</text:a>
"]</text:p>
      <text:p text:style-name="P4">
Tags: ['Експорт', 'Польща', 'Зерно', 'Сольський']</text:p>
      <text:p text:style-name="P4">
Type: Article</text:p>
      <!--METADATA-->
      <text:p text:style-name="P4">
<draw:frame draw:style-name="fr1" draw:name="Image118" text:anchor-type="as-char" svg:width="6.9236in" svg:height="3.956343in" draw:z-index="0">
<draw:image xlink:href="../Images/yкринформ/2023-04-07T17-02-00-03-00/630_360_1658506115-342.jpg" xlink:type="simple" xlink:show="embed" xlink:actuate="onLoad" draw:mime-type="image/jpeg"/>
</draw:frame>
Ukraine will consider exports to Poland wheat, corn, and rapeseed by the export of wheat, corn.</text:p>
      <text:p text:style-name="P4">
This was stated by Minister of Agrarian Policy and Food Mykola Solsky during a joint press conference with the Minister of Agriculture and Development Sele Poland Robert Telus, Ukrinform correspondent reports.</text:p>
      <text:p text:style-name="P4">
“The situation is difficult for both Ukrainian and Polish farmers. We will all understand who is guilty of, but we have to solve this problem. The Ukrainian side of the donna season refrains from exports to <text:a xlink:type="simple" xlink:href="https://www.ukrinform.ua/tag-polsa" text:style-name="Internet_20_link" text:visited-style-name="Visited_20_Internet_20_Link">
</text:a>
Wheat, corn, rapeseed and sunflower, ”Solsky said.</text:p>
      <text:p text:style-name="P4">
He noted that during the next meeting with the Polish side, procedures related to the export of Ukrainian agricultural products would be opened. In words, exports will be able to take place only with the consent of the Polish side.</text:p>
      <text:p text:style-name="P4">
<text:span text:style-name="T4">
 Read also: </text:span>
 <text:a xlink:type="simple" xlink:href="https://www.ukrinform.ua/rubric-economy/3692648-duda-priznaciv-novogo-ministra-silskogo-gospodarstva-na-tli-problem-z-ukrainskim-zbizzam-u-polsi.html" text:style-name="Internet_20_link" text:visited-style-name="Visited_20_Internet_20_Link">
<text:span text:style-name="T4">
 grain </text:span>
</text:a>
The Ukrainian minister added that the Polish side will also discuss the transit of grain from Ukraine through the territory of the RP.</text:p>
      <text:p text:style-name="P4">
"We are counting on the most constructive position of the Polish side on the transit of Ukrainian grain to Polish ports and ports of other EU countries," Solsky said.</text:p>
      <text:p text:style-name="P4">
According to him, the next meeting with the Polish side to discuss these questions will be before the new harvest season.</text:p>
      <text:p text:style-name="P4">
"Before the new season, in the beginning of the summer, depending on the situation in the world, we will re -argue to discuss further joint actions," the Ukrainian Minister stressed.</text:p>
      <text:p text:style-name="P4">
In his turn, the Minister of Agriculture and Development of the village of Poland stated that he would probably meet with the Ukrainian Minister again in a week to sign an agreement to resolve the problem with Ukrainian grain.</text:p>
      <text:p text:style-name="P4">
“Most likely we will meet on Friday(April 14 - Ed.). Ми підпишемодокумент, який передбачатиме те, про що ми сьогодні домовилися. Це будедокумент, який спільно виконуватимуть українська та польська сторони”, -підкреслив Телус.</text:p>
      <text:p text:style-name="P4">
<text:span text:style-name="T4">
Читайте також:</text:span>
 <text:a xlink:type="simple" xlink:href="https://www.ukrinform.ua/rubric-economy/3688973-ukraina-vze-eksportuvala-ponad-3-miljoni-tonn-zbizza-do-krain-afriki.html" text:style-name="Internet_20_link" text:visited-style-name="Visited_20_Internet_20_Link">
 <text:span text:style-name="T4">
збіжжя</text:span>
 </text:a>
According to him, the most important purpose of joint action is to unload the warehouses of the Wizard.On Wednesday, April 5, against the backdrop of the crisis with Ukrainian grain resigned by the previous Minister of Agriculture of Poland Henryk Kovalchyk. In four place, Robert Telus was assigned, which was assembled on the same day, the Crisal Staff to solve the problem with the influx of the Polish market of Ukrainian grain.</text:p>
      <text:p text:style-name="P4">
<text:span text:style-name="T4">
 Read also: </text:span>
 <text:a xlink:type="simple" xlink:href="https://www.ukrinform.ua/rubric-world/3686330-polsa-proti-vivedenna-zpid-sankcij-rosijskih-i-biloruskih-dobriv.html" text:style-name="Internet_20_link" text:visited-style-name="Visited_20_Internet_20_Link">
</text:a>
During his official visit to Poland, President of Ukraine Volodymyr Zelensky discussed this issue with Prime Minister Poland Mateusha Moravetsky.</text:p>
      <text:p text:style-name="P4">
News Source: <text:a xlink:type="simple" xlink:href="https://www.ukrinform.ua/rubric-economy/3692981-ukraina-prizupinae-eksport-zbizza-do-polsi.html" text:style-name="Internet_20_link" text:visited-style-name="Visited_20_Internet_20_Link">
https://www.ukrinform.ua/rubric-economy/3692981-ukraina-prizupinae-eksport-zbizza-do-polsi.html</text:a>
</text:p>
      <!--NEWS-->
      <text:h text:style-name="P10" text:outline-level="1">
<text:span text:style-name="T4">
Security issue will be among the priority for many more years - Shmigal</text:span>
</text:h>
      <text:p text:style-name="P4">
Authors: Ukrinform (Person)</text:p>
      <text:p text:style-name="P4">
Publisher: Укринформ (Organization)</text:p>
      <text:p text:style-name="P4">
Published Time: 2023-04-07T17:03:00+03:00</text:p>
      <text:p text:style-name="P4">
Modified Time: 2023-04-07T17:03:00+03:00</text:p>
      <text:p text:style-name="P4">
Description: Security issues will be one of the priority for many years after the war, and the government is now forming a new system and approaches. - Ukrinform.</text:p>
      <text:p text:style-name="P4">
Images: ["<text:a xlink:type="simple" xlink:href="https://static.ukrinform.com/photos/2023_03/thumb_files/630_360_1679674428-586.jpg" text:style-name="Internet_20_link" text:visited-style-name="Visited_20_Internet_20_Link">
630_360_16796...</text:a>
"]</text:p>
      <text:p text:style-name="P4">
Tags: ['Безпека', 'Шмигаль', 'Війна з росією']</text:p>
      <text:p text:style-name="P4">
Type: Article</text:p>
      <!--METADATA-->
      <text:p text:style-name="P4">
<draw:frame draw:style-name="fr1" draw:name="Image119" text:anchor-type="as-char" svg:width="6.9236in" svg:height="3.956343in" draw:z-index="0">
<draw:image xlink:href="../Images/yкринформ/2023-04-07T17-03-00-03-00/630_360_1679674428-586.jpg" xlink:type="simple" xlink:show="embed" xlink:actuate="onLoad" draw:mime-type="image/jpeg"/>
</draw:frame>
Safety issues will be one of the priority for many years after the end of the war, and the Jower is now forming a new system and approaches.</text:p>
      <text:p text:style-name="P4">
Prime Minister Denis Shmigal said this at a government meeting, reports Ukrinform with reference to <text:a xlink:type="simple" xlink:href="https://www.kmu.gov.ua/news/premier-ministr-uriad-skhvalyv-kontseptsiiu-bezpeky-zakladiv-osvity" text:style-name="Internet_20_link" text:visited-style-name="Visited_20_Internet_20_Link">
</text:a>
"We want our children to continue their studies in the most safe space," - emphasized <text:a xlink:type="simple" xlink:href="https://www.ukrinform.ua/tag-smigal" text:style-name="Internet_20_link" text:visited-style-name="Visited_20_Internet_20_Link">
</text:a>
in the context of the concept of security of educational institutions.</text:p>
      <text:p text:style-name="P4">
The Prime Minister noted that this year UAH 1.5 billion is provided to subsidies to the ratings in schools of quality shelters. The local authorities govern rapid results and efficient use of allocated funds.</text:p>
      <text:p text:style-name="P4">
According to the Head of Government, it is not only about building up -to -date comfortable strokes - the concept also provides new approaches to fire safety, protection of schools with the involvement of relevant police units, new approaches of accessorial regime, video surveillance, inclusivity.</text:p>
      <text:p text:style-name="P4">
<text:span text:style-name="T4">
 Read also: </text:span>
 <text:a xlink:type="simple" xlink:href="https://www.ukrinform.ua/rubric-vidbudova/3692528-smigal-proviv-naradu-z-kerivnikami-cotiroh-oblastej-sodo-vidbudovi.html" text:style-name="Internet_20_link" text:visited-style-name="Visited_20_Internet_20_Link">
<text:span text:style-name="T4">
 Shmigal </text:span>
</text:a>
"The concept will also allow you to implement clear algorithms for danger, additional training for teachers and students on how to act in different situations," Shmigal said.</text:p>
      <text:p text:style-name="P4">
According to Ukrinform, the concept of security of educational institutions is a complex strategic vision of the creation of a safe educational environment for education and organization of equal, proper and safe conditions of education and teaching.</text:p>
      <text:p text:style-name="P4">
<text:span text:style-name="T5">
Foto: CMU</text:span>
</text:p>
      <text:p text:style-name="P4">
News Source: <text:a xlink:type="simple" xlink:href="https://www.ukrinform.ua/rubric-polytics/3692982-pitanna-bezpeki-bude-sered-prioritetnih-se-bagato-rokiv-smigal.html" text:style-name="Internet_20_link" text:visited-style-name="Visited_20_Internet_20_Link">
https://www.ukrinform.ua/rubric-polytics/3692982-pitanna-bezpeki-bude-sered-prioritetnih-se-bagato-rokiv-smigal.html</text:a>
</text:p>
      <!--NEWS-->
      <text:h text:style-name="P10" text:outline-level="1">
<text:span text:style-name="T4">
The Cabinet reviewed the amount of payment for excise duty</text:span>
</text:h>
      <text:p text:style-name="P4">
Authors: Ukrinform (Person)</text:p>
      <text:p text:style-name="P4">
Publisher: Укринформ (Organization)</text:p>
      <text:p text:style-name="P4">
Published Time: 2023-04-07T17:04:59+03:00</text:p>
      <text:p text:style-name="P4">
Modified Time: 2023-04-07T17:04:59+03:00</text:p>
      <text:p text:style-name="P4">
Description: The government has improved the administration of excise duty on alcoholic beverages and tobacco, setting new prices for excise duty brands. - Ukrinform.</text:p>
      <text:p text:style-name="P4">
Images: ["<text:a xlink:type="simple" xlink:href="https://static.ukrinform.com/photos/2021_03/thumb_files/630_360_1617189558-212.jpg" text:style-name="Internet_20_link" text:visited-style-name="Visited_20_Internet_20_Link">
630_360_16171...</text:a>
"]</text:p>
      <text:p text:style-name="P4">
Tags: ['Акциз', 'Мінфін', 'Уряд']</text:p>
      <text:p text:style-name="P4">
Type: Article</text:p>
      <!--METADATA-->
      <text:p text:style-name="P4">
<draw:frame draw:style-name="fr1" draw:name="Image120" text:anchor-type="as-char" svg:width="6.9236in" svg:height="3.949462in" draw:z-index="0">
<draw:image xlink:href="../Images/yкринформ/2023-04-07T17-04-59-03-00/630_360_1617189558-212.jpg" xlink:type="simple" xlink:show="embed" xlink:actuate="onLoad" draw:mime-type="image/jpeg"/>
</draw:frame>
The government has improved the administration of excise duty on alcoholic beverages and tobacco, set new prices for excise duty brands.</text:p>
      <text:p text:style-name="P4">
As Ukrinform reports, it reports <text:a xlink:type="simple" xlink:href="https://www.mof.gov.ua/uk/news/uriad_vdoskonaliv_administruvannia_aktsiznogo_podatku_na_alkogolni_napoi_ta_tiutiunovi_virobi-3928" text:style-name="Internet_20_link" text:visited-style-name="Visited_20_Internet_20_Link">
</text:a>
.</text:p>
      <text:p text:style-name="P4">
"Кабінет Міністрів України затвердив зміни до Положення про виготовлення,зберігання, продаж марок акцизного податку та маркування алкогольних напоїв,тютюнових виробів і рідин, що використовуються в електронних сигаретах", -ідеться в повідомленні.</text:p>
      <text:p text:style-name="P4">
<text:span text:style-name="T4">
Читайте також:</text:span>
 <text:a xlink:type="simple" xlink:href="https://www.ukrinform.ua/rubric-economy/3692978-urad-sprostiv-proceduru-dostupu-do-infrastrukturi-obektiv-elektroenergetiki.html" text:style-name="Internet_20_link" text:visited-style-name="Visited_20_Internet_20_Link">
 </text:a>
It is noted that the purpose of the act is to revise the amount of payment for excise dancing for alcoholic beverages, tobacco and liquids, which are used in electronic cigarettes, to cover the costs of their production, storage and sale.</text:p>
      <text:p text:style-name="P4">
The resolution set the following payment per unit of excise tax: for alcohol drinks - about 35 kopecks.(That is, the value of the brand increased only by 16 kopecks. Against the current payment size), and for tobacco products, tobacco -containing products for electric heating(Tween)- about 16 kopecks.(or +7 kopecks. surreptitious board size).</text:p>
      <text:p text:style-name="P4">
Вартість марки акцизного податку не змінювалась із 2014 року.</text:p>
      <text:p text:style-name="P4">
<text:span text:style-name="T4">
Читайте також:</text:span>
 <text:a xlink:type="simple" xlink:href="https://www.ukrinform.ua/rubric-technology/3691554-kabmin-zatverdiv-poradok-reaguvanna-na-kiberincidenti-ta-kiberataki.html" text:style-name="Internet_20_link" text:visited-style-name="Visited_20_Internet_20_Link">
 <text:span text:style-name="T4">
Кабмін</text:span>
 </text:a>
The Ministry of Finance refers to the information of the manufacturer about the component of the production of excise tax stamps. Yes, it is necessary to take into account the increase in the cost of secure paper 2.1 times compared to 2022, in 2023 the cost of manufacturing a banknote-monetary two-leaf bank of Ukraine Intaglio-form by 56%. The prices of napnergones have also increased, the complexity and cost of logistics operations, the service of maintenance and repair of foreign production equipment increased.</text:p>
      <text:p text:style-name="P4">
As reported by Ukrinform, the tax reform aims to bring a rate of taxis to average European levels, which involves increasing metacials on tobacco products, alcohol and fuel.</text:p>
      <text:p text:style-name="P4">
News Source: <text:a xlink:type="simple" xlink:href="https://www.ukrinform.ua/rubric-economy/3692980-kabmin-pereglanuv-rozmir-plati-za-akcizni-marki.html" text:style-name="Internet_20_link" text:visited-style-name="Visited_20_Internet_20_Link">
https://www.ukrinform.ua/rubric-economy/3692980-kabmin-pereglanuv-rozmir-plati-za-akcizni-marki.html</text:a>
</text:p>
      <!--NEWS-->
      <text:h text:style-name="P10" text:outline-level="1">
<text:span text:style-name="T4">
Another Georgian military was killed in Ukraine</text:span>
</text:h>
      <text:p text:style-name="P4">
Authors: Ukrinform (Person)</text:p>
      <text:p text:style-name="P4">
Publisher: Укринформ (Organization)</text:p>
      <text:p text:style-name="P4">
Published Time: 2023-04-07T17:05:00+03:00</text:p>
      <text:p text:style-name="P4">
Modified Time: 2023-04-07T17:05:00+03:00</text:p>
      <text:p text:style-name="P4">
Description: In the Russian-Ukrainian war, Arsen Ketzbai, who was originally from the Georgian city of Zugdidi, was killed. - Ukrinform.</text:p>
      <text:p text:style-name="P4">
Images: ["<text:a xlink:type="simple" xlink:href="https://static.ukrinform.com/photos/2023_04/thumb_files/630_360_1680876109-832.jpg" text:style-name="Internet_20_link" text:visited-style-name="Visited_20_Internet_20_Link">
630_360_16808...</text:a>
"]</text:p>
      <text:p text:style-name="P4">
Tags: ['Грузія', 'Загибель', 'Військові', 'Війна з росією']</text:p>
      <text:p text:style-name="P4">
Type: Article</text:p>
      <!--METADATA-->
      <text:p text:style-name="P4">
<draw:frame draw:style-name="fr1" draw:name="Image121" text:anchor-type="as-char" svg:width="6.9236in" svg:height="3.956343in" draw:z-index="0">
<draw:image xlink:href="../Images/yкринформ/2023-04-07T17-05-00-03-00/630_360_1680876109-832.jpg" xlink:type="simple" xlink:show="embed" xlink:actuate="onLoad" draw:mime-type="image/jpeg"/>
</draw:frame>
The Narodian-Ukrainian War was killed by Arsen Ketzbai, who was a native of the Grusyn city of Zugdidi.</text:p>
      <text:p text:style-name="P4">
As Ukrinform reports, it reports <text:a xlink:type="simple" xlink:href="https://www.newsgeorgia.ge/s-nachala-aprelja-v-ukraine-pogibli-uzhe-chetvero-gruzinskih-bojcov/" text:style-name="Internet_20_link" text:visited-style-name="Visited_20_Internet_20_Link">
</text:a>
.</text:p>
      <text:p text:style-name="P4">
In recent years, Kezbai lived in Ukraine and served in the Armed Forces. The military was reported about his death.</text:p>
      <text:p text:style-name="P4">
This is the fourth death of fighters with <text:a xlink:type="simple" xlink:href="https://www.ukrinform.ua/tag-gruzia" text:style-name="Internet_20_link" text:visited-style-name="Visited_20_Internet_20_Link">
</text:a>
early April this year.</text:p>
      <text:p text:style-name="P4">
On April 1, the death of 29-year-old Michael Mazanashvili, a native of Municipality, was reported. Two days later, it became known about the death of Vakhtangabarabadze and David Kuchukian.</text:p>
      <text:p text:style-name="P4">
<text:span text:style-name="T4">
 Read also: </text:span>
 <text:a xlink:type="simple" xlink:href="https://www.ukrinform.ua/rubric-ato/3687570-za-tizden-v-ukraini-zaginuli-troe-polskih-dobrovolciv.html" text:style-name="Internet_20_link" text:visited-style-name="Visited_20_Internet_20_Link">
</text:a>
Since the beginning of the full -scale invasion of the Russian Federation in Ukraine last February, more than 40 fighters who were citizens and natives of groups who had Ukrainian citizenship were killed on the side of the Armed Forces.</text:p>
      <text:p text:style-name="P4">
As reported by Ukrinform, on March 25 it became known that in Ukraine a citizen of Poland was on the front.</text:p>
      <text:p text:style-name="P4">
<text:span text:style-name="T5">
Foto from newsgeorgia.ge</text:span>
</text:p>
      <text:p text:style-name="P4">
News Source: <text:a xlink:type="simple" xlink:href="https://www.ukrinform.ua/rubric-ato/3692979-v-ukraini-zaginuv-se-odin-gruzinskij-vijskovij.html" text:style-name="Internet_20_link" text:visited-style-name="Visited_20_Internet_20_Link">
https://www.ukrinform.ua/rubric-ato/3692979-v-ukraini-zaginuv-se-odin-gruzinskij-vijskovij.html</text:a>
</text:p>
      <!--NEWS-->
      <text:h text:style-name="P10" text:outline-level="1">
<text:span text:style-name="T4">
The Government has continued the Ministry of Finance's right to grant credit guarantees for Naftogaz</text:span>
</text:h>
      <text:p text:style-name="P4">
Authors: Ukrinform (Person)</text:p>
      <text:p text:style-name="P4">
Publisher: Укринформ (Organization)</text:p>
      <text:p text:style-name="P4">
Published Time: 2023-04-07T17:12:36+03:00</text:p>
      <text:p text:style-name="P4">
Modified Time: 2023-04-07T17:12:36+03:00</text:p>
      <text:p text:style-name="P4">
Description: The Cabinet of Ministers has continued the right of the Minister of Finance of Ukraine to sign documents regarding the state guarantee to ensure the implementation of Naftogaz of Ukraine of Debt Absories to the European Bank of Reconstruction and Development (EBRD). - Ukrinform.</text:p>
      <text:p text:style-name="P4">
Images: ["<text:a xlink:type="simple" xlink:href="https://static.ukrinform.com/photos/2019_09/thumb_files/630_360_1568720073-567.jpg" text:style-name="Internet_20_link" text:visited-style-name="Visited_20_Internet_20_Link">
630_360_15687...</text:a>
"]</text:p>
      <text:p text:style-name="P4">
Tags: ['ЄБРР', 'Кабмін', 'Кредит', 'Нафтогаз']</text:p>
      <text:p text:style-name="P4">
Type: Article</text:p>
      <!--METADATA-->
      <text:p text:style-name="P4">
<draw:frame draw:style-name="fr1" draw:name="Image122" text:anchor-type="as-char" svg:width="6.9236in" svg:height="3.956343in" draw:z-index="0">
<draw:image xlink:href="../Images/yкринформ/2023-04-07T17-12-36-03-00/630_360_1568720073-567.jpg" xlink:type="simple" xlink:show="embed" xlink:actuate="onLoad" draw:mime-type="image/jpeg"/>
</draw:frame>
The Cabinet of Ministers continued the right of the Minister of Finance of Ukraine to sign the state guarantee of the state guarantee to ensure the implementation of the Naftogaz of Ukraine of Debt Affairs to the European Bank of Reconstruction and Development(EBRD).</text:p>
      <text:p text:style-name="P4">
Як передає Укрінформ, про це повідомив у <text:a xlink:type="simple" xlink:href="https://t.me/tmelnychuk/2029" text:style-name="Internet_20_link" text:visited-style-name="Visited_20_Internet_20_Link">
 </text:a>
The permanent representative of the Cabinet in the Verkhovna Rada Taras Melnychuk.</text:p>
      <text:p text:style-name="P4">
This is provided by the amendments made on April 7 to the Cabinet resolution of July 7, 20122 №760 “On granting in 2022 the state guarantees for the obligations of the Maxon Society“ National Joint Stock Company “Naftogaz of Ukraine”.</text:p>
      <text:p text:style-name="P4">
<text:span text:style-name="T4">
 Read also: </text:span>
 <text:a xlink:type="simple" xlink:href="https://www.ukrinform.ua/rubric-economy/3688358-naftogaz-rozrahovue-na-spivpracu-z-evropou-sodo-zberiganna-ta-vidobutku-gazu.html" text:style-name="Internet_20_link" text:visited-style-name="Visited_20_Internet_20_Link">
<text:span text:style-name="T4">
 oil </text:span>
</text:a>
"The Minister of Finance of Ukraine continued(after 2022)To sign documents regarding the state guarantee to ensure the implementation of NaftogazUkraine NJSC Debt Agreement between <text:a xlink:type="simple" xlink:href="https://www.ukrinform.ua/tag-naftogaz" text:style-name="Internet_20_link" text:visited-style-name="Visited_20_Internet_20_Link">
</text:a>
And the European Bank of Reconstruction and Development dated 14.06.2022 ”, - the message reads.</text:p>
      <text:p text:style-name="P4">
In June 2022, Naftogaz concluded a credit agreement with the EBRD with a renewable credit line of up to 300 million euros for the purchase of imported natural gas for the sustained passage of the heating season.</text:p>
      <text:p text:style-name="P4">
News Source: <text:a xlink:type="simple" xlink:href="https://www.ukrinform.ua/rubric-economy/3692984-urad-prodovziv-pravo-minfinu-nadavati-kreditni-garantii-dla-naftogazu.html" text:style-name="Internet_20_link" text:visited-style-name="Visited_20_Internet_20_Link">
https://www.ukrinform.ua/rubric-economy/3692984-urad-prodovziv-pravo-minfinu-nadavati-kreditni-garantii-dla-naftogazu.html</text:a>
</text:p>
      <!--NEWS-->
      <text:h text:style-name="P10" text:outline-level="1">
<text:span text:style-name="T4">
In Nova Kakhovka, the Russians bury at the crossroads barrels with unknown content</text:span>
</text:h>
      <text:p text:style-name="P4">
Authors: Ukrinform (Person)</text:p>
      <text:p text:style-name="P4">
Publisher: Укринформ (Organization)</text:p>
      <text:p text:style-name="P4">
Published Time: 2023-04-07T17:17:00+03:00</text:p>
      <text:p text:style-name="P4">
Modified Time: 2023-04-07T17:17:00+03:00</text:p>
      <text:p text:style-name="P4">
Description: In Nova Kakhovka in Kherson region, Russian invaders bury a barrel with unknown content at the intersections. - Ukrinform.</text:p>
      <text:p text:style-name="P4">
Images: ["<text:a xlink:type="simple" xlink:href="https://static.ukrinform.com/photos/2022_08/thumb_files/630_360_1661070089-529.jpeg" text:style-name="Internet_20_link" text:visited-style-name="Visited_20_Internet_20_Link">
630_360_16610...</text:a>
", "<text:a xlink:type="simple" xlink:href="https://static.ukrinform.com/photos/2023_04/1680876670-608.jpg" text:style-name="Internet_20_link" text:visited-style-name="Visited_20_Internet_20_Link">
1680876670-60...</text:a>
"]</text:p>
      <text:p text:style-name="P4">
Tags: ['Херсонщина', 'Каховка', 'Війна з росією']</text:p>
      <text:p text:style-name="P4">
Type: Article</text:p>
      <!--METADATA-->
      <text:p text:style-name="P4">
<draw:frame draw:style-name="fr1" draw:name="Image123" text:anchor-type="as-char" svg:width="6.9236in" svg:height="3.956343in" draw:z-index="0">
<draw:image xlink:href="../Images/yкринформ/2023-04-07T17-17-00-03-00/630_360_1661070089-529.jpeg" xlink:type="simple" xlink:show="embed" xlink:actuate="onLoad" draw:mime-type="image/jpeg"/>
</draw:frame>
In Novikakhovka in Kherson region, Russian invaders bury at the intersections of the barrels with poor content.</text:p>
      <text:p text:style-name="P4">
About it in <text:a xlink:type="simple" xlink:href="https://www.facebook.com/sergey.khlan/posts/pfbid02Hzrp7q2ddUFfP2j8pp5NKj2AKJvvvsdjmwG3jyGTLf9bV3MtHpGUsXU5S2Rj8Tvwl" text:style-name="Internet_20_link" text:visited-style-name="Visited_20_Internet_20_Link">
</text:a>
The deputy of the Kherson Regional Council Sergey Khlan wrote, Ukrinform reports.</text:p>
      <text:p text:style-name="P4">
«Kherson region. In the temporarily occupied new Kakhovka at the intersections, the Russians were brought out barrels with unknown content, ”the message reads.</text:p>
      <text:p text:style-name="P4">
<draw:frame draw:style-name="fr1" draw:name="Image124" text:anchor-type="as-char" svg:width="6.9236in" svg:height="8.733177in" draw:z-index="0">
<draw:image xlink:href="../Images/yкринформ/2023-04-07T17-17-00-03-00/1680876670-608.jpg" xlink:type="simple" xlink:show="embed" xlink:actuate="onLoad" draw:mime-type="image/jpeg"/>
</draw:frame>
Photo: Sergey Khlan</text:p>
      <text:p text:style-name="P4">
He noted that people are afraid to walk around and even more approach.</text:p>
      <text:p text:style-name="P4">
<text:span text:style-name="T4">
 Read also: </text:span>
 <text:a xlink:type="simple" xlink:href="https://www.ukrinform.ua/rubric-ato/3692958-na-hersonsini-pid-obstril-rosian-potrapila-svidka-poraneni-feldseri.html" text:style-name="Internet_20_link" text:visited-style-name="Visited_20_Internet_20_Link">
</text:a>
What it may be is unknown.</text:p>
      <text:p text:style-name="P4">
As reported by Ukrinform, the Armed Forces liberated the right -bank part of the Kherson region, including the city <text:a xlink:type="simple" xlink:href="https://www.ukrinform.ua/tag-herson" text:style-name="Internet_20_link" text:visited-style-name="Visited_20_Internet_20_Link">
</text:a>
. The part of the region, located on the left bank of the Dnieper, is temporarily captured by Russian.</text:p>
      <text:p text:style-name="P4">
News Source: <text:a xlink:type="simple" xlink:href="https://www.ukrinform.ua/rubric-regions/3692985-u-novij-kahovci-rosiani-zakopuut-na-perehrestah-bocki-z-nevidomim-vmistom.html" text:style-name="Internet_20_link" text:visited-style-name="Visited_20_Internet_20_Link">
https://www.ukrinform.ua/rubric-regions/3692985-u-novij-kahovci-rosiani-zakopuut-na-perehrestah-bocki-z-nevidomim-vmistom.html</text:a>
</text:p>
      <!--NEWS-->
      <text:h text:style-name="P10" text:outline-level="1">
<text:span text:style-name="T4">
The Museum of the Ukrainian Diaspora in Kiev presented the first solo exhibition of Elena Ovchinnikova</text:span>
</text:h>
      <text:p text:style-name="P4">
Authors: Ukrinform (Person)</text:p>
      <text:p text:style-name="P4">
Publisher: Укринформ (Organization)</text:p>
      <text:p text:style-name="P4">
Published Time: 2023-04-07T17:19:00+03:00</text:p>
      <text:p text:style-name="P4">
Modified Time: 2023-04-07T17:19:00+03:00</text:p>
      <text:p text:style-name="P4">
Description: In Kiev, at the Museum of the Ukrainian Diaspora, presented the first solo exhibition of Elena Ovchinnikova under the name "Memento Vitae". - Ukrinform.</text:p>
      <text:p text:style-name="P4">
Images: ["<text:a xlink:type="simple" xlink:href="https://static.ukrinform.com/photos/2023_04/thumb_files/630_360_1680876677-620.jpg" text:style-name="Internet_20_link" text:visited-style-name="Visited_20_Internet_20_Link">
630_360_16808...</text:a>
", "<text:a xlink:type="simple" xlink:href="https://static.ukrinform.com/photos/2023_04/1680876694-776.jpg" text:style-name="Internet_20_link" text:visited-style-name="Visited_20_Internet_20_Link">
1680876694-77...</text:a>
", "<text:a xlink:type="simple" xlink:href="https://static.ukrinform.com/photos/2023_04/1680876726-946.jpg" text:style-name="Internet_20_link" text:visited-style-name="Visited_20_Internet_20_Link">
1680876726-94...</text:a>
", "<text:a xlink:type="simple" xlink:href="https://static.ukrinform.com/photos/2023_04/1680876749-778.jpg" text:style-name="Internet_20_link" text:visited-style-name="Visited_20_Internet_20_Link">
1680876749-77...</text:a>
", "<text:a xlink:type="simple" xlink:href="https://static.ukrinform.com/photos/2023_04/1680876771-159.jpg" text:style-name="Internet_20_link" text:visited-style-name="Visited_20_Internet_20_Link">
1680876771-15...</text:a>
", "<text:a xlink:type="simple" xlink:href="https://static.ukrinform.com/photos/2023_04/1680876833-447.jpg" text:style-name="Internet_20_link" text:visited-style-name="Visited_20_Internet_20_Link">
1680876833-44...</text:a>
", "<text:a xlink:type="simple" xlink:href="https://static.ukrinform.com/photos/2023_04/1680876878-166.jpg" text:style-name="Internet_20_link" text:visited-style-name="Visited_20_Internet_20_Link">
1680876878-16...</text:a>
", "<text:a xlink:type="simple" xlink:href="https://static.ukrinform.com/photos/2023_04/1680876893-987.jpg" text:style-name="Internet_20_link" text:visited-style-name="Visited_20_Internet_20_Link">
1680876893-98...</text:a>
"]</text:p>
      <text:p text:style-name="P4">
Tags: ['Діаспора', 'Культура', 'Музей', 'Мистецтво', 'Київ']</text:p>
      <text:p text:style-name="P4">
Type: Article</text:p>
      <!--METADATA-->
      <text:p text:style-name="P4">
<draw:frame draw:style-name="fr1" draw:name="Image125" text:anchor-type="as-char" svg:width="6.9236in" svg:height="3.956343in" draw:z-index="0">
<draw:image xlink:href="../Images/yкринформ/2023-04-07T17-19-00-03-00/630_360_1680876677-620.jpg" xlink:type="simple" xlink:show="embed" xlink:actuate="onLoad" draw:mime-type="image/jpeg"/>
</draw:frame>
In Kyiv, the Ukrainian diaspora, presented the first solo exhibition of Olenovchinnikova under the name "Memento Vitae".</text:p>
      <text:p text:style-name="P4">
This was reported by the press service <text:a xlink:type="simple" xlink:href="https://kyivcity.gov.ua/news/muzey_ukransko_diaspori_prezentuvav_pershu_personalnu_vistavku_oleni_ovchinnikovo_foto/" text:style-name="Internet_20_link" text:visited-style-name="Visited_20_Internet_20_Link">
</text:a>
, reports Ukrinform.</text:p>
      <text:p text:style-name="P4">
<draw:frame draw:style-name="fr1" draw:name="Image126" text:anchor-type="as-char" svg:width="6.9236in" svg:height="4.619339in" draw:z-index="0">
<draw:image xlink:href="../Images/yкринформ/2023-04-07T17-19-00-03-00/1680876694-776.jpg" xlink:type="simple" xlink:show="embed" xlink:actuate="onLoad" draw:mime-type="image/jpeg"/>
</draw:frame>
“Today we open the art exhibition of Elena Ovchinnikova, Kyivka, which has been worked and worked here for many years. And even now, living a long time border, she conveys us with her beautiful works of art. The theme of her works is very relevant and responds in the heart of every Ukrainian, ” - KSCA chairman Anna Starostenko.</text:p>
      <text:p text:style-name="P4">
<draw:frame draw:style-name="fr1" draw:name="Image127" text:anchor-type="as-char" svg:width="6.9236in" svg:height="4.615733in" draw:z-index="0">
<draw:image xlink:href="../Images/yкринформ/2023-04-07T17-19-00-03-00/1680876726-946.jpg" xlink:type="simple" xlink:show="embed" xlink:actuate="onLoad" draw:mime-type="image/jpeg"/>
</draw:frame>
The retrospective "Memento vitae" is the first solo exhibition of Elena Ovchinnikovna to the Motherland during the years of independence. The exposition includes more than 50 works created by the artist in Ukraine and in emigration(USA). Це живописні твори,акварелі, естампи та книжкова графіка.</text:p>
      <text:p text:style-name="P4">
<draw:frame draw:style-name="fr1" draw:name="Image128" text:anchor-type="as-char" svg:width="6.9236in" svg:height="4.615733in" draw:z-index="0">
<draw:image xlink:href="../Images/yкринформ/2023-04-07T17-19-00-03-00/1680876749-778.jpg" xlink:type="simple" xlink:show="embed" xlink:actuate="onLoad" draw:mime-type="image/jpeg"/>
</draw:frame>
The exhibition presents a series of linorites "People from Verkhovyna"(1959-1960), artist sketches to the mural at the Kiev Hotel "Intourist", made in 1990. There is also a number of works that inspire the ancient village of Halepia near Trypillya and its inhabitants. The culmination of the exhibition is the Decameron series, created by Ovchinnikova in 2008-2020 in the United States, it was transmitted to the collection of the Museum of the Ukrainian Diaspora in Kiev in the United States.</text:p>
      <text:p text:style-name="P4">
<draw:frame draw:style-name="fr1" draw:name="Image129" text:anchor-type="as-char" svg:width="6.9236in" svg:height="4.615733in" draw:z-index="0">
<draw:image xlink:href="../Images/yкринформ/2023-04-07T17-19-00-03-00/1680876771-159.jpg" xlink:type="simple" xlink:show="embed" xlink:actuate="onLoad" draw:mime-type="image/jpeg"/>
</draw:frame>
Remember Life is the main creative motto of Bacchachio and Elena Ovchinnikova. The brick is eternal and modern. During the plague or war, people should find further. And quoting Boccaccio: "... who would meet them on the road, would say that they will not take them every time, and how, perhaps, he will swing, then cheerful," - says curator -sacrifice, art expert Oksana Podsukha.</text:p>
      <text:p text:style-name="P4">
<draw:frame draw:style-name="fr1" draw:name="Image130" text:anchor-type="as-char" svg:width="6.9236in" svg:height="4.615733in" draw:z-index="0">
<draw:image xlink:href="../Images/yкринформ/2023-04-07T17-19-00-03-00/1680876833-447.jpg" xlink:type="simple" xlink:show="embed" xlink:actuate="onLoad" draw:mime-type="image/jpeg"/>
</draw:frame>
The project aims to re -open an extraordinary Ukrainian artist, undervalued and still almost unknown at home, to enter her name and creative fall into the chronicle of the national revival of Ukrainian art, which has entered the history as the Movement of Sixties.</text:p>
      <text:p text:style-name="P4">
<draw:frame draw:style-name="fr1" draw:name="Image131" text:anchor-type="as-char" svg:width="6.9236in" svg:height="4.615733in" draw:z-index="0">
<draw:image xlink:href="../Images/yкринформ/2023-04-07T17-19-00-03-00/1680876878-166.jpg" xlink:type="simple" xlink:show="embed" xlink:actuate="onLoad" draw:mime-type="image/jpeg"/>
</draw:frame>
</text:p>
      <text:p text:style-name="P4">
<draw:frame draw:style-name="fr1" draw:name="Image132" text:anchor-type="as-char" svg:width="6.9236in" svg:height="4.615733in" draw:z-index="0">
<draw:image xlink:href="../Images/yкринформ/2023-04-07T17-19-00-03-00/1680876893-987.jpg" xlink:type="simple" xlink:show="embed" xlink:actuate="onLoad" draw:mime-type="image/jpeg"/>
</draw:frame>
As reported by Ukrinform, in Prague <text:a xlink:type="simple" xlink:href="https://www.ukrinform.ua/rubric-diaspora/3692861-u-prazi-prezentuvali-multimedijnij-proekt-ukrainske-vidrodzenna.html" text:style-name="Internet_20_link" text:visited-style-name="Visited_20_Internet_20_Link">
</text:a>
Presentation of the multimedia project "Ukrainian Renaissance", which presents the works of famous Ukrainian artists.</text:p>
      <text:p text:style-name="P4">
<text:span text:style-name="T5">
Foto: kyivcity.gov.ua</text:span>
</text:p>
      <text:p text:style-name="P4">
News Source: <text:a xlink:type="simple" xlink:href="https://www.ukrinform.ua/rubric-diaspora/3692986-muzej-ukrainskoi-diaspori-v-kievi-prezentuvav-persu-personalnu-vistavku-oleni-ovcinnikovoi.html" text:style-name="Internet_20_link" text:visited-style-name="Visited_20_Internet_20_Link">
https://www.ukrinform.ua/rubric-diaspora/3692986-muzej-ukrainskoi-diaspori-v-kievi-prezentuvav-persu-personalnu-vistavku-oleni-ovcinnikovoi.html</text:a>
</text:p>
      <!--NEWS-->
      <text:h text:style-name="P10" text:outline-level="1">
<text:span text:style-name="T4">
Zelensky appointed the heads of three military administrations in Luhansk region</text:span>
</text:h>
      <text:p text:style-name="P4">
Authors: Ukrinform (Person)</text:p>
      <text:p text:style-name="P4">
Publisher: Укринформ (Organization)</text:p>
      <text:p text:style-name="P4">
Published Time: 2023-04-07T17:21:50+03:00</text:p>
      <text:p text:style-name="P4">
Modified Time: 2023-04-07T17:21:50+03:00</text:p>
      <text:p text:style-name="P4">
Description: President Volodymyr Zelenskyy has appointed three heads of city military administrations of Severodonetsk district of Luhansk region.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Луганщина', 'Зеленський', 'Військова адміністрація']</text:p>
      <text:p text:style-name="P4">
Type: Article</text:p>
      <!--METADATA-->
      <text:p text:style-name="P4">
<draw:frame draw:style-name="fr1" draw:name="Image133" text:anchor-type="as-char" svg:width="6.9236in" svg:height="3.956343in" draw:z-index="0">
<draw:image xlink:href="../Images/yкринформ/2023-04-07T17-21-50-03-00/630_360_1678962741-175.jpeg" xlink:type="simple" xlink:show="embed" xlink:actuate="onLoad" draw:mime-type="image/jpeg"/>
</draw:frame>
The Presidential Lordir Zelensky appointed three heads of city military administrations of the Severodonetsk district of Luhansk region.</text:p>
      <text:p text:style-name="P4">
According to Ukrinform, appropriate orders <text:a xlink:type="simple" xlink:href="https://www.president.gov.ua/documents/612023-rp-46397" text:style-name="Internet_20_link" text:visited-style-name="Visited_20_Internet_20_Link">
</text:a>
 , <text:a xlink:type="simple" xlink:href="https://www.president.gov.ua/documents/622023-rp-46401" text:style-name="Internet_20_link" text:visited-style-name="Visited_20_Internet_20_Link">
</text:a>
and <text:a xlink:type="simple" xlink:href="https://www.president.gov.ua/documents/632023-rp-46405" text:style-name="Internet_20_link" text:visited-style-name="Visited_20_Internet_20_Link">
</text:a>
President of the Head of State were published.</text:p>
      <text:p text:style-name="P4">
According to the documents, Alexei Babchenko, the head of the mountain city military administration, the head of the Popasnyansky city military administration - Mykola Khanatov.</text:p>
      <text:p text:style-name="P4">
<text:span text:style-name="T4">
 Read also: </text:span>
 <text:a xlink:type="simple" xlink:href="https://www.ukrinform.ua/rubric-regions/3692895-zelenskij-utvoriv-19-vijskovih-administracij-u-zaporizkij-oblasti.html" text:style-name="Internet_20_link" text:visited-style-name="Visited_20_Internet_20_Link">
<text:span text:style-name="T4">
 Zelens </text:span>
</text:a>
The head of <text:a xlink:type="simple" xlink:href="https://www.ukrinform.ua/tag-severodoneck" text:style-name="Internet_20_link" text:visited-style-name="Visited_20_Internet_20_Link">
</text:a>
The President appointed the city military administration.</text:p>
      <text:p text:style-name="P4">
As reported by Ukrinform, in March the President <text:a xlink:type="simple" xlink:href="https://www.ukrinform.ua/rubric-regions/3687116-prezident-pidpisav-ukaz-pro-stvorenna-troh-vijskovih-administracij-na-lugansini.html" text:style-name="Internet_20_link" text:visited-style-name="Visited_20_Internet_20_Link">
</text:a>
On the formation of the Vlugan region of the mountain, Popasnyansk and Severodonetsk city administrations.</text:p>
      <text:p text:style-name="P4">
News Source: <text:a xlink:type="simple" xlink:href="https://www.ukrinform.ua/rubric-regions/3692987-zelenskij-priznaciv-ocilnikiv-troh-vijskovih-administracij-na-lugansini.html" text:style-name="Internet_20_link" text:visited-style-name="Visited_20_Internet_20_Link">
https://www.ukrinform.ua/rubric-regions/3692987-zelenskij-priznaciv-ocilnikiv-troh-vijskovih-administracij-na-lugansini.html</text:a>
</text:p>
      <!--NEWS-->
      <text:h text:style-name="P10" text:outline-level="1">
<text:span text:style-name="T4">
Shmigal will visit Canada and will hold negotiations on the transmission of heavy equipment</text:span>
</text:h>
      <text:p text:style-name="P4">
Authors: Ukrinform (Person)</text:p>
      <text:p text:style-name="P4">
Publisher: Укринформ (Organization)</text:p>
      <text:p text:style-name="P4">
Published Time: 2023-04-07T17:22:14+03:00</text:p>
      <text:p text:style-name="P4">
Modified Time: 2023-04-07T17:22:14+03:00</text:p>
      <text:p text:style-name="P4">
Description: Prime Minister of Ukraine Denis Shmigal plans to visit Canada to negotiate on the supply of ammunition and heavy equipment. - Ukrinform.</text:p>
      <text:p text:style-name="P4">
Images: ["<text:a xlink:type="simple" xlink:href="https://static.ukrinform.com/photos/2023_03/thumb_files/630_360_1678979855-550.jpg" text:style-name="Internet_20_link" text:visited-style-name="Visited_20_Internet_20_Link">
630_360_16789...</text:a>
"]</text:p>
      <text:p text:style-name="P4">
Tags: ['Канада', 'Шмигаль', 'Війна з росією']</text:p>
      <text:p text:style-name="P4">
Type: Article</text:p>
      <!--METADATA-->
      <text:p text:style-name="P4">
<draw:frame draw:style-name="fr1" draw:name="Image134" text:anchor-type="as-char" svg:width="6.9236in" svg:height="3.956343in" draw:z-index="0">
<draw:image xlink:href="../Images/yкринформ/2023-04-07T17-22-14-03-00/630_360_1678979855-550.jpg" xlink:type="simple" xlink:show="embed" xlink:actuate="onLoad" draw:mime-type="image/jpeg"/>
</draw:frame>
Prime Minister of Ukraine Denis Shmigal plans to visit Canada to negotiate the supply of ammunition and heavy equipment.</text:p>
      <text:p text:style-name="P4">
He said this in an interview with a Canadian edition <text:a xlink:type="simple" xlink:href="https://www.theglobeandmail.com/world/article-ukraine-pm-to-visit-canada-seeking-ammunition-armoured-vehicles-ahead/" text:style-name="Internet_20_link" text:visited-style-name="Visited_20_Internet_20_Link">
</text:a>
, reports Ukrinform.</text:p>
      <text:p text:style-name="P4">
As noted, the Prime Minister will visit <text:a xlink:type="simple" xlink:href="https://www.ukrinform.ua/tag-kanada" text:style-name="Internet_20_link" text:visited-style-name="Visited_20_Internet_20_Link">
</text:a>
In the coming weeks, but the Ukrainian government does not disclose the date of traveling safety reasons.</text:p>
      <text:p text:style-name="P4">
“Now we need heavy armored vehicles. And we need more artillery jails: ammunition for howitzers and ammunition for tanks ... This is extraordinary to organize our counter -offensive, ”Schmigal said.</text:p>
      <text:p text:style-name="P4">
According to the newspaper, the budget of the Government of Canada for 2023, published in March, offers a new loan for Ukraine of $ 2.4 billion, but does not provide for additional military assistance. However, over the last 12 months, Ottawa Nalavaev military equipment worth more than $ 1 billion.</text:p>
      <text:p text:style-name="P4">
Shmigal said that he was not concerned about the lack of new military assistance for Ukraine in the federal budget of the country, and hopes that Canada would still be more assistance more than other forms of assistance.</text:p>
      <text:p text:style-name="P4">
According to Shmigal, the Ukrainian Government would also like Ottawa to be offered avalanad by investing in Ukraine, insurance against military rises as part of efforts aimed at supporting the reconstruction and foreign investment in Ukraine.</text:p>
      <text:p text:style-name="P4">
<text:span text:style-name="T4">
 Read also: </text:span>
 <text:a xlink:type="simple" xlink:href="https://www.ukrinform.ua/rubric-polytics/3690139-kanada-borotimetsa-za-pravosudda-dla-ukrainciv-trudo.html" text:style-name="Internet_20_link" text:visited-style-name="Visited_20_Internet_20_Link">
<text:span text:style-name="T4">
 Canada </text:span>
</text:a>
Schmigal noted that Ukraine needs countries such as Canada to help projected the way for more foreign investment. And this, according to its words, includes special insurance to reduce financial risks associated with work in the war zone.</text:p>
      <text:p text:style-name="P4">
“We will need additional support in military risk insurance, so the investor will not come to Ukraine if the governments of our partners do not support and not insure(from)Military risks in Ukraine, ”Smigal said.</text:p>
      <text:p text:style-name="P4">
He said he would talk to the Canadian side about what Ottava could do.</text:p>
      <text:p text:style-name="P4">
"So if a Canadian company decides to invest money in Ukraine, we will make a Canadian government to create a mechanism for supporting Canadian investments," he said."We have ideal relations between Ukraine and Canada," he said, and thanked Ottawa for more than $ 5.4 billion of assistance that Kiev received from the Canadian law since the beginning of the war.</text:p>
      <text:p text:style-name="P4">
Shmigal also stated that as part of his visit is expected to sign agreements with a Canadian company in the nuclear industry. But he did not provide more detailed information. He also noted that Kiev has already signed agreements with foreign firms, in particular with Canadian.</text:p>
      <text:p text:style-name="P4">
<text:span text:style-name="T4">
 Read also: </text:span>
 <text:a xlink:type="simple" xlink:href="https://www.ukrinform.ua/rubric-polytics/3691737-kanada-krainam-nato-ukraini-potribni-garantii-bezpeki-pisla-vijni-bo-v-nei-agresivnij-susid.html" text:style-name="Internet_20_link" text:visited-style-name="Visited_20_Internet_20_Link">
<text:span text:style-name="T4">
 Canada </text:span>
</text:a>
“I hope that for Canadian officials and the Canadian people it will also be important that, despite the war, Ukraine has the great will to realize the Valryform and be a European, civilized country with all European standards, rules and, most importantly, values. We would not like to be bored(former)The Soviet Union or the Russian Empire, ”said Shmigal.</text:p>
      <text:p text:style-name="P4">
As reported by Ukrinform, on April 4, President of Ukraine Volodymyr Zelensky has conducted a telephone conversation with Canada Prime Minister Justin Trudeau, discussed Ukraine's security needs and the situation at the front.</text:p>
      <text:p text:style-name="P4">
News Source: <text:a xlink:type="simple" xlink:href="https://www.ukrinform.ua/rubric-polytics/3692988-smigal-vidvidae-kanadu-ta-provede-peregovori-pro-peredacu-vazkoi-tehniki.html" text:style-name="Internet_20_link" text:visited-style-name="Visited_20_Internet_20_Link">
https://www.ukrinform.ua/rubric-polytics/3692988-smigal-vidvidae-kanadu-ta-provede-peregovori-pro-peredacu-vazkoi-tehniki.html</text:a>
</text:p>
      <!--NEWS-->
      <text:h text:style-name="P10" text:outline-level="1">
<text:span text:style-name="T4">
The SBU declared suspicion to the Russian priest - urged to kill Ukrainians</text:span>
</text:h>
      <text:p text:style-name="P4">
Authors: Ukrinform (Person)</text:p>
      <text:p text:style-name="P4">
Publisher: Укринформ (Organization)</text:p>
      <text:p text:style-name="P4">
Published Time: 2023-04-07T17:28:00+03:00</text:p>
      <text:p text:style-name="P4">
Modified Time: 2023-04-07T17:28:00+03:00</text:p>
      <text:p text:style-name="P4">
Description: The Security Service of Ukraine in absentia reported suspicion to the Russian priest-blogger Andriy Tkachov, who urged the invaders to kill Ukrainians. - Ukrinform.</text:p>
      <text:p text:style-name="P4">
Images: ["<text:a xlink:type="simple" xlink:href="https://static.ukrinform.com/photos/2023_03/thumb_files/630_360_1679650189-636.jpg" text:style-name="Internet_20_link" text:visited-style-name="Visited_20_Internet_20_Link">
630_360_16796...</text:a>
", "<text:a xlink:type="simple" xlink:href="https://static.ukrinform.com/photos/2023_04/1680877697-878.jpeg" text:style-name="Internet_20_link" text:visited-style-name="Visited_20_Internet_20_Link">
1680877697-87...</text:a>
"]</text:p>
      <text:p text:style-name="P4">
Tags: ['Підозра', 'СБУ', 'УПЦ МП', 'Священник']</text:p>
      <text:p text:style-name="P4">
Type: Article</text:p>
      <!--METADATA-->
      <text:p text:style-name="P4">
<draw:frame draw:style-name="fr1" draw:name="Image135" text:anchor-type="as-char" svg:width="6.9236in" svg:height="3.956343in" draw:z-index="0">
<draw:image xlink:href="../Images/yкринформ/2023-04-07T17-28-00-03-00/630_360_1679650189-636.jpg" xlink:type="simple" xlink:show="embed" xlink:actuate="onLoad" draw:mime-type="image/jpeg"/>
</draw:frame>
The Service of Ukraine in absentia reported suspicion of the Russian priest-bloggerpoandry Tkachov, who urged the invaders to kill Ukrainians.</text:p>
      <text:p text:style-name="P4">
As Ukrinform reports, the SBU reports in <text:a xlink:type="simple" xlink:href="https://t.me/SBUkr/7864" text:style-name="Internet_20_link" text:visited-style-name="Visited_20_Internet_20_Link">
</text:a>
"The Security Service of Ukraine has gathered a reasonable evidence base for another representative of the ROC, which deals with the subversive activity against Ukraine. The Figurent is the Archpriest of the Russian Orthodox Church Tkachov - a graduate of the Faculty of the Faculty of Propagation of the Military Institute of the Ministry of Defense of the USSR.</text:p>
      <text:p text:style-name="P4">
In 2013, he was appointed head of the missionary department of the Kyiv E -Parki <text:a xlink:type="simple" xlink:href="https://www.ukrinform.ua/tag-upc-mp" text:style-name="Internet_20_link" text:visited-style-name="Visited_20_Internet_20_Link">
</text:a>
and presenter on the TV channel "Kievan Rus".</text:p>
      <text:p text:style-name="P4">
<draw:frame draw:style-name="fr1" draw:name="Image136" text:anchor-type="as-char" svg:width="6.9236in" svg:height="3.89773in" draw:z-index="0">
<draw:image xlink:href="../Images/yкринформ/2023-04-07T17-28-00-03-00/1680877697-878.jpeg" xlink:type="simple" xlink:show="embed" xlink:actuate="onLoad" draw:mime-type="image/jpeg"/>
</draw:frame>
It was then that he began to actively spread through the media of the pro -Kremlovsky narratives, where he "questioned" the existence of Ukrainian statehood.</text:p>
      <text:p text:style-name="P4">
<text:span text:style-name="T4">
 Read also: </text:span>
 <text:a xlink:type="simple" xlink:href="https://www.ukrinform.ua/rubric-society/3692646-bagato-predstavnikiv-upc-mp-spivpracuut-z-fsb-rf-danilov.html" text:style-name="Internet_20_link" text:visited-style-name="Visited_20_Internet_20_Link">
<text:span text:style-name="T4">
 UOC </text:span>
</text:a>
Subsequently, Tkachov moved to Moscow, and at the beginning of a full -scale invasion, he supported Russian invaders.</text:p>
      <text:p text:style-name="P4">
To do this, he created his own channels in the messenger of telegrams and video hosting YouTube, which signed almost 1.3 million users.</text:p>
      <text:p text:style-name="P4">
There, he publishes his "sermons", in which he urges invaders to kill civilians of Ukraine.</text:p>
      <text:p text:style-name="P4">
It is documented that the Moscow cleric offered the invaders to display religious inscriptions on Russian shells, which the aggressor uses for rocket hacks in Ukrainian cities.</text:p>
      <text:p text:style-name="P4">
In addition, Tkachov is a frequent "guest" on the air of the Central channels of the Russian Federation, deactivantly justifies the Kremlin's military crimes.</text:p>
      <text:p text:style-name="P4">
The expertise initiated by the Security Service of Ukraine fully confirmed the factual activity of the person.</text:p>
      <text:p text:style-name="P4">
<text:span text:style-name="T4">
 Read also: </text:span>
 <text:a xlink:type="simple" xlink:href="https://www.ukrinform.ua/rubric-regions/3692934-frankivski-deputati-vimagaut-zaboroniti-dialnist-upc-mp.html" text:style-name="Internet_20_link" text:visited-style-name="Visited_20_Internet_20_Link">
<text:span text:style-name="T4">
 UOC </text:span>
</text:a>
On the basis of the evidence collected, the SBU investigators informed him in absentia of the suspicion of the Criminal Code of Ukraine: Art. 436(Propaganda of war); even. 2st. 436-2(justification, recognition legitimate, denial of the armed aggression of the Russian Federation against Ukraine, justification, recognition of legitimate armed aggression of the Russian Federation against Ukraine, glorification of its participants).</text:p>
      <text:p text:style-name="P4">
News Source: <text:a xlink:type="simple" xlink:href="https://www.ukrinform.ua/rubric-society/3692990-sbu-ogolosila-pidozru-rosijskomu-svasenniku-zaklikav-zagarbnikiv-vbivati-ukrainciv.html" text:style-name="Internet_20_link" text:visited-style-name="Visited_20_Internet_20_Link">
https://www.ukrinform.ua/rubric-society/3692990-sbu-ogolosila-pidozru-rosijskomu-svasenniku-zaklikav-zagarbnikiv-vbivati-ukrainciv.html</text:a>
</text:p>
      <!--NEWS-->
      <text:h text:style-name="P10" text:outline-level="1">
<text:span text:style-name="T4">
The Ministry of Foreign Affairs of Ukraine condemned the launch of Israeli rockets from Lebanon and the Gaza Sector</text:span>
</text:h>
      <text:p text:style-name="P4">
Authors: Ukrinform (Person)</text:p>
      <text:p text:style-name="P4">
Publisher: Укринформ (Organization)</text:p>
      <text:p text:style-name="P4">
Published Time: 2023-04-07T17:31:39+03:00</text:p>
      <text:p text:style-name="P4">
Modified Time: 2023-04-07T17:31:39+03:00</text:p>
      <text:p text:style-name="P4">
Description: Ukraine with deep concern is watching the next wave of escalation of the security situation in the Middle East, caused by aggravation of armed confrontation and mutual shelling of the territory of Israel, Palestine and Lebanon. - Ukrinform.</text:p>
      <text:p text:style-name="P4">
Images: ["<text:a xlink:type="simple" xlink:href="https://static.ukrinform.com/photos/2020_09/thumb_files/630_360_1599543131-239.jpg" text:style-name="Internet_20_link" text:visited-style-name="Visited_20_Internet_20_Link">
630_360_15995...</text:a>
"]</text:p>
      <text:p text:style-name="P4">
Tags: ['Ізраїль', 'МЗС', 'Україна', 'Ракетний удар']</text:p>
      <text:p text:style-name="P4">
Type: Article</text:p>
      <!--METADATA-->
      <text:p text:style-name="P4">
<draw:frame draw:style-name="fr1" draw:name="Image137" text:anchor-type="as-char" svg:width="6.9236in" svg:height="3.956343in" draw:z-index="0">
<draw:image xlink:href="../Images/yкринформ/2023-04-07T17-31-39-03-00/630_360_1599543131-239.jpg" xlink:type="simple" xlink:show="embed" xlink:actuate="onLoad" draw:mime-type="image/jpeg"/>
</draw:frame>
Ukraine is watched by the next wave of escalation of security stations in the Middle East, caused by exacerbation of armed confrontation with mutual shelling of Israel, Palestine and Lebanon.</text:p>
      <text:p text:style-name="P4">
This is stated in the comment <text:a xlink:type="simple" xlink:href="https://mfa.gov.ua/news/komentar-mzs-ukrayini-shchodo-zagostrennya-bezpekovoyi-situaciyi-na-blizkomu-shodi" text:style-name="Internet_20_link" text:visited-style-name="Visited_20_Internet_20_Link">
</text:a>
, reports Ukrinform.</text:p>
      <text:p text:style-name="P4">
"Ukraine, sharing the right to guaranteeing security, condemns the launch of the launches of Dezrael from Lebanon and the Gaza Sector, as well as persistently calls on the parties to the sufficiency and cessation of force to avoid further victims, destruction and violence," it emphasized.</text:p>
      <text:p text:style-name="P4">
The Ministry of Foreign Affairs noted that in these sacred days, believers of all religions especially need a measure, tolerance and mutual respect, and all involved parties have to show the consciousness for respectful attitude towards the shrines of the temple mountain and the satisfaction of the religious needs of the believers, called the department.</text:p>
      <text:p text:style-name="P4">
<text:span text:style-name="T4">
 Read also: </text:span>
 <text:a xlink:type="simple" xlink:href="https://www.ukrinform.ua/rubric-world/3692671-izrail-atakuvav-pidpriemstva-z-virobnictva-zbroi-u-sektori-gazi.html" text:style-name="Internet_20_link" text:visited-style-name="Visited_20_Internet_20_Link">
<text:span text:style-name="T4">
 Israel </text:span>
</text:a>
"Ukraine confirms its commitment to the principle of peaceful settlement of the Palestinian-Israeli conflict through political and diplomatic dialogue, the result should be a peaceful and safe coexistence of two Tapalstein states-Israeli states," the Ministry stressed.</text:p>
      <text:p text:style-name="P4">
As it was reported, on April 6 in Israel stated that <text:a xlink:type="simple" xlink:href="https://www.ukrinform.ua/tag-livan" text:style-name="Internet_20_link" text:visited-style-name="Visited_20_Internet_20_Link">
</text:a>
On Thursday, he fired at his northern territory with rockets. Later, the Armed Forces of Israel Tahal stated that Zalidari in two weapons owned by the Palestinian Hamas Underwar.</text:p>
      <text:p text:style-name="P4">
News Source: <text:a xlink:type="simple" xlink:href="https://www.ukrinform.ua/rubric-polytics/3692992-mzs-ukraini-zasudilo-zapuski-raket-po-izrailu-z-livanu-ta-sektoru-gazi.html" text:style-name="Internet_20_link" text:visited-style-name="Visited_20_Internet_20_Link">
https://www.ukrinform.ua/rubric-polytics/3692992-mzs-ukraini-zasudilo-zapuski-raket-po-izrailu-z-livanu-ta-sektoru-gazi.html</text:a>
</text:p>
      <!--NEWS-->
      <text:h text:style-name="P10" text:outline-level="1">
<text:span text:style-name="T4">
Government launched a strategic project from the transition from military service to civilian life</text:span>
</text:h>
      <text:p text:style-name="P4">
Authors: Ukrinform (Person)</text:p>
      <text:p text:style-name="P4">
Publisher: Укринформ (Organization)</text:p>
      <text:p text:style-name="P4">
Published Time: 2023-04-07T17:38:22+03:00</text:p>
      <text:p text:style-name="P4">
Modified Time: 2023-04-07T17:38:22+03:00</text:p>
      <text:p text:style-name="P4">
Description: The Cabinet of Ministers agreed by the Project of the Presidential Decree on the implementation of the strategy of forming a system of transition from military service to civil life for the period up to 2032. - Ukrinform.</text:p>
      <text:p text:style-name="P4">
Images: ["<text:a xlink:type="simple" xlink:href="https://static.ukrinform.com/photos/2022_05/thumb_files/630_360_1653083704-278.jpg" text:style-name="Internet_20_link" text:visited-style-name="Visited_20_Internet_20_Link">
630_360_16530...</text:a>
"]</text:p>
      <text:p text:style-name="P4">
Tags: ['Кабмін', 'Уряд', 'Військові']</text:p>
      <text:p text:style-name="P4">
Type: Article</text:p>
      <!--METADATA-->
      <text:p text:style-name="P4">
<draw:frame draw:style-name="fr1" draw:name="Image138" text:anchor-type="as-char" svg:width="6.9236in" svg:height="3.956343in" draw:z-index="0">
<draw:image xlink:href="../Images/yкринформ/2023-04-07T17-38-22-03-00/630_360_1653083704-278.jpg" xlink:type="simple" xlink:show="embed" xlink:actuate="onLoad" draw:mime-type="image/jpeg"/>
</draw:frame>
The Cabinet of Ministers agreed to the Presidential Decree on the implementation of the strategy of the formation of the system of transition from military service to civilian life for the period up to 2032.</text:p>
      <text:p text:style-name="P4">
About it reports <text:a xlink:type="simple" xlink:href="https://mva.gov.ua/ua/news/uryad-zapustiv-strategichnij-proyekt-minveteraniv-perehodu-vid-vijskovoyi-sluzhbi-do-civilnogo-zhittya" text:style-name="Internet_20_link" text:visited-style-name="Visited_20_Internet_20_Link">
</text:a>
Ministries for Veterans Affairs, Ukrinform reports.</text:p>
      <text:p text:style-name="P4">
“The transition from military service to civil life is an institutional reform that will allow qualitatively management of human resources in the security and defense. We have carried out fruitful work with each power department, Ajesama system of transition involves many reforms there, " - said the Minister of Veterans Jules Julia <text:a xlink:type="simple" xlink:href="https://www.ukrinform.ua/tag-laputina" text:style-name="Internet_20_link" text:visited-style-name="Visited_20_Internet_20_Link">
</text:a>
.</text:p>
      <text:p text:style-name="P4">
The transition system will include psychological and legal assistance, social, professional, cultural adaptation of military personnel, war veterans, family members, families, families of fallen defenders and defenders of Ukraine, providing modern and effective tools for trouble -free social and economic reintegration.</text:p>
      <text:p text:style-name="P4">
<text:span text:style-name="T4">
 Read also: </text:span>
 <text:a xlink:type="simple" xlink:href="https://www.ukrinform.ua/rubric-society/3692935-kabmin-shvaliv-strategiu-derzpolitiki-sodo-vnutrisnogo-peremisenna-do-2025-roku.html" text:style-name="Internet_20_link" text:visited-style-name="Visited_20_Internet_20_Link">
</text:a>
The strategy of forming a system of transition from military service to civilian life for the period up to 2032 provides, in particular: updating of Ukrainian legislation, development of lists of services in the system of transition according to the domination of participants of this system and the order of their provision; formation of a system of monitoring by quality of providing such services and evaluating their quality; Introduction of non -governmental information technologies of accumulation and automated processing of information in the transition system and ensuring the interaction of electronic registers; raising the level of interest of territorial communities in the use of the potential of participants of the transition system.</text:p>
      <text:p text:style-name="P4">
As it was reported, the Cabinet of Ministers made changes to the procedure and conditions of payment of one -time financial assistance in case of death(death)or disabilities as a result of war to volunteers and their families.</text:p>
      <text:p text:style-name="P4">
News Source: <text:a xlink:type="simple" xlink:href="https://www.ukrinform.ua/rubric-society/3692994-urad-zapustiv-strategicnij-proekt-z-perehodu-vid-vijskovoi-sluzbi-do-civilnogo-zitta.html" text:style-name="Internet_20_link" text:visited-style-name="Visited_20_Internet_20_Link">
https://www.ukrinform.ua/rubric-society/3692994-urad-zapustiv-strategicnij-proekt-z-perehodu-vid-vijskovoi-sluzbi-do-civilnogo-zitta.html</text:a>
</text:p>
      <!--NEWS-->
      <text:h text:style-name="P10" text:outline-level="1">
<text:span text:style-name="T4">
In Kherson region, electricity has already been returned to 146 devocal settlements</text:span>
</text:h>
      <text:p text:style-name="P4">
Authors: Ukrinform (Person)</text:p>
      <text:p text:style-name="P4">
Publisher: Укринформ (Organization)</text:p>
      <text:p text:style-name="P4">
Published Time: 2023-04-07T17:40:24+03:00</text:p>
      <text:p text:style-name="P4">
Modified Time: 2023-04-07T17:40:24+03:00</text:p>
      <text:p text:style-name="P4">
Description: In the Kherson region, electricity supply was restored in two settlements - District and Arkhangelsky, now in the de -industrial territory with a light of 146 settlements. - Ukrinform.</text:p>
      <text:p text:style-name="P4">
Images: ["<text:a xlink:type="simple" xlink:href="https://static.ukrinform.com/photos/2023_02/thumb_files/630_360_1675414663-980.jpg" text:style-name="Internet_20_link" text:visited-style-name="Visited_20_Internet_20_Link">
630_360_16754...</text:a>
"]</text:p>
      <text:p text:style-name="P4">
Tags: ['Електроенергія', 'Херсонщина', 'Відбудова']</text:p>
      <text:p text:style-name="P4">
Type: Article</text:p>
      <!--METADATA-->
      <text:p text:style-name="P4">
<draw:frame draw:style-name="fr1" draw:name="Image139" text:anchor-type="as-char" svg:width="6.9236in" svg:height="3.956343in" draw:z-index="0">
<draw:image xlink:href="../Images/yкринформ/2023-04-07T17-40-24-03-00/630_360_1675414663-980.jpg" xlink:type="simple" xlink:show="embed" xlink:actuate="onLoad" draw:mime-type="image/jpeg"/>
</draw:frame>
Nakherson region restored electricity supply in two other settlements -Chryshchenivka and Arkhangelsk, now in the de -industrial territory with the light of 146 painting points.</text:p>
      <text:p text:style-name="P4">
As Ukrinform reports, it reports <text:a xlink:type="simple" xlink:href="https://t.me/khersonskaODA/4962" text:style-name="Internet_20_link" text:visited-style-name="Visited_20_Internet_20_Link">
</text:a>
.</text:p>
      <text:p text:style-name="P4">
“From now on on the liberated <text:a xlink:type="simple" xlink:href="https://www.ukrinform.ua/tag-hersonsina" text:style-name="Internet_20_link" text:visited-style-name="Visited_20_Internet_20_Link">
</text:a>
The power supply was restored in 146 of 228 settlements, ”the presentation reads.</text:p>
      <text:p text:style-name="P4">
<text:span text:style-name="T4">
 Read also: </text:span>
 <text:a xlink:type="simple" xlink:href="https://www.ukrinform.ua/rubric-vidbudova/3692936-na-kiivsini-vidnovleno-blizko-85-poskodzenih-obektiv-energoinfrastrukturi.html" text:style-name="Internet_20_link" text:visited-style-name="Visited_20_Internet_20_Link">
</text:a>
As it is noted, on April 7, energy filed a tension to the godfather of the Kinovoront community and the Arkhangelsk Vysokopolsky community. In both, 77 subscribers were connected to the network.</text:p>
      <text:p text:style-name="P4">
As <text:a xlink:type="simple" xlink:href="https://www.ukrinform.ua/rubric-regions/3692197-na-hersonsini-vidnovili-elektropostacanna-u-seli-de-svitla-ne-bulo-ponad-sim-misaciv.html" text:style-name="Internet_20_link" text:visited-style-name="Visited_20_Internet_20_Link">
 </text:a>
Ukrinform, in the Kherson region, the power supply was restored in the village of Chanebozen Tergromad, where the light was not for more than 7 months.</text:p>
      <text:p text:style-name="P4">
News Source: <text:a xlink:type="simple" xlink:href="https://www.ukrinform.ua/rubric-vidbudova/3692995-na-hersonsini-vze-povernuli-elektroenergiu-v-146-deokupovanih-naselenih-punktiv.html" text:style-name="Internet_20_link" text:visited-style-name="Visited_20_Internet_20_Link">
https://www.ukrinform.ua/rubric-vidbudova/3692995-na-hersonsini-vze-povernuli-elektroenergiu-v-146-deokupovanih-naselenih-punktiv.html</text:a>
</text:p>
      <!--NEWS-->
      <text:h text:style-name="P10" text:outline-level="1">
<text:span text:style-name="T4">
Issue of chaplains, an explosive book and a dream-grass on Khortytsia</text:span>
</text:h>
      <text:p text:style-name="P4">
Authors: Ukrinform (Person)</text:p>
      <text:p text:style-name="P4">
Publisher: Укринформ (Organization)</text:p>
      <text:p text:style-name="P4">
Published Time: 2023-04-07T17:45:00+03:00</text:p>
      <text:p text:style-name="P4">
Modified Time: 2023-04-07T17:45:00+03:00</text:p>
      <text:p text:style-name="P4">
Description: Ukraine continues to resist the full -scale invasion of the Russian Federation. Life during the war captures Ukrinform photo resumpts. - Ukrinform.</text:p>
      <text:p text:style-name="P4">
Images: ["<text:a xlink:type="simple" xlink:href="https://static.ukrinform.com/photos/2023_04/thumb_files/630_360_1680866765-647.jpg" text:style-name="Internet_20_link" text:visited-style-name="Visited_20_Internet_20_Link">
630_360_16808...</text:a>
", "<text:a xlink:type="simple" xlink:href="https://static.ukrinform.com/photos/2023_04/1680866834-122.jpg" text:style-name="Internet_20_link" text:visited-style-name="Visited_20_Internet_20_Link">
1680866834-12...</text:a>
", "<text:a xlink:type="simple" xlink:href="https://static.ukrinform.com/photos/2023_04/1680866766-295.jpg" text:style-name="Internet_20_link" text:visited-style-name="Visited_20_Internet_20_Link">
1680866766-29...</text:a>
", "<text:a xlink:type="simple" xlink:href="https://static.ukrinform.com/photos/2023_04/1680866836-575.jpg" text:style-name="Internet_20_link" text:visited-style-name="Visited_20_Internet_20_Link">
1680866836-57...</text:a>
", "<text:a xlink:type="simple" xlink:href="https://static.ukrinform.com/photos/2023_04/1680866835-228.jpg" text:style-name="Internet_20_link" text:visited-style-name="Visited_20_Internet_20_Link">
1680866835-22...</text:a>
", "<text:a xlink:type="simple" xlink:href="https://static.ukrinform.com/photos/2023_04/1680866764-540.jpg" text:style-name="Internet_20_link" text:visited-style-name="Visited_20_Internet_20_Link">
1680866764-54...</text:a>
", "<text:a xlink:type="simple" xlink:href="https://static.ukrinform.com/photos/2023_04/1680866765-647.jpg" text:style-name="Internet_20_link" text:visited-style-name="Visited_20_Internet_20_Link">
1680866765-64...</text:a>
", "<text:a xlink:type="simple" xlink:href="https://static.ukrinform.com/photos/2023_04/1680866818-792.jpg" text:style-name="Internet_20_link" text:visited-style-name="Visited_20_Internet_20_Link">
1680866818-79...</text:a>
", "<text:a xlink:type="simple" xlink:href="https://static.ukrinform.com/photos/2023_04/1680866766-227.jpg" text:style-name="Internet_20_link" text:visited-style-name="Visited_20_Internet_20_Link">
1680866766-22...</text:a>
", "<text:a xlink:type="simple" xlink:href="https://static.ukrinform.com/photos/2023_04/1680866538-223.jpg" text:style-name="Internet_20_link" text:visited-style-name="Visited_20_Internet_20_Link">
1680866538-22...</text:a>
", "<text:a xlink:type="simple" xlink:href="https://static.ukrinform.com/photos/2023_04/1680866537-457.jpg" text:style-name="Internet_20_link" text:visited-style-name="Visited_20_Internet_20_Link">
1680866537-45...</text:a>
", "<text:a xlink:type="simple" xlink:href="https://static.ukrinform.com/photos/2023_04/1680866767-683.jpg" text:style-name="Internet_20_link" text:visited-style-name="Visited_20_Internet_20_Link">
1680866767-68...</text:a>
", "<text:a xlink:type="simple" xlink:href="https://static.ukrinform.com/photos/2023_04/1680866540-462.jpeg" text:style-name="Internet_20_link" text:visited-style-name="Visited_20_Internet_20_Link">
1680866540-46...</text:a>
", "<text:a xlink:type="simple" xlink:href="https://static.ukrinform.com/photos/2023_04/1680866536-718.jpg" text:style-name="Internet_20_link" text:visited-style-name="Visited_20_Internet_20_Link">
1680866536-71...</text:a>
", "<text:a xlink:type="simple" xlink:href="https://static.ukrinform.com/photos/2023_04/1680866541-551.jpeg" text:style-name="Internet_20_link" text:visited-style-name="Visited_20_Internet_20_Link">
1680866541-55...</text:a>
", "<text:a xlink:type="simple" xlink:href="https://static.ukrinform.com/photos/2023_04/1680866536-821.jpg" text:style-name="Internet_20_link" text:visited-style-name="Visited_20_Internet_20_Link">
1680866536-82...</text:a>
", "<text:a xlink:type="simple" xlink:href="https://static.ukrinform.com/photos/2023_04/1680866540-199.jpg" text:style-name="Internet_20_link" text:visited-style-name="Visited_20_Internet_20_Link">
1680866540-19...</text:a>
", "<text:a xlink:type="simple" xlink:href="https://static.ukrinform.com/photos/2023_04/1680866819-899.jpg" text:style-name="Internet_20_link" text:visited-style-name="Visited_20_Internet_20_Link">
1680866819-89...</text:a>
"]</text:p>
      <text:p text:style-name="P4">
Tags: ['Фото', 'Хортиця', 'Капелан', 'Розмінування', 'УПЦ МП', 'Війна з росією', 'Бородянка']</text:p>
      <text:p text:style-name="P4">
Type: Article</text:p>
      <!--METADATA-->
      <text:p text:style-name="P4">
<draw:frame draw:style-name="fr1" draw:name="Image140" text:anchor-type="as-char" svg:width="6.9236in" svg:height="3.956343in" draw:z-index="0">
<draw:image xlink:href="../Images/yкринформ/2023-04-07T17-45-00-03-00/630_360_1680866765-647.jpg" xlink:type="simple" xlink:show="embed" xlink:actuate="onLoad" draw:mime-type="image/jpeg"/>
</draw:frame>
Ukraine precisely withstand the full -scale invasion of the Russian Federation. Life during the war will be recorded by photojournalists of Ukrinform.</text:p>
      <text:p text:style-name="P4">
What got into lenses this week - see a selection of photos.</text:p>
      <text:p text:style-name="P4">
<draw:frame draw:style-name="fr1" draw:name="Image141" text:anchor-type="as-char" svg:width="6.9236in" svg:height="4.602912in" draw:z-index="0">
<draw:image xlink:href="../Images/yкринформ/2023-04-07T17-45-00-03-00/1680866834-122.jpg" xlink:type="simple" xlink:show="embed" xlink:actuate="onLoad" draw:mime-type="image/jpeg"/>
</draw:frame>
<text:span text:style-name="T5">
Foto: Dmitrymolenko</text:span>
</text:p>
      <text:p text:style-name="P4">
Destruction of the Fab-500 Aviation Bomb, Orikh, Zaporizhzhya region, April 4, 2023.</text:p>
      <text:p text:style-name="P4">
<draw:frame draw:style-name="fr1" draw:name="Image142" text:anchor-type="as-char" svg:width="6.9236in" svg:height="4.615733in" draw:z-index="0">
<draw:image xlink:href="../Images/yкринформ/2023-04-07T17-45-00-03-00/1680866766-295.jpg" xlink:type="simple" xlink:show="embed" xlink:actuate="onLoad" draw:mime-type="image/jpeg"/>
</draw:frame>
<text:span text:style-name="T5">
Foto: Vyacheslavmadievsky</text:span>
</text:p>
      <text:p text:style-name="P4">
People in the trench covered with a camouflage net produced by the volunteer movement "Euroharakiv" during the test, Kharkiv, April 1, 2023.</text:p>
      <text:p text:style-name="P4">
<draw:frame draw:style-name="fr1" draw:name="Image143" text:anchor-type="as-char" svg:width="6.9236in" svg:height="4.429822in" draw:z-index="0">
<draw:image xlink:href="../Images/yкринформ/2023-04-07T17-45-00-03-00/1680866836-575.jpg" xlink:type="simple" xlink:show="embed" xlink:actuate="onLoad" draw:mime-type="image/jpeg"/>
</draw:frame>
<text:span text:style-name="T5">
Foto: Vladimirrasov</text:span>
</text:p>
      <text:p text:style-name="P4">
Destroyed as a result of Russian shelling, a dwelling house in the village of Yaidne Chernyhiv region a year after de -occupation, April 4, 2023.</text:p>
      <text:p text:style-name="P4">
<draw:frame draw:style-name="fr1" draw:name="Image144" text:anchor-type="as-char" svg:width="6.9236in" svg:height="4.423411in" draw:z-index="0">
<draw:image xlink:href="../Images/yкринформ/2023-04-07T17-45-00-03-00/1680866835-228.jpg" xlink:type="simple" xlink:show="embed" xlink:actuate="onLoad" draw:mime-type="image/jpeg"/>
</draw:frame>
<text:span text:style-name="T5">
Foto: Vladimirrasov</text:span>
</text:p>
      <text:p text:style-name="P4">
Soldiers during the solemn transmission ceremony of 10 FROD F250 P350 pickups, which have already installed MSrCs and machine guns, from a single national platform for providing the Armed Forces of Ukraine with a wheel transport "HeroicCar" within the program "Watchhip of the Sky", Gostomel, Kyiv region, April 1, 2023.</text:p>
      <text:p text:style-name="P4">
<draw:frame draw:style-name="fr1" draw:name="Image145" text:anchor-type="as-char" svg:width="6.9236in" svg:height="4.615733in" draw:z-index="0">
<draw:image xlink:href="../Images/yкринформ/2023-04-07T17-45-00-03-00/1680866764-540.jpg" xlink:type="simple" xlink:show="embed" xlink:actuate="onLoad" draw:mime-type="image/jpeg"/>
</draw:frame>
<text:span text:style-name="T5">
Foto: Pavlobagmut</text:span>
</text:p>
      <text:p text:style-name="P4">
Metropolitan of Kyiv and all Ukraine, the head of the Orthodox Church of Ukraine of Epiphany(in the center)During the solemn ceremony of the military chaplains, which completed the training courses on the military chaplainted forces of Ukraine, on the territory of the National Reserve "Sofia Kyivska", Kyiv, April 1, 2023.</text:p>
      <text:p text:style-name="P4">
<draw:frame draw:style-name="fr1" draw:name="Image146" text:anchor-type="as-char" svg:width="6.9236in" svg:height="4.615733in" draw:z-index="0">
<draw:image xlink:href="../Images/yкринформ/2023-04-07T17-45-00-03-00/1680866765-647.jpg" xlink:type="simple" xlink:show="embed" xlink:actuate="onLoad" draw:mime-type="image/jpeg"/>
</draw:frame>
<text:span text:style-name="T5">
Foto: Yuliayannikov</text:span>
</text:p>
      <text:p text:style-name="P4">
Pomegranate in the book is one of the examples where Russian invaders hide mines-during the information and cognitive event "Your knowledge is your safety", dedicated to the International Day of Enlightenment on the Ministry of Danger, which has the Red Cross Society of Ukraine in Taras Shevchenko Park. Kyiv, April 4, 2023.</text:p>
      <text:p text:style-name="P4">
<draw:frame draw:style-name="fr1" draw:name="Image147" text:anchor-type="as-char" svg:width="6.9236in" svg:height="4.615733in" draw:z-index="0">
<draw:image xlink:href="../Images/yкринформ/2023-04-07T17-45-00-03-00/1680866818-792.jpg" xlink:type="simple" xlink:show="embed" xlink:actuate="onLoad" draw:mime-type="image/jpeg"/>
</draw:frame>
<text:span text:style-name="T5">
Foto: Juliusozul</text:span>
</text:p>
      <text:p text:style-name="P4">
Exhibition of political posters at Deribasovskaya in Odessa, April 1, 2023.</text:p>
      <text:p text:style-name="P4">
<draw:frame draw:style-name="fr1" draw:name="Image148" text:anchor-type="as-char" svg:width="6.9236in" svg:height="4.615733in" draw:z-index="0">
<draw:image xlink:href="../Images/yкринформ/2023-04-07T17-45-00-03-00/1680866766-227.jpg" xlink:type="simple" xlink:show="embed" xlink:actuate="onLoad" draw:mime-type="image/jpeg"/>
</draw:frame>
<text:span text:style-name="T5">
Foto: Nadizvagina</text:span>
</text:p>
      <text:p text:style-name="P4">
<draw:frame draw:style-name="fr1" draw:name="Image149" text:anchor-type="as-char" svg:width="6.9236in" svg:height="4.615733in" draw:z-index="0">
<draw:image xlink:href="../Images/yкринформ/2023-04-07T17-45-00-03-00/1680866538-223.jpg" xlink:type="simple" xlink:show="embed" xlink:actuate="onLoad" draw:mime-type="image/jpeg"/>
</draw:frame>
<text:span text:style-name="T5">
Foto: Yevgenkotenko</text:span>
</text:p>
      <text:p text:style-name="P4">
A woman with a cross and icons in the territory of the Kiev-Pechersk Lavra, Kyiv, April 5, 20123.</text:p>
      <text:p text:style-name="P4">
<draw:frame draw:style-name="fr1" draw:name="Image150" text:anchor-type="as-char" svg:width="6.9236in" svg:height="4.615733in" draw:z-index="0">
<draw:image xlink:href="../Images/yкринформ/2023-04-07T17-45-00-03-00/1680866537-457.jpg" xlink:type="simple" xlink:show="embed" xlink:actuate="onLoad" draw:mime-type="image/jpeg"/>
</draw:frame>
<text:span text:style-name="T5">
Foto: Pavlobagmut</text:span>
</text:p>
      <text:p text:style-name="P4">
On the territory of the Kiev-Pechersk Lavra, Kiev, April 7, 2023.</text:p>
      <text:p text:style-name="P4">
<draw:frame draw:style-name="fr1" draw:name="Image151" text:anchor-type="as-char" svg:width="6.9236in" svg:height="4.423411in" draw:z-index="0">
<draw:image xlink:href="../Images/yкринформ/2023-04-07T17-45-00-03-00/1680866767-683.jpg" xlink:type="simple" xlink:show="embed" xlink:actuate="onLoad" draw:mime-type="image/jpeg"/>
</draw:frame>
<text:span text:style-name="T5">
Foto: Ruslananyuk</text:span>
</text:p>
      <text:p text:style-name="P4">
Yevgeny Primachenko's sculpture "The Girl under the Sun" is a children's silhouette that flies in the sky under the sun's rays against the backdrop of the Russian aircraft, Borodyanka, Kyiv region, April 2, 2023.</text:p>
      <text:p text:style-name="P4">
<draw:frame draw:style-name="fr1" draw:name="Image152" text:anchor-type="as-char" svg:width="6.9236in" svg:height="4.615733in" draw:z-index="0">
<draw:image xlink:href="../Images/yкринформ/2023-04-07T17-45-00-03-00/1680866540-462.jpeg" xlink:type="simple" xlink:show="embed" xlink:actuate="onLoad" draw:mime-type="image/jpeg"/>
</draw:frame>
<text:span text:style-name="T5">
Foto: Cyrillochubotin</text:span>
</text:p>
      <text:p text:style-name="P4">
Drawings and inscriptions on the walls during the exhibition "Berry concentration camp", which is the opening of the Museum of History of Ukraine together with the volunteer movement "Dobrobat", about one of the terrible crimes of Russian invaders against peaceful residents of Ukraine, Kyiv, April 1, 2023.</text:p>
      <text:p text:style-name="P4">
<draw:frame draw:style-name="fr1" draw:name="Image153" text:anchor-type="as-char" svg:width="6.9236in" svg:height="4.481108in" draw:z-index="0">
<draw:image xlink:href="../Images/yкринформ/2023-04-07T17-45-00-03-00/1680866536-718.jpg" xlink:type="simple" xlink:show="embed" xlink:actuate="onLoad" draw:mime-type="image/jpeg"/>
</draw:frame>
<text:span text:style-name="T5">
Foto: Ruslananyuk</text:span>
</text:p>
      <text:p text:style-name="P4">
The child is playing in a puddle near the Russian troops shot by the monument of Shevchenko in Borodyanka, Kyiv region, April 2, 2023.</text:p>
      <text:p text:style-name="P4">
<draw:frame draw:style-name="fr1" draw:name="Image154" text:anchor-type="as-char" svg:width="6.9236in" svg:height="4.615733in" draw:z-index="0">
<draw:image xlink:href="../Images/yкринформ/2023-04-07T17-45-00-03-00/1680866541-551.jpeg" xlink:type="simple" xlink:show="embed" xlink:actuate="onLoad" draw:mime-type="image/jpeg"/>
</draw:frame>
<text:span text:style-name="T5">
Foto: Cyrillochubotin</text:span>
</text:p>
      <text:p text:style-name="P4">
Exhibit of the exhibition of foreign postal stamps "Solidaries with Ukraine", Kiev, April 5, 2023.</text:p>
      <text:p text:style-name="P4">
<draw:frame draw:style-name="fr1" draw:name="Image155" text:anchor-type="as-char" svg:width="6.9236in" svg:height="4.609323in" draw:z-index="0">
<draw:image xlink:href="../Images/yкринформ/2023-04-07T17-45-00-03-00/1680866536-821.jpg" xlink:type="simple" xlink:show="embed" xlink:actuate="onLoad" draw:mime-type="image/jpeg"/>
</draw:frame>
<text:span text:style-name="T5">
Foto: Alexandrlapin</text:span>
</text:p>
      <text:p text:style-name="P4">
At Vinnitsa Academic Music and Drama Theater. MK Sadovsky has a general rehearsal of the performance "At the door" Kharkiv director of Kovshun, based on the play of the German warrior Wolfghanghart "on the street, in front of the closed door", Vinnitsa, April 6, 2023.</text:p>
      <text:p text:style-name="P4">
<draw:frame draw:style-name="fr1" draw:name="Image156" text:anchor-type="as-char" svg:width="6.9236in" svg:height="4.615733in" draw:z-index="0">
<draw:image xlink:href="../Images/yкринформ/2023-04-07T17-45-00-03-00/1680866540-199.jpg" xlink:type="simple" xlink:show="embed" xlink:actuate="onLoad" draw:mime-type="image/jpeg"/>
</draw:frame>
Photo: Yuliayannikov</text:p>
      <text:p text:style-name="P4">
The cars are traveling with fog street in Kiev, April 5.</text:p>
      <text:p text:style-name="P4">
<draw:frame draw:style-name="fr1" draw:name="Image157" text:anchor-type="as-char" svg:width="6.9236in" svg:height="4.602912in" draw:z-index="0">
<draw:image xlink:href="../Images/yкринформ/2023-04-07T17-45-00-03-00/1680866819-899.jpg" xlink:type="simple" xlink:show="embed" xlink:actuate="onLoad" draw:mime-type="image/jpeg"/>
</draw:frame>
<text:span text:style-name="T5">
Foto: Dmitrymolenko</text:span>
</text:p>
      <text:p text:style-name="P4">
Sleep-grass blossoms on the territory of the National Reserve "Khortytsia", Zaporozhye, March 31, 2023.</text:p>
      <text:p text:style-name="P4">
News Source: <text:a xlink:type="simple" xlink:href="https://www.ukrinform.ua/rubric-society/3692970-vipusk-kapelaniv-vibuhova-kniga-i-sontrava-na-hortici.html" text:style-name="Internet_20_link" text:visited-style-name="Visited_20_Internet_20_Link">
https://www.ukrinform.ua/rubric-society/3692970-vipusk-kapelaniv-vibuhova-kniga-i-sontrava-na-hortici.html</text:a>
</text:p>
      <!--NEWS-->
      <text:h text:style-name="P10" text:outline-level="1">
<text:span text:style-name="T4">
The organizer of grain waste at ₴ 3.2 million from the State Reserve has been suspected</text:span>
</text:h>
      <text:p text:style-name="P4">
Authors: Ukrinform (Person)</text:p>
      <text:p text:style-name="P4">
Publisher: Укринформ (Organization)</text:p>
      <text:p text:style-name="P4">
Published Time: 2023-04-07T17:49:46+03:00</text:p>
      <text:p text:style-name="P4">
Modified Time: 2023-04-07T17:49:46+03:00</text:p>
      <text:p text:style-name="P4">
Description: Law enforcement officers declared suspicion to the organizer of grain waste in the amount of UAH 3.2 million, which was stored by the State Agency of the Reserve of Ukraine. - Ukrinform.</text:p>
      <text:p text:style-name="P4">
Images: ["<text:a xlink:type="simple" xlink:href="https://static.ukrinform.com/photos/2022_07/thumb_files/630_360_1658506115-342.jpg" text:style-name="Internet_20_link" text:visited-style-name="Visited_20_Internet_20_Link">
630_360_16585...</text:a>
"]</text:p>
      <text:p text:style-name="P4">
Tags: ['Підозра', 'Зерно', 'Гроші', 'Держрезерв']</text:p>
      <text:p text:style-name="P4">
Type: Article</text:p>
      <!--METADATA-->
      <text:p text:style-name="P4">
<draw:frame draw:style-name="fr1" draw:name="Image158" text:anchor-type="as-char" svg:width="6.9236in" svg:height="3.956343in" draw:z-index="0">
<draw:image xlink:href="../Images/yкринформ/2023-04-07T17-49-46-03-00/630_360_1658506115-342.jpg" xlink:type="simple" xlink:show="embed" xlink:actuate="onLoad" draw:mime-type="image/jpeg"/>
</draw:frame>
Law enforcement officers declared suspicion to the organizer of grain waste in the amount of 3.2 million in the storage of the State Agency of the Reserve of the State Agency.</text:p>
      <text:p text:style-name="P4">
According to Ukrinform, the specialized anti -corruption prosecutor's office reported in <text:a xlink:type="simple" xlink:href="https://t.me/sap_gov_ua/1291" text:style-name="Internet_20_link" text:visited-style-name="Visited_20_Internet_20_Link">
</text:a>
.</text:p>
      <text:p text:style-name="P4">
The suspect is charged with the commission of the crime under Part 5 of Art. 191(appropriation, misappropriation of property or seizure by abuse of office, committed in particularly large sizes or organized group)Thatch. 3 st. 27(Organization of a crime)Criminal Code of Ukraine.</text:p>
      <text:p text:style-name="P4">
The place of residence of the person is not installed. The suspicion was declared in the order of Article 135, Art. 278 of the Criminal Procedure Code of Ukraine.</text:p>
      <text:p text:style-name="P4">
The investigation revealed that in November 2020 the suspect organized the dissemination of sunflower grain by its free removal from the territory of the branch of the branch and the owner's permission.</text:p>
      <text:p text:style-name="P4">
<text:span text:style-name="T4">
 Read also: </text:span>
 <text:a xlink:type="simple" xlink:href="https://www.ukrinform.ua/rubric-regions/3691199-zagarbniki-prodovzuut-vivoziti-cerez-mariupol-kradene-zerno-do-rosii.html" text:style-name="Internet_20_link" text:visited-style-name="Visited_20_Internet_20_Link">
<text:span text:style-name="T4">
 grain </text:span>
</text:a>
The accomplices in the commission of this crime were the Acting Director of the Director of the Okhtyrsky Bakery Combine, the head of the branch, the head of the production and technical laboratory of the branch and the head of the elevator. Claims are being considered in <text:a xlink:type="simple" xlink:href="https://www.ukrinform.ua/tag-sud" text:style-name="Internet_20_link" text:visited-style-name="Visited_20_Internet_20_Link">
</text:a>
.</text:p>
      <text:p text:style-name="P4">
As reported by Ukrinform, in November 2021 the National Anti -Corruption Bureau of Ukraine declared the completion of the investigation into <text:a xlink:type="simple" xlink:href="https://www.ukrinform.ua/rubric-economy/3352390-nabu-zaversilo-rozsliduvanna-roztrati-zerna-na-32-miljona-iz-derzrezervu.html" text:style-name="Internet_20_link" text:visited-style-name="Visited_20_Internet_20_Link">
</text:a>
from the State Agency of the Reserve.</text:p>
      <text:p text:style-name="P4">
News Source: <text:a xlink:type="simple" xlink:href="https://www.ukrinform.ua/rubric-economy/3692998-organizatoru-roztrati-zerna-na-32-miljona-iz-derzrezervu-ogolosili-pidozru.html" text:style-name="Internet_20_link" text:visited-style-name="Visited_20_Internet_20_Link">
https://www.ukrinform.ua/rubric-economy/3692998-organizatoru-roztrati-zerna-na-32-miljona-iz-derzrezervu-ogolosili-pidozru.html</text:a>
</text:p>
      <!--NEWS-->
      <text:h text:style-name="P10" text:outline-level="1">
<text:span text:style-name="T4">
Japan initiates a discussion on G7 on the risks of using artificial intelligence</text:span>
</text:h>
      <text:p text:style-name="P4">
Authors: Ukrinform (Person)</text:p>
      <text:p text:style-name="P4">
Publisher: Укринформ (Organization)</text:p>
      <text:p text:style-name="P4">
Published Time: 2023-04-07T17:51:00+03:00</text:p>
      <text:p text:style-name="P4">
Modified Time: 2023-04-07T17:51:00+03:00</text:p>
      <text:p text:style-name="P4">
Description: Japan intends to discuss the use of artificial intelligence and its risks at the meeting of the Seven Group Ministers on digital issues that the country will accept at the end of April, the Minister of Communications said such Matsumoto. - Ukrinform.</text:p>
      <text:p text:style-name="P4">
Images: ["<text:a xlink:type="simple" xlink:href="https://static.ukrinform.com/photos/2022_09/thumb_files/630_360_1664258482-721.jpg" text:style-name="Internet_20_link" text:visited-style-name="Visited_20_Internet_20_Link">
630_360_16642...</text:a>
"]</text:p>
      <text:p text:style-name="P4">
Tags: ['Японія', 'Штучний інтелект', 'ChatGPT']</text:p>
      <text:p text:style-name="P4">
Type: Article</text:p>
      <!--METADATA-->
      <text:p text:style-name="P4">
<draw:frame draw:style-name="fr1" draw:name="Image159" text:anchor-type="as-char" svg:width="6.9236in" svg:height="3.956343in" draw:z-index="0">
<draw:image xlink:href="../Images/yкринформ/2023-04-07T17-51-00-03-00/630_360_1664258482-721.jpg" xlink:type="simple" xlink:show="embed" xlink:actuate="onLoad" draw:mime-type="image/jpeg"/>
</draw:frame>
Japan has a discussion on the use of artificial intelligence and its risky meeting of the Seven Group Ministers on digital issues, which the country is accepted by the time of April, said the Minister of Communications.</text:p>
      <text:p text:style-name="P4">
According to Ukrinform, the agency reports <text:a xlink:type="simple" xlink:href="https://english.kyodonews.net/news/2023/04/5997f9a1825f-japan-plans-to-lead-talks-on-ai-risks-at-g7-digital-meeting.html" text:style-name="Internet_20_link" text:visited-style-name="Visited_20_Internet_20_Link">
</text:a>
According to the report, the revolution of artificial intelligence, including the advent of chatbots, such as Chatgpt, has brought with it a number of problems such as informed collection of personal data and its impact on the learning environment.</text:p>
      <text:p text:style-name="P4">
Minister Matsumoto emphasized the importance of multilateral efforts in applying and regulating artificial intelligence, stating at a press conference that <text:a xlink:type="simple" xlink:href="https://www.ukrinform.ua/tag-aponia" text:style-name="Internet_20_link" text:visited-style-name="Visited_20_Internet_20_Link">
</text:a>
"I would like to lead the discussion so that its analyzing and checking can take place within the international system."</text:p>
      <text:p text:style-name="P4">
Last week, Italy's data protection management introduced a temporary assembler for the use of Chatgpt for suspicion that its developer is illegally collecting huge amounts of personal data.</text:p>
      <text:p text:style-name="P4">
<text:span text:style-name="T4">
 Read also: </text:span>
 <text:a xlink:type="simple" xlink:href="https://www.ukrinform.ua/rubric-technology/3692609-u-kanadi-rozsliduut-mozlivij-nezakonnij-zbir-danih-chatgpt.html" text:style-name="Internet_20_link" text:visited-style-name="Visited_20_Internet_20_Link">
<text:span text:style-name="T4">
 Chatgpt </text:span>
</text:a>
Meanwhile, Japanese officials have stated on Thursday that the Ministry of Education seek to formulate recommendations for the use of Chatgpt and other chatbots with a high school intelligence in schools until March next year, as it is increasing the intelligence of their impact on the impact on the skills of writing and thinking of students.</text:p>
      <text:p text:style-name="P4">
"I am aware that the rapid development of artificial intelligence and its growing use has raised issues such as its potential impact on society in the event of abuse, as well as collecting personal data," Matsumoto said.</text:p>
      <text:p text:style-name="P4">
At a separate press conference, Japan Digital Technology Minister Tarot Konosta was hoped that the Seven Group will send a single signal to this topic.</text:p>
      <text:p text:style-name="P4">
<text:span text:style-name="T4">
 Read also: </text:span>
 <text:a xlink:type="simple" xlink:href="https://www.ukrinform.ua/rubric-technology/3690019-v-italii-zablokuvali-chatgpt-za-nezakonnij-zbir-danih.html" text:style-name="Internet_20_link" text:visited-style-name="Visited_20_Internet_20_Link">
<text:span text:style-name="T4">
 Chatgpt </text:span>
</text:a>
Meeting of ministers on digital issues will be held in Takasaki, Prefectragunma, for two days from April 29.</text:p>
      <text:p text:style-name="P4">
News Source: <text:a xlink:type="simple" xlink:href="https://www.ukrinform.ua/rubric-technology/3693000-aponia-iniciue-diskusiu-pro-riziki-zastosuvanna-stucnogo-intelektu-na-g7.html" text:style-name="Internet_20_link" text:visited-style-name="Visited_20_Internet_20_Link">
https://www.ukrinform.ua/rubric-technology/3693000-aponia-iniciue-diskusiu-pro-riziki-zastosuvanna-stucnogo-intelektu-na-g7.html</text:a>
</text:p>
      <!--NEWS-->
      <text:h text:style-name="P10" text:outline-level="1">
<text:span text:style-name="T4">
The new Ambassador of Ukraine Olesya Ilashchuk presented the certificate of Certificate to the President of Bulgaria</text:span>
</text:h>
      <text:p text:style-name="P4">
Authors: Ukrinform (Person)</text:p>
      <text:p text:style-name="P4">
Publisher: Укринформ (Organization)</text:p>
      <text:p text:style-name="P4">
Published Time: 2023-04-07T17:59:33+03:00</text:p>
      <text:p text:style-name="P4">
Modified Time: 2023-04-07T17:59:33+03:00</text:p>
      <text:p text:style-name="P4">
Description: The Ambassador of Ukraine to the Republic of Bulgaria Olesya Ilashchuk presented the certificate of Certificate to President Rumen Radev on April 7. - Ukrinform.</text:p>
      <text:p text:style-name="P4">
Images: ["<text:a xlink:type="simple" xlink:href="https://static.ukrinform.com/photos/2023_04/thumb_files/630_360_1680879509-469.jpg" text:style-name="Internet_20_link" text:visited-style-name="Visited_20_Internet_20_Link">
630_360_16808...</text:a>
", "<text:a xlink:type="simple" xlink:href="https://static.ukrinform.com/photos/2023_04/1680879509-459.jpg" text:style-name="Internet_20_link" text:visited-style-name="Visited_20_Internet_20_Link">
1680879509-45...</text:a>
", "<text:a xlink:type="simple" xlink:href="https://static.ukrinform.com/photos/2023_04/1680879509-224.jpg" text:style-name="Internet_20_link" text:visited-style-name="Visited_20_Internet_20_Link">
1680879509-22...</text:a>
"]</text:p>
      <text:p text:style-name="P4">
Tags: ['Болгарія', 'Посол', 'Дипломати']</text:p>
      <text:p text:style-name="P4">
Type: Article</text:p>
      <!--METADATA-->
      <text:p text:style-name="P4">
<draw:frame draw:style-name="fr1" draw:name="Image160" text:anchor-type="as-char" svg:width="6.9236in" svg:height="3.956343in" draw:z-index="0">
<draw:image xlink:href="../Images/yкринформ/2023-04-07T17-59-33-03-00/630_360_1680879509-469.jpg" xlink:type="simple" xlink:show="embed" xlink:actuate="onLoad" draw:mime-type="image/jpeg"/>
</draw:frame>
Ambassador of Ukraine in the Republic of Bulgaria Olesya Ilashchuk awarded the Rumen Ru and Rumen Rumen on April 7.</text:p>
      <text:p text:style-name="P4">
This was reported <text:a xlink:type="simple" xlink:href="https://bulgaria.mfa.gov.ua/news/posol-ukrayini-v-respublici-bolgariya-olesya-ilashchuk-vruchila-virchi-gramoti-prezidentu-respubliki-bolgariya-rumenu-radevu" text:style-name="Internet_20_link" text:visited-style-name="Visited_20_Internet_20_Link">
</text:a>
, reports Ukrinform.</text:p>
      <text:p text:style-name="P4">
It is noted that during the meeting with the President, the ambassador thanked the Bulgarian Narode for the comprehensive support of Ukraine in the conditions of large -scale military managing <text:a xlink:type="simple" xlink:href="https://www.ukrinform.ua/tag-rosia" text:style-name="Internet_20_link" text:visited-style-name="Visited_20_Internet_20_Link">
</text:a>
with the support of tens of Ukrainians who found temporary protection in the country.</text:p>
      <text:p text:style-name="P4">
<draw:frame draw:style-name="fr1" draw:name="Image161" text:anchor-type="as-char" svg:width="6.9236in" svg:height="4.942681in" draw:z-index="0">
<draw:image xlink:href="../Images/yкринформ/2023-04-07T17-59-33-03-00/1680879509-459.jpg" xlink:type="simple" xlink:show="embed" xlink:actuate="onLoad" draw:mime-type="image/jpeg"/>
</draw:frame>
“During the audience, the continuation of the provision of political, economic, energy, energy and defense assistance, cooperation within the framework of the implementation of the President of Ukraine and the Crimean Platform, strengthening the sanction regime against Russia, the development of the Ukrainian-Bulgarian dialogue, and the realization of the rights of the numerous Bulgarian community in Ukraine, were discussed. - noted the Udippriest.</text:p>
      <text:p text:style-name="P4">
<draw:frame draw:style-name="fr1" draw:name="Image162" text:anchor-type="as-char" svg:width="6.9236in" svg:height="4.941364in" draw:z-index="0">
<draw:image xlink:href="../Images/yкринформ/2023-04-07T17-59-33-03-00/1680879509-224.jpg" xlink:type="simple" xlink:show="embed" xlink:actuate="onLoad" draw:mime-type="image/jpeg"/>
</draw:frame>
<text:span text:style-name="T4">
 Read also: </text:span>
 <text:a xlink:type="simple" xlink:href="https://www.ukrinform.ua/rubric-polytics/3675922-prezident-bolgarii-nagorodiv-ukrainskogo-posla-akij-zaversue-dipmisiu-v-cij-kraini.html" text:style-name="Internet_20_link" text:visited-style-name="Visited_20_Internet_20_Link">
</text:a>
As it was reported, President Volodymyr Zelenskyy on December 23 last year <text:a xlink:type="simple" xlink:href="https://www.ukrinform.ua/rubric-polytics/3640311-zelenskij-priznaciv-novih-posliv-u-troh-krainah.html" text:style-name="Internet_20_link" text:visited-style-name="Visited_20_Internet_20_Link">
</text:a>
Extraordinary and Plenipotentiary Ambassador of Ukraine Bulgaria. This has caused an ambiguous reaction in expert circles, since, according to media, Ilashchuk has no experience in diplomacy or supranational positions <text:a xlink:type="simple" xlink:href="https://www.ukrinform.ua/rubric-polytics/3641546-bolgaria-nadala-agreman-novomu-poslu-ukraini.html" text:style-name="Internet_20_link" text:visited-style-name="Visited_20_Internet_20_Link">
</text:a>
</text:p>
      <text:p text:style-name="P4">
News Source: <text:a xlink:type="simple" xlink:href="https://www.ukrinform.ua/rubric-polytics/3693003-novij-posol-ukraini-olesa-ilasuk-vrucila-virci-gramoti-prezidentu-bolgarii.html" text:style-name="Internet_20_link" text:visited-style-name="Visited_20_Internet_20_Link">
https://www.ukrinform.ua/rubric-polytics/3693003-novij-posol-ukraini-olesa-ilasuk-vrucila-virci-gramoti-prezidentu-bolgarii.html</text:a>
</text:p>
      <!--NEWS-->
      <text:h text:style-name="P10" text:outline-level="1">
<text:span text:style-name="T4">
Ukraine is preparing to enter the EU's free roaming zone - the government has made a decision</text:span>
</text:h>
      <text:p text:style-name="P4">
Authors: Ukrinform (Person)</text:p>
      <text:p text:style-name="P4">
Publisher: Укринформ (Organization)</text:p>
      <text:p text:style-name="P4">
Published Time: 2023-04-07T18:05:59+03:00</text:p>
      <text:p text:style-name="P4">
Modified Time: 2023-04-07T18:05:59+03:00</text:p>
      <text:p text:style-name="P4">
Description: The Cabinet of Ministers has approved a project to the Committee of the Association of Ukraine - EU in trade, which creates the conditions for Ukraine to acquire the regime of the internal market of the European Union in the field of roaming. - Ukrinform.</text:p>
      <text:p text:style-name="P4">
Images: ["<text:a xlink:type="simple" xlink:href="https://static.ukrinform.com/photos/2020_09/thumb_files/630_360_1600101779-271.jpg" text:style-name="Internet_20_link" text:visited-style-name="Visited_20_Internet_20_Link">
630_360_16001...</text:a>
"]</text:p>
      <text:p text:style-name="P4">
Tags: ['Євросоюз', 'Кабмін', 'Роумінг', 'Уряд', 'Шмигаль', 'Юлія Свириденко']</text:p>
      <text:p text:style-name="P4">
Type: Article</text:p>
      <!--METADATA-->
      <text:p text:style-name="P4">
<draw:frame draw:style-name="fr1" draw:name="Image163" text:anchor-type="as-char" svg:width="6.9236in" svg:height="3.956343in" draw:z-index="0">
<draw:image xlink:href="../Images/yкринформ/2023-04-07T18-05-59-03-00/630_360_1600101779-271.jpg" xlink:type="simple" xlink:show="embed" xlink:actuate="onLoad" draw:mime-type="image/jpeg"/>
</draw:frame>
The Cabinet of Ministers approved the project of the Committee of the Association of Ukraine - the EU of the Course, which creates the conditions for Ukraine to acquire the regime of the European Union in the field of roaming.</text:p>
      <text:p text:style-name="P4">
As Ukrinform reports, it reports <text:a xlink:type="simple" xlink:href="https://www.me.gov.ua/News/Detail" text:style-name="Internet_20_link" text:visited-style-name="Visited_20_Internet_20_Link">
</text:a>
.</text:p>
      <text:p text:style-name="P4">
The decision was made at a meeting of the Cabinet of Ministers on April 7, 2023.</text:p>
      <text:p text:style-name="P4">
The document provides, taking into account the urgent changes of the legislation of the European Union, the lists and schedules of the EU legislation adaptation of telecommunications services, in particular, on roaming on public mobile communications networks.</text:p>
      <text:p text:style-name="P4">
“The approval of the decision of the Committee of the Association of Ukraine - the EU in trade will formulate the conditions for acquiring Ukraine in the regime of the internal market in the sphere <text:a xlink:type="simple" xlink:href="https://www.ukrinform.ua/tag-rouming" text:style-name="Internet_20_link" text:visited-style-name="Visited_20_Internet_20_Link">
</text:a>
. This year, this sphere will be a "pilot" on full legal integration of Ukraine into intra -European regulation, " -the first Viceremier -Minister -Minister of Economy Yulia Sviridenko.</text:p>
      <text:p text:style-name="P4">
The government's approval of the Telecommunications Decision is one of the stages of the Ministry of Economy Coordinated and the European Commission for the updated priority plan of measures to strengthen the implementation of the Free -Production Agreement.</text:p>
      <text:p text:style-name="P4">
The main focus of this plan is the integration of Ukraine into the EU internal market.</text:p>
      <text:p text:style-name="P4">
<text:span text:style-name="T4">
 Read also: </text:span>
 <text:a xlink:type="simple" xlink:href="https://www.ukrinform.ua/rubric-technology/3686515-seredna-svidkist-mobilnogo-internetu-v-ukraini-mae-buti-sonajmense-2-mbits-fedorov.html" text:style-name="Internet_20_link" text:visited-style-name="Visited_20_Internet_20_Link">
</text:a>
“The plan envisages 29 measures that allow you to complete existing projects, such as an industrial visa waiver(On top), and start working on the integration of the indoor market in all the areas suitable for this purpose, including updating the necessary persons for the agreement, monitoring the compliance of the legislation and approving the opening of markets. I repeat, our goal is to integrate the EU's internal market without waiting for accession to the EU, ”Sviridenko said.</text:p>
      <text:p text:style-name="P4">
She stressed that it was an integration in all cathetic areas - "Land and energy to food safety".</text:p>
      <text:p text:style-name="P4">
In turn, Prime Minister Denis Shmigal <text:a xlink:type="simple" xlink:href="https://t.me/Denys_Smyhal/4913" text:style-name="Internet_20_link" text:visited-style-name="Visited_20_Internet_20_Link">
</text:a>
At a government meeting, he stressed that Ukraine's accession to the EU roaming space will mean the introduction of modern and transparent rules in the field of telecommunications.“Today they have approved a document that will allow Ukraine to conclude the relevant agreement of the European Union this year. Accession to the EU roaming space is not just the cancellation of calls, but also modern ones, transparent European has been in the field of telecommunications, ”Smigal said.</text:p>
      <text:p text:style-name="P4">
As it was reported, the Cabinet of Ministers has approved the project of the Committee of the Association of Ukraine - the EU in trade, which creates the conditions for acquiring the Ukraine's internal market in the field of roaming.</text:p>
      <text:p text:style-name="P4">
In particular, the Cabinet of Ministers envisages the lists and schedules of the EU legislation in the EU legislation, taking into account the EU legislation.</text:p>
      <text:p text:style-name="P4">
News Source: <text:a xlink:type="simple" xlink:href="https://www.ukrinform.ua/rubric-technology/3693005-ukraina-gotuetsa-uvijti-do-zoni-vilnogo-roumingu-es-urad-uhvaliv-risenna.html" text:style-name="Internet_20_link" text:visited-style-name="Visited_20_Internet_20_Link">
https://www.ukrinform.ua/rubric-technology/3693005-ukraina-gotuetsa-uvijti-do-zoni-vilnogo-roumingu-es-urad-uhvaliv-risenna.html</text:a>
</text:p>
      <!--NEWS-->
      <text:h text:style-name="P10" text:outline-level="1">
<text:span text:style-name="T4">
The weekend will be warm, there will be little rains in some places</text:span>
</text:h>
      <text:p text:style-name="P4">
Authors: Ukrinform (Person)</text:p>
      <text:p text:style-name="P4">
Publisher: Укринформ (Organization)</text:p>
      <text:p text:style-name="P4">
Published Time: 2023-04-07T18:11:00+03:00</text:p>
      <text:p text:style-name="P4">
Modified Time: 2023-04-07T18:11:00+03:00</text:p>
      <text:p text:style-name="P4">
Description: On Saturday and Sunday, warm weather is expected in Ukraine, but it will be cloudy, and in some places there will be little rain, in the Carpathians - light snow. - Ukrinform.</text:p>
      <text:p text:style-name="P4">
Images: ["<text:a xlink:type="simple" xlink:href="https://static.ukrinform.com/photos/2021_04/thumb_files/630_360_1618940472-352.jpg" text:style-name="Internet_20_link" text:visited-style-name="Visited_20_Internet_20_Link">
630_360_16189...</text:a>
"]</text:p>
      <text:p text:style-name="P4">
Tags: ['Дощ', 'Гроза', 'Погода', 'Прогноз']</text:p>
      <text:p text:style-name="P4">
Type: Article</text:p>
      <!--METADATA-->
      <text:p text:style-name="P4">
<draw:frame draw:style-name="fr1" draw:name="Image164" text:anchor-type="as-char" svg:width="6.9236in" svg:height="3.956343in" draw:z-index="0">
<draw:image xlink:href="../Images/yкринформ/2023-04-07T18-11-00-03-00/630_360_1618940472-352.jpg" xlink:type="simple" xlink:show="embed" xlink:actuate="onLoad" draw:mime-type="image/jpeg"/>
</draw:frame>
On Saturday, Jedil in Ukraine is expected warm weather, but it will be cloudy, and there will be little rain in a place, light snow in the Carpathians.</text:p>
      <text:p text:style-name="P4">
Ukrinform was reported at the Ukrainian Hydrometeorological Center.</text:p>
      <text:p text:style-name="P4">
According to the forecasters, on Saturday, April 8, Ukraine will be cloudy, sometimes it rains, in the Carpathians - light snow, in most western regions of Tana Odesa region at night without significant precipitation. At night and in the morning in western and Odessa region places; In the afternoon in the southern and central regions in some places <text:a xlink:type="simple" xlink:href="https://www.ukrinform.ua/tag-groza" text:style-name="Internet_20_link" text:visited-style-name="Visited_20_Internet_20_Link">
</text:a>
. The wind will be variable directions tomorrow, 3-8 m/s. Temperature at night 3-8 ° warm, in the afternoon 10-15 °, in the western regions at night 0 °, in the afternoon 6-11 ° heat(in the Carpathians at night 1-6 ° frost, in the daytime from 1 toy to 4 ° heat).</text:p>
      <text:p text:style-name="P4">
У столичному регіоні в суботу буде хмарно, невеликий дощ. Вітер зміннихнапрямків, 3-8 м/с. Температура по Києву вночі 4-6° тепла, вдень 11-13°; пообласті вночі 3-8° тепла, вдень 10-15°.</text:p>
      <text:p text:style-name="P4">
На 9-10 квітня синоптики прогнозують хмарну з проясненнями погоду, часомневеликий дощ (In the Carpathian region - a little sleet, on the roads of ice). Вночі та вранці місцями туман. Вітер змінних напрямків,3-8 м/с. Температура вночі 3-8° тепла, вдень 10-15°, у південних, східних тапівнічно-східних областях – до 18°; в Карпатах вночі 0-5° морозу, вдень 0-5°тепла.</text:p>
      <text:p text:style-name="P4">
У Києві та по області 9-10 квітня буде хмарно з проясненнями, часом невеликийдощ. Вночі та вранці місцями туман. Вітер змінних напрямків, 3-5 м/с.Температура по Києву вночі 6-8° тепла, вдень 12-14°, по області вночі 3-8°тепла, вдень 10-15°.</text:p>
      <text:p text:style-name="P4">
За даними Укргідрометцентру, 11 квітня у південних, центральних, вдень і взахідних та північних областях, 12 квітня в Україні часом дощ (In the Carpathian Mounts with Wet Snow). Температура вночі 3-9° тепла, вдень 11 квітня 10-16°,12 квітня 7-13°.</text:p>
      <text:p text:style-name="P4">
<text:span text:style-name="T4">
Читайте також:</text:span>
 <text:a xlink:type="simple" xlink:href="https://www.ukrinform.ua/rubric-regions/3692957-v-ukraini-cerez-poteplinna-aktivizuutsa-grozi-sinoptik.html" text:style-name="Internet_20_link" text:visited-style-name="Visited_20_Internet_20_Link">
 </text:a>
In the capital and in Kyiv region on April 11 at night without precipitation, in the afternoon of moderate rain; April 12 at night is low, moderate in the afternoon. Temperature in Kiev: at night 6-8 ° heat; On the day of April 11, 14-16 °, April 12, 9-11 °. In the region: at night 4-9 ° heat; in the afternoon April 11-16 °, April 12, 7-12 °.</text:p>
      <text:p text:style-name="P4">
News Source: <text:a xlink:type="simple" xlink:href="https://www.ukrinform.ua/rubric-regions/3693004-na-vihidnih-v-ukraini-bude-teplo-podekudi-projdut-neveliki-dosi.html" text:style-name="Internet_20_link" text:visited-style-name="Visited_20_Internet_20_Link">
https://www.ukrinform.ua/rubric-regions/3693004-na-vihidnih-v-ukraini-bude-teplo-podekudi-projdut-neveliki-dosi.html</text:a>
</text:p>
      <!--NEWS-->
      <text:h text:style-name="P10" text:outline-level="1">
<text:span text:style-name="T4">
The first league begins the second stage of the football championship</text:span>
</text:h>
      <text:p text:style-name="P4">
Authors: Ukrinform (Person)</text:p>
      <text:p text:style-name="P4">
Publisher: Укринформ (Organization)</text:p>
      <text:p text:style-name="P4">
Published Time: 2023-04-07T18:22:05+03:00</text:p>
      <text:p text:style-name="P4">
Modified Time: 2023-04-07T18:22:05+03:00</text:p>
      <text:p text:style-name="P4">
Description: In the spring part of the season, the rivalry in the first league will be drawn in two groups. - Ukrinform.</text:p>
      <text:p text:style-name="P4">
Images: ["<text:a xlink:type="simple" xlink:href="https://static.ukrinform.com/photos/2023_04/thumb_files/630_360_1680880836-182.jpg" text:style-name="Internet_20_link" text:visited-style-name="Visited_20_Internet_20_Link">
630_360_16808...</text:a>
"]</text:p>
      <text:p text:style-name="P4">
Tags: ['Футбол', 'Карпати', 'перша ліга', 'Полісся', 'Епіцентр']</text:p>
      <text:p text:style-name="P4">
Type: Article</text:p>
      <!--METADATA-->
      <text:p text:style-name="P4">
<draw:frame draw:style-name="fr1" draw:name="Image165" text:anchor-type="as-char" svg:width="6.9236in" svg:height="3.956343in" draw:z-index="0">
<draw:image xlink:href="../Images/yкринформ/2023-04-07T18-22-05-03-00/630_360_1680880836-182.jpg" xlink:type="simple" xlink:show="embed" xlink:actuate="onLoad" draw:mime-type="image/jpeg"/>
</draw:frame>
In the spring part of the season, the rivalry in the first league will be drawn in two groups.</text:p>
      <text:p text:style-name="P4">
As the official informs <text:a xlink:type="simple" xlink:href="https://uaf.ua/article/47952" text:style-name="Internet_20_link" text:visited-style-name="Visited_20_Internet_20_Link">
</text:a>
Ukrainian Association Futball, in the "champion" group will determine the owners of two direct vouchers of the pre-Ukrainian Premier League(UPL), and the third and fourth teams will play mattress-offs for raising in the classroom: the third will play with the 14th UPL team, the fourth-from the 13th, Ukrinform reports.</text:p>
      <text:p text:style-name="P4">
On April 8, the Carpathian matches - "Kremin", "Epicenter" - "Obolon", "Niva" - "LNZ" will take place, and the next day - "Polissya" - "Metallurg".</text:p>
      <text:p text:style-name="P4">
<text:span text:style-name="T4">
 Read also: </text:span>
 <text:a xlink:type="simple" xlink:href="https://www.ukrinform.ua/rubric-sports/3691269-za-zitomirske-polissa-vistupatime-futbolist-zbirnoi-gambii-u20.html" text:style-name="Internet_20_link" text:visited-style-name="Visited_20_Internet_20_Link">
<text:span text:style-name="T4">
 Polesie </text:span>
</text:a>
For the participants of the "disposal group" the main task will be to keep the registration of the dial. On April 8, the Chernihiv -SHVSM duel will be held - FSC "Mariupol", and Vesdilil - "Poltava" - "Bukovina", "Skoruk" - "Dinas" and "Minek -Sport" - "Prykarpattya".</text:p>
      <text:p text:style-name="P4">
The last team of the first league will fly to the second league, the feast will play a playoffs with the second team of the Second League.</text:p>
      <text:p text:style-name="P4">
Photo: FC "Kremin".</text:p>
      <text:p text:style-name="P4">
News Source: <text:a xlink:type="simple" xlink:href="https://www.ukrinform.ua/rubric-sports/3693012-persa-liga-rozpocinae-drugij-etap-futbolnoi-persosti.html" text:style-name="Internet_20_link" text:visited-style-name="Visited_20_Internet_20_Link">
https://www.ukrinform.ua/rubric-sports/3693012-persa-liga-rozpocinae-drugij-etap-futbolnoi-persosti.html</text:a>
</text:p>
      <!--NEWS-->
      <text:h text:style-name="P10" text:outline-level="1">
<text:span text:style-name="T4">
In Ukraine will strengthen the protection of state electronic resources</text:span>
</text:h>
      <text:p text:style-name="P4">
Authors: Ukrinform (Person)</text:p>
      <text:p text:style-name="P4">
Publisher: Укринформ (Organization)</text:p>
      <text:p text:style-name="P4">
Published Time: 2023-04-07T18:24:33+03:00</text:p>
      <text:p text:style-name="P4">
Modified Time: 2023-04-07T18:24:33+03:00</text:p>
      <text:p text:style-name="P4">
Description: The Cabinet of Ministers adopted a resolution that approved the procedure for functioning of the National Center for Reservation of State Information Resources. - Ukrinform.</text:p>
      <text:p text:style-name="P4">
Images: ["<text:a xlink:type="simple" xlink:href="https://static.ukrinform.com/photos/2019_12/thumb_files/630_360_1575365317-538.jpg" text:style-name="Internet_20_link" text:visited-style-name="Visited_20_Internet_20_Link">
630_360_15753...</text:a>
"]</text:p>
      <text:p text:style-name="P4">
Tags: ['Кабмін', "Держспецзв'язку", 'захист']</text:p>
      <text:p text:style-name="P4">
Type: Article</text:p>
      <!--METADATA-->
      <text:p text:style-name="P4">
<draw:frame draw:style-name="fr1" draw:name="Image166" text:anchor-type="as-char" svg:width="6.9236in" svg:height="3.956343in" draw:z-index="0">
<draw:image xlink:href="../Images/yкринформ/2023-04-07T18-24-33-03-00/630_360_1575365317-538.jpg" xlink:type="simple" xlink:show="embed" xlink:actuate="onLoad" draw:mime-type="image/jpeg"/>
</draw:frame>
The Cabinet of Ministers adopted a resolution that approved the procedure for functioning of the National Reservation Center of State Information Resources.</text:p>
      <text:p text:style-name="P4">
About it reports Ukrinform with reference to the State Service of Special Communications and Information Protection in <text:a xlink:type="simple" xlink:href="https://t.me/dsszzi_official/5687" text:style-name="Internet_20_link" text:visited-style-name="Visited_20_Internet_20_Link">
</text:a>
.</text:p>
      <text:p text:style-name="P4">
“The approved resolution will minimize the risks, ensure the further work of national electronic information resources. Our communication is to protect and preserve critically important information that applies to our state bodies and enterprises and citizens, ”Yuri Shchigol said Chief State Security.</text:p>
      <text:p text:style-name="P4">
The document defines the procedure of work of the National Reservation Center of State Information Resources. It defines the functions and powers of the subjective center. It is the State Secretariat of Communications, SE "Ukrainian -specific systems", the State Center for Cyber Security, the Concern of Radio Broadcasting, Radio and Television and the Ukrspetszokok KP.</text:p>
      <text:p text:style-name="P4">
<text:span text:style-name="T4">
 Read also: </text:span>
 <text:a xlink:type="simple" xlink:href="https://www.ukrinform.ua/rubric-technology/3691554-kabmin-zatverdiv-poradok-reaguvanna-na-kiberincidenti-ta-kiberataki.html" text:style-name="Internet_20_link" text:visited-style-name="Visited_20_Internet_20_Link">
</text:a>
The resolution regulates the process of transfer by the authorities, military forms, enterprises, institutions and organizations of reserve copying electronic information resources to the Center, as well as the mechanisms of preservation and access to them.</text:p>
      <text:p text:style-name="P4">
Including - it defines the types of reservation of national electronic information resources, requirements for contracts for the preservation of backup, requirements for protection of information and cyber defense during storage, procedure for transfer to foreign diplomatic institutions of Ukraine during the period of action <text:a xlink:type="simple" xlink:href="https://www.ukrinform.ua/tag-voennij-stan" text:style-name="Internet_20_link" text:visited-style-name="Visited_20_Internet_20_Link">
</text:a>
and return after it is completed, etc.</text:p>
      <text:p text:style-name="P4">
As reported, in 2021, in the framework of the implementation of the Cyber Security Strategy, the State Security Service of Ukraine was obliged to create a national registration of state information resources, as well as to ensure its work and development. Such a solution is due to providing the reservation of the data with sourish restoration of them as needed.</text:p>
      <text:p text:style-name="P4">
News Source: <text:a xlink:type="simple" xlink:href="https://www.ukrinform.ua/rubric-technology/3693013-v-ukraini-posilat-zahist-derzavnih-elektronnih-resursiv.html" text:style-name="Internet_20_link" text:visited-style-name="Visited_20_Internet_20_Link">
https://www.ukrinform.ua/rubric-technology/3693013-v-ukraini-posilat-zahist-derzavnih-elektronnih-resursiv.html</text:a>
</text:p>
      <!--NEWS-->
      <text:h text:style-name="P10" text:outline-level="1">
<text:span text:style-name="T4">
The Cabinet has expanded the elabota program - added three new types of veterans grants</text:span>
</text:h>
      <text:p text:style-name="P4">
Authors: Ukrinform (Person)</text:p>
      <text:p text:style-name="P4">
Publisher: Укринформ (Organization)</text:p>
      <text:p text:style-name="P4">
Published Time: 2023-04-07T18:25:05+03:00</text:p>
      <text:p text:style-name="P4">
Modified Time: 2023-04-07T18:25:05+03:00</text:p>
      <text:p text:style-name="P4">
Description: The Cabinet of Ministers of Ukraine has expanded the Erobota program - three new types of veterans grants have been added. - Ukrinform.</text:p>
      <text:p text:style-name="P4">
Images: ["<text:a xlink:type="simple" xlink:href="https://static.ukrinform.com/photos/2023_04/thumb_files/630_360_1680881083-911.jpg" text:style-name="Internet_20_link" text:visited-style-name="Visited_20_Internet_20_Link">
630_360_16808...</text:a>
"]</text:p>
      <text:p text:style-name="P4">
Tags: ['Шмигаль', 'єРобота']</text:p>
      <text:p text:style-name="P4">
Type: Article</text:p>
      <!--METADATA-->
      <text:p text:style-name="P4">
<draw:frame draw:style-name="fr1" draw:name="Image167" text:anchor-type="as-char" svg:width="6.9236in" svg:height="3.956343in" draw:z-index="0">
<draw:image xlink:href="../Images/yкринформ/2023-04-07T18-25-05-03-00/630_360_1680881083-911.jpg" xlink:type="simple" xlink:show="embed" xlink:actuate="onLoad" draw:mime-type="image/jpeg"/>
</draw:frame>
The Cabinet of Ministers of Ukraine has expanded the Erobota program - three new types of grants for veterans have been added.</text:p>
      <text:p text:style-name="P4">
The Prime Minister of Ukraine Denis Shmigal said this at a government meeting, Ukrinform reports with reference to <text:a xlink:type="simple" xlink:href="https://www.kmu.gov.ua/news/uriad-proponuie-ne-opodatkovuvaty-kompensatsiiu-za-ipotechnym-kredytom-premier-ministr" text:style-name="Internet_20_link" text:visited-style-name="Visited_20_Internet_20_Link">
</text:a>
.</text:p>
      <text:p text:style-name="P4">
The geography of the program is extended to 8 areas.</text:p>
      <text:p text:style-name="P4">
In addition, the Cabinet of Ministers agreed by a bill, which provides for a mortgage credit for a mortgage loan.</text:p>
      <text:p text:style-name="P4">
<text:span text:style-name="T4">
 Read also: </text:span>
 <text:a xlink:type="simple" xlink:href="https://www.ukrinform.ua/rubric-polytics/3692982-pitanna-bezpeki-bude-sered-prioritetnih-se-bagato-rokiv-smigal.html" text:style-name="Internet_20_link" text:visited-style-name="Visited_20_Internet_20_Link">
<text:span text:style-name="T4">
 Shmigal </text:span>
</text:a>
“Currently, the Eosel program operates in Ukraine, which can be used by military servicemen, defenders of Ukraine, medical workers, scientists, teachers. This will reduce financial pressure families who have received housing and pay a loan, ”Shmigal said.</text:p>
      <text:p text:style-name="P4">
In total, nearly a thousand families received housing through the Eosel Program. Issued deposits for UAH 1.2 billion.</text:p>
      <text:p text:style-name="P4">
<text:span text:style-name="T4">
 Read also: </text:span>
 <text:a xlink:type="simple" xlink:href="https://www.ukrinform.ua/rubric-polytics/3692988-smigal-vidvidae-kanadu-ta-provede-peregovori-pro-peredacu-vazkoi-tehniki.html" text:style-name="Internet_20_link" text:visited-style-name="Visited_20_Internet_20_Link">
<text:span text:style-name="T4">
 Shmigal </text:span>
</text:a>
It was reported that Ukrainians have already filed almost 23 thousand applications for programs for free grants. 3.5 thousand new businesses were created.</text:p>
      <text:p text:style-name="P4">
Photo: Denis Shmigal, Telegrams</text:p>
      <text:p text:style-name="P4">
News Source: <text:a xlink:type="simple" xlink:href="https://www.ukrinform.ua/rubric-society/3693014-kabmin-rozsiriv-programu-erobota-dodali-tri-novi-vidi-grantiv-dla-veteraniv.html" text:style-name="Internet_20_link" text:visited-style-name="Visited_20_Internet_20_Link">
https://www.ukrinform.ua/rubric-society/3693014-kabmin-rozsiriv-programu-erobota-dodali-tri-novi-vidi-grantiv-dla-veteraniv.html</text:a>
</text:p>
      <!--NEWS-->
      <text:h text:style-name="P10" text:outline-level="1">
<text:span text:style-name="T4">
Reznikov met with the Minister of Defense of Cyprus - they talked about the situation at the front</text:span>
</text:h>
      <text:p text:style-name="P4">
Authors: Ukrinform (Person)</text:p>
      <text:p text:style-name="P4">
Publisher: Укринформ (Organization)</text:p>
      <text:p text:style-name="P4">
Published Time: 2023-04-07T18:30:00+03:00</text:p>
      <text:p text:style-name="P4">
Modified Time: 2023-04-07T18:30:00+03:00</text:p>
      <text:p text:style-name="P4">
Description: The Minister of Defense of Ukraine Oleksiy Reznikov during the visit to the Republic of Cyprus met with his colleague Michalis Georgallas on Friday. - Ukrinform.</text:p>
      <text:p text:style-name="P4">
Images: ["<text:a xlink:type="simple" xlink:href="https://static.ukrinform.com/photos/2023_03/thumb_files/630_360_1678276922-524.jpg" text:style-name="Internet_20_link" text:visited-style-name="Visited_20_Internet_20_Link">
630_360_16782...</text:a>
"]</text:p>
      <text:p text:style-name="P4">
Tags: ['Кіпр', 'Резніков', 'Війна з росією']</text:p>
      <text:p text:style-name="P4">
Type: Article</text:p>
      <!--METADATA-->
      <text:p text:style-name="P4">
<draw:frame draw:style-name="fr1" draw:name="Image168" text:anchor-type="as-char" svg:width="6.9236in" svg:height="3.956343in" draw:z-index="0">
<draw:image xlink:href="../Images/yкринформ/2023-04-07T18-30-00-03-00/630_360_1678276922-524.jpg" xlink:type="simple" xlink:show="embed" xlink:actuate="onLoad" draw:mime-type="image/jpeg"/>
</draw:frame>
Ministry of Ministry of Ukraine Oleksiy Reznikov during a visit to the Republic of Cyprus on Friday, he was with his colleague Michalis Georgallas.</text:p>
      <text:p text:style-name="P4">
Reznikov wrote about this in <text:a xlink:type="simple" xlink:href="https://twitter.com/oleksiireznikov/status/1644352207817433092" text:style-name="Internet_20_link" text:visited-style-name="Visited_20_Internet_20_Link">
</text:a>
, reports Ukrinform.</text:p>
      <text:p text:style-name="P4">
“I visit the republic <text:a xlink:type="simple" xlink:href="https://www.ukrinform.ua/tag-kipr" text:style-name="Internet_20_link" text:visited-style-name="Visited_20_Internet_20_Link">
</text:a>
. He had a wonderful wearing with my colleague Michalis Georgallas. Provided up -to -date information on the battlefield. Grateful to Cyprus for the decisive support of our territorial integrity, assistance in defensive(Training, incl. Demand course)Tagumanitarian spheres, ”he wrote, posting a photo of a visit.</text:p>
      <text:p text:style-name="Quotations">

<text:p text:style-name="P4">
Visiting 🇨🇾&gt;
 Had A Great Meeting with My Colleague <text:a xlink:type="simple" xlink:href="https://twitter.com/GiorgallasM" text:style-name="Internet_20_link" text:visited-style-name="Visited_20_Internet_20_Link">
&gt;
</text:a>
&gt;
  Provided an update on the situation on the battlefield.  &gt;
  Grateful to 🇨🇾 for its strong support of our territorial integrity,&gt;
 assistance in defense(trainings, incl. a course on de-mining)&amp;&gt;
 humanitarian spheres  &gt;
  🇺🇦🤝🇨🇾 <text:a xlink:type="simple" xlink:href="https://t.co/Vkbp6Iop5K" text:style-name="Internet_20_link" text:visited-style-name="Visited_20_Internet_20_Link">
 </text:a>
&gt;
&gt;
 - Oleksiy Reznikov(@oleksireznikov) <text:a xlink:type="simple" xlink:href="https://twitter.com/oleksiireznikov/status/1644352207817433092" text:style-name="Internet_20_link" text:visited-style-name="Visited_20_Internet_20_Link">
&gt;
 </text:a>
<text:span text:style-name="T4">
 Read also: </text:span>
 <text:a xlink:type="simple" xlink:href="https://www.ukrinform.ua/rubric-ato/3692871-kipr-zaproponue-ukraini-tehnicnu-dopomogu-v-rozminuvanni.html" text:style-name="Internet_20_link" text:visited-style-name="Visited_20_Internet_20_Link">
<text:span text:style-name="T4">
 Cyprus </text:span>
</text:a>
As reported by Ukrinform, Georgallas has previously stated that Cyprus would propose Ukrainian technical training to mine territories within the framework of humanitarian aid.</text:p>

</text:p>
      <text:p text:style-name="P4">
It is expected that a group of about 18 Ukrainian officers will stay for Kipridl's studies in the last week of April.</text:p>
      <text:p text:style-name="P4">
News Source: <text:a xlink:type="simple" xlink:href="https://www.ukrinform.ua/rubric-polytics/3693019-reznikov-zustrivsa-iz-ministrom-oboroni-kipru-govorili-pro-situaciu-na-fronti.html" text:style-name="Internet_20_link" text:visited-style-name="Visited_20_Internet_20_Link">
https://www.ukrinform.ua/rubric-polytics/3693019-reznikov-zustrivsa-iz-ministrom-oboroni-kipru-govorili-pro-situaciu-na-fronti.html</text:a>
</text:p>
      <!--NEWS-->
      <text:h text:style-name="P10" text:outline-level="1">
<text:span text:style-name="T4">
Almost 500 artifacts were shown in Kyiv, trying to take out abroad in parcels</text:span>
</text:h>
      <text:p text:style-name="P4">
Authors: Ukrinform (Person)</text:p>
      <text:p text:style-name="P4">
Publisher: Укринформ (Organization)</text:p>
      <text:p text:style-name="P4">
Published Time: 2023-04-07T18:38:00+03:00</text:p>
      <text:p text:style-name="P4">
Modified Time: 2023-04-07T18:38:00+03:00</text:p>
      <text:p text:style-name="P4">
Description: The Museum of History of the City of Kyiv presented 469 items from the Bronze Age to the 20th century, including unique spears and axes. These artifacts tried to send these artifacts from Ukraine abroad in international postal departures. - Ukrinform.</text:p>
      <text:p text:style-name="P4">
Images: ["<text:a xlink:type="simple" xlink:href="https://static.ukrinform.com/photos/2023_04/thumb_files/630_360_1680881558-7686.jpeg" text:style-name="Internet_20_link" text:visited-style-name="Visited_20_Internet_20_Link">
630_360_16808...</text:a>
", "<text:a xlink:type="simple" xlink:href="https://static.ukrinform.com/photos/2023_04/thumb_files/630_360_1680881557-1176.jpeg" text:style-name="Internet_20_link" text:visited-style-name="Visited_20_Internet_20_Link">
630_360_16808...</text:a>
", "<text:a xlink:type="simple" xlink:href="https://static.ukrinform.com/photos/2023_04/thumb_files/630_360_1680881557-3803.jpeg" text:style-name="Internet_20_link" text:visited-style-name="Visited_20_Internet_20_Link">
630_360_16808...</text:a>
", "<text:a xlink:type="simple" xlink:href="https://static.ukrinform.com/photos/2023_04/thumb_files/630_360_1680881557-7520.jpeg" text:style-name="Internet_20_link" text:visited-style-name="Visited_20_Internet_20_Link">
630_360_16808...</text:a>
", "<text:a xlink:type="simple" xlink:href="https://static.ukrinform.com/photos/2023_04/thumb_files/630_360_1680881557-3075.jpeg" text:style-name="Internet_20_link" text:visited-style-name="Visited_20_Internet_20_Link">
630_360_16808...</text:a>
", "<text:a xlink:type="simple" xlink:href="https://static.ukrinform.com/photos/2023_04/thumb_files/630_360_1680881557-6849.jpeg" text:style-name="Internet_20_link" text:visited-style-name="Visited_20_Internet_20_Link">
630_360_16808...</text:a>
", "<text:a xlink:type="simple" xlink:href="https://static.ukrinform.com/photos/2023_04/thumb_files/630_360_1680881557-8770.jpeg" text:style-name="Internet_20_link" text:visited-style-name="Visited_20_Internet_20_Link">
630_360_16808...</text:a>
", "<text:a xlink:type="simple" xlink:href="https://static.ukrinform.com/photos/2023_04/thumb_files/630_360_1680881558-5699.jpeg" text:style-name="Internet_20_link" text:visited-style-name="Visited_20_Internet_20_Link">
630_360_16808...</text:a>
", "<text:a xlink:type="simple" xlink:href="https://static.ukrinform.com/photos/2023_04/thumb_files/630_360_1680881558-5733.jpeg" text:style-name="Internet_20_link" text:visited-style-name="Visited_20_Internet_20_Link">
630_360_16808...</text:a>
", "<text:a xlink:type="simple" xlink:href="https://static.ukrinform.com/photos/2023_04/1680881987-826.jpg" text:style-name="Internet_20_link" text:visited-style-name="Visited_20_Internet_20_Link">
1680881987-82...</text:a>
", "<text:a xlink:type="simple" xlink:href="https://static.ukrinform.com/photos/2023_04/1680882193-176.jpg" text:style-name="Internet_20_link" text:visited-style-name="Visited_20_Internet_20_Link">
1680882193-17...</text:a>
", "<text:a xlink:type="simple" xlink:href="https://static.ukrinform.com/photos/2023_04/1680882096-550.jpg" text:style-name="Internet_20_link" text:visited-style-name="Visited_20_Internet_20_Link">
1680882096-55...</text:a>
", "<text:a xlink:type="simple" xlink:href="https://static.ukrinform.com/photos/2023_04/1680882223-962.jpg" text:style-name="Internet_20_link" text:visited-style-name="Visited_20_Internet_20_Link">
1680882223-96...</text:a>
"]</text:p>
      <text:p text:style-name="P4">
Tags: ['Музей', 'Київ', 'Артефакт']</text:p>
      <text:p text:style-name="P4">
Type: Article</text:p>
      <!--METADATA-->
      <text:p text:style-name="P4">
<draw:frame draw:style-name="fr1" draw:name="Image169" text:anchor-type="as-char" svg:width="6.9236in" svg:height="3.956343in" draw:z-index="0">
<draw:image xlink:href="../Images/yкринформ/2023-04-07T18-38-00-03-00/630_360_1680881558-7686.jpeg" xlink:type="simple" xlink:show="embed" xlink:actuate="onLoad" draw:mime-type="image/jpeg"/>
</draw:frame>
The Museum of Kyiv presented 469 items from the Bronze Age to the 20th century, including unique spears and axes. These artifacts tried to send these artifacts from Ukraine abroad in international postal items.</text:p>
      <text:p text:style-name="P4">
The event is reported by Ukrinform correspondent.</text:p>
      <text:p text:style-name="P4">
"Experts of the Museum of History of the City of Kyiv provided an examination of the 461th subject. Chronologically - these are artifacts from the ene of the eneolithic to the twentieth century. There are weapons, objects of numismatics and phaleristics that come from different regions of Ukraine. Oleksandr Pashkovsky, Deputy Director General for Scientific General for Scientific Work of the Museum of History of Kyiv.</text:p>
      <text:p text:style-name="P4">
At the exhibition presented an ax-Kelt 13-12 centuries. BC, Scythian mirror 4th. BC. BC, Roman and Polish coins, sleeve spears of Komarivska Tasabatin archaeological cultures dating from the 15-13 centuries. BC, breaststicks of the 20th century.</text:p>
      <text:p text:style-name="P4">
<draw:frame draw:style-name="fr1" draw:name="Image170" text:anchor-type="as-char" svg:width="6.9236in" svg:height="3.956343in" draw:z-index="0">
<draw:image xlink:href="../Images/yкринформ/2023-04-07T18-38-00-03-00/630_360_1680881557-1176.jpeg" xlink:type="simple" xlink:show="embed" xlink:actuate="onLoad" draw:mime-type="image/jpeg"/>
</draw:frame>
469 items from the Bronze Age to the 20th century were presented at the Museum of Kyiv. /Photo: Ruslan Kaniuk, Ukrinform <text:a xlink:type="simple" xlink:href="https://static.ukrinform.com/photos/2023_04/1680881557-1176.jpeg" text:style-name="Internet_20_link" text:visited-style-name="Visited_20_Internet_20_Link">
<draw:frame draw:style-name="fr1" draw:name="Image171" text:anchor-type="as-char" svg:width="6.9236in" svg:height="3.956343in" draw:z-index="0">
<draw:image xlink:href="../Images/yкринформ/2023-04-07T18-38-00-03-00/630_360_1680881557-1176.jpeg" xlink:type="simple" xlink:show="embed" xlink:actuate="onLoad" draw:mime-type="image/jpeg"/>
</draw:frame>
</text:a>
 <text:a xlink:type="simple" xlink:href="https://static.ukrinform.com/photos/2023_04/1680881557-3803.jpeg" text:style-name="Internet_20_link" text:visited-style-name="Visited_20_Internet_20_Link">
<draw:frame draw:style-name="fr1" draw:name="Image172" text:anchor-type="as-char" svg:width="6.9236in" svg:height="3.956343in" draw:z-index="0">
<draw:image xlink:href="../Images/yкринформ/2023-04-07T18-38-00-03-00/630_360_1680881557-3803.jpeg" xlink:type="simple" xlink:show="embed" xlink:actuate="onLoad" draw:mime-type="image/jpeg"/>
</draw:frame>
</text:a>
 <text:a xlink:type="simple" xlink:href="https://static.ukrinform.com/photos/2023_04/1680881557-7520.jpeg" text:style-name="Internet_20_link" text:visited-style-name="Visited_20_Internet_20_Link">
<draw:frame draw:style-name="fr1" draw:name="Image173" text:anchor-type="as-char" svg:width="6.9236in" svg:height="3.956343in" draw:z-index="0">
<draw:image xlink:href="../Images/yкринформ/2023-04-07T18-38-00-03-00/630_360_1680881557-7520.jpeg" xlink:type="simple" xlink:show="embed" xlink:actuate="onLoad" draw:mime-type="image/jpeg"/>
</draw:frame>
</text:a>
 <text:a xlink:type="simple" xlink:href="https://static.ukrinform.com/photos/2023_04/1680881557-3075.jpeg" text:style-name="Internet_20_link" text:visited-style-name="Visited_20_Internet_20_Link">
<draw:frame draw:style-name="fr1" draw:name="Image174" text:anchor-type="as-char" svg:width="6.9236in" svg:height="3.956343in" draw:z-index="0">
<draw:image xlink:href="../Images/yкринформ/2023-04-07T18-38-00-03-00/630_360_1680881557-3075.jpeg" xlink:type="simple" xlink:show="embed" xlink:actuate="onLoad" draw:mime-type="image/jpeg"/>
</draw:frame>
</text:a>
 <text:a xlink:type="simple" xlink:href="https://static.ukrinform.com/photos/2023_04/1680881557-6849.jpeg" text:style-name="Internet_20_link" text:visited-style-name="Visited_20_Internet_20_Link">
<draw:frame draw:style-name="fr1" draw:name="Image175" text:anchor-type="as-char" svg:width="6.9236in" svg:height="3.956343in" draw:z-index="0">
<draw:image xlink:href="../Images/yкринформ/2023-04-07T18-38-00-03-00/630_360_1680881557-6849.jpeg" xlink:type="simple" xlink:show="embed" xlink:actuate="onLoad" draw:mime-type="image/jpeg"/>
</draw:frame>
</text:a>
 <text:a xlink:type="simple" xlink:href="https://static.ukrinform.com/photos/2023_04/1680881557-8770.jpeg" text:style-name="Internet_20_link" text:visited-style-name="Visited_20_Internet_20_Link">
<draw:frame draw:style-name="fr1" draw:name="Image176" text:anchor-type="as-char" svg:width="6.9236in" svg:height="3.956343in" draw:z-index="0">
<draw:image xlink:href="../Images/yкринформ/2023-04-07T18-38-00-03-00/630_360_1680881557-8770.jpeg" xlink:type="simple" xlink:show="embed" xlink:actuate="onLoad" draw:mime-type="image/jpeg"/>
</draw:frame>
</text:a>
 <text:a xlink:type="simple" xlink:href="https://static.ukrinform.com/photos/2023_04/1680881558-7686.jpeg" text:style-name="Internet_20_link" text:visited-style-name="Visited_20_Internet_20_Link">
<draw:frame draw:style-name="fr1" draw:name="Image177" text:anchor-type="as-char" svg:width="6.9236in" svg:height="3.956343in" draw:z-index="0">
<draw:image xlink:href="../Images/yкринформ/2023-04-07T18-38-00-03-00/630_360_1680881558-7686.jpeg" xlink:type="simple" xlink:show="embed" xlink:actuate="onLoad" draw:mime-type="image/jpeg"/>
</draw:frame>
</text:a>
 <text:a xlink:type="simple" xlink:href="https://static.ukrinform.com/photos/2023_04/1680881558-5699.jpeg" text:style-name="Internet_20_link" text:visited-style-name="Visited_20_Internet_20_Link">
<draw:frame draw:style-name="fr1" draw:name="Image178" text:anchor-type="as-char" svg:width="6.9236in" svg:height="3.956343in" draw:z-index="0">
<draw:image xlink:href="../Images/yкринформ/2023-04-07T18-38-00-03-00/630_360_1680881558-5699.jpeg" xlink:type="simple" xlink:show="embed" xlink:actuate="onLoad" draw:mime-type="image/jpeg"/>
</draw:frame>
</text:a>
 <text:a xlink:type="simple" xlink:href="https://static.ukrinform.com/photos/2023_04/1680881558-5733.jpeg" text:style-name="Internet_20_link" text:visited-style-name="Visited_20_Internet_20_Link">
<draw:frame draw:style-name="fr1" draw:name="Image179" text:anchor-type="as-char" svg:width="6.9236in" svg:height="3.956343in" draw:z-index="0">
<draw:image xlink:href="../Images/yкринформ/2023-04-07T18-38-00-03-00/630_360_1680881558-5733.jpeg" xlink:type="simple" xlink:show="embed" xlink:actuate="onLoad" draw:mime-type="image/jpeg"/>
</draw:frame>
</text:a>
</text:p>
      <text:p text:style-name="P4">
<draw:frame draw:style-name="fr1" draw:name="Image180" text:anchor-type="as-char" svg:width="6.9236in" svg:height="4.558037in" draw:z-index="0">
<draw:image xlink:href="../Images/yкринформ/2023-04-07T18-38-00-03-00/1680881987-826.jpg" xlink:type="simple" xlink:show="embed" xlink:actuate="onLoad" draw:mime-type="image/jpeg"/>
</draw:frame>
"One of the most striking things is the Celt axes of the 12th-13th centuries BC-a rare find.(https://www.ukrinform.ua/tag-arheologi)In the cultural layer, we would be able to tell what archaeological culture it possessed it, we would point to something about the owner, about contacts with other natives, would be able to date it accurately. In fact, a whole page from a textbook of Ukrainian history is torn from one ax. These are the consequences of "black archaeologists", - he emphasized.</text:p>
      <text:p text:style-name="P4">
At the same time, the head of Kyiv customs Serhiy Siliuk noted that earlier "black-agricologists" exported the values of air and motor transport, rail. After the 24th Last year, the illegal market of cultural values was reoriented by the International Post Office. Silyuk noted that this prompted the customs officers to increase the number of operational units in this direction, which is given by the results.</text:p>
      <text:p text:style-name="P4">
<draw:frame draw:style-name="fr1" draw:name="Image181" text:anchor-type="as-char" svg:width="6.9236in" svg:height="4.564447in" draw:z-index="0">
<draw:image xlink:href="../Images/yкринформ/2023-04-07T18-38-00-03-00/1680882193-176.jpg" xlink:type="simple" xlink:show="embed" xlink:actuate="onLoad" draw:mime-type="image/jpeg"/>
</draw:frame>
"Today, we present almost half a thousand objects that citizens have tried to send from Ukraine abroad in international postal departments. And this is only 10 parcels of 330, detained by Kiev customs in the last half of a year to understand the issue of belonging to cultural values," said Sylyuk.</text:p>
      <text:p text:style-name="P4">
<text:span text:style-name="T4">
 Read also: </text:span>
 <text:a xlink:type="simple" xlink:href="https://www.ukrinform.ua/rubric-kyiv/3689010-u-kievi-pokazut-artefakti-z-krejsera-moskva-u-ricnicu-jogo-potoplenna.html" text:style-name="Internet_20_link" text:visited-style-name="Visited_20_Internet_20_Link">
<text:span text:style-name="T4">
 Artifact </text:span>
</text:a>
At the same time, experts of the National Military-Historical Museum have attributed cold weapons and military equipment. The most valuable subject, according to the Director of NIM Andriy Illenko, is the tip of the spear made of Damascus and decorated with Scandinavian patterns. According to the historian, the pores that this thing is crossed out of the historical context, the tip should include the Domazetic Fund of Ukraine because of its cultural value.</text:p>
      <text:p text:style-name="P4">
<draw:frame draw:style-name="fr1" draw:name="Image182" text:anchor-type="as-char" svg:width="6.9236in" svg:height="4.365714in" draw:z-index="0">
<draw:image xlink:href="../Images/yкринформ/2023-04-07T18-38-00-03-00/1680882096-550.jpg" xlink:type="simple" xlink:show="embed" xlink:actuate="onLoad" draw:mime-type="image/jpeg"/>
</draw:frame>
"Such spears are very rare and make up the most valuable specimens of archeology collections of world museums," he emphasized.</text:p>
      <text:p text:style-name="P4">
The partner of the event also became "Kiev digital", whose specialists digitized five objects from the presented cultural values.</text:p>
      <text:p text:style-name="P4">
<draw:frame draw:style-name="fr1" draw:name="Image183" text:anchor-type="as-char" svg:width="6.9236in" svg:height="4.718305in" draw:z-index="0">
<draw:image xlink:href="../Images/yкринформ/2023-04-07T18-38-00-03-00/1680882223-962.jpg" xlink:type="simple" xlink:show="embed" xlink:actuate="onLoad" draw:mime-type="image/jpeg"/>
</draw:frame>
As reported by Ukrinform, in Vinnitsa the regional exhibition of the folk art "Easter Pysanka" was opened, which presents the works of 68 masters.</text:p>
      <text:p text:style-name="P4">
News Source: <text:a xlink:type="simple" xlink:href="https://www.ukrinform.ua/rubric-kyiv/3693022-u-kievi-pokazali-majze-500-artefaktiv-aki-namagalisa-v-posilkah-vivezti-za-kordon.html" text:style-name="Internet_20_link" text:visited-style-name="Visited_20_Internet_20_Link">
https://www.ukrinform.ua/rubric-kyiv/3693022-u-kievi-pokazali-majze-500-artefaktiv-aki-namagalisa-v-posilkah-vivezti-za-kordon.html</text:a>
</text:p>
      <!--NEWS-->
      <text:h text:style-name="P10" text:outline-level="1">
<text:span text:style-name="T4">
Only the leaders of the occupied territories of Ukraine can take out families from the occupied territories of Ukraine</text:span>
</text:h>
      <text:p text:style-name="P4">
Authors: Ukrinform (Person)</text:p>
      <text:p text:style-name="P4">
Publisher: Укринформ (Organization)</text:p>
      <text:p text:style-name="P4">
Published Time: 2023-04-07T18:42:00+03:00</text:p>
      <text:p text:style-name="P4">
Modified Time: 2023-04-07T18:42:00+03:00</text:p>
      <text:p text:style-name="P4">
Description: Only the Russian command and occupation authorities have the opportunity to remove families from the temporarily occupied territories of Ukraine, and ordinary collaborators tell that they are going on. - Ukrinform.</text:p>
      <text:p text:style-name="P4">
Images: ["<text:a xlink:type="simple" xlink:href="https://static.ukrinform.com/photos/2023_01/thumb_files/630_360_1674657236-118.jpg" text:style-name="Internet_20_link" text:visited-style-name="Visited_20_Internet_20_Link">
630_360_16746...</text:a>
"]</text:p>
      <text:p text:style-name="P4">
Tags: ['Міноборони', 'Розвідка', 'Війна з росією', 'Єдині новини']</text:p>
      <text:p text:style-name="P4">
Type: Article</text:p>
      <!--METADATA-->
      <text:p text:style-name="P4">
<draw:frame draw:style-name="fr1" draw:name="Image184" text:anchor-type="as-char" svg:width="6.9236in" svg:height="3.956343in" draw:z-index="0">
<draw:image xlink:href="../Images/yкринформ/2023-04-07T18-42-00-03-00/630_360_1674657236-118.jpg" xlink:type="simple" xlink:show="embed" xlink:actuate="onLoad" draw:mime-type="image/jpeg"/>
</draw:frame>
Only the Russian command and occupation authorities are able to export the families from the temporarily occupied territories of Ukraine, and ordinary collaborators tell that their plan is.</text:p>
      <text:p text:style-name="P4">
According to Ukrinform, the reporter of the Main Department of Intelligence of the Ministry of Defense Andriy Yusov, commenting on the export of their families from Russia and from the temporarily occupied territories of Ukraine, on the air of the Teletrum "Unified News.</text:p>
      <text:p text:style-name="P4">
“Such data of course is(On the export of families from the Russian Federation - ed.), this information is traced to Ukraine and the international reconnaissance, and of course, let us state that the Russian elite in Russia does not see the future of their children and families. But the same thing is when we are talking about the collaborators of the Jewly fleeing from Ukraine, it is a privilege, and it only has a command of command or occupying power. Because heads sell real estate, they take families to conditionally safe places. Although we understand that, for example, Peter and Moscow are not quite safe cities. But even abroad, it is an opportunity to leave this opportunity. This does not apply to the ordinary composition, they do not say that the so -called its goes according to the plan, and the fact that they are trenches in the territory of Crimea and its beaches, it seems like such a plan and that is such a plan, ”Yusov said.</text:p>
      <text:p text:style-name="P4">
<text:span text:style-name="T4">
 Read also: </text:span>
 <text:a xlink:type="simple" xlink:href="https://www.ukrinform.ua/rubric-ato/3692948-gur-pro-vitik-sekretnih-dokumentiv-sodo-kontrnastupu-rosia-provodit-svoi-specoperacii-u-fotosopi.html" text:style-name="Internet_20_link" text:visited-style-name="Visited_20_Internet_20_Link">
</text:a>
According to him, in fact, Russians and collaborators understand the real state of law, but are afraid to oppose the war. The intelligence representative noted that the Russians are now running away from Russia mainly to the countries of the former USSR.</text:p>
      <text:p text:style-name="P4">
As reported by Ukrinform, in October 2022, the Russian Forbes wrote that, almost a week after the announcement of mobilization, Russia was left, according to various estimates, from 600 thousand to 1 million people.</text:p>
      <text:p text:style-name="P4">
News Source: <text:a xlink:type="simple" xlink:href="https://www.ukrinform.ua/rubric-regions/3692968-vivezti-simi-z-okupovanih-teritorij-ukraini-mozut-lise-vatazki-zagarbnikiv-i-gaulajteri-gur.html" text:style-name="Internet_20_link" text:visited-style-name="Visited_20_Internet_20_Link">
https://www.ukrinform.ua/rubric-regions/3692968-vivezti-simi-z-okupovanih-teritorij-ukraini-mozut-lise-vatazki-zagarbnikiv-i-gaulajteri-gur.html</text:a>
</text:p>
      <!--NEWS-->
      <text:h text:style-name="P10" text:outline-level="1">
<text:span text:style-name="T4">
The Armed Forces reflected more than 40 Russian attacks in the day</text:span>
</text:h>
      <text:p text:style-name="P4">
Authors: Ukrinform (Person)</text:p>
      <text:p text:style-name="P4">
Publisher: Укринформ (Organization)</text:p>
      <text:p text:style-name="P4">
Published Time: 2023-04-07T18:48:13+03:00</text:p>
      <text:p text:style-name="P4">
Modified Time: 2023-04-07T18:48:13+03:00</text:p>
      <text:p text:style-name="P4">
Description: The Defense Forces of Ukraine have repelled more than 40 enemy attacks in Liman, Bakhmut, Avdiiv and Mariinsky directions, where the Russians continue to focus efforts to take offensive actions. - Ukrinform.</text:p>
      <text:p text:style-name="P4">
Images: ["<text:a xlink:type="simple" xlink:href="https://static.ukrinform.com/photos/2023_03/thumb_files/630_360_1678804858-897.jpg" text:style-name="Internet_20_link" text:visited-style-name="Visited_20_Internet_20_Link">
630_360_16788...</text:a>
"]</text:p>
      <text:p text:style-name="P4">
Tags: ['Обстріл', 'ЗСУ', 'Війна з росією']</text:p>
      <text:p text:style-name="P4">
Type: Article</text:p>
      <!--METADATA-->
      <text:p text:style-name="P4">
<draw:frame draw:style-name="fr1" draw:name="Image185" text:anchor-type="as-char" svg:width="6.9236in" svg:height="3.956343in" draw:z-index="0">
<draw:image xlink:href="../Images/yкринформ/2023-04-07T18-48-13-03-00/630_360_1678804858-897.jpg" xlink:type="simple" xlink:show="embed" xlink:actuate="onLoad" draw:mime-type="image/jpeg"/>
</draw:frame>
During the day, Ukraine's forces have repelled more than 40 enemy attacks in Liman, Bakhmut, Avdiiv and Mariinsky directions, where the Russians continue to cut off efforts to take offensive actions.</text:p>
      <text:p text:style-name="P4">
According to Ukrinform, the General Staff of the Armed Forces of Ukraine reported in <text:a xlink:type="simple" xlink:href="https://www.facebook.com/GeneralStaff.ua/posts/pfbid08CCjtXPDCf7daRkqPPQRpTNQXZtXzHmZL56g8tmc33arsgvuiJqhjjZyrwmbNmjVl" text:style-name="Internet_20_link" text:visited-style-name="Visited_20_Internet_20_Link">
</text:a>
Having published prompt information as of 18:00 Friday, April 7.</text:p>
      <text:p text:style-name="P4">
The aviation of the Defense Forces per day made nine beats in the areas of concentration of the Russian army. Units of Ukrainian missile troops and artillery from their booze destroyed the composition of ammunition of the enemy.</text:p>
      <text:p text:style-name="P4">
Russian invaders per day made two missile and 14 aircraft hacks, as well as more than 10 <text:a xlink:type="simple" xlink:href="https://www.ukrinform.ua/tag-obstril" text:style-name="Internet_20_link" text:visited-style-name="Visited_20_Internet_20_Link">
</text:a>
reactive systems of volley fire on the positions of defense forces and civil infrastructure of settlements.</text:p>
      <text:p text:style-name="P4">
In the General Staff, they warn: the likelihood of rocket launchers remains high throughout the territory of Ukraine.</text:p>
      <text:p text:style-name="P4">
<text:span text:style-name="T4">
 Read also: </text:span>
 <text:a xlink:type="simple" xlink:href="https://www.ukrinform.ua/rubric-ato/3692835-na-kupanskomu-napramku-nacgvardijci-zbili-dva-dronikamikadze-rosian.html" text:style-name="Internet_20_link" text:visited-style-name="Visited_20_Internet_20_Link">
</text:a>
_ <text:span text:style-name="T4">
 in Volyn, Polissya, Siversky and Slobozhansky directions </text:span>
 _operative situation, according to the Armed Forces, has not undergone significant changes, no signs of forming the offensive groups of the enemy. In the border areas of the Kursk region, the invaders continue the engineering equipment of the area.</text:p>
      <text:p text:style-name="P4">
Leonivka and Gremyach, Chernihiv region, Novovasilovka and Zarutsk Sumy region, as well as Guiiv Kozachok, Verkhnytsyarivka, Grafskoye, Karaychyna, Ambarne and Bologovka in Kharkiv region, were suffering from enemy shelling.</text:p>
      <text:p text:style-name="P4">
_ <text:span text:style-name="T4">
 In the Kupyansk direction </text:span>
 _ Russian shelling was suffered by poplar, Figolivka, two -year, western, starch, goose and Kindrashivka of Kharkiv region and Novoselivska Luhansk region.</text:p>
      <text:p text:style-name="P4">
_ <text:span text:style-name="T4">
 In the Liman direction </text:span>
 _ the Russians were unsuccessful offensive actions in the Srebryansky forestry and Upper Kamyansky. The artillery strikes of the Russian army were once again suffered by Makeevka, Nevskoye, Dibrova, Kuzmin Ibigologovka, Luhansk region, as well as controversial and Brest Donetsk region.Vasyukivka, Minskivka, Bakhmut, Bogdanivka, Ivanivske, Kurdyumivka, White Gora, Novodmitrivka, Friendship of Tadiliyivka, Donetsk region were injured in the Russian army.</text:p>
      <text:p text:style-name="P4">
_ <text:span text:style-name="T4">
 In the Avdiiv and Marinsk directions </text:span>
 _ the Russians have been unsuccessful in the areas of Novokalin, Severny, Pervomaisky, Marinkita Victory.</text:p>
      <text:p text:style-name="P4">
"The most fierce battles on the specified section of the front continue for Marinka, where more than 10 enemy attacks were reflected. At the same time, hostile shelling was undergo General Staff.</text:p>
      <text:p text:style-name="P4">
_ <text:span text:style-name="T4">
 In the mineral direction </text:span>
 _ offensive actions during the day were not carried out. Coal, Kermenchyk, Novomayorsk, Golden Niva, Shakhtarskoye and Greater Novosilka, Donetsk region were suffering from enemy shelling.</text:p>
      <text:p text:style-name="P4">
_ <text:span text:style-name="T4">
 In Zaporizhzhya and Kherson directions </text:span>
 _ the invaders continue to be fortified in fortification defensive borders and positions, as well as to establish settlements.</text:p>
      <text:p text:style-name="P4">
<text:span text:style-name="T4">
 Read also: </text:span>
 <text:a xlink:type="simple" xlink:href="https://www.ukrinform.ua/rubric-ato/3692699-zsu-znisili-vze-177-110-rosijskih-zagarbnikiv.html" text:style-name="Internet_20_link" text:visited-style-name="Visited_20_Internet_20_Link">
<text:span text:style-name="T4">
 destroy </text:span>
</text:a>
The enemy struck the Donetsk region, a lull, Gulyaypol, Gulyaypolsky, Belogor and Kamyansk Zaporizhzhya region, as well as Poherson, Havrylivka, Beryslav, Mermy, Antonovka, Berehove, and Kherson.</text:p>
      <text:p text:style-name="P4">
As reported by Ukrinform, in the area of Mariinka of Donetsk region Siliobron <text:a xlink:type="simple" xlink:href="https://www.ukrinform.ua/rubric-ato/3692858-sili-oboroni-znisili-rosijskij-su25-bila-marinki.html" text:style-name="Internet_20_link" text:visited-style-name="Visited_20_Internet_20_Link">
</text:a>
 .</text:p>
      <text:p text:style-name="P4">
News Source: <text:a xlink:type="simple" xlink:href="https://www.ukrinform.ua/rubric-ato/3693023-zsu-za-den-vidbili-ponad-40-rosijskih-atak.html" text:style-name="Internet_20_link" text:visited-style-name="Visited_20_Internet_20_Link">
https://www.ukrinform.ua/rubric-ato/3693023-zsu-za-den-vidbili-ponad-40-rosijskih-atak.html</text:a>
</text:p>
      <!--NEWS-->
      <text:h text:style-name="P10" text:outline-level="1">
<text:span text:style-name="T4">
Kubrakov discussed the work of the Grain Corridor with Turkish Defense Minister</text:span>
</text:h>
      <text:p text:style-name="P4">
Authors: Ukrinform (Person)</text:p>
      <text:p text:style-name="P4">
Publisher: Укринформ (Organization)</text:p>
      <text:p text:style-name="P4">
Published Time: 2023-04-07T18:49:00+03:00</text:p>
      <text:p text:style-name="P4">
Modified Time: 2023-04-07T18:49:00+03:00</text:p>
      <text:p text:style-name="P4">
Description: Viceremier-Minister for Recovery-Minister of Community Development, Territories and Infrastructure of Ukraine Oleksandr Kubrakov discussed the work of the Grain Corridor with Turkish National Defense Minister Hulus Akar. - Ukrinform.</text:p>
      <text:p text:style-name="P4">
Images: ["<text:a xlink:type="simple" xlink:href="https://static.ukrinform.com/photos/2023_04/thumb_files/630_360_1680881866-843.jpg" text:style-name="Internet_20_link" text:visited-style-name="Visited_20_Internet_20_Link">
630_360_16808...</text:a>
"]</text:p>
      <text:p text:style-name="P4">
Tags: ['Зерно', 'Туреччина', 'Кубраков']</text:p>
      <text:p text:style-name="P4">
Type: Article</text:p>
      <!--METADATA-->
      <text:p text:style-name="P4">
<draw:frame draw:style-name="fr1" draw:name="Image186" text:anchor-type="as-char" svg:width="6.9236in" svg:height="3.956343in" draw:z-index="0">
<draw:image xlink:href="../Images/yкринформ/2023-04-07T18-49-00-03-00/630_360_1680881866-843.jpg" xlink:type="simple" xlink:show="embed" xlink:actuate="onLoad" draw:mime-type="image/jpeg"/>
</draw:frame>
Viceremier-Minister for Recovery-Minister of Community Development, Territories of Tainfrastructure of Ukraine Oleksandr Kubrakov discussed the work of Grain Koridor with Turkish National Defense Minister Hulus Akar.</text:p>
      <text:p text:style-name="P4">
About it reports Ukrinform with reference to <text:a xlink:type="simple" xlink:href="https://www.msb.gov.tr/SlaytHaber/58728c0f542f406f803c3f6edf150e93" text:style-name="Internet_20_link" text:visited-style-name="Visited_20_Internet_20_Link">
</text:a>
.</text:p>
      <text:p text:style-name="P4">
“There was a mutual exchange of views on the uninterrupted work of the Grain Corridor. The job is made in the joint -in -order center, ”the report said on the results of the conversation.</text:p>
      <text:p text:style-name="P4">
<text:span text:style-name="T4">
 Read also: </text:span>
 <text:a xlink:type="simple" xlink:href="https://www.ukrinform.ua/rubric-polytics/3692894-tureccina-hoce-prodovziti-zusilla-dla-mirnih-peregovoriv-i-zaversenna-vijni.html" text:style-name="Internet_20_link" text:visited-style-name="Visited_20_Internet_20_Link">
</text:a>
As reported by Ukrinform, Ukraine for 8 months of work of the Grain Corridor, from 1 August 2022 to March 31, 2023, <text:a xlink:type="simple" xlink:href="https://www.ukrinform.ua/rubric-economy/3690858-ukraina-z-pocatku-roboti-zernovogo-koridoru-eksportuvala-ponad-26-miljoniv-tonn-agroprodukcii.html" text:style-name="Internet_20_link" text:visited-style-name="Visited_20_Internet_20_Link">
</text:a>
Photo: msb.gov.tr</text:p>
      <text:p text:style-name="P4">
News Source: <text:a xlink:type="simple" xlink:href="https://www.ukrinform.ua/rubric-economy/3693021-kubrakov-obgovoriv-robotu-zernovogo-koridoru-z-ministrom-oboroni-tureccini.html" text:style-name="Internet_20_link" text:visited-style-name="Visited_20_Internet_20_Link">
https://www.ukrinform.ua/rubric-economy/3693021-kubrakov-obgovoriv-robotu-zernovogo-koridoru-z-ministrom-oboroni-tureccini.html</text:a>
</text:p>
      <!--NEWS-->
      <text:h text:style-name="P10" text:outline-level="1">
<text:span text:style-name="T4">
Ukraine in March could get about ₴ 500 million from electricity exports - Herus</text:span>
</text:h>
      <text:p text:style-name="P4">
Authors: Ukrinform (Person)</text:p>
      <text:p text:style-name="P4">
Publisher: Укринформ (Organization)</text:p>
      <text:p text:style-name="P4">
Published Time: 2023-04-07T18:51:41+03:00</text:p>
      <text:p text:style-name="P4">
Modified Time: 2023-04-07T18:51:41+03:00</text:p>
      <text:p text:style-name="P4">
Description: Due to electricity exports in March, Ukraine could receive UAH 500 million, but exports are still stopped. - Ukrinform.</text:p>
      <text:p text:style-name="P4">
Images: ["<text:a xlink:type="simple" xlink:href="https://static.ukrinform.com/photos/2021_02/thumb_files/630_360_1613395787-465.jpg" text:style-name="Internet_20_link" text:visited-style-name="Visited_20_Internet_20_Link">
630_360_16133...</text:a>
"]</text:p>
      <text:p text:style-name="P4">
Tags: ['Експорт', 'Електроенергія', 'Герус']</text:p>
      <text:p text:style-name="P4">
Type: Article</text:p>
      <!--METADATA-->
      <text:p text:style-name="P4">
<draw:frame draw:style-name="fr1" draw:name="Image187" text:anchor-type="as-char" svg:width="6.9236in" svg:height="3.956343in" draw:z-index="0">
<draw:image xlink:href="../Images/yкринформ/2023-04-07T18-51-41-03-00/630_360_1613395787-465.jpg" xlink:type="simple" xlink:show="embed" xlink:actuate="onLoad" draw:mime-type="image/jpeg"/>
</draw:frame>
Thanks to electricity export in March, Ukraine could receive UAH 500 million, but exports have been stopped.</text:p>
      <text:p text:style-name="P4">
According to Ukrinform, the chairman of the Verkhovna Rada Committee on Energy and Housing and Communal Services Andriy Gerus in [] told about it <text:a xlink:type="simple" xlink:href="https://www.pravda.com.ua/podcasts/63bff58767d28/2023/04/6/7396757/" text:style-name="Internet_20_link" text:visited-style-name="Visited_20_Internet_20_Link">
</text:a>
.</text:p>
      <text:p text:style-name="P4">
“It seems to me that in March, we could earn up to UAH 500 million if we had electricity exports. If you take in dollars, it is about 25 million. It is big money, and so nowadays, when every penny is needed to finance military expenditures and for the budget, I would fought for this money, ”Gerus said.</text:p>
      <text:p text:style-name="P4">
<text:span text:style-name="T4">
 Read also: </text:span>
 <text:a xlink:type="simple" xlink:href="https://www.ukrinform.ua/rubric-economy/3692978-urad-sprostiv-proceduru-dostupu-do-infrastrukturi-obektiv-elektroenergetiki.html" text:style-name="Internet_20_link" text:visited-style-name="Visited_20_Internet_20_Link">
<text:span text:style-name="T4">
 Electroe </text:span>
</text:a>
According to him, Ukraine can restore exports, since the night and daytime periods in the grid have a surplus. However, today there is fears that when there will be no electricity due to network restrictions, and exports will be exported.</text:p>
      <text:p text:style-name="P4">
“If there is not enough electricity in the country, then it is impossible to export, but if in the country of electricity is enough, but in a separate town or village it will not be due to damage to networks, then this is not a reason for stopping export. Even if the export does not go, the light in this case will not appear there. And selling and receiving money can be a resource for restoring substations, ”Gerus emphasized.</text:p>
      <text:p text:style-name="P4">
<text:span text:style-name="T4">
 Read also: </text:span>
 <text:a xlink:type="simple" xlink:href="https://www.ukrinform.ua/rubric-economy/3692321-energosistema-prodovzue-pracuvati-bez-obmezen-minenergo.html" text:style-name="Internet_20_link" text:visited-style-name="Visited_20_Internet_20_Link">
</text:a>
As it was reported, Ukraine has stopped export -electric power through Russian rocket firing of energy facilities since October 11, 2022.</text:p>
      <text:p text:style-name="P4">
On March 27, Ukrenergo and Entso-E have expanded the technical capabilities for trade. In particular, the technical possibility of import of electricity from zon continental Europe to Ukraine and Moldova has increased from 700 to 850 MW for any hours of the day.</text:p>
      <text:p text:style-name="P4">
The maximum capacity for electricity export to Europe is now 400 MW.</text:p>
      <text:p text:style-name="P4">
News Source: <text:a xlink:type="simple" xlink:href="https://www.ukrinform.ua/rubric-economy/3693026-ukraina-u-berezni-mogla-b-otrimati-blizko-500-miljoniv-vid-eksportu-elektroenergii-gerus.html" text:style-name="Internet_20_link" text:visited-style-name="Visited_20_Internet_20_Link">
https://www.ukrinform.ua/rubric-economy/3693026-ukraina-u-berezni-mogla-b-otrimati-blizko-500-miljoniv-vid-eksportu-elektroenergii-gerus.html</text:a>
</text:p>
      <!--NEWS-->
      <text:h text:style-name="P10" text:outline-level="1">
<text:span text:style-name="T4">
Alanta first won the Volleyball Women Super League medals</text:span>
</text:h>
      <text:p text:style-name="P4">
Authors: Ukrinform (Person)</text:p>
      <text:p text:style-name="P4">
Publisher: Укринформ (Organization)</text:p>
      <text:p text:style-name="P4">
Published Time: 2023-04-07T18:59:12+03:00</text:p>
      <text:p text:style-name="P4">
Modified Time: 2023-04-07T18:59:12+03:00</text:p>
      <text:p text:style-name="P4">
Description: The volleyball players of the Dnipro Alants became bronze medalists of the Ukrainian Volleyball Championship in Super League. - Ukrinform.</text:p>
      <text:p text:style-name="P4">
Images: ["<text:a xlink:type="simple" xlink:href="https://static.ukrinform.com/photos/2023_04/thumb_files/630_360_1680882527-712.jpg" text:style-name="Internet_20_link" text:visited-style-name="Visited_20_Internet_20_Link">
630_360_16808...</text:a>
"]</text:p>
      <text:p text:style-name="P4">
Tags: ['Волейбол']</text:p>
      <text:p text:style-name="P4">
Type: Article</text:p>
      <!--METADATA-->
      <text:p text:style-name="P4">
<draw:frame draw:style-name="fr1" draw:name="Image188" text:anchor-type="as-char" svg:width="6.9236in" svg:height="3.956343in" draw:z-index="0">
<draw:image xlink:href="../Images/yкринформ/2023-04-07T18-59-12-03-00/630_360_1680882527-712.jpg" xlink:type="simple" xlink:show="embed" xlink:actuate="onLoad" draw:mime-type="image/jpeg"/>
</draw:frame>
Volleyball players of the Dnipro Alants became bronze medalists of the Volleyball Championship in Super League.</text:p>
      <text:p text:style-name="P4">
In the third match of the series for the 3rd place "Alanta" in Chernivtsi the playing national team of Ukraine up to 17 years - 3-0(25:14, 25:12,25:13), reports Ukrinform.</text:p>
      <text:p text:style-name="P4">
In previous meetings, Garia Yegiazarov's wards are also confidently victorious - 3-0(25:13, 25:13, 25:19)and 3: 0(25:12, 25:17, 25:13).</text:p>
      <text:p text:style-name="P4">
<text:span text:style-name="T4">
Читайте також:</text:span>
 <text:a xlink:type="simple" xlink:href="https://www.ukrinform.ua/rubric-sports/3689187-prometej-zdobuv-peremogu-u-persomu-finalnomu-matci-zinocoi-superligi.html" text:style-name="Internet_20_link" text:visited-style-name="Visited_20_Internet_20_Link">
 </text:a>
At 19.00 the teams "Prometheus" and "The benefactor-master-university-SHVSM" will be released. They will play the third match of the final series up to three victories. So far, the current champions of the country leading with a score of 2: 0.</text:p>
      <text:p text:style-name="P4">
Photo: PVUL.</text:p>
      <text:p text:style-name="P4">
News Source: <text:a xlink:type="simple" xlink:href="https://www.ukrinform.ua/rubric-sports/3693027-alanta-vperse-vigrala-medali-zinocoi-superligi-z-volejbolu.html" text:style-name="Internet_20_link" text:visited-style-name="Visited_20_Internet_20_Link">
https://www.ukrinform.ua/rubric-sports/3693027-alanta-vperse-vigrala-medali-zinocoi-superligi-z-volejbolu.html</text:a>
</text:p>
      <!--NEWS-->
      <text:h text:style-name="P10" text:outline-level="1">
<text:span text:style-name="T4">
Ukraine has introduced the world's largest oil industry in SLB to the War Sponsor List</text:span>
</text:h>
      <text:p text:style-name="P4">
Authors: Ukrinform (Person)</text:p>
      <text:p text:style-name="P4">
Publisher: Укринформ (Organization)</text:p>
      <text:p text:style-name="P4">
Published Time: 2023-04-07T19:00:30+03:00</text:p>
      <text:p text:style-name="P4">
Modified Time: 2023-04-07T19:00:30+03:00</text:p>
      <text:p text:style-name="P4">
Description: The National Agency for the Prevention of Corruption has contributed the largest oil industry in the world SLB to the List of International Sponsors of War through cooperation with Russian oil and gas giants. - Ukrinform.</text:p>
      <text:p text:style-name="P4">
Images: ["<text:a xlink:type="simple" xlink:href="https://static.ukrinform.com/photos/2023_04/thumb_files/630_360_1680882821-686.jpg" text:style-name="Internet_20_link" text:visited-style-name="Visited_20_Internet_20_Link">
630_360_16808...</text:a>
"]</text:p>
      <text:p text:style-name="P4">
Tags: ['Бізнес', 'нафта', 'НАЗК', 'Війна з росією']</text:p>
      <text:p text:style-name="P4">
Type: Article</text:p>
      <!--METADATA-->
      <text:p text:style-name="P4">
<draw:frame draw:style-name="fr1" draw:name="Image189" text:anchor-type="as-char" svg:width="6.9236in" svg:height="3.956343in" draw:z-index="0">
<draw:image xlink:href="../Images/yкринформ/2023-04-07T19-00-30-03-00/630_360_1680882821-686.jpg" xlink:type="simple" xlink:show="embed" xlink:actuate="onLoad" draw:mime-type="image/jpeg"/>
</draw:frame>
The National Agency for the Prevention of Corruption has contributed to the world SLB in the world of international sponsors of warfare of cooperation with Russian oil and gas giants.</text:p>
      <text:p text:style-name="P4">
As Ukrinform reports, the NACC reports in <text:a xlink:type="simple" xlink:href="https://t.me/NAZK_gov_ua/2175" text:style-name="Internet_20_link" text:visited-style-name="Visited_20_Internet_20_Link">
</text:a>
.</text:p>
      <text:p text:style-name="P4">
“НАЗК внесло провідну глобальну нафтопромислову корпорацію SLB (FormerSchlumberger)To the list of international sponsors of the war because, the assault of Russia in Ukraine, the company is expanding its business in the aggressor state, using the exit from the market of competitors, ”the message reads.</text:p>
      <text:p text:style-name="P4">
SLB continues to cooperate with such Russian oil and gas giant giant, Rosneft and Lukoil, as well as mobilize his employees in Russia's war against Ukraine.</text:p>
      <text:p text:style-name="P4">
SLB has put 900 consignments of its goods over the Russian enterprises only from May to October 2022. On its own site, the company openly states that it has brought to the budget of the terrorist state of taxes in the amount of more than $ 4.5 billion.</text:p>
      <text:p text:style-name="P4">
<text:span text:style-name="T4">
 Read also: </text:span>
 <text:a xlink:type="simple" xlink:href="https://www.ukrinform.ua/rubric-economy/3689598-nazk-vneslo-do-pereliku-miznarodnih-sponsoriv-vijni-providnu-budivelnu-kompaniu-kitau.html" text:style-name="Internet_20_link" text:visited-style-name="Visited_20_Internet_20_Link">
<text:span text:style-name="T4">
 sponsors </text:span>
 <text:span text:style-name="T4">
 wars </text:span>
</text:a>
Using a wide network of subsidiaries in Russia, SLBB is bypassed international sanctions. The company already has experience in similar holes. Since the 2000s, SLB has been fined the US government three times the power of national sanction legislation as a result of continuing supply to Iran, Sudan and the Russian Federation.</text:p>
      <text:p text:style-name="P4">
“It was not without participation in Russian <text:a xlink:type="simple" xlink:href="https://www.ukrinform.ua/tag-mobilizacia" text:style-name="Internet_20_link" text:visited-style-name="Visited_20_Internet_20_Link">
</text:a>
. Last autumn, more than 9,000 SLB workers in Russia were held in workplace. The company prohibits employees to work remotely so that they cannot avoid mobilization, ”VNAZK emphasized.</text:p>
      <text:p text:style-name="P4">
All of these facts confirm that such actions of the company mean support for terrorism tasponesporism.</text:p>
      <text:p text:style-name="P4">
According to Ukrinform, in March, the National Agency for the Prevention of Corruption has submitted to the list of international sponsors of the war of the most Chinese construction contractor in the Russian Federation - China State Construction Engineering Corporation.</text:p>
      <text:p text:style-name="P4">
News Source: <text:a xlink:type="simple" xlink:href="https://www.ukrinform.ua/rubric-economy/3693029-ukraina-vnesla-najbilsu-v-sviti-naftopromislovu-kompaniu-slb-do-spisku-sponsoriv-vijni.html" text:style-name="Internet_20_link" text:visited-style-name="Visited_20_Internet_20_Link">
https://www.ukrinform.ua/rubric-economy/3693029-ukraina-vnesla-najbilsu-v-sviti-naftopromislovu-kompaniu-slb-do-spisku-sponsoriv-vijni.html</text:a>
</text:p>
      <!--NEWS-->
      <text:h text:style-name="P10" text:outline-level="1">
<text:span text:style-name="T4">
Tkachenko - about the situation with Lavra: after the court's decision we will act under the law</text:span>
</text:h>
      <text:p text:style-name="P4">
Authors: Ukrinform (Person)</text:p>
      <text:p text:style-name="P4">
Publisher: Укринформ (Organization)</text:p>
      <text:p text:style-name="P4">
Published Time: 2023-04-07T19:12:51+03:00</text:p>
      <text:p text:style-name="P4">
Modified Time: 2023-04-07T19:12:51+03:00</text:p>
      <text:p text:style-name="P4">
Description: In the situation with the Kiev-Pechersk Lavra, the state acts in a legitimate way. - Ukrinform.</text:p>
      <text:p text:style-name="P4">
Images: ["<text:a xlink:type="simple" xlink:href="https://static.ukrinform.com/photos/2023_03/thumb_files/630_360_1680192081-668.jpg" text:style-name="Internet_20_link" text:visited-style-name="Visited_20_Internet_20_Link">
630_360_16801...</text:a>
"]</text:p>
      <text:p text:style-name="P4">
Tags: ['Ткаченко', 'Київська Лавра', 'Єдині новини']</text:p>
      <text:p text:style-name="P4">
Type: Article</text:p>
      <!--METADATA-->
      <text:p text:style-name="P4">
<draw:frame draw:style-name="fr1" draw:name="Image190" text:anchor-type="as-char" svg:width="6.9236in" svg:height="3.956343in" draw:z-index="0">
<draw:image xlink:href="../Images/yкринформ/2023-04-07T19-12-51-03-00/630_360_1680192081-668.jpg" xlink:type="simple" xlink:show="embed" xlink:actuate="onLoad" draw:mime-type="image/jpeg"/>
</draw:frame>
In the situation of the Kiev-Pechersk Lavra, the state acts in a legitimate way.</text:p>
      <text:p text:style-name="P4">
About it on the air of the nationwide telephone "Unified News" the Minister of Culture and Information Policy Oleksandr Tkachenko, reports.</text:p>
      <text:p text:style-name="P4">
“The Cabinet of Ministers overturned the decision of Yanukovych's time to transfer the lower laurel free use. Therefore, people who are on the territory of Nizhnylav are illegal. However, the state of Ukraine operates in a legitimate, absolutely peaceful. We have a plan of action, you will see it in the near future. We have filed a lawsuit with the Commercial Court of Kiev, regarding the obstruction of state property, actually the reserve. We must obtain a decision of the court, then we will act in accordance with the law. The only thing I want to emphasize is that all the actions that take place for several days in the monastery are a vivid evidence of the branch of the Russian Orthodox Church in Ukraine regarding how they respect the laws, how they protect the cultural heritage, and eventually they are in God, ”he said,” he said. .</text:p>
      <text:p text:style-name="P4">
<text:span text:style-name="T4">
 Read also: </text:span>
 <text:a xlink:type="simple" xlink:href="https://www.ukrinform.ua/rubric-society/3692926-pograbuvanna-kelii-namisnika-lavri-vid-pcu-policia-kieva-perevirae-informaciu.html" text:style-name="Internet_20_link" text:visited-style-name="Visited_20_Internet_20_Link">
<text:span text:style-name="T4">
 Lavr </text:span>
</text:a>
The minister noted that Lavra is state property, a museum object. And all citizens of Ukraine must have Tomudostus.</text:p>
      <text:p text:style-name="P4">
"After we finally return the state to all the objects of the lower Lavra, we will consider different proposals and proctistons how to fill the territory of the Lower Lavra with content," Tkachenko said.</text:p>
      <text:p text:style-name="P4">
<text:span text:style-name="T4">
 Read also: </text:span>
 <text:a xlink:type="simple" xlink:href="https://www.ukrinform.ua/rubric-society/3692867-komitet-vr-rekomendue-rozirvati-dogovir-z-upc-mp-pro-orendu-pocaivskoi-lavri.html" text:style-name="Internet_20_link" text:visited-style-name="Visited_20_Internet_20_Link">
<text:span text:style-name="T4">
 Lavr </text:span>
</text:a>
As it was reported, the National Reserve "Kyiv-Pechersk Lavra" has announced a stretched lease agreement with the Ukrainian Orthodox Church of the Moscow Patriarchate from March 29, 2023.</text:p>
      <text:p text:style-name="P4">
News Source: <text:a xlink:type="simple" xlink:href="https://www.ukrinform.ua/rubric-society/3693034-tkacenko-pro-situaciu-z-lavrou-pisla-risenna-sudu-budemo-diati-za-zakonom.html" text:style-name="Internet_20_link" text:visited-style-name="Visited_20_Internet_20_Link">
https://www.ukrinform.ua/rubric-society/3693034-tkacenko-pro-situaciu-z-lavrou-pisla-risenna-sudu-budemo-diati-za-zakonom.html</text:a>
</text:p>
      <!--NEWS-->
      <text:h text:style-name="P10" text:outline-level="1">
<text:span text:style-name="T4">
Dmitry Mitrofanov will fight in Poland</text:span>
</text:h>
      <text:p text:style-name="P4">
Authors: Ukrinform (Person)</text:p>
      <text:p text:style-name="P4">
Publisher: Укринформ (Organization)</text:p>
      <text:p text:style-name="P4">
Published Time: 2023-04-07T19:17:11+03:00</text:p>
      <text:p text:style-name="P4">
Modified Time: 2023-04-07T19:17:11+03:00</text:p>
      <text:p text:style-name="P4">
Description: It will be the first battle for a Ukrainian since December 2021. - Ukrinform.</text:p>
      <text:p text:style-name="P4">
Images: ["<text:a xlink:type="simple" xlink:href="https://static.ukrinform.com/photos/2023_04/thumb_files/630_360_1680884074-545.jpeg" text:style-name="Internet_20_link" text:visited-style-name="Visited_20_Internet_20_Link">
630_360_16808...</text:a>
"]</text:p>
      <text:p text:style-name="P4">
Tags: ['Бокс']</text:p>
      <text:p text:style-name="P4">
Type: Article</text:p>
      <!--METADATA-->
      <text:p text:style-name="P4">
<draw:frame draw:style-name="fr1" draw:name="Image191" text:anchor-type="as-char" svg:width="6.9236in" svg:height="3.956343in" draw:z-index="0">
<draw:image xlink:href="../Images/yкринформ/2023-04-07T19-17-11-03-00/630_360_1680884074-545.jpeg" xlink:type="simple" xlink:show="embed" xlink:actuate="onLoad" draw:mime-type="image/jpeg"/>
</draw:frame>
It will be the first battle for the Ukrainian since December 2021.</text:p>
      <text:p text:style-name="P4">
On April 15, Poland will take place a joint evening of MB Promotions, K2Promotions Ukraine and Tymex Boxing Promotions under the slogan "Solidarity Zauzhina", <text:a xlink:type="simple" xlink:href="https://www.instagram.com/p/Cqvae9BoqIp/" text:style-name="Internet_20_link" text:visited-style-name="Visited_20_Internet_20_Link">
</text:a>
K2Promotion press, Ukrinform reports.</text:p>
      <text:p text:style-name="P4">
The boxing evening will be held at the PGE Turow Arena in the designer.</text:p>
      <text:p text:style-name="P4">
Within this show Dmitry Mitrofanov(12-0-1, 6 who)will conduct a match against 32-year-old Venezuelan Juan Carlos Rodrigez(18-4, 17 xo). Для Дмитра цебуде перший бій з грудня 2021 року.</text:p>
      <text:p text:style-name="P4">
Крім Митрофанова у ринг вийдуть українські боксери Ярослав Харциз та ДаніельЛапін.</text:p>
      <text:p text:style-name="P4">
Ярослав Харциз (1-0, 1 who)will resist the Randyshek Pyotr Czech(2-1, 2 xo).Даніель Лапін (6-0, 0 Who)will be boxing against 42-year-old Spanets Emanuelafzo(10-13-2, 4 xo).</text:p>
      <text:p text:style-name="P4">
<text:span text:style-name="T4">
Читайте також:</text:span>
 <text:a xlink:type="simple" xlink:href="https://www.ukrinform.ua/rubric-sports/3661256-harciz-uspisno-debutuvav-u-profesijnomu-boksi.html" text:style-name="Internet_20_link" text:visited-style-name="Visited_20_Internet_20_Link">
 <text:span text:style-name="T4">
Харциз</text:span>
 </text:a>
As reported by Ukrinform, in January Kharziz made his debut in professional boxing, having defeated Pole Marian Vesolovsky(2-3-1, 2 xo).</text:p>
      <text:p text:style-name="P4">
Фото: instagram.com/k2promotionsukraine</text:p>
      <text:p text:style-name="P4">
News Source: <text:a xlink:type="simple" xlink:href="https://www.ukrinform.ua/rubric-sports/3693035-dmitro-mitrofanov-provede-bij-u-polsi.html" text:style-name="Internet_20_link" text:visited-style-name="Visited_20_Internet_20_Link">
https://www.ukrinform.ua/rubric-sports/3693035-dmitro-mitrofanov-provede-bij-u-polsi.html</text:a>
</text:p>
      <!--NEWS-->
      <text:h text:style-name="P10" text:outline-level="1">
<text:span text:style-name="T4">
The Russian FSB has charged a WSJ Gershkovich journalist in espionage</text:span>
</text:h>
      <text:p text:style-name="P4">
Authors: Ukrinform (Person)</text:p>
      <text:p text:style-name="P4">
Publisher: Укринформ (Organization)</text:p>
      <text:p text:style-name="P4">
Published Time: 2023-04-07T19:18:23+03:00</text:p>
      <text:p text:style-name="P4">
Modified Time: 2023-04-07T19:18:23+03:00</text:p>
      <text:p text:style-name="P4">
Description: The FSB investigation in Russia has officially accused of espionage of the detained journalist of the Moscow Bureau The Wall Street Journal Evan Gershkovich. - Ukrinform.</text:p>
      <text:p text:style-name="P4">
Images: ["<text:a xlink:type="simple" xlink:href="https://static.ukrinform.com/photos/2023_03/thumb_files/630_360_1680228306-496.jpg" text:style-name="Internet_20_link" text:visited-style-name="Visited_20_Internet_20_Link">
630_360_16802...</text:a>
"]</text:p>
      <text:p text:style-name="P4">
Tags: ['фсб рф', 'Шпигун', 'Журналіст', 'The Wall Street Journal ']</text:p>
      <text:p text:style-name="P4">
Type: Article</text:p>
      <!--METADATA-->
      <text:p text:style-name="P4">
<draw:frame draw:style-name="fr1" draw:name="Image192" text:anchor-type="as-char" svg:width="6.9236in" svg:height="3.956343in" draw:z-index="0">
<draw:image xlink:href="../Images/yкринформ/2023-04-07T19-18-23-03-00/630_360_1680228306-496.jpg" xlink:type="simple" xlink:show="embed" xlink:actuate="onLoad" draw:mime-type="image/jpeg"/>
</draw:frame>
Investigation FSB in Russia was officially accused of espionage of the detainee of the journalist Bureau of The Wall Street Journal Evan Gershkovich.</text:p>
      <text:p text:style-name="P4">
According to Ukrinform, the Russian State Informing reports <text:a xlink:type="simple" xlink:href="https://tass.ru/proisshestviya/17478037" text:style-name="Internet_20_link" text:visited-style-name="Visited_20_Internet_20_Link">
</text:a>
With reference to the source in the silage.</text:p>
      <text:p text:style-name="P4">
“The FSB investigation has accused Hershkovich of espionage in favor of his country. Wincatically rejected all the accusations and stated that he had been engaged in journalistic activities, ”the agency's interlocutor said. He gave up other coments because the case <text:a xlink:type="simple" xlink:href="https://www.ukrinform.ua/tag-zurnalist" text:style-name="Internet_20_link" text:visited-style-name="Visited_20_Internet_20_Link">
</text:a>
Marking with the stamp "quite secretly".</text:p>
      <text:p text:style-name="P4">
As it was reported earlier, according to the Russian investigation, the journalist, "acting as the US side, collecting information that is a state secret about the activity of one of the enterprises of the Russian military-industrial complex."</text:p>
      <text:p text:style-name="P4">
<text:span text:style-name="T4">
 Read also: </text:span>
 <text:a xlink:type="simple" xlink:href="https://www.ukrinform.ua/rubric-world/3689995-bajden-zaklikav-moskvu-zvilniti-zaarestovanogo-zurnalista-wsj.html" text:style-name="Internet_20_link" text:visited-style-name="Visited_20_Internet_20_Link">
</text:a>
As reported by Ukrinform, the Russian authorities detained the WSJ reporter Evanagershchkovich on March 29 during his journalistic business trip to the Deeketerinburg. He has become the first representative of the US media, arrested by the Russian authorities since 1986, and one of several Americans who have been unlawful in recent years by Russian authorities.</text:p>
      <text:p text:style-name="P4">
US administration categorically <text:a xlink:type="simple" xlink:href="https://www.ukrinform.ua/rubric-world/3691132-zatrimanij-u-rosii-zurnalist-wsj-ne-mav-zodnogo-vidnosenna-do-spigunstva-bilij-dim.html" text:style-name="Internet_20_link" text:visited-style-name="Visited_20_Internet_20_Link">
</text:a>
Any accusations of the Russian authorities against The Wall Street Journal, Evan Gershkovich, seem to be involved in the preschoolence.</text:p>
      <text:p text:style-name="P4">
News Source: <text:a xlink:type="simple" xlink:href="https://www.ukrinform.ua/rubric-world/3693036-fsb-rosii-visunulo-zvinuvacenna-zurnalistu-wsj-gerskovicu-u-spigunstvi.html" text:style-name="Internet_20_link" text:visited-style-name="Visited_20_Internet_20_Link">
https://www.ukrinform.ua/rubric-world/3693036-fsb-rosii-visunulo-zvinuvacenna-zurnalistu-wsj-gerskovicu-u-spigunstvi.html</text:a>
</text:p>
      <!--NEWS-->
      <text:h text:style-name="P10" text:outline-level="1">
<text:span text:style-name="T4">
China and France condemn armed attacks on peaceful nuclear objects</text:span>
</text:h>
      <text:p text:style-name="P4">
Authors: Ukrinform (Person)</text:p>
      <text:p text:style-name="P4">
Publisher: Укринформ (Organization)</text:p>
      <text:p text:style-name="P4">
Published Time: 2023-04-07T19:27:08+03:00</text:p>
      <text:p text:style-name="P4">
Modified Time: 2023-04-07T19:27:08+03:00</text:p>
      <text:p text:style-name="P4">
Description: China and France support nuclear weapons and condemn armed attacks on nuclear power plants and other peaceful nuclear facilities. - Ukrinform.</text:p>
      <text:p text:style-name="P4">
Images: ["<text:a xlink:type="simple" xlink:href="https://static.ukrinform.com/photos/2023_04/thumb_files/630_360_1680884731-167.png" text:style-name="Internet_20_link" text:visited-style-name="Visited_20_Internet_20_Link">
630_360_16808...</text:a>
"]</text:p>
      <text:p text:style-name="P4">
Tags: ['Франція', 'Китай', 'МАГАТЕ', 'Ядерна безпека']</text:p>
      <text:p text:style-name="P4">
Type: Article</text:p>
      <!--METADATA-->
      <text:p text:style-name="P4">
<draw:frame draw:style-name="fr1" draw:name="Image193" text:anchor-type="as-char" svg:width="6.9236in" svg:height="3.956343in" draw:z-index="0">
<draw:image xlink:href="../Images/yкринформ/2023-04-07T19-27-08-03-00/630_360_1680884731-167.png" xlink:type="simple" xlink:show="embed" xlink:actuate="onLoad" draw:mime-type="image/png"/>
</draw:frame>
China IFranius supports nuclear weapons and condemn armed attacks by nuclear power plants and other peaceful nuclear facilities.</text:p>
      <text:p text:style-name="P4">
This is stated in <text:a xlink:type="simple" xlink:href="http://ua.china-embassy.gov.cn/zgxw/202304/t20230407_11056239.htm" text:style-name="Internet_20_link" text:visited-style-name="Visited_20_Internet_20_Link">
</text:a>
Two states, according to the results of the Visit of French President Emmanuel Macron to the PRC, published by the Embassy of Ukraine in Ukraine, Ukrinform correspondent reports.</text:p>
      <text:p text:style-name="P4">
"As permanent members of the UN Security Council, China and France are given to the search for constructive decisions on the basis of international law on challenges and threatening international security and stability and are ready to make a joint contribution of a multilateral international system with the organization of the United Nation," the statement emphasizes.</text:p>
      <text:p text:style-name="P4">
<text:span text:style-name="T4">
 Read also: </text:span>
 <text:a xlink:type="simple" xlink:href="https://www.ukrinform.ua/rubric-world/3692898-pekin-kontaktue-z-usima-storonami-konfliktu-v-ukraini-mzs-kitau.html" text:style-name="Internet_20_link" text:visited-style-name="Visited_20_Internet_20_Link">
</text:a>
It states that both parties fully support the statement about the compelling of the nuclear war and the avoidance of the arms race, published by the leaders of the UN Security Council of the UN Security Council, on January 3, 2022, which states that "nuclear war cannot be won."</text:p>
      <text:p text:style-name="P4">
"Both countries are ready to strengthen coordination and cooperation, jointly protect the authorities and efficiency of the system of control over weapons of pheno -distribution, as well as to promote the international process of controlling by means of arms," the statement said.</text:p>
      <text:p text:style-name="P4">
China and France also support all efforts to restore peace in Ukraine "International law and goals and principles of the UN Charter", and special attention is paid to the safety of nuclear facilities in Ukraine.</text:p>
      <text:p text:style-name="P4">
"Both sides oppose armed attacks on nuclear power plants Yishi peaceful nuclear facilities and support the constructive role of an international atomic energy agency in promoting the security of peaceful nuclear facilities, including efforts to ensure the safety of the Zaporozhye Nuclear Power Plant," the document said.</text:p>
      <text:p text:style-name="P4">
<text:span text:style-name="T4">
 Read also: </text:span>
 <text:a xlink:type="simple" xlink:href="https://www.ukrinform.ua/rubric-polytics/3692681-makronu-ne-vdalosa-perekonati-si-vimagati-vid-rosii-pripinenna-vijni-proti-ukraini.html" text:style-name="Internet_20_link" text:visited-style-name="Visited_20_Internet_20_Link">
<text:span text:style-name="T4">
 macron </text:span>
</text:a>
China and <text:a xlink:type="simple" xlink:href="https://www.ukrinform.ua/tag-francia" text:style-name="Internet_20_link" text:visited-style-name="Visited_20_Internet_20_Link">
</text:a>
The joint statement indicated the new compliance of "steady compliance" by the parties of conflicts(Not mentioning the individual - ed.)international humanitarian law.<text:span text:style-name="T4">
 Read also: </text:span>
 <text:a xlink:type="simple" xlink:href="https://www.ukrinform.ua/rubric-world/3692943-si-czinpin-shilav-makrona-do-protistoanna-z-ssa-reuters.html" text:style-name="Internet_20_link" text:visited-style-name="Visited_20_Internet_20_Link">
<text:span text:style-name="T4">
 Macron </text:span>
</text:a>
As reported by Ukrinform, the President of the European Commission Ursula von der Liaien to meet with the head of the PRC, these(https://www.ukrinform.ua/rubric-world/3692563-aderna-zagroza-fon-der-laen-zaklikala-kitaj-podruznomu-vplinuti-na-rosiu.html)She called for the use of "friendly influence" on Russia to reckon to respect the UN Charter.</text:p>
      <text:p text:style-name="P4">
News Source: <text:a xlink:type="simple" xlink:href="https://www.ukrinform.ua/rubric-world/3693040-kitaj-i-francia-zasudzuut-zbrojni-napadi-na-mirni-aderni-obekti.html" text:style-name="Internet_20_link" text:visited-style-name="Visited_20_Internet_20_Link">
https://www.ukrinform.ua/rubric-world/3693040-kitaj-i-francia-zasudzuut-zbrojni-napadi-na-mirni-aderni-obekti.html</text:a>
</text:p>
      <!--NEWS-->
      <text:h text:style-name="P10" text:outline-level="1">
<text:span text:style-name="T4">
The Russians fired from the helicopter city in Sumy region</text:span>
</text:h>
      <text:p text:style-name="P4">
Authors: Ukrinform (Person)</text:p>
      <text:p text:style-name="P4">
Publisher: Укринформ (Organization)</text:p>
      <text:p text:style-name="P4">
Published Time: 2023-04-07T19:28:00+03:00</text:p>
      <text:p text:style-name="P4">
Modified Time: 2023-04-07T19:28:00+03:00</text:p>
      <text:p text:style-name="P4">
Description: Russian invaders fired on April 7 from the helicopter border city of the middle-Buda of Sumy region, releasing rockets. - Ukrinform.</text:p>
      <text:p text:style-name="P4">
Images: ["<text:a xlink:type="simple" xlink:href="https://static.ukrinform.com/photos/2023_04/thumb_files/630_360_1680884681-846.jpg" text:style-name="Internet_20_link" text:visited-style-name="Visited_20_Internet_20_Link">
630_360_16808...</text:a>
"]</text:p>
      <text:p text:style-name="P4">
Tags: ['Обстріл', 'Сумщина', 'Війна з росією']</text:p>
      <text:p text:style-name="P4">
Type: Article</text:p>
      <!--METADATA-->
      <text:p text:style-name="P4">
<draw:frame draw:style-name="fr1" draw:name="Image194" text:anchor-type="as-char" svg:width="6.9236in" svg:height="3.956343in" draw:z-index="0">
<draw:image xlink:href="../Images/yкринформ/2023-04-07T19-28-00-03-00/630_360_1680884681-846.jpg" xlink:type="simple" xlink:show="embed" xlink:actuate="onLoad" draw:mime-type="image/jpeg"/>
</draw:frame>
On April 7, the Russian border city was firing from the helicopter on April 7, releasing rockets.</text:p>
      <text:p text:style-name="P4">
According to Ukrinform, the North Operational Command reports in <text:a xlink:type="simple" xlink:href="https://www.facebook.com/kommander.nord/posts/pfbid02FKfw9qYtRFjB1zLGoMrfer2vYuuiqbKWxBiLKKYYqJSQU5wKjN9GzoeQndES6fZyl" text:style-name="Internet_20_link" text:visited-style-name="Visited_20_Internet_20_Link">
</text:a>
.</text:p>
      <text:p text:style-name="P4">
“російські війська продовжують обстрілювати прикордоння Сумської області. Поприватному будинку поцілили ракетами з гелікоптера”, - ідеться в повідомленні.</text:p>
      <text:p text:style-name="P4">
<text:span text:style-name="T4">
Читайте також:</text:span>
 <text:a xlink:type="simple" xlink:href="https://www.ukrinform.ua/rubric-ato/3692974-armia-rf-obstrilala-z-minometiv-selo-na-sumsini.html" text:style-name="Internet_20_link" text:visited-style-name="Visited_20_Internet_20_Link">
 <text:span text:style-name="T4">
обстріл</text:span>
 </text:a>
Yes, at about 4:12 pm it became known about the helicopter from the territory of the Russian Federation four rockets in the city of middle-construction. Private homeownership is damaged as a result of shelling. The information about the victims did not receive.</text:p>
      <text:p text:style-name="P4">
As reported by Ukrinform, Russian troops on Friday, April 7, fired at changes in one of the border settlements of Sumy region, implemented its territory of 12 hits.</text:p>
      <text:p text:style-name="P4">
News Source: <text:a xlink:type="simple" xlink:href="https://www.ukrinform.ua/rubric-ato/3693041-rosiani-obstrilali-z-gelikoptera-misto-na-sumsini.html" text:style-name="Internet_20_link" text:visited-style-name="Visited_20_Internet_20_Link">
https://www.ukrinform.ua/rubric-ato/3693041-rosiani-obstrilali-z-gelikoptera-misto-na-sumsini.html</text:a>
</text:p>
      <!--NEWS-->
      <text:h text:style-name="P10" text:outline-level="1">
<text:span text:style-name="T4">
In several regions of Ukraine, they declared air alarm</text:span>
</text:h>
      <text:p text:style-name="P4">
Authors: Ukrinform (Person)</text:p>
      <text:p text:style-name="P4">
Publisher: Укринформ (Organization)</text:p>
      <text:p text:style-name="P4">
Published Time: 2023-04-07T19:30:00+03:00</text:p>
      <text:p text:style-name="P4">
Modified Time: 2023-04-07T19:30:00+03:00</text:p>
      <text:p text:style-name="P4">
Description: Air alarm has been announced in Kiev and in a number of regions of Ukraine because of the threat of Russian rocket strokes. - Ukrinform.</text:p>
      <text:p text:style-name="P4">
Images: ["<text:a xlink:type="simple" xlink:href="https://static.ukrinform.com/photos/2022_04/thumb_files/630_360_1649971569-525.jpg" text:style-name="Internet_20_link" text:visited-style-name="Visited_20_Internet_20_Link">
630_360_16499...</text:a>
"]</text:p>
      <text:p text:style-name="P4">
Tags: ['Війна з росією', 'Повітряна тривога']</text:p>
      <text:p text:style-name="P4">
Type: Article</text:p>
      <!--METADATA-->
      <text:p text:style-name="P4">
<draw:frame draw:style-name="fr1" draw:name="Image195" text:anchor-type="as-char" svg:width="6.9236in" svg:height="3.956343in" draw:z-index="0">
<draw:image xlink:href="../Images/yкринформ/2023-04-07T19-30-00-03-00/630_360_1649971569-525.jpg" xlink:type="simple" xlink:show="embed" xlink:actuate="onLoad" draw:mime-type="image/jpeg"/>
</draw:frame>
In Kiev, a number of regions of Ukraine have been announced by air alarm due to the threat of Russian robots.</text:p>
      <text:p text:style-name="P4">
According to Ukrinform, data on [] testify to this(https://alerts.in.ua/)Air anxiety, in particular, was declared in Kyiv and Kyiv region, as well as the Vinnytsia, Cherkasy, Kirovograd, Mykolaiv, Odessa Tacherson regions.</text:p>
      <text:p text:style-name="P4">
*!(https://www.ukrinform.ua/rubric-ato/3692843-u-cornomu-mori-rosia-trimae-odin-raketonosij-iz-vismoma-kalibrami.html)It was reported that on Tuesday the forces of Ukraine's air defense destroyed 14 from 17 drones "Shahd-131/136", which attacked <text:a xlink:type="simple" xlink:href="https://www.ukrinform.ua/tag-odesina" text:style-name="Internet_20_link" text:visited-style-name="Visited_20_Internet_20_Link">
</text:a>
at night.</text:p>
      <text:p text:style-name="P4">
News Source: <text:a xlink:type="simple" xlink:href="https://www.ukrinform.ua/rubric-ato/3693050-u-kilkoh-oblastah-ukraini-ogolosili-povitranu-trivogu.html" text:style-name="Internet_20_link" text:visited-style-name="Visited_20_Internet_20_Link">
https://www.ukrinform.ua/rubric-ato/3693050-u-kilkoh-oblastah-ukraini-ogolosili-povitranu-trivogu.html</text:a>
</text:p>
      <!--NEWS-->
      <text:h text:style-name="P10" text:outline-level="1">
<text:span text:style-name="T4">
The monuments of Zygin, Vatutin and Pushkin are dismantled in Poltava</text:span>
</text:h>
      <text:p text:style-name="P4">
Authors: Ukrinform (Person)</text:p>
      <text:p text:style-name="P4">
Publisher: Укринформ (Organization)</text:p>
      <text:p text:style-name="P4">
Published Time: 2023-04-07T19:39:41+03:00</text:p>
      <text:p text:style-name="P4">
Modified Time: 2023-04-07T19:39:41+03:00</text:p>
      <text:p text:style-name="P4">
Description: The monuments of Zygin, Vatutin and Pushkin are dismantled in Poltava. - Ukrinform.</text:p>
      <text:p text:style-name="P4">
Images: ["<text:a xlink:type="simple" xlink:href="https://static.ukrinform.com/photos/2023_04/thumb_files/630_360_1680885538-459.jpg" text:style-name="Internet_20_link" text:visited-style-name="Visited_20_Internet_20_Link">
630_360_16808...</text:a>
", "<text:a xlink:type="simple" xlink:href="https://static.ukrinform.com/photos/2023_04/1680885327-548.jpg" text:style-name="Internet_20_link" text:visited-style-name="Visited_20_Internet_20_Link">
1680885327-54...</text:a>
"]</text:p>
      <text:p text:style-name="P4">
Tags: ['Полтава', 'Ткаченко', 'МКІП ']</text:p>
      <text:p text:style-name="P4">
Type: Article</text:p>
      <!--METADATA-->
      <text:p text:style-name="P4">
<draw:frame draw:style-name="fr1" draw:name="Image196" text:anchor-type="as-char" svg:width="6.9236in" svg:height="3.956343in" draw:z-index="0">
<draw:image xlink:href="../Images/yкринформ/2023-04-07T19-39-41-03-00/630_360_1680885538-459.jpg" xlink:type="simple" xlink:show="embed" xlink:actuate="onLoad" draw:mime-type="image/jpeg"/>
</draw:frame>
The monuments of Zigin, Vatutin and Pushkin are being repaired in Poltavat.</text:p>
      <text:p text:style-name="P4">
About it in <text:a xlink:type="simple" xlink:href="https://t.me/otkachenkokyiv/3390" text:style-name="Internet_20_link" text:visited-style-name="Visited_20_Internet_20_Link">
</text:a>
The Minister of Culture of Tai Tkachenko reported, Ukrinform reports.</text:p>
      <text:p text:style-name="P4">
"I congratulate the decisions of the deputies of the Poltava City Council to dismantle the monuments of the Soviet general, Vatutin and the poet Pushkin. Expert Radamistry of Culture and Information Policy on Overcoming the Consequences of Crime and Totalitarianism has long recommended to do so," the Minister is written. He added that in the Ministry of Culture and Information Policy, it is presented that the process of clearing space from Russian and Soviet symbols in Poltava will shift from the place and await appropriate decisions about the memoirs of Petro I.</text:p>
      <text:p text:style-name="P4">
<text:span text:style-name="T4">
 Read also: </text:span>
 <text:a xlink:type="simple" xlink:href="https://www.ukrinform.ua/rubric-regions/3691342-pamatnik-bronzovomu-leninu-na-cerkasini-prodali-za-681-tisacu.html" text:style-name="Internet_20_link" text:visited-style-name="Visited_20_Internet_20_Link">
<text:span text:style-name="T4">
 Pam </text:span>
 <text:span text:style-name="T4">
 ITS </text:span>
</text:a>
</text:p>
      <text:p text:style-name="P4">
<draw:frame draw:style-name="fr1" draw:name="Image197" text:anchor-type="as-char" svg:width="6.9236in" svg:height="4.50034in" draw:z-index="0">
<draw:image xlink:href="../Images/yкринформ/2023-04-07T19-39-41-03-00/1680885327-548.jpg" xlink:type="simple" xlink:show="embed" xlink:actuate="onLoad" draw:mime-type="image/jpeg"/>
</draw:frame>
<text:span text:style-name="T5">
Foto: Oleksandr Tkachenko, telegram</text:span>
</text:p>
      <text:p text:style-name="P4">
As reported by Ukrinform, the monument to the Soviet general Vatutin in Kiev was arose in early February 2023.</text:p>
      <text:p text:style-name="P4">
Photo: Public Poltava</text:p>
      <text:p text:style-name="P4">
News Source: <text:a xlink:type="simple" xlink:href="https://www.ukrinform.ua/rubric-regions/3693045-v-poltavi-demontuut-pamatniki-ziginu-vatutinu-ta-puskinu.html" text:style-name="Internet_20_link" text:visited-style-name="Visited_20_Internet_20_Link">
https://www.ukrinform.ua/rubric-regions/3693045-v-poltavi-demontuut-pamatniki-ziginu-vatutinu-ta-puskinu.html</text:a>
</text:p>
      <!--NEWS-->
      <text:h text:style-name="P10" text:outline-level="1">
<text:span text:style-name="T4">
Poland and Baltic countries propose to bring Rosatom to a new package</text:span>
</text:h>
      <text:p text:style-name="P4">
Authors: Ukrinform (Person)</text:p>
      <text:p text:style-name="P4">
Publisher: Укринформ (Organization)</text:p>
      <text:p text:style-name="P4">
Published Time: 2023-04-07T19:41:00+03:00</text:p>
      <text:p text:style-name="P4">
Modified Time: 2023-04-07T19:41:00+03:00</text:p>
      <text:p text:style-name="P4">
Description: Poland and the Baltic countries are offered in the next, 11th package of EU sanctions against Russia, to impose restrictions on Russian nuclear energy. - Ukrinform.</text:p>
      <text:p text:style-name="P4">
Images: ["<text:a xlink:type="simple" xlink:href="https://static.ukrinform.com/photos/2018_11/thumb_files/630_360_1543426059-237.jpg" text:style-name="Internet_20_link" text:visited-style-name="Visited_20_Internet_20_Link">
630_360_15434...</text:a>
"]</text:p>
      <text:p text:style-name="P4">
Tags: ['Антиросійські санкції', 'Євросоюз', 'Польща', 'Країни Балтії']</text:p>
      <text:p text:style-name="P4">
Type: Article</text:p>
      <!--METADATA-->
      <text:p text:style-name="P4">
<draw:frame draw:style-name="fr1" draw:name="Image198" text:anchor-type="as-char" svg:width="6.9236in" svg:height="3.956343in" draw:z-index="0">
<draw:image xlink:href="../Images/yкринформ/2023-04-07T19-41-00-03-00/630_360_1543426059-237.jpg" xlink:type="simple" xlink:show="embed" xlink:actuate="onLoad" draw:mime-type="image/jpeg"/>
</draw:frame>
The Baltic States of Poland are offered in the next, 11th package of EU sanctions against Russia, to impose restrictions on Russian nuclear energy.</text:p>
      <text:p text:style-name="P4">
About it reports Polish radio <text:a xlink:type="simple" xlink:href="https://www.rmf24.pl/raporty/raport-wojna-z-rosja/news-polska-chce-uderzyc-w-rosyjska-energetyke-jadrowa,nId,6704122#crp_state=1" text:style-name="Internet_20_link" text:visited-style-name="Visited_20_Internet_20_Link">
</text:a>
With reference to the document of March 30, which was sent for consultation to EU countries, Ukrinform reports.</text:p>
      <text:p text:style-name="P4">
The document proposes to expand the sanction list at the expense of the Rosatom Member Department, as well as the prohibition of signing new agreements with this company, the prohibition of investment in the Russian nuclear power sector, as well as the ban on the EU of Russian -enriched uranium.</text:p>
      <text:p text:style-name="P4">
<text:span text:style-name="T4">
 Read also: </text:span>
 <text:a xlink:type="simple" xlink:href="https://www.ukrinform.ua/rubric-kyiv/3691952-sprava-na-100-miljoniv-u-kievi-vikrili-sahraiv-aki-hotili-pereoformiti-na-sebe-majno-rosatomu.html" text:style-name="Internet_20_link" text:visited-style-name="Visited_20_Internet_20_Link">
<text:span text:style-name="T4">
 by Rosatom </text:span>
</text:a>
According to the publication, these four countries do not first insist on sanctions against Rosatom. However, they offer some exceptions and transitional periods. In particular, the abandonment of contracts with "Rosatom" should take place gradually, but not longer than two years. Instead, Hungary would have received nine years of the transition period, which would allow it to complete the construction of NPP in Pax, which is on Russian technology.</text:p>
      <text:p text:style-name="P4">
The authors of the document assure that EU countries are gradually refusing to work with Russia in the field of nuclear energy. In particular, last year, the Czech Republic was not allowed by Rosatom to the tender for the construction of a new nuclear power plant in the country. Finlanda also refused to cooperate with this Russian company in the construction of a nuclear reactor.</text:p>
      <text:p text:style-name="P4">
However, as the publication notes, to get the consent to the introduction <text:a xlink:type="simple" xlink:href="https://www.ukrinform.ua/tag-antirosijski-sankcii" text:style-name="Internet_20_link" text:visited-style-name="Visited_20_Internet_20_Link">
</text:a>
Against "Rosatom" it is difficult. This would require consent from all EU countries.</text:p>
      <text:p text:style-name="P4">
However, Hungary and France, as well as Bolgaria, which are largely dependent on Russian technologies, have not been agreed to this many times, and France is easy to refuse cooperation with the Russian Federation in this area.</text:p>
      <text:p text:style-name="P4">
<text:span text:style-name="T4">
 Read also: </text:span>
 <text:a xlink:type="simple" xlink:href="https://www.ukrinform.ua/rubric-economy/3684306-sankcii-sodo-rosii-pracuut-ale-e-mozlivosti-dla-ih-posilenna.html" text:style-name="Internet_20_link" text:visited-style-name="Visited_20_Internet_20_Link">
</text:a>
In addition, it adds to the publication, in Brussels, there is a belief that the 11th package is sanctioned with more fuses in avoiding sanctions already imposed rather than new areas of the Russian economy."Sanctions against nuclear power of the Russian Federation are exactly what is needed. Vitauyuyuayapopposition of Poland and the Baltic countries to include in the 11 EU sanction package of Russia's atomic energy," Yermak wrote <text:a xlink:type="simple" xlink:href="https://t.me/ermaka2022/2404" text:style-name="Internet_20_link" text:visited-style-name="Visited_20_Internet_20_Link">
</text:a>
He reported that the McFala-Ermak International Sanction Group is currently completing the preparation of "Action Plan for Strengthening Sanctions Against the Russian Federation 2.0".</text:p>
      <text:p text:style-name="P4">
<text:span text:style-name="T4">
 Read also: </text:span>
 <text:a xlink:type="simple" xlink:href="https://www.ukrinform.ua/rubric-economy/3682546-vidsutnist-sankcij-proti-rosatomu-zagrozue-adernij-bezpeci-evropi-predstavnik-ukraini-pri-es.html" text:style-name="Internet_20_link" text:visited-style-name="Visited_20_Internet_20_Link">
<text:span text:style-name="T4">
 by Rosatom </text:span>
</text:a>
According to Ukrinform, the National Anti -Corruption Agency has determined the largest oil industry in the world SLB in the List of International War Osers through the cooperation of Russian oil and gas giants.</text:p>
      <text:p text:style-name="P4">
News Source: <text:a xlink:type="simple" xlink:href="https://www.ukrinform.ua/rubric-economy/3693047-polsa-i-kraini-baltii-proponuut-vnesti-rosatom-u-novij-paket-evrosankcij-zmi.html" text:style-name="Internet_20_link" text:visited-style-name="Visited_20_Internet_20_Link">
https://www.ukrinform.ua/rubric-economy/3693047-polsa-i-kraini-baltii-proponuut-vnesti-rosatom-u-novij-paket-evrosankcij-zmi.html</text:a>
</text:p>
      <!--NEWS-->
      <text:h text:style-name="P10" text:outline-level="1">
<text:span text:style-name="T4">
The dossier is being prepared about the introduction of the Chernihiv Cultural Landscape in the UNESCO - Tkachenko list</text:span>
</text:h>
      <text:p text:style-name="P4">
Authors: Ukrinform (Person)</text:p>
      <text:p text:style-name="P4">
Publisher: Укринформ (Organization)</text:p>
      <text:p text:style-name="P4">
Published Time: 2023-04-07T19:45:38+03:00</text:p>
      <text:p text:style-name="P4">
Modified Time: 2023-04-07T19:45:38+03:00</text:p>
      <text:p text:style-name="P4">
Description: The dossier is being prepared about the Cultural Landscape of Chernihiv in the UNESCO list. - Ukrinform.</text:p>
      <text:p text:style-name="P4">
Images: ["<text:a xlink:type="simple" xlink:href="https://static.ukrinform.com/photos/2023_03/thumb_files/630_360_1677763636-490.jpg" text:style-name="Internet_20_link" text:visited-style-name="Visited_20_Internet_20_Link">
630_360_16777...</text:a>
"]</text:p>
      <text:p text:style-name="P4">
Tags: ['Одеса', 'Ткаченко', 'Чернігів', 'Єдині новини']</text:p>
      <text:p text:style-name="P4">
Type: Article</text:p>
      <!--METADATA-->
      <text:p text:style-name="P4">
<draw:frame draw:style-name="fr1" draw:name="Image199" text:anchor-type="as-char" svg:width="6.9236in" svg:height="3.956343in" draw:z-index="0">
<draw:image xlink:href="../Images/yкринформ/2023-04-07T19-45-38-03-00/630_360_1677763636-490.jpg" xlink:type="simple" xlink:show="embed" xlink:actuate="onLoad" draw:mime-type="image/jpeg"/>
</draw:frame>
It is prepared for the introduction of the Chernihiv cultural landscape in the UNESCO list.</text:p>
      <text:p text:style-name="P4">
The Minister of Culture and Information Policy Oleksandr Tkachenko, reports on the nationwide telephone "Unified News", reports on the air.</text:p>
      <text:p text:style-name="P4">
According to him, the dossier is being prepared on the introduction of cultural landscapes in the UNESCO World List of Cultural Heritage.</text:p>
      <text:p text:style-name="P4">
<text:span text:style-name="T4">
 Read also: </text:span>
 <text:a xlink:type="simple" xlink:href="https://www.ukrinform.ua/rubric-regions/3691492-v-odesi-vidkrili-tablicku-pro-vklucenna-centru-mista-do-spisku-unesko.html" text:style-name="Internet_20_link" text:visited-style-name="Visited_20_Internet_20_Link">
<text:span text:style-name="T4">
 UNESCO </text:span>
</text:a>
“First, we get a symbolic, but a shield of protection over Odessa. Secondly, it is a yellow card to all developers, if they want to continue that they have been giving up in Odessa until this moment, it becomes impossible. Third, the clergy of raising funds to preserve cultural heritage in Odessa, ”Tkachenko said.</text:p>
      <text:p text:style-name="P4">
As reported by Ukrinform, Tkachenko declared earlier that the new status of the Odessa historical center would be interfered with Russian invaders in the event of an encroachment of the city.</text:p>
      <text:p text:style-name="P4">
<text:span text:style-name="T4">
 Read also: </text:span>
 <text:a xlink:type="simple" xlink:href="https://www.ukrinform.ua/rubric-culture/3691110-zelenska-obgovorila-z-gendirektorkou-unesko-zberezenna-ukrainskoi-kulturnoi-spadsini.html" text:style-name="Internet_20_link" text:visited-style-name="Visited_20_Internet_20_Link">
<text:span text:style-name="T4">
 UNESCO </text:span>
</text:a>
The Sign on the Inclusion of the Odessa Historical Center in the UNESCO Worldwide Center was located opposite the Odessa Archaeological Museum.</text:p>
      <text:p text:style-name="P4">
News Source: <text:a xlink:type="simple" xlink:href="https://www.ukrinform.ua/rubric-regions/3693048-gotuetsa-dose-pro-zanesenna-kulturnogo-landsaftu-cernigova-do-spisku-unesko-tkacenko.html" text:style-name="Internet_20_link" text:visited-style-name="Visited_20_Internet_20_Link">
https://www.ukrinform.ua/rubric-regions/3693048-gotuetsa-dose-pro-zanesenna-kulturnogo-landsaftu-cernigova-do-spisku-unesko-tkacenko.html</text:a>
</text:p>
      <!--NEWS-->
      <text:h text:style-name="P10" text:outline-level="1">
<text:span text:style-name="T4">
Ukraine won the first medal at the Junior Fencing World Cup</text:span>
</text:h>
      <text:p text:style-name="P4">
Authors: Ukrinform (Person)</text:p>
      <text:p text:style-name="P4">
Publisher: Укринформ (Organization)</text:p>
      <text:p text:style-name="P4">
Published Time: 2023-04-07T19:46:51+03:00</text:p>
      <text:p text:style-name="P4">
Modified Time: 2023-04-07T19:46:51+03:00</text:p>
      <text:p text:style-name="P4">
Description: 15-year-old Anna Maksimenko won the bronze competition. - Ukrinform.</text:p>
      <text:p text:style-name="P4">
Images: ["<text:a xlink:type="simple" xlink:href="https://static.ukrinform.com/photos/2023_04/thumb_files/630_360_1680885927-361.jpg" text:style-name="Internet_20_link" text:visited-style-name="Visited_20_Internet_20_Link">
630_360_16808...</text:a>
"]</text:p>
      <text:p text:style-name="P4">
Tags: ['Фехтування']</text:p>
      <text:p text:style-name="P4">
Type: Article</text:p>
      <!--METADATA-->
      <text:p text:style-name="P4">
<draw:frame draw:style-name="fr1" draw:name="Image200" text:anchor-type="as-char" svg:width="6.9236in" svg:height="3.956343in" draw:z-index="0">
<draw:image xlink:href="../Images/yкринформ/2023-04-07T19-46-51-03-00/630_360_1680885927-361.jpg" xlink:type="simple" xlink:show="embed" xlink:actuate="onLoad" draw:mime-type="image/jpeg"/>
</draw:frame>
15-year-old Maksimenko won the bronze of the competition.</text:p>
      <text:p text:style-name="P4">
The debut medal for the team at the tournament in Plovdiv won 15-year-old Annamaximenko, <text:a xlink:type="simple" xlink:href="https://www.nffu.org.ua/competition/2023_07_04_wch_j_epee_ind_plovdiv_d7/" text:style-name="Internet_20_link" text:visited-style-name="Visited_20_Internet_20_Link">
</text:a>
The press service of the fencing of Ukraine, reports Ukrinform.</text:p>
      <text:p text:style-name="P4">
The pupil of the Lviv Academy of Fencing started speeches from six victories of the fighting of the group stage and under the fifth number went to Olympic. In the path of quarterfinals, 15-year-old Lviv was overcome by Tatiana Swanidze from Georgia(15:12), Austrian Leonor Praxermer(15:8), Anae -Duke from France(15:10)and Chinesecous Yuitsen(15:10).</text:p>
      <text:p text:style-name="P4">
У поєдинку за вихід у четвірку, який гарантував медаль, Максименко зустріласязі старшою на чотири роки італійкою Лукрецією Пауліс, яку перемогла - 15:13.</text:p>
      <text:p text:style-name="P4">
У півфіналі українці протистояла чемпіонка світу серед кадетів в особистомузаліку-2021 і чинна чемпіонка Європи у складі команди Польщі Аліція Клашік.Спочатку боротьба була рівна, а потім наша шпажистка зуміла відірватися на двауколи (5:3). Проте ще до перерви більш досвідчена і титулована суперниця нелише відігралася, але й вийшла вперед (7:5). Зупинити її Максименко вже невдалося – 9:15. Тож у підсумку, українка здобула бронзову нагороду.</text:p>
      <text:p text:style-name="P4">
<text:span text:style-name="T4">
Читайте також:</text:span>
 <text:a xlink:type="simple" xlink:href="https://www.ukrinform.ua/rubric-sports/3691942-polsa-skasuvala-zinocij-etap-kubka-svitu-z-fehtuvanna-cerez-ucast-rf-i-bulorusi.html" text:style-name="Internet_20_link" text:visited-style-name="Visited_20_Internet_20_Link">
 <text:span text:style-name="T4">
фехтування</text:span>
 </text:a>
As reported by Ukrinform, today, April 7, the personal set of Junior Naygorod was also played by the skewers, the best result for Ukraine was Roman Samoilov 22-Emby.</text:p>
      <text:p text:style-name="P4">
Photo: Sport.loda.gov.ua</text:p>
      <text:p text:style-name="P4">
News Source: <text:a xlink:type="simple" xlink:href="https://www.ukrinform.ua/rubric-sports/3693049-ukraina-zdobula-persu-medal-na-uniorskomu-cs-z-fehtuvanna.html" text:style-name="Internet_20_link" text:visited-style-name="Visited_20_Internet_20_Link">
https://www.ukrinform.ua/rubric-sports/3693049-ukraina-zdobula-persu-medal-na-uniorskomu-cs-z-fehtuvanna.html</text:a>
</text:p>
      <!--NEWS-->
      <text:h text:style-name="P10" text:outline-level="1">
<text:span text:style-name="T4">
Onufri and more than 20 priests of the UOC MP have Russian citizenship - journalists</text:span>
</text:h>
      <text:p text:style-name="P4">
Authors: Ukrinform (Person)</text:p>
      <text:p text:style-name="P4">
Publisher: Укринформ (Organization)</text:p>
      <text:p text:style-name="P4">
Published Time: 2023-04-07T19:49:50+03:00</text:p>
      <text:p text:style-name="P4">
Modified Time: 2023-04-07T19:49:50+03:00</text:p>
      <text:p text:style-name="P4">
Description: Metropolitan of the UOC MP Onufri (in Peace of Orest Berezovsky) and more than 20 clergymen of the Ukrainian Orthodox Church of the Moscow Patriarchate have Russian citizenship. - Ukrinform.</text:p>
      <text:p text:style-name="P4">
Images: ["<text:a xlink:type="simple" xlink:href="https://static.ukrinform.com/photos/2018_12/thumb_files/630_360_1544211127-713.jpg" text:style-name="Internet_20_link" text:visited-style-name="Visited_20_Internet_20_Link">
630_360_15442...</text:a>
", "<text:a xlink:type="simple" xlink:href="https://static.ukrinform.com/photos/2023_04/1680886135-634.jpg" text:style-name="Internet_20_link" text:visited-style-name="Visited_20_Internet_20_Link">
1680886135-63...</text:a>
"]</text:p>
      <text:p text:style-name="P4">
Tags: ['УПЦ МП', 'Онуфрій', 'Розслідування']</text:p>
      <text:p text:style-name="P4">
Type: Article</text:p>
      <!--METADATA-->
      <text:p text:style-name="P4">
<draw:frame draw:style-name="fr1" draw:name="Image201" text:anchor-type="as-char" svg:width="6.9236in" svg:height="3.956343in" draw:z-index="0">
<draw:image xlink:href="../Images/yкринформ/2023-04-07T19-49-50-03-00/630_360_1544211127-713.jpg" xlink:type="simple" xlink:show="embed" xlink:actuate="onLoad" draw:mime-type="image/jpeg"/>
</draw:frame>
Metropolitan MP Onufri(In peace Orest Berezovsky)And more than 20 priests of the Ukrainian Orthodox Church of the Moscow Patriarchate have Russian citizenship.</text:p>
      <text:p text:style-name="P4">
This is stated in <text:a xlink:type="simple" xlink:href="https://www.pravda.com.ua/news/2023/04/7/7396917/" text:style-name="Internet_20_link" text:visited-style-name="Visited_20_Internet_20_Link">
</text:a>
Michael Tkach, Ukrinform reports.</text:p>
      <text:p text:style-name="P4">
"According to an excerpt from the Rospasport system, on March 20, 2002, Onufrius received a Russian passport in Moscow. For the year, June 23, 2003, he also received a rescue passport of a Russian citizen. foreign passport. And this means that Russian citizenship Onufri has had much earlier than in 2002, "he will be in the message.</text:p>
      <text:p text:style-name="P4">
<text:span text:style-name="T4">
 Read also: </text:span>
 <text:a xlink:type="simple" xlink:href="https://www.ukrinform.ua/rubric-regions/3692934-frankivski-deputati-vimagaut-zaboroniti-dialnist-upc-mp.html" text:style-name="Internet_20_link" text:visited-style-name="Visited_20_Internet_20_Link">
<text:span text:style-name="T4">
 UOC </text:span>
</text:a>
In the Kharkiv region, the Security Service of Ukraine has collected the evidence of support for Russian armed aggression for the former rector of one of the temple Diocese of the Ukrainian Orthodox Church of the Moscow Patriarchate.</text:p>
      <text:p text:style-name="P4">
<draw:frame draw:style-name="fr1" draw:name="Image202" text:anchor-type="as-char" svg:width="6.9236in" svg:height="3.893271in" draw:z-index="0">
<draw:image xlink:href="../Images/yкринформ/2023-04-07T19-49-50-03-00/1680886135-634.jpg" xlink:type="simple" xlink:show="embed" xlink:actuate="onLoad" draw:mime-type="image/jpeg"/>
</draw:frame>
As reported by Ukrinform, the Secretary of the National Security and Defense Council Alexeydanilov stated that in the Ukrainian Orthodox Church of the Moscow Patriarchate, many spies of the Russian Federation were exchanged some of them.</text:p>
      <text:p text:style-name="P4">
News Source: <text:a xlink:type="simple" xlink:href="https://www.ukrinform.ua/rubric-society/3693051-onufrij-ta-se-ponad-20-svasennikiv-upc-mp-maut-rosijske-gromadanstvo-zurnalisti.html" text:style-name="Internet_20_link" text:visited-style-name="Visited_20_Internet_20_Link">
https://www.ukrinform.ua/rubric-society/3693051-onufrij-ta-se-ponad-20-svasennikiv-upc-mp-maut-rosijske-gromadanstvo-zurnalisti.html</text:a>
</text:p>
      <!--NEWS-->
      <text:h text:style-name="P10" text:outline-level="1">
<text:span text:style-name="T4">
OP stated that Russia refused to exchange prisoners of war</text:span>
</text:h>
      <text:p text:style-name="P4">
Authors: Ukrinform (Person)</text:p>
      <text:p text:style-name="P4">
Publisher: Укринформ (Organization)</text:p>
      <text:p text:style-name="P4">
Published Time: 2023-04-07T19:51:40+03:00</text:p>
      <text:p text:style-name="P4">
Modified Time: 2023-04-07T19:51:40+03:00</text:p>
      <text:p text:style-name="P4">
Description: On the occasion of Ramadan, Ukraine suggested that Russia exchange prisoners of war who profess Islam, on the principle of "all on all", but Russia refused such a proposal. - Ukrinform.</text:p>
      <text:p text:style-name="P4">
Images: ["<text:a xlink:type="simple" xlink:href="https://static.ukrinform.com/photos/2023_02/thumb_files/630_360_1677617976-750.jpg" text:style-name="Internet_20_link" text:visited-style-name="Visited_20_Internet_20_Link">
630_360_16776...</text:a>
"]</text:p>
      <text:p text:style-name="P4">
Tags: ['Мусульмани', 'Обмін', 'росія', 'Полонені', 'Офіс Президента']</text:p>
      <text:p text:style-name="P4">
Type: Article</text:p>
      <!--METADATA-->
      <text:p text:style-name="P4">
<draw:frame draw:style-name="fr1" draw:name="Image203" text:anchor-type="as-char" svg:width="6.9236in" svg:height="3.956343in" draw:z-index="0">
<draw:image xlink:href="../Images/yкринформ/2023-04-07T19-51-40-03-00/630_360_1677617976-750.jpg" xlink:type="simple" xlink:show="embed" xlink:actuate="onLoad" draw:mime-type="image/jpeg"/>
</draw:frame>
On the occasion of Ramadan, Ukraine suggested that Russia exchange prisoners of war, qualify Islam, on the principle of "all on all", but Russia refused such a proposal.</text:p>
      <text:p text:style-name="P4">
About it in an interview <text:a xlink:type="simple" xlink:href="https://ukrainian.voanews.com/a/7040717.html" text:style-name="Internet_20_link" text:visited-style-name="Visited_20_Internet_20_Link">
</text:a>
Dariya Zarivna, the head of the Presidential Office of the President of Ukraine, reports, Ukrinform reports.</text:p>
      <text:p text:style-name="P4">
“We have been proposed to exchange Muslims“ all on all ”on both sides of the names of respect for their culture and traditions. Unfortunately, the Russian side of the perceived idea without much enthusiasm, ”Zarivna said.</text:p>
      <text:p text:style-name="P4">
According to her, such an initiative to exchange prisoners of war <text:a xlink:type="simple" xlink:href="https://www.ukrinform.ua/tag-musulmani" text:style-name="Internet_20_link" text:visited-style-name="Visited_20_Internet_20_Link">
</text:a>
- One of the many creative decisions to which the Ukrainian negotiating side is able to exchange prisoners.</text:p>
      <text:p text:style-name="P4">
<text:span text:style-name="T4">
 Read also: </text:span>
 <text:a xlink:type="simple" xlink:href="https://www.ukrinform.ua/rubric-ato/3692972-sered-rosijskih-vijskovih-rizko-zbilsilasa-kilkist-ohocih-zdatisa-v-polon-gur.html" text:style-name="Internet_20_link" text:visited-style-name="Visited_20_Internet_20_Link">
<text:span text:style-name="T4">
 captivity </text:span>
</text:a>
“Our negotiation group is characterized by a proactive position. And the constant search for the different angles under which we go. It is a difficult process that needs to be done, constantly looking for new ways to pull more of ours, ” - Dodalazarivna.</text:p>
      <text:p text:style-name="P4">
As reported by Ukrinform, the head of the working group on the interaction of the media and the defenders of the coordination headquarters on the behavior of the Warm -based Andriy Yusov said that Ukraine is negotiating the Rivne side at the same time, at the same time, attempts are also attempted to reconcile for the exchanging of the "all".</text:p>
      <text:p text:style-name="P4">
On April 4, 40 defenders of the island of Snakes returned from the Russian captivity.</text:p>
      <text:p text:style-name="P4">
News Source: <text:a xlink:type="simple" xlink:href="https://www.ukrinform.ua/rubric-ato/3693054-v-op-zaavili-so-rosia-vidmovilas-vid-obminu-vijskovopolonenih-musulman.html" text:style-name="Internet_20_link" text:visited-style-name="Visited_20_Internet_20_Link">
https://www.ukrinform.ua/rubric-ato/3693054-v-op-zaavili-so-rosia-vidmovilas-vid-obminu-vijskovopolonenih-musulman.html</text:a>
</text:p>
      <!--NEWS-->
      <text:h text:style-name="P10" text:outline-level="1">
<text:span text:style-name="T4">
Ukraine is preparing a special songwriting on Eurovision-2023</text:span>
</text:h>
      <text:p text:style-name="P4">
Authors: Ukrinform (Person)</text:p>
      <text:p text:style-name="P4">
Publisher: Укринформ (Organization)</text:p>
      <text:p text:style-name="P4">
Published Time: 2023-04-07T20:02:11+03:00</text:p>
      <text:p text:style-name="P4">
Modified Time: 2023-04-07T20:02:11+03:00</text:p>
      <text:p text:style-name="P4">
Description: During the Eurovision-2023, a special project will be presented, which "the song will unite guests and viewers." - Ukrinform.</text:p>
      <text:p text:style-name="P4">
Images: ["<text:a xlink:type="simple" xlink:href="https://static.ukrinform.com/photos/2022_11/thumb_files/630_360_1669128291-481.jpg" text:style-name="Internet_20_link" text:visited-style-name="Visited_20_Internet_20_Link">
630_360_16691...</text:a>
"]</text:p>
      <text:p text:style-name="P4">
Tags: ['Євробачення', 'Конкурс', 'Музика', 'Ткаченко']</text:p>
      <text:p text:style-name="P4">
Type: Article</text:p>
      <!--METADATA-->
      <text:p text:style-name="P4">
<draw:frame draw:style-name="fr1" draw:name="Image204" text:anchor-type="as-char" svg:width="6.9236in" svg:height="3.956343in" draw:z-index="0">
<draw:image xlink:href="../Images/yкринформ/2023-04-07T20-02-11-03-00/630_360_1669128291-481.jpg" xlink:type="simple" xlink:show="embed" xlink:actuate="onLoad" draw:mime-type="image/jpeg"/>
</draw:frame>
During the period, 2023 will be presented a special project, which is a "song of uniting and audience".</text:p>
      <text:p text:style-name="P4">
This was informed by the Minister of Culture and Information Policy Oleksandrkachenko in <text:a xlink:type="simple" xlink:href="https://t.me/otkachenkokyiv/3389" text:style-name="Internet_20_link" text:visited-style-name="Visited_20_Internet_20_Link">
</text:a>
, reports Ukrinform.</text:p>
      <text:p text:style-name="P4">
"We are also preparing somewhat special to combine the song in the moment of solidarity with the guests and audiences of Eurovision. Follow the news," - wrote.</text:p>
      <text:p text:style-name="P4">
At the same time, the minister noted that he was glad that the second place in last year's Eurovision was taken by the United Kingdom, which "paid a lot of attention and effort to take Eurovision for Ukraine and in honor of Ukraine." Tkachenko emphasized that this is evidenced by a photo of the legendary Beatles in embroideries.</text:p>
      <text:p text:style-name="P4">
<text:span text:style-name="T4">
 Read also: </text:span>
 <text:a xlink:type="simple" xlink:href="https://www.ukrinform.ua/rubric-culture/3692826-pamatnik-the-beatles-u-liverpuli-odagli-u-visivanki.html" text:style-name="Internet_20_link" text:visited-style-name="Visited_20_Internet_20_Link">
<text:span text:style-name="T4">
 Pam </text:span>
 <text:span text:style-name="T4">
 pm </text:span>
 <text:span text:style-name="T4">
 </text:span>
 BEATLES <text:span text:style-name="T4">
 </text:span>
 Liverpool <text:span text:style-name="T4">
 </text:span>
 <text:span text:style-name="T4">
 Dressed </text:span>
<text:span text:style-name="T4">
 embroideries </text:span>
</text:a>
Also, the MKIP head reminded that there are days before the start of the premises-2023, which will all be held under British and Ukrainian flags.</text:p>
      <text:p text:style-name="P4">
It was reported that from May 1 to May 14 will take place in European and UK. This is a special event before <text:a xlink:type="simple" xlink:href="https://www.ukrinform.ua/tag-evrobacenna" text:style-name="Internet_20_link" text:visited-style-name="Visited_20_Internet_20_Link">
</text:a>
where 24 unique projects will be presented, 19 of which are created in the cooperation of the artists of the two countries. In particular, the presentation of the new album of Crimean songs by Jamal Qirim will take place there</text:p>
      <text:p text:style-name="P4">
<text:span text:style-name="T5">
Foto: ebu</text:span>
</text:p>
      <text:p text:style-name="P4">
News Source: <text:a xlink:type="simple" xlink:href="https://www.ukrinform.ua/rubric-culture/3693057-ukraina-gotue-osoblivij-pisennij-proekt-na-evrobacenni2023.html" text:style-name="Internet_20_link" text:visited-style-name="Visited_20_Internet_20_Link">
https://www.ukrinform.ua/rubric-culture/3693057-ukraina-gotue-osoblivij-pisennij-proekt-na-evrobacenni2023.html</text:a>
</text:p>
      <!--NEWS-->
      <text:h text:style-name="P10" text:outline-level="1">
<text:span text:style-name="T4">
Beleniuk: We need to fight the tolerance of the Russians, otherwise our athletes will be hostages</text:span>
</text:h>
      <text:p text:style-name="P4">
Authors: Ukrinform (Person)</text:p>
      <text:p text:style-name="P4">
Publisher: Укринформ (Organization)</text:p>
      <text:p text:style-name="P4">
Published Time: 2023-04-07T20:24:08+03:00</text:p>
      <text:p text:style-name="P4">
Modified Time: 2023-04-07T20:24:08+03:00</text:p>
      <text:p text:style-name="P4">
Description: Olympic champion in the Greco-Roman struggle, the deputy of the Verkhovna Rada of Ukraine Jean Beleniuk expressed his dissatisfaction with the work of the National Olympic Committee of Ukraine.</text:p>
      <text:p text:style-name="P4">
— Укрінформ.: </text:p>
      <text:p text:style-name="P4">
Images: ["<text:a xlink:type="simple" xlink:href="https://static.ukrinform.com/photos/2023_04/thumb_files/630_360_1680888059-420.jpg" text:style-name="Internet_20_link" text:visited-style-name="Visited_20_Internet_20_Link">
630_360_16808...</text:a>
"]</text:p>
      <text:p text:style-name="P4">
Tags: ['Олімпійські ігри', 'НОК України', 'Беленюк']</text:p>
      <text:p text:style-name="P4">
Type: Article</text:p>
      <!--METADATA-->
      <text:p text:style-name="P4">
<draw:frame draw:style-name="fr1" draw:name="Image205" text:anchor-type="as-char" svg:width="6.9236in" svg:height="3.956343in" draw:z-index="0">
<draw:image xlink:href="../Images/yкринформ/2023-04-07T20-24-08-03-00/630_360_1680888059-420.jpg" xlink:type="simple" xlink:show="embed" xlink:actuate="onLoad" draw:mime-type="image/jpeg"/>
</draw:frame>
The Olympic Champion in the Greco-Roman Wrestling, the deputy of the Verkhovna Rada of Ukraine, Zhan Beleniuk expressed his dissatisfaction with the work of the National Olympic Committee of Ukraine.</text:p>
      <text:p text:style-name="P4">
He told about it exclusively in a comment to Ukrinform correspondent.</text:p>
      <text:p text:style-name="P4">
“We have examples of two parallel organizations - the International Olympic Committee and the International Paralympic Committee. But they are working at this point. As I communicated with Mr. Valeryzushkevich, who heads the Paralympic Committee of Ukraine, he told me how they achieved not only the not admission of these athletes, even in the case of talking about the possible return of Russian representatives and Belarusine. Plus, they generally brought Russian representatives to Tabilorus from membership of the entire organization. This is a large -scale sidelines there. From the other side we hear Mr. Gutzait's statements about the fact that he was sending out letters, but we see an urgent result, ”Beleniuk explained.</text:p>
      <text:p text:style-name="P4">
He emphasized that arguments to allow Russians and Belarusians to the competition see cynical.</text:p>
      <text:p text:style-name="P4">
“I think that it is not for the Russians to say about discrimination in those conditions when the Ukrainian athletes are not only able to lose their relatives and close ones. They are relocated to other locations in Europe, or simply temporarily displaced persons who are in the boundaries of their homes and train on the western part of our country. Sametaki arguments would definitely be relevant in order to communicate at the Rivonon with these speakers, who somehow very much consider this story. We start to do this when the situation has flared up, struggling directly with the consequences, then, of course, it is more difficult for us, ”Beleniuk said.</text:p>
      <text:p text:style-name="P4">
The Olympic champion is convinced that it is necessary to fight to the end in order to prevent Russians from games in Paris.</text:p>
      <text:p text:style-name="P4">
“Athletes call me calling for the fact that they do not understand their prospects at all. Whether they need to play sports, whether they can already tie sports and go to work for some other work. My position in this situation, which I voiced before, sounds as follows: it was necessary to fight Israz to fight for removing Russian Tabilorus representatives from competitions. Because otherwise athletes will become hostages. And we do not want us to have a similar choice, ” - Odbeleniuk.As reported by Ukrinform, the Cabinet of Ministers has decided that Ukrainian athletes will compete at international tournaments, which will be presented with athletes of Irrigation and Belarus.</text:p>
      <text:p text:style-name="P4">
Photo: Getty Image</text:p>
      <text:p text:style-name="P4">
News Source: <text:a xlink:type="simple" xlink:href="https://www.ukrinform.ua/rubric-sports/3693068-belenuk-potribno-borotisa-z-dopuskom-rosian-inakse-zarucnikami-stanut-nasi-sportsmeni.html" text:style-name="Internet_20_link" text:visited-style-name="Visited_20_Internet_20_Link">
https://www.ukrinform.ua/rubric-sports/3693068-belenuk-potribno-borotisa-z-dopuskom-rosian-inakse-zarucnikami-stanut-nasi-sportsmeni.html</text:a>
</text:p>
      <!--NEWS-->
      <text:h text:style-name="P10" text:outline-level="1">
<text:span text:style-name="T4">
In Kharkiv, three people exploded on an explosive in the field</text:span>
</text:h>
      <text:p text:style-name="P4">
Authors: Ukrinform (Person)</text:p>
      <text:p text:style-name="P4">
Publisher: Укринформ (Organization)</text:p>
      <text:p text:style-name="P4">
Published Time: 2023-04-07T20:25:00+03:00</text:p>
      <text:p text:style-name="P4">
Modified Time: 2023-04-07T20:25:00+03:00</text:p>
      <text:p text:style-name="P4">
Description: In the field near the village of Mykolaivka, Kharkiv region, three people were injured as a result of an explosion of an unknown explosive object. - Ukrinform.</text:p>
      <text:p text:style-name="P4">
Images: ["<text:a xlink:type="simple" xlink:href="https://static.ukrinform.com/photos/2023_02/thumb_files/630_360_1676281282-210.jpg" text:style-name="Internet_20_link" text:visited-style-name="Visited_20_Internet_20_Link">
630_360_16762...</text:a>
"]</text:p>
      <text:p text:style-name="P4">
Tags: ['Вибух', 'Харківщина', 'Війна з росією']</text:p>
      <text:p text:style-name="P4">
Type: Article</text:p>
      <!--METADATA-->
      <text:p text:style-name="P4">
<draw:frame draw:style-name="fr1" draw:name="Image206" text:anchor-type="as-char" svg:width="6.9236in" svg:height="3.956343in" draw:z-index="0">
<draw:image xlink:href="../Images/yкринформ/2023-04-07T20-25-00-03-00/630_360_1676281282-210.jpg" xlink:type="simple" xlink:show="embed" xlink:actuate="onLoad" draw:mime-type="image/jpeg"/>
</draw:frame>
The Polybil village of Mykolaivka, Kharkiv region, three people were injured by an explosion of an unknown explosive object.</text:p>
      <text:p text:style-name="P4">
According to Ukrinform, the Main Directorate of the Civil Service of Knowledge Situations of Ukraine in Kharkiv Oblast reports in <text:a xlink:type="simple" xlink:href="https://www.facebook.com/DSNSKHARKIV/posts/pfbid0UXLyTxtxefvFzBCwdp595dgYfrYxgBy9kvha1YgC4LMt53rsbbKVadx5cg2GGcb7l" text:style-name="Internet_20_link" text:visited-style-name="Visited_20_Internet_20_Link">
</text:a>
.</text:p>
      <text:p text:style-name="P4">
“7 квітня в Чугуївському районі стався черговий <text:a xlink:type="simple" xlink:href="https://www.ukrinform.ua/tag-vibuh" text:style-name="Internet_20_link" text:visited-style-name="Visited_20_Internet_20_Link">
</text:a>
An unknown explosive object. The event happened in the field near the village of Mykolaivka of the Chkaliv community. As a result of a three -th three civilians(2 men and woman)They were injured in various severity, ”the message said.</text:p>
      <text:p text:style-name="P4">
<text:span text:style-name="T4">
 Read also: </text:span>
 <text:a xlink:type="simple" xlink:href="https://www.ukrinform.ua/rubric-regions/3692767-ocisav-pole-vid-minpelustok-na-hersonsini-distav-poranenna-colovik.html" text:style-name="Internet_20_link" text:visited-style-name="Visited_20_Internet_20_Link">
</text:a>
The final circumstances of the emergency are clarified.</text:p>
      <text:p text:style-name="P4">
As reported by Ukrinform, on April 7 as a result of shelling of Russian troops of the Selek on <text:a xlink:type="simple" xlink:href="https://www.ukrinform.ua/rubric-ato/3692967-zagarbniki-obstrilali-selo-na-harkivsini-zaginuv-civilnij.html" text:style-name="Internet_20_link" text:visited-style-name="Visited_20_Internet_20_Link">
</text:a>
The civilian was killed.  _ Photo illustrative _</text:p>
      <text:p text:style-name="P4">
News Source: <text:a xlink:type="simple" xlink:href="https://www.ukrinform.ua/rubric-regions/3693069-na-harkivsini-troe-ludej-pidirvalisa-na-vibuhivci-u-poli.html" text:style-name="Internet_20_link" text:visited-style-name="Visited_20_Internet_20_Link">
https://www.ukrinform.ua/rubric-regions/3693069-na-harkivsini-troe-ludej-pidirvalisa-na-vibuhivci-u-poli.html</text:a>
</text:p>
      <!--NEWS-->
      <text:h text:style-name="P10" text:outline-level="1">
<text:span text:style-name="T4">
Zelensky announced the launch of a new tradition in Ukraine - Iftaru</text:span>
</text:h>
      <text:p text:style-name="P4">
Authors: Ukrinform (Person)</text:p>
      <text:p text:style-name="P4">
Publisher: Укринформ (Organization)</text:p>
      <text:p text:style-name="P4">
Published Time: 2023-04-07T20:35:00+03:00</text:p>
      <text:p text:style-name="P4">
Modified Time: 2023-04-07T20:35:00+03:00</text:p>
      <text:p text:style-name="P4">
Description: President Volodymyr Zelenskyy has announced the launch of a new tradition in Ukraine - the official level of Iftar during the Muslim Muslim Muslim. - Ukrinform.</text:p>
      <text:p text:style-name="P4">
Images: ["<text:a xlink:type="simple" xlink:href="https://static.ukrinform.com/photos/2023_04/thumb_files/630_360_1680889667-457.jpg" text:style-name="Internet_20_link" text:visited-style-name="Visited_20_Internet_20_Link">
630_360_16808...</text:a>
", "<text:a xlink:type="simple" xlink:href="https://static.ukrinform.com/photos/2023_04/thumb_files/630_360_1680889708-7410.jpeg" text:style-name="Internet_20_link" text:visited-style-name="Visited_20_Internet_20_Link">
630_360_16808...</text:a>
", "<text:a xlink:type="simple" xlink:href="https://static.ukrinform.com/photos/2023_04/thumb_files/630_360_1680889708-5830.jpeg" text:style-name="Internet_20_link" text:visited-style-name="Visited_20_Internet_20_Link">
630_360_16808...</text:a>
", "<text:a xlink:type="simple" xlink:href="https://static.ukrinform.com/photos/2023_04/thumb_files/630_360_1680889708-4220.jpeg" text:style-name="Internet_20_link" text:visited-style-name="Visited_20_Internet_20_Link">
630_360_16808...</text:a>
", "<text:a xlink:type="simple" xlink:href="https://static.ukrinform.com/photos/2023_04/thumb_files/630_360_1680889708-3681.jpeg" text:style-name="Internet_20_link" text:visited-style-name="Visited_20_Internet_20_Link">
630_360_16808...</text:a>
", "<text:a xlink:type="simple" xlink:href="https://static.ukrinform.com/photos/2023_04/thumb_files/630_360_1680889708-1756.jpeg" text:style-name="Internet_20_link" text:visited-style-name="Visited_20_Internet_20_Link">
630_360_16808...</text:a>
", "<text:a xlink:type="simple" xlink:href="https://static.ukrinform.com/photos/2023_04/thumb_files/630_360_1680889708-1719.jpeg" text:style-name="Internet_20_link" text:visited-style-name="Visited_20_Internet_20_Link">
630_360_16808...</text:a>
", "<text:a xlink:type="simple" xlink:href="https://static.ukrinform.com/photos/2023_04/thumb_files/630_360_1680889708-4721.jpeg" text:style-name="Internet_20_link" text:visited-style-name="Visited_20_Internet_20_Link">
630_360_16808...</text:a>
"]</text:p>
      <text:p text:style-name="P4">
Tags: ['Іслам', 'Рамадан', 'Зеленський']</text:p>
      <text:p text:style-name="P4">
Type: Article</text:p>
      <!--METADATA-->
      <text:p text:style-name="P4">
<draw:frame draw:style-name="fr1" draw:name="Image207" text:anchor-type="as-char" svg:width="6.9236in" svg:height="3.956343in" draw:z-index="0">
<draw:image xlink:href="../Images/yкринформ/2023-04-07T20-35-00-03-00/630_360_1680889667-457.jpg" xlink:type="simple" xlink:show="embed" xlink:actuate="onLoad" draw:mime-type="image/jpeg"/>
</draw:frame>
The Presidential Divide of Zelensky has announced the launch of a new tradition in Ukraine -the official level of Iftar during the Muslim Muslim Moon for Muslims.</text:p>
      <text:p text:style-name="P4">
He noted this during the first such if, with the participation of Muslims, representatives of the diploma and the Majlisukhrim Tatar people, Ukrinform correspondent reports.</text:p>
      <text:p text:style-name="P4">
"Today, we start such a tradition for Ukraine - iftaru is a nuination level together with our heroes - present by Muslim warriors, together with the Majlis of the Crimean Tatar people, together with representatives of the entire Muslim community of Ukraine. , - said the Head of State.</text:p>
      <text:p text:style-name="P4">
<text:span text:style-name="T4">
 Read also: </text:span>
 <text:a xlink:type="simple" xlink:href="https://www.ukrinform.ua/rubric-regions/3692987-zelenskij-priznaciv-ocilnikiv-troh-vijskovih-administracij-na-lugansini.html" text:style-name="Internet_20_link" text:visited-style-name="Visited_20_Internet_20_Link">
<text:span text:style-name="T4">
 Zelensky </text:span>
</text:a>
The President emphasized that the diversity enshrined in respect is part of the character of an independent Ukraine.</text:p>
      <text:p text:style-name="P4">
"And let this character always strengthen our character and directs to the good -law," he said.</text:p>
      <text:p text:style-name="P4">
<draw:frame draw:style-name="fr1" draw:name="Image208" text:anchor-type="as-char" svg:width="6.9236in" svg:height="3.956343in" draw:z-index="0">
<draw:image xlink:href="../Images/yкринформ/2023-04-07T20-35-00-03-00/630_360_1680889708-7410.jpeg" xlink:type="simple" xlink:show="embed" xlink:actuate="onLoad" draw:mime-type="image/jpeg"/>
</draw:frame>
Zelensky has announced the launch of a new tradition in Ukraine - iftaru Photogennady Minchenko <text:a xlink:type="simple" xlink:href="https://static.ukrinform.com/photos/2023_04/1680889708-7410.jpeg" text:style-name="Internet_20_link" text:visited-style-name="Visited_20_Internet_20_Link">
<draw:frame draw:style-name="fr1" draw:name="Image209" text:anchor-type="as-char" svg:width="6.9236in" svg:height="3.956343in" draw:z-index="0">
<draw:image xlink:href="../Images/yкринформ/2023-04-07T20-35-00-03-00/630_360_1680889708-7410.jpeg" xlink:type="simple" xlink:show="embed" xlink:actuate="onLoad" draw:mime-type="image/jpeg"/>
</draw:frame>
</text:a>
 <text:a xlink:type="simple" xlink:href="https://static.ukrinform.com/photos/2023_04/1680889708-5830.jpeg" text:style-name="Internet_20_link" text:visited-style-name="Visited_20_Internet_20_Link">
<draw:frame draw:style-name="fr1" draw:name="Image210" text:anchor-type="as-char" svg:width="6.9236in" svg:height="3.956343in" draw:z-index="0">
<draw:image xlink:href="../Images/yкринформ/2023-04-07T20-35-00-03-00/630_360_1680889708-5830.jpeg" xlink:type="simple" xlink:show="embed" xlink:actuate="onLoad" draw:mime-type="image/jpeg"/>
</draw:frame>
</text:a>
 <text:a xlink:type="simple" xlink:href="https://static.ukrinform.com/photos/2023_04/1680889708-4220.jpeg" text:style-name="Internet_20_link" text:visited-style-name="Visited_20_Internet_20_Link">
<draw:frame draw:style-name="fr1" draw:name="Image211" text:anchor-type="as-char" svg:width="6.9236in" svg:height="3.956343in" draw:z-index="0">
<draw:image xlink:href="../Images/yкринформ/2023-04-07T20-35-00-03-00/630_360_1680889708-4220.jpeg" xlink:type="simple" xlink:show="embed" xlink:actuate="onLoad" draw:mime-type="image/jpeg"/>
</draw:frame>
</text:a>
 <text:a xlink:type="simple" xlink:href="https://static.ukrinform.com/photos/2023_04/1680889708-3681.jpeg" text:style-name="Internet_20_link" text:visited-style-name="Visited_20_Internet_20_Link">
<draw:frame draw:style-name="fr1" draw:name="Image212" text:anchor-type="as-char" svg:width="6.9236in" svg:height="3.956343in" draw:z-index="0">
<draw:image xlink:href="../Images/yкринформ/2023-04-07T20-35-00-03-00/630_360_1680889708-3681.jpeg" xlink:type="simple" xlink:show="embed" xlink:actuate="onLoad" draw:mime-type="image/jpeg"/>
</draw:frame>
</text:a>
 <text:a xlink:type="simple" xlink:href="https://static.ukrinform.com/photos/2023_04/1680889708-1756.jpeg" text:style-name="Internet_20_link" text:visited-style-name="Visited_20_Internet_20_Link">
<draw:frame draw:style-name="fr1" draw:name="Image213" text:anchor-type="as-char" svg:width="6.9236in" svg:height="3.956343in" draw:z-index="0">
<draw:image xlink:href="../Images/yкринформ/2023-04-07T20-35-00-03-00/630_360_1680889708-1756.jpeg" xlink:type="simple" xlink:show="embed" xlink:actuate="onLoad" draw:mime-type="image/jpeg"/>
</draw:frame>
</text:a>
 <text:a xlink:type="simple" xlink:href="https://static.ukrinform.com/photos/2023_04/1680889708-1719.jpeg" text:style-name="Internet_20_link" text:visited-style-name="Visited_20_Internet_20_Link">
<draw:frame draw:style-name="fr1" draw:name="Image214" text:anchor-type="as-char" svg:width="6.9236in" svg:height="3.956343in" draw:z-index="0">
<draw:image xlink:href="../Images/yкринформ/2023-04-07T20-35-00-03-00/630_360_1680889708-1719.jpeg" xlink:type="simple" xlink:show="embed" xlink:actuate="onLoad" draw:mime-type="image/jpeg"/>
</draw:frame>
</text:a>
 <text:a xlink:type="simple" xlink:href="https://static.ukrinform.com/photos/2023_04/1680889708-4721.jpeg" text:style-name="Internet_20_link" text:visited-style-name="Visited_20_Internet_20_Link">
<draw:frame draw:style-name="fr1" draw:name="Image215" text:anchor-type="as-char" svg:width="6.9236in" svg:height="3.956343in" draw:z-index="0">
<draw:image xlink:href="../Images/yкринформ/2023-04-07T20-35-00-03-00/630_360_1680889708-4721.jpeg" xlink:type="simple" xlink:show="embed" xlink:actuate="onLoad" draw:mime-type="image/jpeg"/>
</draw:frame>
</text:a>
Zelensky assured that Ukraine is grateful to the Muslims of our country and the whole Muslim community of the world, who equally with Ukrainians seeks peace with protection from evil."Ukraine will always remember those who are fighting in all our territory of Bulasvoboda and Security. We are all united by faith, and we are probably not allowed to know all over, but we are all confident in one: we are not broken: , unconnect and not erase, especially our main thing - not to erase our values, because we have respect for the sake of unity and a council will give us a winner, "the President said.</text:p>
      <text:p text:style-name="P4">
It is known that Iftar is a deprivation, an evening meal during the moon Ramadan. It is carried out after the evening prayer in local time.</text:p>
      <text:p text:style-name="P4">
At the end of the twentieth century. Muslims began to organize IFar in different countries for Muslims only. They use it to strengthen the relations of cross -representatives of different nationalities living in the country, acquaintance with the wrestling of Muslims.</text:p>
      <text:p text:style-name="P4">
News Source: <text:a xlink:type="simple" xlink:href="https://www.ukrinform.ua/rubric-society/3693070-zelenskij-ogolosiv-pro-zapocatkuvanna-v-ukraini-novoi-tradicii-iftaru.html" text:style-name="Internet_20_link" text:visited-style-name="Visited_20_Internet_20_Link">
https://www.ukrinform.ua/rubric-society/3693070-zelenskij-ogolosiv-pro-zapocatkuvanna-v-ukraini-novoi-tradicii-iftaru.html</text:a>
</text:p>
      <!--NEWS-->
      <text:h text:style-name="P10" text:outline-level="1">
<text:span text:style-name="T4">
Blinken urged China to persuade Russia to respect Ukraine's sovereignty</text:span>
</text:h>
      <text:p text:style-name="P4">
Authors: Ukrinform (Person)</text:p>
      <text:p text:style-name="P4">
Publisher: Укринформ (Organization)</text:p>
      <text:p text:style-name="P4">
Published Time: 2023-04-07T20:39:50+03:00</text:p>
      <text:p text:style-name="P4">
Modified Time: 2023-04-07T20:39:50+03:00</text:p>
      <text:p text:style-name="P4">
Description: US Secretary of State Anthony Blinken has expressed his belief that China should now use his influence on the Kremlin and persuade Russia to restore Ukraine's sovereignty and territorial integrity. - Ukrinform.</text:p>
      <text:p text:style-name="P4">
Images: ["<text:a xlink:type="simple" xlink:href="https://static.ukrinform.com/photos/2022_02/thumb_files/630_360_1645570165-812.jpg" text:style-name="Internet_20_link" text:visited-style-name="Visited_20_Internet_20_Link">
630_360_16455...</text:a>
"]</text:p>
      <text:p text:style-name="P4">
Tags: ['Китай', 'США', 'Україна', 'Держдеп', 'Блінкен', 'Війна з росією']</text:p>
      <text:p text:style-name="P4">
Type: Article</text:p>
      <!--METADATA-->
      <text:p text:style-name="P4">
<draw:frame draw:style-name="fr1" draw:name="Image216" text:anchor-type="as-char" svg:width="6.9236in" svg:height="3.956343in" draw:z-index="0">
<draw:image xlink:href="../Images/yкринформ/2023-04-07T20-39-50-03-00/630_360_1645570165-812.jpg" xlink:type="simple" xlink:show="embed" xlink:actuate="onLoad" draw:mime-type="image/jpeg"/>
</draw:frame>
US Secretary of State Anthony Blinken has expressed his belief that China should now use the Kremlin's impact and persuade Russia to restore Ukraine's sovereignty.</text:p>
      <text:p text:style-name="P4">
The head of American diplomacy said this in an interview with the channel <text:a xlink:type="simple" xlink:href="https://www.youtube.com/watch" text:style-name="Internet_20_link" text:visited-style-name="Visited_20_Internet_20_Link">
</text:a>
, reports Ukrinform.</text:p>
      <text:p text:style-name="P4">
"First of all, the ideas of peace that the Chinese have posted on the table - and some of them are really eporative - they reflect that China, as well as many of us, said for a long time," the Secretary of State said <text:a xlink:type="simple" xlink:href="https://www.ukrinform.ua/tag-ssa" text:style-name="Internet_20_link" text:visited-style-name="Visited_20_Internet_20_Link">
</text:a>
.</text:p>
      <text:p text:style-name="P4">
In this connection, he noted that the first element of Chinese proposals in mind, and that is where the attention should be focused.</text:p>
      <text:p text:style-name="P4">
"Therefore, China should focus on convincing Russia really respecting Ukraine and returning the territory that was captured by the UN Charter, with a violation of the sovereignty of Ukraine," the US Glavs Department said.</text:p>
      <text:p text:style-name="P4">
<text:span text:style-name="T4">
 Read also: </text:span>
 <text:a xlink:type="simple" xlink:href="https://www.ukrinform.ua/rubric-world/3692898-pekin-kontaktue-z-usima-storonami-konfliktu-v-ukraini-mzs-kitau.html" text:style-name="Internet_20_link" text:visited-style-name="Visited_20_Internet_20_Link">
<text:span text:style-name="T4">
 China </text:span>
</text:a>
He also believed that Beijing was trying to approach the regulation of in Ukraine. On the one hand, he wants to do everything in his own way, to support Russian in different ways, including at political level and his rhetoric. From the other hand, China wants to perceive it in the world as an effort to promote peace. In addition, Blinken noted that the United States continues to keep the weapons on the possible supply of weapons from China.</text:p>
      <text:p text:style-name="P4">
According to Ukrinform, according to the media, during a meeting with Peking -President of France Emmanuel Macron with the leader of the PRC Si Jinping, the last <text:a xlink:type="simple" xlink:href="https://www.ukrinform.ua/rubric-world/3692943-si-czinpin-shilav-makrona-do-protistoanna-z-ssa-reuters.html" text:style-name="Internet_20_link" text:visited-style-name="Visited_20_Internet_20_Link">
</text:a>
to confrontation with the United States.</text:p>
      <text:p text:style-name="P4">
News Source: <text:a xlink:type="simple" xlink:href="https://www.ukrinform.ua/rubric-world/3693071-blinken-zaklikav-kitaj-perekonati-rosiu-povazati-suverenitet-ukraini.html" text:style-name="Internet_20_link" text:visited-style-name="Visited_20_Internet_20_Link">
https://www.ukrinform.ua/rubric-world/3693071-blinken-zaklikav-kitaj-perekonati-rosiu-povazati-suverenitet-ukraini.html</text:a>
</text:p>
      <!--NEWS-->
      <text:h text:style-name="P10" text:outline-level="1">
<text:span text:style-name="T4">
In the Kyiv region found the remains of Russian drone</text:span>
</text:h>
      <text:p text:style-name="P4">
Authors: Ukrinform (Person)</text:p>
      <text:p text:style-name="P4">
Publisher: Укринформ (Organization)</text:p>
      <text:p text:style-name="P4">
Published Time: 2023-04-07T20:55:02+03:00</text:p>
      <text:p text:style-name="P4">
Modified Time: 2023-04-07T20:55:02+03:00</text:p>
      <text:p text:style-name="P4">
Description: In the Boryspil district of Kyiv region, the remains of a Russian drone were found. - Ukrinform.</text:p>
      <text:p text:style-name="P4">
Images: ["<text:a xlink:type="simple" xlink:href="https://static.ukrinform.com/photos/2023_04/thumb_files/630_360_1680889727-460.jpeg" text:style-name="Internet_20_link" text:visited-style-name="Visited_20_Internet_20_Link">
630_360_16808...</text:a>
"]</text:p>
      <text:p text:style-name="P4">
Tags: ['Безпілотник', 'Поліція', 'Київщина']</text:p>
      <text:p text:style-name="P4">
Type: Article</text:p>
      <!--METADATA-->
      <text:p text:style-name="P4">
<draw:frame draw:style-name="fr1" draw:name="Image217" text:anchor-type="as-char" svg:width="6.9236in" svg:height="3.946452in" draw:z-index="0">
<draw:image xlink:href="../Images/yкринформ/2023-04-07T20-55-02-03-00/630_360_1680889727-460.jpeg" xlink:type="simple" xlink:show="embed" xlink:actuate="onLoad" draw:mime-type="image/jpeg"/>
</draw:frame>
The Uzspil district of the Kyiv region found the remains of a Russian non -pediatric.</text:p>
      <text:p text:style-name="P4">
About it in <text:a xlink:type="simple" xlink:href="https://t.me/andrii_nebytov/1173" text:style-name="Internet_20_link" text:visited-style-name="Visited_20_Internet_20_Link">
</text:a>
The head of the Main Department of the National Police in the Kyiv region Andriy Nebitov reported, reports Ukrinform.</text:p>
      <text:p text:style-name="P4">
"Near the village of Voronkov, the remains of an unobtrusive battle unit, previously killed, were just found.</text:p>
      <text:p text:style-name="P4">
<text:span text:style-name="T4">
 Read also: </text:span>
 <text:a xlink:type="simple" xlink:href="https://www.ukrinform.ua/rubric-ato/3692835-na-kupanskomu-napramku-nacgvardijci-zbili-dva-dronikamikadze-rosian.html" text:style-name="Internet_20_link" text:visited-style-name="Visited_20_Internet_20_Link">
</text:a>
As reported by Ukrinform, Russian invaders per day made two <text:a xlink:type="simple" xlink:href="https://www.ukrinform.ua/tag-raketa" text:style-name="Internet_20_link" text:visited-style-name="Visited_20_Internet_20_Link">
</text:a>
and 14 aviation strikes, as well as more than 10 shelling of rocket launchers on the positions of defense forces of tacadic infrastructure of settlements.</text:p>
      <text:p text:style-name="P4">
News Source: <text:a xlink:type="simple" xlink:href="https://www.ukrinform.ua/rubric-regions/3693075-na-kiivsini-viavili-zaliski-rosijskogo-bezpilotnika.html" text:style-name="Internet_20_link" text:visited-style-name="Visited_20_Internet_20_Link">
https://www.ukrinform.ua/rubric-regions/3693075-na-kiivsini-viavili-zaliski-rosijskogo-bezpilotnika.html</text:a>
</text:p>
      <!--NEWS-->
      <text:h text:style-name="P10" text:outline-level="1">
<text:span text:style-name="T4">
Ukrainian basketball player Kravtsov became the player "Ittikhad"</text:span>
</text:h>
      <text:p text:style-name="P4">
Authors: Ukrinform (Person)</text:p>
      <text:p text:style-name="P4">
Publisher: Укринформ (Organization)</text:p>
      <text:p text:style-name="P4">
Published Time: 2023-04-07T21:01:14+03:00</text:p>
      <text:p text:style-name="P4">
Modified Time: 2023-04-07T21:01:14+03:00</text:p>
      <text:p text:style-name="P4">
Description: The Ukrainian went to the Bahrain Championship Club. - Ukrinform.</text:p>
      <text:p text:style-name="P4">
Images: ["<text:a xlink:type="simple" xlink:href="https://static.ukrinform.com/photos/2023_04/thumb_files/630_360_1680890411-609.jpg" text:style-name="Internet_20_link" text:visited-style-name="Visited_20_Internet_20_Link">
630_360_16808...</text:a>
"]</text:p>
      <text:p text:style-name="P4">
Tags: ['Баскетбол', 'Кравцов']</text:p>
      <text:p text:style-name="P4">
Type: Article</text:p>
      <!--METADATA-->
      <text:p text:style-name="P4">
<draw:frame draw:style-name="fr1" draw:name="Image218" text:anchor-type="as-char" svg:width="6.9236in" svg:height="3.956343in" draw:z-index="0">
<draw:image xlink:href="../Images/yкринформ/2023-04-07T21-01-14-03-00/630_360_1680890411-609.jpg" xlink:type="simple" xlink:show="embed" xlink:actuate="onLoad" draw:mime-type="image/jpeg"/>
</draw:frame>
The Ukrainian converted to the Bahrain Championship Club.</text:p>
      <text:p text:style-name="P4">
Vyacheslav Kravtsov became a player of "Ittikhad" from the Bahrain Championship, <text:a xlink:type="simple" xlink:href="https://www.instagram.com/p/Cqi-5A9LjkF/" text:style-name="Internet_20_link" text:visited-style-name="Visited_20_Internet_20_Link">
</text:a>
press service, Ukrinform reports.</text:p>
      <text:p text:style-name="P4">
The Ukrainian for the third time he changed the team for the season - before that he advocated Stilrs with Taiwanese P. League+, and the season began in the Spanish Menorca.</text:p>
      <text:p text:style-name="P4">
In Leb Silver League(3rd Division of the Spanish Championship)He scored 19.1 points I6.8 picking on average 31 minutes on the site.</text:p>
      <text:p text:style-name="P4">
<text:span text:style-name="T4">
 Read also: </text:span>
 <text:a xlink:type="simple" xlink:href="https://www.ukrinform.ua/rubric-sports/3691706-nba-mihajluk-nabrav-17-ocok-za-sarlott-len-4-za-sakramento.html" text:style-name="Internet_20_link" text:visited-style-name="Visited_20_Internet_20_Link">
<text:span text:style-name="T4">
 Mikhailuk </text:span>
</text:a>
As reported by Ukrinform, Svyatoslav Mikhailuk held the most successful match of the NBA.</text:p>
      <text:p text:style-name="P4">
Photo: fbu.ua</text:p>
      <text:p text:style-name="P4">
News Source: <text:a xlink:type="simple" xlink:href="https://www.ukrinform.ua/rubric-sports/3693077-ukrainskij-basketbolist-kravcov-stav-gravcem-ittihada.html" text:style-name="Internet_20_link" text:visited-style-name="Visited_20_Internet_20_Link">
https://www.ukrinform.ua/rubric-sports/3693077-ukrainskij-basketbolist-kravcov-stav-gravcem-ittihada.html</text:a>
</text:p>
      <!--NEWS-->
      <text:h text:style-name="P10" text:outline-level="1">
<text:span text:style-name="T4">
Crimea's de -occupation is non -alternative not only for Ukraine but also for the world - Zelensky</text:span>
</text:h>
      <text:p text:style-name="P4">
Authors: Ukrinform (Person)</text:p>
      <text:p text:style-name="P4">
Publisher: Укринформ (Organization)</text:p>
      <text:p text:style-name="P4">
Published Time: 2023-04-07T21:03:00+03:00</text:p>
      <text:p text:style-name="P4">
Modified Time: 2023-04-07T21:03:00+03:00</text:p>
      <text:p text:style-name="P4">
Description: The de -occupation of Ukrainian Crimea from Russian invaders is non -alternative. - Ukrinform.</text:p>
      <text:p text:style-name="P4">
Images: ["<text:a xlink:type="simple" xlink:href="https://static.ukrinform.com/photos/2023_04/thumb_files/630_360_1680890478-868.jpg" text:style-name="Internet_20_link" text:visited-style-name="Visited_20_Internet_20_Link">
630_360_16808...</text:a>
"]</text:p>
      <text:p text:style-name="P4">
Tags: ['Крим', 'Зеленський', 'Війна з росією']</text:p>
      <text:p text:style-name="P4">
Type: Article</text:p>
      <!--METADATA-->
      <text:p text:style-name="P4">
<draw:frame draw:style-name="fr1" draw:name="Image219" text:anchor-type="as-char" svg:width="6.9236in" svg:height="3.956343in" draw:z-index="0">
<draw:image xlink:href="../Images/yкринформ/2023-04-07T21-03-00-03-00/630_360_1680890478-868.jpg" xlink:type="simple" xlink:show="embed" xlink:actuate="onLoad" draw:mime-type="image/jpeg"/>
</draw:frame>
The de -occupation of Ukrainian Crimea from Russian invaders is non -alternative.</text:p>
      <text:p text:style-name="P4">
This was stated by President Volodymyr Zelenskyy during the first IFaru's deployment level with the participation of Muslim servicemen, representatives of the Dympto and Majlis of the Crimean Tatar people, correspondent.</text:p>
      <text:p text:style-name="P4">
"On the land of Crimea now under the Russian tricolor is now dominated by evil, repression, murder, war. But where the path of evil began, it is there that it is on, I am sure, victory, victory over this evil. Ukraine, and for the whole world. And I am confident in this, "Zelensky emphasized.</text:p>
      <text:p text:style-name="P4">
<text:span text:style-name="T4">
 Read also: </text:span>
 <text:a xlink:type="simple" xlink:href="https://www.ukrinform.ua/rubric-society/3693070-zelenskij-ogolosiv-pro-zapocatkuvanna-v-ukraini-novoi-tradicii-iftaru.html" text:style-name="Internet_20_link" text:visited-style-name="Visited_20_Internet_20_Link">
<text:span text:style-name="T4">
 Zelensky </text:span>
</text:a>
He recalled that it was from the occupation of Crimea that it was the repression in Crimea against Ukrainian and Crimean Tatar Liberty, that the attempt of Russia and other peoples of civilized Europe began against the Crimean Muslims.</text:p>
      <text:p text:style-name="P4">
The Head of State emphasizes that the liberation of the Crimean peninsula is required for the order in the world, based on the UN Conventions and Statute, and not "the covers the habits of murderers, violers, robbers, which Russia is trying to resolve."</text:p>
      <text:p text:style-name="P4">
At the same time, the President urged all countries to respect the territorial integrity of Ukraine's Isvereteency.</text:p>
      <text:p text:style-name="P4">
<text:span text:style-name="T4">
 Read also: </text:span>
 <text:a xlink:type="simple" xlink:href="https://www.ukrinform.ua/rubric-crimea/3692911-sbu-povidomila-pro-pidozru-politologu-medvedcuka-akij-hovaetsa-v-krimu.html" text:style-name="Internet_20_link" text:visited-style-name="Visited_20_Internet_20_Link">
<text:span text:style-name="T4">
 Crimea </text:span>
</text:a>
"Just as we respect the territorial integrity of all states from Europe of Dolatin America, we rightly expect respect for the territorial intensity of our country of all Ukraine from Polesie to the Black Seas Coast, from Northern Cities to Sevastopol and Kerch. All of our east, every south, every south The community, every person of ours is equally deserved to live freely, "Zelensky emphasized.</text:p>
      <text:p text:style-name="P4">
He explained that when Ukraine returns to the Crimea, then the world would return to the union, because, according to him, the aggressor loses.</text:p>
      <text:p text:style-name="P4">
"Everything else can only ignite Russia's thirst for fighting. Let the aggressor feel that no one is allowed to break the lives of peoples and steal peoples, no one is allowed to spread the world by evil, ruins," the president noted.</text:p>
      <text:p text:style-name="P4">
<text:span text:style-name="T4">
 Read also: </text:span>
 <text:a xlink:type="simple" xlink:href="https://www.ukrinform.ua/rubric-crimea/3692884-rosiani-rozumiut-so-cas-nasolodi-vkradenim-krimom-dobigae-kinca-dmitro-kuleba.html" text:style-name="Internet_20_link" text:visited-style-name="Visited_20_Internet_20_Link">
<text:span text:style-name="T4">
 Crimea </text:span>
</text:a>
</text:p>
      <text:p text:style-name="P4">
In response, the Foreign Ministry stated that Ukraine does not sell its territories and can see no reason to concede at least a centimeter of Ukrainian land.</text:p>
      <text:p text:style-name="P4">
News Source: <text:a xlink:type="simple" xlink:href="https://www.ukrinform.ua/rubric-crimea/3693078-deokupacia-krimu-e-bezalternativnou-ne-lise-dla-ukraini-a-dla-vsogo-svitu-zelenskij.html" text:style-name="Internet_20_link" text:visited-style-name="Visited_20_Internet_20_Link">
https://www.ukrinform.ua/rubric-crimea/3693078-deokupacia-krimu-e-bezalternativnou-ne-lise-dla-ukraini-a-dla-vsogo-svitu-zelenskij.html</text:a>
</text:p>
      <!--NEWS-->
      <text:h text:style-name="P10" text:outline-level="1">
<text:span text:style-name="T4">
Ukraine restores electricity exports</text:span>
</text:h>
      <text:p text:style-name="P4">
Authors: Ukrinform (Person)</text:p>
      <text:p text:style-name="P4">
Publisher: Укринформ (Organization)</text:p>
      <text:p text:style-name="P4">
Published Time: 2023-04-07T21:17:25+03:00</text:p>
      <text:p text:style-name="P4">
Modified Time: 2023-04-07T21:17:25+03:00</text:p>
      <text:p text:style-name="P4">
Description: Energy Minister of Ukraine Herman Galushchenko has signed a regulatory document that allows you to start the process of recovery of electricity exports in terms of generating capacity surplus. - Ukrinform.</text:p>
      <text:p text:style-name="P4">
Images: ["<text:a xlink:type="simple" xlink:href="https://static.ukrinform.com/photos/2023_02/thumb_files/630_360_1675414663-980.jpg" text:style-name="Internet_20_link" text:visited-style-name="Visited_20_Internet_20_Link">
630_360_16754...</text:a>
"]</text:p>
      <text:p text:style-name="P4">
Tags: ['Електроенергія', 'Міненерго', 'Галущенко']</text:p>
      <text:p text:style-name="P4">
Type: Article</text:p>
      <!--METADATA-->
      <text:p text:style-name="P4">
<draw:frame draw:style-name="fr1" draw:name="Image220" text:anchor-type="as-char" svg:width="6.9236in" svg:height="3.956343in" draw:z-index="0">
<draw:image xlink:href="../Images/yкринформ/2023-04-07T21-17-25-03-00/630_360_1675414663-980.jpg" xlink:type="simple" xlink:show="embed" xlink:actuate="onLoad" draw:mime-type="image/jpeg"/>
</draw:frame>
The Minister of Energy of Ukraine Herman Galushchenko has signed a regulatory document that allows the process of restoring electricity exports in the conditions of surgence power.</text:p>
      <text:p text:style-name="P4">
According to Ukrinform, the Ministry of Energy reports <text:a xlink:type="simple" xlink:href="https://t.me/energyofukraine/342" text:style-name="Internet_20_link" text:visited-style-name="Visited_20_Internet_20_Link">
</text:a>
.</text:p>
      <text:p text:style-name="P4">
“The Ukrainian power system has been operating for almost two months without consumer restrictions, with power supply. We have achieved this result thanks to the titanic work of energy, our international partners who helped in the restoration. The most difficult winter has been. The next step is the opening of export -electricity, which will attract additional financial resources for the necessary reconstruction of the destroyed and repair of damaged energy infrastructure, ”Galushchenko said.</text:p>
      <text:p text:style-name="P4">
<text:span text:style-name="T4">
 Read also: </text:span>
 <text:a xlink:type="simple" xlink:href="https://www.ukrinform.ua/rubric-economy/3693026-ukraina-u-berezni-mogla-b-otrimati-blizko-500-miljoniv-vid-eksportu-elektroenergii-gerus.html" text:style-name="Internet_20_link" text:visited-style-name="Visited_20_Internet_20_Link">
<text:span text:style-name="T4">
 Gerus </text:span>
</text:a>
According to the Ministry of Energy, the European network of ENTSO-E transmission system operators is 400 MW. However, actual exports can vary depending on the time of day and market conditions.</text:p>
      <text:p text:style-name="P4">
At the same time, Galushchenko emphasized that ensuring the needs of electricity to Ukrainian consumers remains a priority.</text:p>
      <text:p text:style-name="P4">
“Providing electricity to our consumers is an absolute priority. Therefore, electricity export will work provided that Ukrainian consumers provide electricity and may be stopped in case of changing the situation, ”the minister said.</text:p>
      <text:p text:style-name="P4">
<text:span text:style-name="T4">
 Read also: </text:span>
 <text:a xlink:type="simple" xlink:href="https://www.ukrinform.ua/rubric-economy/3692740-energosistema-pracue-bez-obmezen-spozivaciv-iz-rezervom-potuznosti-minenergo.html" text:style-name="Internet_20_link" text:visited-style-name="Visited_20_Internet_20_Link">
</text:a>
According to him, increasing generation and opening exports is the response of Ukrainian energy to Russian shelling and trying to destroy the energy system.</text:p>
      <text:p text:style-name="P4">
As reported, Ukraine exported electricity to Moldova and ESEZ June to June 11 last year. During this period, 2.6 billion kirds/hours were sold.</text:p>
      <text:p text:style-name="P4">
Considering that exporters have had special responsibilities for the availability of electricity for household consumers, exported by exporters of income to support the preferential price for the population, UAH 2.8 billion was paid for the population.</text:p>
      <text:p text:style-name="P4">
On October 11, 2022, Ukraine stopped export of electricity due to Russian -gaters.</text:p>
      <text:p text:style-name="P4">
News Source: <text:a xlink:type="simple" xlink:href="https://www.ukrinform.ua/rubric-economy/3693082-ukraina-vidnovlue-eksport-elektroenergii.html" text:style-name="Internet_20_link" text:visited-style-name="Visited_20_Internet_20_Link">
https://www.ukrinform.ua/rubric-economy/3693082-ukraina-vidnovlue-eksport-elektroenergii.html</text:a>
</text:p>
      <!--NEWS-->
      <text:h text:style-name="P10" text:outline-level="1">
<text:span text:style-name="T4">
At the Airline in Voronezh there was an explosion</text:span>
</text:h>
      <text:p text:style-name="P4">
Authors: Ukrinform (Person)</text:p>
      <text:p text:style-name="P4">
Publisher: Укринформ (Organization)</text:p>
      <text:p text:style-name="P4">
Published Time: 2023-04-07T21:24:00+03:00</text:p>
      <text:p text:style-name="P4">
Modified Time: 2023-04-07T21:24:00+03:00</text:p>
      <text:p text:style-name="P4">
Description: A explosion in the area of the airplane owned by the enterprise "Voronezh Joint -Stock Company" (VASO). - Ukrinform.</text:p>
      <text:p text:style-name="P4">
Images: ["<text:a xlink:type="simple" xlink:href="https://static.ukrinform.com/photos/2023_04/thumb_files/630_360_1680891831-458.jpg" text:style-name="Internet_20_link" text:visited-style-name="Visited_20_Internet_20_Link">
630_360_16808...</text:a>
"]</text:p>
      <text:p text:style-name="P4">
Tags: ['Вибух', 'Завод', 'Російська авіація', 'росія']</text:p>
      <text:p text:style-name="P4">
Type: Article</text:p>
      <!--METADATA-->
      <text:p text:style-name="P4">
<draw:frame draw:style-name="fr1" draw:name="Image221" text:anchor-type="as-char" svg:width="6.9236in" svg:height="3.956343in" draw:z-index="0">
<draw:image xlink:href="../Images/yкринформ/2023-04-07T21-24-00-03-00/630_360_1680891831-458.jpg" xlink:type="simple" xlink:show="embed" xlink:actuate="onLoad" draw:mime-type="image/jpeg"/>
</draw:frame>
A explosion in the area of the airplane owned by the Voronezhki -Aircraft Aircraft Society was struck in Voronezh(Vaso).</text:p>
      <text:p text:style-name="P4">
Про це повідомляють російські <text:a xlink:type="simple" xlink:href="https://t.me/sotaproject/56730" text:style-name="Internet_20_link" text:visited-style-name="Visited_20_Internet_20_Link">
 </text:a>
, reports Ukrinform.</text:p>
      <text:p text:style-name="P4">
<text:a xlink:type="simple" xlink:href="https://www.ukrinform.ua/tag-vibuh" text:style-name="Internet_20_link" text:visited-style-name="Visited_20_Internet_20_Link">
</text:a>
It was heard in the area of the runway.</text:p>
      <text:p text:style-name="P4">
"A long trace is visible in the sky, which sharply changes the angle towards the Earth," the testimony reads.</text:p>
      <text:p text:style-name="P4">
At the same time, the Ministry of Emergencies in the Voronezh region stated that the fire and rescue units were not sent to the place of the explosion.</text:p>
      <text:p text:style-name="P4">
<text:span text:style-name="T4">
 Read also: </text:span>
 <text:a xlink:type="simple" xlink:href="https://www.ukrinform.ua/rubric-world/3692182-u-centri-moskvi-gorila-budivla-minoboroni.html" text:style-name="Internet_20_link" text:visited-style-name="Visited_20_Internet_20_Link">
</text:a>
Aircraft in Voronezh collects planes including the order of the Russian Defense Ministry, including the Judicial Day aircraft.</text:p>
      <text:p text:style-name="P4">
News Source: <text:a xlink:type="simple" xlink:href="https://www.ukrinform.ua/rubric-world/3693083-na-aviazavodi-u-voronezi-prolunav-vibuh.html" text:style-name="Internet_20_link" text:visited-style-name="Visited_20_Internet_20_Link">
https://www.ukrinform.ua/rubric-world/3693083-na-aviazavodi-u-voronezi-prolunav-vibuh.html</text:a>
</text:p>
      <!--NEWS-->
      <text:h text:style-name="P10" text:outline-level="1">
<text:span text:style-name="T4">
Abbey Mjorfi's American abandoned the fastest puck on a hockey chief</text:span>
</text:h>
      <text:p text:style-name="P4">
Authors: Ukrinform (Person)</text:p>
      <text:p text:style-name="P4">
Publisher: Укринформ (Organization)</text:p>
      <text:p text:style-name="P4">
Published Time: 2023-04-07T21:45:36+03:00</text:p>
      <text:p text:style-name="P4">
Modified Time: 2023-04-07T21:45:36+03:00</text:p>
      <text:p text:style-name="P4">
Description: The preliminary achievement was almost twice. - Ukrinform.</text:p>
      <text:p text:style-name="P4">
Images: ["<text:a xlink:type="simple" xlink:href="https://static.ukrinform.com/photos/2023_04/thumb_files/630_360_1680893026-888.jpg" text:style-name="Internet_20_link" text:visited-style-name="Visited_20_Internet_20_Link">
630_360_16808...</text:a>
"]</text:p>
      <text:p text:style-name="P4">
Tags: ['Чемпіонат світу з хокею', 'хокей']</text:p>
      <text:p text:style-name="P4">
Type: Article</text:p>
      <!--METADATA-->
      <text:p text:style-name="P4">
<draw:frame draw:style-name="fr1" draw:name="Image222" text:anchor-type="as-char" svg:width="6.9236in" svg:height="3.956343in" draw:z-index="0">
<draw:image xlink:href="../Images/yкринформ/2023-04-07T21-45-36-03-00/630_360_1680893026-888.jpg" xlink:type="simple" xlink:show="embed" xlink:actuate="onLoad" draw:mime-type="image/jpeg"/>
</draw:frame>
The preliminary concern was almost twice.</text:p>
      <text:p text:style-name="P4">
At the Women's Hockey World Championships, a historical record was beaten with a nasty puck, it happened in the match of an elite division between the US Tashweitzarria, Ukrinform reports.</text:p>
      <text:p text:style-name="P4">
Abbie Mjorfi's hockey player opened the score in the match for the seventh second of the game. To make a fast goal Mjorfi was able to won Abby Rock's hiking from her partner.</text:p>
      <text:p text:style-name="P4">
MrFi was able to exceed the previous World Championship record, set in 1994 - 13 seconds - almost twice.</text:p>
      <text:p text:style-name="P4">
The United States defeated Switzerland at the Group Stage of the World Hockey Championship 9: 1. This is the second victory of the United States at the 20123 World Cup. After a day of the American matches - intermediate leaders Group A - six points and 16: 2 differences.</text:p>
      <text:p text:style-name="P4">
<text:span text:style-name="T4">
 Read also: </text:span>
 <text:a xlink:type="simple" xlink:href="https://www.ukrinform.ua/rubric-sports/3692914-zinoca-zbirna-ukraini-rozgromila-bolgarok-na-cempionati-svitu-z-hokeu.html" text:style-name="Internet_20_link" text:visited-style-name="Visited_20_Internet_20_Link">
<text:span text:style-name="T4">
 hockey </text:span>
</text:a>
As reported by Ukrinform, the National Women's Team of Ukraine with hockey played a team of Bulgaria in its fourth match at the 20123 World Cup IIIA.</text:p>
      <text:p text:style-name="P4">
Photo: Getty Image</text:p>
      <text:p text:style-name="P4">
News Source: <text:a xlink:type="simple" xlink:href="https://www.ukrinform.ua/rubric-sports/3693087-amerikanka-abbi-morfi-zakinula-najsvidsu-v-istorii-sajbu-na-cs-z-hokeu.html" text:style-name="Internet_20_link" text:visited-style-name="Visited_20_Internet_20_Link">
https://www.ukrinform.ua/rubric-sports/3693087-amerikanka-abbi-morfi-zakinula-najsvidsu-v-istorii-sajbu-na-cs-z-hokeu.html</text:a>
</text:p>
      <!--NEWS-->
      <text:h text:style-name="P10" text:outline-level="1">
<text:span text:style-name="T4">
Dzhemilev urged Muslim countries to overcome fear of Russia and support Ukraine</text:span>
</text:h>
      <text:p text:style-name="P4">
Authors: Ukrinform (Person)</text:p>
      <text:p text:style-name="P4">
Publisher: Укринформ (Organization)</text:p>
      <text:p text:style-name="P4">
Published Time: 2023-04-07T21:46:53+03:00</text:p>
      <text:p text:style-name="P4">
Modified Time: 2023-04-07T21:46:53+03:00</text:p>
      <text:p text:style-name="P4">
Description: The leader of the Crimean Tatar people Mustafa Dzhemilev considers insufficient support to the Muslim countries of Ukraine in its fight against Russian aggression and calls for such states to overcome fear of Russia and stand on the side of goodness and justice. - Ukrinform.</text:p>
      <text:p text:style-name="P4">
Images: ["<text:a xlink:type="simple" xlink:href="https://static.ukrinform.com/photos/2023_04/thumb_files/630_360_1680893123-762.jpg" text:style-name="Internet_20_link" text:visited-style-name="Visited_20_Internet_20_Link">
630_360_16808...</text:a>
"]</text:p>
      <text:p text:style-name="P4">
Tags: ['Джемілєв', 'Кримські татари', 'Мусульмани', 'Війна з росією']</text:p>
      <text:p text:style-name="P4">
Type: Article</text:p>
      <!--METADATA-->
      <text:p text:style-name="P4">
<draw:frame draw:style-name="fr1" draw:name="Image223" text:anchor-type="as-char" svg:width="6.9236in" svg:height="3.956343in" draw:z-index="0">
<draw:image xlink:href="../Images/yкринформ/2023-04-07T21-46-53-03-00/630_360_1680893123-762.jpg" xlink:type="simple" xlink:show="embed" xlink:actuate="onLoad" draw:mime-type="image/jpeg"/>
</draw:frame>
Mustafa Dzhemilev's leader -Tatar people considers the insufficient support of the Muslim countries of Ukraine in its fight against Russian aggression asks such states to overcome the fear of Russia and to stand on the side of goodness.</text:p>
      <text:p text:style-name="P4">
He stated this during the first iftar at the official level of President Vladimir Zelensky, Muslim soldiers and foreign diploma representatives, Ukrinform correspondent reports.</text:p>
      <text:p text:style-name="P4">
"To be frank, I have to admit that we, the Muslims of Crimea, were waiting for much support from Muslim countries. Moreover, Russian aggression has been dealing with the occupation of our homeland in February 2014, and the greatest repression and destruction, theft and murder, arrest and arrest. Muslims were subjected to, "said <text:a xlink:type="simple" xlink:href="https://www.ukrinform.ua/tag-dzemilev" text:style-name="Internet_20_link" text:visited-style-name="Visited_20_Internet_20_Link">
</text:a>
.</text:p>
      <text:p text:style-name="P4">
He said that in international organizations, especially the UN General Assembly, resolutions with condemnation of Russian aggression on human rights violations and the usual withdrawal of Russian troops from the Ukrainian territory supported the number Annexation of Crimea by Russia.</text:p>
      <text:p text:style-name="P4">
At the same time, the leader of the Crimean Tatar people said that when in 1979 the Soviet troops invaded Afghanistan, he protested and received years in prison in Soviet camps.</text:p>
      <text:p text:style-name="P4">
<text:span text:style-name="T4">
 Read also: </text:span>
 <text:a xlink:type="simple" xlink:href="https://www.ukrinform.ua/rubric-crimea/3675875-u-skladi-zsu-vouut-ponad-10-tisac-ziteliv-krimu.html" text:style-name="Internet_20_link" text:visited-style-name="Visited_20_Internet_20_Link">
</text:a>
"I am not a theologian and I do not know all the subtleties of Muslim law, but I know for sure that the Muslim cannot be neutral between good and evil, between the bandit of the banditry, and to stand on the bandit is a serious sin of the pre -seminidal Allah. I hope that Islamic The countries will overcome their firm aggressor country, to which the Ukrainian army is already quite effectively embarrassed and will take a more active position in the confrontation between Ukraine and the aggressor, "Dzhemilev proclaimed.</text:p>
      <text:p text:style-name="P4">
He added that the more active Muslims will be on the side of goodness and justice, the higher the authority of Islam in the world.<text:span text:style-name="T5">
Foto: Gennady Minchenko</text:span>
</text:p>
      <text:p text:style-name="P4">
News Source: <text:a xlink:type="simple" xlink:href="https://www.ukrinform.ua/rubric-polytics/3693088-dzemilev-zaklikav-musulmanski-kraini-podolati-strah-pered-rosieu-j-pidtrimati-ukrainu.html" text:style-name="Internet_20_link" text:visited-style-name="Visited_20_Internet_20_Link">
https://www.ukrinform.ua/rubric-polytics/3693088-dzemilev-zaklikav-musulmanski-kraini-podolati-strah-pered-rosieu-j-pidtrimati-ukrainu.html</text:a>
</text:p>
      <!--NEWS-->
      <text:h text:style-name="P10" text:outline-level="1">
<text:span text:style-name="T4">
The Russians fired at five communities in Sumy region - 125 "arrivals"</text:span>
</text:h>
      <text:p text:style-name="P4">
Authors: Ukrinform (Person)</text:p>
      <text:p text:style-name="P4">
Publisher: Укринформ (Organization)</text:p>
      <text:p text:style-name="P4">
Published Time: 2023-04-07T21:58:28+03:00</text:p>
      <text:p text:style-name="P4">
Modified Time: 2023-04-07T21:58:28+03:00</text:p>
      <text:p text:style-name="P4">
Description: Russian invaders on Friday, April 7, fired at five communities of Sumy region, recorded 125 hits.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ійна з росією']</text:p>
      <text:p text:style-name="P4">
Type: Article</text:p>
      <!--METADATA-->
      <text:p text:style-name="P4">
<draw:frame draw:style-name="fr1" draw:name="Image224" text:anchor-type="as-char" svg:width="6.9236in" svg:height="3.956343in" draw:z-index="0">
<draw:image xlink:href="../Images/yкринформ/2023-04-07T21-58-28-03-00/630_360_1479558145-5682.jpg" xlink:type="simple" xlink:show="embed" xlink:actuate="onLoad" draw:mime-type="image/jpeg"/>
</draw:frame>
Rusinesseszagarbniki on Friday, April 7, fired at five communities of Sumy region, recorded 125 hits.</text:p>
      <text:p text:style-name="P4">
According to Ukrinform, the Sumy Regional Military Administration reports in <text:a xlink:type="simple" xlink:href="https://t.me/Sumy_news_ODA/15326" text:style-name="Internet_20_link" text:visited-style-name="Visited_20_Internet_20_Link">
</text:a>
.</text:p>
      <text:p text:style-name="P4">
“During the day, the Russians carried out 12 shelling of the border communities of the region-Belopil, Krasnopil, Seredi-Budsk, Novoslobidskaya, Esmanskaya. 125 arrivals have been recorded, 12 of them arrival from artillery, 30 mortars from mortars, aviation fire and 66 shots from AGS and LNG ”, and is in the message.</text:p>
      <text:p text:style-name="P4">
<text:span text:style-name="T4">
 Read also: </text:span>
 <text:a xlink:type="simple" xlink:href="https://www.ukrinform.ua/rubric-ato/3693064-kilkist-poranenih-cerez-obstril-svidkoi-v-berislavi-zrosla-do-vosmi.html" text:style-name="Internet_20_link" text:visited-style-name="Visited_20_Internet_20_Link">
<text:span text:style-name="T4">
 firing </text:span>
</text:a>
The Russians fired at the middle-and-Budy community. On the outskirts of the city, the middle-Zbadazagarbniki carried out aircraft fire, which damaged the manure.</text:p>
      <text:p text:style-name="P4">
In the Belopil community, the Russians beat mortars, releasing 14 mines. Also, the enchantments shot the community from an automatic grenade launcher(50 shots)Tapropotitan grenade launcher(6 shots).</text:p>
      <text:p text:style-name="P4">
По Новослобідській громаді з території російської федерації було 10 пострілівз АГС та 8 ударів з міномета.</text:p>
      <text:p text:style-name="P4">
<text:span text:style-name="T4">
Читайте також:</text:span>
 <text:a xlink:type="simple" xlink:href="https://www.ukrinform.ua/rubric-ato/3693041-rosiani-obstrilali-z-gelikoptera-misto-na-sumsini.html" text:style-name="Internet_20_link" text:visited-style-name="Visited_20_Internet_20_Link">
 <text:span text:style-name="T4">
Сумщ</text:span>
 </text:a>
The invaders also carried out an artillery shelling of the Essman community, releasing 12 shells.</text:p>
      <text:p text:style-name="P4">
The aggressor dropped 8 mines into the territory of the Krasnopil community.</text:p>
      <text:p text:style-name="P4">
As reported by Ukrinform, Russian invaders fired on April 7, the border city of the middle-building of the Sumy region, releasing the sheet.</text:p>
      <text:p text:style-name="P4">
Photo illustrative</text:p>
      <text:p text:style-name="P4">
News Source: <text:a xlink:type="simple" xlink:href="https://www.ukrinform.ua/rubric-ato/3693091-rosiani-obstrilali-pat-gromad-na-sumsini-125-prilotiv.html" text:style-name="Internet_20_link" text:visited-style-name="Visited_20_Internet_20_Link">
https://www.ukrinform.ua/rubric-ato/3693091-rosiani-obstrilali-pat-gromad-na-sumsini-125-prilotiv.html</text:a>
</text:p>
      <!--NEWS-->
      <text:h text:style-name="P10" text:outline-level="1">
<text:span text:style-name="T4">
A petition about demobilization of the military after 18 months of service gathered the necessary votes</text:span>
</text:h>
      <text:p text:style-name="P4">
Authors: Ukrinform (Person)</text:p>
      <text:p text:style-name="P4">
Publisher: Укринформ (Organization)</text:p>
      <text:p text:style-name="P4">
Published Time: 2023-04-07T22:11:00+03:00</text:p>
      <text:p text:style-name="P4">
Modified Time: 2023-04-07T22:11:00+03:00</text:p>
      <text:p text:style-name="P4">
Description: The petition on the demobilization of the military, who served 18 months from the moment of mobilization, gained the required number of votes for consideration. - Ukrinform.</text:p>
      <text:p text:style-name="P4">
Images: ["<text:a xlink:type="simple" xlink:href="https://static.ukrinform.com/photos/2016_02/thumb_files/630_360_1454938234-9771.jpg" text:style-name="Internet_20_link" text:visited-style-name="Visited_20_Internet_20_Link">
630_360_14549...</text:a>
"]</text:p>
      <text:p text:style-name="P4">
Tags: ['Мобілізація', 'Петиція', 'ЗСУ', 'Військові', 'Війна з росією', 'Демобілізація']</text:p>
      <text:p text:style-name="P4">
Type: Article</text:p>
      <!--METADATA-->
      <text:p text:style-name="P4">
<draw:frame draw:style-name="fr1" draw:name="Image225" text:anchor-type="as-char" svg:width="6.9236in" svg:height="3.956343in" draw:z-index="0">
<draw:image xlink:href="../Images/yкринформ/2023-04-07T22-11-00-03-00/630_360_1454938234-9771.jpg" xlink:type="simple" xlink:show="embed" xlink:actuate="onLoad" draw:mime-type="image/jpeg"/>
</draw:frame>
The petition about the demobilization of the military who served 18 months from the moment of mobilization, gained the required number of votes for consideration.</text:p>
      <text:p text:style-name="P4">
This is evidenced by the results of voting for this <text:a xlink:type="simple" xlink:href="https://petition.president.gov.ua/petition/185770" text:style-name="Internet_20_link" text:visited-style-name="Visited_20_Internet_20_Link">
</text:a>
On the President's website, Ukrinform correspondent reports.</text:p>
      <text:p text:style-name="P4">
In the petition, the author and the signatories appeal to the President to promote more of the Verkhovna Rada of the Bill No. 9142 "On Amendments to Ukraine's Legislative Acts on Clarification of Military Service during Mobilization". This bill proposes that citizens of Ukraine have the right to release a year and a half after mobilization, if they do not want to continue their military service.</text:p>
      <text:p text:style-name="P4">
In addition, the bill proposes to give a defer from the call for five years to those who have been demobilized and have served the maximum service life of the mobilization.</text:p>
      <text:p text:style-name="P4">
The petition states that the uncertainty of the service life leads to the nursing of the moral and psychological state <text:a xlink:type="simple" xlink:href="https://www.ukrinform.ua/tag-vijskovi" text:style-name="Internet_20_link" text:visited-style-name="Visited_20_Internet_20_Link">
</text:a>
, because the overall mobilization lasts from February 24, 2022. That is, for more than a year, the Ukrainian military is on the front and do not understand how many still have to be there, that is, there is an urgent need to regulate termins.</text:p>
      <text:p text:style-name="P4">
<text:span text:style-name="T4">
 Read also: </text:span>
 <text:a xlink:type="simple" xlink:href="https://www.ukrinform.ua/rubric-ato/3626007-zelenskij-vidpoviv-na-peticiu-pro-demobilizacii-vijskovih-aki-vidsluzili-rik.html" text:style-name="Internet_20_link" text:visited-style-name="Visited_20_Internet_20_Link">
<text:span text:style-name="T4">
 demobilization </text:span>
</text:a>
The petition was published on March 29. As of today, it has gained a little more than 25,000 votes.</text:p>
      <text:p text:style-name="P4">
Currently, the draft law No. 9142 is under consideration by the Verkhovna Rada Committee on Question Safety, Defense and Intelligence.</text:p>
      <text:p text:style-name="P4">
News Source: <text:a xlink:type="simple" xlink:href="https://www.ukrinform.ua/rubric-ato/3693093-peticia-pro-demobilizaciu-vijskovih-pisla-18-misaciv-sluzbi-zibrala-neobhidni-golosi.html" text:style-name="Internet_20_link" text:visited-style-name="Visited_20_Internet_20_Link">
https://www.ukrinform.ua/rubric-ato/3693093-peticia-pro-demobilizaciu-vijskovih-pisla-18-misaciv-sluzbi-zibrala-neobhidni-golosi.html</text:a>
</text:p>
      <!--NEWS-->
      <text:h text:style-name="P10" text:outline-level="1">
<text:span text:style-name="T4">
Russian tried to get to Ukraine according to fake documents</text:span>
</text:h>
      <text:p text:style-name="P4">
Authors: Ukrinform (Person)</text:p>
      <text:p text:style-name="P4">
Publisher: Укринформ (Organization)</text:p>
      <text:p text:style-name="P4">
Published Time: 2023-04-07T22:32:00+03:00</text:p>
      <text:p text:style-name="P4">
Modified Time: 2023-04-07T22:32:00+03:00</text:p>
      <text:p text:style-name="P4">
Description: Border guards of the Belgorod-Dnestrovsky detachment were banned from entering Ukraine by a citizen of Russia, who tried to cross the border according to counterfeit documents. - Ukrinform.</text:p>
      <text:p text:style-name="P4">
Images: ["<text:a xlink:type="simple" xlink:href="https://static.ukrinform.com/photos/2022_05/thumb_files/630_360_1652180233-240.jpg" text:style-name="Internet_20_link" text:visited-style-name="Visited_20_Internet_20_Link">
630_360_16521...</text:a>
"]</text:p>
      <text:p text:style-name="P4">
Tags: ['Паспорт', 'Прикордонники', 'росія', 'Кордон']</text:p>
      <text:p text:style-name="P4">
Type: Article</text:p>
      <!--METADATA-->
      <text:p text:style-name="P4">
<draw:frame draw:style-name="fr1" draw:name="Image226" text:anchor-type="as-char" svg:width="6.9236in" svg:height="3.956343in" draw:z-index="0">
<draw:image xlink:href="../Images/yкринформ/2023-04-07T22-32-00-03-00/630_360_1652180233-240.jpg" xlink:type="simple" xlink:show="embed" xlink:actuate="onLoad" draw:mime-type="image/jpeg"/>
</draw:frame>
The border guards of the Belgorod-Dnestrovsky detachment were banned from the entrance of Dukraine to a citizen of Russia, who tried to cross the border on counterfeit documents.</text:p>
      <text:p text:style-name="P4">
As Ukrinform reports, it reports <text:a xlink:type="simple" xlink:href="https://dpsu.gov.ua/ua/news/sprobi-rosiyanki-potrapiti-v-ukrainu-zavershilis-zaboronoyu-vizdu/" text:style-name="Internet_20_link" text:visited-style-name="Visited_20_Internet_20_Link">
</text:a>
.</text:p>
      <text:p text:style-name="P4">
"Yesterday the border guards of the Belgorod-Dnestrovsky detachment at the checkpoint" Palanka-Mayaki-Audobook "was found to a citizen of Russia who tried to get into the Ukraine with invalid and forged documents," the statement reads.</text:p>
      <text:p text:style-name="P4">
As it is noted, during the passage of border control, the foreigner, hoping for the inattention of the border guards, provided a passport and a certificate for verification, which expired. Upon learning that she did not have a legal ground for crossing another <text:a xlink:type="simple" xlink:href="https://www.ukrinform.ua/tag-pasport" text:style-name="Internet_20_link" text:visited-style-name="Visited_20_Internet_20_Link">
</text:a>
- Armenian citizens who, as a result of study, proved to be fully worked. The offender explained that her man lives in Ukraine, and to be able to meet with him decided to use the services of "sale" of invalid passports.</text:p>
      <text:p text:style-name="P4">
<text:span text:style-name="T4">
 Read also: </text:span>
 <text:a xlink:type="simple" xlink:href="https://www.ukrinform.ua/rubric-regions/3679784-na-zakarpatti-zatrimali-10-porusnikiv-kordonu.html" text:style-name="Internet_20_link" text:visited-style-name="Visited_20_Internet_20_Link">
</text:a>
According to the press service, the offenders were banned from entering the territory of Ukraine for 3 years.</text:p>
      <text:p text:style-name="P4">
According to Ukrinform, the passenger traffic of citizens who head to Ukraine increased on the eve of Easter. Earlier, up to 80 thousand people crossed on average per productivity, more than110 thousand people recently.</text:p>
      <text:p text:style-name="P4">
News Source: <text:a xlink:type="simple" xlink:href="https://www.ukrinform.ua/rubric-regions/3692893-rosianka-namagalas-potrapiti-do-ukraini-za-pidroblenimi-dokumentami.html" text:style-name="Internet_20_link" text:visited-style-name="Visited_20_Internet_20_Link">
https://www.ukrinform.ua/rubric-regions/3692893-rosianka-namagalas-potrapiti-do-ukraini-za-pidroblenimi-dokumentami.html</text:a>
</text:p>
      <!--NEWS-->
      <text:h text:style-name="P10" text:outline-level="1">
<text:span text:style-name="T4">
Kostyuk: At a meeting with WTA, I asked a simple question - is we in equal terms about Russian and Belarus?</text:span>
</text:h>
      <text:p text:style-name="P4">
Authors: Ukrinform (Person)</text:p>
      <text:p text:style-name="P4">
Publisher: Укринформ (Organization)</text:p>
      <text:p text:style-name="P4">
Published Time: 2023-04-07T22:40:15+03:00</text:p>
      <text:p text:style-name="P4">
Modified Time: 2023-04-07T22:40:15+03:00</text:p>
      <text:p text:style-name="P4">
Description: Ukrainian tennis players Marta Kostyuk, Lesya Tsurenko and Elina Svitolina held an online meeting with the WTA leadership. - Ukrinform.</text:p>
      <text:p text:style-name="P4">
Images: ["<text:a xlink:type="simple" xlink:href="https://static.ukrinform.com/photos/2023_04/thumb_files/630_360_1680896000-465.jpg" text:style-name="Internet_20_link" text:visited-style-name="Visited_20_Internet_20_Link">
630_360_16808...</text:a>
"]</text:p>
      <text:p text:style-name="P4">
Tags: ['Теніс', 'Марта Костюк']</text:p>
      <text:p text:style-name="P4">
Type: Article</text:p>
      <!--METADATA-->
      <text:p text:style-name="P4">
<draw:frame draw:style-name="fr1" draw:name="Image227" text:anchor-type="as-char" svg:width="6.9236in" svg:height="3.956343in" draw:z-index="0">
<draw:image xlink:href="../Images/yкринформ/2023-04-07T22-40-15-03-00/630_360_1680896000-465.jpg" xlink:type="simple" xlink:show="embed" xlink:actuate="onLoad" draw:mime-type="image/jpeg"/>
</draw:frame>
Ukrainian-playing Marta Kostyuk, Lesya Tsurenko and Elina Svitolina held an online meeting with the WTA leadership.</text:p>
      <text:p text:style-name="P4">
Ukrainian tennis player Marta Kostyuk shared the details of the meeting in <text:a xlink:type="simple" xlink:href="https://btu.org.ua/ua/golovne/44551-she-raz-perekonalisya-v-tomu-sho-pro-ukrayinskih-gravciv-vzagali-nihto-ne-dumav-svitolina-curenko-i-kostyuk-rozpovili-pro-zustrich-iz-predstavnikami-wta.html" text:style-name="Internet_20_link" text:visited-style-name="Visited_20_Internet_20_Link">
</text:a>
BTU, Ukrinform reports.</text:p>
      <text:p text:style-name="P4">
“During our meeting, I was in Kiev. In my homeland, war is ongoing, it is extremely important to get used to it at this time. I was traveling in the car and carefully listened to everything that happened at the meeting and suddenly turned on the air(Unmanned vehicles flying to Kyiv)when my turn came to speak, Japaid a simple question - whether we are equal(Ukrainian)Terms for Russian Ibilorus Russian Russians? We can't even at least one day just be safe at home. The training bases are bombarded. The country is bombing daily. We do not have a transportation with other countries. Every morning begins with a check whether or not it is killed with relatives or acquaintances.</text:p>
      <text:p text:style-name="P4">
Mentally we are in constant stress. And at the particular moment when I asked the question, I was in a deadly danger. And in these circumstances, we have to conform with representatives of aggressors, because WTA decided to non-remedy. Ukrainians are in such circumstances because of Russia's activities Tabilorus. That is, these countries have consciously created an advantage for their players against us. Nobody answered my question ... I repeated it once, and once again, and again and again ... until we heard the answer from Sloanstivens. She said she did not quite understand what I mean, saying about equal conditions, but the advice of players is ready to help Ukrainians and they wanted to lick what they can do for us. I want to point out that communication was the first time since the beginning of the war. This conversation was not interested in what can and should help Ukrainians who suffer from war, ”Kostyuk said.</text:p>
      <text:p text:style-name="P4">
<text:span text:style-name="T4">
 Read also: </text:span>
 <text:a xlink:type="simple" xlink:href="https://www.ukrinform.ua/rubric-sports/3691563-svitolina-wta-mala-b-zrobiti-znacno-bilse-z-bagatoh-pitan.html" text:style-name="Internet_20_link" text:visited-style-name="Visited_20_Internet_20_Link">
</text:a>
As reported by Ukrinform, the meeting discussed the issue of violations of the Right -Ukrainian Rights and inaction regarding the propaganda and support of military aggression against Ukraine in the tour, prevention of manifestations of unethical behavior from WTA Bulbarians.</text:p>
      <text:p text:style-name="P4">
Photo: btu.org.ua</text:p>
      <text:p text:style-name="P4">
News Source: <text:a xlink:type="simple" xlink:href="https://www.ukrinform.ua/rubric-sports/3693095-kostuk-na-zustrici-z-wta-a-postavila-proste-pitanna-ci-v-rivnih-mi-umovah-sodo-rosianok-i-bilorusok.html" text:style-name="Internet_20_link" text:visited-style-name="Visited_20_Internet_20_Link">
https://www.ukrinform.ua/rubric-sports/3693095-kostuk-na-zustrici-z-wta-a-postavila-proste-pitanna-ci-v-rivnih-mi-umovah-sodo-rosianok-i-bilorusok.html</text:a>
</text:p>
      <!--NEWS-->
      <text:h text:style-name="P10" text:outline-level="1">
<text:span text:style-name="T4">
In the Austrian Security Strategy, Russia still has the status of an "important partner" on the level with the United States</text:span>
</text:h>
      <text:p text:style-name="P4">
Authors: Ukrinform (Person)</text:p>
      <text:p text:style-name="P4">
Publisher: Укринформ (Organization)</text:p>
      <text:p text:style-name="P4">
Published Time: 2023-04-07T22:51:00+03:00</text:p>
      <text:p text:style-name="P4">
Modified Time: 2023-04-07T22:51:00+03:00</text:p>
      <text:p text:style-name="P4">
Description: The current version of Austria's security strategy, which is a fundamental document of the country in the field of national security and foreign policy, still considers the Russian Federation as a "important" and "strategic" EU partner at a level with the United States. - Ukrinform.</text:p>
      <text:p text:style-name="P4">
Images: ["<text:a xlink:type="simple" xlink:href="https://static.ukrinform.com/photos/2018_03/thumb_files/630_360_1520003230-7360.jpg" text:style-name="Internet_20_link" text:visited-style-name="Visited_20_Internet_20_Link">
630_360_15200...</text:a>
"]</text:p>
      <text:p text:style-name="P4">
Tags: ['Австрія', 'США', 'росія']</text:p>
      <text:p text:style-name="P4">
Type: Article</text:p>
      <!--METADATA-->
      <text:p text:style-name="P4">
<draw:frame draw:style-name="fr1" draw:name="Image228" text:anchor-type="as-char" svg:width="6.9236in" svg:height="3.956343in" draw:z-index="0">
<draw:image xlink:href="../Images/yкринформ/2023-04-07T22-51-00-03-00/630_360_1520003230-7360.jpg" xlink:type="simple" xlink:show="embed" xlink:actuate="onLoad" draw:mime-type="image/jpeg"/>
</draw:frame>
The Austrian Security Strategy, which is the fundamental document of the National Security and Foreign Policy, is still considering the Russian Federation as an "important" and "strategic" EU partner at the level with the United Nations.</text:p>
      <text:p text:style-name="P4">
About it reports Ukrinform with reference to <text:a xlink:type="simple" xlink:href="https://www.bundeskanzleramt.gv.at/themen/sicherheitspolitik/sicherheitsstrategie.html" text:style-name="Internet_20_link" text:visited-style-name="Visited_20_Internet_20_Link">
</text:a>
Federal Office text of the document.</text:p>
      <text:p text:style-name="P4">
Thus, in the part of Austrian Security Policy in the international framework, the purpose of the goal "purposeful cooperation with the United States and Russia as EU strategic partners in the field of internal security, also directly important to Austria, regions."</text:p>
      <text:p text:style-name="P4">
<text:span text:style-name="T4">
 Read also: </text:span>
 <text:a xlink:type="simple" xlink:href="https://www.ukrinform.ua/rubric-polytics/3690129-glava-mzs-avstrii-rosii-ne-mae-zijti-z-ruk-zlocin-agresii.html" text:style-name="Internet_20_link" text:visited-style-name="Visited_20_Internet_20_Link">
<text:span text:style-name="T4">
 Austro </text:span>
</text:a>
Also, the Security Policy Security Aspects of Austria should be formed on the further development of cooperation and the European Union, as well as "with such important partners as the United States, developing Russia".</text:p>
      <text:p text:style-name="P4">
In addition, the current Austrian security strategy, assessing the Tana Tana situation in Europe, contains the statement that NATO is working closely with international partners with the emergence of international partners, including Russia, "in a spirit of a joint understanding of security".</text:p>
      <text:p text:style-name="P4">
The current Austrian security strategy, which began to be developed in 2011 and was bruised in 2013, has not changed neither after Russian aggression of Ukraine's anti -Ukraine aggression and imposition of EU sanctions against the Russian Federation, nor after a full -scale invasion of Russia on February 24, 2022.</text:p>
      <text:p text:style-name="P4">
<text:span text:style-name="T4">
 Read also: </text:span>
 <text:a xlink:type="simple" xlink:href="https://www.ukrinform.ua/rubric-polytics/3689660-glava-mzs-avstrii-pidtrimav-order-mks-na-arest-putina-ce-pravilnij-signal.html" text:style-name="Internet_20_link" text:visited-style-name="Visited_20_Internet_20_Link">
<text:span text:style-name="T4">
 Austro </text:span>
</text:a>
In Austria's expert and political circles, the Federal Government, headed by Zanzler Karl Neparamer, to start a meaningful discussion on the future security system of the country, including neutrality of the country.</text:p>
      <text:p text:style-name="P4">
As reported by Ukrinform, earlier former Defense Ministers of Austria Wernerfasselbend and Herbert Schibner have been to view the "outdated" neutral status of the country, pointing to the expediency of Austria's accession to NATO.</text:p>
      <text:p text:style-name="P4">
News Source: <text:a xlink:type="simple" xlink:href="https://www.ukrinform.ua/rubric-world/3692944-v-avstrijskij-strategii-bezpeki-rosia-dosi-mae-status-vazlivogo-partnera-na-rivni-iz-ssa.html" text:style-name="Internet_20_link" text:visited-style-name="Visited_20_Internet_20_Link">
https://www.ukrinform.ua/rubric-world/3692944-v-avstrijskij-strategii-bezpeki-rosia-dosi-mae-status-vazlivogo-partnera-na-rivni-iz-ssa.html</text:a>
</text:p>
      <!--NEWS-->
      <text:h text:style-name="P10" text:outline-level="1">
<text:span text:style-name="T4">
Prometheus - Volleyball Champion of Ukraine</text:span>
</text:h>
      <text:p text:style-name="P4">
Authors: Ukrinform (Person)</text:p>
      <text:p text:style-name="P4">
Publisher: Укринформ (Organization)</text:p>
      <text:p text:style-name="P4">
Published Time: 2023-04-07T23:04:14+03:00</text:p>
      <text:p text:style-name="P4">
Modified Time: 2023-04-07T23:04:14+03:00</text:p>
      <text:p text:style-name="P4">
Description: The final series of Ivan Petkov's wards was won with a score of 3: 0. - Ukrinform.</text:p>
      <text:p text:style-name="P4">
Images: ["<text:a xlink:type="simple" xlink:href="https://static.ukrinform.com/photos/2023_04/thumb_files/630_360_1680897698-452.jpg" text:style-name="Internet_20_link" text:visited-style-name="Visited_20_Internet_20_Link">
630_360_16808...</text:a>
"]</text:p>
      <text:p text:style-name="P4">
Tags: ['Волейбол']</text:p>
      <text:p text:style-name="P4">
Type: Article</text:p>
      <!--METADATA-->
      <text:p text:style-name="P4">
<draw:frame draw:style-name="fr1" draw:name="Image229" text:anchor-type="as-char" svg:width="6.9236in" svg:height="3.956343in" draw:z-index="0">
<draw:image xlink:href="../Images/yкринформ/2023-04-07T23-04-14-03-00/630_360_1680897698-452.jpg" xlink:type="simple" xlink:show="embed" xlink:actuate="onLoad" draw:mime-type="image/jpeg"/>
</draw:frame>
The final series of Ivan Petkov's wards was won with a score of 3: 0.</text:p>
      <text:p text:style-name="P4">
The Ukrainian Volleyball Championship among women Super League has ended in Chernivtsi, Ukrinform reports.</text:p>
      <text:p text:style-name="P4">
In the third final match "Prometheus" from the Dnipropetrovsk region Victory "Charity-Medunover-SchVSM" from Vinnitsa-3: 0(25:22, 25:13, 25:14).</text:p>
      <text:p text:style-name="P4">
Лише у першій партії на майданчику точилася рівна боротьба, яка завершилася зрахунком 25:22 на користь «Прометея». Далі перевага чемпіонок країни булапросто вражаючою – 25:13 та 25:14.</text:p>
      <text:p text:style-name="P4">
У складі переможців 20 очок набрала Олександра Міленко.</text:p>
      <text:p text:style-name="P4">
Рахунок у серії став 3:0 на користь підопічних Івана Пєткова, «Прометей»втретє поспіль виграв чемпіонат України.</text:p>
      <text:p text:style-name="P4">
Вінницький клуб вперше став срібним призером, а третє місце також в перший раззавоювала «Аланта» (Dnipro).</text:p>
      <text:p text:style-name="P4">
<text:span text:style-name="T4">
Читайте також:</text:span>
 <text:a xlink:type="simple" xlink:href="https://www.ukrinform.ua/rubric-sports/3693027-alanta-vperse-vigrala-medali-zinocoi-superligi-z-volejbolu.html" text:style-name="Internet_20_link" text:visited-style-name="Visited_20_Internet_20_Link">
 </text:a>
As reported by Ukrinform, in the match for the 3rd place of the Ukrainian Volleyball Championship among women Super League of Dnipro "Alanta" won the youth national team of Ukraine under 17 years.</text:p>
      <text:p text:style-name="P4">
Photo: promeTeyvc.com/ua</text:p>
      <text:p text:style-name="P4">
News Source: <text:a xlink:type="simple" xlink:href="https://www.ukrinform.ua/rubric-sports/3693098-prometej-cempion-ukraini-z-volejbolu.html" text:style-name="Internet_20_link" text:visited-style-name="Visited_20_Internet_20_Link">
https://www.ukrinform.ua/rubric-sports/3693098-prometej-cempion-ukraini-z-volejbolu.html</text:a>
</text:p>
      <!--NEWS-->
      <text:h text:style-name="P10" text:outline-level="1">
<text:span text:style-name="T4">
A Petition of Returning a Military Award at ₴ 30,000 gathered the required number of votes</text:span>
</text:h>
      <text:p text:style-name="P4">
Authors: Ukrinform (Person)</text:p>
      <text:p text:style-name="P4">
Publisher: Укринформ (Organization)</text:p>
      <text:p text:style-name="P4">
Published Time: 2023-04-07T23:10:50+03:00</text:p>
      <text:p text:style-name="P4">
Modified Time: 2023-04-07T23:10:50+03:00</text:p>
      <text:p text:style-name="P4">
Description: The petition for the return of the military award at 30 thousand hryvnias gained the required number of votes for consideration. - Ukrinform.</text:p>
      <text:p text:style-name="P4">
Images: ["<text:a xlink:type="simple" xlink:href="https://static.ukrinform.com/photos/2022_03/thumb_files/630_360_1648629925-771.jpg" text:style-name="Internet_20_link" text:visited-style-name="Visited_20_Internet_20_Link">
630_360_16486...</text:a>
"]</text:p>
      <text:p text:style-name="P4">
Tags: ['Премія', 'ЗСУ', 'Військові', 'Війна з росією']</text:p>
      <text:p text:style-name="P4">
Type: Article</text:p>
      <!--METADATA-->
      <text:p text:style-name="P4">
<draw:frame draw:style-name="fr1" draw:name="Image230" text:anchor-type="as-char" svg:width="6.9236in" svg:height="3.956343in" draw:z-index="0">
<draw:image xlink:href="../Images/yкринформ/2023-04-07T23-10-50-03-00/630_360_1648629925-771.jpg" xlink:type="simple" xlink:show="embed" xlink:actuate="onLoad" draw:mime-type="image/jpeg"/>
</draw:frame>
The petition on the return of the military prize of 30 thousand hryvnias gained the necessary votes for consideration.</text:p>
      <text:p text:style-name="P4">
This is evidenced by the results of voting for this <text:a xlink:type="simple" xlink:href="https://petition.president.gov.ua/petition/185018" text:style-name="Internet_20_link" text:visited-style-name="Visited_20_Internet_20_Link">
</text:a>
On the President's website, Ukrinform correspondent reports.</text:p>
      <text:p text:style-name="P4">
In the petition, the author and the signatories appeal to the President to give the relevant orders of the government and find the opportunity to return <text:a xlink:type="simple" xlink:href="https://www.ukrinform.ua/tag-vijskovi" text:style-name="Internet_20_link" text:visited-style-name="Visited_20_Internet_20_Link">
</text:a>
Additional ₴ 30 thousand premiums.</text:p>
      <text:p text:style-name="P4">
It is noted, in particular, that the Verkhovna Rada has approved as a whole amendments to the State Budget, which increases more than half a trillion hryvnias.</text:p>
      <text:p text:style-name="P4">
The document reminded that now there were only 30 thousand surcharges only Tymwan, who perform combat missions. The minimum wage in the landslides is increased from ₴ 13 thousand to ₴ 20 100, but such an increase, at the accumulation of submitters, cannot compensate for the losses of 30,000th supplement. In addition, Varmia has adversely accepted the decline in payments, as it undermines the confidence of the military.</text:p>
      <text:p text:style-name="P4">
<text:span text:style-name="T4">
 Read also: </text:span>
 <text:a xlink:type="simple" xlink:href="https://www.ukrinform.ua/rubric-ato/3693093-peticia-pro-demobilizaciu-vijskovih-pisla-18-misaciv-sluzbi-zibrala-neobhidni-golosi.html" text:style-name="Internet_20_link" text:visited-style-name="Visited_20_Internet_20_Link">
<text:span text:style-name="T4">
 petition </text:span>
</text:a>
That is why the petition refers to the need to restore social faith for the military, which, risking their own lives, now fight the independence and freedom of our country.</text:p>
      <text:p text:style-name="P4">
The petition was published on March 24. As of today, it has gained almost 26,000 votes.</text:p>
      <text:p text:style-name="P4">
As it was reported, as of February 1, 2023, the procedure for payments was changed. Payments are now directly dependent on the areas of the stay, complexity and specifics of their combat or special tasks.</text:p>
      <text:p text:style-name="P4">
News Source: <text:a xlink:type="simple" xlink:href="https://www.ukrinform.ua/rubric-ato/3693099-peticia-pro-povernenna-vijskovim-premii-u-30-tisac-zibrala-neobhidnu-kilkist-golosiv.html" text:style-name="Internet_20_link" text:visited-style-name="Visited_20_Internet_20_Link">
https://www.ukrinform.ua/rubric-ato/3693099-peticia-pro-povernenna-vijskovim-premii-u-30-tisac-zibrala-neobhidnu-kilkist-golosiv.html</text:a>
</text:p>
      <!--NEWS-->
      <text:h text:style-name="P10" text:outline-level="1">
<text:span text:style-name="T4">
Respect for international relations will return when Ukraine returns Crimea - Zelensky</text:span>
</text:h>
      <text:p text:style-name="P4">
Authors: Ukrinform (Person)</text:p>
      <text:p text:style-name="P4">
Publisher: Укринформ (Organization)</text:p>
      <text:p text:style-name="P4">
Published Time: 2023-04-07T23:13:00+03:00</text:p>
      <text:p text:style-name="P4">
Modified Time: 2023-04-07T23:13:00+03:00</text:p>
      <text:p text:style-name="P4">
Description: The world must know: respect and order will return to international relations only when the Ukrainian flag will return to Crimea, when there will be freedom - just like everywhere in Ukraine.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Деокупація', 'Крим', 'Зеленський', 'Війна з росією']</text:p>
      <text:p text:style-name="P4">
Type: Article</text:p>
      <!--METADATA-->
      <text:p text:style-name="P4">
<draw:frame draw:style-name="fr1" draw:name="Image231" text:anchor-type="as-char" svg:width="6.9236in" svg:height="3.956343in" draw:z-index="0">
<draw:image xlink:href="../Images/yкринформ/2023-04-07T23-13-00-03-00/630_360_1679682020-565.jpeg" xlink:type="simple" xlink:show="embed" xlink:actuate="onLoad" draw:mime-type="image/jpeg"/>
</draw:frame>
The world must be: respect and order will return to international relations only when the Ukrainian flag will return, when there will be freedom - just like Ivsya in Ukraine.</text:p>
      <text:p text:style-name="P4">
This emphasized in his evening <text:a xlink:type="simple" xlink:href="https://www.youtube.com/watch" text:style-name="Internet_20_link" text:visited-style-name="Visited_20_Internet_20_Link">
</text:a>
President of Ukraine Vladimirzelensky, reports Ukrinform.</text:p>
      <text:p text:style-name="P4">
_ <text:span text:style-name="T4">
 Video: </text:span>
 <text:a xlink:type="simple" xlink:href="https://t.me/OP_UA/9196" text:style-name="Internet_20_link" text:visited-style-name="Visited_20_Internet_20_Link">
</text:a>
_</text:p>
      <text:p text:style-name="P4">
<text:span text:style-name="T4">
 _ I wish health, dear Ukrainians!_ </text:span>
</text:p>
      <text:p text:style-name="P4">
Today is a busy day.</text:p>
      <text:p text:style-name="P4">
The first is a bet. The main attention is the battles for Avdiivka and Bakhmut, for Luhansk region, warned from those areas where the enemy tries to break the defense of all Ukraine.</text:p>
      <text:p text:style-name="P4">
And I thank every soldier, sergeant, officer and general who are opposed. Who gain sustainability - the whole state - it is there, in the battles of the most advanced points of the front line.</text:p>
      <text:p text:style-name="P4">
The pond was reported by commander of directions, head, intelligence.</text:p>
      <text:p text:style-name="P4">
Separately - preparation of new crews. Supply of ammunition and weapons to troops.</text:p>
      <text:p text:style-name="P4">
Second. The NSDC, together with the government, together with the ministries prepares a new powerful list of persons working for aggression. They will be blocked.</text:p>
      <text:p text:style-name="P4">
Third. He conducted a long meeting on energy, issues of strategic development and protection of our power system under all conditions, as well as current quotes-about the energy supply of our people and Ukrainian business.</text:p>
      <text:p text:style-name="P4">
Fourth. In the official life of our country we add a new tradition of respect.</text:p>
      <text:p text:style-name="P4">
Hundreds of thousands of Muslims of Ukraine and the Muslim community of the world are different states, different peoples - during the Holy Ramadan, they adhere to a harsh fast. The sun sends, Ehftar occurs - dinner.</text:p>
      <text:p text:style-name="P4">
In Ukraine, this is honored everywhere, and even in the front, even in the conditions of fighting. Crimean Tatar people honors Ramadan ... Respect should always be mutual. So this year, a special event will be held in Ukraine with the participation of the Head of State. And today for the first time - in the Crimean Tatar Cultural Center.</text:p>
      <text:p text:style-name="P4">
The world must know: Respect and order will return to international relations only when the Ukrainian flag will return to Crimea, when there will be freedom - just like everywhere in Ukraine.</text:p>
      <text:p text:style-name="P4">
He was honored to reward our soldiers, Ukrainian Muslims who fight together Zuzima in the Defense forces of Ukraine. He was honored to divide Eftar with our warriors, Majlis representatives, all Ukrainian Muslim community.And fifth. He has signed several decrees today on celebrating state awards. 771 fighter.</text:p>
      <text:p text:style-name="P4">
Warriors of mechanized crews, assault, terroborons, our anti -aircraft, tactical aviation, artillery, intelligence, engineering crews, tankers. In general, the time of the full -scale war is over 43.5 thousand of our defenders and defenders defined by state awards.</text:p>
      <text:p text:style-name="P4">
I thank everyone who defends the state!Glory to everyone who is now in battle for the adviser!</text:p>
      <text:p text:style-name="P4">
And I congratulate everyone who celebrates the Annunciation today!We pray for the victory of our military and salvation of all our people from evil occupation!</text:p>
      <text:p text:style-name="P4">
<text:span text:style-name="T4">
<text:span text:style-name="T5">
Glory to Ukraine!</text:span>
 </text:span>
</text:p>
      <text:p text:style-name="P4">
News Source: <text:a xlink:type="simple" xlink:href="https://www.ukrinform.ua/rubric-polytics/3693102-povaga-u-miznarodni-vidnosini-povernetsa-koli-ukraina-poverne-krim-zelenskij.html" text:style-name="Internet_20_link" text:visited-style-name="Visited_20_Internet_20_Link">
https://www.ukrinform.ua/rubric-polytics/3693102-povaga-u-miznarodni-vidnosini-povernetsa-koli-ukraina-poverne-krim-zelenskij.html</text:a>
</text:p>
      <!--NEWS-->
      <text:h text:style-name="P10" text:outline-level="1">
<text:span text:style-name="T4">
States consider the appearance of secret files to the network with a real origins behind which Russia stands - the media</text:span>
</text:h>
      <text:p text:style-name="P4">
Authors: Ukrinform (Person)</text:p>
      <text:p text:style-name="P4">
Publisher: Укринформ (Organization)</text:p>
      <text:p text:style-name="P4">
Published Time: 2023-04-07T23:22:00+03:00</text:p>
      <text:p text:style-name="P4">
Modified Time: 2023-04-07T23:22:00+03:00</text:p>
      <text:p text:style-name="P4">
Description: The emergence on social networks of images of documents of the Pentagon with secrecy marks can be the result of a real leak from the US defense department behind Russia. - Ukrinform.</text:p>
      <text:p text:style-name="P4">
Images: ["<text:a xlink:type="simple" xlink:href="https://static.ukrinform.com/photos/2018_07/thumb_files/630_360_1530736867-9723.jpg" text:style-name="Internet_20_link" text:visited-style-name="Visited_20_Internet_20_Link">
630_360_15307...</text:a>
"]</text:p>
      <text:p text:style-name="P4">
Tags: ['Пентагон', 'Цілком таємно', 'Війна з росією']</text:p>
      <text:p text:style-name="P4">
Type: Article</text:p>
      <!--METADATA-->
      <text:p text:style-name="P4">
<draw:frame draw:style-name="fr1" draw:name="Image232" text:anchor-type="as-char" svg:width="6.9236in" svg:height="3.956343in" draw:z-index="0">
<draw:image xlink:href="../Images/yкринформ/2023-04-07T23-22-00-03-00/630_360_1530736867-9723.jpg" xlink:type="simple" xlink:show="embed" xlink:actuate="onLoad" draw:mime-type="image/jpeg"/>
</draw:frame>
The emergence of union networks of images of documents of the Pentagon with the marks of secrecy can be the result of a real leak from the defense department of the United States, according to Russia.</text:p>
      <text:p text:style-name="P4">
About it reports on Friday the agency <text:a xlink:type="simple" xlink:href="https://www.reuters.com/world/us/russia-likely-behind-us-military-document-leak-us-officials-say-2023-04-07/" text:style-name="Internet_20_link" text:visited-style-name="Visited_20_Internet_20_Link">
</text:a>
With reference to three officials of the American Defense Ministry, Ukrinform reports.</text:p>
      <text:p text:style-name="P4">
"According to the leakage of several secret documents of the US military department, published on social networks, there are Russian or pro-Russian elements,"- the message said.</text:p>
      <text:p text:style-name="P4">
<text:span text:style-name="T4">
 Read also: </text:span>
 <text:a xlink:type="simple" xlink:href="https://www.ukrinform.ua/rubric-ato/3692907-v-op-nazvali-rosijskim-blefom-publikaciu-nibito-dokumentiv-pro-kontrnastup-ukraini.html" text:style-name="Internet_20_link" text:visited-style-name="Visited_20_Internet_20_Link">
<text:span text:style-name="T4">
 document </text:span>
</text:a>
In particular, it is a photo of combat positions in Ukraine's monthly ago, and some other files. At the same time, it is noted that the published documents were obviously amended, in particular, "to reduce the number of losses incurred by Russian troops."</text:p>
      <text:p text:style-name="P4">
Meanwhile, at the official level, the Pentagon refuses to comment on the authenticity of papers that have stamps "secretly" and "quite secretly". This communication stated in the department that it is an unusual situation that requires investigation.</text:p>
      <text:p text:style-name="P4">
<text:span text:style-name="T4">
 Read also: </text:span>
 <text:a xlink:type="simple" xlink:href="https://www.ukrinform.ua/rubric-ato/3692686-nyt-pentagon-rozslidue-vitik-taemnih-dokumentiv-pro-pidgotovku-kontrnastupu-zsu.html" text:style-name="Internet_20_link" text:visited-style-name="Visited_20_Internet_20_Link">
<text:span text:style-name="T4">
 Pentagon </text:span>
</text:a>
As reported by Ukrinform, images of documents with secrets of secrecy of the American defense department regarding the current situation in Ukraine have appeared in the Russian -speaking segmentisocial networks. Some of them were dating from the beginning of March this year.</text:p>
      <text:p text:style-name="P4">
In the General Directorate of Intelligence of the Ministry of Defense of Ukraine in this connection stated that <text:a xlink:type="simple" xlink:href="https://www.ukrinform.ua/rubric-ato/3692948-gur-pro-vitik-sekretnih-dokumentiv-sodo-kontrnastupu-rosia-provodit-svoi-specoperacii-u-fotosopi.html" text:style-name="Internet_20_link" text:visited-style-name="Visited_20_Internet_20_Link">
</text:a>
.</text:p>
      <text:p text:style-name="P4">
News Source: <text:a xlink:type="simple" xlink:href="https://www.ukrinform.ua/rubric-ato/3693100-stati-vvazaut-poavu-v-merezi-sekretnih-fajliv-spravznim-vitokom-za-akim-stoit-rosia-zmi.html" text:style-name="Internet_20_link" text:visited-style-name="Visited_20_Internet_20_Link">
https://www.ukrinform.ua/rubric-ato/3693100-stati-vvazaut-poavu-v-merezi-sekretnih-fajliv-spravznim-vitokom-za-akim-stoit-rosia-zmi.html</text:a>
</text:p>
      <!--NEWS-->
      <text:h text:style-name="P10" text:outline-level="1">
<text:span text:style-name="T4">
The President celebrated 771 Ukrainian warrior state awards</text:span>
</text:h>
      <text:p text:style-name="P4">
Authors: Ukrinform (Person)</text:p>
      <text:p text:style-name="P4">
Publisher: Укринформ (Organization)</text:p>
      <text:p text:style-name="P4">
Published Time: 2023-04-07T23:27:00+03:00</text:p>
      <text:p text:style-name="P4">
Modified Time: 2023-04-07T23:27:00+03:00</text:p>
      <text:p text:style-name="P4">
Description: The President celebrated 771 Ukrainian warrior state awards. In total, during the full -scale war, more than 43.5 thousand of our defenders and defenders are awarded state awards. - Ukrinform.</text:p>
      <text:p text:style-name="P4">
Images: ["<text:a xlink:type="simple" xlink:href="https://static.ukrinform.com/photos/2022_09/thumb_files/630_360_1664353648-814.jpeg" text:style-name="Internet_20_link" text:visited-style-name="Visited_20_Internet_20_Link">
630_360_16643...</text:a>
"]</text:p>
      <text:p text:style-name="P4">
Tags: ['Нагорода', 'Зеленський', 'Війна з росією']</text:p>
      <text:p text:style-name="P4">
Type: Article</text:p>
      <!--METADATA-->
      <text:p text:style-name="P4">
<draw:frame draw:style-name="fr1" draw:name="Image233" text:anchor-type="as-char" svg:width="6.9236in" svg:height="3.956343in" draw:z-index="0">
<draw:image xlink:href="../Images/yкринформ/2023-04-07T23-27-00-03-00/630_360_1664353648-814.jpeg" xlink:type="simple" xlink:show="embed" xlink:actuate="onLoad" draw:mime-type="image/jpeg"/>
</draw:frame>
The President celebrated 771 Ukrainian warrior state awards. In total, during the full -scale war, more than 43.5 thousand of our defenders and defenders were defined by state awards.</text:p>
      <text:p text:style-name="P4">
The president said this during <text:a xlink:type="simple" xlink:href="https://www.youtube.com/watch" text:style-name="Internet_20_link" text:visited-style-name="Visited_20_Internet_20_Link">
</text:a>
, reports Ukrinform.</text:p>
      <text:p text:style-name="P4">
<text:span text:style-name="T5">
Viso: <text:a xlink:type="simple" xlink:href="https://t.me/OP_UA/9196" text:style-name="Internet_20_link" text:visited-style-name="Visited_20_Internet_20_Link">
</text:a>
</text:span>
</text:p>
      <text:p text:style-name="P4">
"He has signed several decrees today on the awarding of the state awards of our military: 771 fighters. The warriors They have been awarded state awards, "the Head of State said.</text:p>
      <text:p text:style-name="P4">
<text:span text:style-name="T4">
 Read also: </text:span>
 <text:a xlink:type="simple" xlink:href="https://www.ukrinform.ua/rubric-crimea/3693078-deokupacia-krimu-e-bezalternativnou-ne-lise-dla-ukraini-a-dla-vsogo-svitu-zelenskij.html" text:style-name="Internet_20_link" text:visited-style-name="Visited_20_Internet_20_Link">
<text:span text:style-name="T4">
 Zelensky </text:span>
</text:a>
The President also thanked everyone who defends the Ukrainian state and congratulated the Annunciation of the Annunciation of all who celebrate.</text:p>
      <text:p text:style-name="P4">
As reported by Ukrinform, today <text:a xlink:type="simple" xlink:href="https://www.ukrinform.ua/rubric-society/3693070-zelenskij-ogolosiv-pro-zapocatkuvanna-v-ukraini-novoi-tradicii-iftaru.html" text:style-name="Internet_20_link" text:visited-style-name="Visited_20_Internet_20_Link">
</text:a>
 .</text:p>
      <text:p text:style-name="P4">
News Source: <text:a xlink:type="simple" xlink:href="https://www.ukrinform.ua/rubric-ato/3693101-prezident-vidznaciv-derzavnimi-nagorodami-771-ukrainskogo-voina.html" text:style-name="Internet_20_link" text:visited-style-name="Visited_20_Internet_20_Link">
https://www.ukrinform.ua/rubric-ato/3693101-prezident-vidznaciv-derzavnimi-nagorodami-771-ukrainskogo-voina.html</text:a>
</text:p>
      <!--NEWS-->
      <text:h text:style-name="P10" text:outline-level="1">
<text:span text:style-name="T4">
The Defense Ministry told how to accelerate the demining of the territory of Ukraine</text:span>
</text:h>
      <text:p text:style-name="P4">
Authors: Ukrinform (Person)</text:p>
      <text:p text:style-name="P4">
Publisher: Укринформ (Organization)</text:p>
      <text:p text:style-name="P4">
Published Time: 2023-04-07T23:31:00+03:00</text:p>
      <text:p text:style-name="P4">
Modified Time: 2023-04-07T23:31:00+03:00</text:p>
      <text:p text:style-name="P4">
Description: First Deputy Minister of Defense Lieutenant General Oleksandr Pavlyuk states that in order to accelerate the works on demining in Ukraine it is necessary to attract domestic producers as much as possible. - Ukrinform.</text:p>
      <text:p text:style-name="P4">
Images: ["<text:a xlink:type="simple" xlink:href="https://static.ukrinform.com/photos/2022_09/thumb_files/630_360_1664275783-472.jpg" text:style-name="Internet_20_link" text:visited-style-name="Visited_20_Internet_20_Link">
630_360_16642...</text:a>
"]</text:p>
      <text:p text:style-name="P4">
Tags: ['ДСНС', 'Міноборони', 'Розмінування']</text:p>
      <text:p text:style-name="P4">
Type: Article</text:p>
      <!--METADATA-->
      <text:p text:style-name="P4">
<draw:frame draw:style-name="fr1" draw:name="Image234" text:anchor-type="as-char" svg:width="6.9236in" svg:height="3.956343in" draw:z-index="0">
<draw:image xlink:href="../Images/yкринформ/2023-04-07T23-31-00-03-00/630_360_1664275783-472.jpg" xlink:type="simple" xlink:show="embed" xlink:actuate="onLoad" draw:mime-type="image/jpeg"/>
</draw:frame>
Lieutenant General Oleksandr Pavlyuk, the first deputy of the Minister of Defense, states that in order to raise demining works in Ukraine it is necessary to attract the useful manufacturers as much as possible.</text:p>
      <text:p text:style-name="P4">
As Ukrinform reports, Pavlyuk wrote in <text:a xlink:type="simple" xlink:href="https://t.me/Pavliuk_KSV/3881" text:style-name="Internet_20_link" text:visited-style-name="Visited_20_Internet_20_Link">
</text:a>
.</text:p>
      <text:p text:style-name="P4">
According to him, Ukraine is the most replaced country in the world. The planted explosive objects of the territory is 180 thousand square meters. km.</text:p>
      <text:p text:style-name="P4">
"We are constantly increasing our visions in the field of demining: increasing the number of units, we teach specialists, we receive help and equipment from partners. However, the amount of work is extremely serious. At the current pace of reminiscent will take decades. To speed up work, it is necessary to make our manufacturers as much as possible," Pavlyuk said.</text:p>
      <text:p text:style-name="P4">
<text:span text:style-name="T4">
 Read also: </text:span>
 <text:a xlink:type="simple" xlink:href="https://www.ukrinform.ua/rubric-society/3691914-ukraina-vipuskatime-tehniku-ta-obladnanna-dla-gumanitarnogo-rozminuvanna.html" text:style-name="Internet_20_link" text:visited-style-name="Visited_20_Internet_20_Link">
<text:span text:style-name="T4">
 mine </text:span>
</text:a>
He reported that the day before he held a meeting with representatives of various ministry, departments and enterprises, which worked out the issues of organization of production of necessary equipment in Ukraine.</text:p>
      <text:p text:style-name="P4">
"These are kits of sappers, and equipment for transportation of personnel, for showing ammunition, for demining, robotic platforms, trails to change the terrain, etc. We work out the needs, voiced by different operators: both SES, and State Supreme Service", and Commissioning forces.</text:p>
      <text:p text:style-name="P4">
He thanked for the position and readiness of manufacturers to offer their decisions and he had a high interest in all participants of the meeting: Ministry of Strategproom, Ukroboronprom, SES, SSST, PCB of the Armed Forces, Federation of Employers of Ukraine.</text:p>
      <text:p text:style-name="P4">
<text:span text:style-name="T4">
 Read also: </text:span>
 <text:a xlink:type="simple" xlink:href="https://www.ukrinform.ua/rubric-world/3691542-v-ukraini-stvorat-derzavnij-centr-gumanitarnogo-rozminuvanna-smigal.html" text:style-name="Internet_20_link" text:visited-style-name="Visited_20_Internet_20_Link">
<text:span text:style-name="T4">
 Mine </text:span>
</text:a>
According to Ukrinform, according to the head of the department of organizational work of the abuse of SES Sergei Reva, in Ukraine, 470 thousand hectares of agricultural land are required in Ukraine.</text:p>
      <text:p text:style-name="P4">
News Source: <text:a xlink:type="simple" xlink:href="https://www.ukrinform.ua/rubric-ato/3692864-u-minoboroni-rozpovili-ak-mozna-prisvidsiti-rozminuvanna-teritorii-ukraini.html" text:style-name="Internet_20_link" text:visited-style-name="Visited_20_Internet_20_Link">
https://www.ukrinform.ua/rubric-ato/3692864-u-minoboroni-rozpovili-ak-mozna-prisvidsiti-rozminuvanna-teritorii-ukraini.html</text:a>
</text:p>
      <!--NEWS-->
      <text:h text:style-name="P10" text:outline-level="1">
<text:span text:style-name="T4">
Zelensky about the meetings: The main attention is the battles for Avdiivka, Bakhmut and Luhansk region</text:span>
</text:h>
      <text:p text:style-name="P4">
Authors: Ukrinform (Person)</text:p>
      <text:p text:style-name="P4">
Publisher: Укринформ (Organization)</text:p>
      <text:p text:style-name="P4">
Published Time: 2023-04-07T23:34:00+03:00</text:p>
      <text:p text:style-name="P4">
Modified Time: 2023-04-07T23:34:00+03:00</text:p>
      <text:p text:style-name="P4">
Description: The focus on the rate was focused on the battles for Avdiivka and Bakhmut. - Ukrinform.</text:p>
      <text:p text:style-name="P4">
Images: ["<text:a xlink:type="simple" xlink:href="https://static.ukrinform.com/photos/2023_04/thumb_files/630_360_1680900004-679.jpeg" text:style-name="Internet_20_link" text:visited-style-name="Visited_20_Internet_20_Link">
630_360_16809...</text:a>
"]</text:p>
      <text:p text:style-name="P4">
Tags: ['Бахмут', 'Авдіївка', 'Зеленський', 'Війна з росією']</text:p>
      <text:p text:style-name="P4">
Type: Article</text:p>
      <!--METADATA-->
      <text:p text:style-name="P4">
<draw:frame draw:style-name="fr1" draw:name="Image235" text:anchor-type="as-char" svg:width="6.9236in" svg:height="3.956343in" draw:z-index="0">
<draw:image xlink:href="../Images/yкринформ/2023-04-07T23-34-00-03-00/630_360_1680900004-679.jpeg" xlink:type="simple" xlink:show="embed" xlink:actuate="onLoad" draw:mime-type="image/jpeg"/>
</draw:frame>
The main focus was on the battle for Avdiivka and Bakhmut.</text:p>
      <text:p text:style-name="P4">
The President said <text:a xlink:type="simple" xlink:href="https://www.youtube.com/watch" text:style-name="Internet_20_link" text:visited-style-name="Visited_20_Internet_20_Link">
</text:a>
, reports Ukrinform.</text:p>
      <text:p text:style-name="P4">
"The rate. The main attention is the battles for Avdiivka and Bakhmut, for the Luhansk region, for every one of the directions where the enemy tries to break the defense of all Ukraine," said Volodymyr Zelensky.</text:p>
      <text:p text:style-name="P4">
Separately, he said the issues of preparation of new brigades, the supply of ammunition and weapons to the troops.</text:p>
      <text:p text:style-name="P4">
<text:span text:style-name="T4">
 Read also: </text:span>
 <text:a xlink:type="simple" xlink:href="https://www.ukrinform.ua/rubric-ato/3692919-protidia-vitoku-informacii-ta-situacia-na-fronti-zelenskij-proviv-zasidanna-stavki.html" text:style-name="Internet_20_link" text:visited-style-name="Visited_20_Internet_20_Link">
<text:span text:style-name="T4">
 POINT </text:span>
</text:a>
The Head of State also held a meeting on strategic and current issues of Ukrainian energy, in particular on the development and protection of our power system for forgetting conditions, and on the energy supply of the population and business.</text:p>
      <text:p text:style-name="P4">
As reported by Ukrinform, <text:a xlink:type="simple" xlink:href="https://www.ukrinform.ua/rubric-ato/3693101-prezident-vidznaciv-derzavnimi-nagorodami-771-ukrainskogo-voina.html" text:style-name="Internet_20_link" text:visited-style-name="Visited_20_Internet_20_Link">
</text:a>
. In total, during the full -scale war, more than 43.5 thousand -year -old defenders and defenders were awarded state awards.</text:p>
      <text:p text:style-name="P4">
Photo: op</text:p>
      <text:p text:style-name="P4">
News Source: <text:a xlink:type="simple" xlink:href="https://www.ukrinform.ua/rubric-ato/3693103-zelenskij-pro-zasidanna-stavki-osnovna-uvaga-boam-za-avdiivku-bahmut-ta-lugansinu.html" text:style-name="Internet_20_link" text:visited-style-name="Visited_20_Internet_20_Link">
https://www.ukrinform.ua/rubric-ato/3693103-zelenskij-pro-zasidanna-stavki-osnovna-uvaga-boam-za-avdiivku-bahmut-ta-lugansinu.html</text:a>
</text:p>
      <!--NEWS-->
      <text:h text:style-name="P10" text:outline-level="1">
<text:span text:style-name="T4">
Albania has extended the validity of Ukrainians' protection</text:span>
</text:h>
      <text:p text:style-name="P4">
Authors: Ukrinform (Person)</text:p>
      <text:p text:style-name="P4">
Publisher: Укринформ (Organization)</text:p>
      <text:p text:style-name="P4">
Published Time: 2023-04-07T23:41:00+03:00</text:p>
      <text:p text:style-name="P4">
Modified Time: 2023-04-07T23:41:00+03:00</text:p>
      <text:p text:style-name="P4">
Description: The Albania government extended until September this year the protection of Ukrainian refugees who had been forced to leave Ukraine as a result of full -scale Russian aggression. - Ukrinform.</text:p>
      <text:p text:style-name="P4">
Images: ["<text:a xlink:type="simple" xlink:href="https://static.ukrinform.com/photos/2020_01/thumb_files/630_360_1579512029-298.jpg" text:style-name="Internet_20_link" text:visited-style-name="Visited_20_Internet_20_Link">
630_360_15795...</text:a>
"]</text:p>
      <text:p text:style-name="P4">
Tags: ['Албанія', 'Україна', 'Біженці']</text:p>
      <text:p text:style-name="P4">
Type: Article</text:p>
      <!--METADATA-->
      <text:p text:style-name="P4">
<draw:frame draw:style-name="fr1" draw:name="Image236" text:anchor-type="as-char" svg:width="6.9236in" svg:height="3.956343in" draw:z-index="0">
<draw:image xlink:href="../Images/yкринформ/2023-04-07T23-41-00-03-00/630_360_1579512029-298.jpg" xlink:type="simple" xlink:show="embed" xlink:actuate="onLoad" draw:mime-type="image/jpeg"/>
</draw:frame>
Government extended until September this year, the protection of Ukrainian centers who had been forced to leave Ukraine as a result of a full -scale Russian aggression.</text:p>
      <text:p text:style-name="P4">
About it reports <text:a xlink:type="simple" xlink:href="https://www.euractiv.com/section/politics/news/albania-extends-protection-for-ukrainian-afghan-refugees/" text:style-name="Internet_20_link" text:visited-style-name="Visited_20_Internet_20_Link">
</text:a>
, reports Ukrinform.</text:p>
      <text:p text:style-name="P4">
After a full -scale invasion of Russia into Ukraine in February 2022, Albania accepted hundreds of Ukrainian women and children, mainly in Durres, the largest -sacrifice city of the country.</text:p>
      <text:p text:style-name="P4">
<text:span text:style-name="T4">
 Read also: </text:span>
 <text:a xlink:type="simple" xlink:href="https://www.ukrinform.ua/rubric-world/3692144-49-krain-zasudili-rosiu-za-zlovzivanna-statusom-postijnogo-clena-radbezu-oon.html" text:style-name="Internet_20_link" text:visited-style-name="Visited_20_Internet_20_Link">
</text:a>
It is also noted that in the summer of 2021, Albania opened its borders for two thousand Afghan refugees who escaped from the country after capturing power by the Taliban.</text:p>
      <text:p text:style-name="P4">
They were first placed in university dormitories, and then in hotels, Vybibizhenians issued visas to other countries. Most Afghan fugitives worked for international organizations, local NGOs, were journalists or NATO's little communication.</text:p>
      <text:p text:style-name="P4">
As reported by Ukrinform, the Slovak Republic extended the validity of the period asylum for Ukrainian refugees until March 4, 2024.</text:p>
      <text:p text:style-name="P4">
News Source: <text:a xlink:type="simple" xlink:href="https://www.ukrinform.ua/rubric-society/3692931-albania-prodovzila-termin-dii-zahistu-ukrainciv.html" text:style-name="Internet_20_link" text:visited-style-name="Visited_20_Internet_20_Link">
https://www.ukrinform.ua/rubric-society/3692931-albania-prodovzila-termin-dii-zahistu-ukrainciv.html</text:a>
</text:p>
      <!--NEWS-->
      <text:h text:style-name="P10" text:outline-level="1">
<text:span text:style-name="T4">
NSDC and government prepare sanctions against persons working for Russian aggression - President</text:span>
</text:h>
      <text:p text:style-name="P4">
Authors: Ukrinform (Person)</text:p>
      <text:p text:style-name="P4">
Publisher: Укринформ (Organization)</text:p>
      <text:p text:style-name="P4">
Published Time: 2023-04-07T23:48:00+03:00</text:p>
      <text:p text:style-name="P4">
Modified Time: 2023-04-07T23:48:00+03:00</text:p>
      <text:p text:style-name="P4">
Description: NSDCs and the government are preparing sanctions against persons working for Russian aggression.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Антиросійські санкції', 'Агресія РФ', 'Зеленський']</text:p>
      <text:p text:style-name="P4">
Type: Article</text:p>
      <!--METADATA-->
      <text:p text:style-name="P4">
<draw:frame draw:style-name="fr1" draw:name="Image237" text:anchor-type="as-char" svg:width="6.9236in" svg:height="3.956343in" draw:z-index="0">
<draw:image xlink:href="../Images/yкринформ/2023-04-07T23-48-00-03-00/630_360_1678962741-175.jpeg" xlink:type="simple" xlink:show="embed" xlink:actuate="onLoad" draw:mime-type="image/jpeg"/>
</draw:frame>
NSDCs are preparing sanctions against persons working for Russian aggression.</text:p>
      <text:p text:style-name="P4">
About it during the evening <text:a xlink:type="simple" xlink:href="https://www.youtube.com/watch" text:style-name="Internet_20_link" text:visited-style-name="Visited_20_Internet_20_Link">
</text:a>
President of Ukraine Volodymyr Zelenskyy said, Ukrinform reports.</text:p>
      <text:p text:style-name="P4">
_ <text:span text:style-name="T4">
 Video </text:span>
: <text:a xlink:type="simple" xlink:href="https://t.me/OP_UA/9196" text:style-name="Internet_20_link" text:visited-style-name="Visited_20_Internet_20_Link">
</text:a>
_</text:p>
      <text:p text:style-name="P4">
"The NSDC apparatus, along with the government, together with the ministries prepares a new powerful list of persons working for aggression. They will be blocked," -said <text:a xlink:type="simple" xlink:href="https://www.ukrinform.ua/tag-zelenskij" text:style-name="Internet_20_link" text:visited-style-name="Visited_20_Internet_20_Link">
</text:a>
.</text:p>
      <text:p text:style-name="P4">
<text:span text:style-name="T4">
 Read also: </text:span>
 <text:a xlink:type="simple" xlink:href="https://www.ukrinform.ua/rubric-economy/3690406-zelenskij-vviv-sankcii-proti-bils-ak-650-fizicnih-i-uridicnih-osib-aki-pracuut-na-agresiu-rf.html" text:style-name="Internet_20_link" text:visited-style-name="Visited_20_Internet_20_Link">
<text:span text:style-name="T4">
 sanctions </text:span>
</text:a>
According to Ukrinform, the National Agency for Prevention of Corruption has launched the largest oil industry in the world SLB to the list of international war surprises through cooperation with Russian oil and gas giants.</text:p>
      <text:p text:style-name="P4">
<text:span text:style-name="T5">
Foto: Presidential Office</text:span>
</text:p>
      <text:p text:style-name="P4">
News Source: <text:a xlink:type="simple" xlink:href="https://www.ukrinform.ua/rubric-polytics/3693104-rnbo-ta-urad-gotuut-sankcii-proti-osib-aki-pracuut-na-rosijsku-agresiu-zelenskij.html" text:style-name="Internet_20_link" text:visited-style-name="Visited_20_Internet_20_Link">
https://www.ukrinform.ua/rubric-polytics/3693104-rnbo-ta-urad-gotuut-sankcii-proti-osib-aki-pracuut-na-rosijsku-agresiu-zelenskij.html</text:a>
</text:p>
      <!--NEWS-->
      <text:h text:style-name="P10" text:outline-level="1">
<text:span text:style-name="T4">
Nearly 23,000 Ukrainians have applied for participation in the government program of Ebot grants</text:span>
</text:h>
      <text:p text:style-name="P4">
Author: ['АРМІЯINFORM']</text:p>
      <text:p text:style-name="P4">
Time: 2023-04-07T25:00:00-04:00</text:p>
      <text:p text:style-name="P4">
Description: For the moment, the start of the signs of the єBOBOT on the portal of the same over 22,912 applications for the Otroman ... War with Ukraine 2022, the war with Ukraine latest news today, the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og.png" text:style-name="Internet_20_link" text:visited-style-name="Visited_20_Internet_20_Link">
og.png</text:a>
']</text:p>
      <text:p text:style-name="P4">
Tags: ['ВІДНОВЛЕННЯ УКРАЇНИ', 'ДІЯ', 'ЄРОБОТА']</text:p>
      <text:p text:style-name="P4">
Category: News</text:p>
      <!--METADATA-->
      <text:p text:style-name="P4">
<draw:frame draw:style-name="fr1" draw:name="Image238" text:anchor-type="as-char" svg:width="6.9236in" svg:height="3.63489in" draw:z-index="0">
<draw:image xlink:href="../Images/AРМІЯINFORM/2023-04-07T25-00-00-04-00/og.png" xlink:type="simple" xlink:show="embed" xlink:actuate="onLoad" draw:mime-type="image/png"/>
</draw:frame>
Since the start of the Erobot program on the portal, 22,912 applications of grants in different directions have been received on the portal.</text:p>
      <text:p text:style-name="P4">
As <text:a xlink:type="simple" xlink:href="https://www.kmu.gov.ua/news/maizhe-23-tysiachi-ukraintsiv-podaly-zaiavky-dlia-uchasti-v-uriadovii-prohrami-hrantiv-ierobota" text:style-name="Internet_20_link" text:visited-style-name="Visited_20_Internet_20_Link">
reports</text:a>
Government portal, the most demand is the direction of "own business", which can receive from 50 to 250 thousand UAH for opening or expanding one's own business. In particular, more than 20 318 applications were received for the micro -grant.</text:p>
      <text:p text:style-name="P4">
Most of all, micro -grants want to get in Kiev - there were 2382 seizures from there. Further, the regions were distributed as follows:</text:p>
      <ul>
        <li>
Kyiv region - 1685 applications; * Dnipropetrovsk region - 1646 applications; * Lviv - 1526 applications; * Rivne - 927 applications.</li>
      </ul>
      <text:p text:style-name="P4">
To obtain a grant up to UAH 8 million for a processing enterprise within the framework of the New Level direction, the entrepreneurs submitted 2141 applications. Most of the Kiev region - 303. Also in the leaders the following regions:</text:p>
      <ul>
        <li>
Kyiv - 262 statements; * Lviv region - 215 applications; * Dnipropetrovsk region - 169 applications; * Ivano-Frankivsk region-97 applications.</li>
      </ul>
      <text:p text:style-name="P4">
To obtain grants to create a greenhouse in the direction of "Your Greenhouse" and the construction of the garden in the direction "Your garden" received 453 applications. The most declared from the Kiev region-52. Also among the leaders' regions:</text:p>
      <ul>
        <li>
Transcarpathian region - 50 applications; * Dnipropetrovsk region - 45 applications; * Vinnytsia region - 36 applications; * Ivano-Frankivsk region-33 statements.</li>
      </ul>
      <text:p text:style-name="P4">
We will remind, the erobot is a government program of irreversible grants to create and develop your own business. Currently, receiving applications for all directions of the program is interrupted. The application is made through the portal action(&lt;https://diia.gov.ua/services/categories/biznesu/yerobota&gt;
). Для цьогонеобхідно заповнити відомості про себе в електронній формі та додати бізнес-план, зразок якого можна завантажити на порталі. Детальніше з умовами можнаознайомитися на сайті<text:a xlink:type="simple" xlink:href="https://erobota.diia.gov.ua/" text:style-name="Internet_20_link" text:visited-style-name="Visited_20_Internet_20_Link">
https://erobota.diia.gov.ua</text:a>
.</text:p>
      <text:p text:style-name="P4">
News Source: <text:a xlink:type="simple" xlink:href="https://armyinform.com.ua/2023/04/07/majzhe-23-tysyachi-ukrayincziv-podaly-zayavky-dlya-uchasti-v-uryadovij-programi-grantiv-yerobota/" text:style-name="Internet_20_link" text:visited-style-name="Visited_20_Internet_20_Link">
https://armyinform.com.ua/2023/04/07/majzhe-23-tysyachi-ukrayincziv-podaly-zayavky-dlya-uchasti-v-uryadovij-programi-grantiv-yerobota/</text:a>
</text:p>
      <!--NEWS-->
      <text:h text:style-name="P10" text:outline-level="1">
<text:span text:style-name="T4">
The occupier tells the lack of equipment and constant shelling by the Armed Forces - the interception of GUR</text:span>
</text:h>
      <text:p text:style-name="P4">
Author: ['АРМІЯINFORM']</text:p>
      <text:p text:style-name="P4">
Time: 2023-04-07T26:00:00-04:00</text:p>
      <text:p text:style-name="P4">
Description: VIISKOVOVOVOVEV RF ROZPOVIDA RASTOSTRY OF THE ORIGHOODS, post -InI IT WITH WITH Ukrainian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gurperehoplennya.jpg" text:style-name="Internet_20_link" text:visited-style-name="Visited_20_Internet_20_Link">
gurperehoplennya.jpg</text:a>
']</text:p>
      <text:p text:style-name="P4">
Tags: ['STOPRUSSIA', 'ДУТА ВЕЛИЧ РОСАРМІЇ', 'ДУТА ВЕЛИЧ РОСІЇ']</text:p>
      <text:p text:style-name="P4">
Category: News</text:p>
      <!--METADATA-->
      <text:p text:style-name="P4">
<draw:frame draw:style-name="fr1" draw:name="Image239" text:anchor-type="as-char" svg:width="6.9236in" svg:height="3.894525in" draw:z-index="0">
<draw:image xlink:href="../Images/AРМІЯINFORM/2023-04-07T26-00-00-04-00/gurperehoplennya.jpg" xlink:type="simple" xlink:show="embed" xlink:actuate="onLoad" draw:mime-type="image/jpeg"/>
</draw:frame>
The Russian serviceman tells the lack of equipment, constant support from the Armed Forces and the indifference of management to personal security.</text:p>
      <text:p text:style-name="P4">
Conversation in Telegram <text:a xlink:type="simple" xlink:href="https://t.me/DIUkraine" text:style-name="Internet_20_link" text:visited-style-name="Visited_20_Internet_20_Link">
published</text:a>
Main Intelligence Directorate of MO.</text:p>
      <text:p text:style-name="P4">
News Source: <text:a xlink:type="simple" xlink:href="https://armyinform.com.ua/2023/04/07/okupant-rozpovidaye-pro-vidsutnist-sporyadzhennya-ta-postijni-obstrily-z-boku-zsu-perehoplennya-gur/" text:style-name="Internet_20_link" text:visited-style-name="Visited_20_Internet_20_Link">
https://armyinform.com.ua/2023/04/07/okupant-rozpovidaye-pro-vidsutnist-sporyadzhennya-ta-postijni-obstrily-z-boku-zsu-perehoplennya-gur/</text:a>
</text:p>
      <!--NEWS-->
      <text:h text:style-name="P10" text:outline-level="1">
<text:span text:style-name="T4">
Cases of four more Russian executioners are sent to court</text:span>
</text:h>
      <text:p text:style-name="P4">
Author: ['АРМІЯINFORM']</text:p>
      <text:p text:style-name="P4">
Time: 2023-04-07T27:00:00-04:00</text:p>
      <text:p text:style-name="P4">
Description: The prosecutors of the Kiwsko Oblast Prosecutors were shown to the court of accusless act of order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naruchnyk.jpg" text:style-name="Internet_20_link" text:visited-style-name="Visited_20_Internet_20_Link">
naruchnyk.jpg</text:a>
']</text:p>
      <text:p text:style-name="P4">
Tags: ['STOPRUSSIA', 'ВІЙСЬКОВІ ЗЛОЧИНИ РФ', 'ОФІС ГЕНЕРАЛЬНОГО ПРОКУРОРА УКРАЇНИ']</text:p>
      <text:p text:style-name="P4">
Category: News</text:p>
      <!--METADATA-->
      <text:p text:style-name="P4">
<draw:frame draw:style-name="fr1" draw:name="Image240" text:anchor-type="as-char" svg:width="6.9236in" svg:height="4.075033in" draw:z-index="0">
<draw:image xlink:href="../Images/AРМІЯINFORM/2023-04-07T27-00-00-04-00/naruchnyk.jpg" xlink:type="simple" xlink:show="embed" xlink:actuate="onLoad" draw:mime-type="image/jpeg"/>
</draw:frame>
Prosecutors of the Kyiv Regional Prosecutor's Office sent to court an indictment of a special pre-trial investigation against Lieutenant Colonel, Two-High-Standards and Private 64-Correct Motorized Rifle Brigade of the 35-Sagalian Army of the Russian Federation on the fact(Part 2 of Art. 28, Part 1 of Art. 438 of the Criminal Code of Ukraine).</text:p>
      <text:p text:style-name="P4">
Розслідуванням встановлено, що у березні 2022 року під час окупації містаБуча, озброєні обвинувачені разом з іншими невстановленимивійськовослужбовцями РФ вдерлися до будинку одного з місцевих мешканців. Навиконання наказу підполковника, військовослужбовці РФ вивели господаря будинкуна вулицю, повалили на землю та били його руками й ногами по різних частинахтіла, вимагаючи надати інформацію про патріотично налаштованих мешканців Бучі,<text:a xlink:type="simple" xlink:href="https://www.gp.gov.ua/ua/posts/katuvali-mirnix-meskanciv-buci-ta-imituvali-yix-stratu-suditimut-pidpolkovnika-ta-shhe-tryox-viiskovosluzbovciv-rf" text:style-name="Internet_20_link" text:visited-style-name="Visited_20_Internet_20_Link">
повідомляє</text:a>
Office of the Prosecutor General of Ukraine.</text:p>
      <text:p text:style-name="P4">
Then the victim was tied with a towel and brought to the headquarters of the invaders, deducted civilians. There, the man continued to beat, forced to completely dress and searched on his body tattoos. In order to intimidate the accusations, they imitated the execution of other persons present in the same room.</text:p>
      <text:p text:style-name="P4">
The victim managed to escape from the Russian servicemen at the moment when they led to the execution of other civilians.</text:p>
      <text:p text:style-name="P4">
The pre -trial investigation was carried out by investigators of the Security Service of Ukraine in the Kyiv region, operational support - the GU counter -intelligence support of the objects of critical infrastructure and counteracting the financing of terrorism of the Department of Protection of the State Security Service of the SBU.</text:p>
      <text:p text:style-name="P4">
News Source: <text:a xlink:type="simple" xlink:href="https://armyinform.com.ua/2023/04/07/spravy-shhe-chotyroh-rosijskyh-kativ-napravleno-do-sudu/" text:style-name="Internet_20_link" text:visited-style-name="Visited_20_Internet_20_Link">
https://armyinform.com.ua/2023/04/07/spravy-shhe-chotyroh-rosijskyh-kativ-napravleno-do-sudu/</text:a>
</text:p>
      <!--NEWS-->
      <text:h text:style-name="P10" text:outline-level="1">
<text:span text:style-name="T4">
During the month, more than 56 thousand appeals were received on the hotlines</text:span>
</text:h>
      <text:p text:style-name="P4">
Author: ['АРМІЯINFORM']</text:p>
      <text:p text:style-name="P4">
Time: 2023-04-07T28:00:00-04:00</text:p>
      <text:p text:style-name="P4">
Description: I get about Garyachi Linii with Krizovikh Putan, Garyachi Linii Conducted to Pedo ... War with Ukraine 2022, War with Ukraine Latest news today,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telefon-1.jpg" text:style-name="Internet_20_link" text:visited-style-name="Visited_20_Internet_20_Link">
telefon-1.jpg</text:a>
']</text:p>
      <text:p text:style-name="P4">
Tags: ['ГАРЯЧІ ЛІНІЇ', 'ЗВЕРНЕННЯ ГРОМАДЯН', 'МІНРЕІНТЕГРАЦІЇ']</text:p>
      <text:p text:style-name="P4">
Category: News</text:p>
      <!--METADATA-->
      <text:p text:style-name="P4">
<draw:frame draw:style-name="fr1" draw:name="Image241" text:anchor-type="as-char" svg:width="6.9236in" svg:height="4.330592in" draw:z-index="0">
<draw:image xlink:href="../Images/AРМІЯINFORM/2023-04-07T28-00-00-04-00/telefon-1.jpg" xlink:type="simple" xlink:show="embed" xlink:actuate="onLoad" draw:mime-type="image/jpeg"/>
</draw:frame>
It is a hotline on crisis issues, a hotline of IDPs' Ombudsman and the hotline of the Commissioner from missing.</text:p>
      <text:p text:style-name="P4">
In particular, the hotline operators on crisis issues in March have worked more than 25,000 calls. They also answered nearly 2,000 appeals that have been received during this time through messengers <text:a xlink:type="simple" xlink:href="https://minre.gov.ua/2023/04/06/u-berezni-na-garyachi-liniyi-minreintegracziyi-nadijshlo-ponad-56-tysyach-zvernen/" text:style-name="Internet_20_link" text:visited-style-name="Visited_20_Internet_20_Link">
report</text:a>
In the Ministry of Reintegration.</text:p>
      <text:p text:style-name="P4">
In addition, over the past month, the Ministry of Reintegration Center staff received more than 13,000 calls to the commissioner's hotline for internally displaced persons.</text:p>
      <text:p text:style-name="P4">
Among the most relevant issues that are interested in citizens: the payment of IDPs, financial assistance from international organizations and legal assistance.</text:p>
      <text:p text:style-name="P4">
A more 16,000 appeals were received on the hotline of the Ombudsman in March. Of these, there are about 8,000 calls and more than 8,000 messages in messengers.</text:p>
      <text:p text:style-name="P4">
Recall that you can call a hot line with a crisis response can be upset number 15-48. Or write in the WhatsApp/Telegram/Viber Nanomer Messengers:(096)078-84-33.</text:p>
      <text:p text:style-name="P4">
You can contact the Hotline of the IDP Commissioner by phone:(066)813-62-39.</text:p>
      <text:p text:style-name="P4">
If the loved ones do not communicate for a long time, call the hot line of missing person: 0 800 339 247. You can send Viber and Telegram to the number on the weekend:(095)896-04-21.</text:p>
      <text:p text:style-name="P4">
News Source: <text:a xlink:type="simple" xlink:href="https://armyinform.com.ua/2023/04/07/u-berezni-na-garyachi-liniyi-minreintegracziyi-nadijshlo-ponad-56-tysyach-zvernen-2/" text:style-name="Internet_20_link" text:visited-style-name="Visited_20_Internet_20_Link">
https://armyinform.com.ua/2023/04/07/u-berezni-na-garyachi-liniyi-minreintegracziyi-nadijshlo-ponad-56-tysyach-zvernen-2/</text:a>
</text:p>
      <!--NEWS-->
      <text:h text:style-name="P10" text:outline-level="1">
<text:span text:style-name="T4">
In March, 40.7 billion hryvnias - the Ministry of Finance - was allocated from the state budget to the state -paying payment</text:span>
</text:h>
      <text:p text:style-name="P4">
Author: ['АРМІЯINFORM']</text:p>
      <text:p text:style-name="P4">
Time: 2023-04-07T29:00:00-04:00</text:p>
      <text:p text:style-name="P4">
Description: The birch 2023 Roku Iz Zhzhbudzhta on social vocational Bulo Bulo was hidden 117.3 billion UAH, ... War with Ukraine 2022, War with Ukraine Latest News today, War with Ukraine 2022 Last for today, will there be a war between Ukraine and Russia and Russia and Russia and Russia and Russia and Russia and Russia and Russia and Russia and Russia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socz_vyplaty.jpg" text:style-name="Internet_20_link" text:visited-style-name="Visited_20_Internet_20_Link">
socz_vyplaty.jpg</text:a>
', '<text:a xlink:type="simple" xlink:href="https://armyinform.com.ua/wp-content/uploads/2023/04/soczvyplaty_sichenberezen_2023-1.png" text:style-name="Internet_20_link" text:visited-style-name="Visited_20_Internet_20_Link">
soczvyplaty_sichenberezen_2023-1.png</text:a>
']</text:p>
      <text:p text:style-name="P4">
Tags: ['МІНФІН', 'СОЦІАЛЬНІ ВИПЛАТИ']</text:p>
      <text:p text:style-name="P4">
Category: News</text:p>
      <!--METADATA-->
      <text:p text:style-name="P4">
<draw:frame draw:style-name="fr1" draw:name="Image242" text:anchor-type="as-char" svg:width="6.9236in" svg:height="3.893007in" draw:z-index="0">
<draw:image xlink:href="../Images/AРМІЯINFORM/2023-04-07T29-00-00-04-00/socz_vyplaty.jpg" xlink:type="simple" xlink:show="embed" xlink:actuate="onLoad" draw:mime-type="image/jpeg"/>
</draw:frame>
In January - March 2023, UAH 117.3mlrd was allocated from the state budget for social payments, in particular in March - 40.7 billion hryvnias, <text:a xlink:type="simple" xlink:href="https://mof.gov.ua/uk/news/minfin_u_berezni_iz_derzhbiudzhetu_na_sotsviplati_bulo_spriamovano_407_mlrd_griven-3924" text:style-name="Internet_20_link" text:visited-style-name="Visited_20_Internet_20_Link">
reports</text:a>
Ministry of Finance of Ukraine.</text:p>
      <text:p text:style-name="P4">
<draw:frame draw:style-name="fr1" draw:name="Image243" text:anchor-type="as-char" svg:width="6.9236in" svg:height="3.894525in" draw:z-index="0">
<draw:image xlink:href="../Images/AРМІЯINFORM/2023-04-07T29-00-00-04-00/soczvyplaty_sichenberezen_2023-1.png" xlink:type="simple" xlink:show="embed" xlink:actuate="onLoad" draw:mime-type="image/png"/>
</draw:frame>
This funds have been directed:</text:p>
      <ul>
        <li>
68 billion UAH - for financial support of payment of pensions, allowances and increases to pensions assigned to pension programs, and shortage of funds of the Pension Fund, of which in March - UAH 22.7 billion; * UAH 25.8 billion - social protection of citizens who got into difficult circumstances, of which in March - UAH 9 billion; * UAH 17.2 billion - in support of low -income families and granting benefits and housing subsidies to citizens, of which 6.6 billion UAH in March; * UAH 6 billion - for social protection of children and families, of which in March - UAH 2.1 billion; * UAH 0.3 billion - for social protection of persons with disabilities, of which in March - UAH 0.3 billion.</li>
      </ul>
      <text:p text:style-name="P4">
“We continue to fulfill state guarantees and provide social protection citizens. It's about paying pensions, surcharges, allowances and benefits. After all, the cos should be arrived in time and in full, and people should feel the state support, especially during the martial law, ” - commented the Deputy Minister of Finance Roman Yermolychev.</text:p>
      <text:p text:style-name="P4">
News Source: <text:a xlink:type="simple" xlink:href="https://armyinform.com.ua/2023/04/07/u-berezni-iz-derzhbyudzhetu-na-soczvyplaty-bulo-spryamovano-407-mlrd-gryven-minfin/" text:style-name="Internet_20_link" text:visited-style-name="Visited_20_Internet_20_Link">
https://armyinform.com.ua/2023/04/07/u-berezni-iz-derzhbyudzhetu-na-soczvyplaty-bulo-spryamovano-407-mlrd-gryven-minfin/</text:a>
</text:p>
      <!--NEWS-->
      <text:h text:style-name="P10" text:outline-level="1">
<text:span text:style-name="T4">
The mortar calculations of the individual brigade Troy effectively destroy the enemy under Bakhmut</text:span>
</text:h>
      <text:p text:style-name="P4">
Author: ['АРМІЯINFORM']</text:p>
      <text:p text:style-name="P4">
Time: 2023-04-07T30:00:00-04:00</text:p>
      <text:p text:style-name="P4">
Description: Minometing Rozrakhunki of the Smremi team of the Teritarian Defense Forces at once with arorosvid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p>
      <text:p text:style-name="P4">
Tags: []</text:p>
      <text:p text:style-name="P4">
Category: News</text:p>
      <!--METADATA-->
      <text:p text:style-name="P4">
The mortar calculations of a separate territorial defense forces forces and adjustments to effectively destroy the enemy under Bakhmut Tamitsno keep defense effectively.</text:p>
      <text:p text:style-name="P4">
"Our task is that the enemies will end faster and Ukraine will heal a peaceful life," - say the fighters of the Tro.</text:p>
      <text:p text:style-name="P4">
_ Dudelo: <text:a xlink:type="simple" xlink:href="https://www.facebook.com/CinCAFU" text:style-name="Internet_20_link" text:visited-style-name="Visited_20_Internet_20_Link">
Commander -in -Chief of the Armed Forces of Ukraine</text:a>
_</text:p>
      <text:p text:style-name="P4">
News Source: <text:a xlink:type="simple" xlink:href="https://armyinform.com.ua/2023/04/07/minometni-rozrahunky-okremoyi-brygady-tro-efektyvno-znyshhuyut-protyvnyka-pid-bahmutom/" text:style-name="Internet_20_link" text:visited-style-name="Visited_20_Internet_20_Link">
https://armyinform.com.ua/2023/04/07/minometni-rozrahunky-okremoyi-brygady-tro-efektyvno-znyshhuyut-protyvnyka-pid-bahmutom/</text:a>
</text:p>
      <!--NEWS-->
      <text:h text:style-name="P10" text:outline-level="1">
<text:span text:style-name="T4">
Rospropaganda will spread the fake about the arson of the UOC MP Temple</text:span>
</text:h>
      <text:p text:style-name="P4">
Author: ['АРМІЯINFORM']</text:p>
      <text:p text:style-name="P4">
Time: 2023-04-07T31:00:00-04:00</text:p>
      <text:p text:style-name="P4">
Description: Vorozhі Telegram channel wag the fake of the same time, the Temple of the UOC-MP Tseoo, the war with Ukraine 2022, war with Ukraine Latest news today, News War with Ukraine 2022 is the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34c03e5c-51db-4b42-83a7-88263ff7ddd5.png" text:style-name="Internet_20_link" text:visited-style-name="Visited_20_Internet_20_Link">
34c03e5c-51db-4b42-83a7-88263ff7ddd5.png</text:a>
']</text:p>
      <text:p text:style-name="P4">
Tags: ['STOPRUSSIA', 'РОСІЙСЬКІ ФЕЙКИ', 'ЦПД РНБО']</text:p>
      <text:p text:style-name="P4">
Category: News</text:p>
      <!--METADATA-->
      <text:p text:style-name="P4">
<draw:frame draw:style-name="fr1" draw:name="Image244" text:anchor-type="as-char" svg:width="6.9236in" svg:height="3.894525in" draw:z-index="0">
<draw:image xlink:href="../Images/AРМІЯINFORM/2023-04-07T31-00-00-04-00/34c03e5c-51db-4b42-83a7-88263ff7ddd5.png" xlink:type="simple" xlink:show="embed" xlink:actuate="onLoad" draw:mime-type="image/png"/>
</draw:frame>
The enemy Telegram channels spread fake video with a fire allegedly temple of the UOC MP</text:p>
      <text:p text:style-name="P4">
This video was spread by well -known propagandists of the Russian Federation and news channels with accusations, as if the "canonical temple" of the UOC -MP in the village of Novopoltavka, Mykolaiv region. Ukrainian nationalists were intentional.</text:p>
      <text:p text:style-name="P4">
In fact, the video that spreads on the network was shot in 2013. The fire in the Russian village of Illinka was released on it. Such fakes are enemy to resolve religious enmity between Ukrainians and thus dissect society</text:p>
      <text:p text:style-name="P4">
Trust only sources of verified information, <text:a xlink:type="simple" xlink:href="https://cpd.gov.ua/warning/rospropaganda-shyryt-fejk-pro-pidpal-hramu-upcz-mp/" text:style-name="Internet_20_link" text:visited-style-name="Visited_20_Internet_20_Link">
emphasizes</text:a>
Center for combating misinformation.</text:p>
      <text:p text:style-name="P4">
News Source: <text:a xlink:type="simple" xlink:href="https://armyinform.com.ua/2023/04/07/rospropaganda-shyryt-fejk-pro-pidpal-hramu-upcz-mp/" text:style-name="Internet_20_link" text:visited-style-name="Visited_20_Internet_20_Link">
https://armyinform.com.ua/2023/04/07/rospropaganda-shyryt-fejk-pro-pidpal-hramu-upcz-mp/</text:a>
</text:p>
      <!--NEWS-->
      <text:h text:style-name="P10" text:outline-level="1">
<text:span text:style-name="T4">
Our aviation has made 6 beats in the enemy's concentration areas</text:span>
</text:h>
      <text:p text:style-name="P4">
Author: ['АРМІЯINFORM']</text:p>
      <text:p text:style-name="P4">
Time: 2023-04-07T32:00:00-04:00</text:p>
      <text:p text:style-name="P4">
Description: For Permanu Dob Avіaatsiya defense forces, 6 struck in the districts of Zserdzhennya of Especially ... The war with Ukraine 2022, the war with Ukraine Latest news today, the news war with Ukraine 2022 The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avicziya_udar.jpg" text:style-name="Internet_20_link" text:visited-style-name="Visited_20_Internet_20_Link">
avicziya_udar.jpg</text:a>
']</text:p>
      <text:p text:style-name="P4">
Tags: ['STOPRUSSIA', 'ВІЙНА', 'ВТРАТИ ВОРОГА', 'ГШ ЗСУ', 'ХРОНІКА ОБОРОНИ']</text:p>
      <text:p text:style-name="P4">
Category: News</text:p>
      <!--METADATA-->
      <text:p text:style-name="P4">
<draw:frame draw:style-name="fr1" draw:name="Image245" text:anchor-type="as-char" svg:width="6.9236in" svg:height="4.834981in" draw:z-index="0">
<draw:image xlink:href="../Images/AРМІЯINFORM/2023-04-07T32-00-00-04-00/avicziya_udar.jpg" xlink:type="simple" xlink:show="embed" xlink:actuate="onLoad" draw:mime-type="image/jpeg"/>
</draw:frame>
<text:span text:style-name="T4">
 🔥 Situation on Russian invasion </text:span>
</text:p>
      <text:p text:style-name="P4">
Over the past 24 hours, the aircraft of the Defense Forces has struck 6 beats in the areas of concentration of personal staff and military equipment of the invaders. In addition, our defenders have struck 3 UAVs of different types(Orlan-10, SuperCam and Lacet-3), as well as 3 -coded aviation bombs, <text:a xlink:type="simple" xlink:href="https://www.facebook.com/GeneralStaff.ua/posts/pfbid02Yn3pKLJaZc1fvUY4wH2qaV5ithmQTgFAhPNh5dnrCmgUH1YRWYzQrT8JGtvqSEVtl" text:style-name="Internet_20_link" text:visited-style-name="Visited_20_Internet_20_Link">
reports</text:a>
General Staff of the Ukrainian.</text:p>
      <text:p text:style-name="P4">
Units of rocket troops and artillery, at the same time, were affected by 2 districts of the enemy's living power, 2 warehouses of fuel and lubricants of the Taworozh Station of radio electronic struggle.</text:p>
      <text:p text:style-name="P4">
News Source: <text:a xlink:type="simple" xlink:href="https://armyinform.com.ua/2023/04/07/nasha-aviacziya-zavdala-6-udariv-po-rajonah-zoseredzhennya-protyvnyka/" text:style-name="Internet_20_link" text:visited-style-name="Visited_20_Internet_20_Link">
https://armyinform.com.ua/2023/04/07/nasha-aviacziya-zavdala-6-udariv-po-rajonah-zoseredzhennya-protyvnyka/</text:a>
</text:p>
      <!--NEWS-->
      <text:h text:style-name="P10" text:outline-level="1">
<text:span text:style-name="T4">
In Bakhmut direction, cruel battles continue</text:span>
</text:h>
      <text:p text:style-name="P4">
Author: ['АРМІЯINFORM']</text:p>
      <text:p text:style-name="P4">
Time: 2023-04-07T33:00:00-04:00</text:p>
      <text:p text:style-name="P4">
Description: At the Bakhmutian expanding the vogog, to be advanced, to be attached to take PID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baxmut.jpg" text:style-name="Internet_20_link" text:visited-style-name="Visited_20_Internet_20_Link">
baxmut.jpg</text:a>
']</text:p>
      <text:p text:style-name="P4">
Tags: ['STOPRUSSIA', 'БАХМУТСЬКИЙ НАПРЯМОК', 'ВІЙНА', 'ВТОРГНЕННЯ РФ', 'ГШ ЗСУ', 'ХРОНІКА ОБОРОНИ']</text:p>
      <text:p text:style-name="P4">
Category: News</text:p>
      <!--METADATA-->
      <text:p text:style-name="P4">
<draw:frame draw:style-name="fr1" draw:name="Image246" text:anchor-type="as-char" svg:width="6.9236in" svg:height="4.615733in" draw:z-index="0">
<draw:image xlink:href="../Images/AРМІЯINFORM/2023-04-07T33-00-00-04-00/baxmut.jpg" xlink:type="simple" xlink:show="embed" xlink:actuate="onLoad" draw:mime-type="image/jpeg"/>
</draw:frame>
** 🔥I</text:p>
      <text:p text:style-name="P4">
In the Bakhmut direction, the enemy continues to take offensive actions, tries to take full control of the city of Bakhmut, and brutal battles continue. Over the day, the enemy conducted unsuccessful offensive actions in the area of inhabited pens of Orikhovo-Vasylivka, Bogdanivka and White Mountain. The defense units have reflected 16 enemy attacks on this front. From the enemy shells, in particular, Vasyukivka, Orikhovo-Vasylivka, Novomarka, Bakhmut, Ivanovskoye, times of Yar, Novodmitrovka, Alexander-Shultine, Diliyivka and Shumidonetsk region, [reports] <text:a xlink:type="simple" xlink:href="https://www.facebook.com/GeneralStaff.ua/posts/pfbid02Yn3pKLJaZc1fvUY4wH2qaV5ithmQTgFAhPNh5dnrCmgUH1YRWYzQrT8JGtvqSEVtl" text:style-name="Internet_20_link" text:visited-style-name="Visited_20_Internet_20_Link">
reports</text:a>
General Staff of the Ukrainian.</text:p>
      <text:p text:style-name="P4">
In the Avdeevsky and Marinsky directions, the enemy followed the offensive actions of the novokalin, Severne, Pervomaisk and Marinka of Donetsk region, and had no success. The most fierce battles on the specified area of the front continue the scraps, where 19 enemy attacks were reflected. At the same time, hostile firing were novokalinovo, Avdiivka, Netaylovo, Pervomaisk, Marinka and Victory.</text:p>
      <text:p text:style-name="P4">
In the mineral direction during the day the enemy did not carry out the firing of the settlements of Kalledar, Prychistivka and the Great Novosilkadonnets region.</text:p>
      <text:p text:style-name="P4">
News Source: <text:a xlink:type="simple" xlink:href="https://armyinform.com.ua/2023/04/07/na-bahmutskomu-napryamku-tryvayut-zhorstoki-boyi/" text:style-name="Internet_20_link" text:visited-style-name="Visited_20_Internet_20_Link">
https://armyinform.com.ua/2023/04/07/na-bahmutskomu-napryamku-tryvayut-zhorstoki-boyi/</text:a>
</text:p>
      <!--NEWS-->
      <text:h text:style-name="P10" text:outline-level="1">
<text:span text:style-name="T4">
Main offensive efforts enemy focused on four directions</text:span>
</text:h>
      <text:p text:style-name="P4">
Author: ['АРМІЯINFORM']</text:p>
      <text:p text:style-name="P4">
Time: 2023-04-07T34:00:00-04:00</text:p>
      <text:p text:style-name="P4">
Description: Lent out the opponent of the head of the 5th missiles of the 18th Avieanii shock, having gone ... The war with Ukraine 2022, the war with Ukraine is the latest news today, the News War with Ukraine 2022 Last for today, whether there will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bojovi-diyi.jpg" text:style-name="Internet_20_link" text:visited-style-name="Visited_20_Internet_20_Link">
bojovi-diyi.jpg</text:a>
']</text:p>
      <text:p text:style-name="P4">
Tags: ['STOPRUSSIA', 'ВІЙНА', 'ГШ ЗСУ']</text:p>
      <text:p text:style-name="P4">
Category: News</text:p>
      <!--METADATA-->
      <text:p text:style-name="P4">
<draw:frame draw:style-name="fr1" draw:name="Image247" text:anchor-type="as-char" svg:width="6.9236in" svg:height="3.894525in" draw:z-index="0">
<draw:image xlink:href="../Images/AРМІЯINFORM/2023-04-07T34-00-00-04-00/bojovi-diyi.jpg" xlink:type="simple" xlink:show="embed" xlink:actuate="onLoad" draw:mime-type="image/jpeg"/>
</draw:frame>
** 🔥I</text:p>
      <text:p text:style-name="P4">
Over the past day, the enemy struck 5 missile and 18 aviation strikes, and made 53 shelling of rocket launchers on the positions of our military and civil infrastructure of settlements.</text:p>
      <text:p text:style-name="P4">
The likelihood of missile and aviation strikes remains high throughout Ukraine.</text:p>
      <text:p text:style-name="P4">
The enemy continues to concentrate the main efforts on the offensive acting Liman, Bakhmut, Avdiiv and Mariinsky directions - more than 40 enemy attacks are reflected, <text:a xlink:type="simple" xlink:href="https://www.facebook.com/GeneralStaff.ua/posts/pfbid02Yn3pKLJaZc1fvUY4wH2qaV5ithmQTgFAhPNh5dnrCmgUH1YRWYzQrT8JGtvqSEVtl" text:style-name="Internet_20_link" text:visited-style-name="Visited_20_Internet_20_Link">
reports</text:a>
General Staff of the Ukrainian.</text:p>
      <text:p text:style-name="P4">
News Source: <text:a xlink:type="simple" xlink:href="https://armyinform.com.ua/2023/04/07/osnovni-nastupalni-zusyllya-vorog-zoseredyv-na-chotyroh-napryamkah-2/" text:style-name="Internet_20_link" text:visited-style-name="Visited_20_Internet_20_Link">
https://armyinform.com.ua/2023/04/07/osnovni-nastupalni-zusyllya-vorog-zoseredyv-na-chotyroh-napryamkah-2/</text:a>
</text:p>
      <!--NEWS-->
      <text:h text:style-name="P10" text:outline-level="1">
<text:span text:style-name="T4">
The enemy retains military presence in border areas with Ukraine</text:span>
</text:h>
      <text:p text:style-name="P4">
Author: ['АРМІЯINFORM']</text:p>
      <text:p text:style-name="P4">
Time: 2023-04-07T35:00:00-04:00</text:p>
      <text:p text:style-name="P4">
Description: At the Volinsky, Poliysky, Siberian, the Slobozhanskoye exploration is operative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stezhymo.jpg" text:style-name="Internet_20_link" text:visited-style-name="Visited_20_Internet_20_Link">
stezhymo.jpg</text:a>
']</text:p>
      <text:p text:style-name="P4">
Tags: ['STOPRUSSIA', 'АГРЕСІЯ РФ', 'ВІЙНА', 'ВТОРГНЕННЯ РФ', 'ГШ ЗСУ']</text:p>
      <text:p text:style-name="P4">
Category: News</text:p>
      <!--METADATA-->
      <text:p text:style-name="P4">
<draw:frame draw:style-name="fr1" draw:name="Image248" text:anchor-type="as-char" svg:width="6.9236in" svg:height="4.32725in" draw:z-index="0">
<draw:image xlink:href="../Images/AРМІЯINFORM/2023-04-07T35-00-00-04-00/stezhymo.jpg" xlink:type="simple" xlink:show="embed" xlink:actuate="onLoad" draw:mime-type="image/jpeg"/>
</draw:frame>
In the Volyn, Polissya, Siversky and Slobozhansky directions, operational and without significant changes. The Russian Federation continues to use the air space and the territory of the Republic of Belarus. However, no signs of forming the offensive groups of the enemy were detected.</text:p>
      <text:p text:style-name="P4">
As <text:a xlink:type="simple" xlink:href="https://www.facebook.com/GeneralStaff.ua/posts/pfbid02Yn3pKLJaZc1fvUY4wH2qaV5ithmQTgFAhPNh5dnrCmgUH1YRWYzQrT8JGtvqSEVtl" text:style-name="Internet_20_link" text:visited-style-name="Visited_20_Internet_20_Link">
reports</text:a>
The General Staff of the UKRAINE, the enemy continues to retain the military presence in the border areas of Kursk and Belgorod regions.</text:p>
      <text:p text:style-name="P4">
During the last day, the enemy fired at the settlements of Leonivka, Gremyach, Novovasylivka of Chernihiv region; Progress, Zarutske, Rivne, Volphin, as well as settlements veterinary, non -storage, Ogirtseve, quiet, Zibyne, barrel, Budarki, Vilkhovka, Chugunivka, Zarubynka, Bologovka, Older, well in Kharkiv region.</text:p>
      <text:p text:style-name="P4">
News Source: <text:a xlink:type="simple" xlink:href="https://armyinform.com.ua/2023/04/07/protyvnyk-zberigaye-vijskovu-prysutnist-u-prykordonnyh-z-ukrayinoyu-rajonah/" text:style-name="Internet_20_link" text:visited-style-name="Visited_20_Internet_20_Link">
https://armyinform.com.ua/2023/04/07/protyvnyk-zberigaye-vijskovu-prysutnist-u-prykordonnyh-z-ukrayinoyu-rajonah/</text:a>
</text:p>
      <!--NEWS-->
      <text:h text:style-name="P10" text:outline-level="1">
<text:span text:style-name="T4">
Defense forces eliminated nearly 500 invaders, destroyed 2 tanks and 4 UAVs</text:span>
</text:h>
      <text:p text:style-name="P4">
Author: ['АРМІЯINFORM']</text:p>
      <text:p text:style-name="P4">
Time: 2023-04-07T36:00:00-04:00</text:p>
      <text:p text:style-name="P4">
Description: Zagalni Boyov, take the enemy on 02.24.22 to 07/07/23 Orintovo to become: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81e8b75a-f231-4de5-8b37-010652863b8a-scaled.jpg" text:style-name="Internet_20_link" text:visited-style-name="Visited_20_Internet_20_Link">
81e8b75a-f231-4de5-8b37-010652863b8a-scaled.jpg</text:a>
']</text:p>
      <text:p text:style-name="P4">
Tags: ['STOPRUSSIA', 'АГРЕСІЯ РФ', 'ВТОРГНЕННЯ РФ', 'ВТРАТИ ВОРОГА', 'ГШ ЗСУ']</text:p>
      <text:p text:style-name="P4">
Category: News</text:p>
      <!--METADATA-->
      <text:p text:style-name="P4">
<draw:frame draw:style-name="fr1" draw:name="Image249" text:anchor-type="as-char" svg:width="6.9236in" svg:height="6.975527in" draw:z-index="0">
<draw:image xlink:href="../Images/AРМІЯINFORM/2023-04-07T36-00-00-04-00/81e8b75a-f231-4de5-8b37-010652863b8a-scaled.jpg" xlink:type="simple" xlink:show="embed" xlink:actuate="onLoad" draw:mime-type="image/jpeg"/>
</draw:frame>
The total fighting loss of the enemy from 24.02.22 to 07.04.23 will be orientated:</text:p>
      <text:p text:style-name="P4">
<text:span text:style-name="T4">
<text:span text:style-name="T5">
 Personnel - </text:span>
* 177110(+480)persons eliminated</text:span>
<text:span text:style-name="T5">
 tanks - </text:span>
<text:span text:style-name="T5">
 3633(+2)</text:span>
<text:span text:style-name="T4">
 combat armored vehicles - </text:span>
 7016(+3)<text:span text:style-name="T4">
<text:span text:style-name="T5">
 Artillery Systems - </text:span>
<text:span text:style-name="T5">
 2722(+8)</text:span>
 </text:span>
 RSZV - <text:span text:style-name="T4">
 533(+1)</text:span>
<text:span text:style-name="T5">
 air defense means - </text:span>
<text:span text:style-name="T5">
 281(0)</text:span>
<text:span text:style-name="T4">
 aircraft - </text:span>
 306(0)<text:span text:style-name="T4">
<text:span text:style-name="T5">
 helicopters - </text:span>
* 292(0)</text:span>
<text:span text:style-name="T5">
 UAV Operative-tactical level-</text:span>
<text:span text:style-name="T5">
 2291(+4)</text:span>
<text:span text:style-name="T4">
 Winged missiles - </text:span>
 911(0)<text:span text:style-name="T4">
<text:span text:style-name="T5">
 ships / boats - </text:span>
* 18(0)</text:span>
<text:span text:style-name="T5">
 Automobile equipment and tanks - </text:span>
<text:span text:style-name="T5">
 5587(+13)</text:span>
<text:span text:style-name="T4">
 SPECIAL TECHANGE - </text:span>
 304(+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7.04.23.</text:p>
      <text:p text:style-name="P4">
News Source: <text:a xlink:type="simple" xlink:href="https://armyinform.com.ua/2023/04/07/syly-oborony-likviduvaly-majzhe-500-okupantiv-znyshhyly-2-tanky-i-4-bpla/" text:style-name="Internet_20_link" text:visited-style-name="Visited_20_Internet_20_Link">
https://armyinform.com.ua/2023/04/07/syly-oborony-likviduvaly-majzhe-500-okupantiv-znyshhyly-2-tanky-i-4-bpla/</text:a>
</text:p>
      <!--NEWS-->
      <text:h text:style-name="P10" text:outline-level="1">
<text:span text:style-name="T4">
The occupiers force digging trenches of drug addicts and alcoholics</text:span>
</text:h>
      <text:p text:style-name="P4">
Author: ['АРМІЯINFORM']</text:p>
      <text:p text:style-name="P4">
Time: 2023-04-07T37:00:00-04:00</text:p>
      <text:p text:style-name="P4">
Description: At the settlements of the Dzhankokoysky districts of the Timchasovo region, who was permanent to Crim Rosіyski Zagarbnik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chmoby.jpeg" text:style-name="Internet_20_link" text:visited-style-name="Visited_20_Internet_20_Link">
chmoby.jpeg</text:a>
']</text:p>
      <text:p text:style-name="P4">
Tags: ['STOPRUSSIA', 'АГРЕСІЯ РФ', 'ВТОРГНЕННЯ РФ', 'ДУТА ВЕЛИЧ РОСАРМІЇ']</text:p>
      <text:p text:style-name="P4">
Category: News</text:p>
      <!--METADATA-->
      <text:p text:style-name="P4">
<draw:frame draw:style-name="fr1" draw:name="Image250" text:anchor-type="as-char" svg:width="6.9236in" svg:height="4.612427in" draw:z-index="0">
<draw:image xlink:href="../Images/AРМІЯINFORM/2023-04-07T37-00-00-04-00/chmoby.jpeg" xlink:type="simple" xlink:show="embed" xlink:actuate="onLoad" draw:mime-type="image/jpeg"/>
</draw:frame>
In the settlements of the Dzhankoysky district of temporarily occupied Crimea, Russian -enchantments involve the local population in the construction of fortifications, <text:a xlink:type="simple" xlink:href="https://www.facebook.com/GeneralStaff.ua/posts/pfbid02Yn3pKLJaZc1fvUY4wH2qaV5ithmQTgFAhPNh5dnrCmgUH1YRWYzQrT8JGtvqSEVtl" text:style-name="Internet_20_link" text:visited-style-name="Visited_20_Internet_20_Link">
reports</text:a>
General Staff of the Ukrainian.</text:p>
      <text:p text:style-name="P4">
It is known that engineering works are mainly involved in men, most of the competent drugs and persons with alcohol addiction. Workers are occupied by cash, but people do not receive it or receive it completely.</text:p>
      <text:p text:style-name="P4">
There have been cases where deceived people refuse to go on further work, after which armed invaders forcefully force them to dig trenches.</text:p>
      <text:p text:style-name="P4">
News Source: <text:a xlink:type="simple" xlink:href="https://armyinform.com.ua/2023/04/07/okupanty-prymushuyut-kopaty-okopy-narkomaniv-ta-alkogolikiv/" text:style-name="Internet_20_link" text:visited-style-name="Visited_20_Internet_20_Link">
https://armyinform.com.ua/2023/04/07/okupanty-prymushuyut-kopaty-okopy-narkomaniv-ta-alkogolikiv/</text:a>
</text:p>
      <!--NEWS-->
      <text:h text:style-name="P10" text:outline-level="1">
<text:span text:style-name="T4">
Alexei Reznikov: Ukraine should become 33rd NATO member</text:span>
</text:h>
      <text:p text:style-name="P4">
Author: ['АРМІЯINFORM']</text:p>
      <text:p text:style-name="P4">
Time: 2023-04-07T38:00:00-04:00</text:p>
      <text:p text:style-name="P4">
Description: Mainstro defense of Ukraine Oleksii Reznikov, saying, Kho Kholesna Maks of NATO PISLLA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642efd533f7ec.jpeg" text:style-name="Internet_20_link" text:visited-style-name="Visited_20_Internet_20_Link">
642efd533f7ec.jpeg</text:a>
']</text:p>
      <text:p text:style-name="P4">
Tags: ['STOPRUSSIA', 'НАТО', 'ОЛЕКСІЙ РЕЗНІКОВ']</text:p>
      <text:p text:style-name="P4">
Category: News</text:p>
      <!--METADATA-->
      <text:p text:style-name="P4">
<draw:frame draw:style-name="fr1" draw:name="Image251" text:anchor-type="as-char" svg:width="6.9236in" svg:height="4.32725in" draw:z-index="0">
<draw:image xlink:href="../Images/AРМІЯINFORM/2023-04-07T38-00-00-04-00/642efd533f7ec.jpeg" xlink:type="simple" xlink:show="embed" xlink:actuate="onLoad" draw:mime-type="image/jpeg"/>
</draw:frame>
The Minister of Defense of Ukraine Oleksiy Reznikov stated that Ukraine should become a member after Sweden.</text:p>
      <text:p text:style-name="P4">
He wrote about it in his <text:a xlink:type="simple" xlink:href="https://twitter.com/oleksiireznikov/status/1644019183036801046" text:style-name="Internet_20_link" text:visited-style-name="Visited_20_Internet_20_Link">
twitter</text:a>
.</text:p>
      <text:p text:style-name="P4">
«Україна має стати 33-м членом НАТО, а Швеція – 32-м. Українці краще за всіхвміють використовувати зброю натовського зразка для знищення російської армії.</text:p>
      <text:p text:style-name="P4">
Такий досвід є надзвичайно важливим для Альянсу», — зазначив очільникМіноборони.</text:p>
      <text:p text:style-name="P4">
News Source: <text:a xlink:type="simple" xlink:href="https://armyinform.com.ua/2023/04/07/oleksij-reznikov-ukrayina-maye-staty-33-m-chlenom-nato/" text:style-name="Internet_20_link" text:visited-style-name="Visited_20_Internet_20_Link">
https://armyinform.com.ua/2023/04/07/oleksij-reznikov-ukrayina-maye-staty-33-m-chlenom-nato/</text:a>
</text:p>
      <!--NEWS-->
      <text:h text:style-name="P10" text:outline-level="1">
<text:span text:style-name="T4">
In Ukraine a moment of silence</text:span>
</text:h>
      <text:p text:style-name="P4">
Author: ['АРМІЯINFORM']</text:p>
      <text:p text:style-name="P4">
Time: 2023-04-07T39:00:00-04:00</text:p>
      <text:p text:style-name="P4">
Description: Zgіdnu by decree of the president of Ukraine Volodimir Zelensky No. 143/2022, Khvilina Movchannya ... War with Ukraine 2022, war with Ukraine Latest news today, News War with Ukraine 2022 The last ones for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candle.gif" text:style-name="Internet_20_link" text:visited-style-name="Visited_20_Internet_20_Link">
candle.gif</text:a>
']</text:p>
      <text:p text:style-name="P4">
Tags: ['STOPRUSSIA', 'ЗАГАЛЬНОНАЦІОНАЛЬНА ХВИЛИНА МОВЧАННЯ', 'ХВИЛИНА МОВЧАННЯ']</text:p>
      <text:p text:style-name="P4">
Category: News</text:p>
      <!--METADATA-->
      <text:p text:style-name="P4">
<draw:frame draw:style-name="fr1" draw:name="Image252" text:anchor-type="as-char" svg:width="6.9236in" svg:height="3.895992in" draw:z-index="0">
<draw:image xlink:href="../Images/AРМІЯINFORM/2023-04-07T39-00-00-04-00/candle.gif" xlink:type="simple" xlink:show="embed" xlink:actuate="onLoad" draw:mime-type="image/gif"/>
</draw:frame>
According to <text:a xlink:type="simple" xlink:href="https://www.president.gov.ua/documents/1432022-41729" text:style-name="Internet_20_link" text:visited-style-name="Visited_20_Internet_20_Link">
with Presidential Decree</text:a>
Volodymyrazellensky No. 143/2022, a minute of silence is spent daily at 9:00, it is beyond the media.</text:p>
      <text:p text:style-name="P4">
“For the purpose of honoring light memory, civic courage and dedication, strength of spirit, stability and heroic feat of warriors who died in the performance of flew tasks for the protection of state sovereignty and territorial compatibility To initiate a day at 9 o'clock 00 minutes of a nationwide minute of silence to the songs, who were killed as a result of armed aggression of the Russian Federation in the contrary of Ukraine, which to declare in all media, regardless of ownership, ”the document reads.</text:p>
      <text:p text:style-name="P4">
News Source: <text:a xlink:type="simple" xlink:href="https://armyinform.com.ua/2023/04/07/v-ukrayini-hvylyna-movchannya-2/" text:style-name="Internet_20_link" text:visited-style-name="Visited_20_Internet_20_Link">
https://armyinform.com.ua/2023/04/07/v-ukrayini-hvylyna-movchannya-2/</text:a>
</text:p>
      <!--NEWS-->
      <text:h text:style-name="P10" text:outline-level="1">
<text:span text:style-name="T4">
Tactical Aviation Commander: Efficiency will be higher if we use F-16</text:span>
</text:h>
      <text:p text:style-name="P4">
Author: ['АРМІЯINFORM']</text:p>
      <text:p text:style-name="P4">
Time: 2023-04-07T40:00:00-04:00</text:p>
      <text:p text:style-name="P4">
Description: The commander of the team of tactful commands of the Author of the “Center” of the Fun forc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294113677487753177_y.jpg" text:style-name="Internet_20_link" text:visited-style-name="Visited_20_Internet_20_Link">
photo_5294113677487753177_y.jpg</text:a>
']</text:p>
      <text:p text:style-name="P4">
Tags: ['F-16', 'STOPRUSSIA', 'ПОЛКОВНИК ОЛЕКСІЙ МАНЮШКІН', 'ПС ЗСУ']</text:p>
      <text:p text:style-name="P4">
Category: News</text:p>
      <!--METADATA-->
      <text:p text:style-name="P4">
<draw:frame draw:style-name="fr1" draw:name="Image253" text:anchor-type="as-char" svg:width="6.9236in" svg:height="4.32725in" draw:z-index="0">
<draw:image xlink:href="../Images/AРМІЯINFORM/2023-04-07T40-00-00-04-00/photo_5294113677487753177_y.jpg" xlink:type="simple" xlink:show="embed" xlink:actuate="onLoad" draw:mime-type="image/jpeg"/>
</draw:frame>
The commander of the Tactical Aviation Brigade of the Air Command "Center" of the Air Force of Ukraine Colonel Alexei Manyushkin noted that Ukrainian servicemen are so motivated that they are ready to master in a short period of Western equipment to bring our victory as soon as possible.</text:p>
      <text:p text:style-name="P4">
About this <text:a xlink:type="simple" xlink:href="https://t.me/militarymediacenter/1648" text:style-name="Internet_20_link" text:visited-style-name="Visited_20_Internet_20_Link">
it is referred</text:a>
on Military Mediacenter.</text:p>
      <text:p text:style-name="P4">
"We are already using some Western weapons specimens, such as a HARM pro-ditulocation rocket, which will be much higher if we use it from the F-16 aircraft," he said.</text:p>
      <text:p text:style-name="P4">
According to Alexei Manyushkin, in the first weeks of the invasion of Russians in Ukraine, accumulators lost a significant amount of their aviation. Then the image of "ghosts" appeared because the Russians did not expect that there would be such resistance and where the planes came, if they "destroyed" them.</text:p>
      <text:p text:style-name="P4">
“I am proud of my pilots who perform combat missions because it is really easy to knock down the same" Shahhed "or winged rocket. When it was created by the MiG-29, it was not intended to combat such unmanned uncertain apparatus, then they did not exist even in nature, ”-said.</text:p>
      <text:p text:style-name="P4">
The brigade commander added that the forces of Ukraine's defense forces are sincerely grateful to foreign partners for the military assistance already provided and those planes, components, and facilities that will come to Ukraine in the near future. From the systems of Soviet production to modern air forces - everything helps to make nasheneo safer.</text:p>
      <text:p text:style-name="P4">
News Source: <text:a xlink:type="simple" xlink:href="https://armyinform.com.ua/2023/04/07/komandyr-brygady-taktychnoyi-aviacziyi-efektyvnist-bude-vyshhoyu-yakshho-my-vykorystovuvatymemo-f-16/" text:style-name="Internet_20_link" text:visited-style-name="Visited_20_Internet_20_Link">
https://armyinform.com.ua/2023/04/07/komandyr-brygady-taktychnoyi-aviacziyi-efektyvnist-bude-vyshhoyu-yakshho-my-vykorystovuvatymemo-f-16/</text:a>
</text:p>
      <!--NEWS-->
      <text:h text:style-name="P10" text:outline-level="1">
<text:span text:style-name="T4">
Selection for the Positions of Civil Service in the Department of Prevention and Detection of Corruption of MOU</text:span>
</text:h>
      <text:p text:style-name="P4">
Author: ['АРМІЯINFORM']</text:p>
      <text:p text:style-name="P4">
Time: 2023-04-07T41:00:00-04:00</text:p>
      <text:p text:style-name="P4">
Description: The Minіsteniy defense of Ukraine is a triva system of Robot Iz re -quantacular anti -bicopoles ... War with Ukraine 2022, war with Ukraine Latest news today, News War with Ukraine 2022 Last today, will there be a war between Ukraine and Russia and when, a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0/04/20160206.jpg" text:style-name="Internet_20_link" text:visited-style-name="Visited_20_Internet_20_Link">
20160206.jpg</text:a>
']</text:p>
      <text:p text:style-name="P4">
Tags: ['ДЕПАРТАМЕНТ З ПИТАНЬ ЗАПОБІГАННЯ ТА ВИЯВЛЕННЯ КОРУПЦІЇ', 'МОУ']</text:p>
      <text:p text:style-name="P4">
Category: News</text:p>
      <!--METADATA-->
      <text:p text:style-name="P4">
<draw:frame draw:style-name="fr1" draw:name="Image254" text:anchor-type="as-char" svg:width="6.9236in" svg:height="3.840589in" draw:z-index="0">
<draw:image xlink:href="../Images/AРМІЯINFORM/2023-04-07T41-00-00-04-00/20160206.jpg" xlink:type="simple" xlink:show="embed" xlink:actuate="onLoad" draw:mime-type="image/jpeg"/>
</draw:frame>
The Ministry of Defense of Ukraine continues to reboot the corruption system and the introduction of modern preventive approaches.</text:p>
      <text:p text:style-name="P4">
In addition to the initiative of the Minister of Defense Alexei Reznikov under the Ministry of Defense, the Public Anti -Corruption Council is formed, the Department of Prevention and Detection of Corruption was created directly in the structure of the imprisonment, which is to identify corruption risks in the department.</text:p>
      <text:p text:style-name="P4">
For the purpose of selecting motivated and qualified personnel in the newly formed department in the Department of Prevention and Detection of Corruption, announced the announcement of vacant positions of the civil service of the chief specialists to the department of control for compliance with anti -corruption legislation, as well as specialists in the detection of detection and prevention of corruption.</text:p>
      <text:p text:style-name="P4">
The Defense Office makes maximum efforts to maintain a fundamental tolerance of corruption and approaches the solution of the deposits on the basis of transparency.</text:p>
      <text:p text:style-name="P4">
<text:span text:style-name="T4">
 For the original selection, please send a resume on a period - up to 14.04.2023 to the email address - [[Email Protected]]]](https://armyinform.com.ua/cdn-cgi/l/email-protection#a1d4dbd7cafeccced4e1d1ced2d58fccc8cd8fc6ced78fd4c0).</text:span>
</text:p>
      <text:p text:style-name="P4">
<text:span text:style-name="T4">
Основні посадові обов’язки:</text:span>
</text:p>
      <ul>
        <li>
реалізація окремих пунктів державної Антикорупційної програми;  * організація та впровадження заходів щодо виявлення конфлікту інтересів та його усуненню, контроль дотримання вимог законодавства щодо врегулювання конфлікту інтересів;  * розробка в межах компетенції проектів нормативно-правових актів;  * проведення антикорупційної експертизи проектів нормативно-правових актів, наказів Міністерства оборони України та інших організаційно-розпорядчих документів;  * проведення службових розслідування (checks)in order to identify the causes and conditions that contributed to the commission of a corruption offense or failure to comply with the requirements of anti -corruption legislation; * Organization of work on consideration of citizens and information requests.</li>
      </ul>
      <text:p text:style-name="P4">
<text:span text:style-name="T4">
 Candidates should: </text:span>
<text:span text:style-name="T4">
 Have knowledge: </text:span>
</text:p>
      <text:p text:style-name="P4">
• legislation of Ukraine(The Constitution of Ukraine, the Laws of Ukraine “On the State Service”, “On the Armed Forces of Ukraine”, “On Prevention of Corruption”, “On accesso of public information”, “On the appeals of citizens”, “On the Regulation of the Verkhovna Rada of Ukraine”, “On the Cabinet of Ministers of Ukraine”, Resolutions of the Cabinet of Ministers of Ukraine “On Approval of the Regulation on the Ministry of Defense of Ukraine”;</text:p>
      <text:p text:style-name="P4">
• the foundations of public administration, labor relations, administrative work, the system of state executive bodies, internal organization of their activity</text:p>
      <text:p text:style-name="P4">
• features of organization and planning of activity;</text:p>
      <text:p text:style-name="P4">
• in the field of working with analytical and search tools;</text:p>
      <text:p text:style-name="P4">
• in the field of preparation of analytical products;</text:p>
      <text:p text:style-name="P4">
• In the field of social networking monitoring</text:p>
      <text:p text:style-name="P4">
<text:span text:style-name="T4">
 The advantage will be: </text:span>
</text:p>
      <text:p text:style-name="P4">
• Experience in the field of public service or other governing bodies, including military administration or local self -government bodies whose activities have been related to the organization and maintenance on the prevention, counteraction and detection of corruption</text:p>
      <text:p text:style-name="P4">
• Experience in law enforcement agencies in the areas of work related to the departure, counteraction and detection of corruption</text:p>
      <text:p text:style-name="P4">
• Practical experience in the field of public procurement</text:p>
      <text:p text:style-name="P4">
<text:span text:style-name="T4">
*</text:span>
 If within 10 days(Since the completion of the resume submission period)We will not not be with you - this means that the knowledge and experience indicated in the summary of the vacancy. In this case, we will be able to return to the addicted candidature when you have the appropriate vacancies in the future.</text:p>
      <text:p text:style-name="P4">
<text:span text:style-name="T4">
*</text:span>
* By sending a resume, you consent to process and store your personal data.</text:p>
      <text:p text:style-name="P4">
<text:span text:style-name="T4">
<text:span text:style-name="T5">
*</text:span>
</text:span>
 with selected candidates will be testing general costing abilities, testing for knowledge of the norms of anti -corruption law and research using polygraph.</text:p>
      <text:p text:style-name="P4">
<text:span text:style-name="T4">
 Source: </text:span>
 <text:a xlink:type="simple" xlink:href="https://www.mil.gov.ua/news/2023/04/06/ogolosheno-vidbir-na-vakantni-posadi-derzhavnoi-sluzhbi-u-departament-z-pitan-zapobigannya-ta-viyavlennya-korupczii-minoboroni-ukraini/" text:style-name="Internet_20_link" text:visited-style-name="Visited_20_Internet_20_Link">
__ Ministry of Defense of Ukraine_</text:a>
</text:p>
      <text:p text:style-name="P4">
News Source: <text:a xlink:type="simple" xlink:href="https://armyinform.com.ua/2023/04/07/ogolosheno-vidbir-na-posady-derzhsluzhby-u-departament-z-pytan-zapobigannya-ta-vyyavlennya-korupcziyi-mou/" text:style-name="Internet_20_link" text:visited-style-name="Visited_20_Internet_20_Link">
https://armyinform.com.ua/2023/04/07/ogolosheno-vidbir-na-posady-derzhsluzhby-u-departament-z-pytan-zapobigannya-ta-vyyavlennya-korupcziyi-mou/</text:a>
</text:p>
      <!--NEWS-->
      <text:h text:style-name="P10" text:outline-level="1">
<text:span text:style-name="T4">
Is Ukraine capable of producing its own technique for demining: Alexander Pavlyuk held an interagency meeting</text:span>
</text:h>
      <text:p text:style-name="P4">
Author: ['Олександр Козубенко']</text:p>
      <text:p text:style-name="P4">
Time: 2023-04-07T42:00:00-04:00</text:p>
      <text:p text:style-name="P4">
Description: Pershest Intercessor Ministra defense of Ukraine, Lieutenant General Oleksandr Pavlyuk Proviv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19c7174c-1da2-435f-a2aa-7f83c280f220.jpg" text:style-name="Internet_20_link" text:visited-style-name="Visited_20_Internet_20_Link">
19c7174c-1da2-435f-a2aa-7f83c280f220.jpg</text:a>
', '<text:a xlink:type="simple" xlink:href="https://armyinform.com.ua/wp-content/uploads/2023/04/882b0f79-08a5-4b28-ba9c-483516c76172-1-150x150.jpg" text:style-name="Internet_20_link" text:visited-style-name="Visited_20_Internet_20_Link">
882b0f79-08a5-4b28-ba9c-483516c76172-1-150x150.jpg</text:a>
', '<text:a xlink:type="simple" xlink:href="https://armyinform.com.ua/wp-content/uploads/2023/04/b7525f4c-87a6-4020-a5ff-44d9d8665e93-150x150.jpg" text:style-name="Internet_20_link" text:visited-style-name="Visited_20_Internet_20_Link">
b7525f4c-87a6-4020-a5ff-44d9d8665e93-150x150.jpg</text:a>
', '<text:a xlink:type="simple" xlink:href="https://armyinform.com.ua/wp-content/uploads/2023/04/e9a1a4cf-d169-4594-945f-00aca4e2eab9-1.jpg" text:style-name="Internet_20_link" text:visited-style-name="Visited_20_Internet_20_Link">
e9a1a4cf-d169-4594-945f-00aca4e2eab9-1.jpg</text:a>
', '<text:a xlink:type="simple" xlink:href="https://armyinform.com.ua/wp-content/uploads/2022/11/kozubenko-bw.jpg" text:style-name="Internet_20_link" text:visited-style-name="Visited_20_Internet_20_Link">
kozubenko-bw.jpg</text:a>
']</text:p>
      <text:p text:style-name="P4">
Tags: ['ГЕНЕРАЛ-ЛЕЙТЕНАНТ ОЛЕКСАНДР ПАВЛЮК', 'ОЛЕКСАНДР ПАВЛЮК']</text:p>
      <text:p text:style-name="P4">
Category: News</text:p>
      <!--METADATA-->
      <text:p text:style-name="P4">
<draw:frame draw:style-name="fr1" draw:name="Image255" text:anchor-type="as-char" svg:width="6.9236in" svg:height="4.615733in" draw:z-index="0">
<draw:image xlink:href="../Images/AРМІЯINFORM/2023-04-07T42-00-00-04-00/19c7174c-1da2-435f-a2aa-7f83c280f220.jpg" xlink:type="simple" xlink:show="embed" xlink:actuate="onLoad" draw:mime-type="image/jpeg"/>
</draw:frame>
First Deputy Minister of Defense of Ukraine Lieutenant General Oleksandr Pavlyukvpw interagency meeting on the possibilities of production in Ukraine of modern equipment and equipment for mine</text:p>
      <text:p text:style-name="P4">
Ukraine is the most replaced country in the world. The area of contaminated with excellent objects of territories reaches 180 thousand square kilometers.</text:p>
      <text:p text:style-name="P4">
Demand groups work to solve the problem, but are not able to speed up with an extremely large amount of work.</text:p>
      <text:p text:style-name="P4">
Read also:</text:p>
      <text:p text:style-name="P4">
<text:a xlink:type="simple" xlink:href="https://armyinform.com.ua/2023/04/04/problema-protyminnoyi-bezpeky-bude-aktualnoyu-dlya-ukrayiny-protyagom-desyatkiv-rokiv/" text:style-name="Internet_20_link" text:visited-style-name="Visited_20_Internet_20_Link">
The problem of mine safety will be relevant for Ukraine for tens of year</text:a>
In order to resolve this issue on April 6, 2023, on the initiative of the First Department of Defense of Ukraine, Lieutenant General Alexander Pavlyukivka was an interagency meeting "Possibilities of production in Ukraine of modern equipment and technique for mine".</text:p>
      <text:p text:style-name="P4">
In addition to representatives delegated by ministries and profile departments, representatives of state and private enterprises were invited in the meeting.</text:p>
      <text:p text:style-name="P4">
According to Lieutenant General Oleksandr Pavlyuk, the Ministry of Defense, the Armed Forces and other other ways are already taking some steps to create new units, as well as the preparation and better equipment of those that already exist.</text:p>
      <ul>
        <li>
The demining process should not be delayed for hundreds and even decades. In the shortest possible time, it is necessary to do everything possible to establish a safe, peaceful life and work of people in the liberated territories, - said Alexanderpavlyuk.</li>
      </ul>
      <text:p text:style-name="P4">
The main task of this meeting was to study the possibilities of domestic producers, their ability to provide special units with means of differentiation and technology.</text:p>
      <ul>
        <li>
Need individual sets of protection of sappers, the necessary equipment for the worms, equipment for transportation of personnel, robotic platforms, trails to mine the terrain, - said Alexander Pavlyuk.</li>
      </ul>
      <text:p text:style-name="P4">
During the meeting, representatives of the Armed Forces support forces, DSST, other consignments voiced the specific needs for modern technical means, necessary for the fulfillment of the tasks of the demining units, and the basic requirements for them.</text:p>
      <text:p text:style-name="P4">
<text:a xlink:type="simple" xlink:href="https://armyinform.com.ua/wp-content/uploads/2023/04/882b0f79-08a5-4b28-ba9c-483516c76172-1.jpg" text:style-name="Internet_20_link" text:visited-style-name="Visited_20_Internet_20_Link">
!(Images/AРМІЯINFORM/2023-04-07T42-00-00-04-00/882b0f79-08a5-4b28-ba9c-483516c76172-1-150x150.jpg)</text:a>
</text:p>
      <text:p text:style-name="P4">
In particular, the head of the administration of the State Special Service of Defense of Ukraine Major General Bogdan Bondar reported that the units especially need manual demining means, machines for mechanized miners, means of monitoring of territories, including drones.</text:p>
      <text:p text:style-name="P4">
The Commander of the Armed Forces of the Armed Forces Brigadny General Dmitry Gerega, in his turn, reported that the units of support use during demining wedged machines of various modifications: Slovak machines Bozena and their counterparts, but in the near future the need for such technique will only grow.</text:p>
      <text:p text:style-name="P4">
In the further discussion of the capabilities of Ukrainian producers, representatives of other ministries, departments, companies and organizations took part in the demining rate.</text:p>
      <text:p text:style-name="P4">
The First Deputy Minister for Strategic and Industry, Oleg, suggested to create powerful cooperative hubs at the public and private sector bases, where enterprises will be involved in cutting types of work.</text:p>
      <text:p text:style-name="P4">
The idea was supported by the CEO of Ukroboronprom, Yuriy Gusev, which reported that a state-owned enterprise already has a number of developments, in particular the custom of demining machines on the basis of domestic T-64A tanks.</text:p>
      <text:p text:style-name="P4">
The participants of the meeting discussed the possibility of involving the working group with the leading of the Viceremer-Minister of Ukraine.</text:p>
      <text:p text:style-name="P4">
The group should work out the general concept of work, consider the issue of unification of technology, licensing of production.</text:p>
      <text:p text:style-name="P4">
Regarding their own production, representatives of the Federation of Employers of Ukraine have asked that there are both staff and modern machines and other equipment in the country.</text:p>
      <text:p text:style-name="P4">
<draw:frame draw:style-name="fr1" draw:name="Image256" text:anchor-type="as-char" svg:width="6.9236in" svg:height="4.615733in" draw:z-index="0">
<draw:image xlink:href="../Images/AРМІЯINFORM/2023-04-07T42-00-00-04-00/e9a1a4cf-d169-4594-945f-00aca4e2eab9-1.jpg" xlink:type="simple" xlink:show="embed" xlink:actuate="onLoad" draw:mime-type="image/jpeg"/>
</draw:frame>
After a roundtable voiced at the requirements and capabilities of the economy, the directors of the Tasks of domestic enterprises told about their opportunities to create technicians for transportation of explosive objects, in particular, the armored vehicles they already produce, as well as the means .</text:p>
      <text:p text:style-name="P4">
At the end of the event, Alexander Pavlyuk in a comment to the correspondent of the Armyinformis:</text:p>
      <ul>
        <li>
Yes, many problematic issues are raised. But it was only the first, basic stage work. And we should attract our businesses as much as possible, because it is a raising of the economy and the prospect for Ukraine.</li>
      </ul>
      <text:p text:style-name="P4">
<text:span text:style-name="T5">
Foto: Sergey Missure</text:span>
</text:p>
      <text:p text:style-name="P4">
<draw:frame draw:style-name="fr1" draw:name="Image257" text:anchor-type="as-char" svg:width="6.9236in" svg:height="6.9236in" draw:z-index="0">
<draw:image xlink:href="../Images/AРМІЯINFORM/2023-04-07T42-00-00-04-00/kozubenko-bw.jpg" xlink:type="simple" xlink:show="embed" xlink:actuate="onLoad" draw:mime-type="image/jpeg"/>
</draw:frame>
</text:p>
      <text:p text:style-name="P4">
Armyinform correspondent</text:p>
      <text:p text:style-name="P4">
News Source: <text:a xlink:type="simple" xlink:href="https://armyinform.com.ua/2023/04/07/chy-zdatna-ukrayina-vyroblyaty-vlasnu-tehniku-dlya-rozminuvannya-oleksandr-pavlyuk-proviv-mizhvidomchu-naradu/" text:style-name="Internet_20_link" text:visited-style-name="Visited_20_Internet_20_Link">
https://armyinform.com.ua/2023/04/07/chy-zdatna-ukrayina-vyroblyaty-vlasnu-tehniku-dlya-rozminuvannya-oleksandr-pavlyuk-proviv-mizhvidomchu-naradu/</text:a>
</text:p>
      <!--NEWS-->
      <text:h text:style-name="P10" text:outline-level="1">
<text:span text:style-name="T4">
During the day, rescuers have almost two hundred times left for the elimination of the consequences of enemy shelling</text:span>
</text:h>
      <text:p text:style-name="P4">
Author: ['АРМІЯINFORM']</text:p>
      <text:p text:style-name="P4">
Time: 2023-04-07T43:00:00-04:00</text:p>
      <text:p text:style-name="P4">
Description: Last of Passing, 6 KVITRY, PIDRODRODSHICE OF WERE OF KLASTICAL WITH OBZVISHYNISH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fire_37885.jpg" text:style-name="Internet_20_link" text:visited-style-name="Visited_20_Internet_20_Link">
fire_37885.jpg</text:a>
']</text:p>
      <text:p text:style-name="P4">
Tags: ['STOPRUSSIA', 'АГРЕСІЯ РФ', 'ВІЙНА', 'ВТОРГНЕННЯ РФ', 'ДСНС УКРАЇНИ', 'ЛІКВІДАЦІЯ НАСЛІДКІВ ВОРОЖИХ ОБСТРІЛІВ']</text:p>
      <text:p text:style-name="P4">
Category: News</text:p>
      <!--METADATA-->
      <text:p text:style-name="P4">
<draw:frame draw:style-name="fr1" draw:name="Image258" text:anchor-type="as-char" svg:width="6.9236in" svg:height="4.351977in" draw:z-index="0">
<draw:image xlink:href="../Images/AРМІЯINFORM/2023-04-07T43-00-00-04-00/fire_37885.jpg" xlink:type="simple" xlink:show="embed" xlink:actuate="onLoad" draw:mime-type="image/jpeg"/>
</draw:frame>
Illustrative photo</text:p>
      <text:p text:style-name="P4">
During the last day, <text:span text:style-name="T4">
 April 6, </text:span>
 Divisions of the Civil Service of Ukraine of Uncertain Situations <text:span text:style-name="T4">
 183 departures </text:span>
 to eliminate the consequences of the occupants of settlements and infrastructure. Eliminated <text:span text:style-name="T4">
 6 </text:span>
 fires. Psychological assistance is provided <text:span text:style-name="T4">
 123 </text:span>
 to persons.</text:p>
      <text:p text:style-name="P4">
This is stated in <text:a xlink:type="simple" xlink:href="https://dsns.gov.ua/uk/news/nadzvicaini-podiyi/operativna-informaciia-dsns-shhodo-naslidkiv-vedennia-boiovix-dii-rosiiskoiu-federacijeiu-118" text:style-name="Internet_20_link" text:visited-style-name="Visited_20_Internet_20_Link">
message</text:a>
SES of Ukraine.</text:p>
      <text:p text:style-name="P4">
Reference: Since the beginning of the war, 87 997 trips have been made <text:span text:style-name="T4">
 on the liquidation of shelling, eliminated </text:span>
 14 263 fires <text:span text:style-name="T4">
, rescued </text:span>
 3,988 persons <text:span text:style-name="T4">
, psychological assistance </text:span>
 209 088 was provided to persons **.</text:p>
      <text:p text:style-name="P4">
News Source: <text:a xlink:type="simple" xlink:href="https://armyinform.com.ua/2023/04/07/za-dobu-ryatuvalnyky-majzhe-dvisti-raziv-vyyizdyly-na-likvidacziyu-naslidkiv-vorozhyh-obstriliv-5/" text:style-name="Internet_20_link" text:visited-style-name="Visited_20_Internet_20_Link">
https://armyinform.com.ua/2023/04/07/za-dobu-ryatuvalnyky-majzhe-dvisti-raziv-vyyizdyly-na-likvidacziyu-naslidkiv-vorozhyh-obstriliv-5/</text:a>
</text:p>
      <!--NEWS-->
      <text:h text:style-name="P10" text:outline-level="1">
<text:span text:style-name="T4">
The enemy on duty is an excess rocket launcher with 8 "caliber"-Natalia Humeniuk</text:span>
</text:h>
      <text:p text:style-name="P4">
Author: ['Ігор Березинський']</text:p>
      <text:p text:style-name="P4">
Time: 2023-04-07T44:00:00-04:00</text:p>
      <text:p text:style-name="P4">
Description: Lent out of the night, the Vorog was active in, having stabbed the Kinburnskoi district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9/gumenyuk2.jpg" text:style-name="Internet_20_link" text:visited-style-name="Visited_20_Internet_20_Link">
gumenyuk2.jpg</text:a>
']</text:p>
      <text:p text:style-name="P4">
Tags: ['ВТОРГНЕННЯ РФ', 'ЄДИНІ НОВИНИ', 'КАЛІБРИ', 'КІНБУРНСЬКА КОСА', 'НАТАЛІЯ ГУМЕНЮК', 'ОЧАКІВ', 'РАКЕТНІ ОБСТРІЛИ']</text:p>
      <text:p text:style-name="P4">
Category: News</text:p>
      <!--METADATA-->
      <text:p text:style-name="P4">
<draw:frame draw:style-name="fr1" draw:name="Image259" text:anchor-type="as-char" svg:width="6.9236in" svg:height="3.4618in" draw:z-index="0">
<draw:image xlink:href="../Images/AРМІЯINFORM/2023-04-07T44-00-00-04-00/gumenyuk2.jpg" xlink:type="simple" xlink:show="embed" xlink:actuate="onLoad" draw:mime-type="image/jpeg"/>
</draw:frame>
Over the night, the enemy intensified and fired at the district of Kamburne's braid.</text:p>
      <ul>
        <li>
The Ochakov direction was fired and, unfortunately, there were victims that were in their own home during the shelling. Along with this, the use of managed aviation bombs along the right coastrape, - said Natalia Humeniuk, the head of the united news "Unified News".</li>
      </ul>
      <text:p text:style-name="P4">
According to Natalia Humeniuk, the enemy continues to terrorize the local population, use drones and dump them explosives at the location of people, that is, where they try to receive humanitarian aid.</text:p>
      <ul>
        <li>
Given the weather conditions, the enemy ship group changes. Now there is an overwarming rocket launcher with 8 "caliber", which is ready for use, and this indicates that again the point rocket stroke will be prepared again. The rocket supply is now brought to a critical minimum. In general, there are many more shelling and they reach from 50 to 60 a day, in particular, they beat in agricultural areas and enterprises, there, people, - said Natalia Humeniuk.</li>
      </ul>
      <text:p text:style-name="P4">
News Source: <text:a xlink:type="simple" xlink:href="https://armyinform.com.ua/2023/04/07/u-voroga-na-cherguvanni-perebuvaye-nadvodnyj-raketonosij-z-8-ma-kalibramy-nataliya-gumenyuk/" text:style-name="Internet_20_link" text:visited-style-name="Visited_20_Internet_20_Link">
https://armyinform.com.ua/2023/04/07/u-voroga-na-cherguvanni-perebuvaye-nadvodnyj-raketonosij-z-8-ma-kalibramy-nataliya-gumenyuk/</text:a>
</text:p>
      <!--NEWS-->
      <text:h text:style-name="P10" text:outline-level="1">
<text:span text:style-name="T4">
In Ukraine a day as a result of Russian shelling three civilians were killed, 17 were injured</text:span>
</text:h>
      <text:p text:style-name="P4">
Author: ['АРМІЯINFORM']</text:p>
      <text:p text:style-name="P4">
Time: 2023-04-07T45: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5296365477301438749_y.jpg" text:style-name="Internet_20_link" text:visited-style-name="Visited_20_Internet_20_Link">
photo_5296365477301438749_y.jpg</text:a>
']</text:p>
      <text:p text:style-name="P4">
Tags: ['MILITARY MEDIA CENTER', 'STOPRUSSIA', 'ХАРКІВСЬКИЙ ТРИБУНАЛ']</text:p>
      <text:p text:style-name="P4">
Category: News</text:p>
      <!--METADATA-->
      <text:p text:style-name="P4">
<draw:frame draw:style-name="fr1" draw:name="Image260" text:anchor-type="as-char" svg:width="6.9236in" svg:height="5.133138in" draw:z-index="0">
<draw:image xlink:href="../Images/AРМІЯINFORM/2023-04-07T45-00-00-04-00/photo_5296365477301438749_y.jpg" xlink:type="simple" xlink:show="embed" xlink:actuate="onLoad" draw:mime-type="image/jpeg"/>
</draw:frame>
According to the situational center of the Ministry of Defense of Ukraine information, during the last day, Russian troops fired the territory of 9 regions of Ukraine.</text:p>
      <text:p text:style-name="P4">
About it in <text:a xlink:type="simple" xlink:href="https://t.me/militarymediacenter/1649" text:style-name="Internet_20_link" text:visited-style-name="Visited_20_Internet_20_Link">
Telegram</text:a>
Informs MilitaryMedia Center.</text:p>
      <text:p text:style-name="P4">
“In general from different types of weapons(mortars, tanks, artillery, RSZV, S-300 ZRK, UAV, tactical aviation)The shelling of 114 settlements was carried out, the defeat of 32 infrastructure objects was confirmed, ”the message reads.</text:p>
      <text:p text:style-name="P4">
3 people were killed in preliminary information and 17 were injured.</text:p>
      <text:p text:style-name="P4">
News Source: <text:a xlink:type="simple" xlink:href="https://armyinform.com.ua/2023/04/07/v-ukrayini-za-dobu-vnaslidok-rosijskyh-obstriliv-troye-czyvilnyh-zagynulo-17-poraneno/" text:style-name="Internet_20_link" text:visited-style-name="Visited_20_Internet_20_Link">
https://armyinform.com.ua/2023/04/07/v-ukrayini-za-dobu-vnaslidok-rosijskyh-obstriliv-troye-czyvilnyh-zagynulo-17-poraneno/</text:a>
</text:p>
      <!--NEWS-->
      <text:h text:style-name="P10" text:outline-level="1">
<text:span text:style-name="T4">
The military who lost documents during hostilities can promptly restore them in the DMS units</text:span>
</text:h>
      <text:p text:style-name="P4">
Author: ['АРМІЯINFORM']</text:p>
      <text:p text:style-name="P4">
Time: 2023-04-07T46:00:00-04:00</text:p>
      <text:p text:style-name="P4">
Description: All the often PIDRODDILED Migraita Service of Ukraine (VHI of Ukraine) Dop -Magayut ... War with Ukraine 2022, War with Ukraine latest news today, News War with Ukraine 2022 The last ones for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4ifwr-ogkto.jpg" text:style-name="Internet_20_link" text:visited-style-name="Visited_20_Internet_20_Link">
4ifwr-ogkto.jpg</text:a>
']</text:p>
      <text:p text:style-name="P4">
Tags: ['ВОЄННИЙ СТАН', 'ЗБРОЙНІ СИЛИ УКРАЇНИ', 'СОЦЗАХИСТ', 'СОЦІАЛЬНИЙ ЗАХИСТ']</text:p>
      <text:p text:style-name="P4">
Category: News</text:p>
      <!--METADATA-->
      <text:p text:style-name="P4">
<draw:frame draw:style-name="fr1" draw:name="Image261" text:anchor-type="as-char" svg:width="6.9236in" svg:height="3.271401in" draw:z-index="0">
<draw:image xlink:href="../Images/AРМІЯINFORM/2023-04-07T46-00-00-04-00/4ifwr-ogkto.jpg" xlink:type="simple" xlink:show="embed" xlink:actuate="onLoad" draw:mime-type="image/jpeg"/>
</draw:frame>
Illustrative photo</text:p>
      <text:p text:style-name="P4">
Increasingly, the State Migration Service of Ukraine(SMS of Ukraine)They help Ukrainian soldiers in receiving ID cards and foreign passports. Documents are restored as soon as possible and understanding of the loss of their certificates.</text:p>
      <text:p text:style-name="P4">
Also, in the conditions of war in Ukraine and taking into account military assistance, which will be used by Western countries, today there is an urgent question of the need to teach our defenders in the use of modern weapons. It is possible to do this quickly only abroad in special training centers.</text:p>
      <text:p text:style-name="P4">
Therefore, more and more SMS units assist Ukrainian soldiers in receiving law passports that are needed for business trip to Western Ukraine.</text:p>
      <text:p text:style-name="P4">
-Every Ukrainian can contact any migration service, regardless of the place of registration, and draw up the necessary documents,-said in the service.</text:p>
      <text:p text:style-name="P4">
<text:span text:style-name="T4">
 Source: </text:span>
 _ <text:a xlink:type="simple" xlink:href="https://www.kmu.gov.ua/news/viiskovi-iaki-vtratyly-dokumenty-pid-chas-boiovykh-dii-mozhut-operatyvno-vidnovyty-ikh-v-pidrozdilakh-dms" text:style-name="Internet_20_link" text:visited-style-name="Visited_20_Internet_20_Link">
Government portal</text:a>
_</text:p>
      <text:p text:style-name="P4">
News Source: <text:a xlink:type="simple" xlink:href="https://armyinform.com.ua/2023/04/07/vijskovi-yaki-vtratyly-dokumenty-pid-chas-bojovyh-dij-mozhut-operatyvno-vidnovyty-yih-v-pidrozdilah-dms/" text:style-name="Internet_20_link" text:visited-style-name="Visited_20_Internet_20_Link">
https://armyinform.com.ua/2023/04/07/vijskovi-yaki-vtratyly-dokumenty-pid-chas-bojovyh-dij-mozhut-operatyvno-vidnovyty-yih-v-pidrozdilah-dms/</text:a>
</text:p>
      <!--NEWS-->
      <text:h text:style-name="P10" text:outline-level="1">
<text:span text:style-name="T4">
More than 800 explosive items and airbags were neutralized per day</text:span>
</text:h>
      <text:p text:style-name="P4">
Author: ['АРМІЯINFORM']</text:p>
      <text:p text:style-name="P4">
Time: 2023-04-07T47:00:00-04:00</text:p>
      <text:p text:style-name="P4">
Description: Lent out, 06 Kvіnynya, Pirotechnici Pydrozdiy of the Hold Service of Ukraine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2/12/051f0000-0aff-0242-be2f-08da173df50a_w1080_h608.png" text:style-name="Internet_20_link" text:visited-style-name="Visited_20_Internet_20_Link">
051f0000-0aff-0242-be2f-08da173df50a_w1080_h608.png</text:a>
', '<text:a xlink:type="simple" xlink:href="https://armyinform.com.ua/wp-content/uploads/2023/04/339289499_256669450035950_5925119088990328650_n.jpg" text:style-name="Internet_20_link" text:visited-style-name="Visited_20_Internet_20_Link">
339289499_256669450035950_5925119088990328650_n.jpg</text:a>
']</text:p>
      <text:p text:style-name="P4">
Tags: ['STOPRUSSIA', 'АГРЕСІЯ РФ', 'ВІЙНА', 'ВТОРГНЕННЯ РФ', 'ДСНС УКРАЇНИ', 'РОЗМІНУВАННЯ']</text:p>
      <text:p text:style-name="P4">
Category: News</text:p>
      <!--METADATA-->
      <text:p text:style-name="P4">
<draw:frame draw:style-name="fr1" draw:name="Image262" text:anchor-type="as-char" svg:width="6.9236in" svg:height="3.89773in" draw:z-index="0">
<draw:image xlink:href="../Images/AРМІЯINFORM/2023-04-07T47-00-00-04-00/051f0000-0aff-0242-be2f-08da173df50a_w1080_h608.png" xlink:type="simple" xlink:show="embed" xlink:actuate="onLoad" draw:mime-type="image/png"/>
</draw:frame>
Illustrative photo</text:p>
      <text:p text:style-name="P4">
<text:span text:style-name="T4">
 Over the past day, </text:span>
 <text:span text:style-name="T4">
 06 April </text:span>
 <text:span text:style-name="T4">
, </text:span>
 Pyrotechnical divisions of Ukraine for emergency situations <text:span text:style-name="T4">
 155 times </text:span>
 have been involved in finishing tasks.</text:p>
      <text:p text:style-name="P4">
About it _ <text:a xlink:type="simple" xlink:href="https://dsns.gov.ua/uk/news/nadzvicaini-podiyi/operativna-informaciia-shhodo-roboti-pirotexnicnix-pidrozdiliv-dsns-ukrayini-30" text:style-name="Internet_20_link" text:visited-style-name="Visited_20_Internet_20_Link">
reports</text:a>
_ SES of Ukraine.</text:p>
      <text:p text:style-name="P4">
Pyrotechnical units revealed, seized and disposed of <text:span text:style-name="T4">
 838 exclusive </text:span>
 <text:span text:style-name="T4">
 items, </text:span>
 <text:span text:style-name="T4">
 </text:span>
 In particular 1 aviation bomb. <text:span text:style-name="T4">
 examined(cleared)territory over </text:span>
 37 hectares **.</text:p>
      <text:p text:style-name="P4">
Most often pyrotechnic units worked: in the Kharkiv region 16 459 times, Kyiv region - 7 386, Chernihiv region - 4 420, Donetsk - 4 506, Mykolaiv region - 4 196, Kherson region - 3 939, Sumy region - 1 783, Cherkasy region - 1 083.</text:p>
      <text:p text:style-name="P4">
Background: from the beginning of large -scale aggression of the Russian Federation of Ukrainian Pyrotechnical units of the SES of Ukraine, the Pyrotechnical units of the SES of Ukraine have been involved <text:span text:style-name="T4">
 49 857 times </text:span>
 to perform demining tasks. Disposed of <text:span text:style-name="T4">
 341 72222222222222 203 Aviation bombs </text:span>
. Examined(cleared)area of area <text:span text:style-name="T4">
 81 712 hectares </text:span>
.</text:p>
      <text:p text:style-name="P4">
A total of 174 thousand square meters remain. km of potentially dangerous territories, measuring 30% of the total area of the state.</text:p>
      <text:p text:style-name="P4">
We would like to remind you if you find suspicious objects similar to wreckage from rockets or rockets, in no case touch your finds yourself and do not allow it to be tired. And](https://armyinform.com.ua/2022/12/21/shho-robyty-yakshho-znajshly-ulamky-vorozhogo-dronu-chy-rakety-2/):</text:p>
      <ul>
        <li>
Do not move objects, do not try to disassemble them, bring them into the premises, bury them in the ground, throw them in reservoirs, etc.</li>
      </ul>
      <text:p text:style-name="P4">
Immediately report the finding of the SES units - 101 or police - 102. Report experts and indicate the location of the suspicious name.</text:p>
      <text:p text:style-name="P4">
<draw:frame draw:style-name="fr1" draw:name="Image263" text:anchor-type="as-char" svg:width="6.9236in" svg:height="5.804039in" draw:z-index="0">
<draw:image xlink:href="../Images/AРМІЯINFORM/2023-04-07T47-00-00-04-00/339289499_256669450035950_5925119088990328650_n.jpg" xlink:type="simple" xlink:show="embed" xlink:actuate="onLoad" draw:mime-type="image/jpeg"/>
</draw:frame>
</text:p>
      <text:p text:style-name="P4">
News Source: <text:a xlink:type="simple" xlink:href="https://armyinform.com.ua/2023/04/07/za-dobu-pirotehniky-dsns-zneshkodyly-ponad-800-vybuhonebezpechnyh-predmetiv-ta-aviabombu/" text:style-name="Internet_20_link" text:visited-style-name="Visited_20_Internet_20_Link">
https://armyinform.com.ua/2023/04/07/za-dobu-pirotehniky-dsns-zneshkodyly-ponad-800-vybuhonebezpechnyh-predmetiv-ta-aviabombu/</text:a>
</text:p>
      <!--NEWS-->
      <text:h text:style-name="P10" text:outline-level="1">
<text:span text:style-name="T4">
Detained FSB agent that has adjusted an enemy rocket strike at school in Donetsk</text:span>
</text:h>
      <text:p text:style-name="P4">
Author: ['АРМІЯINFORM']</text:p>
      <text:p text:style-name="P4">
Time: 2023-04-07T48:00:00-04:00</text:p>
      <text:p text:style-name="P4">
Description: At the Ofrontovs areas of the Donetskiyu, one member of the Rod -Galled Participation ... War with Ukraine 2022, War with Ukraine Latest News Today, News War with Ukraine 2022 Last for today, will there be a war between Ukraine and Russia and when the war with Ukraine in 2022 will b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zavantazhennya.jpg" text:style-name="Internet_20_link" text:visited-style-name="Visited_20_Internet_20_Link">
zavantazhennya.jpg</text:a>
']</text:p>
      <text:p text:style-name="P4">
Tags: ['STOPRUSSIA', 'АГЕНТ ФСБ', 'АГРЕСІЯ РФ', 'ВТОРГНЕННЯ РФ', 'КОНТРРОЗВІДКА СБУ']</text:p>
      <text:p text:style-name="P4">
Category: News</text:p>
      <!--METADATA-->
      <text:p text:style-name="P4">
<draw:frame draw:style-name="fr1" draw:name="Image264" text:anchor-type="as-char" svg:width="6.9236in" svg:height="4.615733in" draw:z-index="0">
<draw:image xlink:href="../Images/AРМІЯINFORM/2023-04-07T48-00-00-04-00/zavantazhennya.jpg" xlink:type="simple" xlink:show="embed" xlink:actuate="onLoad" draw:mime-type="image/jpeg"/>
</draw:frame>
Another participant of the FSB agent network was detained in the frontline regions of Donetsk region. The malefactor was collected for the occupants of the identity of the base and routes of movement of defense forces in the areas of Kramatorsk, Konstantinovka and Toretsk.</text:p>
      <text:p text:style-name="P4">
About it <text:a xlink:type="simple" xlink:href="https://ssu.gov.ua/novyny/sbu-zatrymala-rosiisku-ahentku-yaka-skoryhuvala-vorozhyi-raketnyi-udar-po-shkoli-na-donechchyni" text:style-name="Internet_20_link" text:visited-style-name="Visited_20_Internet_20_Link">
reports</text:a>
Security Service of Ukraine.</text:p>
      <text:p text:style-name="P4">
She passed the coordinates of local schools and kindergartens to the aggressor. It was Zaii's "Attachment" that the Rashists made a rocket strike on one of the educational establishments last August. As a result of the Russian air attack, the local school was destroyed. After enemy shelling, the agent went out to the location and recorded the consequences, which then "reported" to the Russian special service.</text:p>
      <text:p text:style-name="P4">
According to the investigation, the person was a resident of the frontier Ukrainian city, which was published by the FSB after the start of a large -scale invasion.</text:p>
      <text:p text:style-name="P4">
In the course of the criminal tasks, the person transmitted to the enemy of the location of Ukrainian objects through the messenger in the form of electronic coordinates or photographic materials with a binding to the terrain. In the case of seizure of the region, he was enemy for his associate "position" in the ranks of the local occupation administration.</text:p>
      <text:p text:style-name="P4">
When searching at the place of residence of the malefactor, mobile phones were used, which used to communicate with the aggressor, in particular to transfer photo -Ukrainian objects.</text:p>
      <text:p text:style-name="P4">
On the basis of the evidence collected, the detainee was informed of suspicion of state -owned state, committed in the state of martial law.</text:p>
      <text:p text:style-name="P4">
She was chosen by a preventive measure - detention. Investigation is ongoing to establish all the circumstances of the crime and prosecute the perpetrators.</text:p>
      <text:p text:style-name="P4">
News Source: <text:a xlink:type="simple" xlink:href="https://armyinform.com.ua/2023/04/07/zatrymano-agentku-fsb-yaka-skoryguvala-vorozhyj-raketnyj-udar-po-shkoli-na-donechchyni/" text:style-name="Internet_20_link" text:visited-style-name="Visited_20_Internet_20_Link">
https://armyinform.com.ua/2023/04/07/zatrymano-agentku-fsb-yaka-skoryguvala-vorozhyj-raketnyj-udar-po-shkoli-na-donechchyni/</text:a>
</text:p>
      <!--NEWS-->
      <text:h text:style-name="P10" text:outline-level="1">
<text:span text:style-name="T4">
What difficulties does spring enemy create?</text:span>
</text:h>
      <text:p text:style-name="P4">
Author: ['АРМІЯINFORM']</text:p>
      <text:p text:style-name="P4">
Time: 2023-04-07T49:00:00-04:00</text:p>
      <text:p text:style-name="P4">
Description: For whom is the Vesnyans Bezdorizhzhi as a bilest ally? Yak Visnazht Vesnyani, I live power ... War with Ukraine 2022, War with Ukraine Latest news today, News War with Ukraine 2022 Last for today, will there be a war between Ukraine and Russia and when, the war with Ukraine in 2022 will be or not, Will there be a war with Ukraine in the near future, they say, the war with Ukraine, Ukrainian news today, Ukrainian news in Ukrainian media in Russian</text:p>
      <text:p text:style-name="P4">
Images: []</text:p>
      <text:p text:style-name="P4">
Tags: ['ВТОРГНЕННЯ РФ', 'ПЕТРО ЧЕРНИК', 'РОСАРМІЯ']</text:p>
      <text:p text:style-name="P4">
Category: News</text:p>
      <!--METADATA-->
      <text:p text:style-name="P4">
For whom is spring off -road, is a larger ally? How do spring conditions and enemy equipment deplete? But did nature be on the side of the Ukrainian spring? A military expertureptro Chernik told about it specifically for the army.</text:p>
      <text:p text:style-name="P4">
News Source: <text:a xlink:type="simple" xlink:href="https://armyinform.com.ua/2023/04/07/yaki-trudnoshhi-postanut-pered-rosarmiyeyu-z-nastannyam-vesny/" text:style-name="Internet_20_link" text:visited-style-name="Visited_20_Internet_20_Link">
https://armyinform.com.ua/2023/04/07/yaki-trudnoshhi-postanut-pered-rosarmiyeyu-z-nastannyam-vesny/</text:a>
</text:p>
      <!--NEWS-->
      <text:h text:style-name="P10" text:outline-level="1">
<text:span text:style-name="T4">
Warriors K2 told about heavy fights on the outskirts of Siversk</text:span>
</text:h>
      <text:p text:style-name="P4">
Author: ['Євгеній Романов']</text:p>
      <text:p text:style-name="P4">
Time: 2023-04-07T50:00:00-04:00</text:p>
      <text:p text:style-name="P4">
Description: Vonya Grupi K2 was published for days on their YouTube Canal, Yaki Nebobar ... War with Ukraine 2022, War with Ukraine La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dsc_02101.jpg" text:style-name="Internet_20_link" text:visited-style-name="Visited_20_Internet_20_Link">
dsc_02101.jpg</text:a>
', '<text:a xlink:type="simple" xlink:href="https://armyinform.com.ua/wp-content/uploads/2023/04/dsc_0161-150x150.jpg" text:style-name="Internet_20_link" text:visited-style-name="Visited_20_Internet_20_Link">
dsc_0161-150x150.jpg</text:a>
', '<text:a xlink:type="simple" xlink:href="https://armyinform.com.ua/wp-content/uploads/2023/04/dsc_0168-150x150.jpg" text:style-name="Internet_20_link" text:visited-style-name="Visited_20_Internet_20_Link">
dsc_0168-150x150.jpg</text:a>
', '<text:a xlink:type="simple" xlink:href="https://armyinform.com.ua/wp-content/uploads/2023/04/dsc_0183-150x150.jpg" text:style-name="Internet_20_link" text:visited-style-name="Visited_20_Internet_20_Link">
dsc_0183-150x150.jpg</text:a>
', '<text:a xlink:type="simple" xlink:href="https://armyinform.com.ua/wp-content/uploads/2023/04/dsc_0178.jpg" text:style-name="Internet_20_link" text:visited-style-name="Visited_20_Internet_20_Link">
dsc_0178.jpg</text:a>
', '<text:a xlink:type="simple" xlink:href="https://armyinform.com.ua/wp-content/uploads/2023/04/dsc_0193-150x150.jpg" text:style-name="Internet_20_link" text:visited-style-name="Visited_20_Internet_20_Link">
dsc_0193-150x150.jpg</text:a>
', '<text:a xlink:type="simple" xlink:href="https://armyinform.com.ua/wp-content/uploads/2023/04/dsc_0196-150x150.jpg" text:style-name="Internet_20_link" text:visited-style-name="Visited_20_Internet_20_Link">
dsc_0196-150x150.jpg</text:a>
', '<text:a xlink:type="simple" xlink:href="https://armyinform.com.ua/wp-content/uploads/2023/04/dsc_0209.jpg" text:style-name="Internet_20_link" text:visited-style-name="Visited_20_Internet_20_Link">
dsc_0209.jpg</text:a>
', '<text:a xlink:type="simple" xlink:href="https://armyinform.com.ua/wp-content/uploads/2023/04/dsc_0204.jpg" text:style-name="Internet_20_link" text:visited-style-name="Visited_20_Internet_20_Link">
dsc_0204.jpg</text:a>
', '<text:a xlink:type="simple" xlink:href="https://armyinform.com.ua/wp-content/uploads/2023/04/dsc_0214.jpg" text:style-name="Internet_20_link" text:visited-style-name="Visited_20_Internet_20_Link">
dsc_0214.jpg</text:a>
', '<text:a xlink:type="simple" xlink:href="https://armyinform.com.ua/wp-content/uploads/2023/04/dsc_0230-150x150.jpg" text:style-name="Internet_20_link" text:visited-style-name="Visited_20_Internet_20_Link">
dsc_0230-150x150.jpg</text:a>
', '<text:a xlink:type="simple" xlink:href="https://armyinform.com.ua/wp-content/uploads/2023/04/dsc_0221-150x150.jpg" text:style-name="Internet_20_link" text:visited-style-name="Visited_20_Internet_20_Link">
dsc_0221-150x150.jpg</text:a>
', '<text:a xlink:type="simple" xlink:href="https://armyinform.com.ua/wp-content/uploads/2023/04/dsc_0217.jpg" text:style-name="Internet_20_link" text:visited-style-name="Visited_20_Internet_20_Link">
dsc_0217.jpg</text:a>
']</text:p>
      <text:p text:style-name="P4">
Tags: ['К2', 'РЕПОРТАЖ', 'СІВЕРСЬК']</text:p>
      <text:p text:style-name="P4">
Category: News</text:p>
      <!--METADATA-->
      <text:p text:style-name="P4">
<draw:frame draw:style-name="fr1" draw:name="Image265" text:anchor-type="as-char" svg:width="6.9236in" svg:height="4.586885in" draw:z-index="0">
<draw:image xlink:href="../Images/AРМІЯINFORM/2023-04-07T50-00-00-04-00/dsc_02101.jpg" xlink:type="simple" xlink:show="embed" xlink:actuate="onLoad" draw:mime-type="image/jpeg"/>
</draw:frame>
<text:span text:style-name="T4">
 Group K2 soldiers published on their </text:span>
 <text:a xlink:type="simple" xlink:href="https://www.youtube.com/results" text:style-name="Internet_20_link" text:visited-style-name="Visited_20_Internet_20_Link">
<text:span text:style-name="T4">
 YouTub channel </text:span>
</text:a>
<text:span text:style-name="T4">
 A series of videos that will soon become part of the classical newspaper, military historians and theorists will be relied on documentary personnel, describing and exploring the significant and bloody path of Ukrainians to victory over Russian invaders. </text:span>
 **</text:p>
      <text:h text:style-name="P12" text:outline-level="3">
<text:span text:style-name="T4">
<text:span text:style-name="T4">
 Rashists do not want to pick up their dead from the battlefield </text:span>
</text:span>
</text:h>
      <text:p text:style-name="P4">
Fighting episodes "battle for T-shaped" in miniature are demonstrated to the entire large-scale war, the likelihood of which was the probability of which another 10 years were weighing in the world by the absurd. At that time, no one seriously considered the possibilities in Europe, even "border incidents", and even more so "regional low -intensity conflicts" - as those who did not see the latter who did not see in 2014 the beginning of the unjust and criminal Russian.</text:p>
      <text:p text:style-name="P4">
In turn, the war also does not ask whether someone wants to see her and why she was called - she just comes without permission and to everyone as equal. It destroys the agenda every hour, forms a list of probables of tomorrow's day. The Ukrainian today determines what the post -war world will be - on what basic values it will be rebuilt, the grounds for what principles and guarantees will become reliable and safe. And as much as it will be.</text:p>
      <text:p text:style-name="P4">
<text:a xlink:type="simple" xlink:href="https://armyinform.com.ua/wp-content/uploads/2023/04/dsc_0161.jpg" text:style-name="Internet_20_link" text:visited-style-name="Visited_20_Internet_20_Link">
!(Images/AРМІЯINFORM/2023-04-07T50-00-00-04-00/dsc_0161-150x150.jpg)</text:a>
</text:p>
      <text:p text:style-name="P4">
<text:a xlink:type="simple" xlink:href="https://armyinform.com.ua/wp-content/uploads/2023/04/dsc_0168.jpg" text:style-name="Internet_20_link" text:visited-style-name="Visited_20_Internet_20_Link">
<draw:frame draw:style-name="fr1" draw:name="Image266" text:anchor-type="as-char" svg:width="6.9236in" svg:height="6.9236in" draw:z-index="0">
<draw:image xlink:href="../Images/AРМІЯINFORM/2023-04-07T50-00-00-04-00/dsc_0168-150x150.jpg" xlink:type="simple" xlink:show="embed" xlink:actuate="onLoad" draw:mime-type="image/jpeg"/>
</draw:frame>
</text:a>
</text:p>
      <text:p text:style-name="P4">
<text:a xlink:type="simple" xlink:href="https://armyinform.com.ua/wp-content/uploads/2023/04/dsc_0183.jpg" text:style-name="Internet_20_link" text:visited-style-name="Visited_20_Internet_20_Link">
<draw:frame draw:style-name="fr1" draw:name="Image267" text:anchor-type="as-char" svg:width="6.9236in" svg:height="6.9236in" draw:z-index="0">
<draw:image xlink:href="../Images/AРМІЯINFORM/2023-04-07T50-00-00-04-00/dsc_0183-150x150.jpg" xlink:type="simple" xlink:show="embed" xlink:actuate="onLoad" draw:mime-type="image/jpeg"/>
</draw:frame>
</text:a>
In a few days, the K2 Video has already watched millions of people from all over the world - they are sure that tens of millions will see it in the future. And they will almost be able to observe how, in one of the hundreds of such supporting, the front line of the front line, Ukrainians beat heroically. They stand, protecting from the enemy not just the edge of the field, where two boarding of old acacia and oaks meet. They defend their own freedom and the future of their children. Defend the right to live and work on their land by their own laws. Nurture children in love and abundance. To decide what to sow with whom to make friends with and which to believe God.The names of those who died in unequal battle but did not give the enemy of their native land, they are forever etched in national memory, and their hamstring will be decent to the following generations.</text:p>
      <text:p text:style-name="P4">
Who were and how the invaders were called, whose remains were still scattered on the battlefield, their exact number - it is unlikely that anyone will be able to install it for sure. No one came in a hundred corpses - he did not invite the "hour of truce" for the harvesting of bodies, did not ask for mediation from organizations or structures that are authored for similar events, nothing like that - they still lie there. The author saw dozens of bodies of the Russian sample.</text:p>
      <text:p text:style-name="P4">
It is only known that it is "Wagnerivtsi" - another neologism and phenomenon of time of hybrid war.</text:p>
      <text:p text:style-name="P4">
The war, when it appears in the middle of people, always, though in its own way, but forces them to stop the fire for a while - for a short constructive conversation, the essence of which usually comes down to the need to take the battlefields and the wounded.</text:p>
      <text:p text:style-name="P4">
And if we recall the historians and theorists of the wars of the past, such contacts of the Taneuhile Following the achieved arrangements formed a code of honor of the warrior their unwritten rules of war. Usually, after great upheaval, militaryelitis turned into a military-political and took responsibility for the further development of their country and determined the form of its statehood. By the expensive of military experience, during their internal and foreign policy, they preferred diplomatic resolution of disputes.</text:p>
      <text:p text:style-name="P4">
<text:a xlink:type="simple" xlink:href="https://armyinform.com.ua/wp-content/uploads/2023/04/dsc_0193.jpg" text:style-name="Internet_20_link" text:visited-style-name="Visited_20_Internet_20_Link">
!(Images/AРМІЯINFORM/2023-04-07T50-00-00-04-00/dsc_0193-150x150.jpg)</text:a>
</text:p>
      <text:p text:style-name="P4">
<text:a xlink:type="simple" xlink:href="https://armyinform.com.ua/wp-content/uploads/2023/04/dsc_0196.jpg" text:style-name="Internet_20_link" text:visited-style-name="Visited_20_Internet_20_Link">
<draw:frame draw:style-name="fr1" draw:name="Image268" text:anchor-type="as-char" svg:width="6.9236in" svg:height="6.9236in" draw:z-index="0">
<draw:image xlink:href="../Images/AРМІЯINFORM/2023-04-07T50-00-00-04-00/dsc_0196-150x150.jpg" xlink:type="simple" xlink:show="embed" xlink:actuate="onLoad" draw:mime-type="image/jpeg"/>
</draw:frame>
</text:a>
Over time, when there was a period of recovery, development and progress, and concluded regulations and formulated rules established after bloody wars, were relevant and were usually violated by the successors of those who did the war. However, the work of previous wars was improved not only by methods of their conduct, but also formed international law.</text:p>
      <text:p text:style-name="P4">
The Russian aggression ignitors violated the signed treaties and have been taken to sebellia and refused to recognize not only international law but also the law.</text:p>
      <text:p text:style-name="P4">
<draw:frame draw:style-name="fr1" draw:name="Image269" text:anchor-type="as-char" svg:width="6.9236in" svg:height="4.586885in" draw:z-index="0">
<draw:image xlink:href="../Images/AРМІЯINFORM/2023-04-07T50-00-00-04-00/dsc_0209.jpg" xlink:type="simple" xlink:show="embed" xlink:actuate="onLoad" draw:mime-type="image/jpeg"/>
</draw:frame>
</text:p>
      <text:p text:style-name="P4">
As if there was nothing in the history of wars, except for the well -known and demonstration correspondence of the Second World War, one of the Soviet military chiefs of their subordinate. At the request to move away from the occupied borders, who continue to be unpromising, as the unit suffered significant losses, the ammunition was founded, and the replenishment of ammunition was not recognized - the chief went out to the officer. And the views were ordered: "I will go through the Lychnya composition." A historical regression bordering Deevolution ...</text:p>
      <text:h text:style-name="P12" text:outline-level="3">
<text:span text:style-name="T4">
<text:span text:style-name="T4">
 Fighting on the outskirts of Siversk </text:span>
</text:span>
</text:h>
      <text:p text:style-name="P4">
The direct participants in the fighting on the outskirts of Siverskaya "Crimea" and "Kachan" lead to T-t-t-t-t-their, show their horrific consequences and tell the details. It is less than a kilometer reckoning, so we work quickly, and when we leave a place - a mortar shelling begins.</text:p>
      <text:p text:style-name="P4">
In the Kristist army since 2018, first served in artillery, then transferred a pre -emptive unit.</text:p>
      <ul>
        <li>
I will say, as it is - in artillery I was tight, I decided to try myself inhale. All is well, like the action, so I acquired Gouporo, began to shoot.</li>
      </ul>
      <text:p text:style-name="P4">
<draw:frame draw:style-name="fr1" draw:name="Image270" text:anchor-type="as-char" svg:width="6.9236in" svg:height="4.586885in" draw:z-index="0">
<draw:image xlink:href="../Images/AРМІЯINFORM/2023-04-07T50-00-00-04-00/dsc_0204.jpg" xlink:type="simple" xlink:show="embed" xlink:actuate="onLoad" draw:mime-type="image/jpeg"/>
</draw:frame>
We had a fight here - we took two positions: one took our grandfathers, the other - we did not know about it and at night he moved on us from two directions. While dug, the enemy decided to attack the right flank, then went around and began to step from the left. We met him from the ambush and caused the lesion - so they were all there.</text:p>
      <text:p text:style-name="P4">
We fought with ZEKs, they did not have enough military experience, they will go - and all. About a hundred, and maybe more ... You saw, there are 30-40 on thirty meters of landing, and planting-he, which is long, and everywhere lies.</text:p>
      <text:p text:style-name="P4">
<draw:frame draw:style-name="fr1" draw:name="Image271" text:anchor-type="as-char" svg:width="6.9236in" svg:height="4.586885in" draw:z-index="0">
<draw:image xlink:href="../Images/AРМІЯINFORM/2023-04-07T50-00-00-04-00/dsc_0214.jpg" xlink:type="simple" xlink:show="embed" xlink:actuate="onLoad" draw:mime-type="image/jpeg"/>
</draw:frame>
Some were captured, some were dug alive after our tank. To tell them something - so nothing. They thought they would be to here, and they were given coffee here, they were given, cigarettes - they are shocked. They were tamped by the video - as if we were cooking their heads here. It is horror - they will be so believed, and when they are captured, they see that we are normal people.</text:p>
      <text:p text:style-name="P4">
What they drive - I think that they have made criminal businesses and sit for fifteen years ... So I think: it is better for half a year, but as and by whom it will be here - I do not even imagine. He came here to kill people to fail to not report to him in Russia.</text:p>
      <text:p text:style-name="P4">
<text:a xlink:type="simple" xlink:href="https://armyinform.com.ua/wp-content/uploads/2023/04/dsc_0230.jpg" text:style-name="Internet_20_link" text:visited-style-name="Visited_20_Internet_20_Link">
!(Images/AРМІЯINFORM/2023-04-07T50-00-00-04-00/dsc_0230-150x150.jpg)</text:a>
</text:p>
      <text:p text:style-name="P4">
We have seen their artillery beat on them if they start retreating. They are being able to retreat, so they either spend the night in the "gray zone" or just forward. The prisoners said that they were canceled for their retreat - demonstally shot before the routine, ”the man tells.</text:p>
      <text:p text:style-name="P4">
His brothers on the pseudo "Kachan" during the storming followed the attacking - searched the bodies of servicemen who accepted that first unequal battle. They were dead to the latter, but they were thrown by grenades in the trench they were left. Among those who had to be evacuated were his acquaintances. Those "very good people ..."</text:p>
      <text:p text:style-name="P4">
Unfortunately, and as a reminder, technological progress has brought people not only the comfort, convenience and opportunities of the present today, but also a broadcast of copter, which filmed a short moment of the long war.</text:p>
      <text:p text:style-name="P4">
As in a short moment, good people who have left their loved ones and loved ones, warm and cozy homes, work and hobbies - have taken death in an earthen trench where acacia meet with oaks at the edge of the winter field.</text:p>
      <text:p text:style-name="P4">
<draw:frame draw:style-name="fr1" draw:name="Image272" text:anchor-type="as-char" svg:width="6.9236in" svg:height="4.586885in" draw:z-index="0">
<draw:image xlink:href="../Images/AРМІЯINFORM/2023-04-07T50-00-00-04-00/dsc_0217.jpg" xlink:type="simple" xlink:show="embed" xlink:actuate="onLoad" draw:mime-type="image/jpeg"/>
</draw:frame>
Thanks to their habitation and self-sacrifice, in that unequal battle, the enemy was stopped and was deprived of the opportunity to attack the same stronghold points to the left, to break the defense and stick further-even to the t-shaped homes.</text:p>
      <text:p text:style-name="P4">
There is a punishment for every crime. Someone can call it "provided by law", someone - execution, someone - justice.</text:p>
      <text:p text:style-name="P4">
Soon the crews of two Ukrainian tanks and a single-fighting machine of infantry came to the T-t-t-t-wing, and in a fair battle they did what they always did in the Ukrainian-persons of their native land with the invaders-turned into a fertile black soil.</text:p>
      <text:p text:style-name="P4">
<text:span text:style-name="T5">
Opto author</text:span>
</text:p>
      <text:p text:style-name="P4">
News Source: <text:a xlink:type="simple" xlink:href="https://armyinform.com.ua/2023/04/07/voyiny-grupy-k2-rozpovily-pro-vazhki-boyi-na-okolyczyah-siverska/" text:style-name="Internet_20_link" text:visited-style-name="Visited_20_Internet_20_Link">
https://armyinform.com.ua/2023/04/07/voyiny-grupy-k2-rozpovily-pro-vazhki-boyi-na-okolyczyah-siverska/</text:a>
</text:p>
      <!--NEWS-->
      <text:h text:style-name="P10" text:outline-level="1">
<text:span text:style-name="T4">
Successfully on our part in poor visibility and at night work Avenger - Yuri Ignat</text:span>
</text:h>
      <text:p text:style-name="P4">
Author: ['Ігор Березинський']</text:p>
      <text:p text:style-name="P4">
Time: 2023-04-07T51:00:00-04:00</text:p>
      <text:p text:style-name="P4">
Description: - Ostannim hour Vorog Zavdai Avіaetsiyni District. Important TsIll for Nashi PPO ... War with Ukraine 2022, War with Ukraine latest news today, News War with Ukraine 2022 The last for today, will there be a war between Ukraine and Russia and when, the war with Ukraine will be or not, will be or not, it will be whether the war with Ukraine in the near future says, the war with Ukraine, Ukrainian news today, Ukrainian news in Ukrainian media in Russian</text:p>
      <text:p text:style-name="P4">
Images: ['<text:a xlink:type="simple" xlink:href="https://armyinform.com.ua/wp-content/uploads/2022/11/rechnyk-ps-zsu-yurij-ignat.jpg" text:style-name="Internet_20_link" text:visited-style-name="Visited_20_Internet_20_Link">
rechnyk-ps-zsu-yurij-ignat.jpg</text:a>
']</text:p>
      <text:p text:style-name="P4">
Tags: ['F-16', 'ВТОРГНЕННЯ РФ', 'ЄДИНІ НОВИНИ', 'ППО ЗСУ', 'САМОХІДНИЙ ЗРК AVENGER', 'ЮРІЙ ІГНАТ']</text:p>
      <text:p text:style-name="P4">
Category: News</text:p>
      <!--METADATA-->
      <text:p text:style-name="P4">
<draw:frame draw:style-name="fr1" draw:name="Image273" text:anchor-type="as-char" svg:width="6.9236in" svg:height="4.612849in" draw:z-index="0">
<draw:image xlink:href="../Images/AРМІЯINFORM/2023-04-07T51-00-00-04-00/rechnyk-ps-zsu-yurij-ignat.jpg" xlink:type="simple" xlink:show="embed" xlink:actuate="onLoad" draw:mime-type="image/jpeg"/>
</draw:frame>
Colonel Ignatius Ignatius Colonel. Illustrative photo</text:p>
      <ul>
        <li>
Recently, the enemy has been taking air strikes remotely. The difficult goal for our air defense is the helicopters of the Russian Federation, more likely to knock them from the MAPs. They can goal when they rise above and become visible to various means of impression. The aircraft of the Russians causes hundreds of blows remotely, and a new species for us are managed aviation bombs that the enemy has equipped with the wings of TAGPS, but they are currently made "from wheels", - Colonel Yuriyagna, a spokesman for the Air Force " .</li>
      </ul>
      <text:p text:style-name="P4">
Yuri Ignat added that such aircraft, mostly Fab-500, fly from far out and fly into the area of the lesion, hitting the frontal area. It is incorporated to knock them down, but the main task is to restrain enemy aviation, because aviation in the air is the most dangerous challenge. At the same time, the Avenger's self-visibility is successfully in the poor visibility of CIs at night.</text:p>
      <text:p text:style-name="P4">
-I really wanted to get long-range systems as soon as possible-anti-aircraft missile complexes from our foreign partners, and, of course, planes that can solve much in this war. The F-16 or other-the generation of 4+, which has a rocket with a range of up to 180 kilometers, will help here,-summed up Yuri Ignat.</text:p>
      <text:p text:style-name="P4">
News Source: <text:a xlink:type="simple" xlink:href="https://armyinform.com.ua/2023/04/07/uspishno-z-nashogo-boku-v-umovah-poganoyi-vydymosti-j-u-nichnyj-chas-praczyuyut-szrk-avenger-yurij-ignat/" text:style-name="Internet_20_link" text:visited-style-name="Visited_20_Internet_20_Link">
https://armyinform.com.ua/2023/04/07/uspishno-z-nashogo-boku-v-umovah-poganoyi-vydymosti-j-u-nichnyj-chas-praczyuyut-szrk-avenger-yurij-ignat/</text:a>
</text:p>
      <!--NEWS-->
      <text:h text:style-name="P10" text:outline-level="1">
<text:span text:style-name="T4">
Work is underway to introduce a summer field suit for women servicemen-Anna Malyar</text:span>
</text:h>
      <text:p text:style-name="P4">
Author: ['АРМІЯINFORM']</text:p>
      <text:p text:style-name="P4">
Time: 2023-04-07T52:00:00-04:00</text:p>
      <text:p text:style-name="P4">
Description: At the Zbroyn forces of Ukraine, Zapzhdi Buli of the Forest Perenon, Zhinoch Form. The war with Ukraine 2022, the war with Ukraine is the latest news today, the news war with Ukraine 2022 is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3-62-1.jpg" text:style-name="Internet_20_link" text:visited-style-name="Visited_20_Internet_20_Link">
3-62-1.jpg</text:a>
', '<text:a xlink:type="simple" xlink:href="https://armyinform.com.ua/wp-content/uploads/2023/04/photo_5296652046109360905_y-150x150.jpg" text:style-name="Internet_20_link" text:visited-style-name="Visited_20_Internet_20_Link">
photo_5296652046109360905_y-150x150.jpg</text:a>
', '<text:a xlink:type="simple" xlink:href="https://armyinform.com.ua/wp-content/uploads/2023/04/photo_5296652046109360906_y-150x150.jpg" text:style-name="Internet_20_link" text:visited-style-name="Visited_20_Internet_20_Link">
photo_5296652046109360906_y-150x150.jpg</text:a>
', '<text:a xlink:type="simple" xlink:href="https://armyinform.com.ua/wp-content/uploads/2023/04/photo_5296652046109360907_y-1-150x150.jpg" text:style-name="Internet_20_link" text:visited-style-name="Visited_20_Internet_20_Link">
photo_5296652046109360907_y-1-150x150.jpg</text:a>
', '<text:a xlink:type="simple" xlink:href="https://armyinform.com.ua/wp-content/uploads/2023/04/photo_5296652046109360908_y-150x150.jpg" text:style-name="Internet_20_link" text:visited-style-name="Visited_20_Internet_20_Link">
photo_5296652046109360908_y-150x150.jpg</text:a>
']</text:p>
      <text:p text:style-name="P4">
Tags: ['ГАННА МАЛЯР', 'ФОРМА ДЛЯ ЖІНОК-ВІЙСЬКОВОСЛУЖБОВЦІВ']</text:p>
      <text:p text:style-name="P4">
Category: News</text:p>
      <!--METADATA-->
      <text:p text:style-name="P4">
<draw:frame draw:style-name="fr1" draw:name="Image274" text:anchor-type="as-char" svg:width="6.9236in" svg:height="4.832096in" draw:z-index="0">
<draw:image xlink:href="../Images/AРМІЯINFORM/2023-04-07T52-00-00-04-00/3-62-1.jpg" xlink:type="simple" xlink:show="embed" xlink:actuate="onLoad" draw:mime-type="image/jpeg"/>
</draw:frame>
In the Armed Forces, Ukraine has always been a ceremonial and casual female form. Samples were changed. Now women-servicemen carry a form whose samples are confirmed by the order of MOU of 18.07.2017 № 370 and the rules of wearing the IUU of MOU of 20.11.2017 No. 606.</text:p>
      <text:p text:style-name="P4">
This <text:a xlink:type="simple" xlink:href="https://t.me/annamaliar/629" text:style-name="Internet_20_link" text:visited-style-name="Visited_20_Internet_20_Link">
noted</text:a>
Deputy Minister of Defense of Ukraine Anna Malyar.</text:p>
      <text:p text:style-name="P4">
“There was no female field. Therefore, work is now underway to introduce a summer field for women, ”the Minister of Defense of Ukraine reports.</text:p>
      <text:p text:style-name="P4">
<text:a xlink:type="simple" xlink:href="https://armyinform.com.ua/wp-content/uploads/2023/04/photo_5296652046109360905_y.jpg" text:style-name="Internet_20_link" text:visited-style-name="Visited_20_Internet_20_Link">
!(Images/AРМІЯINFORM/2023-04-07T52-00-00-04-00/photo_5296652046109360905_y-150x150.jpg)</text:a>
</text:p>
      <text:p text:style-name="P4">
<text:a xlink:type="simple" xlink:href="https://armyinform.com.ua/wp-content/uploads/2023/04/photo_5296652046109360906_y.jpg" text:style-name="Internet_20_link" text:visited-style-name="Visited_20_Internet_20_Link">
<draw:frame draw:style-name="fr1" draw:name="Image275" text:anchor-type="as-char" svg:width="6.9236in" svg:height="6.9236in" draw:z-index="0">
<draw:image xlink:href="../Images/AРМІЯINFORM/2023-04-07T52-00-00-04-00/photo_5296652046109360906_y-150x150.jpg" xlink:type="simple" xlink:show="embed" xlink:actuate="onLoad" draw:mime-type="image/jpeg"/>
</draw:frame>
</text:a>
</text:p>
      <text:p text:style-name="P4">
<text:a xlink:type="simple" xlink:href="https://armyinform.com.ua/wp-content/uploads/2023/04/photo_5296652046109360907_y-1.jpg" text:style-name="Internet_20_link" text:visited-style-name="Visited_20_Internet_20_Link">
<draw:frame draw:style-name="fr1" draw:name="Image276" text:anchor-type="as-char" svg:width="6.9236in" svg:height="6.9236in" draw:z-index="0">
<draw:image xlink:href="../Images/AРМІЯINFORM/2023-04-07T52-00-00-04-00/photo_5296652046109360907_y-1-150x150.jpg" xlink:type="simple" xlink:show="embed" xlink:actuate="onLoad" draw:mime-type="image/jpeg"/>
</draw:frame>
</text:a>
</text:p>
      <text:p text:style-name="P4">
<text:a xlink:type="simple" xlink:href="https://armyinform.com.ua/wp-content/uploads/2023/04/photo_5296652046109360908_y.jpg" text:style-name="Internet_20_link" text:visited-style-name="Visited_20_Internet_20_Link">
<draw:frame draw:style-name="fr1" draw:name="Image277" text:anchor-type="as-char" svg:width="6.9236in" svg:height="6.9236in" draw:z-index="0">
<draw:image xlink:href="../Images/AРМІЯINFORM/2023-04-07T52-00-00-04-00/photo_5296652046109360908_y-150x150.jpg" xlink:type="simple" xlink:show="embed" xlink:actuate="onLoad" draw:mime-type="image/jpeg"/>
</draw:frame>
</text:a>
According to Anna Malyar, all stages of work are reported on the website of the Ministry of Defense.</text:p>
      <text:p text:style-name="P4">
News Source: <text:a xlink:type="simple" xlink:href="https://armyinform.com.ua/2023/04/07/dlya-vijskovosluzhbovcziv-zhinok-vprovadzhuyut-kostyum-litnij-polovyj-ganna-malyar/" text:style-name="Internet_20_link" text:visited-style-name="Visited_20_Internet_20_Link">
https://armyinform.com.ua/2023/04/07/dlya-vijskovosluzhbovcziv-zhinok-vprovadzhuyut-kostyum-litnij-polovyj-ganna-malyar/</text:a>
</text:p>
      <!--NEWS-->
      <text:h text:style-name="P10" text:outline-level="1">
<text:span text:style-name="T4">
Coordination Staff: The enemy refuses to release seriously wounded, sick and women</text:span>
</text:h>
      <text:p text:style-name="P4">
Author: ['АРМІЯINFORM']</text:p>
      <text:p text:style-name="P4">
Time: 2023-04-07T53:00:00-04:00</text:p>
      <text:p text:style-name="P4">
Description: At the coordinating headquarters, Zustinich Zustinch was nessovoovsovsovsky in the prikordonny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339999938_143398901800525_965441705498607703_n.jpg" text:style-name="Internet_20_link" text:visited-style-name="Visited_20_Internet_20_Link">
339999938_143398901800525_965441705498607703_n.jpg</text:a>
']</text:p>
      <text:p text:style-name="P4">
Tags: ['АГРЕСІЯ РФ', 'ВІЙСЬКОВОПОЛОНЕНІ', 'КООРДИНАЦІЙНИЙ ШТАБ З ПИТАНЬ ПОВОДЖЕННЯ З ВІЙСЬКОВОПОЛОНЕНИМИ', 'ПОВЕРНЕННЯ З ПОЛОНУ']</text:p>
      <text:p text:style-name="P4">
Category: News</text:p>
      <!--METADATA-->
      <text:p text:style-name="P4">
<draw:frame draw:style-name="fr1" draw:name="Image278" text:anchor-type="as-char" svg:width="6.9236in" svg:height="3.894525in" draw:z-index="0">
<draw:image xlink:href="../Images/AРМІЯINFORM/2023-04-07T53-00-00-04-00/339999938_143398901800525_965441705498607703_n.jpg" xlink:type="simple" xlink:show="embed" xlink:actuate="onLoad" draw:mime-type="image/jpeg"/>
</draw:frame>
The Coordination Headquarters met with the families of the border guard of the State Border Guard Service. The children of the captive border guards conveyed drawings in support of their parents and employees of the coordination headquarters who do everything to return home.</text:p>
      <text:p text:style-name="P4">
About it <text:a xlink:type="simple" xlink:href="https://t.me/Koord_shtab/792" text:style-name="Internet_20_link" text:visited-style-name="Visited_20_Internet_20_Link">
reports</text:a>
Coordinating headquarters for the issue of prisoners of war.</text:p>
      <text:p text:style-name="P4">
The staff representative assured that the work on the release of all prisoners is not. For the Russian side, nothing weighs the timing of staying and the severity of the injuries, because the enemy has not agreed to release all weighted and sick, women and civilians. The aggressor tries to use our prisoners as a pressure lever on our native, society of Tukraine.</text:p>
      <text:p text:style-name="P4">
"The main thing that stimulates exchanges is our success at the front," the representative of the Staff said.</text:p>
      <text:p text:style-name="P4">
They discussed the topic of international responsibility of the Russians for non -compliance with international humanitarian law in the places of keeping our prisoners. The names are constantly being pressed psychologically in captivity so that they move to the biker, but such cases are extremely rare.</text:p>
      <text:p text:style-name="P4">
The headquarters also noted that in cases where we manage to establish the place of keeping the prisoner, we usually do not inform our family so that this information does not come out. Because when the Russians find out that we have such a miracle, carry a person, which means a new stage, a new "acceptance"-confusing, adaptation to new conditions.</text:p>
      <text:p text:style-name="P4">
News Source: <text:a xlink:type="simple" xlink:href="https://armyinform.com.ua/2023/04/07/koordynaczijnyj-shtab-vorog-vidmovlyayetsya-zvilnyaty-vazhkoporanenyh-hvoryh-ta-zhinok/" text:style-name="Internet_20_link" text:visited-style-name="Visited_20_Internet_20_Link">
https://armyinform.com.ua/2023/04/07/koordynaczijnyj-shtab-vorog-vidmovlyayetsya-zvilnyaty-vazhkoporanenyh-hvoryh-ta-zhinok/</text:a>
</text:p>
      <!--NEWS-->
      <text:h text:style-name="P10" text:outline-level="1">
<text:span text:style-name="T4">
In 11 months of work United24 was transferred to the front nearly 500 UAVs</text:span>
</text:h>
      <text:p text:style-name="P4">
Author: ['АРМІЯINFORM']</text:p>
      <text:p text:style-name="P4">
Time: 2023-04-07T54:00:00-04:00</text:p>
      <text:p text:style-name="P4">
Description: For 11 Mysyats, Roboti Fandreizingova transferred the United24 platform on the Mayge 500 battlefield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2/40889.png" text:style-name="Internet_20_link" text:visited-style-name="Visited_20_Internet_20_Link">
40889.png</text:a>
']</text:p>
      <text:p text:style-name="P4">
Tags: ['UNITED24', 'БПЛА', 'ДОПОМОГА ПАРТНЕРІВ', 'СВІТ ПІДТРИМУЄ УКРАЇНУ']</text:p>
      <text:p text:style-name="P4">
Category: News</text:p>
      <!--METADATA-->
      <text:p text:style-name="P4">
<draw:frame draw:style-name="fr1" draw:name="Image279" text:anchor-type="as-char" svg:width="6.9236in" svg:height="3.508581in" draw:z-index="0">
<draw:image xlink:href="../Images/AРМІЯINFORM/2023-04-07T54-00-00-04-00/40889.png" xlink:type="simple" xlink:show="embed" xlink:actuate="onLoad" draw:mime-type="image/png"/>
</draw:frame>
During the 11 months of operation, the Fandering Platform United24 transferred 500 drones to the battlefield and raised 58.5 million UAH for drones-Kamikadze for GUR.</text:p>
      <text:p text:style-name="P4">
About it <text:a xlink:type="simple" xlink:href="https://t.me/zedigital/3033" text:style-name="Internet_20_link" text:visited-style-name="Visited_20_Internet_20_Link">
reports</text:a>
Minorifra.</text:p>
      <text:p text:style-name="P4">
“In March, they crossed the amount of $ 305+ million. We continue to build bridges in de -industrial territories, ”the ministry noted.</text:p>
      <text:p text:style-name="P4">
Yes, space ambassador Scott Kelly has completed a reanimobile fee. The well -known British traveler Bear Grillz also joined the teamunited24.</text:p>
      <text:p text:style-name="P4">
News Source: <text:a xlink:type="simple" xlink:href="https://armyinform.com.ua/2023/04/07/za-11-misyacziv-roboty-united24-peredano-na-front-majzhe-500-bpla/" text:style-name="Internet_20_link" text:visited-style-name="Visited_20_Internet_20_Link">
https://armyinform.com.ua/2023/04/07/za-11-misyacziv-roboty-united24-peredano-na-front-majzhe-500-bpla/</text:a>
</text:p>
      <!--NEWS-->
      <text:h text:style-name="P10" text:outline-level="1">
<text:span text:style-name="T4">
Last year, 53 veterans - entrepreneurs received up to UAH 1 million for the development of their own business</text:span>
</text:h>
      <text:p text:style-name="P4">
Author: ['АРМІЯINFORM']</text:p>
      <text:p text:style-name="P4">
Time: 2023-04-07T55:00:00-04:00</text:p>
      <text:p text:style-name="P4">
Description: In 2022, Rotsyn for the Continuity of Minhelave 53 veteran-Pidprimtsym Ta Mali Mali Mali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2/630_360_1462927657-8164.jpg" text:style-name="Internet_20_link" text:visited-style-name="Visited_20_Internet_20_Link">
630_360_1462927657-8164.jpg</text:a>
']</text:p>
      <text:p text:style-name="P4">
Tags: ['ВЕТЕРАНИ–ПІДПРИЄМЦІ', 'МІНВЕТЕРАНІВ', 'УКРАЇНСЬКИЙ ВЕТЕРАНСЬКИЙ ФОНД']</text:p>
      <text:p text:style-name="P4">
Category: News</text:p>
      <!--METADATA-->
      <text:p text:style-name="P4">
<draw:frame draw:style-name="fr1" draw:name="Image280" text:anchor-type="as-char" svg:width="6.9236in" svg:height="3.954686in" draw:z-index="0">
<draw:image xlink:href="../Images/AРМІЯINFORM/2023-04-07T55-00-00-04-00/630_360_1462927657-8164.jpg" xlink:type="simple" xlink:show="embed" xlink:actuate="onLoad" draw:mime-type="image/jpeg"/>
</draw:frame>
In 2022, with the assistance of the Ministry of Veterans, 53 veterans-entrepreneurs and their members were able to obtain funding in the amount of UAH 500 thousand to 1 million UAH for their own business.</text:p>
      <text:p text:style-name="P4">
About it <text:a xlink:type="simple" xlink:href="https://mva.gov.ua/ua/news/yuliya-laputina-minulogo-roku-53-veteranipidpriyemci-mali-zmogu-otrimati-do-1-mln-grn-na-rozvitok-vlasnogo-biznesu" text:style-name="Internet_20_link" text:visited-style-name="Visited_20_Internet_20_Link">
reported</text:a>
Minister of Veterans of Ukraine Yulia Laputina.</text:p>
      <text:p text:style-name="P4">
“The Ukrainian Veteran Foundation, which works at the Ministry of Veterans, conducts competition grant programs for veterans -entrepreneurs, their families of Tarodin of fallen soldiers. Thanks to such projections in 2022, 53 people were able to receive funding in the amount of 500 thousand to UAH 1 million in development of their own business. We have many successful examples where these grants of a pedestrian support for veterans business in agriculture, farming to invite those who work to support our defenders and defenders, ”the minister said.</text:p>
      <text:p text:style-name="P4">
Recently, the Ukrainian Veteran Foundation of Ministry of Development has launched a competition program for the development of a veterans' business "It is worth doing its". Project, which was launched in partnership with the MHP -Community Charitable Foundation, aimed at implementing and supporting veterans. And the winners of the competition will receive from UAH 500 to 1.5 million hryvnias.</text:p>
      <text:p text:style-name="P4">
“Among the winners of our grant projects are also enterprises that prepare weapons cleaning, sewing military clothing. In addition, they develop the country's economy at a time when it is as much as possible, they also support defense. It is very important. Therefore, please join these programs, ”Yulia Laputina said.</text:p>
      <text:p text:style-name="P4">
More about programs, conditions and a list of necessary documents for participation of funding programs - on the official <text:a xlink:type="simple" xlink:href="https://veteranfund.com.ua/contests/varto-do-own/" text:style-name="Internet_20_link" text:visited-style-name="Visited_20_Internet_20_Link">
site</text:a>
Ukrainian Veteran Foundation of Ministry of Veterans</text:p>
      <text:p text:style-name="P4">
News Source: <text:a xlink:type="simple" xlink:href="https://armyinform.com.ua/2023/04/07/mynulogo-roku-53-veterany-pidpryyemczi-otrymaly-do-1-mln-gryven-na-rozvytok-vlasnogo-biznesu/" text:style-name="Internet_20_link" text:visited-style-name="Visited_20_Internet_20_Link">
https://armyinform.com.ua/2023/04/07/mynulogo-roku-53-veterany-pidpryyemczi-otrymaly-do-1-mln-gryven-na-rozvytok-vlasnogo-biznesu/</text:a>
</text:p>
      <!--NEWS-->
      <text:h text:style-name="P10" text:outline-level="1">
<text:span text:style-name="T4">
Office of the Prosecutor General of Ukraine: Almost 79 thousand war crimes are documented</text:span>
</text:h>
      <text:p text:style-name="P4">
Author: ['АРМІЯINFORM']</text:p>
      <text:p text:style-name="P4">
Time: 2023-04-07T56:00:00-04:00</text:p>
      <text:p text:style-name="P4">
Description: OFIC General Prosecutor of Ukrainian, about the documentary of the cries, out of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warcrime-07042023ua.jpg" text:style-name="Internet_20_link" text:visited-style-name="Visited_20_Internet_20_Link">
warcrime-07042023ua.jpg</text:a>
', '<text:a xlink:type="simple" xlink:href="https://armyinform.com.ua/wp-content/uploads/2023/04/warcrime-07042023en.jpg" text:style-name="Internet_20_link" text:visited-style-name="Visited_20_Internet_20_Link">
warcrime-07042023en.jpg</text:a>
']</text:p>
      <text:p text:style-name="P4">
Tags: ['STOPRUSSIA', 'АГРЕСІЯ РФ', 'ВІЙНА', 'ВОЄННІ ЗЛОЧИНИ', 'ВТОРГНЕННЯ РФ', 'ОФІС ГЕНЕРАЛЬНОГО ПРОКУРОРА УКРАЇНИ']</text:p>
      <text:p text:style-name="P4">
Category: News</text:p>
      <!--METADATA-->
      <text:p text:style-name="P4">
<draw:frame draw:style-name="fr1" draw:name="Image281" text:anchor-type="as-char" svg:width="6.9236in" svg:height="4.448413in" draw:z-index="0">
<draw:image xlink:href="../Images/AРМІЯINFORM/2023-04-07T56-00-00-04-00/warcrime-07042023ua.jpg" xlink:type="simple" xlink:show="embed" xlink:actuate="onLoad" draw:mime-type="image/jpeg"/>
</draw:frame>
Office of the Prosecutor General of Ukraine <text:a xlink:type="simple" xlink:href="https://www.gp.gov.ua/" text:style-name="Internet_20_link" text:visited-style-name="Visited_20_Internet_20_Link">
reports</text:a>
Crimes committed during the period of large -scale aggression of Russian federation against Ukraine.</text:p>
      <text:p text:style-name="P4">
<text:span text:style-name="T4">
 As of April 07 </text:span>
 Registered:</text:p>
      <ul>
        <li>
78 889 Military Crimes, * 17 012 Crimes against National Security of Ukraine.</li>
      </ul>
      <text:p text:style-name="P4">
In addition, according to the official data of juvenile prosecutors, <text:span text:style-name="T4">
 1411 children have become </text:span>
 due to aggression of the Russian Federation, including:</text:p>
      <ul>
        <li>
467 - children were killed, * 944 - children were injured in varying degrees of severity.</li>
      </ul>
      <text:p text:style-name="P4">
The department emphasizes that these figures are not final, since work continues in their installation in places of active fighting, in temporarily occupied tangible territories.</text:p>
      <text:p text:style-name="P4">
<draw:frame draw:style-name="fr1" draw:name="Image282" text:anchor-type="as-char" svg:width="6.9236in" svg:height="4.448413in" draw:z-index="0">
<draw:image xlink:href="../Images/AРМІЯINFORM/2023-04-07T56-00-00-04-00/warcrime-07042023en.jpg" xlink:type="simple" xlink:show="embed" xlink:actuate="onLoad" draw:mime-type="image/jpeg"/>
</draw:frame>
</text:p>
      <text:p text:style-name="P4">
News Source: <text:a xlink:type="simple" xlink:href="https://armyinform.com.ua/2023/04/07/ofis-genprokurora-ukrayiny-zadokumentovano-majzhe-79-tysyach-voyennyh-zlochyniv/" text:style-name="Internet_20_link" text:visited-style-name="Visited_20_Internet_20_Link">
https://armyinform.com.ua/2023/04/07/ofis-genprokurora-ukrayiny-zadokumentovano-majzhe-79-tysyach-voyennyh-zlochyniv/</text:a>
</text:p>
      <!--NEWS-->
      <text:h text:style-name="P10" text:outline-level="1">
<text:span text:style-name="T4">
In the Donetsk, the forces of defense were knocked down by a hostile assault</text:span>
</text:h>
      <text:p text:style-name="P4">
Author: ['АРМІЯINFORM']</text:p>
      <text:p text:style-name="P4">
Time: 2023-04-07T57:00:00-04:00</text:p>
      <text:p text:style-name="P4">
Description: The General Headquarters of the Zbroyni forces of Ukraine, having wiped up the INFOSIA SHODOSHANNE of Vorozho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znyshheno-su-25.jpg" text:style-name="Internet_20_link" text:visited-style-name="Visited_20_Internet_20_Link">
znyshheno-su-25.jpg</text:a>
']</text:p>
      <text:p text:style-name="P4">
Tags: ['STOPRUSSIA', 'ВТОРГНЕННЯ РФ', 'ГШ ЗСУ']</text:p>
      <text:p text:style-name="P4">
Category: News</text:p>
      <!--METADATA-->
      <text:p text:style-name="P4">
<draw:frame draw:style-name="fr1" draw:name="Image283" text:anchor-type="as-char" svg:width="6.9236in" svg:height="4.283978in" draw:z-index="0">
<draw:image xlink:href="../Images/AРМІЯINFORM/2023-04-07T57-00-00-04-00/znyshheno-su-25.jpg" xlink:type="simple" xlink:show="embed" xlink:actuate="onLoad" draw:mime-type="image/jpeg"/>
</draw:frame>
Illustrative photo</text:p>
      <text:p text:style-name="P4">
The General Staff of the Armed Forces of Ukraine has published information on the destruction of the elastic aircraft in Donetsk region.</text:p>
      <ul>
        <li>
Good news. In the area of Marinka, in Donetsk, the Su-25 enemy was destroyed. Let's get and win!- The message says.</li>
      </ul>
      <text:p text:style-name="P4">
<text:span text:style-name="T5">
Derello: <text:a xlink:type="simple" xlink:href="https://www.facebook.com/GeneralStaff.ua/posts/pfbid06DkWi8RQGcUNUA8jow4vLakR5cSRJpfWiNAYv6nCqGZkG6BKeQ7VYT8aFjr9oKsUl" text:style-name="Internet_20_link" text:visited-style-name="Visited_20_Internet_20_Link">
GSZSU</text:a>
</text:span>
</text:p>
      <text:p text:style-name="P4">
News Source: <text:a xlink:type="simple" xlink:href="https://armyinform.com.ua/2023/04/07/na-donechchyni-syly-oborony-zbyly-vorozhyj-shturmovyk/" text:style-name="Internet_20_link" text:visited-style-name="Visited_20_Internet_20_Link">
https://armyinform.com.ua/2023/04/07/na-donechchyni-syly-oborony-zbyly-vorozhyj-shturmovyk/</text:a>
</text:p>
      <!--NEWS-->
      <text:h text:style-name="P10" text:outline-level="1">
<text:span text:style-name="T4">
Thanks to the misery of the warriors, the insubordination of our people, we won the battle north - President of Ukraine</text:span>
</text:h>
      <text:p text:style-name="P4">
Author: ['АРМІЯINFORM']</text:p>
      <text:p text:style-name="P4">
Time: 2023-04-07T58:00:00-04:00</text:p>
      <text:p text:style-name="P4">
Description: RIK Tom Zbroinі Khustriana completed Zvilnnnya VID Vorog Kyivsko, Chernigiv -Tu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photo_2023-04-07_12-55-17-2.jpg" text:style-name="Internet_20_link" text:visited-style-name="Visited_20_Internet_20_Link">
photo_2023-04-07_12-55-17-2.jpg</text:a>
', '<text:a xlink:type="simple" xlink:href="https://armyinform.com.ua/wp-content/uploads/2023/04/photo_2023-04-07_12-55-20-150x150.jpg" text:style-name="Internet_20_link" text:visited-style-name="Visited_20_Internet_20_Link">
photo_2023-04-07_12-55-20-150x150.jpg</text:a>
', '<text:a xlink:type="simple" xlink:href="https://armyinform.com.ua/wp-content/uploads/2023/04/photo_2023-04-07_12-55-16-150x150.jpg" text:style-name="Internet_20_link" text:visited-style-name="Visited_20_Internet_20_Link">
photo_2023-04-07_12-55-16-150x150.jpg</text:a>
', '<text:a xlink:type="simple" xlink:href="https://armyinform.com.ua/wp-content/uploads/2023/04/photo_2023-04-07_12-55-19-3-150x150.jpg" text:style-name="Internet_20_link" text:visited-style-name="Visited_20_Internet_20_Link">
photo_2023-04-07_12-55-19-3-150x150.jpg</text:a>
', '<text:a xlink:type="simple" xlink:href="https://armyinform.com.ua/wp-content/uploads/2023/04/photo_2023-04-07_12-55-18-150x150.jpg" text:style-name="Internet_20_link" text:visited-style-name="Visited_20_Internet_20_Link">
photo_2023-04-07_12-55-18-150x150.jpg</text:a>
', '<text:a xlink:type="simple" xlink:href="https://armyinform.com.ua/wp-content/uploads/2023/04/photo_2023-04-07_12-55-20-2-150x150.jpg" text:style-name="Internet_20_link" text:visited-style-name="Visited_20_Internet_20_Link">
photo_2023-04-07_12-55-20-2-150x150.jpg</text:a>
', '<text:a xlink:type="simple" xlink:href="https://armyinform.com.ua/wp-content/uploads/2023/04/photo_2023-04-07_12-55-17-150x150.jpg" text:style-name="Internet_20_link" text:visited-style-name="Visited_20_Internet_20_Link">
photo_2023-04-07_12-55-17-150x150.jpg</text:a>
', '<text:a xlink:type="simple" xlink:href="https://armyinform.com.ua/wp-content/uploads/2023/04/photo_2023-04-07_12-55-18-2-150x150.jpg" text:style-name="Internet_20_link" text:visited-style-name="Visited_20_Internet_20_Link">
photo_2023-04-07_12-55-18-2-150x150.jpg</text:a>
', '<text:a xlink:type="simple" xlink:href="https://armyinform.com.ua/wp-content/uploads/2023/04/photo_2023-04-07_12-55-19-2-150x150.jpg" text:style-name="Internet_20_link" text:visited-style-name="Visited_20_Internet_20_Link">
photo_2023-04-07_12-55-19-2-150x150.jpg</text:a>
', '<text:a xlink:type="simple" xlink:href="https://armyinform.com.ua/wp-content/uploads/2023/04/photo_2023-04-07_12-55-19-150x150.jpg" text:style-name="Internet_20_link" text:visited-style-name="Visited_20_Internet_20_Link">
photo_2023-04-07_12-55-19-150x150.jpg</text:a>
']</text:p>
      <text:p text:style-name="P4">
Tags: ['STOPRUSSIA', 'АГРЕСІЯ РФ', 'ВОЛОДИМИР ЗЕЛЕНСЬКИЙ']</text:p>
      <text:p text:style-name="P4">
Category: News</text:p>
      <!--METADATA-->
      <text:p text:style-name="P4">
<draw:frame draw:style-name="fr1" draw:name="Image284" text:anchor-type="as-char" svg:width="6.9236in" svg:height="4.619339in" draw:z-index="0">
<draw:image xlink:href="../Images/AРМІЯINFORM/2023-04-07T58-00-00-04-00/photo_2023-04-07_12-55-17-2.jpg" xlink:type="simple" xlink:show="embed" xlink:actuate="onLoad" draw:mime-type="image/jpeg"/>
</draw:frame>
A year ago, the Armed Forces of Ukraine completed the liberation from the enemy of Kyiv, Chernihiv and Sumy regions. Thanks to the misery of our warriors, non -core people we won the Battle of the North.</text:p>
      <text:p text:style-name="P4">
“We will restore the territorial integrity of our country. Ukraine will win Nafroron. Ukraine will win the reconstruction. Ukraine will win the return of rightness, ”the head of the Ukrainian state in [telegrams] emphasized(https://t.me/V_Zelenskiy_official/5788).</text:p>
      <text:p text:style-name="P4">
<text:a xlink:type="simple" xlink:href="https://armyinform.com.ua/wp-content/uploads/2023/04/photo_2023-04-07_12-55-20.jpg" text:style-name="Internet_20_link" text:visited-style-name="Visited_20_Internet_20_Link">
<draw:frame draw:style-name="fr1" draw:name="Image285" text:anchor-type="as-char" svg:width="6.9236in" svg:height="6.9236in" draw:z-index="0">
<draw:image xlink:href="../Images/AРМІЯINFORM/2023-04-07T58-00-00-04-00/photo_2023-04-07_12-55-20-150x150.jpg" xlink:type="simple" xlink:show="embed" xlink:actuate="onLoad" draw:mime-type="image/jpeg"/>
</draw:frame>
</text:a>
</text:p>
      <text:p text:style-name="P4">
<text:a xlink:type="simple" xlink:href="https://armyinform.com.ua/wp-content/uploads/2023/04/photo_2023-04-07_12-55-16.jpg" text:style-name="Internet_20_link" text:visited-style-name="Visited_20_Internet_20_Link">
<draw:frame draw:style-name="fr1" draw:name="Image286" text:anchor-type="as-char" svg:width="6.9236in" svg:height="6.9236in" draw:z-index="0">
<draw:image xlink:href="../Images/AРМІЯINFORM/2023-04-07T58-00-00-04-00/photo_2023-04-07_12-55-16-150x150.jpg" xlink:type="simple" xlink:show="embed" xlink:actuate="onLoad" draw:mime-type="image/jpeg"/>
</draw:frame>
</text:a>
</text:p>
      <text:p text:style-name="P4">
<text:a xlink:type="simple" xlink:href="https://armyinform.com.ua/wp-content/uploads/2023/04/photo_2023-04-07_12-55-19-3.jpg" text:style-name="Internet_20_link" text:visited-style-name="Visited_20_Internet_20_Link">
<draw:frame draw:style-name="fr1" draw:name="Image287" text:anchor-type="as-char" svg:width="6.9236in" svg:height="6.9236in" draw:z-index="0">
<draw:image xlink:href="../Images/AРМІЯINFORM/2023-04-07T58-00-00-04-00/photo_2023-04-07_12-55-19-3-150x150.jpg" xlink:type="simple" xlink:show="embed" xlink:actuate="onLoad" draw:mime-type="image/jpeg"/>
</draw:frame>
</text:a>
</text:p>
      <text:p text:style-name="P4">
<text:a xlink:type="simple" xlink:href="https://armyinform.com.ua/wp-content/uploads/2023/04/photo_2023-04-07_12-55-18.jpg" text:style-name="Internet_20_link" text:visited-style-name="Visited_20_Internet_20_Link">
<draw:frame draw:style-name="fr1" draw:name="Image288" text:anchor-type="as-char" svg:width="6.9236in" svg:height="6.9236in" draw:z-index="0">
<draw:image xlink:href="../Images/AРМІЯINFORM/2023-04-07T58-00-00-04-00/photo_2023-04-07_12-55-18-150x150.jpg" xlink:type="simple" xlink:show="embed" xlink:actuate="onLoad" draw:mime-type="image/jpeg"/>
</draw:frame>
</text:a>
</text:p>
      <text:p text:style-name="P4">
<text:a xlink:type="simple" xlink:href="https://armyinform.com.ua/wp-content/uploads/2023/04/photo_2023-04-07_12-55-20-2.jpg" text:style-name="Internet_20_link" text:visited-style-name="Visited_20_Internet_20_Link">
<draw:frame draw:style-name="fr1" draw:name="Image289" text:anchor-type="as-char" svg:width="6.9236in" svg:height="6.9236in" draw:z-index="0">
<draw:image xlink:href="../Images/AРМІЯINFORM/2023-04-07T58-00-00-04-00/photo_2023-04-07_12-55-20-2-150x150.jpg" xlink:type="simple" xlink:show="embed" xlink:actuate="onLoad" draw:mime-type="image/jpeg"/>
</draw:frame>
</text:a>
</text:p>
      <text:p text:style-name="P4">
<text:a xlink:type="simple" xlink:href="https://armyinform.com.ua/wp-content/uploads/2023/04/photo_2023-04-07_12-55-17.jpg" text:style-name="Internet_20_link" text:visited-style-name="Visited_20_Internet_20_Link">
<draw:frame draw:style-name="fr1" draw:name="Image290" text:anchor-type="as-char" svg:width="6.9236in" svg:height="6.9236in" draw:z-index="0">
<draw:image xlink:href="../Images/AРМІЯINFORM/2023-04-07T58-00-00-04-00/photo_2023-04-07_12-55-17-150x150.jpg" xlink:type="simple" xlink:show="embed" xlink:actuate="onLoad" draw:mime-type="image/jpeg"/>
</draw:frame>
</text:a>
</text:p>
      <text:p text:style-name="P4">
<text:a xlink:type="simple" xlink:href="https://armyinform.com.ua/wp-content/uploads/2023/04/photo_2023-04-07_12-55-18-2.jpg" text:style-name="Internet_20_link" text:visited-style-name="Visited_20_Internet_20_Link">
<draw:frame draw:style-name="fr1" draw:name="Image291" text:anchor-type="as-char" svg:width="6.9236in" svg:height="6.9236in" draw:z-index="0">
<draw:image xlink:href="../Images/AРМІЯINFORM/2023-04-07T58-00-00-04-00/photo_2023-04-07_12-55-18-2-150x150.jpg" xlink:type="simple" xlink:show="embed" xlink:actuate="onLoad" draw:mime-type="image/jpeg"/>
</draw:frame>
</text:a>
</text:p>
      <text:p text:style-name="P4">
<text:a xlink:type="simple" xlink:href="https://armyinform.com.ua/wp-content/uploads/2023/04/photo_2023-04-07_12-55-19-2.jpg" text:style-name="Internet_20_link" text:visited-style-name="Visited_20_Internet_20_Link">
<draw:frame draw:style-name="fr1" draw:name="Image292" text:anchor-type="as-char" svg:width="6.9236in" svg:height="6.9236in" draw:z-index="0">
<draw:image xlink:href="../Images/AРМІЯINFORM/2023-04-07T58-00-00-04-00/photo_2023-04-07_12-55-19-2-150x150.jpg" xlink:type="simple" xlink:show="embed" xlink:actuate="onLoad" draw:mime-type="image/jpeg"/>
</draw:frame>
</text:a>
</text:p>
      <text:p text:style-name="P4">
<text:a xlink:type="simple" xlink:href="https://armyinform.com.ua/wp-content/uploads/2023/04/photo_2023-04-07_12-55-19.jpg" text:style-name="Internet_20_link" text:visited-style-name="Visited_20_Internet_20_Link">
<draw:frame draw:style-name="fr1" draw:name="Image293" text:anchor-type="as-char" svg:width="6.9236in" svg:height="6.9236in" draw:z-index="0">
<draw:image xlink:href="../Images/AРМІЯINFORM/2023-04-07T58-00-00-04-00/photo_2023-04-07_12-55-19-150x150.jpg" xlink:type="simple" xlink:show="embed" xlink:actuate="onLoad" draw:mime-type="image/jpeg"/>
</draw:frame>
</text:a>
</text:p>
      <text:p text:style-name="P4">
News Source: <text:a xlink:type="simple" xlink:href="https://armyinform.com.ua/2023/04/07/zavdyaky-miczi-voyiniv-neskorenosti-nashyh-lyudej-my-peremogly-u-bytvi-za-pivnich-prezydent-ukrayiny/" text:style-name="Internet_20_link" text:visited-style-name="Visited_20_Internet_20_Link">
https://armyinform.com.ua/2023/04/07/zavdyaky-miczi-voyiniv-neskorenosti-nashyh-lyudej-my-peremogly-u-bytvi-za-pivnich-prezydent-ukrayiny/</text:a>
</text:p>
      <!--NEWS-->
      <text:h text:style-name="P10" text:outline-level="1">
<text:span text:style-name="T4">
We need to get a modern multi-purpose F-16 aircraft as soon as possible-Yuri Ignat</text:span>
</text:h>
      <text:p text:style-name="P4">
Author: ['Ігор Березинський']</text:p>
      <text:p text:style-name="P4">
Time: 2023-04-07T59:00:00-04:00</text:p>
      <text:p text:style-name="P4">
Description: Rechnik Commodianny forces of the ZSU, Colonel Yuriyi Inat PID Hour Prescabifing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2/photo_2023-02-11_15-50-55.jpg" text:style-name="Internet_20_link" text:visited-style-name="Visited_20_Internet_20_Link">
photo_2023-02-11_15-50-55.jpg</text:a>
']</text:p>
      <text:p text:style-name="P4">
Tags: ['STOPRUSSIA', 'АГРЕСІЯ РФ', 'ВТОРГНЕННЯ РФ', 'ЮРІЙ ІГНАТ']</text:p>
      <text:p text:style-name="P4">
Category: News</text:p>
      <!--METADATA-->
      <text:p text:style-name="P4">
<draw:frame draw:style-name="fr1" draw:name="Image294" text:anchor-type="as-char" svg:width="6.9236in" svg:height="4.708048in" draw:z-index="0">
<draw:image xlink:href="../Images/AРМІЯINFORM/2023-04-07T59-00-00-04-00/photo_2023-02-11_15-50-55.jpg" xlink:type="simple" xlink:show="embed" xlink:actuate="onLoad" draw:mime-type="image/jpeg"/>
</draw:frame>
Colonel Yuri Ignativ Air Force Command Colonel Yuri Ignat during the Air Force Command at the Media Center Ukraine-Ukrinformna Theme: "Air Force of the Armed Forces at the Front of the Russian-Ukrainian War" reported that in order for a counter-confidence to be successful, we need to win the preference, because the enemy, because the enemy their attacking actions both on the judgment and in the air.</text:p>
      <ul>
        <li>
We are currently leading an air battle, affecting hostile means and sometimes iaviation. We will have in the near future in a certain amount and Patriot, ISAMP/T. This will strengthen our advantage, but we wanted to get modern many-target aircraft 4+, including the F-16,-he emphasized as soon as possible.</li>
      </ul>
      <text:p text:style-name="P4">
News Source: <text:a xlink:type="simple" xlink:href="https://armyinform.com.ua/2023/04/07/nam-potribno-yaknajshvydshe-otrymaty-suchasnyj-bagatoczilovyj-litak-f-16-yurij-ignat/" text:style-name="Internet_20_link" text:visited-style-name="Visited_20_Internet_20_Link">
https://armyinform.com.ua/2023/04/07/nam-potribno-yaknajshvydshe-otrymaty-suchasnyj-bagatoczilovyj-litak-f-16-yurij-ignat/</text:a>
</text:p>
      <!--NEWS-->
      <text:h text:style-name="P10" text:outline-level="1">
<text:span text:style-name="T4">
What are the results of testing Ukrainian pilots in the United States: Yuri Ignatus told details</text:span>
</text:h>
      <text:p text:style-name="P4">
Author: ['Олександр Козубенко']</text:p>
      <text:p text:style-name="P4">
Time: 2023-04-07T60:00:00-04:00</text:p>
      <text:p text:style-name="P4">
Description: The American partners did not give the temple of the valley to our lumines for the results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07/2553061-yak-voyini-neba-ryatuyut-nas-vid-raket-i-litakiv-okupantiv-pro-robotu-povitryanih-sil-ukrayini.jpeg" text:style-name="Internet_20_link" text:visited-style-name="Visited_20_Internet_20_Link">
2553061-yak-voyini-neba-ryatuyut-nas-vid-raket-i-litakiv-okupantiv-pro-robotu-povitryanih-sil-ukrayini.jpeg</text:a>
']</text:p>
      <text:p text:style-name="P4">
Tags: ['STOPRUSSIA', 'АГРЕСІЯ РФ', 'ВІЙСЬКОВИЙ ЛЬОТЧИК', 'ВТОРГНЕННЯ РФ', 'ЮРІЙ ІГНАТ']</text:p>
      <text:p text:style-name="P4">
Category: News</text:p>
      <!--METADATA-->
      <text:p text:style-name="P4">
<draw:frame draw:style-name="fr1" draw:name="Image295" text:anchor-type="as-char" svg:width="6.9236in" svg:height="2.516066in" draw:z-index="0">
<draw:image xlink:href="../Images/AРМІЯINFORM/2023-04-07T60-00-00-04-00/2553061-yak-voyini-neba-ryatuyut-nas-vid-raket-i-litakiv-okupantiv-pro-robotu-povitryanih-sil-ukrayini.jpeg" xlink:type="simple" xlink:show="embed" xlink:actuate="onLoad" draw:mime-type="image/jpeg"/>
</draw:frame>
Recently, US partners have given high ratings to our pilots the reserves of the testing they have passed in America. Colonel Yuri Ignati during [briefing] told about it the Air Force Air Force Colonel Yuri Ignat during <text:a xlink:type="simple" xlink:href="https://www.youtube.com/watch" text:style-name="Internet_20_link" text:visited-style-name="Visited_20_Internet_20_Link">
briefing</text:a>
in Ukrinform.</text:p>
      <text:p text:style-name="P4">
He reported that experienced pilots were selected for testing in the United States: "This is not training, but testing," Yuri Ignat said.</text:p>
      <text:p text:style-name="P4">
-They studied their capabilities and their level of preparation, how quickly they can master modern multi-purpose planes, such as the F-16-this is no longer an Esecrette,-said a representative of the Air Force.</text:p>
      <text:p text:style-name="P4">
According to Colonel Ignatus, the Air Force chief noted that the more estimated estimates of this test can be concluded - it will take less to prepare.</text:p>
      <ul>
        <li>
Earlier it was stated that the approximate term - half a year, - recalled Yuri Ignat. And not to sparkle, but in fact, to use the types of weapons that will be available.</li>
      </ul>
      <text:p text:style-name="P4">
News Source: <text:a xlink:type="simple" xlink:href="https://armyinform.com.ua/2023/04/07/yaki-rezultaty-testuvannya-ukrayinskyh-lotchykiv-u-ssha-yurij-ignat-rozpoviv-podrobyczi/" text:style-name="Internet_20_link" text:visited-style-name="Visited_20_Internet_20_Link">
https://armyinform.com.ua/2023/04/07/yaki-rezultaty-testuvannya-ukrayinskyh-lotchykiv-u-ssha-yurij-ignat-rozpoviv-podrobyczi/</text:a>
</text:p>
      <!--NEWS-->
      <text:h text:style-name="P10" text:outline-level="1">
<text:span text:style-name="T4">
The tactics of hostile air attacks became more dangerous - Colonel Yuri Ignat</text:span>
</text:h>
      <text:p text:style-name="P4">
Author: ['Олександр Козубенко']</text:p>
      <text:p text:style-name="P4">
Time: 2023-04-07T61:00:00-04:00</text:p>
      <text:p text:style-name="P4">
Description: Ostannim for an hour Vorog Zhmіniy of his tactics for the attacks of Ukrainian, who was looking for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1/photo_5372944821498533820_y.jpg" text:style-name="Internet_20_link" text:visited-style-name="Visited_20_Internet_20_Link">
photo_5372944821498533820_y.jpg</text:a>
']</text:p>
      <text:p text:style-name="P4">
Tags: ['STOPRUSSIA', 'АГРЕСІЯ РФ', 'ВІЙНА', 'ВТОРГНЕННЯ РФ', 'ЮРІЙ ІГНАТ']</text:p>
      <text:p text:style-name="P4">
Category: News</text:p>
      <!--METADATA-->
      <text:p text:style-name="P4">
<draw:frame draw:style-name="fr1" draw:name="Image296" text:anchor-type="as-char" svg:width="6.9236in" svg:height="3.952222in" draw:z-index="0">
<draw:image xlink:href="../Images/AРМІЯINFORM/2023-04-07T61-00-00-04-00/photo_5372944821498533820_y.jpg" xlink:type="simple" xlink:show="embed" xlink:actuate="onLoad" draw:mime-type="image/jpeg"/>
</draw:frame>
Recently, the enemy has changed his tactics for the attacks of Ukraine from the air, made it more dangerous. It was reported by the spokesman of the Air Force Command Colonel Yuri Ignat during <text:a xlink:type="simple" xlink:href="https://www.youtube.com/watch" text:style-name="Internet_20_link" text:visited-style-name="Visited_20_Internet_20_Link">
briefing</text:a>
in Ukrinform.</text:p>
      <ul>
        <li>
The enemy began to use less aviation in the immediate vicinity of our border, - said Yuri Ignat. - Many of their equipment was destroyed when an operation was released by our territories in the Kharkiv Tacherson directions.</li>
      </ul>
      <text:p text:style-name="P4">
According to Colonel Ignatus, today Russians are using aviation more -proof, in particular, attack corrected aviation bombs.</text:p>
      <text:p text:style-name="P4">
-More and more applications of this type of ammunition from Su-35 aircraft and possibly Su-34 from a distance of 50 or more kilometers from the line of combat collision,-said Yuri Ignat. - This Russian tactic is dangerous for us because <text:span text:style-name="T5">
(vnas. - A row.)</text:span>
 There are no means that can be driven away by the Ustravian aviation from the borders of Ukraine today.</text:p>
      <text:p text:style-name="P4">
News Source: <text:a xlink:type="simple" xlink:href="https://armyinform.com.ua/2023/04/07/taktyka-vorozhyh-atak-z-povitrya-stala-bilsh-nebezpechnoyu-polkovnyk-yurij-ignat/" text:style-name="Internet_20_link" text:visited-style-name="Visited_20_Internet_20_Link">
https://armyinform.com.ua/2023/04/07/taktyka-vorozhyh-atak-z-povitrya-stala-bilsh-nebezpechnoyu-polkovnyk-yurij-ignat/</text:a>
</text:p>
      <!--NEWS-->
      <text:h text:style-name="P10" text:outline-level="1">
<text:span text:style-name="T4">
The enemy should not receive information from our telegrams about the movement of air goals in real time</text:span>
</text:h>
      <text:p text:style-name="P4">
Author: ['Ігор Березинський']</text:p>
      <text:p text:style-name="P4">
Time: 2023-04-07T62:00:00-04:00</text:p>
      <text:p text:style-name="P4">
Description: PID Hour Presabrifing Commander of the ZSU's dousers in the Medi -Centri Ukraina - Ukrinform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10/2022-10-06-vorog-znov-obstrilyav-raketamy.jpg" text:style-name="Internet_20_link" text:visited-style-name="Visited_20_Internet_20_Link">
2022-10-06-vorog-znov-obstrilyav-raketamy.jpg</text:a>
']</text:p>
      <text:p text:style-name="P4">
Tags: ['АГРЕСІЯ РФ', 'БРИФІНГ', 'ВТОРГНЕННЯ РФ', 'ЮРІЙ ІГНАТ']</text:p>
      <text:p text:style-name="P4">
Category: News</text:p>
      <!--METADATA-->
      <text:p text:style-name="P4">
<draw:frame draw:style-name="fr1" draw:name="Image297" text:anchor-type="as-char" svg:width="6.9236in" svg:height="3.893007in" draw:z-index="0">
<draw:image xlink:href="../Images/AРМІЯINFORM/2023-04-07T62-00-00-04-00/2022-10-06-vorog-znov-obstrilyav-raketamy.jpg" xlink:type="simple" xlink:show="embed" xlink:actuate="onLoad" draw:mime-type="image/jpeg"/>
</draw:frame>
Illustrative photo</text:p>
      <text:p text:style-name="P4">
During the pressing of the Air Force Command at the Media Center Ukraine-UKRINFORM, a spokesman for the Air Force Command Colonel Yuri Ignat told the responsibility of some telegrams that spread the movement of air-cavities in real time.</text:p>
      <ul>
        <li>
From me personally and the leadership of the Air Force of the Armed Forces, it was already stated that it carries certain threats, why it is dangerous, so it must be confused, because some detailing sometimes increased, - he emphasized.</li>
      </ul>
      <text:p text:style-name="P4">
Yuri Ignata stressed that general information can be published, that is, that there is air anxiety, where the threat comes, but the detail of such information, including screenshots, is not possible.</text:p>
      <ul>
        <li>
There are no longer those publications at this time, and I thank those who listened to me and those who help the population to understand what is happening, but without receiving the enemy not receiving sensitive information, and it must be followed, - said Yuri Ignat.</li>
      </ul>
      <text:p text:style-name="P4">
News Source: <text:a xlink:type="simple" xlink:href="https://armyinform.com.ua/2023/04/07/vorog-ne-povynen-otrymuvaty-informacziyi-vid-nashyh-telegram-kanaliv-pro-ruh-povitryanyh-czilej-v-realnomu-chasi-yurij-ignat/" text:style-name="Internet_20_link" text:visited-style-name="Visited_20_Internet_20_Link">
https://armyinform.com.ua/2023/04/07/vorog-ne-povynen-otrymuvaty-informacziyi-vid-nashyh-telegram-kanaliv-pro-ruh-povitryanyh-czilej-v-realnomu-chasi-yurij-ignat/</text:a>
</text:p>
      <!--NEWS-->
      <text:h text:style-name="P10" text:outline-level="1">
<text:span text:style-name="T4">
The Russian Federation holds in the Mediterranean three ships with 20 "calibers"</text:span>
</text:h>
      <text:p text:style-name="P4">
Author: ['АРМІЯINFORM']</text:p>
      <text:p text:style-name="P4">
Time: 2023-04-07T63:00:00-04:00</text:p>
      <text:p text:style-name="P4">
Description: Rosіyska Federalsia was seen in the Seredruzemle Sea of 7 pouring ship, 3 of them are Krilatikh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08/raketa-kalibr.jpg" text:style-name="Internet_20_link" text:visited-style-name="Visited_20_Internet_20_Link">
raketa-kalibr.jpg</text:a>
']</text:p>
      <text:p text:style-name="P4">
Tags: ['STOPRUSSIA', 'АГРЕСІЯ РФ', 'ВМС', 'ВТОРГНЕННЯ РФ', 'РАКЕТИ «КАЛІБР»']</text:p>
      <text:p text:style-name="P4">
Category: News</text:p>
      <!--METADATA-->
      <text:p text:style-name="P4">
<draw:frame draw:style-name="fr1" draw:name="Image298" text:anchor-type="as-char" svg:width="6.9236in" svg:height="4.609384in" draw:z-index="0">
<draw:image xlink:href="../Images/AРМІЯINFORM/2023-04-07T63-00-00-04-00/raketa-kalibr.jpg" xlink:type="simple" xlink:show="embed" xlink:actuate="onLoad" draw:mime-type="image/jpeg"/>
</draw:frame>
Illustrative photo</text:p>
      <text:p text:style-name="P4">
The Russian Federation brought 7 enemy ships to the Mediterranean, of which 3 of them of the winged rockets "Caliber", a total volley - 20 missiles.</text:p>
      <text:p text:style-name="P4">
About it <text:a xlink:type="simple" xlink:href="https://fb.watch/jLJ7UMlNNG/" text:style-name="Internet_20_link" text:visited-style-name="Visited_20_Internet_20_Link">
reports</text:a>
The Command of the Navy of the Armed Forces.</text:p>
      <text:p text:style-name="P4">
In the Sea of Azov, the enemy continues to control marine communications, holding 1 ship.</text:p>
      <text:p text:style-name="P4">
News Source: <text:a xlink:type="simple" xlink:href="https://armyinform.com.ua/2023/04/07/rf-trymaye-u-seredzemnomu-mori-try-korabli-iz-20-kalibramy/" text:style-name="Internet_20_link" text:visited-style-name="Visited_20_Internet_20_Link">
https://armyinform.com.ua/2023/04/07/rf-trymaye-u-seredzemnomu-mori-try-korabli-iz-20-kalibramy/</text:a>
</text:p>
      <!--NEWS-->
      <text:h text:style-name="P10" text:outline-level="1">
<text:span text:style-name="T4">
The NSDC examined the cyberattacks of the APT28 group, which is provoked with Russian special services with Russian special services</text:span>
</text:h>
      <text:p text:style-name="P4">
Author: ['АРМІЯINFORM']</text:p>
      <text:p text:style-name="P4">
Time: 2023-04-07T64:00:00-04:00</text:p>
      <text:p text:style-name="P4">
Description: The National Coordinating Center of Kіberbespekes at the RNBO of Ukrainian Doslіdiv attacks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hackers.jpg" text:style-name="Internet_20_link" text:visited-style-name="Visited_20_Internet_20_Link">
hackers.jpg</text:a>
']</text:p>
      <text:p text:style-name="P4">
Tags: ['КІБЕРАТАКИ', 'РНБО УКРАЇНИ', 'РОСІЙСЬКІ СПЕЦСЛУЖБИ']</text:p>
      <text:p text:style-name="P4">
Category: News</text:p>
      <!--METADATA-->
      <text:p text:style-name="P4">
<draw:frame draw:style-name="fr1" draw:name="Image299" text:anchor-type="as-char" svg:width="6.9236in" svg:height="3.894525in" draw:z-index="0">
<draw:image xlink:href="../Images/AРМІЯINFORM/2023-04-07T64-00-00-04-00/hackers.jpg" xlink:type="simple" xlink:show="embed" xlink:actuate="onLoad" draw:mime-type="image/jpeg"/>
</draw:frame>
The National Cyber Security Center at the NSDC of Ukraine has examined the APT28 attacian hacker group, which actively uses the critical vulnerability of CV-2023-23397.</text:p>
      <text:p text:style-name="P4">
About this <text:a xlink:type="simple" xlink:href="https://www.rnbo.gov.ua/ua/Diialnist/6248.html" text:style-name="Internet_20_link" text:visited-style-name="Visited_20_Internet_20_Link">
it is referred</text:a>
NSDC.</text:p>
      <text:p text:style-name="P4">
In particular, the main conclusions are made:</text:p>
      <ul>
        <li>
APT28 grouping is attacking zero vulnerability in Outlook's postal client for at least a year; * During this time, the victims of attacks were companies: gas transportation operators, private companies of satellite intelligence and radar systems, institutions and organizations of the Foreign and NATO, development companies and IT suppliers, etc.; * The first attack was discovered in March 2022 after the start of a large -scale invasion. Since then, a number of attacks on enterprises and organizations of Europe and the Middle East have been recorded using new critical vulnerability.</li>
      </ul>
      <text:p text:style-name="P4">
You can read detail the report on APT28 attacks using the Vulnerability of the seconds 2023-23397 at <text:a xlink:type="simple" xlink:href="https://www.rnbo.gov.ua/files/2023/NKCK/%D0%BA%D0%B2%D1%96%D1%82%D0%B5%D0%BD%D1%8C/%D0%90%D1%82%D0%B0%D0%BA%D0%B8%20%D1%83%D0%B3%D1%80%D1%83%D0%BF%D0%BE%D0%B2%D0%B0%D0%BD%D0%BD%D1%8F%20APT%20(%D0%B7%D0%B2%D1%96%D1%82).pdf" text:style-name="Internet_20_link" text:visited-style-name="Visited_20_Internet_20_Link">
link</text:a>
.</text:p>
      <text:p text:style-name="P4">
News Source: <text:a xlink:type="simple" xlink:href="https://armyinform.com.ua/2023/04/07/u-rnbo-doslidyly-kiberataky-ugrupovannya-apt28-yake-povyazuyut-z-rosijskymy-speczsluzhbamy/" text:style-name="Internet_20_link" text:visited-style-name="Visited_20_Internet_20_Link">
https://armyinform.com.ua/2023/04/07/u-rnbo-doslidyly-kiberataky-ugrupovannya-apt28-yake-povyazuyut-z-rosijskymy-speczsluzhbamy/</text:a>
</text:p>
      <!--NEWS-->
      <text:h text:style-name="P10" text:outline-level="1">
<text:span text:style-name="T4">
Coordination Staff: Official confirmation of captivity occurs through the Red Cross</text:span>
</text:h>
      <text:p text:style-name="P4">
Author: ['АРМІЯINFORM']</text:p>
      <text:p text:style-name="P4">
Time: 2023-04-07T65:00:00-04:00</text:p>
      <text:p text:style-name="P4">
Description: At the representation of the Coordinating headquarters to the Central Region of Vidbuli Zustych Z (war with Ukraine 2022, the war with Ukraine is the latest news today, the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40156585_184542153938294_2942082492827864851_n.jpg" text:style-name="Internet_20_link" text:visited-style-name="Visited_20_Internet_20_Link">
340156585_184542153938294_2942082492827864851_n.jpg</text:a>
']</text:p>
      <text:p text:style-name="P4">
Tags: ['АГРЕСІЯ РФ', 'ВІЙСЬКОВОПОЛОНЕНІ', 'КООРДИНАЦІЙНИЙ ШТАБ З ПИТАНЬ ПОВОДЖЕННЯ З ВІЙСЬКОВОПОЛОНЕНИМИ', 'МІЖНАРОДНИЙ КОМІТЕТ ЧЕРВОНОГО ХРЕСТА']</text:p>
      <text:p text:style-name="P4">
Category: News</text:p>
      <!--METADATA-->
      <text:p text:style-name="P4">
<draw:frame draw:style-name="fr1" draw:name="Image300" text:anchor-type="as-char" svg:width="6.9236in" svg:height="4.609964in" draw:z-index="0">
<draw:image xlink:href="../Images/AРМІЯINFORM/2023-04-07T65-00-00-04-00/340156585_184542153938294_2942082492827864851_n.jpg" xlink:type="simple" xlink:show="embed" xlink:actuate="onLoad" draw:mime-type="image/jpeg"/>
</draw:frame>
In the representation of the coordination headquarters of the Central Region, the families of the defenders of the separate brigade of territorial defense of Vinnytsia took place. The name of the relatives of prisoners and missing military personnel was answered by the representatives of the coordination headquarters, the Security Service of Ukraine, the forces of the Armed Forces of the Armed Forces and the Territorial Center for Acquisition and Social Support(TCC and SP).</text:p>
      <text:p text:style-name="P4">
Про це <text:a xlink:type="simple" xlink:href="https://t.me/Koord_shtab/793" text:style-name="Internet_20_link" text:visited-style-name="Visited_20_Internet_20_Link">
повідомляє</text:a>
Coordinating headquarters for the issue of prisoners of war.</text:p>
      <text:p text:style-name="P4">
Particular attention was paid to the meetings concerning the personal information of servicemen, distributing it, in particular, on social networks and transfer to outsiders.</text:p>
      <text:p text:style-name="P4">
Representatives of the staff called for relatives to transmit such information to exceptional bodies such as the coordination headquarters, the National Information Bureau, the Security Service of Ukraine, the National Police, etc. It is necessary to be very sawing and careful not to become victims of fraud and not harm the person who reassures in hostile captivity.</text:p>
      <text:p text:style-name="P4">
In addition, they discussed the issues of accounting for defenders in the NIB Register:</text:p>
      <text:p text:style-name="P4">
"According to the Geneva Conventions, the official confirmation of captivity is the International Committee of the Red Cross," said Yulia Prymak, the head of the Central Regional Center. - However, it does not have the exchanges on exchanges - we return home all: both confirmed and not confirmed. "</text:p>
      <text:p text:style-name="P4">
News Source: <text:a xlink:type="simple" xlink:href="https://armyinform.com.ua/2023/04/07/koordynaczijnyj-shtab-oficzijne-pidtverdzhennya-polonu-vidbuvayetsya-cherez-chervonyj-hrest/" text:style-name="Internet_20_link" text:visited-style-name="Visited_20_Internet_20_Link">
https://armyinform.com.ua/2023/04/07/koordynaczijnyj-shtab-oficzijne-pidtverdzhennya-polonu-vidbuvayetsya-cherez-chervonyj-hrest/</text:a>
</text:p>
      <!--NEWS-->
      <text:h text:style-name="P10" text:outline-level="1">
<text:span text:style-name="T4">
Personnel of the Su-25 Storm Milk of the Occupants have been published</text:span>
</text:h>
      <text:p text:style-name="P4">
Author: ['АРМІЯINFORM']</text:p>
      <text:p text:style-name="P4">
Time: 2023-04-07T66:00:00-04:00</text:p>
      <text:p text:style-name="P4">
Description: Commanding the landing and playing forces of the Zbroyni forces of Ukraine was defeated by Video Zbitty Ta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dshv.jpg" text:style-name="Internet_20_link" text:visited-style-name="Visited_20_Internet_20_Link">
dshv.jpg</text:a>
']</text:p>
      <text:p text:style-name="P4">
Tags: ['STOPRUSSIA', 'ДЕСАНТНО-ШТУРМОВІ ВІЙСЬКА', 'ХРОНІКА ОБОРОНИ']</text:p>
      <text:p text:style-name="P4">
Category: News</text:p>
      <!--METADATA-->
      <text:p text:style-name="P4">
<draw:frame draw:style-name="fr1" draw:name="Image301" text:anchor-type="as-char" svg:width="6.9236in" svg:height="3.894525in" draw:z-index="0">
<draw:image xlink:href="../Images/AРМІЯINFORM/2023-04-07T66-00-00-04-00/dshv.jpg" xlink:type="simple" xlink:show="embed" xlink:actuate="onLoad" draw:mime-type="image/jpeg"/>
</draw:frame>
The command of the landing troops of the Armed Forces of Ukraine published a video cliff and the moment of falling of the Russian Su-25 Stormboard, which <text:a xlink:type="simple" xlink:href="https://armyinform.com.ua/2023/04/07/na-donechchyni-syly-oborony-zbyly-vorozhyj-shturmovyk/" text:style-name="Internet_20_link" text:visited-style-name="Visited_20_Internet_20_Link">
took place</text:a>
In the morning of April 7 in the Marinka area of Donetsk region.</text:p>
      <text:p text:style-name="P4">
"Today is April 7 in Donetsk region, a sub-defense unit of one of the landing troops of the Armed Forces of Ukraine, the Su-25" Grach "Supervisor of the Armed Forces of Ukraine,-reads in <text:a xlink:type="simple" xlink:href="https://www.facebook.com/watch/" text:style-name="Internet_20_link" text:visited-style-name="Visited_20_Internet_20_Link">
message</text:a>
Public Relations Command Command Air Force for Armed Forces.</text:p>
      <text:p text:style-name="P4">
News Source: <text:a xlink:type="simple" xlink:href="https://armyinform.com.ua/2023/04/07/oprylyudneno-kadry-zbyttya-shturmovyka-su-25-okupantiv/" text:style-name="Internet_20_link" text:visited-style-name="Visited_20_Internet_20_Link">
https://armyinform.com.ua/2023/04/07/oprylyudneno-kadry-zbyttya-shturmovyka-su-25-okupantiv/</text:a>
</text:p>
      <!--NEWS-->
      <text:h text:style-name="P10" text:outline-level="1">
<text:span text:style-name="T4">
In the Feast of the Annunciation, the warriors prayed for a just peace for Ukraine</text:span>
</text:h>
      <text:p text:style-name="P4">
Author: ['Оксана Уретій']</text:p>
      <text:p text:style-name="P4">
Time: 2023-04-07T67:00:00-04:00</text:p>
      <text:p text:style-name="P4">
Description: Syogodni Christians of the SCIDARY RASENT IN THE HUNDERN OF THE HUGHT SIDENTS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img_20230407_134409_569.jpg" text:style-name="Internet_20_link" text:visited-style-name="Visited_20_Internet_20_Link">
img_20230407_134409_569.jpg</text:a>
', '<text:a xlink:type="simple" xlink:href="https://armyinform.com.ua/wp-content/uploads/2023/04/img_20230407_134415_473-150x150.jpg" text:style-name="Internet_20_link" text:visited-style-name="Visited_20_Internet_20_Link">
img_20230407_134415_473-150x150.jpg</text:a>
', '<text:a xlink:type="simple" xlink:href="https://armyinform.com.ua/wp-content/uploads/2023/04/img_20230407_134419_018-150x150.jpg" text:style-name="Internet_20_link" text:visited-style-name="Visited_20_Internet_20_Link">
img_20230407_134419_018-150x150.jpg</text:a>
', '<text:a xlink:type="simple" xlink:href="https://armyinform.com.ua/wp-content/uploads/2023/04/img_20230407_134423_415-150x150.jpg" text:style-name="Internet_20_link" text:visited-style-name="Visited_20_Internet_20_Link">
img_20230407_134423_415-150x150.jpg</text:a>
', '<text:a xlink:type="simple" xlink:href="https://armyinform.com.ua/wp-content/uploads/2023/04/img_20230407_134426_953-150x150.jpg" text:style-name="Internet_20_link" text:visited-style-name="Visited_20_Internet_20_Link">
img_20230407_134426_953-150x150.jpg</text:a>
', '<text:a xlink:type="simple" xlink:href="https://armyinform.com.ua/wp-content/uploads/2023/04/img_20230407_134431_057-150x150.jpg" text:style-name="Internet_20_link" text:visited-style-name="Visited_20_Internet_20_Link">
img_20230407_134431_057-150x150.jpg</text:a>
']</text:p>
      <text:p text:style-name="P4">
Tags: ['БЛАГОВІЩЕННЯ', 'ВТОРГНЕННЯ РФ', 'НАЦІОНАЛЬНИЙ СПРОТИВ']</text:p>
      <text:p text:style-name="P4">
Category: News</text:p>
      <!--METADATA-->
      <text:p text:style-name="P4">
<draw:frame draw:style-name="fr1" draw:name="Image302" text:anchor-type="as-char" svg:width="6.9236in" svg:height="4.615733in" draw:z-index="0">
<draw:image xlink:href="../Images/AРМІЯINFORM/2023-04-07T67-00-00-04-00/img_20230407_134409_569.jpg" xlink:type="simple" xlink:show="embed" xlink:actuate="onLoad" draw:mime-type="image/jpeg"/>
</draw:frame>
Today, Christians of the Eastern rite celebrate one of the greatest ecclesiastical celebrations - the Annunciation of the Blessed Virgin. On that day, the archangel Gabriel is notified by the Virgin Mary of the Lord, and she accepted her. Since then, there has been a way of Jesus Christ. It was this moment that became the beginning of worship, and therefore salvation.</text:p>
      <text:p text:style-name="P4">
<text:a xlink:type="simple" xlink:href="https://armyinform.com.ua/wp-content/uploads/2023/04/img_20230407_134415_473.jpg" text:style-name="Internet_20_link" text:visited-style-name="Visited_20_Internet_20_Link">
!(Images/AРМІЯINFORM/2023-04-07T67-00-00-04-00/img_20230407_134415_473-150x150.jpg)</text:a>
</text:p>
      <text:p text:style-name="P4">
<text:a xlink:type="simple" xlink:href="https://armyinform.com.ua/wp-content/uploads/2023/04/img_20230407_134419_018.jpg" text:style-name="Internet_20_link" text:visited-style-name="Visited_20_Internet_20_Link">
<draw:frame draw:style-name="fr1" draw:name="Image303" text:anchor-type="as-char" svg:width="6.9236in" svg:height="6.9236in" draw:z-index="0">
<draw:image xlink:href="../Images/AРМІЯINFORM/2023-04-07T67-00-00-04-00/img_20230407_134419_018-150x150.jpg" xlink:type="simple" xlink:show="embed" xlink:actuate="onLoad" draw:mime-type="image/jpeg"/>
</draw:frame>
</text:a>
</text:p>
      <text:p text:style-name="P4">
<text:a xlink:type="simple" xlink:href="https://armyinform.com.ua/wp-content/uploads/2023/04/img_20230407_134423_415.jpg" text:style-name="Internet_20_link" text:visited-style-name="Visited_20_Internet_20_Link">
<draw:frame draw:style-name="fr1" draw:name="Image304" text:anchor-type="as-char" svg:width="6.9236in" svg:height="6.9236in" draw:z-index="0">
<draw:image xlink:href="../Images/AРМІЯINFORM/2023-04-07T67-00-00-04-00/img_20230407_134423_415-150x150.jpg" xlink:type="simple" xlink:show="embed" xlink:actuate="onLoad" draw:mime-type="image/jpeg"/>
</draw:frame>
</text:a>
</text:p>
      <text:p text:style-name="P4">
<text:a xlink:type="simple" xlink:href="https://armyinform.com.ua/wp-content/uploads/2023/04/img_20230407_134426_953.jpg" text:style-name="Internet_20_link" text:visited-style-name="Visited_20_Internet_20_Link">
<draw:frame draw:style-name="fr1" draw:name="Image305" text:anchor-type="as-char" svg:width="6.9236in" svg:height="6.9236in" draw:z-index="0">
<draw:image xlink:href="../Images/AРМІЯINFORM/2023-04-07T67-00-00-04-00/img_20230407_134426_953-150x150.jpg" xlink:type="simple" xlink:show="embed" xlink:actuate="onLoad" draw:mime-type="image/jpeg"/>
</draw:frame>
</text:a>
</text:p>
      <text:p text:style-name="P4">
<text:a xlink:type="simple" xlink:href="https://armyinform.com.ua/wp-content/uploads/2023/04/img_20230407_134431_057.jpg" text:style-name="Internet_20_link" text:visited-style-name="Visited_20_Internet_20_Link">
<draw:frame draw:style-name="fr1" draw:name="Image306" text:anchor-type="as-char" svg:width="6.9236in" svg:height="6.9236in" draw:z-index="0">
<draw:image xlink:href="../Images/AРМІЯINFORM/2023-04-07T67-00-00-04-00/img_20230407_134431_057-150x150.jpg" xlink:type="simple" xlink:show="embed" xlink:actuate="onLoad" draw:mime-type="image/jpeg"/>
</draw:frame>
</text:a>
The Son of God, which is embodied from the spirit of St. and Mary Virgo, has passed his path of service, and our people are still in front of the struggle of Tavatos.</text:p>
      <text:p text:style-name="P4">
In this bright holiday, the warriors of the territorial defense brigade holding the bonds of Nazaporezhi visited the festive worship services and prayed for the worthy of this path and obtaining a just peace for Ukraine.</text:p>
      <text:p text:style-name="P4">
Vladislav Demyanenko_.</text:p>
      <text:p text:style-name="P4">
News Source: <text:a xlink:type="simple" xlink:href="https://armyinform.com.ua/2023/04/07/u-svyato-blagovishhennya-voyiny-pomolylys-za-spravedlyvyj-myr-dlya-ukrayiny/" text:style-name="Internet_20_link" text:visited-style-name="Visited_20_Internet_20_Link">
https://armyinform.com.ua/2023/04/07/u-svyato-blagovishhennya-voyiny-pomolylys-za-spravedlyvyj-myr-dlya-ukrayiny/</text:a>
</text:p>
      <!--NEWS-->
      <text:h text:style-name="P10" text:outline-level="1">
<text:span text:style-name="T4">
At the High Commander -in -Chief's Bion, the enemy's likely actions were discussed in the near future</text:span>
</text:h>
      <text:p text:style-name="P4">
Author: ['АРМІЯINFORM']</text:p>
      <text:p text:style-name="P4">
Time: 2023-04-07T68:00:00-04:00</text:p>
      <text:p text:style-name="P4">
Description: President of Ukraine Volodymyr Zelensky at P'yatnitsky Proviv of Chergov Vivedannya Stavka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image-2.jpg" text:style-name="Internet_20_link" text:visited-style-name="Visited_20_Internet_20_Link">
image-2.jpg</text:a>
']</text:p>
      <text:p text:style-name="P4">
Tags: ['СТАВКА ВЕРХОВНОГО ГОЛОВНОКОМАНДУВАЧА']</text:p>
      <text:p text:style-name="P4">
Category: News</text:p>
      <!--METADATA-->
      <text:p text:style-name="P4">
<draw:frame draw:style-name="fr1" draw:name="Image307" text:anchor-type="as-char" svg:width="6.9236in" svg:height="4.615733in" draw:z-index="0">
<draw:image xlink:href="../Images/AРМІЯINFORM/2023-04-07T68-00-00-04-00/image-2.jpg" xlink:type="simple" xlink:show="embed" xlink:actuate="onLoad" draw:mime-type="image/jpeg"/>
</draw:frame>
On Friday, President Volodymyr Zelenskyy held a regular meeting of the Supreme Commander.</text:p>
      <text:p text:style-name="P4">
About it <text:a xlink:type="simple" xlink:href="https://www.president.gov.ua/news/prezident-proviv-zasidannya-stavki-verhovnogo-golovnokomandu-82149" text:style-name="Internet_20_link" text:visited-style-name="Visited_20_Internet_20_Link">
informs</text:a>
Office of the President of Ukraine.</text:p>
      <text:p text:style-name="P4">
Commander -in -Chief of the Armed Forces of Ukraine Valery Zaluzhny informed the participants about the operational situation in the main directions of the front.</text:p>
      <text:p text:style-name="P4">
Commanders of operational-strategic groups of troops reported on the course of the front areas within the areas of their responsibility.</text:p>
      <text:p text:style-name="P4">
Head of the Main Directorate of Intelligence of the Ministry of Defense Kirill Budanov told the enemy's pervading actions in the near future.</text:p>
      <text:p text:style-name="P4">
In addition, the members of the rate considered in detail the course of formation of tailoring weapons of new brigades. The attention of the level of training of personnel was also paid.</text:p>
      <text:p text:style-name="P4">
Separately, the participants of the meeting stopped at the measures to prevent the extermination of the plans for the Defense Forces of Ukraine.</text:p>
      <text:p text:style-name="P4">
The meeting was attended by: Presidential Office Head Andriy Yermak, Chief Intelligence Department of the Ministry of Defense Kirill Budanov, Commander-in-Chief of the Armory Forces of Ukraine Valery Zaluzhny, Prime Minister Denis Shmigal, Secretariat of National Security and Defense Alexey Danilov, Commander of the Operations. Members of the government, heads of law enforcement agencies and law enforcement agencies also joined the meeting.</text:p>
      <text:p text:style-name="P4">
News Source: <text:a xlink:type="simple" xlink:href="https://armyinform.com.ua/2023/04/07/na-stavczi-verhovnogo-golovnokomanduvacha-obgovoryly-jmovirni-diyi-voroga-najblyzhchym-chasom/" text:style-name="Internet_20_link" text:visited-style-name="Visited_20_Internet_20_Link">
https://armyinform.com.ua/2023/04/07/na-stavczi-verhovnogo-golovnokomanduvacha-obgovoryly-jmovirni-diyi-voroga-najblyzhchym-chasom/</text:a>
</text:p>
      <!--NEWS-->
      <text:h text:style-name="P10" text:outline-level="1">
<text:span text:style-name="T4">
For the Ragnara Warrior, a shock drone with his call sign will be revealed</text:span>
</text:h>
      <text:p text:style-name="P4">
Author: ['Анастасія Олехнович']</text:p>
      <text:p text:style-name="P4">
Time: 2023-04-07T69:00:00-04:00</text:p>
      <text:p text:style-name="P4">
Description: For the Mysyats Piliwel Kapiltan Oleksandra Solezandra, the commander of the mouth of the 1st Batalyon ... The war with Ukraine 2022, the war with Ukraine is the latest news today, the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f78459e2-516d-4a0b-8c0b-8d964231ae8b.jpg" text:style-name="Internet_20_link" text:visited-style-name="Visited_20_Internet_20_Link">
f78459e2-516d-4a0b-8c0b-8d964231ae8b.jpg</text:a>
', '<text:a xlink:type="simple" xlink:href="https://armyinform.com.ua/wp-content/uploads/2023/04/52f44439-8780-4376-91f0-065957aef0e1.jpg" text:style-name="Internet_20_link" text:visited-style-name="Visited_20_Internet_20_Link">
52f44439-8780-4376-91f0-065957aef0e1.jpg</text:a>
']</text:p>
      <text:p text:style-name="P4">
Tags: ['ВТОРГНЕННЯ РФ', 'ВШАНУВАННЯ ГЕРОЇВ', 'УКРАЇНСЬКИЙ НАРОД НЕПЕРЕМОЖНИЙ']</text:p>
      <text:p text:style-name="P4">
Category: News</text:p>
      <!--METADATA-->
      <text:p text:style-name="P4">
<draw:frame draw:style-name="fr1" draw:name="Image308" text:anchor-type="as-char" svg:width="6.9236in" svg:height="5.1927in" draw:z-index="0">
<draw:image xlink:href="../Images/AРМІЯINFORM/2023-04-07T69-00-00-04-00/f78459e2-516d-4a0b-8c0b-8d964231ae8b.jpg" xlink:type="simple" xlink:show="embed" xlink:actuate="onLoad" draw:mime-type="image/jpeg"/>
</draw:frame>
A month after the death of Captain <text:a xlink:type="simple" xlink:href="https://armyinform.com.ua/2023/03/08/miscze-v-stroyu-mogo-brata-teper-moye/" text:style-name="Internet_20_link" text:visited-style-name="Visited_20_Internet_20_Link">
Alexraszonsky</text:a>
, company commander of the 1st Battalion of the Fire Support of the 80th Native Ragnar, his family has announced the fundraising for a powerful shock drone.Matrice 30T with the name of Ragnar will help to destroy the occupiers into the memory of the famous commander.</text:p>
      <text:p text:style-name="P4">
The amount of the announced fee of half a million hryvnias was closed in a week, helped both the relatives and familiar warriors, and just indifferent Ukrainians.</text:p>
      <text:p text:style-name="P4">
<draw:frame draw:style-name="fr1" draw:name="Image309" text:anchor-type="as-char" svg:width="6.9236in" svg:height="6.9236in" draw:z-index="0">
<draw:image xlink:href="../Images/AРМІЯINFORM/2023-04-07T69-00-00-04-00/52f44439-8780-4376-91f0-065957aef0e1.jpg" xlink:type="simple" xlink:show="embed" xlink:actuate="onLoad" draw:mime-type="image/jpeg"/>
</draw:frame>
-The funds continued to come from different corners of Ukraine and from abroad,-the mother of the hero said. - Son's brothers, who in fierce battles under Bakhmothero -heroicly defend Ukraine, advised that in this difficult situation two drones are better than one. I, like the commander's mom, thought that three drones would be shining!Each of which will be named Ragnar and will serve in Mosin's mouth, helping the boys make death to enemies. It seems that Alexander would like us to do so, not just pouring tears ... For the sake of his son, for the sake of Ukraine, for the sake of victory.</text:p>
      <text:p text:style-name="P4">
News Source: <text:a xlink:type="simple" xlink:href="https://armyinform.com.ua/2023/04/07/za-voyina-ragnara-mstytymetsya-udarnyj-dron-z-jogo-pozyvnym/" text:style-name="Internet_20_link" text:visited-style-name="Visited_20_Internet_20_Link">
https://armyinform.com.ua/2023/04/07/za-voyina-ragnara-mstytymetsya-udarnyj-dron-z-jogo-pozyvnym/</text:a>
</text:p>
      <!--NEWS-->
      <text:h text:style-name="P10" text:outline-level="1">
<text:span text:style-name="T4">
Rosarmia's military abducted four Zaporozhye NPP workers</text:span>
</text:h>
      <text:p text:style-name="P4">
Author: ['АРМІЯINFORM']</text:p>
      <text:p text:style-name="P4">
Time: 2023-04-07T70:00:00-04:00</text:p>
      <text:p text:style-name="P4">
Description: Piacandy Vikrili Tailed Chotirokh Pratsіvnikiv Zaporizkiye Electrostani at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1/zaes.jpg" text:style-name="Internet_20_link" text:visited-style-name="Visited_20_Internet_20_Link">
zaes.jpg</text:a>
']</text:p>
      <text:p text:style-name="P4">
Tags: ['STOPRUSSIA', 'ЕНЕРГОАТОМ', 'ЗАЕС', 'КОЛАБОРАНТИ']</text:p>
      <text:p text:style-name="P4">
Category: News</text:p>
      <!--METADATA-->
      <text:p text:style-name="P4">
<draw:frame draw:style-name="fr1" draw:name="Image310" text:anchor-type="as-char" svg:width="6.9236in" svg:height="3.900295in" draw:z-index="0">
<draw:image xlink:href="../Images/AРМІЯINFORM/2023-04-07T70-00-00-04-00/zaes.jpg" xlink:type="simple" xlink:show="embed" xlink:actuate="onLoad" draw:mime-type="image/jpeg"/>
</draw:frame>
The invaders abducted and exported four employees of the Zaporizhzhya nuclear power plant in an unknown place.</text:p>
      <text:p text:style-name="P4">
About it <text:a xlink:type="simple" xlink:href="https://t.me/energoatom_ua/12654" text:style-name="Internet_20_link" text:visited-style-name="Visited_20_Internet_20_Link">
reports</text:a>
Energoatom.</text:p>
      <text:p text:style-name="P4">
"On the evening of April 6, the invaders in masks invaded one of the premises of the temporarily -book of Zaporizhzhya NPP and removed four employees of the physical protection service of the station," - the message reads.</text:p>
      <text:p text:style-name="P4">
The workers were taken out in an unknown direction, their location is unknown.</text:p>
      <text:p text:style-name="P4">
Among the detainees was the Deputy Head of the Service Mark Volkov, who contributed to the non -consumed activities of the invaders at the Zaporizhzhya nuclear power plant.</text:p>
      <text:p text:style-name="P4">
"Despite the" official "transition to work to the occupiers, their bosses cannot find in detained passports of the Russian Federation: whether they have not taken yet, whether they are carefully attracted. Perhaps in this way they seek to "go between droplets", not to get on the list of collaborators, and that's what did not like the crab, " - suggest in the energy atom.</text:p>
      <text:p text:style-name="P4">
At the same time, the situation on the temporarily occupied ZPP is becoming more intense, Russian troops arrange inspections and searches, and even cooperation with the residents does not save from interrogations.</text:p>
      <text:p text:style-name="P4">
News Source: <text:a xlink:type="simple" xlink:href="https://armyinform.com.ua/2023/04/07/vijskovi-rosarmiyi-vykraly-chotyroh-praczivnykiv-zaporizkoyi-aes/" text:style-name="Internet_20_link" text:visited-style-name="Visited_20_Internet_20_Link">
https://armyinform.com.ua/2023/04/07/vijskovi-rosarmiyi-vykraly-chotyroh-praczivnykiv-zaporizkoyi-aes/</text:a>
</text:p>
      <!--NEWS-->
      <text:h text:style-name="P10" text:outline-level="1">
<text:span text:style-name="T4">
Black Sea Grain Initiative: A week Ukrainian ports left 17 vessels</text:span>
</text:h>
      <text:p text:style-name="P4">
Author: ['АРМІЯINFORM']</text:p>
      <text:p text:style-name="P4">
Time: 2023-04-07T71:00:00-04:00</text:p>
      <text:p text:style-name="P4">
Description: For Past Pastyliyi, the framework of the Chornomorskoye grain Initivativa 17 was left ... War with Ukraine 2022, the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sudno-prodovolstvo-zernova-ugoda-zerno-.jpeg" text:style-name="Internet_20_link" text:visited-style-name="Visited_20_Internet_20_Link">
sudno-prodovolstvo-zernova-ugoda-zerno-.jpeg</text:a>
']</text:p>
      <text:p text:style-name="P4">
Tags: ['STOPRUSSIA', 'АГРЕСІЯ РФ', 'ВМС ЗС УКРАЇНИ']</text:p>
      <text:p text:style-name="P4">
Category: News</text:p>
      <!--METADATA-->
      <text:p text:style-name="P4">
<draw:frame draw:style-name="fr1" draw:name="Image311" text:anchor-type="as-char" svg:width="6.9236in" svg:height="4.615733in" draw:z-index="0">
<draw:image xlink:href="../Images/AРМІЯINFORM/2023-04-07T71-00-00-04-00/sudno-prodovolstvo-zernova-ugoda-zerno-.jpeg" xlink:type="simple" xlink:show="embed" xlink:actuate="onLoad" draw:mime-type="image/jpeg"/>
</draw:frame>
Illustrative photo</text:p>
      <text:p text:style-name="P4">
Last week, Ukrainian ports, which had more than half a million tons of grain and more food, were convicted of the Black Sea Grain Initiative.</text:p>
      <text:p text:style-name="P4">
About it <text:a xlink:type="simple" xlink:href="https://www.facebook.com/navy.mil.gov.ua/videos/979211993243361/" text:style-name="Internet_20_link" text:visited-style-name="Visited_20_Internet_20_Link">
reports</text:a>
Command of the Navy of the Armed Forces.</text:p>
      <text:p text:style-name="P4">
"The Navy of the Armed Forces, together with the brothers, as part of the groups, make every effort to ensure navigation to overcome the food crisis," the statement reads.</text:p>
      <text:p text:style-name="P4">
It is noted that in the week in the interests of the Russian Federation the passage of the Kerch-Yenikharal Strait was:</text:p>
      <ul>
        <li>
to the Azov Sea - 127 vessels, 40 of them moved from the Bosphorus Strait; * To the Black Sea - 130 vessels, 33 of them continued the movement in the direction of the Bosphorus.</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4/07/chornomorska-zernova-inicziatyva-za-tyzhden-ukrayinski-porty-pokynulo-17-suden/" text:style-name="Internet_20_link" text:visited-style-name="Visited_20_Internet_20_Link">
https://armyinform.com.ua/2023/04/07/chornomorska-zernova-inicziatyva-za-tyzhden-ukrayinski-porty-pokynulo-17-suden/</text:a>
</text:p>
      <!--NEWS-->
      <text:h text:style-name="P10" text:outline-level="1">
<text:span text:style-name="T4">
The head of state formed 19 new military administrations in the Zaporozhye region</text:span>
</text:h>
      <text:p text:style-name="P4">
Author: ['АРМІЯINFORM']</text:p>
      <text:p text:style-name="P4">
Time: 2023-04-07T72:00:00-04:00</text:p>
      <text:p text:style-name="P4">
Description: President of Ukraine Volodymyr Zelensky, having fired from Zaporizkiy Klsti Novi ViiSkovi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0/01/ukaz.jpg" text:style-name="Internet_20_link" text:visited-style-name="Visited_20_Internet_20_Link">
ukaz.jpg</text:a>
']</text:p>
      <text:p text:style-name="P4">
Tags: ['ВІЙСЬКОВІ АДМІНІСТРАЦІЇ', 'УКАЗ ПРЕЗИДЕНТА УКРАЇНИ']</text:p>
      <text:p text:style-name="P4">
Category: News</text:p>
      <!--METADATA-->
      <text:p text:style-name="P4">
<draw:frame draw:style-name="fr1" draw:name="Image312" text:anchor-type="as-char" svg:width="6.9236in" svg:height="4.615733in" draw:z-index="0">
<draw:image xlink:href="../Images/AРМІЯINFORM/2023-04-07T72-00-00-04-00/ukaz.jpg" xlink:type="simple" xlink:show="embed" xlink:actuate="onLoad" draw:mime-type="image/jpeg"/>
</draw:frame>
President of Ukraine Volodymyr Zelensky formed in the Zaporizhzhya region the Novivian administrations.</text:p>
      <text:p text:style-name="P4">
This is stated in <text:a xlink:type="simple" xlink:href="https://www.president.gov.ua/documents/1972023-46317" text:style-name="Internet_20_link" text:visited-style-name="Visited_20_Internet_20_Link">
Decree # 197,</text:a>
Posted by the President of Ukraine.</text:p>
      <text:p text:style-name="P4">
According to the decree, the head of state formed:</text:p>
      <text:p text:style-name="P4">
<text:span text:style-name="T4">
 In the Vasylivsky District: </text:span>
</text:p>
      <ul>
        <li>
The Annunciation of the Rural Military Administration; * Dniproudnensk city military administration; * Energodar city military administration; * Kamian-Dniprovsk city military administration of Vasylivsky; * Light Belozersk Rural Military Administration; * Stepnogorsk settlement administration.</li>
      </ul>
      <text:p text:style-name="P4">
<text:span text:style-name="T4">
 In Pologovsky District: </text:span>
</text:p>
      <ul>
        <li>
Kamyansk settlement military administration; * Komysh-Zoryansk settlement military administration; * Resurrection rural military administration; * Molochean city military administration; * Orikhiv city military administration; * Transfiguration village military administration; * Rosiv settlement military administration; * Smirnovsky Village Military Administration.</li>
      </ul>
      <text:p text:style-name="P4">
<text:span text:style-name="T4">
 In Melitopol district: </text:span>
</text:p>
      <ul>
        <li>
Novobogdanivska Rural Military Administration; * Paldorodone rural military administration.</li>
      </ul>
      <text:p text:style-name="P4">
<text:span text:style-name="T4">
 In Berdyansk district: </text:span>
</text:p>
      <ul>
        <li>
Osipenkovsky Village Military Administration; * Sofiyivsky village military administration; * Chernihiv settlement military administration.</li>
      </ul>
      <text:p text:style-name="P4">
The President of Ukraine instructed the General Staff of the Armed Forces of Ukraine to take measures to form military administrations.</text:p>
      <text:p text:style-name="P4">
The decree enters into force on the day of its publication.</text:p>
      <text:p text:style-name="P4">
News Source: <text:a xlink:type="simple" xlink:href="https://armyinform.com.ua/2023/04/07/glava-derzhavy-utvoryv-19-novyh-vijskovyh-administraczij-u-zaporizkij-oblasti/" text:style-name="Internet_20_link" text:visited-style-name="Visited_20_Internet_20_Link">
https://armyinform.com.ua/2023/04/07/glava-derzhavy-utvoryv-19-novyh-vijskovyh-administraczij-u-zaporizkij-oblasti/</text:a>
</text:p>
      <!--NEWS-->
      <text:h text:style-name="P10" text:outline-level="1">
<text:span text:style-name="T4">
Information from different sources is used to work on exchanges - coordination headquarters</text:span>
</text:h>
      <text:p text:style-name="P4">
Author: ['АРМІЯINFORM']</text:p>
      <text:p text:style-name="P4">
Time: 2023-04-07T73:00:00-04:00</text:p>
      <text:p text:style-name="P4">
Description: At the coordinating headquarters, Zustychy was the same by the Pliziykiykiyskovo service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bez-imeni-1.jpg" text:style-name="Internet_20_link" text:visited-style-name="Visited_20_Internet_20_Link">
bez-imeni-1.jpg</text:a>
']</text:p>
      <text:p text:style-name="P4">
Tags: ['АГРЕСІЯ РФ', 'ВІЙСЬКОВОПОЛОНЕНІ', 'КООРДИНАЦІЙНИЙ ШТАБ З ПИТАНЬ ПОВОДЖЕННЯ З ВІЙСЬКОВОПОЛОНЕНИМИ', 'ОБМІН ПОЛОНЕНИХ']</text:p>
      <text:p text:style-name="P4">
Category: News</text:p>
      <!--METADATA-->
      <text:p text:style-name="P4">
<draw:frame draw:style-name="fr1" draw:name="Image313" text:anchor-type="as-char" svg:width="6.9236in" svg:height="3.866248in" draw:z-index="0">
<draw:image xlink:href="../Images/AРМІЯINFORM/2023-04-07T73-00-00-04-00/bez-imeni-1.jpg" xlink:type="simple" xlink:show="embed" xlink:actuate="onLoad" draw:mime-type="image/jpeg"/>
</draw:frame>
The coordination headquarters met with relatives and close -ups of a separate mechanized brigade of Lviv region. Representatives of the coordination headquarters and the National Police of Ukraine communicated from the family and missing defenses.</text:p>
      <text:p text:style-name="P4">
About it <text:a xlink:type="simple" xlink:href="https://t.me/Koord_shtab/794" text:style-name="Internet_20_link" text:visited-style-name="Visited_20_Internet_20_Link">
reports</text:a>
Coordinating headquarters for the issue of prisoners of war.</text:p>
      <text:p text:style-name="P4">
According to the staff representative, neither the military unit nor the coordination headquarters are not released in search and do not have relevant authorities. However, the exchanges use all available information obtained from different sources.</text:p>
      <text:p text:style-name="P4">
He added that the military unit is conducting an official investigation, finding out the disappearance of a serviceman. It should be noted that the results of service investigations do not have a direct impact on the exchange processes: it is important that the person is accounted for in the National Information Bureau. The issues of accounting of personnel in the system of the Ministry of Defense of Ukraine are regulated by the relevant instruction, approved by the order of Ministers of Defense No. 280.</text:p>
      <text:p text:style-name="P4">
The issues of returning the bodies of fallen defenders and defenders were discussed separately. The representative of the staff reported that this work was carried out by the office of the Ombudsman missing persons missing in special circumstances. The relevant groups exhibit both search activities in the liberated territories and are conducting winnings about the exchange of bodies with representatives of the aggressor country.</text:p>
      <text:p text:style-name="P4">
Information about the probable place of disappearance of a serviceman comes to the office of various sources, including from a military unit or relatives of servicemen.</text:p>
      <text:p text:style-name="P4">
News Source: <text:a xlink:type="simple" xlink:href="https://armyinform.com.ua/2023/04/07/dlya-roboty-nad-obminamy-vykorystovuyetsya-informacziya-z-riznyh-dzherel-koordynaczijnyj-shtab/" text:style-name="Internet_20_link" text:visited-style-name="Visited_20_Internet_20_Link">
https://armyinform.com.ua/2023/04/07/dlya-roboty-nad-obminamy-vykorystovuyetsya-informacziya-z-riznyh-dzherel-koordynaczijnyj-shtab/</text:a>
</text:p>
      <!--NEWS-->
      <text:h text:style-name="P10" text:outline-level="1">
<text:span text:style-name="T4">
Above the military-political leadership of the state has several options for counter-offensive-NSDC</text:span>
</text:h>
      <text:p text:style-name="P4">
Author: ['АРМІЯINFORM']</text:p>
      <text:p text:style-name="P4">
Time: 2023-04-07T74:00:00-04:00</text:p>
      <text:p text:style-name="P4">
Description: PID Hour of the VSIDAS BEDICES OF THE Supreme Chief of the Commander -in -Khvang, there are more than one wars ... War with Ukraine 2022, War with Ukraine Latest News Today, News War with Ukraine 2022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zsu.jpg" text:style-name="Internet_20_link" text:visited-style-name="Visited_20_Internet_20_Link">
zsu.jpg</text:a>
']</text:p>
      <text:p text:style-name="P4">
Tags: ['ОЛЕКСІЙ ДАНІЛОВ', 'РНБО']</text:p>
      <text:p text:style-name="P4">
Category: News</text:p>
      <!--METADATA-->
      <text:p text:style-name="P4">
<draw:frame draw:style-name="fr1" draw:name="Image314" text:anchor-type="as-char" svg:width="6.9236in" svg:height="3.894525in" draw:z-index="0">
<draw:image xlink:href="../Images/AРМІЯINFORM/2023-04-07T74-00-00-04-00/zsu.jpg" xlink:type="simple" xlink:show="embed" xlink:actuate="onLoad" draw:mime-type="image/jpeg"/>
</draw:frame>
During <text:a xlink:type="simple" xlink:href="https://armyinform.com.ua/2023/04/07/na-stavczi-verhovnogo-golovnokomanduvacha-obgovoryly-jmovirni-diyi-voroga-najblyzhchym-chasom/" text:style-name="Internet_20_link" text:visited-style-name="Visited_20_Internet_20_Link">
meetings</text:a>
The rates of the Supreme Commander is considered more than one variant of the Armed Forces.</text:p>
      <text:p text:style-name="P4">
This was stated(https://www.rnbo.gov.ua/ua/Diialnist/6250.html)The NSDC apparatus.</text:p>
      <text:p text:style-name="P4">
“The counter-offensive of the Armed Forces depends on many factors, so the above military-political production has several options for developments. We are analyzing not only the state of our army, but also the situation with the enemy, ”Oleksidanilov said.</text:p>
      <text:p text:style-name="P4">
At the same time, the NSDC secretary criticized loud statements about the counter -offensive from these people's processes.</text:p>
      <text:p text:style-name="P4">
"Only a limited number of persons in the state - up to five - knows about the plans of the counter -offensive: terms, time, place," the NSDC secretary emphasized.</text:p>
      <text:p text:style-name="P4">
Alexei Danilov stressed that the Armed Forces want to have as many Western weapons as possible to destroy as many terrorists as possible.</text:p>
      <text:p text:style-name="P4">
At the same time, the NSDC Secretary emphasized the insidiousness of the enemy, who "is so moving and nervous from the international military assistance we provided."</text:p>
      <text:p text:style-name="P4">
“Partners of Ukraine understand that we protect not only ourselves, democracy, but the rags of Europe. Our common task is to remove Russian abomination, ”Alexei Danilov researched.</text:p>
      <text:p text:style-name="P4">
News Source: <text:a xlink:type="simple" xlink:href="https://armyinform.com.ua/2023/04/07/vyshhe-vijskovo-politychne-kerivnycztvo-derzhavy-maye-kilka-variantiv-kontrnastupu-rnbo/" text:style-name="Internet_20_link" text:visited-style-name="Visited_20_Internet_20_Link">
https://armyinform.com.ua/2023/04/07/vyshhe-vijskovo-politychne-kerivnycztvo-derzhavy-maye-kilka-variantiv-kontrnastupu-rnbo/</text:a>
</text:p>
      <!--NEWS-->
      <text:h text:style-name="P10" text:outline-level="1">
<text:span text:style-name="T4">
Terroborons soldiers master new smoke grenades</text:span>
</text:h>
      <text:p text:style-name="P4">
Author: ['Руслана Богдан']</text:p>
      <text:p text:style-name="P4">
Time: 2023-04-07T75:00:00-04:00</text:p>
      <text:p text:style-name="P4">
Description: VIISKOVOVOVOSKY Teroboros Kyivshchini brigades on one of the same hunger dilies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golovne_foto-3.jpg" text:style-name="Internet_20_link" text:visited-style-name="Visited_20_Internet_20_Link">
golovne_foto-3.jpg</text:a>
', '<text:a xlink:type="simple" xlink:href="https://armyinform.com.ua/wp-content/uploads/2023/04/foto_1-3.jpg" text:style-name="Internet_20_link" text:visited-style-name="Visited_20_Internet_20_Link">
foto_1-3.jpg</text:a>
', '<text:a xlink:type="simple" xlink:href="https://armyinform.com.ua/wp-content/uploads/2023/04/foto_2.jpg" text:style-name="Internet_20_link" text:visited-style-name="Visited_20_Internet_20_Link">
foto_2.jpg</text:a>
', '<text:a xlink:type="simple" xlink:href="https://armyinform.com.ua/wp-content/uploads/2023/04/foto_3-1.jpg" text:style-name="Internet_20_link" text:visited-style-name="Visited_20_Internet_20_Link">
foto_3-1.jpg</text:a>
', '<text:a xlink:type="simple" xlink:href="https://armyinform.com.ua/wp-content/uploads/2023/04/foto_4-1-150x150.jpg" text:style-name="Internet_20_link" text:visited-style-name="Visited_20_Internet_20_Link">
foto_4-1-150x150.jpg</text:a>
', '<text:a xlink:type="simple" xlink:href="https://armyinform.com.ua/wp-content/uploads/2023/04/foto_5-1-150x150.jpg" text:style-name="Internet_20_link" text:visited-style-name="Visited_20_Internet_20_Link">
foto_5-1-150x150.jpg</text:a>
']</text:p>
      <text:p text:style-name="P4">
Tags: ['НАЦІОНАЛЬНИЙ СПРОТИВ', 'ТЕРОБОРОНА']</text:p>
      <text:p text:style-name="P4">
Category: News</text:p>
      <!--METADATA-->
      <text:p text:style-name="P4">
<draw:frame draw:style-name="fr1" draw:name="Image315" text:anchor-type="as-char" svg:width="6.9236in" svg:height="3.894525in" draw:z-index="0">
<draw:image xlink:href="../Images/AРМІЯINFORM/2023-04-07T75-00-00-04-00/golovne_foto-3.jpg" xlink:type="simple" xlink:show="embed" xlink:actuate="onLoad" draw:mime-type="image/jpeg"/>
</draw:frame>
Soldiers of the Teburons of the Kyiv region brigade at one of their educational holes test grenades of Ukrainian production of DG-1. They work with these first, train the skills of regrouping and retreat in a smoke curtain.</text:p>
      <text:p text:style-name="P4">
<draw:frame draw:style-name="fr1" draw:name="Image316" text:anchor-type="as-char" svg:width="6.9236in" svg:height="3.894525in" draw:z-index="0">
<draw:image xlink:href="../Images/AРМІЯINFORM/2023-04-07T75-00-00-04-00/foto_1-3.jpg" xlink:type="simple" xlink:show="embed" xlink:actuate="onLoad" draw:mime-type="image/jpeg"/>
</draw:frame>
The smoke grenade DG-1 was adopted by the Armed Forces of Ukraine in 2021.</text:p>
      <text:p text:style-name="P4">
<draw:frame draw:style-name="fr1" draw:name="Image317" text:anchor-type="as-char" svg:width="6.9236in" svg:height="4.615733in" draw:z-index="0">
<draw:image xlink:href="../Images/AРМІЯINFORM/2023-04-07T75-00-00-04-00/foto_2.jpg" xlink:type="simple" xlink:show="embed" xlink:actuate="onLoad" draw:mime-type="image/jpeg"/>
</draw:frame>
Already at the landfill, the warriors of the Armed Forces of the Armed Forces look from the drone, whether it is not visible to the injected curtain of the soldiers. From the air - everything is clean. "It is because these smoke grenades respond to modern combat realities, they are needed at the front," - said the VIEurian with a call sign "producer".</text:p>
      <text:p text:style-name="P4">
<draw:frame draw:style-name="fr1" draw:name="Image318" text:anchor-type="as-char" svg:width="6.9236in" svg:height="4.615733in" draw:z-index="0">
<draw:image xlink:href="../Images/AРМІЯINFORM/2023-04-07T75-00-00-04-00/foto_3-1.jpg" xlink:type="simple" xlink:show="embed" xlink:actuate="onLoad" draw:mime-type="image/jpeg"/>
</draw:frame>
- I deployed exit from the point of view of smoke. The pomegranate showed Sefeedobre. With the help of the same pomegranate you can mask the technique, make stretch marks, the same DG-1, but with black smoke, mask from the thermal imaging,-adds the "producer".</text:p>
      <text:p text:style-name="P4">
But most importantly - the preservation of personnel. This is the possibility of Tzagranat: safely move away, regroup and prepare for battle, evacuated. "The new weapons are satisfied," the military says.</text:p>
      <ul>
        <li>
I have not yet held Nutov's smoke grenades, but with the Soviet comparable. First, DG-1 is simply more convenient. They are smaller, lighter, just wear them. And, of course, these grenades are more powerful and the mixture burns only 3 seconds, and the smoke curtain lasts for two minutes. And during this time and the Russians are evil to make, and regroup, and retreat in the case of no way, - the producer emphasizes.</li>
      </ul>
      <text:p text:style-name="P4">
<text:a xlink:type="simple" xlink:href="https://armyinform.com.ua/wp-content/uploads/2023/04/foto_4-1.jpg" text:style-name="Internet_20_link" text:visited-style-name="Visited_20_Internet_20_Link">
!(Images/AРМІЯINFORM/2023-04-07T75-00-00-04-00/foto_4-1-150x150.jpg)</text:a>
</text:p>
      <text:p text:style-name="P4">
<text:a xlink:type="simple" xlink:href="https://armyinform.com.ua/wp-content/uploads/2023/04/foto_5-1.jpg" text:style-name="Internet_20_link" text:visited-style-name="Visited_20_Internet_20_Link">
<draw:frame draw:style-name="fr1" draw:name="Image319" text:anchor-type="as-char" svg:width="6.9236in" svg:height="6.9236in" draw:z-index="0">
<draw:image xlink:href="../Images/AРМІЯINFORM/2023-04-07T75-00-00-04-00/foto_5-1-150x150.jpg" xlink:type="simple" xlink:show="embed" xlink:actuate="onLoad" draw:mime-type="image/jpeg"/>
</draw:frame>
</text:a>
Therefore, the Ukrainian military, including the warriors of the Troorobors of the Kyiv region, continue to keep new weapons, to acquire new skills, to learn daily to improve. In this training, they take into account the combat experience and knowledge of other foreign partners, departing from the "Soviet inheritance".</text:p>
      <text:p text:style-name="P4">
<text:span text:style-name="T5">
Foto: Victor Dehtyar</text:span>
</text:p>
      <text:p text:style-name="P4">
News Source: <text:a xlink:type="simple" xlink:href="https://armyinform.com.ua/2023/04/07/voyiny-syl-teroborony-opanovuyut-novi-dymovi-granaty/" text:style-name="Internet_20_link" text:visited-style-name="Visited_20_Internet_20_Link">
https://armyinform.com.ua/2023/04/07/voyiny-syl-teroborony-opanovuyut-novi-dymovi-granaty/</text:a>
</text:p>
      <!--NEWS-->
      <text:h text:style-name="P10" text:outline-level="1">
<text:span text:style-name="T4">
The Government has determined the conditions and procedure for payment of cash assistance in case of death or disability of volunteers</text:span>
</text:h>
      <text:p text:style-name="P4">
Author: ['АРМІЯINFORM']</text:p>
      <text:p text:style-name="P4">
Time: 2023-04-07T76:00:00-04:00</text:p>
      <text:p text:style-name="P4">
Description: Kabіnet Min) Ukrainian Snice Zmіni to the order of the minds of Vipelsa one -time charming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fc30e7cf91e8259aaba2beccf8457ab7.jpeg" text:style-name="Internet_20_link" text:visited-style-name="Visited_20_Internet_20_Link">
fc30e7cf91e8259aaba2beccf8457ab7.jpeg</text:a>
']</text:p>
      <text:p text:style-name="P4">
Tags: ['ГРОШОВА ДОПОМОГА ВОЛОНТЕРАМ', 'УРЯД']</text:p>
      <text:p text:style-name="P4">
Category: News</text:p>
      <!--METADATA-->
      <text:p text:style-name="P4">
<draw:frame draw:style-name="fr1" draw:name="Image320" text:anchor-type="as-char" svg:width="6.9236in" svg:height="4.58011in" draw:z-index="0">
<draw:image xlink:href="../Images/AРМІЯINFORM/2023-04-07T76-00-00-04-00/fc30e7cf91e8259aaba2beccf8457ab7.jpeg" xlink:type="simple" xlink:show="embed" xlink:actuate="onLoad" draw:mime-type="image/jpeg"/>
</draw:frame>
The Cabinet of Ministers of Ukraine made changes to the procedure and conditions of payment(death)or disability volunteer, and their families.</text:p>
      <text:p text:style-name="P4">
About it <text:a xlink:type="simple" xlink:href="https://www.kmu.gov.ua/news/uriad-vyznachyv-umovy-ta-poriadok-vyplaty-hroshovoi-dopomohy-u-razi-zahybeli-abo-invalidnosti-volonteriv" text:style-name="Internet_20_link" text:visited-style-name="Visited_20_Internet_20_Link">
reports</text:a>
Government portal.</text:p>
      <text:p text:style-name="P4">
From now on, one -time financial assistance will also be assigned and paid by volunteer assistance to the Armed Forces of Ukraine or other forceful structures during measures to ensure the defense of Ukraine, protection(contusion, injury or injury)when providing such assistance, and members of families killed in the number of such volunteers.</text:p>
      <text:p text:style-name="P4">
The corresponding changes on the initiative of the Ministry of Veterans of Ukraine were governmental to Resolution No. 604 of August 19, 2015.</text:p>
      <text:p text:style-name="P4">
The amendments also clarify the list of documents that should be submitted to one -time financial assistance, which will reduce the terms of their consideration.</text:p>
      <text:p text:style-name="P4">
The decision on the appointment of one -time financial assistance to such persons will accept the formed Ministry of Veterans by the Interagency Commission in accordance with the law of Ukraine "On the status of war veterans, guarantees of their social protection". Payment will be made at the expense of the reserve fund of the state budget.</text:p>
      <text:p text:style-name="P4">
For the appointment of one -time financial assistance, you must contact the expensive commission with the application and submit the necessary list of documents.</text:p>
      <text:p text:style-name="P4">
“Today, the government has made an important and necessary decision to provide social guarantees to people who have provided invaluable support to our military since the first days of Russian armed aggression. They are always close, because wolves and the military are a strong connection, in our unity - the power of tanglamity of the Ukrainian nation. We work together for victory!” - Yulia Laputina, an accent of veterans.</text:p>
      <text:p text:style-name="P4">
The adoption of this resolution was preceded by a thorough joint work of the Ministry of Veterans, the CMU Reforms Office, the Ministry of Social Policy, the Ministry of Finance, the Ministry of Economy and the Commissioner of Human Rights. Comprehensive work on improving the reinforcement in this area is continuing.</text:p>
      <text:p text:style-name="P4">
News Source: <text:a xlink:type="simple" xlink:href="https://armyinform.com.ua/2023/04/07/uryad-vyznachyv-umovy-ta-poryadok-vyplaty-groshovoyi-dopomogy-u-razi-zagybeli-abo-invalidnosti-volonteriv/" text:style-name="Internet_20_link" text:visited-style-name="Visited_20_Internet_20_Link">
https://armyinform.com.ua/2023/04/07/uryad-vyznachyv-umovy-ta-poryadok-vyplaty-groshovoyi-dopomogy-u-razi-zagybeli-abo-invalidnosti-volonteriv/</text:a>
</text:p>
      <!--NEWS-->
      <text:h text:style-name="P10" text:outline-level="1">
<text:span text:style-name="T4">
The former Lviv priest justifies the armed aggression of the Russian Federation reported suspicion</text:span>
</text:h>
      <text:p text:style-name="P4">
Author: ['АРМІЯINFORM']</text:p>
      <text:p text:style-name="P4">
Time: 2023-04-07T77:00:00-04:00</text:p>
      <text:p text:style-name="P4">
Description: For the proprietary Kerivnitvva, Kyivko -Migoi Prosecutors Urodzhev M. Lviv in absentia ... War with Ukraine 2022, War with Ukraine Latest news today,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_2023-04-07_16-34-14.jpg" text:style-name="Internet_20_link" text:visited-style-name="Visited_20_Internet_20_Link">
photo_2023-04-07_16-34-14.jpg</text:a>
']</text:p>
      <text:p text:style-name="P4">
Tags: ['STOPRUSSIA', 'АГРЕСІЯ РФ', 'ОФІС ГЕНЕРАЛЬНОГО ПРОКУРОРА УКРАЇНИ']</text:p>
      <text:p text:style-name="P4">
Category: News</text:p>
      <!--METADATA-->
      <text:p text:style-name="P4">
<draw:frame draw:style-name="fr1" draw:name="Image321" text:anchor-type="as-char" svg:width="6.9236in" svg:height="4.32725in" draw:z-index="0">
<draw:image xlink:href="../Images/AРМІЯINFORM/2023-04-07T77-00-00-04-00/photo_2023-04-07_16-34-14.jpg" xlink:type="simple" xlink:show="embed" xlink:actuate="onLoad" draw:mime-type="image/jpeg"/>
</draw:frame>
Under the procedural leadership of the Kyiv City Prosecutor's Office, the native of Lviv was reported to suspicion of public calls for aggressive war against Ukraine and justification, recognition of lawful and denial of armed aggression of the Russian Federation against Ukraine.</text:p>
      <text:p text:style-name="P4">
Previously, the suspect served for 12 years in the Cathedral of the UOC -MP in Lviv. From 2005 he lived in Kyiv, and in 2014 he fled to Moscow.</text:p>
      <text:p text:style-name="P4">
According to the investigation, after the start of a full -scale invasion of the Russian Federation in Ukraine, using its own account on social networks, distributed to an unnecessary circle of users of the message and video. He justified the armed aggression of the Russian Federation against Ukraine and publicly called for an aggressive war.</text:p>
      <text:p text:style-name="P4">
In his posts and videos, the suspect supported and promoted the occupation of the occupying country in connection with a full-scale invasion of Ukraine, glorified the Russian military, distributed Russian narratives about the secretary-biolactures in Ukraine and the Ukrainian.</text:p>
      <text:p text:style-name="P4">
The priest tried to convince that Russia did not start the war, but on the contrary - he closed it and translated the guilt at its beginning to "Maidan" and Ukrainians.</text:p>
      <text:p text:style-name="P4">
The man also expressed gratitude to the military for performing a "dirty work in Ukraine".</text:p>
      <text:p text:style-name="P4">
The conclusions of forensic linguistic expertise have confirmed that textual -public materials have a propaganda nature and are aimed at reaping, recognizing legitimate armed aggression of the Russian Federation against Ukraine and containing public calls for an aggressive war against Ukraine.</text:p>
      <text:p text:style-name="P4">
The pre -trial investigation is carried out by investigators of the Security Service of Ukraine in Kyiv and the Kiev region.</text:p>
      <text:p text:style-name="P4">
<text:span text:style-name="T5">
Derello: <text:a xlink:type="simple" xlink:href="https://gp.gov.ua/ua/posts/dyakuvav-okupantam-za-brudnu-krivavu-robotu-v-ukrayini-prorosiiskomu-blogeru-svyashhenniku-povidomleno-pro-pidozru" text:style-name="Internet_20_link" text:visited-style-name="Visited_20_Internet_20_Link">
Office of Prosecutor General</text:a>
</text:span>
</text:p>
      <text:p text:style-name="P4">
News Source: <text:a xlink:type="simple" xlink:href="https://armyinform.com.ua/2023/04/07/kolyshnomu-lvivskomu-svyashhennyku-shho-vypravdovuye-zbrojnu-agresiyu-rf-povidomleno-pro-pidozru/" text:style-name="Internet_20_link" text:visited-style-name="Visited_20_Internet_20_Link">
https://armyinform.com.ua/2023/04/07/kolyshnomu-lvivskomu-svyashhennyku-shho-vypravdovuye-zbrojnu-agresiyu-rf-povidomleno-pro-pidozru/</text:a>
</text:p>
      <!--NEWS-->
      <text:h text:style-name="P10" text:outline-level="1">
<text:span text:style-name="T4">
As Russian IPSOs try to discredit mobilization in Ukraine: we refute fakes</text:span>
</text:h>
      <text:p text:style-name="P4">
Author: ['Володимир Поліщук']</text:p>
      <text:p text:style-name="P4">
Time: 2023-04-07T78:00:00-04:00</text:p>
      <text:p text:style-name="P4">
Description: Kosumentychi at the heading Dovidra.info at the Utub-Canal Center of Strategic Romonikatsiy ... War with Ukraine 2022, war with Ukraine Latest news today, News War with Ukraine 2022 Last for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golovne-foto-povistka.jpg" text:style-name="Internet_20_link" text:visited-style-name="Visited_20_Internet_20_Link">
golovne-foto-povistka.jpg</text:a>
', '<text:a xlink:type="simple" xlink:href="https://armyinform.com.ua/wp-content/uploads/2023/04/cherga-u-vijskomat.jpg" text:style-name="Internet_20_link" text:visited-style-name="Visited_20_Internet_20_Link">
cherga-u-vijskomat.jpg</text:a>
', '<text:a xlink:type="simple" xlink:href="https://armyinform.com.ua/wp-content/uploads/2023/04/rosiya-tikaye-vid-mobilizacziyi.jpeg" text:style-name="Internet_20_link" text:visited-style-name="Visited_20_Internet_20_Link">
rosiya-tikaye-vid-mobilizacziyi.jpeg</text:a>
', '<text:a xlink:type="simple" xlink:href="https://armyinform.com.ua/wp-content/uploads/2023/04/bali-rosiyany.jpg" text:style-name="Internet_20_link" text:visited-style-name="Visited_20_Internet_20_Link">
bali-rosiyany.jpg</text:a>
', '<text:a xlink:type="simple" xlink:href="https://armyinform.com.ua/wp-content/uploads/2023/04/povistka-vsu.jpg" text:style-name="Internet_20_link" text:visited-style-name="Visited_20_Internet_20_Link">
povistka-vsu.jpg</text:a>
']</text:p>
      <text:p text:style-name="P4">
Tags: ['STOPRUSSIA', 'АГРЕСІЯ РФ', 'ВТОРГНЕННЯ РФ', 'РОСІЙСЬКІ ФЕЙКИ', 'ФЕЙКИ РФ']</text:p>
      <text:p text:style-name="P4">
Category: News</text:p>
      <!--METADATA-->
      <text:p text:style-name="P4">
<draw:frame draw:style-name="fr1" draw:name="Image322" text:anchor-type="as-char" svg:width="6.9236in" svg:height="3.956343in" draw:z-index="0">
<draw:image xlink:href="../Images/AРМІЯINFORM/2023-04-07T78-00-00-04-00/golovne-foto-povistka.jpg" xlink:type="simple" xlink:show="embed" xlink:actuate="onLoad" draw:mime-type="image/jpeg"/>
</draw:frame>
Commenting in the heading <text:a xlink:type="simple" xlink:href="https://www.youtube.com/watch" text:style-name="Internet_20_link" text:visited-style-name="Visited_20_Internet_20_Link">
dovidra.info</text:a>
At the YouTub-Canal Center of Strategic Communications and Information Security Key Principles during the War, Deputy Minister of Defense of Ukraine Anna Malyovazhavzhavzhavzhavzhawa that among hostile information and psychological operations(Paco)One of the most notable nowadays is the attempt to discredit the mobilization campaign, which has been going on since February 24 last year.</text:p>
      <ul>
        <li>
Today, most actively people get information, of course, Izocial networks, so information campaigns are directed there, mostly the Telegram, where they come in a comment with whole botocative farms. So you need to answer the question: to achieve the purpose of the directed information, - says Anna Malyar. - Usually, if you understand that it is a wealth of our armed forces or in general our society, it is important that this information is launched by the Russians.</li>
      </ul>
      <text:p text:style-name="P4">
However, the Deputy Minister notes that often the Ukrainians themselves contribute to the propagandists in spreading messages against our country: _ "Often it happens that because of the ignorance and misunderstanding They will say something very important now. ”._</text:p>
      <text:p text:style-name="P4">
Indeed, from time to time on the World Wide Web we come across rollers that criticize stories on the street, or read the advice of some expert expert in law, as potential conscripts to avoid getting them.</text:p>
      <text:p text:style-name="P4">
So let's figure out what reports about the mobilization campaign during the time phase of the Russian-Ukrainian War walk the Internet, which of them are relevant, and which have all the signs of falsification or distortion. It is also interesting that in Russia itself mobilization is passing and whether everyone who supports their leader is dreaming of protecting his false ideas with weapons in his hands.</text:p>
      <text:h text:style-name="P12" text:outline-level="3">
<text:span text:style-name="T4">
<text:span text:style-name="T4">
 A small percentage of evidence in no way affects the mobilization campaign in our country </text:span>
</text:span>
</text:h>
      <text:p text:style-name="P4">
<draw:frame draw:style-name="fr1" draw:name="Image323" text:anchor-type="as-char" svg:width="6.9236in" svg:height="3.894525in" draw:z-index="0">
<draw:image xlink:href="../Images/AРМІЯINFORM/2023-04-07T78-00-00-04-00/cherga-u-vijskomat.jpg" xlink:type="simple" xlink:show="embed" xlink:actuate="onLoad" draw:mime-type="image/jpeg"/>
</draw:frame>
Ternopil, Ukraine, turn to the shopping center and the joint venture</text:p>
      <text:p text:style-name="P4">
This statement can be denied statistics that have recently been <text:a xlink:type="simple" xlink:href="https://armyinform.com.ua/2023/04/06/ponad-20-tysyach-dobrovolcziv-podaly-zayavky-na-vstup-do-gvardiyi-nastupu/" text:style-name="Internet_20_link" text:visited-style-name="Visited_20_Internet_20_Link">
published</text:a>
In Military Mediacenter, Deputy Director of Planning Department of application of the Main Department of the National Guard of Ukraine Colonel Mykola Urshalovich. According to his information, as of April 6, only before the NSU brigades as part of the formation of units of the Guard of the offensive received 20 204 applications from volunteers. If you take into account the statistics of this campaign in the State Border Service of Tanational Police of Ukraine in general, more than 35,000 candidates dream of weapons.</text:p>
      <text:p text:style-name="P4">
Of course, among citizens there are those who avoid conscription, try to interfere with the Motherland, however, a small percentage of such evasion in no way is not flooding on a mobilization campaign in our country.</text:p>
      <text:p text:style-name="P4">
<draw:frame draw:style-name="fr1" draw:name="Image324" text:anchor-type="as-char" svg:width="6.9236in" svg:height="4.330592in" draw:z-index="0">
<draw:image xlink:href="../Images/AРМІЯINFORM/2023-04-07T78-00-00-04-00/rosiya-tikaye-vid-mobilizacziyi.jpeg" xlink:type="simple" xlink:show="embed" xlink:actuate="onLoad" draw:mime-type="image/jpeg"/>
</draw:frame>
In Russia, a partial mobilization has been announced - the turn of evaders with Georgia</text:p>
      <text:p text:style-name="P4">
At the same time, Russia's official information resources prefer to close the eyes of Nazonoconfigured in the Crimea and Donbass occupied in the temporarily seized areas of Zaporizhzhya and Kherson regions. They prefer not to tell about hundreds of thousands of Russian men, who, when the call, were indicated, Georgia, Turkey, Kyrgyzstan, Finland, Armenia and other countries.</text:p>
      <text:p text:style-name="P4">
<draw:frame draw:style-name="fr1" draw:name="Image325" text:anchor-type="as-char" svg:width="6.9236in" svg:height="3.507957in" draw:z-index="0">
<draw:image xlink:href="../Images/AРМІЯINFORM/2023-04-07T78-00-00-04-00/bali-rosiyany.jpg" xlink:type="simple" xlink:show="embed" xlink:actuate="onLoad" draw:mime-type="image/jpeg"/>
</draw:frame>
The injuries state an increase in offenses committed by the Russians. Photo: Balimanual</text:p>
      <text:p text:style-name="P4">
And the authorities of the Indonesian Bali Island, where 58,000 Russian citizens have departed from the beginning of a large -scale Russian invasion of Ukraine, a statement of the deterioration of the criminogenic situation and is trying to limit the issuance of visas for Russian citizens. About it <text:a xlink:type="simple" xlink:href="https://edition.cnn.com/europe/live-news/russia-ukraine-war-news-03-19-23/h_1e417f93630dbcc9a4de2e711383e62c" text:style-name="Internet_20_link" text:visited-style-name="Visited_20_Internet_20_Link">
reports</text:a>
CNN.</text:p>
      <text:p text:style-name="P4">
In general, according to <text:a xlink:type="simple" xlink:href="https://www.forbes.ru/society/478827-rossiu-posle-21-sentabra-pokinuli-okolo-700-000-grazdan" text:style-name="Internet_20_link" text:visited-style-name="Visited_20_Internet_20_Link">
evaluation</text:a>
Forbes.ru, from the beginning of mobilization - after September 21 last year, when Putin signed a decree "prompting partial mobilization in the Russian Federation", almost 1 million people left the boundaries of his state state.</text:p>
      <text:h text:style-name="P12" text:outline-level="3">
<text:span text:style-name="T4">
<text:span text:style-name="T4">
 From single conflicts on the streets, the statement does not follow that "in Ukraine is ongoing violent mobilization" </text:span>
Therefore, the Russian daily newspaper writes: “On February 14, in Odessa, the staff of the Yavsk Committee rigidly detained a man in the middle of a crowded street. The videoads, removed by eyewitnesses, show how the man overthrown on the asphalt tries to resist, but people in camouflage form his hands and feet in the camouflage form to bring to the van. "</text:span>
</text:h>
      <text:p text:style-name="P4">
The South Operational Command condemned incorrect behavioral servicemen and on its official Facebook page <text:a xlink:type="simple" xlink:href="https://www.facebook.com/OperationalCommandSouth/posts/pfbid0fbueJ9QFtB3b2CpxKAJ4aiwKCnB9vBaLJKbc6SocdhJidDtXdEzJQxiPoUWYZ7EEl" text:style-name="Internet_20_link" text:visited-style-name="Visited_20_Internet_20_Link">
reported</text:a>
that "on the fact of the conflict situation, which occurred on February 14, 2023, during the hours of work of a group of servicemen of one of the shopping center and JV with alerting citizens who are subject to mobilization, in the public place, the military service is conducting a service investigation."</text:p>
      <text:p text:style-name="P4">
Agree that such a single conflict on the streets does not consider that "violent mobilization is ongoing in Ukraine."</text:p>
      <text:p text:style-name="P4">
<draw:frame draw:style-name="fr1" draw:name="Image326" text:anchor-type="as-char" svg:width="6.9236in" svg:height="3.894525in" draw:z-index="0">
<draw:image xlink:href="../Images/AРМІЯINFORM/2023-04-07T78-00-00-04-00/povistka-vsu.jpg" xlink:type="simple" xlink:show="embed" xlink:actuate="onLoad" draw:mime-type="image/jpeg"/>
</draw:frame>
### ** Alert can be awarded anywhere where it is not prohibited</text:p>
      <text:p text:style-name="P4">
_ “In early January all over Ukraine the" mobilization teams "were intensified, empowered to prescribe to men summons anywhere and any time, and in the case of resistance-forcibly deliver to territorial centers of complete ... addresses. The reason for the mass raids, which was affirmed by the military, was the reluctance of people to open the door to representatives of theamarmia, ”_ - <text:a xlink:type="simple" xlink:href="https://lenta.ru/articles/2023/03/17/uk_lonist/" text:style-name="Internet_20_link" text:visited-style-name="Visited_20_Internet_20_Link">
asserts</text:a>
One of the conducting propaganda Russian news online publications of Lenta.ru.</text:p>
      <text:p text:style-name="P4">
However, it does not informs its readers that according to the legislation of Ukraine, the summons can be reached not only at the places of registration or residence(https://www.youtube.com/watch?v=T1_hYb-NWyQ).</text:p>
      <text:p text:style-name="P4">
Military lawyer Igor Serov noted the Armyinform that there is a clearly defined list of officials who can do so: “give the summons to conscripts, conscripts and reservists, except employees of the Tax Code and JV, may be directors of state bodies, local self -government bodies, heads of enterprises, organizations, organizations, organizations, organizations, organizations ZhEKs. But they must have a state -owned decree of the territorial center of tasotic support. "</text:p>
      <text:p text:style-name="P4">
In the case when a citizen believes that the delivery of the summons occurs with any violations, for example, it does not specify all personal data or it is filled with colors, it is possible to refuse to sign it. Then, in the presence of the witness, an act of refusal will be drawn up. These mistakes will be made at the Center. A person also has the right to seek the help of lawyabout directly to the CCC and JV.</text:p>
      <text:p text:style-name="P4">
But we should not forget that we have not only rights but also responsibilities. According to <text:a xlink:type="simple" xlink:href="https://www.president.gov.ua/ua/documents/constitution/konstituciya-ukrayini-rozdil-ii" text:style-name="Internet_20_link" text:visited-style-name="Visited_20_Internet_20_Link">
Article65</text:a>
The Constitution of Ukraine "Protection of the Fatherland, Independence of Tatertorial integrity of Ukraine, honoring its state symbols is the obligation of citizens of Ukraine. Citizens serve military service according to the law. "</text:p>
      <text:p text:style-name="P4">
Deputy Minister of Defense Anna Malyar on her Facebook page <text:a xlink:type="simple" xlink:href="https://www.facebook.com/ganna.maliar/posts/pfbid035vpbSGe1WaVNwQrpypj2eLb24GSv4BMpooCnvYZohAcs1bq2gdvWJbcEZ6eZd9pbl" text:style-name="Internet_20_link" text:visited-style-name="Visited_20_Internet_20_Link">
noted</text:a>
that “after a large -scale invasion of these IPSO is difficult to get into something or to fall on something. Because to frighten the summons after everything we have passed for this year is hard. "</text:p>
      <text:p text:style-name="P4">
News Source: <text:a xlink:type="simple" xlink:href="https://armyinform.com.ua/2023/04/07/yak-rosijski-ipso-namagayutsya-dyskredytuvaty-mobilizacziyu-v-ukrayini-sprostovuyemo-fejky/" text:style-name="Internet_20_link" text:visited-style-name="Visited_20_Internet_20_Link">
https://armyinform.com.ua/2023/04/07/yak-rosijski-ipso-namagayutsya-dyskredytuvaty-mobilizacziyu-v-ukrayini-sprostovuyemo-fejky/</text:a>
</text:p>
      <!--NEWS-->
      <text:h text:style-name="P10" text:outline-level="1">
<text:span text:style-name="T4">
Waiting for a counter -offensive forces of security and defense undermines the moral spirit of Russian invaders - GUR MOU</text:span>
</text:h>
      <text:p text:style-name="P4">
Author: ['АРМІЯINFORM']</text:p>
      <text:p text:style-name="P4">
Time: 2023-04-07T79:00:00-04:00</text:p>
      <text:p text:style-name="P4">
Description: GUR MOKLOSYA PIDARZHEK RIZOSKA KILOKOSKOSKY ZAGARBEVIV, yaki to pierce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original.jpg" text:style-name="Internet_20_link" text:visited-style-name="Visited_20_Internet_20_Link">
original.jpg</text:a>
']</text:p>
      <text:p text:style-name="P4">
Tags: ['STOPRUSSIA', 'АГРЕСІЯ РФ', 'ГУР МО УКРАЇНИ', 'ДУТА ВЕЛИЧ РОСАРМІЇ']</text:p>
      <text:p text:style-name="P4">
Category: News</text:p>
      <!--METADATA-->
      <text:p text:style-name="P4">
<draw:frame draw:style-name="fr1" draw:name="Image327" text:anchor-type="as-char" svg:width="6.9236in" svg:height="4.609139in" draw:z-index="0">
<draw:image xlink:href="../Images/AРМІЯINFORM/2023-04-07T79-00-00-04-00/original.jpg" xlink:type="simple" xlink:show="embed" xlink:actuate="onLoad" draw:mime-type="image/jpeg"/>
</draw:frame>
Illustrative photo</text:p>
      <text:p text:style-name="P4">
The GUR of the Ministry of Defense confirms the sharp increase in the number of Russian invaders who seek to be captured to save their lives.</text:p>
      <text:p text:style-name="P4">
Within the framework of the Ukrainian State Project "I want to live" in March 2023 more than 3000 appeals were recorded. This is twice as much as the previous monthly indicators, the spokesman of the program for surrendering the Russian military in Polonvitaly Matvienko said.</text:p>
      <text:p text:style-name="P4">
Ukraine's military intelligence also states the activation of the occupation of the invaders in the Polonbezhnaya on the battlefield.</text:p>
      <text:p text:style-name="P4">
The Ukrainian counter -offensive operation on Earth has not yet begun, but the effect of the respective already produces results. The choice of a Russian soldier during the war is simple: either death or captivity. However, a series of sudden, unexpected, lightning events are able to change everything.</text:p>
      <text:p text:style-name="P4">
The Ministry of Defense of Ukraine is reminiscent of regular diversity in camps for wars and other advantages of the Geneva Conventions, but at the same time - the sound of the window.</text:p>
      <text:p text:style-name="P4">
Glory to Ukraine!</text:p>
      <text:p text:style-name="P4">
<text:span text:style-name="T5">
Derello: <text:a xlink:type="simple" xlink:href="https://gur.gov.ua/content/ochikuvannia-kontrnastupu-syl-bezpeky-ta-oborony-ukrainy-pohlybliuie-eroziiu-moralno-psykholohichnoho-stanu-v-riadakh-rosiiskykh-okupantiv.html" text:style-name="Internet_20_link" text:visited-style-name="Visited_20_Internet_20_Link">
GUR MOU</text:a>
</text:span>
</text:p>
      <text:p text:style-name="P4">
News Source: <text:a xlink:type="simple" xlink:href="https://armyinform.com.ua/2023/04/07/ochikuvannya-kontrnastupu-syl-bezpeky-ta-oborony-pidryvaye-moralnyj-duh-rosijskyh-okupantiv/" text:style-name="Internet_20_link" text:visited-style-name="Visited_20_Internet_20_Link">
https://armyinform.com.ua/2023/04/07/ochikuvannya-kontrnastupu-syl-bezpeky-ta-oborony-pidryvaye-moralnyj-duh-rosijskyh-okupantiv/</text:a>
</text:p>
      <!--NEWS-->
      <text:h text:style-name="P10" text:outline-level="1">
<text:span text:style-name="T4">
In Kiev presented the book "Alphabet of War": about the emotions experienced in the war</text:span>
</text:h>
      <text:p text:style-name="P4">
Author: ['Володимир Загребельний']</text:p>
      <text:p text:style-name="P4">
Time: 2023-04-07T80:00:00-04:00</text:p>
      <text:p text:style-name="P4">
Description: The Presentation of the Elderization of the Capital Kapolitovka has a presentation of books ... War with Ukraine 2022, the war with Ukraine latter news today, the war with Ukraine 2022, the last ones for today, whether there will be a war between Ukraine and Russia and when, the war with the war.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abetka-vijny-golovna.jpg" text:style-name="Internet_20_link" text:visited-style-name="Visited_20_Internet_20_Link">
abetka-vijny-golovna.jpg</text:a>
', '<text:a xlink:type="simple" xlink:href="https://armyinform.com.ua/wp-content/uploads/2023/04/abetka-vijny-01-150x150.jpg" text:style-name="Internet_20_link" text:visited-style-name="Visited_20_Internet_20_Link">
abetka-vijny-01-150x150.jpg</text:a>
', '<text:a xlink:type="simple" xlink:href="https://armyinform.com.ua/wp-content/uploads/2023/04/abetka-vijny-02-150x150.jpg" text:style-name="Internet_20_link" text:visited-style-name="Visited_20_Internet_20_Link">
abetka-vijny-02-150x150.jpg</text:a>
', '<text:a xlink:type="simple" xlink:href="https://armyinform.com.ua/wp-content/uploads/2023/04/abetka-vijny-04-150x150.jpg" text:style-name="Internet_20_link" text:visited-style-name="Visited_20_Internet_20_Link">
abetka-vijny-04-150x150.jpg</text:a>
', '<text:a xlink:type="simple" xlink:href="https://armyinform.com.ua/wp-content/uploads/2023/04/abetka-vijny-03-150x150.jpg" text:style-name="Internet_20_link" text:visited-style-name="Visited_20_Internet_20_Link">
abetka-vijny-03-150x150.jpg</text:a>
', '<text:a xlink:type="simple" xlink:href="https://armyinform.com.ua/wp-content/uploads/2023/04/abetka-vijny-5.jpg" text:style-name="Internet_20_link" text:visited-style-name="Visited_20_Internet_20_Link">
abetka-vijny-5.jpg</text:a>
', '<text:a xlink:type="simple" xlink:href="https://armyinform.com.ua/wp-content/uploads/2022/12/volodymyr-zagrebelnyj-2.jpg" text:style-name="Internet_20_link" text:visited-style-name="Visited_20_Internet_20_Link">
volodymyr-zagrebelnyj-2.jpg</text:a>
']</text:p>
      <text:p text:style-name="P4">
Tags: ['STOPRUSSIA', 'АГРЕСІЯ РФ', 'ВТОРГНЕННЯ РФ', 'ГШ ЗСУ', 'УКРАЇНСЬКИЙ НАРОД НЕПЕРЕМОЖНИЙ']</text:p>
      <text:p text:style-name="P4">
Category: News</text:p>
      <!--METADATA-->
      <text:p text:style-name="P4">
<draw:frame draw:style-name="fr1" draw:name="Image328" text:anchor-type="as-char" svg:width="6.9236in" svg:height="4.615733in" draw:z-index="0">
<draw:image xlink:href="../Images/AРМІЯINFORM/2023-04-07T80-00-00-04-00/abetka-vijny-golovna.jpg" xlink:type="simple" xlink:show="embed" xlink:actuate="onLoad" draw:mime-type="image/jpeg"/>
</draw:frame>
In the premises of the bookstore "Old Lion" in the center of the capital of Ukraine there was a presentation of the book of Yevgeny and Solomiya Stepanenko "Alphabet of War", which is a modernist, writer and executive producer "Radio Culture" Irinawinsk.</text:p>
      <text:p text:style-name="P4">
The book "Alphabet of War" is a conversation about one of the stories of the Russian-Ukrainian war, namely about the history of father and daughter. The history, outlined in the book, began eight years ago in 2015, when Yevgeny Stepanenkov was with the Russians and their delicacies in eastern Ukraine, and his daughter salted him from the front in peaceful Kiev.</text:p>
      <text:p text:style-name="P4">
<text:a xlink:type="simple" xlink:href="https://armyinform.com.ua/wp-content/uploads/2023/04/abetka-vijny-01.jpg" text:style-name="Internet_20_link" text:visited-style-name="Visited_20_Internet_20_Link">
!(Images/AРМІЯINFORM/2023-04-07T80-00-00-04-00/abetka-vijny-01-150x150.jpg)</text:a>
</text:p>
      <text:p text:style-name="P4">
<text:a xlink:type="simple" xlink:href="https://armyinform.com.ua/wp-content/uploads/2023/04/abetka-vijny-02.jpg" text:style-name="Internet_20_link" text:visited-style-name="Visited_20_Internet_20_Link">
<draw:frame draw:style-name="fr1" draw:name="Image329" text:anchor-type="as-char" svg:width="6.9236in" svg:height="6.9236in" draw:z-index="0">
<draw:image xlink:href="../Images/AРМІЯINFORM/2023-04-07T80-00-00-04-00/abetka-vijny-02-150x150.jpg" xlink:type="simple" xlink:show="embed" xlink:actuate="onLoad" draw:mime-type="image/jpeg"/>
</draw:frame>
</text:a>
In 2014, after the fighting in eastern Ukraine, Yevgeny Stepanenko went to a volunteer in the special purpose unit. He participated in the battles of the Baddonetsk Airport, Mariupol and Debaltsev. He was a spokesman for the Defense Staff. After the injury he suffered, he became one of the founders of the first volume mobile hospital named after M. Pirogov, where he held the post of deputy chief of staff.</text:p>
      <text:p text:style-name="P4">
The father's correspondence with his daughter became the basis of the book "Alphabet of War".</text:p>
      <text:p text:style-name="P4">
“I am grateful to the salt that helped me get back from the war mentally. Thanks to her leaves who were included in this book, she was gaining a courage to discuss the topics important and complex for her. It helped me return to normal life of my time, ”Yevgeny Stepanenko recalled during the presentation.</text:p>
      <text:p text:style-name="P4">
The book is built as an alphabet, where every letter is one of the dimensions of war Tamra around the war. It intertwines the life of a child in a peaceful city and the life of a father in the war. Salt calls Dad to the front, writes SMS and letters, tells about his affairs, school, friends, competitions, dances, pets ...</text:p>
      <text:p text:style-name="P4">
Even the salts ask children's and childish questions Daddy about the war. How does he live with scratches and sisters there? Are there any children in the war? What eat in the war? Is it possible in the war to trick? Will Dad another after the war? And Dad is simple, and at the same time carefully explains everything in the world.</text:p>
      <text:p text:style-name="P4">
<text:a xlink:type="simple" xlink:href="https://armyinform.com.ua/wp-content/uploads/2023/04/abetka-vijny-04.jpg" text:style-name="Internet_20_link" text:visited-style-name="Visited_20_Internet_20_Link">
!(Images/AРМІЯINFORM/2023-04-07T80-00-00-04-00/abetka-vijny-04-150x150.jpg)</text:a>
</text:p>
      <text:p text:style-name="P4">
“I wrote this book to try to explain, what is the war that it exists, how it is arranged. By February 24, the majority of the population was somewhere in the east. It was not in our context. I wanted to reply at the level of emotional, philosophical as part of our lives, ”Eugene shared.</text:p>
      <text:p text:style-name="P4">
It was difficult for him to explain to people who did not know what war was. According to him, this war is endless: “It has been a tenth year, and it is possible to compare with some school, which seems to never end. So now. We make an infinity of war in some infinity. While the book was written, we lived in the Minsk agreements. The impression was that this war was suspended. And if it does not develop in such a terrible way as it was February 24, 2022. "</text:p>
      <text:p text:style-name="P4">
Eugene says that now it has become easier to explain the essence of the war.</text:p>
      <text:p text:style-name="P4">
“War is such a life in inhumane conditions, it should not be, but it is. It is more difficult to explain that life and in the war continues. Find the words that you can explain the war, a thing that cannot be explained. Everyone of my text was in emotional experiences. This is a book about emotions and the living. I am happy that we have created a book that helps people, ”the author said.</text:p>
      <text:p text:style-name="P4">
<draw:frame draw:style-name="fr1" draw:name="Image330" text:anchor-type="as-char" svg:width="6.9236in" svg:height="4.615733in" draw:z-index="0">
<draw:image xlink:href="../Images/AРМІЯINFORM/2023-04-07T80-00-00-04-00/abetka-vijny-5.jpg" xlink:type="simple" xlink:show="embed" xlink:actuate="onLoad" draw:mime-type="image/jpeg"/>
</draw:frame>
Since 2021, Yevgeny Stepanenko has been working in the Balkans as a special correspondent for Ukrainian media, and after the beginning of a large -scale invasion of Russia in Ukraine helps the forces of Ukraine's defense. He has long determined that “some road has ending, so war. And when it happens, as I wrote: everything will end, because it does not happen differently. The war will end in the way and we will definitely go through this process. "</text:p>
      <text:p text:style-name="P4">
<text:span text:style-name="T5">
Opto authors</text:span>
</text:p>
      <text:p text:style-name="P4">
<draw:frame draw:style-name="fr1" draw:name="Image331" text:anchor-type="as-char" svg:width="6.9236in" svg:height="6.9236in" draw:z-index="0">
<draw:image xlink:href="../Images/AРМІЯINFORM/2023-04-07T80-00-00-04-00/volodymyr-zagrebelnyj-2.jpg" xlink:type="simple" xlink:show="embed" xlink:actuate="onLoad" draw:mime-type="image/jpeg"/>
</draw:frame>
<text:a xlink:type="simple" xlink:href="https://armyinform.com.ua/army-authors/volodymyr-zagrebelnyj/" text:style-name="Internet_20_link" text:visited-style-name="Visited_20_Internet_20_Link">
Vladimir Zagrebelny</text:a>
Armyinform correspondent</text:p>
      <text:p text:style-name="P4">
News Source: <text:a xlink:type="simple" xlink:href="https://armyinform.com.ua/2023/04/07/u-kyyevi-prezentuvaly-knygu-abetka-vijny-pro-emocziyi-perezhyti-na-vijni/" text:style-name="Internet_20_link" text:visited-style-name="Visited_20_Internet_20_Link">
https://armyinform.com.ua/2023/04/07/u-kyyevi-prezentuvaly-knygu-abetka-vijny-pro-emocziyi-perezhyti-na-vijni/</text:a>
</text:p>
      <!--NEWS-->
      <text:h text:style-name="P10" text:outline-level="1">
<text:span text:style-name="T4">
Volodymyr Zelensky told about the work of the Fandeise Platform United24 in March</text:span>
</text:h>
      <text:p text:style-name="P4">
Author: ['АРМІЯINFORM']</text:p>
      <text:p text:style-name="P4">
Time: 2023-04-07T81:00:00-04:00</text:p>
      <text:p text:style-name="P4">
Description: For 11 MISSIV Roboti Mandraison Platform United24 Gorriyaki, Iz Bilsh NIZH ... War with Ukraine 2022, War with Ukraine Latest News today, News War with Ukraine 2022 are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ВОЛОДИМИР ЗЕЛЕНСЬКИЙ', 'ВТОРГНЕННЯ РФ', 'СВІТ ПІДТРИМУЄ УКРАЇНУ']</text:p>
      <text:p text:style-name="P4">
Category: News</text:p>
      <!--METADATA-->
      <text:p text:style-name="P4">
Over $ 300 million has been harvested in the 11 months of the Fandering Platform Fandering Platform.</text:p>
      <text:p text:style-name="P4">
About it <text:a xlink:type="simple" xlink:href="https://t.me/V_Zelenskiy_official/5784" text:style-name="Internet_20_link" text:visited-style-name="Visited_20_Internet_20_Link">
reports</text:a>
President of Ukraine Volodymyr Zelensky on a telegram-channel.</text:p>
      <ul>
        <li>
Ukraine is experiencing support for the world in the struggle for freedom of tank dependence. Thank you!- The message says.</li>
      </ul>
      <text:p text:style-name="P4">
News Source: <text:a xlink:type="simple" xlink:href="https://armyinform.com.ua/2023/04/07/volodymyr-zelenskyj-rozpoviv-pro-robotu-fandrejzyngovoyi-platformy-united24-u-berezni/" text:style-name="Internet_20_link" text:visited-style-name="Visited_20_Internet_20_Link">
https://armyinform.com.ua/2023/04/07/volodymyr-zelenskyj-rozpoviv-pro-robotu-fandrejzyngovoyi-platformy-united24-u-berezni/</text:a>
</text:p>
      <!--NEWS-->
      <text:h text:style-name="P10" text:outline-level="1">
<text:span text:style-name="T4">
Our defenders in a day repelled over 40 enemy attacks</text:span>
</text:h>
      <text:p text:style-name="P4">
Author: ['АРМІЯINFORM']</text:p>
      <text:p text:style-name="P4">
Time: 2023-04-07T82:00:00-04:00</text:p>
      <text:p text:style-name="P4">
Description: At Volinsky, Poliysky, the Siberian, the Slobozhanskoye expansion is operational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2/12/viyskovi_ef2a6-1.jpg" text:style-name="Internet_20_link" text:visited-style-name="Visited_20_Internet_20_Link">
viyskovi_ef2a6-1.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332" text:anchor-type="as-char" svg:width="6.9236in" svg:height="4.543613in" draw:z-index="0">
<draw:image xlink:href="../Images/AРМІЯINFORM/2023-04-07T82-00-00-04-00/viyskovi_ef2a6-1.jpg" xlink:type="simple" xlink:show="embed" xlink:actuate="onLoad" draw:mime-type="image/jpeg"/>
</draw:frame>
<text:span text:style-name="T4">
 🔥 Situation on Russian invasion </text:span>
</text:p>
      <text:p text:style-name="P4">
In the Volyn, Polissya, Seversky and Slobozhansky directions, operational and no significant changes, the signs of formations of the offensive groups of the proponent were detected. In the border areas of the Kursk region, the enemy predetermined the engineering equipment of the terrain.</text:p>
      <text:p text:style-name="P4">
About it on Facebook <text:a xlink:type="simple" xlink:href="https://www.facebook.com/GeneralStaff.ua/posts/pfbid08CCjtXPDCf7daRkqPPQRpTNQXZtXzHmZL56g8tmc33arsgvuiJqhjjZyrwmbNmjVl" text:style-name="Internet_20_link" text:visited-style-name="Visited_20_Internet_20_Link">
reports</text:a>
The General Staff of the Armed Forces.</text:p>
      <text:p text:style-name="P4">
"The enemy continues to focus the main efforts on the offensive acting Liman, Bakhmut, Avdiiv and Marinsky directions - over 40 attacks of the enemy have been reflected," the testimony said.</text:p>
      <text:p text:style-name="P4">
News Source: <text:a xlink:type="simple" xlink:href="https://armyinform.com.ua/2023/04/07/ukrayinski-zahysnyky-za-dobu-vidbyly-po-40-vorozhyh-atak/" text:style-name="Internet_20_link" text:visited-style-name="Visited_20_Internet_20_Link">
https://armyinform.com.ua/2023/04/07/ukrayinski-zahysnyky-za-dobu-vidbyly-po-40-vorozhyh-atak/</text:a>
</text:p>
      <!--NEWS-->
      <text:h text:style-name="P10" text:outline-level="1">
<text:span text:style-name="T4">
Aviation of Defense Forces per day has struck 9 beats in the occupants' concentration areas</text:span>
</text:h>
      <text:p text:style-name="P4">
Author: ['АРМІЯINFORM']</text:p>
      <text:p text:style-name="P4">
Time: 2023-04-07T83:00:00-04:00</text:p>
      <text:p text:style-name="P4">
Description: At the Bakhmutian expanding the vogog, to be advanced, to be attached to take PID ... War with Ukraine 2022, War with Ukraine Latest news today, News War with Ukraine 2022 The last ones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su-25_znyshh.jpg" text:style-name="Internet_20_link" text:visited-style-name="Visited_20_Internet_20_Link">
su-25_znyshh.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333" text:anchor-type="as-char" svg:width="6.9236in" svg:height="4.611226in" draw:z-index="0">
<draw:image xlink:href="../Images/AРМІЯINFORM/2023-04-07T83-00-00-04-00/su-25_znyshh.jpg" xlink:type="simple" xlink:show="embed" xlink:actuate="onLoad" draw:mime-type="image/jpeg"/>
</draw:frame>
** 🔥I</text:p>
      <text:p text:style-name="P4">
In the Bakhmut direction, the enemy continues to take offensive actions, tries to take full control of the city of Bakhmut, and hostilities continue. During the pre -prohibition, unsuccessful offensive actions in the districts of Bogdanivka and Ivanivskyi. The units of the defense forces repelled about 14 enemy attacks on the said District.</text:p>
      <text:p text:style-name="P4">
About it on Facebook <text:a xlink:type="simple" xlink:href="https://www.facebook.com/GeneralStaff.ua/posts/pfbid08CCjtXPDCf7daRkqPPQRpTNQXZtXzHmZL56g8tmc33arsgvuiJqhjjZyrwmbNmjVl" text:style-name="Internet_20_link" text:visited-style-name="Visited_20_Internet_20_Link">
reports</text:a>
The General Staff of the Armed Forces.</text:p>
      <text:p text:style-name="P4">
Aviation of defense forces per day has struck 9 beats in the areas of focus. In addition, the Russian Storm-25 Storm Sturmovex was destroyed near Marinka. Units of missile troops and artillery, in turn, destroyed the storage of the enemy.</text:p>
      <text:p text:style-name="P4">
News Source: <text:a xlink:type="simple" xlink:href="https://armyinform.com.ua/2023/04/07/ukrayinski-voyiny-znyshhyly-rosijskyj-shturmovyk-su-25-poblyzu-maryinky/" text:style-name="Internet_20_link" text:visited-style-name="Visited_20_Internet_20_Link">
https://armyinform.com.ua/2023/04/07/ukrayinski-voyiny-znyshhyly-rosijskyj-shturmovyk-su-25-poblyzu-maryinky/</text:a>
</text:p>
      <!--NEWS-->
      <text:h text:style-name="P10" text:outline-level="1">
<text:span text:style-name="T4">
In the capital, children turned old sleeves and helmets into articles</text:span>
</text:h>
      <text:p text:style-name="P4">
Author: ['Яна Задубінна']</text:p>
      <text:p text:style-name="P4">
Time: 2023-04-07T84:00:00-04:00</text:p>
      <text:p text:style-name="P4">
Description: The command of the Logisty Forces of the ZSU VIDGUKED on Prokhanny Pratsіvnikiv National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golovna_sholomy.jpeg" text:style-name="Internet_20_link" text:visited-style-name="Visited_20_Internet_20_Link">
golovna_sholomy.jpeg</text:a>
', '<text:a xlink:type="simple" xlink:href="https://armyinform.com.ua/wp-content/uploads/2023/04/foto1_sholomy-150x150.jpeg" text:style-name="Internet_20_link" text:visited-style-name="Visited_20_Internet_20_Link">
foto1_sholomy-150x150.jpeg</text:a>
', '<text:a xlink:type="simple" xlink:href="https://armyinform.com.ua/wp-content/uploads/2023/04/foto2_sholomy-150x150.jpeg" text:style-name="Internet_20_link" text:visited-style-name="Visited_20_Internet_20_Link">
foto2_sholomy-150x150.jpeg</text:a>
', '<text:a xlink:type="simple" xlink:href="https://armyinform.com.ua/wp-content/uploads/2023/04/foto3_sholomy-150x150.jpeg" text:style-name="Internet_20_link" text:visited-style-name="Visited_20_Internet_20_Link">
foto3_sholomy-150x150.jpeg</text:a>
', '<text:a xlink:type="simple" xlink:href="https://armyinform.com.ua/wp-content/uploads/2023/04/foto4_sholomy-150x150.jpeg" text:style-name="Internet_20_link" text:visited-style-name="Visited_20_Internet_20_Link">
foto4_sholomy-150x150.jpeg</text:a>
', '<text:a xlink:type="simple" xlink:href="https://armyinform.com.ua/wp-content/uploads/2023/04/foto5_sholomy-150x150.jpeg" text:style-name="Internet_20_link" text:visited-style-name="Visited_20_Internet_20_Link">
foto5_sholomy-150x150.jpeg</text:a>
', '<text:a xlink:type="simple" xlink:href="https://armyinform.com.ua/wp-content/uploads/2023/04/foto6_sholomy-150x150.jpeg" text:style-name="Internet_20_link" text:visited-style-name="Visited_20_Internet_20_Link">
foto6_sholomy-150x150.jpeg</text:a>
', '<text:a xlink:type="simple" xlink:href="https://armyinform.com.ua/wp-content/uploads/2023/04/foto7_sholomy.jpeg" text:style-name="Internet_20_link" text:visited-style-name="Visited_20_Internet_20_Link">
foto7_sholomy.jpeg</text:a>
']</text:p>
      <text:p text:style-name="P4">
Tags: ['STOPRUSSIA', 'АГРЕСІЯ РФ', 'ВТОРГНЕННЯ РФ', 'КОМАНДУВАННЯ СИЛ ЛОГІСТИКИ ЗС УКРАЇНИ', 'УКРАЇНСЬКИЙ НАРОД НЕПЕРЕМОЖНИЙ']</text:p>
      <text:p text:style-name="P4">
Category: News</text:p>
      <!--METADATA-->
      <text:p text:style-name="P4">
<draw:frame draw:style-name="fr1" draw:name="Image334" text:anchor-type="as-char" svg:width="6.9236in" svg:height="4.617987in" draw:z-index="0">
<draw:image xlink:href="../Images/AРМІЯINFORM/2023-04-07T84-00-00-04-00/golovna_sholomy.jpeg" xlink:type="simple" xlink:show="embed" xlink:actuate="onLoad" draw:mime-type="image/jpeg"/>
</draw:frame>
The Command of the Armed Forces of the Armed Forces of Ukraine responded to the request of the employees of the National Library of Ukraine for children and submitted to the reading audiences the use of sleeves and old helmets, which do not meet NATO standards. To make visitors transformed them into works of art.</text:p>
      <text:p text:style-name="P4">
-Children see this world differently, and in their palms is a real basis, because they turn such terrible military attributes into bright art. From now on, these helmets and sleeves are not a symbol of war, but on the contrary - the mirus and victories, which will soon come to our native land. After all, beauty must overcome evil!- said the CEO of the library Alla Gordienko.</text:p>
      <text:p text:style-name="P4">
<text:a xlink:type="simple" xlink:href="https://armyinform.com.ua/wp-content/uploads/2023/04/foto1_sholomy.jpeg" text:style-name="Internet_20_link" text:visited-style-name="Visited_20_Internet_20_Link">
!(Images/AРМІЯINFORM/2023-04-07T84-00-00-04-00/foto1_sholomy-150x150.jpeg)</text:a>
</text:p>
      <text:p text:style-name="P4">
<text:a xlink:type="simple" xlink:href="https://armyinform.com.ua/wp-content/uploads/2023/04/foto2_sholomy.jpeg" text:style-name="Internet_20_link" text:visited-style-name="Visited_20_Internet_20_Link">
<draw:frame draw:style-name="fr1" draw:name="Image335" text:anchor-type="as-char" svg:width="6.9236in" svg:height="6.9236in" draw:z-index="0">
<draw:image xlink:href="../Images/AРМІЯINFORM/2023-04-07T84-00-00-04-00/foto2_sholomy-150x150.jpeg" xlink:type="simple" xlink:show="embed" xlink:actuate="onLoad" draw:mime-type="image/jpeg"/>
</draw:frame>
</text:a>
Now, thanks to the skill of the creative team, Ukrainian symbols, flowers of different colors, weird animals in ethnic style have appeared on the military tools.</text:p>
      <text:p text:style-name="P4">
To participate in the art performance, young visitor librarians were invited, some of which study at the Stefan Turchak Kyiv Children's School of Arts.</text:p>
      <ul>
        <li>
I am inspired by the fact that I give a new life of a helmet, and for me the honor of painting, because they were worn by the Ukrainian military. In the beginning, I was difficult to accept the war, but now I began to treat everything more calmly and look less, because I have anyone to protect. That is why I depicted a firebird, which is going on my spikes, just like our warriors,-said the young participant of Barbarian.</li>
      </ul>
      <text:p text:style-name="P4">
<text:a xlink:type="simple" xlink:href="https://armyinform.com.ua/wp-content/uploads/2023/04/foto3_sholomy.jpeg" text:style-name="Internet_20_link" text:visited-style-name="Visited_20_Internet_20_Link">
!(Images/AРМІЯINFORM/2023-04-07T84-00-00-04-00/foto3_sholomy-150x150.jpeg)</text:a>
</text:p>
      <text:p text:style-name="P4">
<text:a xlink:type="simple" xlink:href="https://armyinform.com.ua/wp-content/uploads/2023/04/foto4_sholomy.jpeg" text:style-name="Internet_20_link" text:visited-style-name="Visited_20_Internet_20_Link">
<draw:frame draw:style-name="fr1" draw:name="Image336" text:anchor-type="as-char" svg:width="6.9236in" svg:height="6.9236in" draw:z-index="0">
<draw:image xlink:href="../Images/AРМІЯINFORM/2023-04-07T84-00-00-04-00/foto4_sholomy-150x150.jpeg" xlink:type="simple" xlink:show="embed" xlink:actuate="onLoad" draw:mime-type="image/jpeg"/>
</draw:frame>
</text:a>
The smallest of the participants who are only four years old, with a remarkable creative passion for the painting of the sleeves and created the work of Victor(from the lat. victoria - “victory”)In which the secret code was encrypted: it will be overlapped. And the back of the work is adorned by the illustration of the peaceful sky and the sun, because they are dilated that a dreamy peace and victory will soon come on our earth.</text:p>
      <text:p text:style-name="P4">
<text:a xlink:type="simple" xlink:href="https://armyinform.com.ua/wp-content/uploads/2023/04/foto6_sholomy.jpeg" text:style-name="Internet_20_link" text:visited-style-name="Visited_20_Internet_20_Link">
<draw:frame draw:style-name="fr1" draw:name="Image337" text:anchor-type="as-char" svg:width="6.9236in" svg:height="6.9236in" draw:z-index="0">
<draw:image xlink:href="../Images/AРМІЯINFORM/2023-04-07T84-00-00-04-00/foto6_sholomy-150x150.jpeg" xlink:type="simple" xlink:show="embed" xlink:actuate="onLoad" draw:mime-type="image/jpeg"/>
</draw:frame>
</text:a>
Library staff, who also joined the drawing, chose themselves to work Maria Priymachenko. Therefore, some helmets are decorated with recognizable man's beasts of the famous Ukrainian artist.</text:p>
      <ul>
        <li>
I came here first and foremost to help children, but art helps you to feel attention and direct excess emotions into creativity. I am from Kherson myself, so I put a particular meaning in this action, because I believe that even on ruins can be done art if you make efforts. And I hope that in the future we can return to my native Kherson his grandeur and beauty, - said the library Anastasia.</li>
      </ul>
      <text:p text:style-name="P4">
A special place in the art space of the library is the installation in memory of the prostatement of children who were victims of the consequences of Russia's armed aggression. The souls are presented in the form of paper angels, which are observed.</text:p>
      <ul>
        <li>
We are guilty of them that we were unable to protect from the terrible fate and give a happy childhood. These kids will no longer be able to read the book, play a played game and hug their parents. That is why we are constantly bringing our young audiences that they have to appreciate every moment of life ... - - note Lyudmila Batsay, the general director of the Library of Ukraine for Children.</li>
      </ul>
      <text:p text:style-name="P4">
<draw:frame draw:style-name="fr1" draw:name="Image338" text:anchor-type="as-char" svg:width="6.9236in" svg:height="4.617987in" draw:z-index="0">
<draw:image xlink:href="../Images/AРМІЯINFORM/2023-04-07T84-00-00-04-00/foto7_sholomy.jpeg" xlink:type="simple" xlink:show="embed" xlink:actuate="onLoad" draw:mime-type="image/jpeg"/>
</draw:frame>
Some of the painted helmets and sleeves will be handed over to the defenders to the front and units of military units for the design of traditions. The other part of the organizers plan to be implemented at a charity auction to help buy new equipment and ammunition for the units of the Armed Forces of Ukraine.</text:p>
      <text:p text:style-name="P4">
<text:span text:style-name="T5">
Opto Command of the Forces of Logistics of the Armed Forces</text:span>
</text:p>
      <text:p text:style-name="P4">
News Source: <text:a xlink:type="simple" xlink:href="https://armyinform.com.ua/2023/04/07/foto-u-stolyczi-dity-peretvoryly-stari-gilzy-ta-sholomy-na-artobyekty/" text:style-name="Internet_20_link" text:visited-style-name="Visited_20_Internet_20_Link">
https://armyinform.com.ua/2023/04/07/foto-u-stolyczi-dity-peretvoryly-stari-gilzy-ta-sholomy-na-artobyekty/</text:a>
</text:p>
      <!--NEWS-->
      <text:h text:style-name="P10" text:outline-level="1">
<text:span text:style-name="T4">
The invaders threaten the eviction of Ukrainians who did not receive passports of the Russian Federation</text:span>
</text:h>
      <text:p text:style-name="P4">
Author: ['АРМІЯINFORM']</text:p>
      <text:p text:style-name="P4">
Time: 2023-04-07T85:00:00-04:00</text:p>
      <text:p text:style-name="P4">
Description: Rosіyskі Pypanthi is actively shaving Primusova Portzatzatsya in the village of Timchasovo ... War with Ukraine 2022, War with Ukraine Latest News Today, News War with Ukraine 2022 Last today, will there be a war between Ukraine and Russia and when the war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3/okupanty-strilby.jpg" text:style-name="Internet_20_link" text:visited-style-name="Visited_20_Internet_20_Link">
okupanty-strilby.jpg</text:a>
']</text:p>
      <text:p text:style-name="P4">
Tags: ['STOPRUSSIA', 'АГРЕСІЯ РФ', 'ВТОРГНЕННЯ РФ', 'ГШ ЗСУ', 'ОПЕРАТИВНА ІНФОРМАЦІЯ']</text:p>
      <text:p text:style-name="P4">
Category: News</text:p>
      <!--METADATA-->
      <text:p text:style-name="P4">
<draw:frame draw:style-name="fr1" draw:name="Image339" text:anchor-type="as-char" svg:width="6.9236in" svg:height="4.33302in" draw:z-index="0">
<draw:image xlink:href="../Images/AРМІЯINFORM/2023-04-07T85-00-00-04-00/okupanty-strilby.jpg" xlink:type="simple" xlink:show="embed" xlink:actuate="onLoad" draw:mime-type="image/jpeg"/>
</draw:frame>
Illustrative Photo <text:span text:style-name="T4">
 🔥 Situation on Russian invasion </text:span>
</text:p>
      <text:p text:style-name="P4">
Russian invaders actively continue the forced certification of the population of the timely occupied territory of Zaporizhzhya and Kherson regions, exercising people psychological and physical pressure. In particular, at checkpoints the enemy restricts the predictions of Ukrainian citizens who have not received passports of the Russian Federation. Oblivants purposefully and deliberately search vehicles, record all personal data of citizens who do not have Russian documents, threatened with a confinement of entry into the city.</text:p>
      <text:p text:style-name="P4">
About it on Facebook <text:a xlink:type="simple" xlink:href="https://www.facebook.com/GeneralStaff.ua/posts/pfbid08CCjtXPDCf7daRkqPPQRpTNQXZtXzHmZL56g8tmc33arsgvuiJqhjjZyrwmbNmjVl" text:style-name="Internet_20_link" text:visited-style-name="Visited_20_Internet_20_Link">
reports</text:a>
The General Staff of the Armed Forces.</text:p>
      <text:p text:style-name="P4">
Also, the enemy forces the postman to distribute the forms to the local population, in which it is necessary to indicate information about the availability of a Russian passport. Citizens, as they have a hostile passport, are subjected to constant searches, intimidation of the and reception before receiving this document. The invaders are actively threatening the forced removal from their own premises and the confiscation of private property to receive a Russian passport in a timely manner.</text:p>
      <text:p text:style-name="P4">
At the same time, for the same reason, the parents of graduate students are threatened with the child's certificates of basic secondary education. Also, the entertainments are forced to change the certificate of marriage and a certificate of registration of technical means from the Ukrainian samples.</text:p>
      <text:p text:style-name="P4">
News Source: <text:a xlink:type="simple" xlink:href="https://armyinform.com.ua/2023/04/07/okupanty-pogrozhuyut-vyselennyam-z-domivok-ukrayinczyam-yaki-ne-otrymaly-pasporty-rf/" text:style-name="Internet_20_link" text:visited-style-name="Visited_20_Internet_20_Link">
https://armyinform.com.ua/2023/04/07/okupanty-pogrozhuyut-vyselennyam-z-domivok-ukrayinczyam-yaki-ne-otrymaly-pasporty-rf/</text:a>
</text:p>
      <!--NEWS-->
      <text:h text:style-name="P10" text:outline-level="1">
<text:span text:style-name="T4">
Polish self -propelled RAK mortars are much more technological than Russian counterparts</text:span>
</text:h>
      <text:p text:style-name="P4">
Author: ['Сергій Місюра']</text:p>
      <text:p text:style-name="P4">
Time: 2023-04-07T86:00:00-04:00</text:p>
      <text:p text:style-name="P4">
Description: PID Hour of the Office VIZIT Volodymyr Zelensky to Polish Bulshi Pidor is a sheet about Namiri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golovna-4-1.jpg" text:style-name="Internet_20_link" text:visited-style-name="Visited_20_Internet_20_Link">
golovna-4-1.jpg</text:a>
', '<text:a xlink:type="simple" xlink:href="https://armyinform.com.ua/wp-content/uploads/2023/04/foto-2-2.jpg" text:style-name="Internet_20_link" text:visited-style-name="Visited_20_Internet_20_Link">
foto-2-2.jpg</text:a>
', '<text:a xlink:type="simple" xlink:href="https://armyinform.com.ua/wp-content/uploads/2023/04/foto-3-2.png" text:style-name="Internet_20_link" text:visited-style-name="Visited_20_Internet_20_Link">
foto-3-2.png</text:a>
', '<text:a xlink:type="simple" xlink:href="https://armyinform.com.ua/wp-content/uploads/2023/04/rak-infografika-scaled.jpg" text:style-name="Internet_20_link" text:visited-style-name="Visited_20_Internet_20_Link">
rak-infografika-scaled.jpg</text:a>
']</text:p>
      <text:p text:style-name="P4">
Tags: ['STOPRUSSIA', 'АГРЕСІЯ РФ', 'ВТОРГНЕННЯ РФ', 'ОВТ']</text:p>
      <text:p text:style-name="P4">
Category: News</text:p>
      <!--METADATA-->
      <text:p text:style-name="P4">
<draw:frame draw:style-name="fr1" draw:name="Image340" text:anchor-type="as-char" svg:width="6.9236in" svg:height="3.554115in" draw:z-index="0">
<draw:image xlink:href="../Images/AРМІЯINFORM/2023-04-07T86-00-00-04-00/golovna-4-1.jpg" xlink:type="simple" xlink:show="embed" xlink:actuate="onLoad" draw:mime-type="image/jpeg"/>
</draw:frame>
During the official visit of Vladimir Zelensky to Poland was <text:a xlink:type="simple" xlink:href="https://www.president.gov.ua/news/prezident-ukrayini-ta-premyer-ministr-polshi-u-varshavi-pidp-82113" text:style-name="Internet_20_link" text:visited-style-name="Visited_20_Internet_20_Link">
signed</text:a>
Letter on the intentions of cooperation on the supply of defense equipment. In particular, it was about acquisition <text:a xlink:type="simple" xlink:href="https://armyinform.com.ua/2023/04/06/polskyj-bronetransporter-rosomak-otrymuye-nove-zhyttya-z-bashtoyu-zssw-30/" text:style-name="Internet_20_link" text:visited-style-name="Visited_20_Internet_20_Link">
APC <text:span text:style-name="T4">
 ROSOMAK </text:span>
</text:a>
, self-propelled mortars <text:span text:style-name="T4">
 rak </text:span>
 and missiles to portable anti-aircraft missile complexes <text:span text:style-name="T4">
 Piorun </text:span>
. The number of weapons has specified <text:a xlink:type="simple" xlink:href="https://twitter.com/michaldworczyk/status/1643656380757204992" text:style-name="Internet_20_link" text:visited-style-name="Visited_20_Internet_20_Link">
on yourTwitter</text:a>
Prime Minister's Office Head Michal Dvochik: _ "Ukraine purchases the Vvoles 150 APC Rosomak, 3 modules of self-propelled mortars RAK, 100_ <text:a xlink:type="simple" xlink:href="https://armyinform.com.ua/2022/02/02/use-shho-vam-potribno-znaty-pro-pzrk-perun-onovlenogo-boga-gromu-dlya-zsu-vid-polshhi/" text:style-name="Internet_20_link" text:visited-style-name="Visited_20_Internet_20_Link">
<text:span text:style-name="T5">
PZRKPIORUN</text:span>
</text:a>
<text:span text:style-name="T5">
 ”.</text:span>
</text:p>
      <text:p text:style-name="P4">
However, in the media space, information about the number of mortars RAK was understood in different ways: "Ukraine will buy 3 mortars RAK", "The Armed Forces will receive 24 cars". Some reported about the number of "over 50 cars" ... The ArmyInform correspondent has figured out in this matter: 3, 24, 54 - all figures are correct, but need clarification.</text:p>
      <text:h text:style-name="P12" text:outline-level="3">
<text:span text:style-name="T4">
<text:span text:style-name="T4">
 Three Rak Rak modules are 24 self -propelled mortars </text:span>
</text:span>
</text:h>
      <text:p text:style-name="P4">
The originality of the configuration of self -propelled mortars <text:span text:style-name="T4">
 rak </text:span>
 is that the auxiliary masters are more than self -propelled mortars. Yes, indeed, Ukraine will receive three rannyodules. But for eight self -propelled mortars of one module are added four -core machines, three transport for transportation of mines and other equipment, as well as two reconnaissance and one repair!That is, 10 more auxiliary machines are added to the eight -footed machines in the mouth module. So a typical module <text:span text:style-name="T4">
 rak </text:span>
 consists of 18 cars.</text:p>
      <text:p text:style-name="P4">
However, if you count only self -propelled mortars, then for three modules they are indeed24, and in total Ukraine will receive 54 cars that are included in three route modules.</text:p>
      <text:p text:style-name="P4">
<draw:frame draw:style-name="fr1" draw:name="Image341" text:anchor-type="as-char" svg:width="6.9236in" svg:height="3.894525in" draw:z-index="0">
<draw:image xlink:href="../Images/AРМІЯINFORM/2023-04-07T86-00-00-04-00/foto-2-2.jpg" xlink:type="simple" xlink:show="embed" xlink:actuate="onLoad" draw:mime-type="image/jpeg"/>
</draw:frame>
Polish machine -building company <text:a xlink:type="simple" xlink:href="https://www.hsw.pl/produkty/mozdzierze-samobiezne-m120g-m120k/" text:style-name="Internet_20_link" text:visited-style-name="Visited_20_Internet_20_Link">
Huta Stalowawla</text:a>
Starting the concept of self -propelled mortar in 2004. Already in 2016, the Polish Army is equipped with a full battle module on 54 full-time.</text:p>
      <text:p text:style-name="P4">
<draw:frame draw:style-name="fr1" draw:name="Image342" text:anchor-type="as-char" svg:width="6.9236in" svg:height="3.554115in" draw:z-index="0">
<draw:image xlink:href="../Images/AРМІЯINFORM/2023-04-07T86-00-00-04-00/foto-3-2.png" xlink:type="simple" xlink:show="embed" xlink:actuate="onLoad" draw:mime-type="image/png"/>
</draw:frame>
</text:p>
      <ul>
        <li>
They cannot be compared at all. It is a qualitatively better weapon, a completely different generation, with a modern fire management system, - the expert said.</li>
      </ul>
      <text:h text:style-name="P12" text:outline-level="3">
<text:span text:style-name="T4">
<text:span text:style-name="T4">
 able to run mines up to 12 km </text:span>
</text:span>
</text:h>
      <text:p text:style-name="P4">
To the modern and high -quality Topaz fire control system, which also allows to interact with other units, and high technical characteristics of the minemetta are added. For his chassis used base <text:a xlink:type="simple" xlink:href="https://armyinform.com.ua/2023/04/06/polskyj-bronetransporter-rosomak-otrymuye-nove-zhyttya-z-bashtoyu-zssw-30/" text:style-name="Internet_20_link" text:visited-style-name="Visited_20_Internet_20_Link">
BTRROSOMAK</text:a>
. 150 машин БТР Rosomak та54 машини з модулів Rak — універсальні в подальшій експлуатації та ремонті,адже мають однакове шасі.</text:p>
      <text:p text:style-name="P4">
<draw:frame draw:style-name="fr1" draw:name="Image343" text:anchor-type="as-char" svg:width="6.9236in" svg:height="5.094616in" draw:z-index="0">
<draw:image xlink:href="../Images/AРМІЯINFORM/2023-04-07T86-00-00-04-00/rak-infografika-scaled.jpg" xlink:type="simple" xlink:show="embed" xlink:actuate="onLoad" draw:mime-type="image/jpeg"/>
</draw:frame>
120mm M120K Rak mortar is able to run mines up to 12 km(The standard 120-mmmina has a maximum flight range up to 8 km. - Ed.). Усе через те, що,окрім стандартних мін для <text:span text:style-name="T4">
Rak</text:span>
 , на підприємстві Dezamet SA розробили щеміну збільшеної дальності. Крім того, є високоточна міна APR 120 від компаніїMesko, яка має напівлазерне наведення.</text:p>
      <text:p text:style-name="P4">
У комплекті однієї бойової машини — 46 мін, які можуть бути запущені ще й урежимі MRSI (Multiple Rounds Simultaneous Impact - simultaneously hit by several scales. - Ed.), similar to a series of shells in <text:a xlink:type="simple" xlink:href="https://armyinform.com.ua/2022/06/10/pzh-2000-pro-osoblyvosti-nimeczkoyi-samohidnoyi-gaubyczi/" text:style-name="Internet_20_link" text:visited-style-name="Visited_20_Internet_20_Link">
SAU PZH2000</text:a>
. Це дає можливість запустити до 5 мін зрізною траєкторією з одночасним влучанням по цілі. Автоматизована системаподачі мін забезпечує високу скорострільність — від 6 до 8 пострілів захвилину.</text:p>
      <text:p text:style-name="P4">
News Source: <text:a xlink:type="simple" xlink:href="https://armyinform.com.ua/2023/04/07/polski-samohidni-minomety-rak-yaki-nezabarom-otrymayut-zsu-znachno-tehnologichnishi-za-rosijski-analogy/" text:style-name="Internet_20_link" text:visited-style-name="Visited_20_Internet_20_Link">
https://armyinform.com.ua/2023/04/07/polski-samohidni-minomety-rak-yaki-nezabarom-otrymayut-zsu-znachno-tehnologichnishi-za-rosijski-analogy/</text:a>
</text:p>
      <!--NEWS-->
      <text:h text:style-name="P10" text:outline-level="1">
<text:span text:style-name="T4">
In Ukraine, the project of Eng4publicService is ongoing for free learning English for civil servants</text:span>
</text:h>
      <text:p text:style-name="P4">
Author: ['Євген Проворний']</text:p>
      <text:p text:style-name="P4">
Time: 2023-04-07T87:00:00-04:00</text:p>
      <text:p text:style-name="P4">
Description: The fiercely outstanding the All -Ukrainian Prochkt ENG4PULCSERVICE is of the non -paying vivchennya ... The war with Ukraine 2022, the war with Ukraine is the latest news today, the News War with Ukraine 2022 is the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golovna-5-1.jpg" text:style-name="Internet_20_link" text:visited-style-name="Visited_20_Internet_20_Link">
golovna-5-1.jpg</text:a>
', '<text:a xlink:type="simple" xlink:href="https://armyinform.com.ua/wp-content/uploads/2023/04/divak.jpg" text:style-name="Internet_20_link" text:visited-style-name="Visited_20_Internet_20_Link">
divak.jpg</text:a>
', '<text:a xlink:type="simple" xlink:href="https://armyinform.com.ua/wp-content/uploads/2023/04/yanyshpilska.jpg" text:style-name="Internet_20_link" text:visited-style-name="Visited_20_Internet_20_Link">
yanyshpilska.jpg</text:a>
']</text:p>
      <text:p text:style-name="P4">
Tags: ['STOPRUSSIA', 'АГРЕСІЯ РФ', 'ВТОРГНЕННЯ РФ']</text:p>
      <text:p text:style-name="P4">
Category: News</text:p>
      <!--METADATA-->
      <text:p text:style-name="P4">
<draw:frame draw:style-name="fr1" draw:name="Image344" text:anchor-type="as-char" svg:width="6.9236in" svg:height="3.882986in" draw:z-index="0">
<draw:image xlink:href="../Images/AРМІЯINFORM/2023-04-07T87-00-00-04-00/golovna-5-1.jpg" xlink:type="simple" xlink:show="embed" xlink:actuate="onLoad" draw:mime-type="image/jpeg"/>
</draw:frame>
In February, the All -Ukrainian project of Eng4publicService began with the free study of English for civil servants at educational online platform._</text:p>
      <text:p text:style-name="P4">
<text:span text:style-name="T5">
Proect is organized by the National Agency of Ukraine for Civil Service(Overnight)Together with the EF Language Learning Solutions.</text:span>
 Eduse</text:p>
      <text:p text:style-name="P4">
<text:span text:style-name="T5">
Armiyinform decided to find out a little more about this project and how it was joined by the Ministry of Defense of Ukraine(MOU).</text:span>
</text:p>
      <text:p text:style-name="P4">
Вивчення англійської мови на платформі EF передбачає доступ до відповідногоресурсу з різних девайсів та самостійний вибір темпу навчання.</text:p>
      <text:p text:style-name="P4">
Навчальні модулі адаптовані під українські реалії й передбачають вивченняграматики, аудіювання, читання та тренування розмовних навичок.</text:p>
      <text:p text:style-name="P4">
Начальник відділу оцінювання та розвитку персоналу управління з питань роботиз держслужбовцями та керівниками державних підприємств Департаменту кадровоїполітики МОУ Вікторія Дівак розповіла, що нині на Порталі управління знаннямизареєстровано переважну більшість держслужбовців апарату Міністерства оборонита органів військового управління, підпорядкованих Міноборони, держслужбовцівГенерального штабу.</text:p>
      <text:p text:style-name="P4">
— Якщо брати у відсотковому значенні, то доступ до вивчення англійської мовими надали майже половині з тих, хто зареєструвався для навчання.</text:p>
      <text:p text:style-name="P4">
<draw:frame draw:style-name="fr1" draw:name="Image345" text:anchor-type="as-char" svg:width="6.9236in" svg:height="5.118699in" draw:z-index="0">
<draw:image xlink:href="../Images/AРМІЯINFORM/2023-04-07T87-00-00-04-00/divak.jpg" xlink:type="simple" xlink:show="embed" xlink:actuate="onLoad" draw:mime-type="image/jpeg"/>
</draw:frame>
Victoriavak</text:p>
      <text:p text:style-name="P4">
According to Victoria Divak, before the beginning of the educational process, a person needs to pass a half -hour test.</text:p>
      <ul>
        <li>
It is developed by EF Language Learning Solutions and has to determine the knowledge of a civil servant: from Elementary to Advanced. If a person has a level of ementary, then after his passage can go to a higher module. That is, if a person has time and opportunity, then it would pass, for example, from level A1 to C1. According to the reviews that I hear from people who have already joined the training, the course is interesting and useful for personal development, - said the representative of the Department of Personnel Policy.</li>
      </ul>
      <text:p text:style-name="P4">
According to the letter of NADS, the Department of Personnel Policy of the Ministry of Defense has determined a specialist who is currently performing the function of the administrator and provides accesso platform to civil servants who want to study English.Irina Yanyshpilsk, who is currently undergoing EF Languagelearning Solutions platform, said that civil servants have the opportunity to improve their English language knowledge even from the initial level.</text:p>
      <text:p text:style-name="P4">
<draw:frame draw:style-name="fr1" draw:name="Image346" text:anchor-type="as-char" svg:width="6.9236in" svg:height="6.256614in" draw:z-index="0">
<draw:image xlink:href="../Images/AРМІЯINFORM/2023-04-07T87-00-00-04-00/yanyshpilska.jpg" xlink:type="simple" xlink:show="embed" xlink:actuate="onLoad" draw:mime-type="image/jpeg"/>
</draw:frame>
Irina Yanishpil</text:p>
      <ul>
        <li>
The course is very convenient. Even in your spare time, you go to your personal account on your personal office on the knowledge management portal, you have passed modules, and you study. Accordingly, civil servants can study any corner of Ukraine. For example, I study at the average level of English in my spare time. The course itself is made interesting, informative and versatile.</li>
      </ul>
      <text:p text:style-name="P4">
As <text:a xlink:type="simple" xlink:href="https://nads.gov.ua/news/nads-dlia-publichnykh-sluzhbovtsiv-startuvav-vseukrainskyi-proiekt-eng4publicservice-z-vyvchennia-anhliiskoi-movy-na-osvitnii-onlain-platformi" text:style-name="Internet_20_link" text:visited-style-name="Visited_20_Internet_20_Link">
noted</text:a>
Natalia Alyushina, “Integration of Ukraine to the EU, needs our citizens to speak with European partner language. Our country is approaching the EU politically, legally taeconomically. Therefore, active Ukrainians, first of all, public employees who are a state of state, should "speak in English".</text:p>
      <text:p text:style-name="P4">
The English language learning program for public employees in the proseng4publicService is available to registered users of the Department of Management. Algorithm of registration for training - <text:a xlink:type="simple" xlink:href="https://nads.gov.ua/storage/app/sites/5/%D0%BF%D1%80%D0%BE%D1%84%D0%B5%D1%81%D1%96%D0%B9%D0%BD%D0%B5%20%D0%BD%D0%B0%D0%B2%D1%87%D0%B0%D0%BD%D0%BD%D1%8F/ef-instruktsiya-z-reestratsii-v3.pdf" text:style-name="Internet_20_link" text:visited-style-name="Visited_20_Internet_20_Link">
here.</text:a>
</text:p>
      <text:p text:style-name="P4">
News Source: <text:a xlink:type="simple" xlink:href="https://armyinform.com.ua/2023/04/07/v-ukrayini-tryvaye-proyekt-eng4publicservice-z-bezoplatnogo-vyvchennya-anglijskoyi-movy-dlya-derzhsluzhbovcziv/" text:style-name="Internet_20_link" text:visited-style-name="Visited_20_Internet_20_Link">
https://armyinform.com.ua/2023/04/07/v-ukrayini-tryvaye-proyekt-eng4publicservice-z-bezoplatnogo-vyvchennya-anglijskoyi-movy-dlya-derzhsluzhbovcziv/</text:a>
</text:p>
      <!--NEWS-->
      <text:h text:style-name="P10" text:outline-level="1">
<text:span text:style-name="T4">
Alexei Reznikov discussed the situation at the front with the Minister of Defense of Cyprus</text:span>
</text:h>
      <text:p text:style-name="P4">
Author: ['АРМІЯINFORM']</text:p>
      <text:p text:style-name="P4">
Time: 2023-04-07T88:00:00-04:00</text:p>
      <text:p text:style-name="P4">
Description: Mainstro defense of Ukraine Oleksiy Reznikov in Prozita to the responds of the KIPR in P'yatyatnity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002-1.jpg" text:style-name="Internet_20_link" text:visited-style-name="Visited_20_Internet_20_Link">
002-1.jpg</text:a>
', '<text:a xlink:type="simple" xlink:href="https://armyinform.com.ua/wp-content/uploads/2023/04/reznikov.jpeg" text:style-name="Internet_20_link" text:visited-style-name="Visited_20_Internet_20_Link">
reznikov.jpeg</text:a>
']</text:p>
      <text:p text:style-name="P4">
Tags: ['STOPRUSSIA', 'АГРЕСІЯ РФ', 'ВТОРГНЕННЯ РФ', 'МІНІСТР ОБОРОНИ УКРАЇНИ ОЛЕКСІЙ РЕЗНІКОВ']</text:p>
      <text:p text:style-name="P4">
Category: News</text:p>
      <!--METADATA-->
      <text:p text:style-name="P4">
<draw:frame draw:style-name="fr1" draw:name="Image347" text:anchor-type="as-char" svg:width="6.9236in" svg:height="4.615733in" draw:z-index="0">
<draw:image xlink:href="../Images/AРМІЯINFORM/2023-04-07T88-00-00-04-00/002-1.jpg" xlink:type="simple" xlink:show="embed" xlink:actuate="onLoad" draw:mime-type="image/jpeg"/>
</draw:frame>
Oleksireznikov. Photo: Dmitry Yurchenko / Armyinform</text:p>
      <text:p text:style-name="P4">
The Minister of Defense of Ukraine Alexei Reznikov during the visit to the Republic of Cyprus met with his colleague Michalis Georgallas.</text:p>
      <text:p text:style-name="P4">
The Minister of Defense of Ukraine <text:a xlink:type="simple" xlink:href="https://twitter.com/oleksiireznikov/status/1644352207817433092" text:style-name="Internet_20_link" text:visited-style-name="Visited_20_Internet_20_Link">
wrote</text:a>
у Twitter.</text:p>
      <text:p text:style-name="Quotations">

<text:p text:style-name="P4">
Visiting 🇨🇾  &gt;
  Had a great meeting with my colleague&gt;
 <text:a xlink:type="simple" xlink:href="https://twitter.com/GiorgallasM" text:style-name="Internet_20_link" text:visited-style-name="Visited_20_Internet_20_Link">
@GiorgallasM</text:a>
&gt;
  Provided an update on the situation on the battlefield.  &gt;
  Grateful to 🇨🇾 for its strong support of our territorial integrity,&gt;
 assistance in defense(trainings, incl. a course on de-mining)&amp;&gt;
 humanitarian spheres  &gt;
  🇺🇦🤝🇨🇾 <text:a xlink:type="simple" xlink:href="https://t.co/Vkbp6Iop5K" text:style-name="Internet_20_link" text:visited-style-name="Visited_20_Internet_20_Link">
pic.twitter.com/Vkbp6Iop5K</text:a>
&gt;
&gt;
 - Oleksiy Reznikov(@oleksireznikov)<text:a xlink:type="simple" xlink:href="https://twitter.com/oleksiireznikov/status/1644352207817433092" text:style-name="Internet_20_link" text:visited-style-name="Visited_20_Internet_20_Link">
April 7,&gt;
 2023</text:a>
Alexei Reznikov thanked the colleague for the firm support of Ukraine's territorial concern and assistance in the humanitarian sphere and defense, in particular the clogging course for mine.</text:p>

</text:p>
      <text:p text:style-name="P4">
<draw:frame draw:style-name="fr1" draw:name="Image348" text:anchor-type="as-char" svg:width="6.9236in" svg:height="6.9236in" draw:z-index="0">
<draw:image xlink:href="../Images/AРМІЯINFORM/2023-04-07T88-00-00-04-00/reznikov.jpeg" xlink:type="simple" xlink:show="embed" xlink:actuate="onLoad" draw:mime-type="image/jpeg"/>
</draw:frame>
“I visit the Republic of Cyprus. He had a wonderful meeting with my colleague Michalisomheorgallas. Provided up -to -date information about the situation on the battlefield. Grateful chip for decisive support of our territorial integrity, assistance to the Vobonoron(Training, incl. Demand course)But the humanitarian spheres, ”the post is in the post.</text:p>
      <text:p text:style-name="P4">
News Source: <text:a xlink:type="simple" xlink:href="https://armyinform.com.ua/2023/04/07/oleksij-reznikov-obgovoryv-sytuacziyu-na-fronti-na-zustrichi-z-ministrom-oborony-kipru/" text:style-name="Internet_20_link" text:visited-style-name="Visited_20_Internet_20_Link">
https://armyinform.com.ua/2023/04/07/oleksij-reznikov-obgovoryv-sytuacziyu-na-fronti-na-zustrichi-z-ministrom-oborony-kipru/</text:a>
</text:p>
      <!--NEWS-->
      <text:h text:style-name="P10" text:outline-level="1">
<text:span text:style-name="T4">
The strategy of forming a system of transition from military service to civil life has been approved</text:span>
</text:h>
      <text:p text:style-name="P4">
Author: ['АРМІЯINFORM']</text:p>
      <text:p text:style-name="P4">
Time: 2023-04-07T89:00:00-04:00</text:p>
      <text:p text:style-name="P4">
Description: The detachment has hardened the strategist of the formulation of the system for the transition of the VID VICHOKOVOSKOY to the civil ... War with Ukraine 2022, the war with Ukraine is the latest news today, the News War with Ukraine 2022 Last today, will there be a war between Ukraine and Russia and when, the war with Ukraine in 2022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thumb_202095_820_360_0_0_auto.jpg" text:style-name="Internet_20_link" text:visited-style-name="Visited_20_Internet_20_Link">
thumb_202095_820_360_0_0_auto.jpg</text:a>
']</text:p>
      <text:p text:style-name="P4">
Tags: ['STOPRUSSIA', 'АГРЕСІЯ РФ']</text:p>
      <text:p text:style-name="P4">
Category: News</text:p>
      <!--METADATA-->
      <text:p text:style-name="P4">
<draw:frame draw:style-name="fr1" draw:name="Image349" text:anchor-type="as-char" svg:width="6.9236in" svg:height="4.610104in" draw:z-index="0">
<draw:image xlink:href="../Images/AРМІЯINFORM/2023-04-07T89-00-00-04-00/thumb_202095_820_360_0_0_auto.jpg" xlink:type="simple" xlink:show="embed" xlink:actuate="onLoad" draw:mime-type="image/jpeg"/>
</draw:frame>
The Government has approved a strategy for the formation of a system of transition from the military service of pre -trial life for the period up to 2032, as well as a plan for assistance to veterans in adaptation for the next two years. This was reported by Prime Minister Shmigal.</text:p>
      <text:p text:style-name="P4">
"The strategy will create a clear algorithm and assistance system to Ukrainian veterans, to provide comfortable conditions for them from the first day of dispensing, to help with work or create their own business," the Government Head said.</text:p>
      <text:p text:style-name="P4">
According to the Prime Minister, four key strategic goals, process monitoring and organizational support have been identified. Denis Shmigal added that the strategy will be submitted to the NSDC.</text:p>
      <text:p text:style-name="P4">
<text:span text:style-name="T5">
Derelo: <text:a xlink:type="simple" xlink:href="https://www.kmu.gov.ua/news/denys-shmyhal-stratehiia-perekhodu-vid-viiskovoi-sluzhby-do-tsyvilnoho-zhyttia-dozvolyt-zabezpechyty-komfortni-umovy-dlia-veteraniv" text:style-name="Internet_20_link" text:visited-style-name="Visited_20_Internet_20_Link">
Government portal</text:a>
</text:span>
</text:p>
      <text:p text:style-name="P4">
News Source: <text:a xlink:type="simple" xlink:href="https://armyinform.com.ua/2023/04/07/zatverdzheno-strategiyu-formuvannya-systemy-perehodu-vid-vijskovoyi-sluzhby-do-czyvilnogo-zhyttya/" text:style-name="Internet_20_link" text:visited-style-name="Visited_20_Internet_20_Link">
https://armyinform.com.ua/2023/04/07/zatverdzheno-strategiyu-formuvannya-systemy-perehodu-vid-vijskovoyi-sluzhby-do-czyvilnogo-zhyttya/</text:a>
</text:p>
      <!--NEWS-->
      <text:h text:style-name="P10" text:outline-level="1">
<text:span text:style-name="T4">
In the capital there was a meeting of Volunteer Denis Artyukhov</text:span>
</text:h>
      <text:p text:style-name="P4">
Author: ['Володимир Загребельний']</text:p>
      <text:p text:style-name="P4">
Time: 2023-04-07T90:00:00-04:00</text:p>
      <text:p text:style-name="P4">
Description: The spaces of the Vistank “Ukrainian - Rosp'atty” by the National Museum of the Museum of Isolyan by friend ... War with Ukraine 2022, war with Ukraine Latest news today, News War with Ukraine 2022 Last for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golovna-6-1.jpg" text:style-name="Internet_20_link" text:visited-style-name="Visited_20_Internet_20_Link">
golovna-6-1.jpg</text:a>
', '<text:a xlink:type="simple" xlink:href="https://armyinform.com.ua/wp-content/uploads/2023/04/zustrich-pamyati-001-150x150.jpg" text:style-name="Internet_20_link" text:visited-style-name="Visited_20_Internet_20_Link">
zustrich-pamyati-001-150x150.jpg</text:a>
', '<text:a xlink:type="simple" xlink:href="https://armyinform.com.ua/wp-content/uploads/2023/04/zustrich-pamyati-002-150x150.jpg" text:style-name="Internet_20_link" text:visited-style-name="Visited_20_Internet_20_Link">
zustrich-pamyati-002-150x150.jpg</text:a>
', '<text:a xlink:type="simple" xlink:href="https://armyinform.com.ua/wp-content/uploads/2023/04/zustrich-pamyati-004-150x150.jpg" text:style-name="Internet_20_link" text:visited-style-name="Visited_20_Internet_20_Link">
zustrich-pamyati-004-150x150.jpg</text:a>
', '<text:a xlink:type="simple" xlink:href="https://armyinform.com.ua/wp-content/uploads/2023/04/zustrich-pamyati-006-150x150.jpg" text:style-name="Internet_20_link" text:visited-style-name="Visited_20_Internet_20_Link">
zustrich-pamyati-006-150x150.jpg</text:a>
', '<text:a xlink:type="simple" xlink:href="https://armyinform.com.ua/wp-content/uploads/2023/04/zustrich-pamyati-007-150x150.jpg" text:style-name="Internet_20_link" text:visited-style-name="Visited_20_Internet_20_Link">
zustrich-pamyati-007-150x150.jpg</text:a>
', '<text:a xlink:type="simple" xlink:href="https://armyinform.com.ua/wp-content/uploads/2022/12/volodymyr-zagrebelnyj-2.jpg" text:style-name="Internet_20_link" text:visited-style-name="Visited_20_Internet_20_Link">
volodymyr-zagrebelnyj-2.jpg</text:a>
']</text:p>
      <text:p text:style-name="P4">
Tags: ['STOPRUSSIA', 'АГРЕСІЯ РФ', 'ВІЙНА', 'ВТОРГНЕННЯ РФ', 'ЗУСТРІЧ']</text:p>
      <text:p text:style-name="P4">
Category: News</text:p>
      <!--METADATA-->
      <text:p text:style-name="P4">
<draw:frame draw:style-name="fr1" draw:name="Image350" text:anchor-type="as-char" svg:width="6.9236in" svg:height="4.615733in" draw:z-index="0">
<draw:image xlink:href="../Images/AРМІЯINFORM/2023-04-07T90-00-00-04-00/golovna-6-1.jpg" xlink:type="simple" xlink:show="embed" xlink:actuate="onLoad" draw:mime-type="image/jpeg"/>
</draw:frame>
In the space of the exhibition "Ukraine - Crucifixion" of the National Museum of History of Ukraine in the Second World War, the memory of Denis Artyukhov took place, at the pseudo "Dan", a senior soldier of a separate mechanized brigade named after Prince Vladimramyamoomach of the Armed Forces of Ukraine, who died on April 7, 2022.</text:p>
      <text:p text:style-name="P4">
Denis was born in Donetsk region in Gorlovka. He graduated from Gorlov's Higher Professional College No. 37. In a peaceful life he loved to meet with friends Taribal. From 2015 to the last breath, he defended his native land by the Uvations of the Armed Forces of Ukraine.</text:p>
      <text:p text:style-name="P4">
The brothers knew his position: he became a volunteer to return to his dear. He was condemned to the countrymen who succumbed to Russian propaganda. His last post on Facebook is Goldda's quote Meir: "There is no way about peace with those who came to kill you."</text:p>
      <text:p text:style-name="P4">
<text:a xlink:type="simple" xlink:href="https://armyinform.com.ua/wp-content/uploads/2023/04/zustrich-pamyati-001.jpg" text:style-name="Internet_20_link" text:visited-style-name="Visited_20_Internet_20_Link">
!(Images/AРМІЯINFORM/2023-04-07T90-00-00-04-00/zustrich-pamyati-001-150x150.jpg)</text:a>
</text:p>
      <text:p text:style-name="P4">
<text:a xlink:type="simple" xlink:href="https://armyinform.com.ua/wp-content/uploads/2023/04/zustrich-pamyati-002.jpg" text:style-name="Internet_20_link" text:visited-style-name="Visited_20_Internet_20_Link">
<draw:frame draw:style-name="fr1" draw:name="Image351" text:anchor-type="as-char" svg:width="6.9236in" svg:height="6.9236in" draw:z-index="0">
<draw:image xlink:href="../Images/AРМІЯINFORM/2023-04-07T90-00-00-04-00/zustrich-pamyati-002-150x150.jpg" xlink:type="simple" xlink:show="embed" xlink:actuate="onLoad" draw:mime-type="image/jpeg"/>
</draw:frame>
</text:a>
Denis loved to visit the Museum of War, including the Ukrainian East Exhibition Project. This became a decisive factor for the family to pass on his personal life a lifelong storage to the museum.</text:p>
      <text:p text:style-name="P4">
Read also:</text:p>
      <text:p text:style-name="P4">
.(https://armyinform.com.ua/2023/03/14/u-kyyevi-vidbulasya-zustrich-pamyati-dobrovolczya-artema-sohanya/)"I am very grateful to the museum who agreed to perpetuate the memory of the Mombrat. This museum is a landmark for our family. Denis from the opening of the exposition of a lane in eastern Ukraine often came here and looked at the exhibits for a long time. For a long time he stopped at the locations. And always went upset. And from today, the museum's recipients have the opportunity to look at his things, and the museum workers will talk about him, ”Alla Borovy said, sister Denisaaratyukhov.</text:p>
      <text:p text:style-name="P4">
<text:a xlink:type="simple" xlink:href="https://armyinform.com.ua/wp-content/uploads/2023/04/zustrich-pamyati-004.jpg" text:style-name="Internet_20_link" text:visited-style-name="Visited_20_Internet_20_Link">
!(Images/AРМІЯINFORM/2023-04-07T90-00-00-04-00/zustrich-pamyati-004-150x150.jpg)</text:a>
</text:p>
      <text:p text:style-name="P4">
<text:a xlink:type="simple" xlink:href="https://armyinform.com.ua/wp-content/uploads/2023/04/zustrich-pamyati-006.jpg" text:style-name="Internet_20_link" text:visited-style-name="Visited_20_Internet_20_Link">
<draw:frame draw:style-name="fr1" draw:name="Image352" text:anchor-type="as-char" svg:width="6.9236in" svg:height="6.9236in" draw:z-index="0">
<draw:image xlink:href="../Images/AРМІЯINFORM/2023-04-07T90-00-00-04-00/zustrich-pamyati-006-150x150.jpg" xlink:type="simple" xlink:show="embed" xlink:actuate="onLoad" draw:mime-type="image/jpeg"/>
</draw:frame>
</text:a>
</text:p>
      <text:p text:style-name="P4">
Reference: for personal courage and dedication actions revealed in the protection of the state sovereignty and territorial integrity of Ukraine, loyalty to the President of Ukraine <text:a xlink:type="simple" xlink:href="https://armyinform.com.ua/2022/05/13/ukazom-prezydenta-derzhavnymy-nagorodamy-vidznacheni-269-vijskovosluzhbovcziv-zs-ukrayiny-14-z-nyh-posmertno/" text:style-name="Internet_20_link" text:visited-style-name="Visited_20_Internet_20_Link">
awarded</text:a>
Senior Soldier Artyukhov Denis Vladimirovich Meedal "For Military Service of Ukraine".</text:p>
      <text:p text:style-name="P4">
Senior soldier Artyukhov Denis Vladimirovich accepted the last battle on April 7, 2022 near the village of Pavlovka of Volnovakha district in his native Donetsk region.</text:p>
      <text:p text:style-name="P4">
<text:span text:style-name="T5">
Opto authors</text:span>
</text:p>
      <text:p text:style-name="P4">
<draw:frame draw:style-name="fr1" draw:name="Image353" text:anchor-type="as-char" svg:width="6.9236in" svg:height="6.9236in" draw:z-index="0">
<draw:image xlink:href="../Images/AРМІЯINFORM/2023-04-07T90-00-00-04-00/volodymyr-zagrebelnyj-2.jpg" xlink:type="simple" xlink:show="embed" xlink:actuate="onLoad" draw:mime-type="image/jpeg"/>
</draw:frame>
<text:a xlink:type="simple" xlink:href="https://armyinform.com.ua/army-authors/volodymyr-zagrebelnyj/" text:style-name="Internet_20_link" text:visited-style-name="Visited_20_Internet_20_Link">
Vladimir Zagrebelny</text:a>
Armyinform correspondent</text:p>
      <text:p text:style-name="P4">
News Source: <text:a xlink:type="simple" xlink:href="https://armyinform.com.ua/2023/04/07/u-stolyczi-vidbulasya-zustrich-pamyati-dobrovolczya-denysa-artyuhova/" text:style-name="Internet_20_link" text:visited-style-name="Visited_20_Internet_20_Link">
https://armyinform.com.ua/2023/04/07/u-stolyczi-vidbulasya-zustrich-pamyati-dobrovolczya-denysa-artyuhova/</text:a>
</text:p>
      <!--NEWS-->
      <text:h text:style-name="P10" text:outline-level="1">
<text:span text:style-name="T4">
Reported suspicion of the former "political scientist" Medvedchuk, who is hiding in Crimea</text:span>
</text:h>
      <text:p text:style-name="P4">
Author: ['АРМІЯINFORM']</text:p>
      <text:p text:style-name="P4">
Time: 2023-04-07T91:00:00-04:00</text:p>
      <text:p text:style-name="P4">
Description: Service of the Bezpeki Zibral Docasova Base on the Proznoe “Polihtologist” Oleksandr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00acd8ca75268f170abc0343caffc3db0eeb62b1.jpg" text:style-name="Internet_20_link" text:visited-style-name="Visited_20_Internet_20_Link">
00acd8ca75268f170abc0343caffc3db0eeb62b1.jpg</text:a>
']</text:p>
      <text:p text:style-name="P4">
Tags: ['STOPRUSSIA', 'АГРЕСІЯ РФ', 'СБУ']</text:p>
      <text:p text:style-name="P4">
Category: News</text:p>
      <!--METADATA-->
      <text:p text:style-name="P4">
<draw:frame draw:style-name="fr1" draw:name="Image354" text:anchor-type="as-char" svg:width="6.9236in" svg:height="4.473711in" draw:z-index="0">
<draw:image xlink:href="../Images/AРМІЯINFORM/2023-04-07T91-00-00-04-00/00acd8ca75268f170abc0343caffc3db0eeb62b1.jpg" xlink:type="simple" xlink:show="embed" xlink:actuate="onLoad" draw:mime-type="image/jpeg"/>
</draw:frame>
The Security Service has assembled a evidence base at the Prokremlivsky Politician Alexander Lazarev, who assists the aggressor in the war against Ukraine.</text:p>
      <text:p text:style-name="P4">
The person involved before the start of a full -scale invasion was part of a pool of public pseudo experts who worked for Medvedchuk, Murayev and Sharia.</text:p>
      <text:p text:style-name="P4">
Lazarev himself was directly engaged in "unbuttoning" of media images of the Khreml's associates and helped them in promoting enemy narratives in information space.</text:p>
      <text:p text:style-name="P4">
For this purpose he was a frequent "guest" on the airfare of the sub -channels "Our", "ZIK", "NewsOne", "112" and "Russia today".</text:p>
      <text:p text:style-name="P4">
In his comments, he repeatedly justified Moscow's aggressive policies in the East of Ukraine by the Civil War.</text:p>
      <text:p text:style-name="P4">
However, after February 24 last year, Lazarev hidden abroad.</text:p>
      <text:p text:style-name="P4">
Subsequently, he arrived in the occupied Crimea and joined Aksyonov's closest point, which helps in holding hostile information campaign.</text:p>
      <text:p text:style-name="P4">
On the basis of the evidence collected, investigators of the security services informed the defendant in the treason, as well as violations of equality of citizens depending on their racial, national, regional affiliation, religious beliefs, disability and other grounds.</text:p>
      <text:p text:style-name="P4">
Complex measures are ongoing to hold it.</text:p>
      <text:p text:style-name="P4">
The investigation was conducted under the procedural guidance of the Kyiv Regional Prosecutor's Office.</text:p>
      <text:p text:style-name="P4">
<text:span text:style-name="T5">
Wherelo: <text:a xlink:type="simple" xlink:href="https://ssu.gov.ua/novyny/sbu-povidomyla-pro-pidozru-politolohu-medvedchuka-yakyi-perekhovuietsia-u-krymu" text:style-name="Internet_20_link" text:visited-style-name="Visited_20_Internet_20_Link">
SBU</text:a>
</text:span>
</text:p>
      <text:p text:style-name="P4">
News Source: <text:a xlink:type="simple" xlink:href="https://armyinform.com.ua/2023/04/07/povidomleno-pro-pidozru-kolyshnomu-politologu-medvedchuka-yakyj-perehovuyetsya-u-krymu/" text:style-name="Internet_20_link" text:visited-style-name="Visited_20_Internet_20_Link">
https://armyinform.com.ua/2023/04/07/povidomleno-pro-pidozru-kolyshnomu-politologu-medvedchuka-yakyj-perehovuyetsya-u-krymu/</text:a>
</text:p>
      <!--NEWS-->
      <text:h text:style-name="P10" text:outline-level="1">
<text:span text:style-name="T4">
The war rejected us 16 years ago in the context of welfare of citizens - the Ministry of Social Policy</text:span>
</text:h>
      <text:p text:style-name="P4">
Author: ['Леся Медведенко']</text:p>
      <text:p text:style-name="P4">
Time: 2023-04-07T92:00:00-04:00</text:p>
      <text:p text:style-name="P4">
Description: About Tse of Rospovil PD Hour of Dischants on the topic “Zmin of demographic situations in the region: ... War with Ukraine 2022, War with Ukraine Latest news today, News War with Ukraine 2022 Last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foto-1.jpeg" text:style-name="Internet_20_link" text:visited-style-name="Visited_20_Internet_20_Link">
foto-1.jpeg</text:a>
', '<text:a xlink:type="simple" xlink:href="https://armyinform.com.ua/wp-content/uploads/2023/04/foto-2-3.jpg" text:style-name="Internet_20_link" text:visited-style-name="Visited_20_Internet_20_Link">
foto-2-3.jpg</text:a>
', '<text:a xlink:type="simple" xlink:href="https://armyinform.com.ua/wp-content/uploads/2023/04/foto-3-2-1-e1680888448329.jpg" text:style-name="Internet_20_link" text:visited-style-name="Visited_20_Internet_20_Link">
foto-3-2-1-e1680888448329.jpg</text:a>
']</text:p>
      <text:p text:style-name="P4">
Tags: ['STOPRUSSIA', 'АГРЕСІЯ РФ', 'ВТОРГНЕННЯ РФ', 'СОЦЗАХИСТ', 'СОЦІАЛЬНИЙ ЗАХИСТ']</text:p>
      <text:p text:style-name="P4">
Category: News</text:p>
      <!--METADATA-->
      <text:p text:style-name="P4">
<draw:frame draw:style-name="fr1" draw:name="Image355" text:anchor-type="as-char" svg:width="6.9236in" svg:height="4.615733in" draw:z-index="0">
<draw:image xlink:href="../Images/AРМІЯINFORM/2023-04-07T92-00-00-04-00/foto-1.jpeg" xlink:type="simple" xlink:show="embed" xlink:actuate="onLoad" draw:mime-type="image/jpeg"/>
</draw:frame>
She told this during <text:a xlink:type="simple" xlink:href="https://www.facebook.com/photo/" text:style-name="Internet_20_link" text:visited-style-name="Visited_20_Internet_20_Link">
discussion</text:a>
On the topic "Changing the demographic situation in the country: forecasts and challenges for the state", the First Deputy Minister of Social Policy of Ukraine Darius Marchak. The participants of the event discussed the challenges of the demographic crisis caused by the war of the cross -spheres of the life of Ukrainians.</text:p>
      <text:p text:style-name="P4">
The demographic crisis has a significant impact on the social sphere. The first challenge is the outreach of Ukrainian citizens abroad. Due to the decrease in the number of people in the country, the number of taxpayers is reduced. For example, the number of those who work that pay the ESA(Without the military), decreased by 25 %.</text:p>
      <text:p text:style-name="P4">
At the same time, there is a large -scale internal migration, which is the second call of the demographic crisis. 4.8 million internally displaced persons have already been registered.</text:p>
      <ul>
        <li>
I emphasize that not all IDPs are recorded, and this is a separate problem. About 1.1 million citizens have been replaced from the landing, that is, the reconciliation moved from the ORDLO territory, and after a large-scale invasion of the overcomes again. More than 1 million IDPs are children. A total of 3.5 million - passed since February 24, 2022, and 4.8 million, taking into account IDPs since 2014, ”Dariya Marchak reported.</li>
      </ul>
      <text:p text:style-name="P4">
<draw:frame draw:style-name="fr1" draw:name="Image356" text:anchor-type="as-char" svg:width="6.9236in" svg:height="4.615733in" draw:z-index="0">
<draw:image xlink:href="../Images/AРМІЯINFORM/2023-04-07T92-00-00-04-00/foto-2-3.jpg" xlink:type="simple" xlink:show="embed" xlink:actuate="onLoad" draw:mime-type="image/jpeg"/>
</draw:frame>
Much IDPs will not be able to return home. According to the World Bank, the damage and losses caused by war, nearly half a million units of housing in Ukraine have been completely destroyed, almost a million units of housing have been damaged. Social support of such citizens occurs through a payout program(2000 UAH of the registered IDP and 3000 UAH per child).</text:p>
      <text:p text:style-name="P4">
— Крім того, відбувається тиск на спроможність системи соціального захистунадавати необхідний обсяг послуг у всіх громадах, куди переїжджають такі люди.Оскільки необхідні додаткові місця в дитячих садках, школах, закладах охорониздоров’я, виникає додаткове навантаження на соціальних працівників, і ми неможемо спрогнозувати станом на сьогодні, який обсяг інфраструктури потрібно вдовгостроковій перспективі будувати в цих громадах. Не відомо, скільки з ВПОповернуться додому, а скільки назавжди залишаться в цій громаді, — пояснилаперший заступник міністра соціальної політики України.</text:p>
      <text:p text:style-name="P4">
<draw:frame draw:style-name="fr1" draw:name="Image357" text:anchor-type="as-char" svg:width="6.9236in" svg:height="7.812441in" draw:z-index="0">
<draw:image xlink:href="../Images/AРМІЯINFORM/2023-04-07T92-00-00-04-00/foto-3-2-1-e1680888448329.jpg" xlink:type="simple" xlink:show="embed" xlink:actuate="onLoad" draw:mime-type="image/jpeg"/>
</draw:frame>
The third significant challenge is the increase in the number of citizens who are poverty.Another line of negative impact of demographic changes on the social protection system is the rapid disability of society. According to the Pension Fund system, which registers the payments of disability pensions, during 2022, 13 thousand people began to receive a disability pension.</text:p>
      <ul>
        <li>
We do not have a complete picture in this area, but we understand that the numbers are large -scale. This is a big systemic risk for the country, because if you do not quickly help these citizens, we get a potentially new cohort - Vladory Mchak.</li>
      </ul>
      <text:p text:style-name="P4">
The next systemic negative impact of the war is an increase in the number of children who have been lost by one or both parents. At the same time, according to the officials, there is a sharp suspension of the pace of deinstitutionalization of the system of institutions. However, the priority of social policy remains to provide children in families, including the development of family -type orphanages. Was greatly disturbed this trend, and this is an additional risk, which depends on how much this child will grow, how socialized it will be, or will have good education and subsequently its own sources of income. .</text:p>
      <text:p text:style-name="P4">
*!</text:p>
      <ul>
        <li>
Reduction of the number of citizens working(According to the World Bank, 19 % of those who have left the country are not planned to return home); * 2 million citizens were forcibly deported to the aggressor country, and there is also a risk that they would not be able to return home; * 1.5 million jobs can be completely lost; * Increasing the number of those entitled to early retirement.</li>
      </ul>
      <text:p text:style-name="P4">
<text:span text:style-name="T4">
 At the same time, the number of persons who will be entitled to permanent payments from the state and early retirement will increase: </text:span>
</text:p>
      <ul>
        <li>
Persons who have lost a breadwinner * persons who have received a disability * all who have UBD status(will retire at the age of 50-55).</li>
      </ul>
      <text:p text:style-name="P4">
У зв’язку з цим серед пріоритетів соціальної підтримки Дарія Марчак назваланадання соціальних послуг. Це означає, що кожна людина, яка потребуєпідтримки, має знати телефон або місцеперебування кейс-менеджера, якийпідкаже, як розв’язати проблему.</text:p>
      <text:p text:style-name="P4">
<text:span text:style-name="T5">
Foto Yuri Veres</text:span>
</text:p>
      <text:p text:style-name="P4">
News Source: <text:a xlink:type="simple" xlink:href="https://armyinform.com.ua/2023/04/07/vijna-vidkynula-nas-na-16-rokiv-nazad-u-konteksti-dobrobutu-gromadyan-minsoczpolityky/" text:style-name="Internet_20_link" text:visited-style-name="Visited_20_Internet_20_Link">
https://armyinform.com.ua/2023/04/07/vijna-vidkynula-nas-na-16-rokiv-nazad-u-konteksti-dobrobutu-gromadyan-minsoczpolityky/</text:a>
</text:p>
      <!--NEWS-->
      <text:h text:style-name="P10" text:outline-level="1">
<text:span text:style-name="T4">
Many Russians fake diseases of illness so you don't go back to the front - intercepting GUR</text:span>
</text:h>
      <text:p text:style-name="P4">
Author: ['АРМІЯINFORM']</text:p>
      <text:p text:style-name="P4">
Time: 2023-04-07T93:00:00-04:00</text:p>
      <text:p text:style-name="P4">
Description: VIISKOVY RF ROZPOVIV KOLZI about Kradiyzhi Serediysikovikh, Vidsutniy Vid Starts I ... War with Ukraine 2022, War with Ukraine Latest News Today, News War with Ukraine 2022 are the last for today, will there be a war between Ukraine and Russia and when, the war with Ukraine in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5e83dd9f-2872f5f0f83457327eeef050da99eb55.jpg" text:style-name="Internet_20_link" text:visited-style-name="Visited_20_Internet_20_Link">
5e83dd9f-2872f5f0f83457327eeef050da99eb55.jpg</text:a>
']</text:p>
      <text:p text:style-name="P4">
Tags: ['STOPRUSSIA', 'АГРЕСІЯ РФ', 'ГУР МО УКРАЇНИ', 'ДУТА ВЕЛИЧ РОСАРМІЇ']</text:p>
      <text:p text:style-name="P4">
Category: News</text:p>
      <!--METADATA-->
      <text:p text:style-name="P4">
<draw:frame draw:style-name="fr1" draw:name="Image358" text:anchor-type="as-char" svg:width="6.9236in" svg:height="4.32725in" draw:z-index="0">
<draw:image xlink:href="../Images/AРМІЯINFORM/2023-04-07T93-00-00-04-00/5e83dd9f-2872f5f0f83457327eeef050da99eb55.jpg" xlink:type="simple" xlink:show="embed" xlink:actuate="onLoad" draw:mime-type="image/jpeg"/>
</draw:frame>
Illustrative photo</text:p>
      <text:p text:style-name="P4">
The military told the colleague about the theft among the military, the lack of receipts and salaries. They are shocked and say they will soon walk everywhere in Zuzima with their own things. The occupier also tells about a mess in a tent, where everyone is indifferent.</text:p>
      <text:p text:style-name="P4">
<text:span text:style-name="T5">
Derello: <text:a xlink:type="simple" xlink:href="https://t.me/DIUkraine/2180" text:style-name="Internet_20_link" text:visited-style-name="Visited_20_Internet_20_Link">
GUR MOU</text:a>
</text:span>
</text:p>
      <text:p text:style-name="P4">
News Source: <text:a xlink:type="simple" xlink:href="https://armyinform.com.ua/2023/04/07/bagato-rosiyan-pidroblyayut-dovidky-pro-hvoroby-shhob-ne-povertatysya-na-front-perehoplennya-gur/" text:style-name="Internet_20_link" text:visited-style-name="Visited_20_Internet_20_Link">
https://armyinform.com.ua/2023/04/07/bagato-rosiyan-pidroblyayut-dovidky-pro-hvoroby-shhob-ne-povertatysya-na-front-perehoplennya-gur/</text:a>
</text:p>
      <!--NEWS-->
      <text:h text:style-name="P10" text:outline-level="1">
<text:span text:style-name="T4">
International organizations will assist search teams</text:span>
</text:h>
      <text:p text:style-name="P4">
Author: ['АРМІЯINFORM']</text:p>
      <text:p text:style-name="P4">
Time: 2023-04-07T94:00:00-04:00</text:p>
      <text:p text:style-name="P4">
Description: We intertwined the PID hour of the Zustychiyv of the people's people ... The war with Ukraine 2022, the war with Ukraine is the latest news today, the war with Ukraine 2022 is the last ones today, will there be a war between Ukraine and Russia and when the war with Ukraine will be in 2022 in 2022 Or not, will there be a war with Ukraine in the near future, they say, the war with Ukraine, Ukraine’s news today, Ukrainian news in Ukrainian media in Russian</text:p>
      <text:p text:style-name="P4">
Images: ['<text:a xlink:type="simple" xlink:href="https://armyinform.com.ua/wp-content/uploads/2023/04/d45a055896b7227a0856879da86b26c9.jpg" text:style-name="Internet_20_link" text:visited-style-name="Visited_20_Internet_20_Link">
d45a055896b7227a0856879da86b26c9.jpg</text:a>
']</text:p>
      <text:p text:style-name="P4">
Tags: ['STOPRUSSIA', 'АГРЕСІЯ РФ', 'СВІТ ПІДТРИМУЄ УКРАЇНУ']</text:p>
      <text:p text:style-name="P4">
Category: News</text:p>
      <!--METADATA-->
      <text:p text:style-name="P4">
<draw:frame draw:style-name="fr1" draw:name="Image359" text:anchor-type="as-char" svg:width="6.9236in" svg:height="3.4618in" draw:z-index="0">
<draw:image xlink:href="../Images/AРМІЯINFORM/2023-04-07T94-00-00-04-00/d45a055896b7227a0856879da86b26c9.jpg" xlink:type="simple" xlink:show="embed" xlink:actuate="onLoad" draw:mime-type="image/jpeg"/>
</draw:frame>
Illustrative photo</text:p>
      <text:p text:style-name="P4">
The relevant direction of interaction was discussed during a meeting of the Soons of Liberty International and Legenda Tnt &amp; Military Archaeology with the missing missing from Oleg Kotenko.</text:p>
      <text:p text:style-name="P4">
During the meeting, the management of international organizations reported readiness to conduct awareness of explosive subjects(GNP)Executives of the search teams of the Ministry of reintegration. And also - to organize their supersonation to locations of likely burials of missing persons in conditions of increased danger.</text:p>
      <text:p text:style-name="P4">
These measures will help reduce the risk of lesions of such commands and unobtrusive ammunition.</text:p>
      <text:p text:style-name="P4">
As a result of the meeting, representatives of international organizations transferred an unmanned aviation complex to the missing person from the missing. The equipment will help the search teams of the Ministry to carry out preventive inspection of places of probable burial and to identify GNP on the ground of such locations.</text:p>
      <text:p text:style-name="P4">
<text:span text:style-name="T5">
Derelo: <text:a xlink:type="simple" xlink:href="https://www.kmu.gov.ua/news/mizhnarodni-orhanizatsii-dopomahatymut-poshukovym-komandam-minreintehratsii" text:style-name="Internet_20_link" text:visited-style-name="Visited_20_Internet_20_Link">
Government portal</text:a>
</text:span>
</text:p>
      <text:p text:style-name="P4">
News Source: <text:a xlink:type="simple" xlink:href="https://armyinform.com.ua/2023/04/07/mizhnarodni-organizacziyi-dopomagatymut-poshukovym-komandam-minreintegracziyi/" text:style-name="Internet_20_link" text:visited-style-name="Visited_20_Internet_20_Link">
https://armyinform.com.ua/2023/04/07/mizhnarodni-organizacziyi-dopomagatymut-poshukovym-komandam-minreintegracziyi/</text:a>
</text:p>
      <!--NEWS-->
      <text:h text:style-name="P10" text:outline-level="1">
<text:span text:style-name="T4">
The Government has approved a state policy strategy for internal relocation for the period up to 2025</text:span>
</text:h>
      <text:p text:style-name="P4">
Author: ['АРМІЯINFORM']</text:p>
      <text:p text:style-name="P4">
Time: 2023-04-07T95:00:00-04:00</text:p>
      <text:p text:style-name="P4">
Description: Syogodnі Kabmin Slotting the strategic of the Holden Poliytiks of the Into the Interders' Message on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1645021971_613x321_2_0_nw.jpeg" text:style-name="Internet_20_link" text:visited-style-name="Visited_20_Internet_20_Link">
1645021971_613x321_2_0_nw.jpeg</text:a>
']</text:p>
      <text:p text:style-name="P4">
Tags: ['STOPRUSSIA', 'ВТОРГНЕННЯ РФ', 'МІНРЕІНТЕГРАЦІЇ']</text:p>
      <text:p text:style-name="P4">
Category: News</text:p>
      <!--METADATA-->
      <text:p text:style-name="P4">
<draw:frame draw:style-name="fr1" draw:name="Image360" text:anchor-type="as-char" svg:width="6.9236in" svg:height="3.625572in" draw:z-index="0">
<draw:image xlink:href="../Images/AРМІЯINFORM/2023-04-07T95-00-00-04-00/1645021971_613x321_2_0_nw.jpeg" xlink:type="simple" xlink:show="embed" xlink:actuate="onLoad" draw:mime-type="image/jpeg"/>
</draw:frame>
Illustrative photo</text:p>
      <text:p text:style-name="P4">
Today, the Cabinet has approved a state policy strategy on internal disperse for the period up to 2025. The appropriate operating plan for 2023-2025 was also approved.</text:p>
      <text:p text:style-name="P4">
The document was developed by the Ministry of Reintegration with the support of the Council of Europe. Experts of international and non -governmental organizations, which are in charge of the protection of the rights of internally displaced persons, also joined it.</text:p>
      <text:p text:style-name="P4">
The adoption of a new strategy is the response of the state to the challenges of the massive population of the population caused by full -scale aggression of the Russian Federation. It provides for the state support of IDPs at all stages - from evacuation, in the process of social adaptation in a new place to the time of return to the place of permanent residence.</text:p>
      <text:p text:style-name="P4">
Thus, the state will focus on 5 strategic purposes: 1 . Response of the state to the challenges of internal movement. 2 . The safe evacuation of citizens from dangerous areas and meeting their humanitarian needs. 3 . IDP adaptation at a new place of residence. 4 . Integration and development of IDPs in host territorial communities. 5 . Support for a safe return to an abandoned residence of a tareintegration.</text:p>
      <text:p text:style-name="P4">
"State internal movement policy should be comprehensive. The focus of attention should focus on adaptations and further integration internally displaced persons in host communities. These are access to educational services, employment, and support for self -employment. An important component of being professional psychological assistance. I thank the Council of Europe and the public organizations that have joined the strategy development. From now on, we have a clear way to respond to the challenges of internal movement, ”-said Irina Vereshchuk stressed.</text:p>
      <text:p text:style-name="P4">
<text:span text:style-name="T5">
Derello: <text:a xlink:type="simple" xlink:href="https://minre.gov.ua/2023/04/07/uryad-shvalyv-strategiyu-derzhavnoyi-polityky-shhodo-vnutrishnogo-peremishhennya-na-period-do-2025-roku/" text:style-name="Internet_20_link" text:visited-style-name="Visited_20_Internet_20_Link">
Ministry of Reintegration</text:a>
</text:span>
</text:p>
      <text:p text:style-name="P4">
News Source: <text:a xlink:type="simple" xlink:href="https://armyinform.com.ua/2023/04/07/uryad-shvalyv-strategiyu-derzhavnoyi-polityky-shhodo-vnutrishnogo-peremishhennya-na-period-do-2025-roku/" text:style-name="Internet_20_link" text:visited-style-name="Visited_20_Internet_20_Link">
https://armyinform.com.ua/2023/04/07/uryad-shvalyv-strategiyu-derzhavnoyi-polityky-shhodo-vnutrishnogo-peremishhennya-na-period-do-2025-roku/</text:a>
</text:p>
      <!--NEWS-->
      <text:h text:style-name="P10" text:outline-level="1">
<text:span text:style-name="T4">
Russia's attempt to put Ukraine in slave conditions began with the occupation of Crimea – Volodymyr Zelenskyy</text:span>
</text:h>
      <text:p text:style-name="P4">
Author: ['АРМІЯINFORM']</text:p>
      <text:p text:style-name="P4">
Time: 2023-04-07T96:00:00-04:00</text:p>
      <text:p text:style-name="P4">
Description: It’s not forgotten, the sama of the Ukrainiansky crimson, the male represi from Crim Harding to Freedom ... The war with Ukraine 2022, the war with Ukraine is the latest news today, the News War with Ukraine 2022 is the last to today, whether there will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4/bez-imeni-1.png" text:style-name="Internet_20_link" text:visited-style-name="Visited_20_Internet_20_Link">
bez-imeni-1.png</text:a>
', '<text:a xlink:type="simple" xlink:href="https://armyinform.com.ua/wp-content/uploads/2023/04/84b3b9c1c87f9ecefde0699626f1346a_1680897263_extra_large-150x150.jpeg" text:style-name="Internet_20_link" text:visited-style-name="Visited_20_Internet_20_Link">
84b3b9c1c87f9ecefde0699626f1346a_1680897263_extra_large-150x150.jpeg</text:a>
', '<text:a xlink:type="simple" xlink:href="https://armyinform.com.ua/wp-content/uploads/2023/04/2f0e9d33c82cc960a6cae6a3ed909604_1680897244_extra_large-150x150.jpeg" text:style-name="Internet_20_link" text:visited-style-name="Visited_20_Internet_20_Link">
2f0e9d33c82cc960a6cae6a3ed909604_1680897244_extra_large-150x150.jpeg</text:a>
', '<text:a xlink:type="simple" xlink:href="https://armyinform.com.ua/wp-content/uploads/2023/04/043a4e583a8d6351217f23987df93cb8_1680897247_extra_large-150x150.jpeg" text:style-name="Internet_20_link" text:visited-style-name="Visited_20_Internet_20_Link">
043a4e583a8d6351217f23987df93cb8_1680897247_extra_large-150x150.jpeg</text:a>
', '<text:a xlink:type="simple" xlink:href="https://armyinform.com.ua/wp-content/uploads/2023/04/cfdd5b96f62f9e6e9bb2190ff957bbf1_1680897247_extra_large-150x150.jpeg" text:style-name="Internet_20_link" text:visited-style-name="Visited_20_Internet_20_Link">
cfdd5b96f62f9e6e9bb2190ff957bbf1_1680897247_extra_large-150x150.jpeg</text:a>
']</text:p>
      <text:p text:style-name="P4">
Tags: ['STOPRUSSIA', 'АГРЕСІЯ РФ', 'ВОЛОДИМИР ЗЕЛЕНСЬКИЙ']</text:p>
      <text:p text:style-name="P4">
Category: News</text:p>
      <!--METADATA-->
      <text:p text:style-name="P4">
<draw:frame draw:style-name="fr1" draw:name="Image361" text:anchor-type="as-char" svg:width="6.9236in" svg:height="3.934913in" draw:z-index="0">
<draw:image xlink:href="../Images/AРМІЯINFORM/2023-04-07T96-00-00-04-00/bez-imeni-1.png" xlink:type="simple" xlink:show="embed" xlink:actuate="onLoad" draw:mime-type="image/png"/>
</draw:frame>
We will not forget that it was from the occupation of the Ukrainian Crimea, from the repression in the Crimean Freedom of Ukrainian and Crimean Tatar, that the attempt of Russia to put Ukraine and other peoples of Europe in slave conditions was against the Crimean Muslim conditions. Humiliation, repression, murder, war ...</text:p>
      <text:p text:style-name="P4">
But where the path of evil began, it is there that we are waiting for us and victory over it. Deconing Crimea is non -alternative not only for Ukraine but also for the world. For an order in the world based on the UN Conventions and the Charter, not the dimensional habits of murderers, rapists and robbers that Russia is trying to resolve.</text:p>
      <text:p text:style-name="P4">
I believe that prayers for peace for all our land will be heard without exception. We will return to Crimea - and then the world will return to the union, because the aggressor loses. The victory of Ukraine will mean the victory of life - the lives of Ukrainians of all denominations, of different origins, but with one dream and faith: is the general in good.</text:p>
      <text:p text:style-name="P4">
He said this in front of Eftaur, who was honored to divide with our warriors, also with representatives of the Majlis, the Crimean Tatar people and the dips corpuslim countries.</text:p>
      <text:p text:style-name="P4">
Despite the sadness and pain of war, let the sacred Ramadan be bright!</text:p>
      <text:p text:style-name="P4">
<text:a xlink:type="simple" xlink:href="https://armyinform.com.ua/wp-content/uploads/2023/04/84b3b9c1c87f9ecefde0699626f1346a_1680897263_extra_large.jpeg" text:style-name="Internet_20_link" text:visited-style-name="Visited_20_Internet_20_Link">
!(Images/AРМІЯINFORM/2023-04-07T96-00-00-04-00/84b3b9c1c87f9ecefde0699626f1346a_1680897263_extra_large-150x150.jpeg)</text:a>
</text:p>
      <text:p text:style-name="P4">
<text:a xlink:type="simple" xlink:href="https://armyinform.com.ua/wp-content/uploads/2023/04/2f0e9d33c82cc960a6cae6a3ed909604_1680897244_extra_large.jpeg" text:style-name="Internet_20_link" text:visited-style-name="Visited_20_Internet_20_Link">
<draw:frame draw:style-name="fr1" draw:name="Image362" text:anchor-type="as-char" svg:width="6.9236in" svg:height="6.9236in" draw:z-index="0">
<draw:image xlink:href="../Images/AРМІЯINFORM/2023-04-07T96-00-00-04-00/2f0e9d33c82cc960a6cae6a3ed909604_1680897244_extra_large-150x150.jpeg" xlink:type="simple" xlink:show="embed" xlink:actuate="onLoad" draw:mime-type="image/jpeg"/>
</draw:frame>
</text:a>
</text:p>
      <text:p text:style-name="P4">
<text:a xlink:type="simple" xlink:href="https://armyinform.com.ua/wp-content/uploads/2023/04/043a4e583a8d6351217f23987df93cb8_1680897247_extra_large.jpeg" text:style-name="Internet_20_link" text:visited-style-name="Visited_20_Internet_20_Link">
<draw:frame draw:style-name="fr1" draw:name="Image363" text:anchor-type="as-char" svg:width="6.9236in" svg:height="6.9236in" draw:z-index="0">
<draw:image xlink:href="../Images/AРМІЯINFORM/2023-04-07T96-00-00-04-00/043a4e583a8d6351217f23987df93cb8_1680897247_extra_large-150x150.jpeg" xlink:type="simple" xlink:show="embed" xlink:actuate="onLoad" draw:mime-type="image/jpeg"/>
</draw:frame>
</text:a>
</text:p>
      <text:p text:style-name="P4">
<text:a xlink:type="simple" xlink:href="https://armyinform.com.ua/wp-content/uploads/2023/04/cfdd5b96f62f9e6e9bb2190ff957bbf1_1680897247_extra_large.jpeg" text:style-name="Internet_20_link" text:visited-style-name="Visited_20_Internet_20_Link">
<draw:frame draw:style-name="fr1" draw:name="Image364" text:anchor-type="as-char" svg:width="6.9236in" svg:height="6.9236in" draw:z-index="0">
<draw:image xlink:href="../Images/AРМІЯINFORM/2023-04-07T96-00-00-04-00/cfdd5b96f62f9e6e9bb2190ff957bbf1_1680897247_extra_large-150x150.jpeg" xlink:type="simple" xlink:show="embed" xlink:actuate="onLoad" draw:mime-type="image/jpeg"/>
</draw:frame>
</text:a>
<text:span text:style-name="T5">
 Dudelo: <text:a xlink:type="simple" xlink:href="https://t.me/V_Zelenskiy_official/5795" text:style-name="Internet_20_link" text:visited-style-name="Visited_20_Internet_20_Link">
President of Ukraine</text:a>
</text:span>
</text:p>
      <text:p text:style-name="P4">
News Source: <text:a xlink:type="simple" xlink:href="https://armyinform.com.ua/2023/04/07/sproba-rosiyi-postavyty-v-rabski-umovy-ukrayinu-rozpochalasya-z-okupacziyi-krymu-volodymyr-zelenskyj/" text:style-name="Internet_20_link" text:visited-style-name="Visited_20_Internet_20_Link">
https://armyinform.com.ua/2023/04/07/sproba-rosiyi-postavyty-v-rabski-umovy-ukrayinu-rozpochalasya-z-okupacziyi-krymu-volodymyr-zelenskyj/</text:a>
</text:p>
      <!--NEWS-->
      <text:h text:style-name="P10" text:outline-level="1">
<text:span text:style-name="T4">
Respect and order will return to international relations when the Ukrainian flag – will return to Crimea; Volodymyr Zelenskyy</text:span>
</text:h>
      <text:p text:style-name="P4">
Author: ['АРМІЯINFORM']</text:p>
      <text:p text:style-name="P4">
Time: 2023-04-07T97:00:00-04:00</text:p>
      <text:p text:style-name="P4">
Description: Syogodni forces day. Pershe - bet. The main respect is the battles for Avdіivu I Bakhmut, for ... the war with Ukraine 2022, the war with Ukraine is the latest news today, the News War with Ukraine 2022 is the last for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bez-imeni-2.png" text:style-name="Internet_20_link" text:visited-style-name="Visited_20_Internet_20_Link">
bez-imeni-2.png</text:a>
']</text:p>
      <text:p text:style-name="P4">
Tags: ['STOPRUSSIA', 'АГРЕСІЯ РФ', 'ВОЛОДИМИР ЗЕЛЕНСЬКИЙ']</text:p>
      <text:p text:style-name="P4">
Category: News</text:p>
      <!--METADATA-->
      <text:p text:style-name="P4">
<draw:frame draw:style-name="fr1" draw:name="Image365" text:anchor-type="as-char" svg:width="6.9236in" svg:height="3.854375in" draw:z-index="0">
<draw:image xlink:href="../Images/AРМІЯINFORM/2023-04-07T97-00-00-04-00/bez-imeni-2.png" xlink:type="simple" xlink:show="embed" xlink:actuate="onLoad" draw:mime-type="image/png"/>
</draw:frame>
<text:span text:style-name="T4">
 Today is a busy day. </text:span>
</text:p>
      <text:p text:style-name="P4">
<text:span text:style-name="T4">
 The first </text:span>
 is a bet. The main attention is the battles for Avdiivka and Bakhmut, for the Luhansk region, for each of those areas where the enemy tries to break the defense of all Ukraine.</text:p>
      <text:p text:style-name="P4">
<text:span text:style-name="T4">
 The second </text:span>
 is the NSDC, together with the government, together with the ministries prepares a new power sanction list of aggression persons - they will be filed.</text:p>
      <text:p text:style-name="P4">
<text:span text:style-name="T4">
 Third </text:span>
-held a long meeting on energy, issues of strategic development and protection of our power system under all conditions-as well as current demands, on the energy supply of our people and Ukrainian business.</text:p>
      <text:p text:style-name="P4">
<text:span text:style-name="T4">
 Fourth </text:span>
 - In the official life of our country we add a new tradition of respect. There are hundreds of thousands of Muslims of Ukraine and the Muslim community of the world - different states, different peoples - during the Holy Ramadan period, strictly adhere to. When the sun goes down, Ehftar occurs - dinner. He was honored to share Igiftar with our warriors, with representatives of the Majlis, with all the Ukrainian Muslim community.</text:p>
      <text:p text:style-name="P4">
<text:span text:style-name="T4">
 And Fifth </text:span>
 - has signed several decrees today on the awarding of our warriors by the state -owned Navigorods: 771 soldiers. In total, during the full -scale war, more than 43.5 thousand of our defenders and defenders were marked by state -owned Naval.</text:p>
      <text:p text:style-name="P4">
Thank you all who defend the state!</text:p>
      <text:p text:style-name="P4">
And I congratulate everyone who celebrates the Annunciation today!We pray for the victory of our military and salvation of all our people from evil occupation!</text:p>
      <text:p text:style-name="P4">
_ Dudelo: <text:a xlink:type="simple" xlink:href="https://t.me/V_Zelenskiy_official/5796" text:style-name="Internet_20_link" text:visited-style-name="Visited_20_Internet_20_Link">
President of Ukraine</text:a>
_</text:p>
      <text:p text:style-name="P4">
News Source: <text:a xlink:type="simple" xlink:href="https://armyinform.com.ua/2023/04/07/v-mizhnarodni-vidnosyny-povernutsya-povaga-j-poryadok-koly-u-krym-povernetsya-ukrayinskyj-prapor-volodymyr-zelenskyj/" text:style-name="Internet_20_link" text:visited-style-name="Visited_20_Internet_20_Link">
https://armyinform.com.ua/2023/04/07/v-mizhnarodni-vidnosyny-povernutsya-povaga-j-poryadok-koly-u-krym-povernetsya-ukrayinskyj-prapor-volodymyr-zelenskyj/</text:a>
</text:p>
      <!--NEWS-->
      <text:h text:style-name="P10" text:outline-level="1">
<text:span text:style-name="T4">
Russian MoH is spreading misinformation that Ukrainian hospitals were in a state of abandoned state</text:span>
</text:h>
      <text:p text:style-name="P4">
Author: ['АРМІЯINFORM']</text:p>
      <text:p text:style-name="P4">
Time: 2023-04-07T98:00:00-04:00</text:p>
      <text:p text:style-name="P4">
Description: 🔶 Dazinformation at the Minobornoi of the Russian Federation said: “At the Ostroka Ukrainian Mi Bachimo, Yak Nav'Pyan ... War with Ukraine 2022, War with Ukraine Latest News today, News War with Ukraine 2022 Last today, will there be a war between Ukraine and Russia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4/kaxovska_centralna_miska_likarnya.png" text:style-name="Internet_20_link" text:visited-style-name="Visited_20_Internet_20_Link">
kaxovska_centralna_miska_likarnya.png</text:a>
']</text:p>
      <text:p text:style-name="P4">
Tags: ['STOPRUSSIA', 'АГРЕСІЯ РФ', 'РОСІЙСЬКІ ФЕЙКИ']</text:p>
      <text:p text:style-name="P4">
Category: News</text:p>
      <!--METADATA-->
      <text:p text:style-name="P4">
<draw:frame draw:style-name="fr1" draw:name="Image366" text:anchor-type="as-char" svg:width="6.9236in" svg:height="3.866426in" draw:z-index="0">
<draw:image xlink:href="../Images/AРМІЯINFORM/2023-04-07T98-00-00-04-00/kaxovska_centralna_miska_likarnya.png" xlink:type="simple" xlink:show="embed" xlink:actuate="onLoad" draw:mime-type="image/png"/>
</draw:frame>
Illustrative photo</text:p>
      <text:p text:style-name="P4">
🔶 Misinformation in the Ministry of Defense of the Russian Federation stated: "In the example of Ukraine we see how a collective collective measure of financing of military-biological programs leads to the loss of national biological sovereignty and the blasting of its own scientific and technological potential in the field of biological, food and pharmaceutical."</text:p>
      <text:p text:style-name="P4">
🔶 Manipulation of the "statement of the event that it is impossible to stop hostilities in Ukraine - it is" negligent reception ", - said the Foreign Minister of the Russian Federation S. Lavrov.</text:p>
      <text:p text:style-name="P4">
🔶 Missing the head of the Ministry of Health of the Russian Federation M. Murashko stated that "medical institutions in Donetsk, Lugansk, Kherson and Zaporizhzhya regions have not been repaired for decades."</text:p>
      <text:p text:style-name="P4">
In order to refute the last fake of Armyainform found a pre -occupying photo of the Hospital ZMOVA.</text:p>
      <text:p text:style-name="P4">
Source: <text:a xlink:type="simple" xlink:href="https://www.facebook.com/protydiyadezinformatsiyi.cpd/posts/pfbid02WxzMVbtVK1jWUMBtqS3z7o5RfVqWS3WJ5SBT7MZfTYWSrqzQt8SYg9dHNAJGrw9sl" text:style-name="Internet_20_link" text:visited-style-name="Visited_20_Internet_20_Link">
CPD</text:a>
</text:p>
      <text:p text:style-name="P4">
News Source: <text:a xlink:type="simple" xlink:href="https://armyinform.com.ua/2023/04/07/rosijske-moz-poshyryuye-dezinformacziyu-shho-ukrayinski-likarni-na-tot-buly-u-zanedbanomu-stani/" text:style-name="Internet_20_link" text:visited-style-name="Visited_20_Internet_20_Link">
https://armyinform.com.ua/2023/04/07/rosijske-moz-poshyryuye-dezinformacziyu-shho-ukrayinski-likarni-na-tot-buly-u-zanedbanomu-stani/</text:a>
</text:p>
      <!--NEWS-->
      <text:h text:style-name="P10" text:outline-level="1">
<text:span text:style-name="T4">
Short. War. Day 408</text:span>
</text:h>
      <text:p text:style-name="P4">
Author: ['АРМІЯINFORM']</text:p>
      <text:p text:style-name="P4">
Time: 2023-04-07T99:00:00-04:00</text:p>
      <text:p text:style-name="P4">
Description: Jero: General Headquarters ZSU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a xlink:type="simple" xlink:href="https://armyinform.com.ua/wp-content/uploads/2020/10/sso4.jpg" text:style-name="Internet_20_link" text:visited-style-name="Visited_20_Internet_20_Link">
sso4.jpg</text:a>
']</text:p>
      <text:p text:style-name="P4">
Tags: ['STOPRUSSIA', 'АГРЕСІЯ РФ', 'ГШ ЗСУ']</text:p>
      <text:p text:style-name="P4">
Category: News</text:p>
      <!--METADATA-->
      <text:p text:style-name="P4">
<draw:frame draw:style-name="fr1" draw:name="Image367" text:anchor-type="as-char" svg:width="6.9236in" svg:height="4.614606in" draw:z-index="0">
<draw:image xlink:href="../Images/AРМІЯINFORM/2023-04-07T99-00-00-04-00/sso4.jpg" xlink:type="simple" xlink:show="embed" xlink:actuate="onLoad" draw:mime-type="image/jpeg"/>
</draw:frame>
Illustrative photo  _ Source: <text:a xlink:type="simple" xlink:href="https://www.facebook.com/GeneralStaff.ua/videos/749741703527678/" text:style-name="Internet_20_link" text:visited-style-name="Visited_20_Internet_20_Link">
Armed Forces General Staff</text:a>
_</text:p>
      <text:p text:style-name="P4">
News Source: <text:a xlink:type="simple" xlink:href="https://armyinform.com.ua/2023/04/07/korotko-vijna-den-408/" text:style-name="Internet_20_link" text:visited-style-name="Visited_20_Internet_20_Link">
https://armyinform.com.ua/2023/04/07/korotko-vijna-den-408/</text:a>
</text:p>
      <!--NEWS-->
      <text:h text:style-name="P10" text:outline-level="1">
<text:span text:style-name="T4">
Two more terrorist attacks have been committed in Israel, there are victims</text:span>
</text:h>
      <text:p text:style-name="P4">
Authors: Ukrinform (Person)</text:p>
      <text:p text:style-name="P4">
Publisher: Укринформ (Organization)</text:p>
      <text:p text:style-name="P4">
Published Time: 2023-04-08T-30:47:00+03:00</text:p>
      <text:p text:style-name="P4">
Modified Time: 2023-04-08T00:47:00+03:00</text:p>
      <text:p text:style-name="P4">
Description: At least one person died, several more people were injured in varying severity due to two terrorist attacks committed by one person in Tel Aviv. - Ukrinform.</text:p>
      <text:p text:style-name="P4">
Images: ["<text:a xlink:type="simple" xlink:href="https://static.ukrinform.com/photos/2023_04/thumb_files/630_360_1680904917-204.jpg" text:style-name="Internet_20_link" text:visited-style-name="Visited_20_Internet_20_Link">
630_360_16809...</text:a>
"]</text:p>
      <text:p text:style-name="P4">
Tags: ['Ізраїль', 'Теракт', 'Тероризм']</text:p>
      <text:p text:style-name="P4">
Type: Article</text:p>
      <!--METADATA-->
      <text:p text:style-name="P4">
<draw:frame draw:style-name="fr1" draw:name="Image368" text:anchor-type="as-char" svg:width="6.9236in" svg:height="3.956343in" draw:z-index="0">
<draw:image xlink:href="../Images/yкринформ/2023-04-08T-30-47-00-03-00/630_360_1680904917-204.jpg" xlink:type="simple" xlink:show="embed" xlink:actuate="onLoad" draw:mime-type="image/jpeg"/>
</draw:frame>
At least one person was killed, several more people were injured in a variety of severity due to two terrorist attacks committed by one person in Tel Aviv.</text:p>
      <text:p text:style-name="P4">
About it reports on Friday <text:a xlink:type="simple" xlink:href="https://www.jpost.com/breaking-news/article-738698" text:style-name="Internet_20_link" text:visited-style-name="Visited_20_Internet_20_Link">
</text:a>
, reports Ukrinform.</text:p>
      <text:p text:style-name="P4">
“A 30-year-old man was killed, seven more were injured as a result of two <text:a xlink:type="simple" xlink:href="https://www.ukrinform.ua/tag-terakt" text:style-name="Internet_20_link" text:visited-style-name="Visited_20_Internet_20_Link">
</text:a>
committed by the same terrorist at Utel-Aviv, ”the message said.</text:p>
      <text:p text:style-name="P4">
It is noted that at least three citizens were injured in the hospital.</text:p>
      <text:p text:style-name="P4">
It is known that the terrorist was traveling along the Tel Aviv waterfront and opened the fire of die residents while killing a man.</text:p>
      <text:p text:style-name="P4">
<text:span text:style-name="T4">
 Read also: </text:span>
 <text:a xlink:type="simple" xlink:href="https://www.ukrinform.ua/rubric-polytics/3692992-mzs-ukraini-zasudilo-zapuski-raket-po-izrailu-z-livanu-ta-sektoru-gazi.html" text:style-name="Internet_20_link" text:visited-style-name="Visited_20_Internet_20_Link">
<text:span text:style-name="T4">
 Israel </text:span>
</text:a>
Later, the Israeli police reported that the terrorist had tried to pro -rallyzes in the city, but his car overturned. It is also known that the officer's police shot a terrorist when he approached the car and, according to the law enforcement officer, tried to get weapons.</text:p>
      <text:p text:style-name="P4">
According to Ukrinform, two Israelis were killed on Friday, another woman was seriously injured <text:a xlink:type="simple" xlink:href="https://www.ukrinform.ua/rubric-world/3692877-u-izraili-rozstrilali-avto-zaginuli-dvi-zinki-se-odna-poranena.html" text:style-name="Internet_20_link" text:visited-style-name="Visited_20_Internet_20_Link">
</text:a>
On a civilian car on the occupied Western Bereziyordan.</text:p>
      <text:p text:style-name="P4">
<text:span text:style-name="T5">
Foto: AVSHALOM SASSONI</text:span>
</text:p>
      <text:p text:style-name="P4">
News Source: <text:a xlink:type="simple" xlink:href="https://www.ukrinform.ua/rubric-world/3693109-v-izraili-skoili-se-dva-terakti-e-zertvi.html" text:style-name="Internet_20_link" text:visited-style-name="Visited_20_Internet_20_Link">
https://www.ukrinform.ua/rubric-world/3693109-v-izraili-skoili-se-dva-terakti-e-zertvi.html</text:a>
</text:p>
      <!--NEWS-->
      <text:h text:style-name="P10" text:outline-level="1">
<text:span text:style-name="T4">
Ukraine is spreading air alarm</text:span>
</text:h>
      <text:p text:style-name="P4">
Authors: Ukrinform (Person)</text:p>
      <text:p text:style-name="P4">
Publisher: Укринформ (Organization)</text:p>
      <text:p text:style-name="P4">
Published Time: 2023-04-08T-32:34:00+03:00</text:p>
      <text:p text:style-name="P4">
Modified Time: 2023-04-08T00:34:00+03:00</text:p>
      <text:p text:style-name="P4">
Description: Ukraine is spreading air anxiety. It has now been announced in 12 regions and Crimea ARC.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369" text:anchor-type="as-char" svg:width="6.9236in" svg:height="3.956343in" draw:z-index="0">
<draw:image xlink:href="../Images/yкринформ/2023-04-08T-32-34-00-03-00/630_360_1645871571-868.jpg" xlink:type="simple" xlink:show="embed" xlink:actuate="onLoad" draw:mime-type="image/jpeg"/>
</draw:frame>
Air alarm will be agricultural. It has now been announced in 12 regions and Crimea ARC.</text:p>
      <text:p text:style-name="P4">
This is evidenced by <text:a xlink:type="simple" xlink:href="https://map.ukrainealarm.com/" text:style-name="Internet_20_link" text:visited-style-name="Visited_20_Internet_20_Link">
</text:a>
Air anxiety, reports Ukrinform.</text:p>
      <text:p text:style-name="P4">
<text:a xlink:type="simple" xlink:href="https://www.ukrinform.ua/tag-povitrana-trivoga" text:style-name="Internet_20_link" text:visited-style-name="Visited_20_Internet_20_Link">
</text:a>
In particular, Vodeszskaya, Kherson, Mykolaiv, Zaporizhia, Donetsk, Lugansk, Dnipropetrovsk, Poltava, Kirovograd, Cherkasy, Sumy, Kharkiv regions and Crimea.</text:p>
      <text:p text:style-name="P4">
News Source: <text:a xlink:type="simple" xlink:href="https://www.ukrinform.ua/rubric-ato/3693108-ukrainou-siritsa-povitrana-trivoga.html" text:style-name="Internet_20_link" text:visited-style-name="Visited_20_Internet_20_Link">
https://www.ukrinform.ua/rubric-ato/3693108-ukrainou-siritsa-povitrana-trivoga.html</text:a>
</text:p>
      <!--NEWS-->
      <text:h text:style-name="P10" text:outline-level="1">
<text:span text:style-name="T4">
Washington will take place for the US Partnership - Ukraine forum next week</text:span>
</text:h>
      <text:p text:style-name="P4">
Authors: Ukrinform (Person)</text:p>
      <text:p text:style-name="P4">
Publisher: Укринформ (Organization)</text:p>
      <text:p text:style-name="P4">
Published Time: 2023-04-08T-34:26:00+03:00</text:p>
      <text:p text:style-name="P4">
Modified Time: 2023-04-08T00:26:00+03:00</text:p>
      <text:p text:style-name="P4">
Description: The US State Department, USAID and the Ministry of Trade in Partnership with the Government of Ukraine will hold the US Partnership - Ukraine forum on April 13 in the Grand Hall of the United States Chamber of Commerce. - Ukrinform.</text:p>
      <text:p text:style-name="P4">
Images: ["<text:a xlink:type="simple" xlink:href="https://static.ukrinform.com/photos/2015_10/thumb_files/630_360_1444037341-7465.jpg" text:style-name="Internet_20_link" text:visited-style-name="Visited_20_Internet_20_Link">
630_360_14440...</text:a>
"]</text:p>
      <text:p text:style-name="P4">
Tags: ['Інвестиції', 'США', 'Україна']</text:p>
      <text:p text:style-name="P4">
Type: Article</text:p>
      <!--METADATA-->
      <text:p text:style-name="P4">
<draw:frame draw:style-name="fr1" draw:name="Image370" text:anchor-type="as-char" svg:width="6.9236in" svg:height="3.956343in" draw:z-index="0">
<draw:image xlink:href="../Images/yкринформ/2023-04-08T-34-26-00-03-00/630_360_1444037341-7465.jpg" xlink:type="simple" xlink:show="embed" xlink:actuate="onLoad" draw:mime-type="image/jpeg"/>
</draw:frame>
US State Department, USAID and Ministry of Trade in Government Partnership on April 13 will hold the US Partnership - Ukraine forum at the Grand Staler Chamber of the United States.</text:p>
      <text:p text:style-name="P4">
This is stated in <text:a xlink:type="simple" xlink:href="https://www.state.gov/u-s-government-mobilizing-partnership-opportunities-in-ukraine/" text:style-name="Internet_20_link" text:visited-style-name="Visited_20_Internet_20_Link">
</text:a>
Position on Friday by the USA Political Office, Ukrinform reports.</text:p>
      <text:p text:style-name="P4">
"This joint event aims to accelerate US investments and reflect them into Ukraine by creating opportunities for planning and interaction of the renewal of the Ukrainian economy," the message said.</text:p>
      <text:p text:style-name="P4">
<text:span text:style-name="T4">
 Read also: </text:span>
 <text:a xlink:type="simple" xlink:href="https://www.ukrinform.ua/rubric-economy/3689174-ministr-ekonomiki-nimeccini-zbiraetsa-vidvidati-ukrainu.html" text:style-name="Internet_20_link" text:visited-style-name="Visited_20_Internet_20_Link">
</text:a>
At the same time, various topics will be discussed at a high level - from stimulating investments to the disclosure of market potential in Ukraine and the construction of a sustained. In addition, it will be about creating an attractive regulatory framework, entrepreneurship and renewable energy.</text:p>
      <text:p text:style-name="P4">
It is noted that representatives of the government of both countries, business, diaspora, civil society, and investment groups of taffents will take part in the event.</text:p>
      <text:p text:style-name="P4">
As reported by Ukrinform, this week President of Ukraine Volodymyr Zelenskyy <text:a xlink:type="simple" xlink:href="https://www.ukrinform.ua/rubric-economy/3692194-zelenskij-zaprosiv-polskij-biznes-do-vidbudovi-ukraini.html" text:style-name="Internet_20_link" text:visited-style-name="Visited_20_Internet_20_Link">
</text:a>
. He invited investors from Poland to Ukraine.</text:p>
      <text:p text:style-name="P4">
News Source: <text:a xlink:type="simple" xlink:href="https://www.ukrinform.ua/rubric-economy/3693094-u-vasingtoni-nastupnogo-tizna-vidbudetsa-forum-partnerstva-ssa-ukraina.html" text:style-name="Internet_20_link" text:visited-style-name="Visited_20_Internet_20_Link">
https://www.ukrinform.ua/rubric-economy/3693094-u-vasingtoni-nastupnogo-tizna-vidbudetsa-forum-partnerstva-ssa-ukraina.html</text:a>
</text:p>
      <!--NEWS-->
      <text:h text:style-name="P10" text:outline-level="1">
<text:span text:style-name="T4">
Arkady Babchenko's journalist was recognized as an "Inagent" in Russia</text:span>
</text:h>
      <text:p text:style-name="P4">
Authors: Ukrinform (Person)</text:p>
      <text:p text:style-name="P4">
Publisher: Укринформ (Organization)</text:p>
      <text:p text:style-name="P4">
Published Time: 2023-04-08T-36:09:00+03:00</text:p>
      <text:p text:style-name="P4">
Modified Time: 2023-04-08T00:09:00+03:00</text:p>
      <text:p text:style-name="P4">
Description: On Friday, the Ministry of Justice of Russia entered the register of so -called "foreign agents" by journalist Arkady Babchenko. - Ukrinform.</text:p>
      <text:p text:style-name="P4">
Images: ["<text:a xlink:type="simple" xlink:href="https://static.ukrinform.com/photos/2018_05/thumb_files/630_360_1527622540-9552-arkadij-babcenko-foto-dwcom.jpg" text:style-name="Internet_20_link" text:visited-style-name="Visited_20_Internet_20_Link">
630_360_15276...</text:a>
"]</text:p>
      <text:p text:style-name="P4">
Tags: ['Цензура', 'Журналіст', 'Бабченко', 'росія', 'Іноагент']</text:p>
      <text:p text:style-name="P4">
Type: Article</text:p>
      <!--METADATA-->
      <text:p text:style-name="P4">
<draw:frame draw:style-name="fr1" draw:name="Image371" text:anchor-type="as-char" svg:width="6.9236in" svg:height="3.956343in" draw:z-index="0">
<draw:image xlink:href="../Images/yкринформ/2023-04-08T-36-09-00-03-00/630_360_1527622540-9552-arkadij-babcenko-foto-dwcom.jpg" xlink:type="simple" xlink:show="embed" xlink:actuate="onLoad" draw:mime-type="image/jpeg"/>
</draw:frame>
On Friday, the Ministry of Justice of Russia made the pre -registration of the so -called "foreign agents" journalist Arkady Babchenko.</text:p>
      <text:p text:style-name="P4">
As Ukrinform reports, this is reported <text:a xlink:type="simple" xlink:href="https://minjust.gov.ru/ru/events/49421/" text:style-name="Internet_20_link" text:visited-style-name="Visited_20_Internet_20_Link">
</text:a>
.</text:p>
      <text:p text:style-name="P4">
According to the Ministry of Justice of the Russian Federation, Babchenko "made funds in support" and "distributed unreliable information about the public power received by the authorities(Russia, ed.)the solutions and the policies they pursue. "</text:p>
      <text:p text:style-name="P4">
Babchenko has lived outside 2017 <text:a xlink:type="simple" xlink:href="https://www.ukrinform.ua/tag-rosia" text:style-name="Internet_20_link" text:visited-style-name="Visited_20_Internet_20_Link">
</text:a>
Tarizko criticizes the power of the Russian Federation. Since 2020, Babchenko has been on the List of TExtremists Rosfinonomy, and in January 2023 he was announced at the Russian List. In 2020, Rosfinmonitoring included Babchenko in the list of questerists and extremists. In January 2023, the Ministry of Internal Affairs of Russia announced him in the search.</text:p>
      <text:p text:style-name="P4">
<text:span text:style-name="T4">
 Read also: </text:span>
 <text:a xlink:type="simple" xlink:href="https://www.ukrinform.ua/rubric-world/3692633-u-rf-prokuror-vimagae-dla-opozicionera-karamurzi-25-rokiv-kolonii.html" text:style-name="Internet_20_link" text:visited-style-name="Visited_20_Internet_20_Link">
</text:a>
The register of inagents also included LLC "Chronicler" - a legal entity previously recognized by the inaging of a journalist, the former editor -in -chief of the Siteradio Station "Echo Moscow" Vitaliy Ruvinsky.</text:p>
      <text:p text:style-name="P4">
Now in <text:a xlink:type="simple" xlink:href="https://minjust.gov.ru/uploaded/files/reestr-inostrannyih-agentov-07-04-2023.pdf" text:style-name="Internet_20_link" text:visited-style-name="Visited_20_Internet_20_Link">
</text:a>
Russian Ministry of Justice 573.</text:p>
      <text:p text:style-name="P4">
News Source: <text:a xlink:type="simple" xlink:href="https://www.ukrinform.ua/rubric-world/3693106-zurnalista-arkadia-babcenko-viznali-u-rosii-inoagentom.html" text:style-name="Internet_20_link" text:visited-style-name="Visited_20_Internet_20_Link">
https://www.ukrinform.ua/rubric-world/3693106-zurnalista-arkadia-babcenko-viznali-u-rosii-inoagentom.html</text:a>
</text:p>
      <!--NEWS-->
      <text:h text:style-name="P10" text:outline-level="1">
<text:span text:style-name="T4">
Arkady Babchenko's journalist was recognized as an "Inagent" in Russia</text:span>
</text:h>
      <text:p text:style-name="P4">
Authors: Ukrinform (Person)</text:p>
      <text:p text:style-name="P4">
Publisher: Укринформ (Organization)</text:p>
      <text:p text:style-name="P4">
Published Time: 2023-04-08T00:09:00+03:00</text:p>
      <text:p text:style-name="P4">
Modified Time: 2023-04-08T00:09:00+03:00</text:p>
      <text:p text:style-name="P4">
Description: On Friday, the Ministry of Justice of Russia entered the register of so -called "foreign agents" by journalist Arkady Babchenko. - Ukrinform.</text:p>
      <text:p text:style-name="P4">
Images: ["<text:a xlink:type="simple" xlink:href="https://static.ukrinform.com/photos/2018_05/thumb_files/630_360_1527622540-9552-arkadij-babcenko-foto-dwcom.jpg" text:style-name="Internet_20_link" text:visited-style-name="Visited_20_Internet_20_Link">
630_360_15276...</text:a>
"]</text:p>
      <text:p text:style-name="P4">
Tags: ['Цензура', 'Журналіст', 'Бабченко', 'росія', 'Іноагент']</text:p>
      <text:p text:style-name="P4">
Type: Article</text:p>
      <!--METADATA-->
      <text:p text:style-name="P4">
<draw:frame draw:style-name="fr1" draw:name="Image372" text:anchor-type="as-char" svg:width="6.9236in" svg:height="3.956343in" draw:z-index="0">
<draw:image xlink:href="../Images/yкринформ/2023-04-08T00-09-00-03-00/630_360_1527622540-9552-arkadij-babcenko-foto-dwcom.jpg" xlink:type="simple" xlink:show="embed" xlink:actuate="onLoad" draw:mime-type="image/jpeg"/>
</draw:frame>
On Friday, the Ministry of Justice of Russia made the pre -registration of the so -called "foreign agents" journalist Arkady Babchenko.</text:p>
      <text:p text:style-name="P4">
As Ukrinform reports, this is reported <text:a xlink:type="simple" xlink:href="https://minjust.gov.ru/ru/events/49421/" text:style-name="Internet_20_link" text:visited-style-name="Visited_20_Internet_20_Link">
</text:a>
.</text:p>
      <text:p text:style-name="P4">
According to the Ministry of Justice of the Russian Federation, Babchenko "made funds in support" and "distributed unreliable information about the public power received by the authorities(Russia, ed.)the solutions and the policies they pursue. "</text:p>
      <text:p text:style-name="P4">
Babchenko has lived outside 2017 <text:a xlink:type="simple" xlink:href="https://www.ukrinform.ua/tag-rosia" text:style-name="Internet_20_link" text:visited-style-name="Visited_20_Internet_20_Link">
</text:a>
Tarizko criticizes the power of the Russian Federation. Since 2020, Babchenko has been on the List of TExtremists Rosfinonomy, and in January 2023 he was announced at the Russian List. In 2020, Rosfinmonitoring included Babchenko in the list of questerists and extremists. In January 2023, the Ministry of Internal Affairs of Russia announced him in the search.</text:p>
      <text:p text:style-name="P4">
<text:span text:style-name="T4">
 Read also: </text:span>
 <text:a xlink:type="simple" xlink:href="https://www.ukrinform.ua/rubric-world/3692633-u-rf-prokuror-vimagae-dla-opozicionera-karamurzi-25-rokiv-kolonii.html" text:style-name="Internet_20_link" text:visited-style-name="Visited_20_Internet_20_Link">
</text:a>
The register of inagents also included LLC "Chronicler" - a legal entity previously recognized by the inaging of a journalist, the former editor -in -chief of the Siteradio Station "Echo Moscow" Vitaliy Ruvinsky.</text:p>
      <text:p text:style-name="P4">
Now in <text:a xlink:type="simple" xlink:href="https://minjust.gov.ru/uploaded/files/reestr-inostrannyih-agentov-07-04-2023.pdf" text:style-name="Internet_20_link" text:visited-style-name="Visited_20_Internet_20_Link">
</text:a>
Russian Ministry of Justice 573.</text:p>
      <text:p text:style-name="P4">
News Source: <text:a xlink:type="simple" xlink:href="https://www.ukrinform.ua/rubric-world/3693106-zurnalista-arkadia-babcenko-viznali-u-rosii-inoagentom.html" text:style-name="Internet_20_link" text:visited-style-name="Visited_20_Internet_20_Link">
https://www.ukrinform.ua/rubric-world/3693106-zurnalista-arkadia-babcenko-viznali-u-rosii-inoagentom.html</text:a>
</text:p>
      <!--NEWS-->
      <text:h text:style-name="P10" text:outline-level="1">
<text:span text:style-name="T4">
Washington will take place for the US Partnership - Ukraine forum next week</text:span>
</text:h>
      <text:p text:style-name="P4">
Authors: Ukrinform (Person)</text:p>
      <text:p text:style-name="P4">
Publisher: Укринформ (Organization)</text:p>
      <text:p text:style-name="P4">
Published Time: 2023-04-08T00:26:00+03:00</text:p>
      <text:p text:style-name="P4">
Modified Time: 2023-04-08T00:26:00+03:00</text:p>
      <text:p text:style-name="P4">
Description: The US State Department, USAID and the Ministry of Trade in Partnership with the Government of Ukraine will hold the US Partnership - Ukraine forum on April 13 in the Grand Hall of the United States Chamber of Commerce. - Ukrinform.</text:p>
      <text:p text:style-name="P4">
Images: ["<text:a xlink:type="simple" xlink:href="https://static.ukrinform.com/photos/2015_10/thumb_files/630_360_1444037341-7465.jpg" text:style-name="Internet_20_link" text:visited-style-name="Visited_20_Internet_20_Link">
630_360_14440...</text:a>
"]</text:p>
      <text:p text:style-name="P4">
Tags: ['Інвестиції', 'США', 'Україна']</text:p>
      <text:p text:style-name="P4">
Type: Article</text:p>
      <!--METADATA-->
      <text:p text:style-name="P4">
<draw:frame draw:style-name="fr1" draw:name="Image373" text:anchor-type="as-char" svg:width="6.9236in" svg:height="3.956343in" draw:z-index="0">
<draw:image xlink:href="../Images/yкринформ/2023-04-08T00-26-00-03-00/630_360_1444037341-7465.jpg" xlink:type="simple" xlink:show="embed" xlink:actuate="onLoad" draw:mime-type="image/jpeg"/>
</draw:frame>
US State Department, USAID and Ministry of Trade in Government Partnership on April 13 will hold the US Partnership - Ukraine forum at the Grand Staler Chamber of the United States.</text:p>
      <text:p text:style-name="P4">
This is stated in <text:a xlink:type="simple" xlink:href="https://www.state.gov/u-s-government-mobilizing-partnership-opportunities-in-ukraine/" text:style-name="Internet_20_link" text:visited-style-name="Visited_20_Internet_20_Link">
</text:a>
Position on Friday by the USA Political Office, Ukrinform reports.</text:p>
      <text:p text:style-name="P4">
"This joint event aims to accelerate US investments and reflect them into Ukraine by creating opportunities for planning and interaction of the renewal of the Ukrainian economy," the message said.</text:p>
      <text:p text:style-name="P4">
<text:span text:style-name="T4">
 Read also: </text:span>
 <text:a xlink:type="simple" xlink:href="https://www.ukrinform.ua/rubric-economy/3689174-ministr-ekonomiki-nimeccini-zbiraetsa-vidvidati-ukrainu.html" text:style-name="Internet_20_link" text:visited-style-name="Visited_20_Internet_20_Link">
</text:a>
At the same time, various topics will be discussed at a high level - from stimulating investments to the disclosure of market potential in Ukraine and the construction of a sustained. In addition, it will be about creating an attractive regulatory framework, entrepreneurship and renewable energy.</text:p>
      <text:p text:style-name="P4">
It is noted that representatives of the government of both countries, business, diaspora, civil society, and investment groups of taffents will take part in the event.</text:p>
      <text:p text:style-name="P4">
As reported by Ukrinform, this week President of Ukraine Volodymyr Zelenskyy <text:a xlink:type="simple" xlink:href="https://www.ukrinform.ua/rubric-economy/3692194-zelenskij-zaprosiv-polskij-biznes-do-vidbudovi-ukraini.html" text:style-name="Internet_20_link" text:visited-style-name="Visited_20_Internet_20_Link">
</text:a>
. He invited investors from Poland to Ukraine.</text:p>
      <text:p text:style-name="P4">
News Source: <text:a xlink:type="simple" xlink:href="https://www.ukrinform.ua/rubric-economy/3693094-u-vasingtoni-nastupnogo-tizna-vidbudetsa-forum-partnerstva-ssa-ukraina.html" text:style-name="Internet_20_link" text:visited-style-name="Visited_20_Internet_20_Link">
https://www.ukrinform.ua/rubric-economy/3693094-u-vasingtoni-nastupnogo-tizna-vidbudetsa-forum-partnerstva-ssa-ukraina.html</text:a>
</text:p>
      <!--NEWS-->
      <text:h text:style-name="P10" text:outline-level="1">
<text:span text:style-name="T4">
Ukraine is spreading air alarm</text:span>
</text:h>
      <text:p text:style-name="P4">
Authors: Ukrinform (Person)</text:p>
      <text:p text:style-name="P4">
Publisher: Укринформ (Organization)</text:p>
      <text:p text:style-name="P4">
Published Time: 2023-04-08T00:34:00+03:00</text:p>
      <text:p text:style-name="P4">
Modified Time: 2023-04-08T00:34:00+03:00</text:p>
      <text:p text:style-name="P4">
Description: Ukraine is spreading air anxiety. It has now been announced in 12 regions and Crimea ARC. - Ukrinform.</text:p>
      <text:p text:style-name="P4">
Images: ["<text:a xlink:type="simple" xlink:href="https://static.ukrinform.com/photos/2022_02/thumb_files/630_360_1645871571-868.jpg" text:style-name="Internet_20_link" text:visited-style-name="Visited_20_Internet_20_Link">
630_360_16458...</text:a>
"]</text:p>
      <text:p text:style-name="P4">
Tags: ['Війна з росією', 'Повітряна тривога']</text:p>
      <text:p text:style-name="P4">
Type: Article</text:p>
      <!--METADATA-->
      <text:p text:style-name="P4">
<draw:frame draw:style-name="fr1" draw:name="Image374" text:anchor-type="as-char" svg:width="6.9236in" svg:height="3.956343in" draw:z-index="0">
<draw:image xlink:href="../Images/yкринформ/2023-04-08T00-34-00-03-00/630_360_1645871571-868.jpg" xlink:type="simple" xlink:show="embed" xlink:actuate="onLoad" draw:mime-type="image/jpeg"/>
</draw:frame>
Air alarm will be agricultural. It has now been announced in 12 regions and Crimea ARC.</text:p>
      <text:p text:style-name="P4">
This is evidenced by <text:a xlink:type="simple" xlink:href="https://map.ukrainealarm.com/" text:style-name="Internet_20_link" text:visited-style-name="Visited_20_Internet_20_Link">
</text:a>
Air anxiety, reports Ukrinform.</text:p>
      <text:p text:style-name="P4">
<text:a xlink:type="simple" xlink:href="https://www.ukrinform.ua/tag-povitrana-trivoga" text:style-name="Internet_20_link" text:visited-style-name="Visited_20_Internet_20_Link">
</text:a>
In particular, Vodeszskaya, Kherson, Mykolaiv, Zaporizhia, Donetsk, Lugansk, Dnipropetrovsk, Poltava, Kirovograd, Cherkasy, Sumy, Kharkiv regions and Crimea.</text:p>
      <text:p text:style-name="P4">
News Source: <text:a xlink:type="simple" xlink:href="https://www.ukrinform.ua/rubric-ato/3693108-ukrainou-siritsa-povitrana-trivoga.html" text:style-name="Internet_20_link" text:visited-style-name="Visited_20_Internet_20_Link">
https://www.ukrinform.ua/rubric-ato/3693108-ukrainou-siritsa-povitrana-trivoga.html</text:a>
</text:p>
      <!--NEWS-->
      <text:h text:style-name="P10" text:outline-level="1">
<text:span text:style-name="T4">
Two more terrorist attacks have been committed in Israel, there are victims</text:span>
</text:h>
      <text:p text:style-name="P4">
Authors: Ukrinform (Person)</text:p>
      <text:p text:style-name="P4">
Publisher: Укринформ (Organization)</text:p>
      <text:p text:style-name="P4">
Published Time: 2023-04-08T00:47:00+03:00</text:p>
      <text:p text:style-name="P4">
Modified Time: 2023-04-08T00:47:00+03:00</text:p>
      <text:p text:style-name="P4">
Description: At least one person died, several more people were injured in varying severity due to two terrorist attacks committed by one person in Tel Aviv. - Ukrinform.</text:p>
      <text:p text:style-name="P4">
Images: ["<text:a xlink:type="simple" xlink:href="https://static.ukrinform.com/photos/2023_04/thumb_files/630_360_1680904917-204.jpg" text:style-name="Internet_20_link" text:visited-style-name="Visited_20_Internet_20_Link">
630_360_16809...</text:a>
"]</text:p>
      <text:p text:style-name="P4">
Tags: ['Ізраїль', 'Теракт', 'Тероризм']</text:p>
      <text:p text:style-name="P4">
Type: Article</text:p>
      <!--METADATA-->
      <text:p text:style-name="P4">
<draw:frame draw:style-name="fr1" draw:name="Image375" text:anchor-type="as-char" svg:width="6.9236in" svg:height="3.956343in" draw:z-index="0">
<draw:image xlink:href="../Images/yкринформ/2023-04-08T00-47-00-03-00/630_360_1680904917-204.jpg" xlink:type="simple" xlink:show="embed" xlink:actuate="onLoad" draw:mime-type="image/jpeg"/>
</draw:frame>
The mastery of the man died, several more people were injured in varying degrees due to two terrorist attacks committed by one person in Tel Aviv.</text:p>
      <text:p text:style-name="P4">
About it reports on Friday <text:a xlink:type="simple" xlink:href="https://www.jpost.com/breaking-news/article-738698" text:style-name="Internet_20_link" text:visited-style-name="Visited_20_Internet_20_Link">
</text:a>
, reports Ukrinform.</text:p>
      <text:p text:style-name="P4">
“A 30-year-old man was killed, seven more were injured as a result of two <text:a xlink:type="simple" xlink:href="https://www.ukrinform.ua/tag-terakt" text:style-name="Internet_20_link" text:visited-style-name="Visited_20_Internet_20_Link">
</text:a>
committed by the same terrorist at Utel-Aviv, ”the message said.</text:p>
      <text:p text:style-name="P4">
It is noted that at least three citizens were injured in the hospital.</text:p>
      <text:p text:style-name="P4">
It is known that the terrorist was traveling along the Tel Aviv waterfront and opened the fire of die residents while killing a man.</text:p>
      <text:p text:style-name="P4">
<text:span text:style-name="T4">
 Read also: </text:span>
 <text:a xlink:type="simple" xlink:href="https://www.ukrinform.ua/rubric-polytics/3692992-mzs-ukraini-zasudilo-zapuski-raket-po-izrailu-z-livanu-ta-sektoru-gazi.html" text:style-name="Internet_20_link" text:visited-style-name="Visited_20_Internet_20_Link">
<text:span text:style-name="T4">
 Israel </text:span>
</text:a>
Later, the Israeli police reported that the terrorist had tried to pro -rallyzes in the city, but his car overturned. It is also known that the officer's police shot a terrorist when he approached the car and, according to the law enforcement officer, tried to get weapons.</text:p>
      <text:p text:style-name="P4">
According to Ukrinform, two Israelis were killed on Friday, another woman was seriously injured <text:a xlink:type="simple" xlink:href="https://www.ukrinform.ua/rubric-world/3692877-u-izraili-rozstrilali-avto-zaginuli-dvi-zinki-se-odna-poranena.html" text:style-name="Internet_20_link" text:visited-style-name="Visited_20_Internet_20_Link">
</text:a>
On a civilian car on the occupied Western Bereziyordan.</text:p>
      <text:p text:style-name="P4">
<text:span text:style-name="T5">
Foto: AVSHALOM SASSONI</text:span>
</text:p>
      <text:p text:style-name="P4">
News Source: <text:a xlink:type="simple" xlink:href="https://www.ukrinform.ua/rubric-world/3693109-v-izraili-skoili-se-dva-terakti-e-zertvi.html" text:style-name="Internet_20_link" text:visited-style-name="Visited_20_Internet_20_Link">
https://www.ukrinform.ua/rubric-world/3693109-v-izraili-skoili-se-dva-terakti-e-zertvi.html</text:a>
</text:p>
      <!--NEWS-->
      <text:h text:style-name="P10" text:outline-level="1">
<text:span text:style-name="T4">
A politicalist from Khmelnytskyi reported suspicion of the State Executive</text:span>
</text:h>
      <text:p text:style-name="P4">
Author: ['АРМІЯINFORM']</text:p>
      <text:p text:style-name="P4">
Time: 2023-04-08T99:00:00-04:00</text:p>
      <text:p text:style-name="P4">
Description: For the process of the Kerivnitvva Kyivko -Misko -Oda Prosecutor Grumadyan, Ukraine in absentia ... War with Ukraine 2022, war with Ukraine Latest news today, News War with Ukraine 2022 The last ones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10-5.jpg" text:style-name="Internet_20_link" text:visited-style-name="Visited_20_Internet_20_Link">
10-5.jpg</text:a>
']</text:p>
      <text:p text:style-name="P4">
Tags: ['STOPRUSSIA', 'АГРЕСІЯ РФ', 'ОФІС ГЕНЕРАЛЬНОГО ПРОКУРОРА УКРАЇНИ']</text:p>
      <text:p text:style-name="P4">
Category: News</text:p>
      <!--METADATA-->
      <text:p text:style-name="P4">
<draw:frame draw:style-name="fr1" draw:name="Image376" text:anchor-type="as-char" svg:width="6.9236in" svg:height="3.63489in" draw:z-index="0">
<draw:image xlink:href="../Images/AРМІЯINFORM/2023-04-08T99-00-00-04-00/10-5.jpg" xlink:type="simple" xlink:show="embed" xlink:actuate="onLoad" draw:mime-type="image/jpeg"/>
</draw:frame>
Under the procedural guidance of the Kyiv City Prosecutor's Office, the citizen of Ukraine was informed in absentia of suspicion of state treason and humiliation and dignity.</text:p>
      <text:p text:style-name="P4">
According to the investigation, even before the start of the full-scale invasion of the aggressor state, Ukraine began to actively assist the Russian Federation in the implementation of subversive activity.</text:p>
      <text:p text:style-name="P4">
In order to fulfill the tasks of Russian curators, he prepared and published Usocial networks destructive propaganda, in which he expressed pro -Russian views. As a political scientist, he has repeatedly participated in various political shows, including Russian TV channels.</text:p>
      <text:p text:style-name="P4">
In his publications and speeches, the suspect spread Russian narratives about "Nazism in Ukraine", promoted ideas aimed at discrediting an independent state.</text:p>
      <text:p text:style-name="P4">
The political scientist persuaded his audience to be the falsehood of foreign policy of Ukraine focused on European integration.</text:p>
      <text:p text:style-name="P4">
These publications and video recordings were actively "accelerated" by Winternett and Social Products and were available to unlimited users.</text:p>
      <text:p text:style-name="P4">
By his actions, the political scientist has damaged the sovereignty, territorial integrity, inviolability and information security of Ukraine, providing assistance to representatives of the Russian Federation in conducting subversive activity against Ukraine with the formational sphere.</text:p>
      <text:p text:style-name="P4">
The pre -trial investigation is carried out by investigators of the State Security Service of Ukraine in Kyiv in the Takiiv region for operational support of the SBU.</text:p>
      <text:p text:style-name="P4">
<text:span text:style-name="T5">
Derello: <text:a xlink:type="simple" xlink:href="https://gp.gov.ua/ua/posts/politologu-povidomleno-pro-pidozru-u-derzzradi-ta-prinizenni-nacionalnoyi-cesti-i-gidnosti" text:style-name="Internet_20_link" text:visited-style-name="Visited_20_Internet_20_Link">
Office of Prosecutor General Ukraine</text:a>
</text:span>
</text:p>
      <text:p text:style-name="P4">
News Source: <text:a xlink:type="simple" xlink:href="https://armyinform.com.ua/2023/04/08/politologu-z-hmelnychchyny-povidomleno-pro-pidozru-u-derzhzradi/" text:style-name="Internet_20_link" text:visited-style-name="Visited_20_Internet_20_Link">
https://armyinform.com.ua/2023/04/08/politologu-z-hmelnychchyny-povidomleno-pro-pidozru-u-derzhzrad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